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577.56pt" svg:height="373.63pt" svg:x="209.76pt" svg:y="75.86pt">
            <draw:object draw:notify-on-update-of-ranges="'source_2.sender_i.routed_msg_pub.network'.D2:'source_2.sender_i.routed_msg_pub.network'.D1580 'source_2.sender_i.routed_msg_pub.network'.E1:'source_2.sender_i.routed_msg_pub.network'.E1 'source_2.sender_i.routed_msg_pub.network'.E2:'source_2.sender_i.routed_msg_pub.network'.E15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69864.47041" calcext:value-type="float">
            <text:p>1442769864.47041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69865.94832" calcext:value-type="float">
            <text:p>1442769865.94832</text:p>
          </table:table-cell>
          <table:table-cell table:formula="of:=[.G2]-[.B147]" office:value-type="float" office:value="0.274669885635376" calcext:value-type="float">
            <text:p>0.2746698856</text:p>
          </table:table-cell>
          <table:table-cell table:formula="of:=MAX([.H2:.H2000])" office:value-type="float" office:value="8.57486009597778" calcext:value-type="float">
            <text:p>8.574860096</text:p>
          </table:table-cell>
          <table:table-cell/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69864.47867" calcext:value-type="float">
            <text:p>1442769864.47867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0825977325439453" calcext:value-type="float">
            <text:p>0.0082597733</text:p>
          </table:table-cell>
          <table:table-cell table:formula="of:=[.C3]/([.D3]-[.D2])" office:value-type="float" office:value="980172.185198014" calcext:value-type="float">
            <text:p>980172.185198014</text:p>
          </table:table-cell>
          <table:table-cell/>
          <table:table-cell office:value-type="float" office:value="1442769866.01596" calcext:value-type="float">
            <text:p>1442769866.01596</text:p>
          </table:table-cell>
          <table:table-cell table:formula="of:=[.G3]-[.B148]" office:value-type="float" office:value="0.333800077438354" calcext:value-type="float">
            <text:p>0.3338000774</text:p>
          </table:table-cell>
          <table:table-cell table:number-columns-repeated="2"/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69864.48685" calcext:value-type="float">
            <text:p>1442769864.48685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0164399147033691" calcext:value-type="float">
            <text:p>0.0164399147</text:p>
          </table:table-cell>
          <table:table-cell table:formula="of:=[.C4]/([.D4]-[.D3])" office:value-type="float" office:value="989713.937161178" calcext:value-type="float">
            <text:p>989713.937161178</text:p>
          </table:table-cell>
          <table:table-cell/>
          <table:table-cell office:value-type="float" office:value="1442769867.08907" calcext:value-type="float">
            <text:p>1442769867.08907</text:p>
          </table:table-cell>
          <table:table-cell table:formula="of:=[.G4]-[.B149]" office:value-type="float" office:value="1.39846014976501" calcext:value-type="float">
            <text:p>1.3984601498</text:p>
          </table:table-cell>
          <table:table-cell table:number-columns-repeated="2"/>
          <table:table-cell table:formula="of:=[.K3]-[.K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69864.495" calcext:value-type="float">
            <text:p>1442769864.495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0245897769927979" calcext:value-type="float">
            <text:p>0.024589777</text:p>
          </table:table-cell>
          <table:table-cell table:formula="of:=[.C5]/([.D5]-[.D4])" office:value-type="float" office:value="993391.018459468" calcext:value-type="float">
            <text:p>993391.018459468</text:p>
          </table:table-cell>
          <table:table-cell/>
          <table:table-cell office:value-type="float" office:value="1442769870.00357" calcext:value-type="float">
            <text:p>1442769870.00357</text:p>
          </table:table-cell>
          <table:table-cell table:formula="of:=[.G5]-[.B150]" office:value-type="float" office:value="4.30451011657715" calcext:value-type="float">
            <text:p>4.304510116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69864.50316" calcext:value-type="float">
            <text:p>1442769864.50316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0327498912811279" calcext:value-type="float">
            <text:p>0.0327498913</text:p>
          </table:table-cell>
          <table:table-cell table:formula="of:=[.C6]/([.D6]-[.D5])" office:value-type="float" office:value="992142.966867294" calcext:value-type="float">
            <text:p>992142.966867294</text:p>
          </table:table-cell>
          <table:table-cell/>
          <table:table-cell office:value-type="float" office:value="1442769870.00713" calcext:value-type="float">
            <text:p>1442769870.00713</text:p>
          </table:table-cell>
          <table:table-cell table:formula="of:=[.G6]-[.B151]" office:value-type="float" office:value="4.29958987236023" calcext:value-type="float">
            <text:p>4.29958987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69864.5113" calcext:value-type="float">
            <text:p>1442769864.5113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0408899784088135" calcext:value-type="float">
            <text:p>0.0408899784</text:p>
          </table:table-cell>
          <table:table-cell table:formula="of:=[.C7]/([.D7]-[.D6])" office:value-type="float" office:value="994583.94891922" calcext:value-type="float">
            <text:p>994583.94891922</text:p>
          </table:table-cell>
          <table:table-cell/>
          <table:table-cell office:value-type="float" office:value="1442769870.01068" calcext:value-type="float">
            <text:p>1442769870.01068</text:p>
          </table:table-cell>
          <table:table-cell table:formula="of:=[.G7]-[.B152]" office:value-type="float" office:value="4.2946400642395" calcext:value-type="float">
            <text:p>4.294640064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69864.51944" calcext:value-type="float">
            <text:p>1442769864.51944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0490298271179199" calcext:value-type="float">
            <text:p>0.0490298271</text:p>
          </table:table-cell>
          <table:table-cell table:formula="of:=[.C8]/([.D8]-[.D7])" office:value-type="float" office:value="994613.080577605" calcext:value-type="float">
            <text:p>994613.080577605</text:p>
          </table:table-cell>
          <table:table-cell/>
          <table:table-cell office:value-type="float" office:value="1442769870.01423" calcext:value-type="float">
            <text:p>1442769870.01423</text:p>
          </table:table-cell>
          <table:table-cell table:formula="of:=[.G8]-[.B153]" office:value-type="float" office:value="4.28970003128052" calcext:value-type="float">
            <text:p>4.28970003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69864.52761" calcext:value-type="float">
            <text:p>1442769864.52761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0571999549865723" calcext:value-type="float">
            <text:p>0.057199955</text:p>
          </table:table-cell>
          <table:table-cell table:formula="of:=[.C9]/([.D9]-[.D8])" office:value-type="float" office:value="990926.963464457" calcext:value-type="float">
            <text:p>990926.963464457</text:p>
          </table:table-cell>
          <table:table-cell/>
          <table:table-cell office:value-type="float" office:value="1442769870.01779" calcext:value-type="float">
            <text:p>1442769870.01779</text:p>
          </table:table-cell>
          <table:table-cell table:formula="of:=[.G9]-[.B154]" office:value-type="float" office:value="4.28480005264282" calcext:value-type="float">
            <text:p>4.284800052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69864.53579" calcext:value-type="float">
            <text:p>1442769864.53579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0653798580169678" calcext:value-type="float">
            <text:p>0.065379858</text:p>
          </table:table-cell>
          <table:table-cell table:formula="of:=[.C10]/([.D10]-[.D9])" office:value-type="float" office:value="989742.784225713" calcext:value-type="float">
            <text:p>989742.784225713</text:p>
          </table:table-cell>
          <table:table-cell/>
          <table:table-cell office:value-type="float" office:value="1442769870.02133" calcext:value-type="float">
            <text:p>1442769870.02133</text:p>
          </table:table-cell>
          <table:table-cell table:formula="of:=[.G10]-[.B155]" office:value-type="float" office:value="4.27982020378113" calcext:value-type="float">
            <text:p>4.279820203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69864.54397" calcext:value-type="float">
            <text:p>1442769864.54397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0735599994659424" calcext:value-type="float">
            <text:p>0.0735599995</text:p>
          </table:table-cell>
          <table:table-cell table:formula="of:=[.C11]/([.D11]-[.D10])" office:value-type="float" office:value="989713.937161178" calcext:value-type="float">
            <text:p>989713.937161178</text:p>
          </table:table-cell>
          <table:table-cell/>
          <table:table-cell office:value-type="float" office:value="1442769870.02488" calcext:value-type="float">
            <text:p>1442769870.02488</text:p>
          </table:table-cell>
          <table:table-cell table:formula="of:=[.G11]-[.B156]" office:value-type="float" office:value="4.27489995956421" calcext:value-type="float">
            <text:p>4.27489995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69864.55214" calcext:value-type="float">
            <text:p>1442769864.55214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0817298889160156" calcext:value-type="float">
            <text:p>0.0817298889</text:p>
          </table:table-cell>
          <table:table-cell table:formula="of:=[.C12]/([.D12]-[.D11])" office:value-type="float" office:value="990955.881285202" calcext:value-type="float">
            <text:p>990955.881285202</text:p>
          </table:table-cell>
          <table:table-cell/>
          <table:table-cell office:value-type="float" office:value="1442769870.02843" calcext:value-type="float">
            <text:p>1442769870.02843</text:p>
          </table:table-cell>
          <table:table-cell table:formula="of:=[.G12]-[.B157]" office:value-type="float" office:value="4.26985001564026" calcext:value-type="float">
            <text:p>4.269850015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69864.56034" calcext:value-type="float">
            <text:p>1442769864.56034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0899298191070557" calcext:value-type="float">
            <text:p>0.0899298191</text:p>
          </table:table-cell>
          <table:table-cell table:formula="of:=[.C13]/([.D13]-[.D12])" office:value-type="float" office:value="987325.478556683" calcext:value-type="float">
            <text:p>987325.478556683</text:p>
          </table:table-cell>
          <table:table-cell/>
          <table:table-cell office:value-type="float" office:value="1442769870.03197" calcext:value-type="float">
            <text:p>1442769870.03197</text:p>
          </table:table-cell>
          <table:table-cell table:formula="of:=[.G13]-[.B158]" office:value-type="float" office:value="4.26485991477966" calcext:value-type="float">
            <text:p>4.2648599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69864.56855" calcext:value-type="float">
            <text:p>1442769864.56855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0981400012969971" calcext:value-type="float">
            <text:p>0.0981400013</text:p>
          </table:table-cell>
          <table:table-cell table:formula="of:=[.C14]/([.D14]-[.D13])" office:value-type="float" office:value="986092.61191776" calcext:value-type="float">
            <text:p>986092.61191776</text:p>
          </table:table-cell>
          <table:table-cell/>
          <table:table-cell office:value-type="float" office:value="1442769870.03551" calcext:value-type="float">
            <text:p>1442769870.03551</text:p>
          </table:table-cell>
          <table:table-cell table:formula="of:=[.G14]-[.B159]" office:value-type="float" office:value="4.25986003875732" calcext:value-type="float">
            <text:p>4.259860038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69864.5768" calcext:value-type="float">
            <text:p>1442769864.5768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106389999389648" calcext:value-type="float">
            <text:p>0.1063899994</text:p>
          </table:table-cell>
          <table:table-cell table:formula="of:=[.C15]/([.D15]-[.D14])" office:value-type="float" office:value="981333.560211542" calcext:value-type="float">
            <text:p>981333.560211542</text:p>
          </table:table-cell>
          <table:table-cell/>
          <table:table-cell office:value-type="float" office:value="1442769870.03902" calcext:value-type="float">
            <text:p>1442769870.03902</text:p>
          </table:table-cell>
          <table:table-cell table:formula="of:=[.G15]-[.B160]" office:value-type="float" office:value="4.25492000579834" calcext:value-type="float">
            <text:p>4.254920005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69864.58505" calcext:value-type="float">
            <text:p>1442769864.58505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1146399974823" calcext:value-type="float">
            <text:p>0.1146399975</text:p>
          </table:table-cell>
          <table:table-cell table:formula="of:=[.C16]/([.D16]-[.D15])" office:value-type="float" office:value="981333.560211542" calcext:value-type="float">
            <text:p>981333.560211542</text:p>
          </table:table-cell>
          <table:table-cell/>
          <table:table-cell office:value-type="float" office:value="1442769870.04256" calcext:value-type="float">
            <text:p>1442769870.04256</text:p>
          </table:table-cell>
          <table:table-cell table:formula="of:=[.G16]-[.B161]" office:value-type="float" office:value="4.24998998641968" calcext:value-type="float">
            <text:p>4.249989986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69864.59324" calcext:value-type="float">
            <text:p>1442769864.59324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122829914093018" calcext:value-type="float">
            <text:p>0.1228299141</text:p>
          </table:table-cell>
          <table:table-cell table:formula="of:=[.C17]/([.D17]-[.D16])" office:value-type="float" office:value="988532.653605426" calcext:value-type="float">
            <text:p>988532.653605426</text:p>
          </table:table-cell>
          <table:table-cell/>
          <table:table-cell office:value-type="float" office:value="1442769870.04613" calcext:value-type="float">
            <text:p>1442769870.04613</text:p>
          </table:table-cell>
          <table:table-cell table:formula="of:=[.G17]-[.B162]" office:value-type="float" office:value="4.24512004852295" calcext:value-type="float">
            <text:p>4.245120048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69864.60143" calcext:value-type="float">
            <text:p>1442769864.60143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131019830703735" calcext:value-type="float">
            <text:p>0.1310198307</text:p>
          </table:table-cell>
          <table:table-cell table:formula="of:=[.C18]/([.D18]-[.D17])" office:value-type="float" office:value="988532.653605426" calcext:value-type="float">
            <text:p>988532.653605426</text:p>
          </table:table-cell>
          <table:table-cell/>
          <table:table-cell office:value-type="float" office:value="1442769870.04968" calcext:value-type="float">
            <text:p>1442769870.04968</text:p>
          </table:table-cell>
          <table:table-cell table:formula="of:=[.G18]-[.B163]" office:value-type="float" office:value="4.24021005630493" calcext:value-type="float">
            <text:p>4.240210056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69864.60966" calcext:value-type="float">
            <text:p>1442769864.60966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139249801635742" calcext:value-type="float">
            <text:p>0.1392498016</text:p>
          </table:table-cell>
          <table:table-cell table:formula="of:=[.C19]/([.D19]-[.D18])" office:value-type="float" office:value="983721.578956517" calcext:value-type="float">
            <text:p>983721.578956517</text:p>
          </table:table-cell>
          <table:table-cell/>
          <table:table-cell office:value-type="float" office:value="1442769870.05323" calcext:value-type="float">
            <text:p>1442769870.05323</text:p>
          </table:table-cell>
          <table:table-cell table:formula="of:=[.G19]-[.B164]" office:value-type="float" office:value="4.23529005050659" calcext:value-type="float">
            <text:p>4.23529005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69864.61784" calcext:value-type="float">
            <text:p>1442769864.61784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147429943084717" calcext:value-type="float">
            <text:p>0.1474299431</text:p>
          </table:table-cell>
          <table:table-cell table:formula="of:=[.C20]/([.D20]-[.D19])" office:value-type="float" office:value="989713.937161178" calcext:value-type="float">
            <text:p>989713.937161178</text:p>
          </table:table-cell>
          <table:table-cell/>
          <table:table-cell office:value-type="float" office:value="1442769870.05678" calcext:value-type="float">
            <text:p>1442769870.05678</text:p>
          </table:table-cell>
          <table:table-cell table:formula="of:=[.G20]-[.B165]" office:value-type="float" office:value="4.23027014732361" calcext:value-type="float">
            <text:p>4.230270147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69864.62606" calcext:value-type="float">
            <text:p>1442769864.62606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155649900436401" calcext:value-type="float">
            <text:p>0.1556499004</text:p>
          </table:table-cell>
          <table:table-cell table:formula="of:=[.C21]/([.D21]-[.D20])" office:value-type="float" office:value="984919.951967979" calcext:value-type="float">
            <text:p>984919.951967979</text:p>
          </table:table-cell>
          <table:table-cell/>
          <table:table-cell office:value-type="float" office:value="1442769870.06033" calcext:value-type="float">
            <text:p>1442769870.06033</text:p>
          </table:table-cell>
          <table:table-cell table:formula="of:=[.G21]-[.B166]" office:value-type="float" office:value="4.22540998458862" calcext:value-type="float">
            <text:p>4.22540998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69864.63424" calcext:value-type="float">
            <text:p>1442769864.63424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163829803466797" calcext:value-type="float">
            <text:p>0.1638298035</text:p>
          </table:table-cell>
          <table:table-cell table:formula="of:=[.C22]/([.D22]-[.D21])" office:value-type="float" office:value="989742.784225713" calcext:value-type="float">
            <text:p>989742.784225713</text:p>
          </table:table-cell>
          <table:table-cell/>
          <table:table-cell office:value-type="float" office:value="1442769870.06388" calcext:value-type="float">
            <text:p>1442769870.06388</text:p>
          </table:table-cell>
          <table:table-cell table:formula="of:=[.G22]-[.B167]" office:value-type="float" office:value="4.22053003311157" calcext:value-type="float">
            <text:p>4.220530033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69864.64245" calcext:value-type="float">
            <text:p>1442769864.64245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172039985656738" calcext:value-type="float">
            <text:p>0.1720399857</text:p>
          </table:table-cell>
          <table:table-cell table:formula="of:=[.C23]/([.D23]-[.D22])" office:value-type="float" office:value="986092.61191776" calcext:value-type="float">
            <text:p>986092.61191776</text:p>
          </table:table-cell>
          <table:table-cell/>
          <table:table-cell office:value-type="float" office:value="1442769870.06743" calcext:value-type="float">
            <text:p>1442769870.06743</text:p>
          </table:table-cell>
          <table:table-cell table:formula="of:=[.G23]-[.B168]" office:value-type="float" office:value="4.21562004089356" calcext:value-type="float">
            <text:p>4.215620040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69864.65065" calcext:value-type="float">
            <text:p>1442769864.65065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180239915847778" calcext:value-type="float">
            <text:p>0.1802399158</text:p>
          </table:table-cell>
          <table:table-cell table:formula="of:=[.C24]/([.D24]-[.D23])" office:value-type="float" office:value="987325.478556683" calcext:value-type="float">
            <text:p>987325.478556683</text:p>
          </table:table-cell>
          <table:table-cell/>
          <table:table-cell office:value-type="float" office:value="1442769870.07098" calcext:value-type="float">
            <text:p>1442769870.07098</text:p>
          </table:table-cell>
          <table:table-cell table:formula="of:=[.G24]-[.B169]" office:value-type="float" office:value="4.21070003509522" calcext:value-type="float">
            <text:p>4.210700035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69864.65886" calcext:value-type="float">
            <text:p>1442769864.65886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188449859619141" calcext:value-type="float">
            <text:p>0.1884498596</text:p>
          </table:table-cell>
          <table:table-cell table:formula="of:=[.C25]/([.D25]-[.D24])" office:value-type="float" office:value="986121.248264847" calcext:value-type="float">
            <text:p>986121.248264847</text:p>
          </table:table-cell>
          <table:table-cell/>
          <table:table-cell office:value-type="float" office:value="1442769870.0745" calcext:value-type="float">
            <text:p>1442769870.0745</text:p>
          </table:table-cell>
          <table:table-cell table:formula="of:=[.G25]-[.B170]" office:value-type="float" office:value="4.20577001571655" calcext:value-type="float">
            <text:p>4.205770015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69864.66707" calcext:value-type="float">
            <text:p>1442769864.66707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196659803390503" calcext:value-type="float">
            <text:p>0.1966598034</text:p>
          </table:table-cell>
          <table:table-cell table:formula="of:=[.C26]/([.D26]-[.D25])" office:value-type="float" office:value="986121.248264847" calcext:value-type="float">
            <text:p>986121.248264847</text:p>
          </table:table-cell>
          <table:table-cell/>
          <table:table-cell office:value-type="float" office:value="1442769870.07815" calcext:value-type="float">
            <text:p>1442769870.07815</text:p>
          </table:table-cell>
          <table:table-cell table:formula="of:=[.G26]-[.B171]" office:value-type="float" office:value="4.2009699344635" calcext:value-type="float">
            <text:p>4.200969934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69864.67527" calcext:value-type="float">
            <text:p>1442769864.67527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0.204859972000122" calcext:value-type="float">
            <text:p>0.204859972</text:p>
          </table:table-cell>
          <table:table-cell table:formula="of:=[.C27]/([.D27]-[.D26])" office:value-type="float" office:value="987296.772227714" calcext:value-type="float">
            <text:p>987296.772227714</text:p>
          </table:table-cell>
          <table:table-cell/>
          <table:table-cell office:value-type="float" office:value="1442769870.08171" calcext:value-type="float">
            <text:p>1442769870.08171</text:p>
          </table:table-cell>
          <table:table-cell table:formula="of:=[.G27]-[.B172]" office:value-type="float" office:value="4.19599008560181" calcext:value-type="float">
            <text:p>4.195990085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69864.68349" calcext:value-type="float">
            <text:p>1442769864.68349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0.213079929351807" calcext:value-type="float">
            <text:p>0.2130799294</text:p>
          </table:table-cell>
          <table:table-cell table:formula="of:=[.C28]/([.D28]-[.D27])" office:value-type="float" office:value="984919.951967979" calcext:value-type="float">
            <text:p>984919.951967979</text:p>
          </table:table-cell>
          <table:table-cell/>
          <table:table-cell office:value-type="float" office:value="1442769870.08528" calcext:value-type="float">
            <text:p>1442769870.08528</text:p>
          </table:table-cell>
          <table:table-cell table:formula="of:=[.G28]-[.B173]" office:value-type="float" office:value="4.19106984138489" calcext:value-type="float">
            <text:p>4.191069841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69864.69168" calcext:value-type="float">
            <text:p>1442769864.69168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0.221269845962524" calcext:value-type="float">
            <text:p>0.221269846</text:p>
          </table:table-cell>
          <table:table-cell table:formula="of:=[.C29]/([.D29]-[.D28])" office:value-type="float" office:value="988532.653605426" calcext:value-type="float">
            <text:p>988532.653605426</text:p>
          </table:table-cell>
          <table:table-cell/>
          <table:table-cell office:value-type="float" office:value="1442769870.0889" calcext:value-type="float">
            <text:p>1442769870.0889</text:p>
          </table:table-cell>
          <table:table-cell table:formula="of:=[.G29]-[.B174]" office:value-type="float" office:value="4.18624019622803" calcext:value-type="float">
            <text:p>4.186240196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69864.69989" calcext:value-type="float">
            <text:p>1442769864.69989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0.229479789733887" calcext:value-type="float">
            <text:p>0.2294797897</text:p>
          </table:table-cell>
          <table:table-cell table:formula="of:=[.C30]/([.D30]-[.D29])" office:value-type="float" office:value="986121.248264847" calcext:value-type="float">
            <text:p>986121.248264847</text:p>
          </table:table-cell>
          <table:table-cell/>
          <table:table-cell office:value-type="float" office:value="1442769870.09245" calcext:value-type="float">
            <text:p>1442769870.09245</text:p>
          </table:table-cell>
          <table:table-cell table:formula="of:=[.G30]-[.B175]" office:value-type="float" office:value="4.18122982978821" calcext:value-type="float">
            <text:p>4.181229829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69864.70819" calcext:value-type="float">
            <text:p>1442769864.70819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0.237779855728149" calcext:value-type="float">
            <text:p>0.2377798557</text:p>
          </table:table-cell>
          <table:table-cell table:formula="of:=[.C31]/([.D31]-[.D30])" office:value-type="float" office:value="975413.931117686" calcext:value-type="float">
            <text:p>975413.931117686</text:p>
          </table:table-cell>
          <table:table-cell/>
          <table:table-cell office:value-type="float" office:value="1442769870.096" calcext:value-type="float">
            <text:p>1442769870.096</text:p>
          </table:table-cell>
          <table:table-cell table:formula="of:=[.G31]-[.B176]" office:value-type="float" office:value="4.17621994018555" calcext:value-type="float">
            <text:p>4.17621994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69864.71642" calcext:value-type="float">
            <text:p>1442769864.71642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0.246009826660156" calcext:value-type="float">
            <text:p>0.2460098267</text:p>
          </table:table-cell>
          <table:table-cell table:formula="of:=[.C32]/([.D32]-[.D31])" office:value-type="float" office:value="983721.578956517" calcext:value-type="float">
            <text:p>983721.578956517</text:p>
          </table:table-cell>
          <table:table-cell/>
          <table:table-cell office:value-type="float" office:value="1442769870.09953" calcext:value-type="float">
            <text:p>1442769870.09953</text:p>
          </table:table-cell>
          <table:table-cell table:formula="of:=[.G32]-[.B177]" office:value-type="float" office:value="4.17129993438721" calcext:value-type="float">
            <text:p>4.171299934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69864.72474" calcext:value-type="float">
            <text:p>1442769864.72474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0.254329919815063" calcext:value-type="float">
            <text:p>0.2543299198</text:p>
          </table:table-cell>
          <table:table-cell table:formula="of:=[.C33]/([.D33]-[.D32])" office:value-type="float" office:value="973066.028139955" calcext:value-type="float">
            <text:p>973066.028139955</text:p>
          </table:table-cell>
          <table:table-cell/>
          <table:table-cell office:value-type="float" office:value="1442769870.10305" calcext:value-type="float">
            <text:p>1442769870.10305</text:p>
          </table:table-cell>
          <table:table-cell table:formula="of:=[.G33]-[.B178]" office:value-type="float" office:value="4.16636991500855" calcext:value-type="float">
            <text:p>4.16636991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69864.73287" calcext:value-type="float">
            <text:p>1442769864.73287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0.262459993362427" calcext:value-type="float">
            <text:p>0.2624599934</text:p>
          </table:table-cell>
          <table:table-cell table:formula="of:=[.C34]/([.D34]-[.D33])" office:value-type="float" office:value="995808.949677419" calcext:value-type="float">
            <text:p>995808.949677419</text:p>
          </table:table-cell>
          <table:table-cell/>
          <table:table-cell office:value-type="float" office:value="1442769870.10661" calcext:value-type="float">
            <text:p>1442769870.10661</text:p>
          </table:table-cell>
          <table:table-cell table:formula="of:=[.G34]-[.B179]" office:value-type="float" office:value="4.16146016120911" calcext:value-type="float">
            <text:p>4.161460161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69864.74103" calcext:value-type="float">
            <text:p>1442769864.74103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0.270619869232178" calcext:value-type="float">
            <text:p>0.2706198692</text:p>
          </table:table-cell>
          <table:table-cell table:formula="of:=[.C35]/([.D35]-[.D34])" office:value-type="float" office:value="992171.955704894" calcext:value-type="float">
            <text:p>992171.955704894</text:p>
          </table:table-cell>
          <table:table-cell/>
          <table:table-cell office:value-type="float" office:value="1442769870.11018" calcext:value-type="float">
            <text:p>1442769870.11018</text:p>
          </table:table-cell>
          <table:table-cell table:formula="of:=[.G35]-[.B180]" office:value-type="float" office:value="4.15645980834961" calcext:value-type="float">
            <text:p>4.156459808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69864.74916" calcext:value-type="float">
            <text:p>1442769864.74916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0.278749942779541" calcext:value-type="float">
            <text:p>0.2787499428</text:p>
          </table:table-cell>
          <table:table-cell table:formula="of:=[.C36]/([.D36]-[.D35])" office:value-type="float" office:value="995808.949677419" calcext:value-type="float">
            <text:p>995808.949677419</text:p>
          </table:table-cell>
          <table:table-cell/>
          <table:table-cell office:value-type="float" office:value="1442769870.11373" calcext:value-type="float">
            <text:p>1442769870.11373</text:p>
          </table:table-cell>
          <table:table-cell table:formula="of:=[.G36]-[.B181]" office:value-type="float" office:value="4.15154004096985" calcext:value-type="float">
            <text:p>4.15154004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69864.75733" calcext:value-type="float">
            <text:p>1442769864.75733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0.286919832229614" calcext:value-type="float">
            <text:p>0.2869198322</text:p>
          </table:table-cell>
          <table:table-cell table:formula="of:=[.C37]/([.D37]-[.D36])" office:value-type="float" office:value="990955.881285202" calcext:value-type="float">
            <text:p>990955.881285202</text:p>
          </table:table-cell>
          <table:table-cell/>
          <table:table-cell office:value-type="float" office:value="1442769870.11734" calcext:value-type="float">
            <text:p>1442769870.11734</text:p>
          </table:table-cell>
          <table:table-cell table:formula="of:=[.G37]-[.B182]" office:value-type="float" office:value="4.14667010307312" calcext:value-type="float">
            <text:p>4.146670103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69864.76547" calcext:value-type="float">
            <text:p>1442769864.76547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0.2950599193573" calcext:value-type="float">
            <text:p>0.2950599194</text:p>
          </table:table-cell>
          <table:table-cell table:formula="of:=[.C38]/([.D38]-[.D37])" office:value-type="float" office:value="994583.94891922" calcext:value-type="float">
            <text:p>994583.94891922</text:p>
          </table:table-cell>
          <table:table-cell/>
          <table:table-cell office:value-type="float" office:value="1442769870.12088" calcext:value-type="float">
            <text:p>1442769870.12088</text:p>
          </table:table-cell>
          <table:table-cell table:formula="of:=[.G38]-[.B183]" office:value-type="float" office:value="4.1417498588562" calcext:value-type="float">
            <text:p>4.141749858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69864.77361" calcext:value-type="float">
            <text:p>1442769864.77361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0.303200006484985" calcext:value-type="float">
            <text:p>0.3032000065</text:p>
          </table:table-cell>
          <table:table-cell table:formula="of:=[.C39]/([.D39]-[.D38])" office:value-type="float" office:value="994583.94891922" calcext:value-type="float">
            <text:p>994583.94891922</text:p>
          </table:table-cell>
          <table:table-cell/>
          <table:table-cell office:value-type="float" office:value="1442769870.12445" calcext:value-type="float">
            <text:p>1442769870.12445</text:p>
          </table:table-cell>
          <table:table-cell table:formula="of:=[.G39]-[.B184]" office:value-type="float" office:value="4.13687992095947" calcext:value-type="float">
            <text:p>4.13687992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69864.78175" calcext:value-type="float">
            <text:p>1442769864.78175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0.311339855194092" calcext:value-type="float">
            <text:p>0.3113398552</text:p>
          </table:table-cell>
          <table:table-cell table:formula="of:=[.C40]/([.D40]-[.D39])" office:value-type="float" office:value="994613.080577605" calcext:value-type="float">
            <text:p>994613.080577605</text:p>
          </table:table-cell>
          <table:table-cell/>
          <table:table-cell office:value-type="float" office:value="1442769870.12799" calcext:value-type="float">
            <text:p>1442769870.12799</text:p>
          </table:table-cell>
          <table:table-cell table:formula="of:=[.G40]-[.B185]" office:value-type="float" office:value="4.13193011283875" calcext:value-type="float">
            <text:p>4.131930112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69864.78997" calcext:value-type="float">
            <text:p>1442769864.78997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0.319559812545776" calcext:value-type="float">
            <text:p>0.3195598125</text:p>
          </table:table-cell>
          <table:table-cell table:formula="of:=[.C41]/([.D41]-[.D40])" office:value-type="float" office:value="984919.951967979" calcext:value-type="float">
            <text:p>984919.951967979</text:p>
          </table:table-cell>
          <table:table-cell/>
          <table:table-cell office:value-type="float" office:value="1442769870.13154" calcext:value-type="float">
            <text:p>1442769870.13154</text:p>
          </table:table-cell>
          <table:table-cell table:formula="of:=[.G41]-[.B186]" office:value-type="float" office:value="4.12699007987976" calcext:value-type="float">
            <text:p>4.12699007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69864.79823" calcext:value-type="float">
            <text:p>1442769864.79823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0.32781982421875" calcext:value-type="float">
            <text:p>0.3278198242</text:p>
          </table:table-cell>
          <table:table-cell table:formula="of:=[.C42]/([.D42]-[.D41])" office:value-type="float" office:value="980143.893317939" calcext:value-type="float">
            <text:p>980143.893317939</text:p>
          </table:table-cell>
          <table:table-cell/>
          <table:table-cell office:value-type="float" office:value="1442769870.13511" calcext:value-type="float">
            <text:p>1442769870.13511</text:p>
          </table:table-cell>
          <table:table-cell table:formula="of:=[.G42]-[.B187]" office:value-type="float" office:value="4.12205982208252" calcext:value-type="float">
            <text:p>4.122059822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69864.80651" calcext:value-type="float">
            <text:p>1442769864.80651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0.336099863052368" calcext:value-type="float">
            <text:p>0.3360998631</text:p>
          </table:table-cell>
          <table:table-cell table:formula="of:=[.C43]/([.D43]-[.D42])" office:value-type="float" office:value="977773.191972127" calcext:value-type="float">
            <text:p>977773.191972127</text:p>
          </table:table-cell>
          <table:table-cell/>
          <table:table-cell office:value-type="float" office:value="1442769870.13866" calcext:value-type="float">
            <text:p>1442769870.13866</text:p>
          </table:table-cell>
          <table:table-cell table:formula="of:=[.G43]-[.B188]" office:value-type="float" office:value="4.11713004112244" calcext:value-type="float">
            <text:p>4.11713004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69864.81473" calcext:value-type="float">
            <text:p>1442769864.81473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0.344319820404053" calcext:value-type="float">
            <text:p>0.3443198204</text:p>
          </table:table-cell>
          <table:table-cell table:formula="of:=[.C44]/([.D44]-[.D43])" office:value-type="float" office:value="984919.951967979" calcext:value-type="float">
            <text:p>984919.951967979</text:p>
          </table:table-cell>
          <table:table-cell/>
          <table:table-cell office:value-type="float" office:value="1442769870.14221" calcext:value-type="float">
            <text:p>1442769870.14221</text:p>
          </table:table-cell>
          <table:table-cell table:formula="of:=[.G44]-[.B189]" office:value-type="float" office:value="4.11220002174377" calcext:value-type="float">
            <text:p>4.112200021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69864.82296" calcext:value-type="float">
            <text:p>1442769864.82296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0.35254979133606" calcext:value-type="float">
            <text:p>0.3525497913</text:p>
          </table:table-cell>
          <table:table-cell table:formula="of:=[.C45]/([.D45]-[.D44])" office:value-type="float" office:value="983721.578956517" calcext:value-type="float">
            <text:p>983721.578956517</text:p>
          </table:table-cell>
          <table:table-cell/>
          <table:table-cell office:value-type="float" office:value="1442769870.14574" calcext:value-type="float">
            <text:p>1442769870.14574</text:p>
          </table:table-cell>
          <table:table-cell table:formula="of:=[.G45]-[.B190]" office:value-type="float" office:value="4.10719013214111" calcext:value-type="float">
            <text:p>4.107190132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69864.83122" calcext:value-type="float">
            <text:p>1442769864.83122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0.360809803009033" calcext:value-type="float">
            <text:p>0.360809803</text:p>
          </table:table-cell>
          <table:table-cell table:formula="of:=[.C46]/([.D46]-[.D45])" office:value-type="float" office:value="980143.893317939" calcext:value-type="float">
            <text:p>980143.893317939</text:p>
          </table:table-cell>
          <table:table-cell/>
          <table:table-cell office:value-type="float" office:value="1442769870.1493" calcext:value-type="float">
            <text:p>1442769870.1493</text:p>
          </table:table-cell>
          <table:table-cell table:formula="of:=[.G46]-[.B191]" office:value-type="float" office:value="4.1022801399231" calcext:value-type="float">
            <text:p>4.102280139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69864.8396" calcext:value-type="float">
            <text:p>1442769864.8396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0.369189977645874" calcext:value-type="float">
            <text:p>0.3691899776</text:p>
          </table:table-cell>
          <table:table-cell table:formula="of:=[.C47]/([.D47]-[.D46])" office:value-type="float" office:value="966089.652166491" calcext:value-type="float">
            <text:p>966089.652166491</text:p>
          </table:table-cell>
          <table:table-cell/>
          <table:table-cell office:value-type="float" office:value="1442769870.15291" calcext:value-type="float">
            <text:p>1442769870.15291</text:p>
          </table:table-cell>
          <table:table-cell table:formula="of:=[.G47]-[.B192]" office:value-type="float" office:value="4.09740996360779" calcext:value-type="float">
            <text:p>4.097409963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69864.84783" calcext:value-type="float">
            <text:p>1442769864.84783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0.377419948577881" calcext:value-type="float">
            <text:p>0.3774199486</text:p>
          </table:table-cell>
          <table:table-cell table:formula="of:=[.C48]/([.D48]-[.D47])" office:value-type="float" office:value="983721.578956517" calcext:value-type="float">
            <text:p>983721.578956517</text:p>
          </table:table-cell>
          <table:table-cell/>
          <table:table-cell office:value-type="float" office:value="1442769870.15645" calcext:value-type="float">
            <text:p>1442769870.15645</text:p>
          </table:table-cell>
          <table:table-cell table:formula="of:=[.G48]-[.B193]" office:value-type="float" office:value="4.0924699306488" calcext:value-type="float">
            <text:p>4.092469930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69864.85607" calcext:value-type="float">
            <text:p>1442769864.85607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0.38565993309021" calcext:value-type="float">
            <text:p>0.3856599331</text:p>
          </table:table-cell>
          <table:table-cell table:formula="of:=[.C49]/([.D49]-[.D48])" office:value-type="float" office:value="982526.118572958" calcext:value-type="float">
            <text:p>982526.118572958</text:p>
          </table:table-cell>
          <table:table-cell/>
          <table:table-cell office:value-type="float" office:value="1442769870.15997" calcext:value-type="float">
            <text:p>1442769870.15997</text:p>
          </table:table-cell>
          <table:table-cell table:formula="of:=[.G49]-[.B194]" office:value-type="float" office:value="4.0875301361084" calcext:value-type="float">
            <text:p>4.08753013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69864.86428" calcext:value-type="float">
            <text:p>1442769864.86428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0.393869876861572" calcext:value-type="float">
            <text:p>0.3938698769</text:p>
          </table:table-cell>
          <table:table-cell table:formula="of:=[.C50]/([.D50]-[.D49])" office:value-type="float" office:value="986121.248264847" calcext:value-type="float">
            <text:p>986121.248264847</text:p>
          </table:table-cell>
          <table:table-cell/>
          <table:table-cell office:value-type="float" office:value="1442769870.16352" calcext:value-type="float">
            <text:p>1442769870.16352</text:p>
          </table:table-cell>
          <table:table-cell table:formula="of:=[.G50]-[.B195]" office:value-type="float" office:value="4.08264017105103" calcext:value-type="float">
            <text:p>4.082640171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69864.87247" calcext:value-type="float">
            <text:p>1442769864.87247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0.40205979347229" calcext:value-type="float">
            <text:p>0.4020597935</text:p>
          </table:table-cell>
          <table:table-cell table:formula="of:=[.C51]/([.D51]-[.D50])" office:value-type="float" office:value="988532.653605426" calcext:value-type="float">
            <text:p>988532.653605426</text:p>
          </table:table-cell>
          <table:table-cell/>
          <table:table-cell office:value-type="float" office:value="1442769870.16705" calcext:value-type="float">
            <text:p>1442769870.16705</text:p>
          </table:table-cell>
          <table:table-cell table:formula="of:=[.G51]-[.B196]" office:value-type="float" office:value="4.07767987251282" calcext:value-type="float">
            <text:p>4.077679872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69864.88066" calcext:value-type="float">
            <text:p>1442769864.88066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0.410249948501587" calcext:value-type="float">
            <text:p>0.4102499485</text:p>
          </table:table-cell>
          <table:table-cell table:formula="of:=[.C52]/([.D52]-[.D51])" office:value-type="float" office:value="988503.877037727" calcext:value-type="float">
            <text:p>988503.877037727</text:p>
          </table:table-cell>
          <table:table-cell/>
          <table:table-cell office:value-type="float" office:value="1442769870.17059" calcext:value-type="float">
            <text:p>1442769870.17059</text:p>
          </table:table-cell>
          <table:table-cell table:formula="of:=[.G52]-[.B197]" office:value-type="float" office:value="4.07277989387512" calcext:value-type="float">
            <text:p>4.072779893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69864.88887" calcext:value-type="float">
            <text:p>1442769864.88887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0.418459892272949" calcext:value-type="float">
            <text:p>0.4184598923</text:p>
          </table:table-cell>
          <table:table-cell table:formula="of:=[.C53]/([.D53]-[.D52])" office:value-type="float" office:value="986121.248264847" calcext:value-type="float">
            <text:p>986121.248264847</text:p>
          </table:table-cell>
          <table:table-cell/>
          <table:table-cell office:value-type="float" office:value="1442769870.17418" calcext:value-type="float">
            <text:p>1442769870.17418</text:p>
          </table:table-cell>
          <table:table-cell table:formula="of:=[.G53]-[.B198]" office:value-type="float" office:value="4.06787991523743" calcext:value-type="float">
            <text:p>4.06787991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69864.89707" calcext:value-type="float">
            <text:p>1442769864.89707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0.426659822463989" calcext:value-type="float">
            <text:p>0.4266598225</text:p>
          </table:table-cell>
          <table:table-cell table:formula="of:=[.C54]/([.D54]-[.D53])" office:value-type="float" office:value="987325.478556683" calcext:value-type="float">
            <text:p>987325.478556683</text:p>
          </table:table-cell>
          <table:table-cell/>
          <table:table-cell office:value-type="float" office:value="1442769870.17772" calcext:value-type="float">
            <text:p>1442769870.17772</text:p>
          </table:table-cell>
          <table:table-cell table:formula="of:=[.G54]-[.B199]" office:value-type="float" office:value="4.06297016143799" calcext:value-type="float">
            <text:p>4.062970161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69864.90535" calcext:value-type="float">
            <text:p>1442769864.90535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0.434939861297607" calcext:value-type="float">
            <text:p>0.4349398613</text:p>
          </table:table-cell>
          <table:table-cell table:formula="of:=[.C55]/([.D55]-[.D54])" office:value-type="float" office:value="977773.191972127" calcext:value-type="float">
            <text:p>977773.191972127</text:p>
          </table:table-cell>
          <table:table-cell/>
          <table:table-cell office:value-type="float" office:value="1442769870.18127" calcext:value-type="float">
            <text:p>1442769870.18127</text:p>
          </table:table-cell>
          <table:table-cell table:formula="of:=[.G55]-[.B200]" office:value-type="float" office:value="4.05803990364075" calcext:value-type="float">
            <text:p>4.058039903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69864.91353" calcext:value-type="float">
            <text:p>1442769864.91353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0.443120002746582" calcext:value-type="float">
            <text:p>0.4431200027</text:p>
          </table:table-cell>
          <table:table-cell table:formula="of:=[.C56]/([.D56]-[.D55])" office:value-type="float" office:value="989713.937161178" calcext:value-type="float">
            <text:p>989713.937161178</text:p>
          </table:table-cell>
          <table:table-cell/>
          <table:table-cell office:value-type="float" office:value="1442769870.18482" calcext:value-type="float">
            <text:p>1442769870.18482</text:p>
          </table:table-cell>
          <table:table-cell table:formula="of:=[.G56]-[.B201]" office:value-type="float" office:value="4.0530698299408" calcext:value-type="float">
            <text:p>4.053069829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69864.92173" calcext:value-type="float">
            <text:p>1442769864.92173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0.451319932937622" calcext:value-type="float">
            <text:p>0.4513199329</text:p>
          </table:table-cell>
          <table:table-cell table:formula="of:=[.C57]/([.D57]-[.D56])" office:value-type="float" office:value="987325.478556683" calcext:value-type="float">
            <text:p>987325.478556683</text:p>
          </table:table-cell>
          <table:table-cell/>
          <table:table-cell office:value-type="float" office:value="1442769870.18835" calcext:value-type="float">
            <text:p>1442769870.18835</text:p>
          </table:table-cell>
          <table:table-cell table:formula="of:=[.G57]-[.B202]" office:value-type="float" office:value="4.04814004898071" calcext:value-type="float">
            <text:p>4.04814004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69864.92996" calcext:value-type="float">
            <text:p>1442769864.92996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0.459549903869629" calcext:value-type="float">
            <text:p>0.4595499039</text:p>
          </table:table-cell>
          <table:table-cell table:formula="of:=[.C58]/([.D58]-[.D57])" office:value-type="float" office:value="983721.578956517" calcext:value-type="float">
            <text:p>983721.578956517</text:p>
          </table:table-cell>
          <table:table-cell/>
          <table:table-cell office:value-type="float" office:value="1442769870.19196" calcext:value-type="float">
            <text:p>1442769870.19196</text:p>
          </table:table-cell>
          <table:table-cell table:formula="of:=[.G58]-[.B203]" office:value-type="float" office:value="4.04331016540527" calcext:value-type="float">
            <text:p>4.043310165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69864.93819" calcext:value-type="float">
            <text:p>1442769864.93819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0.467779874801636" calcext:value-type="float">
            <text:p>0.4677798748</text:p>
          </table:table-cell>
          <table:table-cell table:formula="of:=[.C59]/([.D59]-[.D58])" office:value-type="float" office:value="983721.578956517" calcext:value-type="float">
            <text:p>983721.578956517</text:p>
          </table:table-cell>
          <table:table-cell/>
          <table:table-cell office:value-type="float" office:value="1442769870.19551" calcext:value-type="float">
            <text:p>1442769870.19551</text:p>
          </table:table-cell>
          <table:table-cell table:formula="of:=[.G59]-[.B204]" office:value-type="float" office:value="4.03838992118835" calcext:value-type="float">
            <text:p>4.038389921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69864.94642" calcext:value-type="float">
            <text:p>1442769864.94642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0.476009845733643" calcext:value-type="float">
            <text:p>0.4760098457</text:p>
          </table:table-cell>
          <table:table-cell table:formula="of:=[.C60]/([.D60]-[.D59])" office:value-type="float" office:value="983721.578956517" calcext:value-type="float">
            <text:p>983721.578956517</text:p>
          </table:table-cell>
          <table:table-cell/>
          <table:table-cell office:value-type="float" office:value="1442769870.19907" calcext:value-type="float">
            <text:p>1442769870.19907</text:p>
          </table:table-cell>
          <table:table-cell table:formula="of:=[.G60]-[.B205]" office:value-type="float" office:value="4.03349995613098" calcext:value-type="float">
            <text:p>4.033499956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69864.95463" calcext:value-type="float">
            <text:p>1442769864.95463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0.484219789505005" calcext:value-type="float">
            <text:p>0.4842197895</text:p>
          </table:table-cell>
          <table:table-cell table:formula="of:=[.C61]/([.D61]-[.D60])" office:value-type="float" office:value="986121.248264847" calcext:value-type="float">
            <text:p>986121.248264847</text:p>
          </table:table-cell>
          <table:table-cell/>
          <table:table-cell office:value-type="float" office:value="1442769870.2026" calcext:value-type="float">
            <text:p>1442769870.2026</text:p>
          </table:table-cell>
          <table:table-cell table:formula="of:=[.G61]-[.B206]" office:value-type="float" office:value="4.02859997749329" calcext:value-type="float">
            <text:p>4.02859997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69864.96282" calcext:value-type="float">
            <text:p>1442769864.96282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0.492409944534302" calcext:value-type="float">
            <text:p>0.4924099445</text:p>
          </table:table-cell>
          <table:table-cell table:formula="of:=[.C62]/([.D62]-[.D61])" office:value-type="float" office:value="988503.877037727" calcext:value-type="float">
            <text:p>988503.877037727</text:p>
          </table:table-cell>
          <table:table-cell/>
          <table:table-cell office:value-type="float" office:value="1442769870.20614" calcext:value-type="float">
            <text:p>1442769870.20614</text:p>
          </table:table-cell>
          <table:table-cell table:formula="of:=[.G62]-[.B207]" office:value-type="float" office:value="4.0236599445343" calcext:value-type="float">
            <text:p>4.023659944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69864.97099" calcext:value-type="float">
            <text:p>1442769864.97099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0.500579833984375" calcext:value-type="float">
            <text:p>0.500579834</text:p>
          </table:table-cell>
          <table:table-cell table:formula="of:=[.C63]/([.D63]-[.D62])" office:value-type="float" office:value="990955.881285202" calcext:value-type="float">
            <text:p>990955.881285202</text:p>
          </table:table-cell>
          <table:table-cell/>
          <table:table-cell office:value-type="float" office:value="1442769870.20969" calcext:value-type="float">
            <text:p>1442769870.20969</text:p>
          </table:table-cell>
          <table:table-cell table:formula="of:=[.G63]-[.B208]" office:value-type="float" office:value="4.01879000663757" calcext:value-type="float">
            <text:p>4.018790006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69864.97917" calcext:value-type="float">
            <text:p>1442769864.97917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0.50875997543335" calcext:value-type="float">
            <text:p>0.5087599754</text:p>
          </table:table-cell>
          <table:table-cell table:formula="of:=[.C64]/([.D64]-[.D63])" office:value-type="float" office:value="989713.937161178" calcext:value-type="float">
            <text:p>989713.937161178</text:p>
          </table:table-cell>
          <table:table-cell/>
          <table:table-cell office:value-type="float" office:value="1442769870.21325" calcext:value-type="float">
            <text:p>1442769870.21325</text:p>
          </table:table-cell>
          <table:table-cell table:formula="of:=[.G64]-[.B209]" office:value-type="float" office:value="4.01387000083923" calcext:value-type="float">
            <text:p>4.013870000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69864.9874" calcext:value-type="float">
            <text:p>1442769864.9874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0.516989946365356" calcext:value-type="float">
            <text:p>0.5169899464</text:p>
          </table:table-cell>
          <table:table-cell table:formula="of:=[.C65]/([.D65]-[.D64])" office:value-type="float" office:value="983721.578956517" calcext:value-type="float">
            <text:p>983721.578956517</text:p>
          </table:table-cell>
          <table:table-cell/>
          <table:table-cell office:value-type="float" office:value="1442769870.21678" calcext:value-type="float">
            <text:p>1442769870.21678</text:p>
          </table:table-cell>
          <table:table-cell table:formula="of:=[.G65]-[.B210]" office:value-type="float" office:value="4.00889992713928" calcext:value-type="float">
            <text:p>4.008899927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69864.9956" calcext:value-type="float">
            <text:p>1442769864.9956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0.525189876556397" calcext:value-type="float">
            <text:p>0.5251898766</text:p>
          </table:table-cell>
          <table:table-cell table:formula="of:=[.C66]/([.D66]-[.D65])" office:value-type="float" office:value="987325.478556683" calcext:value-type="float">
            <text:p>987325.478556683</text:p>
          </table:table-cell>
          <table:table-cell/>
          <table:table-cell office:value-type="float" office:value="1442769870.22032" calcext:value-type="float">
            <text:p>1442769870.22032</text:p>
          </table:table-cell>
          <table:table-cell table:formula="of:=[.G66]-[.B211]" office:value-type="float" office:value="4.00398993492126" calcext:value-type="float">
            <text:p>4.003989934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69865.00395" calcext:value-type="float">
            <text:p>1442769865.00395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0.533540010452271" calcext:value-type="float">
            <text:p>0.5335400105</text:p>
          </table:table-cell>
          <table:table-cell table:formula="of:=[.C67]/([.D67]-[.D66])" office:value-type="float" office:value="969565.290923108" calcext:value-type="float">
            <text:p>969565.290923108</text:p>
          </table:table-cell>
          <table:table-cell/>
          <table:table-cell office:value-type="float" office:value="1442769870.22387" calcext:value-type="float">
            <text:p>1442769870.22387</text:p>
          </table:table-cell>
          <table:table-cell table:formula="of:=[.G67]-[.B212]" office:value-type="float" office:value="3.99913001060486" calcext:value-type="float">
            <text:p>3.999130010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69865.01229" calcext:value-type="float">
            <text:p>1442769865.01229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0.541879892349243" calcext:value-type="float">
            <text:p>0.5418798923</text:p>
          </table:table-cell>
          <table:table-cell table:formula="of:=[.C68]/([.D68]-[.D67])" office:value-type="float" office:value="970757.152201258" calcext:value-type="float">
            <text:p>970757.152201258</text:p>
          </table:table-cell>
          <table:table-cell/>
          <table:table-cell office:value-type="float" office:value="1442769870.22742" calcext:value-type="float">
            <text:p>1442769870.22742</text:p>
          </table:table-cell>
          <table:table-cell table:formula="of:=[.G68]-[.B213]" office:value-type="float" office:value="3.99423003196716" calcext:value-type="float">
            <text:p>3.99423003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69865.02059" calcext:value-type="float">
            <text:p>1442769865.02059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0.550179958343506" calcext:value-type="float">
            <text:p>0.5501799583</text:p>
          </table:table-cell>
          <table:table-cell table:formula="of:=[.C69]/([.D69]-[.D68])" office:value-type="float" office:value="975413.931117686" calcext:value-type="float">
            <text:p>975413.931117686</text:p>
          </table:table-cell>
          <table:table-cell/>
          <table:table-cell office:value-type="float" office:value="1442769870.23096" calcext:value-type="float">
            <text:p>1442769870.23096</text:p>
          </table:table-cell>
          <table:table-cell table:formula="of:=[.G69]-[.B214]" office:value-type="float" office:value="3.98924994468689" calcext:value-type="float">
            <text:p>3.989249944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69865.0289" calcext:value-type="float">
            <text:p>1442769865.0289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0.558489799499512" calcext:value-type="float">
            <text:p>0.5584897995</text:p>
          </table:table-cell>
          <table:table-cell table:formula="of:=[.C70]/([.D70]-[.D69])" office:value-type="float" office:value="974266.517013829" calcext:value-type="float">
            <text:p>974266.517013829</text:p>
          </table:table-cell>
          <table:table-cell/>
          <table:table-cell office:value-type="float" office:value="1442769870.23452" calcext:value-type="float">
            <text:p>1442769870.23452</text:p>
          </table:table-cell>
          <table:table-cell table:formula="of:=[.G70]-[.B215]" office:value-type="float" office:value="3.98439002037048" calcext:value-type="float">
            <text:p>3.984390020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69865.03721" calcext:value-type="float">
            <text:p>1442769865.03721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0.566799879074097" calcext:value-type="float">
            <text:p>0.5667998791</text:p>
          </table:table-cell>
          <table:table-cell table:formula="of:=[.C71]/([.D71]-[.D70])" office:value-type="float" office:value="974238.565026539" calcext:value-type="float">
            <text:p>974238.565026539</text:p>
          </table:table-cell>
          <table:table-cell/>
          <table:table-cell office:value-type="float" office:value="1442769870.23809" calcext:value-type="float">
            <text:p>1442769870.23809</text:p>
          </table:table-cell>
          <table:table-cell table:formula="of:=[.G71]-[.B216]" office:value-type="float" office:value="3.9794499874115" calcext:value-type="float">
            <text:p>3.979449987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69865.04551" calcext:value-type="float">
            <text:p>1442769865.04551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0.575099945068359" calcext:value-type="float">
            <text:p>0.5750999451</text:p>
          </table:table-cell>
          <table:table-cell table:formula="of:=[.C72]/([.D72]-[.D71])" office:value-type="float" office:value="975413.931117686" calcext:value-type="float">
            <text:p>975413.931117686</text:p>
          </table:table-cell>
          <table:table-cell/>
          <table:table-cell office:value-type="float" office:value="1442769870.24164" calcext:value-type="float">
            <text:p>1442769870.24164</text:p>
          </table:table-cell>
          <table:table-cell table:formula="of:=[.G72]-[.B217]" office:value-type="float" office:value="3.97452020645142" calcext:value-type="float">
            <text:p>3.974520206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69865.0539" calcext:value-type="float">
            <text:p>1442769865.0539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0.583489894866943" calcext:value-type="float">
            <text:p>0.5834898949</text:p>
          </table:table-cell>
          <table:table-cell table:formula="of:=[.C73]/([.D73]-[.D72])" office:value-type="float" office:value="964964.05751634" calcext:value-type="float">
            <text:p>964964.05751634</text:p>
          </table:table-cell>
          <table:table-cell/>
          <table:table-cell office:value-type="float" office:value="1442769870.24516" calcext:value-type="float">
            <text:p>1442769870.24516</text:p>
          </table:table-cell>
          <table:table-cell table:formula="of:=[.G73]-[.B218]" office:value-type="float" office:value="3.96960020065308" calcext:value-type="float">
            <text:p>3.969600200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69865.06219" calcext:value-type="float">
            <text:p>1442769865.06219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0.591779947280884" calcext:value-type="float">
            <text:p>0.5917799473</text:p>
          </table:table-cell>
          <table:table-cell table:formula="of:=[.C74]/([.D74]-[.D73])" office:value-type="float" office:value="976592.136665612" calcext:value-type="float">
            <text:p>976592.136665612</text:p>
          </table:table-cell>
          <table:table-cell/>
          <table:table-cell office:value-type="float" office:value="1442769870.24871" calcext:value-type="float">
            <text:p>1442769870.24871</text:p>
          </table:table-cell>
          <table:table-cell table:formula="of:=[.G74]-[.B219]" office:value-type="float" office:value="3.9646999835968" calcext:value-type="float">
            <text:p>3.964699983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69865.07048" calcext:value-type="float">
            <text:p>1442769865.07048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0.600069999694824" calcext:value-type="float">
            <text:p>0.6000699997</text:p>
          </table:table-cell>
          <table:table-cell table:formula="of:=[.C75]/([.D75]-[.D74])" office:value-type="float" office:value="976592.136665612" calcext:value-type="float">
            <text:p>976592.136665612</text:p>
          </table:table-cell>
          <table:table-cell/>
          <table:table-cell office:value-type="float" office:value="1442769870.25227" calcext:value-type="float">
            <text:p>1442769870.25227</text:p>
          </table:table-cell>
          <table:table-cell table:formula="of:=[.G75]-[.B220]" office:value-type="float" office:value="3.95981001853943" calcext:value-type="float">
            <text:p>3.959810018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69865.07877" calcext:value-type="float">
            <text:p>1442769865.07877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0.608359813690186" calcext:value-type="float">
            <text:p>0.6083598137</text:p>
          </table:table-cell>
          <table:table-cell table:formula="of:=[.C76]/([.D76]-[.D75])" office:value-type="float" office:value="976620.223871153" calcext:value-type="float">
            <text:p>976620.223871153</text:p>
          </table:table-cell>
          <table:table-cell/>
          <table:table-cell office:value-type="float" office:value="1442769870.25582" calcext:value-type="float">
            <text:p>1442769870.25582</text:p>
          </table:table-cell>
          <table:table-cell table:formula="of:=[.G76]-[.B221]" office:value-type="float" office:value="3.95493006706238" calcext:value-type="float">
            <text:p>3.954930067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69865.08708" calcext:value-type="float">
            <text:p>1442769865.08708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0.616669893264771" calcext:value-type="float">
            <text:p>0.6166698933</text:p>
          </table:table-cell>
          <table:table-cell table:formula="of:=[.C77]/([.D77]-[.D76])" office:value-type="float" office:value="974238.565026539" calcext:value-type="float">
            <text:p>974238.565026539</text:p>
          </table:table-cell>
          <table:table-cell/>
          <table:table-cell office:value-type="float" office:value="1442769870.25937" calcext:value-type="float">
            <text:p>1442769870.25937</text:p>
          </table:table-cell>
          <table:table-cell table:formula="of:=[.G77]-[.B222]" office:value-type="float" office:value="3.9499499797821" calcext:value-type="float">
            <text:p>3.949949979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69865.09539" calcext:value-type="float">
            <text:p>1442769865.09539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0.624979972839356" calcext:value-type="float">
            <text:p>0.6249799728</text:p>
          </table:table-cell>
          <table:table-cell table:formula="of:=[.C78]/([.D78]-[.D77])" office:value-type="float" office:value="974238.565026539" calcext:value-type="float">
            <text:p>974238.565026539</text:p>
          </table:table-cell>
          <table:table-cell/>
          <table:table-cell office:value-type="float" office:value="1442769870.26292" calcext:value-type="float">
            <text:p>1442769870.26292</text:p>
          </table:table-cell>
          <table:table-cell table:formula="of:=[.G78]-[.B223]" office:value-type="float" office:value="3.94506978988647" calcext:value-type="float">
            <text:p>3.945069789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69865.1037" calcext:value-type="float">
            <text:p>1442769865.1037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0.633289813995361" calcext:value-type="float">
            <text:p>0.633289814</text:p>
          </table:table-cell>
          <table:table-cell table:formula="of:=[.C79]/([.D79]-[.D78])" office:value-type="float" office:value="974266.517013829" calcext:value-type="float">
            <text:p>974266.517013829</text:p>
          </table:table-cell>
          <table:table-cell/>
          <table:table-cell office:value-type="float" office:value="1442769870.26646" calcext:value-type="float">
            <text:p>1442769870.26646</text:p>
          </table:table-cell>
          <table:table-cell table:formula="of:=[.G79]-[.B224]" office:value-type="float" office:value="3.9401798248291" calcext:value-type="float">
            <text:p>3.940179824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69865.11201" calcext:value-type="float">
            <text:p>1442769865.11201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0.641599893569946" calcext:value-type="float">
            <text:p>0.6415998936</text:p>
          </table:table-cell>
          <table:table-cell table:formula="of:=[.C80]/([.D80]-[.D79])" office:value-type="float" office:value="974238.565026539" calcext:value-type="float">
            <text:p>974238.565026539</text:p>
          </table:table-cell>
          <table:table-cell/>
          <table:table-cell office:value-type="float" office:value="1442769870.27001" calcext:value-type="float">
            <text:p>1442769870.27001</text:p>
          </table:table-cell>
          <table:table-cell table:formula="of:=[.G80]-[.B225]" office:value-type="float" office:value="3.93530011177063" calcext:value-type="float">
            <text:p>3.935300111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69865.12033" calcext:value-type="float">
            <text:p>1442769865.12033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0.649919986724854" calcext:value-type="float">
            <text:p>0.6499199867</text:p>
          </table:table-cell>
          <table:table-cell table:formula="of:=[.C81]/([.D81]-[.D80])" office:value-type="float" office:value="973066.028139955" calcext:value-type="float">
            <text:p>973066.028139955</text:p>
          </table:table-cell>
          <table:table-cell/>
          <table:table-cell office:value-type="float" office:value="1442769870.27357" calcext:value-type="float">
            <text:p>1442769870.27357</text:p>
          </table:table-cell>
          <table:table-cell table:formula="of:=[.G81]-[.B226]" office:value-type="float" office:value="3.93043994903564" calcext:value-type="float">
            <text:p>3.93043994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69865.12864" calcext:value-type="float">
            <text:p>1442769865.12864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0.658229827880859" calcext:value-type="float">
            <text:p>0.6582298279</text:p>
          </table:table-cell>
          <table:table-cell table:formula="of:=[.C82]/([.D82]-[.D81])" office:value-type="float" office:value="974266.517013829" calcext:value-type="float">
            <text:p>974266.517013829</text:p>
          </table:table-cell>
          <table:table-cell/>
          <table:table-cell office:value-type="float" office:value="1442769870.27709" calcext:value-type="float">
            <text:p>1442769870.27709</text:p>
          </table:table-cell>
          <table:table-cell table:formula="of:=[.G82]-[.B227]" office:value-type="float" office:value="3.92552018165588" calcext:value-type="float">
            <text:p>3.925520181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69865.13695" calcext:value-type="float">
            <text:p>1442769865.13695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0.666539907455444" calcext:value-type="float">
            <text:p>0.6665399075</text:p>
          </table:table-cell>
          <table:table-cell table:formula="of:=[.C83]/([.D83]-[.D82])" office:value-type="float" office:value="974238.565026539" calcext:value-type="float">
            <text:p>974238.565026539</text:p>
          </table:table-cell>
          <table:table-cell/>
          <table:table-cell office:value-type="float" office:value="1442769870.28064" calcext:value-type="float">
            <text:p>1442769870.28064</text:p>
          </table:table-cell>
          <table:table-cell table:formula="of:=[.G83]-[.B228]" office:value-type="float" office:value="3.92061996459961" calcext:value-type="float">
            <text:p>3.920619964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69865.14526" calcext:value-type="float">
            <text:p>1442769865.14526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0.674849987030029" calcext:value-type="float">
            <text:p>0.674849987</text:p>
          </table:table-cell>
          <table:table-cell table:formula="of:=[.C84]/([.D84]-[.D83])" office:value-type="float" office:value="974238.565026539" calcext:value-type="float">
            <text:p>974238.565026539</text:p>
          </table:table-cell>
          <table:table-cell/>
          <table:table-cell office:value-type="float" office:value="1442769870.28418" calcext:value-type="float">
            <text:p>1442769870.28418</text:p>
          </table:table-cell>
          <table:table-cell table:formula="of:=[.G84]-[.B229]" office:value-type="float" office:value="3.91571998596191" calcext:value-type="float">
            <text:p>3.91571998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69865.15368" calcext:value-type="float">
            <text:p>1442769865.15368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0.68326997756958" calcext:value-type="float">
            <text:p>0.6832699776</text:p>
          </table:table-cell>
          <table:table-cell table:formula="of:=[.C85]/([.D85]-[.D84])" office:value-type="float" office:value="961521.270359044" calcext:value-type="float">
            <text:p>961521.270359044</text:p>
          </table:table-cell>
          <table:table-cell/>
          <table:table-cell office:value-type="float" office:value="1442769870.28771" calcext:value-type="float">
            <text:p>1442769870.28771</text:p>
          </table:table-cell>
          <table:table-cell table:formula="of:=[.G85]-[.B230]" office:value-type="float" office:value="3.91082000732422" calcext:value-type="float">
            <text:p>3.910820007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69865.1621" calcext:value-type="float">
            <text:p>1442769865.1621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0.691689968109131" calcext:value-type="float">
            <text:p>0.6916899681</text:p>
          </table:table-cell>
          <table:table-cell table:formula="of:=[.C86]/([.D86]-[.D85])" office:value-type="float" office:value="961521.270359044" calcext:value-type="float">
            <text:p>961521.270359044</text:p>
          </table:table-cell>
          <table:table-cell/>
          <table:table-cell office:value-type="float" office:value="1442769870.29129" calcext:value-type="float">
            <text:p>1442769870.29129</text:p>
          </table:table-cell>
          <table:table-cell table:formula="of:=[.G86]-[.B231]" office:value-type="float" office:value="3.9059100151062" calcext:value-type="float">
            <text:p>3.905910015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69865.17055" calcext:value-type="float">
            <text:p>1442769865.17055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0.700139999389648" calcext:value-type="float">
            <text:p>0.7001399994</text:p>
          </table:table-cell>
          <table:table-cell table:formula="of:=[.C87]/([.D87]-[.D86])" office:value-type="float" office:value="958102.96213532" calcext:value-type="float">
            <text:p>958102.96213532</text:p>
          </table:table-cell>
          <table:table-cell/>
          <table:table-cell office:value-type="float" office:value="1442769870.29484" calcext:value-type="float">
            <text:p>1442769870.29484</text:p>
          </table:table-cell>
          <table:table-cell table:formula="of:=[.G87]-[.B232]" office:value-type="float" office:value="3.90107011795044" calcext:value-type="float">
            <text:p>3.90107011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69865.17893" calcext:value-type="float">
            <text:p>1442769865.17893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0.70851993560791" calcext:value-type="float">
            <text:p>0.7085199356</text:p>
          </table:table-cell>
          <table:table-cell table:formula="of:=[.C88]/([.D88]-[.D87])" office:value-type="float" office:value="966117.138500057" calcext:value-type="float">
            <text:p>966117.138500057</text:p>
          </table:table-cell>
          <table:table-cell/>
          <table:table-cell office:value-type="float" office:value="1442769870.29838" calcext:value-type="float">
            <text:p>1442769870.29838</text:p>
          </table:table-cell>
          <table:table-cell table:formula="of:=[.G88]-[.B233]" office:value-type="float" office:value="3.89618992805481" calcext:value-type="float">
            <text:p>3.896189928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69865.18726" calcext:value-type="float">
            <text:p>1442769865.18726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0.716849803924561" calcext:value-type="float">
            <text:p>0.7168498039</text:p>
          </table:table-cell>
          <table:table-cell table:formula="of:=[.C89]/([.D89]-[.D88])" office:value-type="float" office:value="971924.127998168" calcext:value-type="float">
            <text:p>971924.127998168</text:p>
          </table:table-cell>
          <table:table-cell/>
          <table:table-cell office:value-type="float" office:value="1442769870.30192" calcext:value-type="float">
            <text:p>1442769870.30192</text:p>
          </table:table-cell>
          <table:table-cell table:formula="of:=[.G89]-[.B234]" office:value-type="float" office:value="3.89127993583679" calcext:value-type="float">
            <text:p>3.891279935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69865.1956" calcext:value-type="float">
            <text:p>1442769865.1956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0.725189924240112" calcext:value-type="float">
            <text:p>0.7251899242</text:p>
          </table:table-cell>
          <table:table-cell table:formula="of:=[.C90]/([.D90]-[.D89])" office:value-type="float" office:value="970729.401217804" calcext:value-type="float">
            <text:p>970729.401217804</text:p>
          </table:table-cell>
          <table:table-cell/>
          <table:table-cell office:value-type="float" office:value="1442769870.30547" calcext:value-type="float">
            <text:p>1442769870.30547</text:p>
          </table:table-cell>
          <table:table-cell table:formula="of:=[.G90]-[.B235]" office:value-type="float" office:value="3.8863799571991" calcext:value-type="float">
            <text:p>3.886379957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69865.20393" calcext:value-type="float">
            <text:p>1442769865.20393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0.733519792556763" calcext:value-type="float">
            <text:p>0.7335197926</text:p>
          </table:table-cell>
          <table:table-cell table:formula="of:=[.C91]/([.D91]-[.D90])" office:value-type="float" office:value="971924.127998168" calcext:value-type="float">
            <text:p>971924.127998168</text:p>
          </table:table-cell>
          <table:table-cell/>
          <table:table-cell office:value-type="float" office:value="1442769870.30901" calcext:value-type="float">
            <text:p>1442769870.30901</text:p>
          </table:table-cell>
          <table:table-cell table:formula="of:=[.G91]-[.B236]" office:value-type="float" office:value="3.88145995140076" calcext:value-type="float">
            <text:p>3.881459951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69865.21225" calcext:value-type="float">
            <text:p>1442769865.21225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0.74183988571167" calcext:value-type="float">
            <text:p>0.7418398857</text:p>
          </table:table-cell>
          <table:table-cell table:formula="of:=[.C92]/([.D92]-[.D91])" office:value-type="float" office:value="973066.028139955" calcext:value-type="float">
            <text:p>973066.028139955</text:p>
          </table:table-cell>
          <table:table-cell/>
          <table:table-cell office:value-type="float" office:value="1442769870.31256" calcext:value-type="float">
            <text:p>1442769870.31256</text:p>
          </table:table-cell>
          <table:table-cell table:formula="of:=[.G92]-[.B237]" office:value-type="float" office:value="3.87655019760132" calcext:value-type="float">
            <text:p>3.876550197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69865.22059" calcext:value-type="float">
            <text:p>1442769865.22059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0.750180006027222" calcext:value-type="float">
            <text:p>0.750180006</text:p>
          </table:table-cell>
          <table:table-cell table:formula="of:=[.C93]/([.D93]-[.D92])" office:value-type="float" office:value="970729.401217804" calcext:value-type="float">
            <text:p>970729.401217804</text:p>
          </table:table-cell>
          <table:table-cell/>
          <table:table-cell office:value-type="float" office:value="1442769870.31614" calcext:value-type="float">
            <text:p>1442769870.31614</text:p>
          </table:table-cell>
          <table:table-cell table:formula="of:=[.G93]-[.B238]" office:value-type="float" office:value="3.87170004844666" calcext:value-type="float">
            <text:p>3.871700048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69865.22898" calcext:value-type="float">
            <text:p>1442769865.22898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0.758569955825806" calcext:value-type="float">
            <text:p>0.7585699558</text:p>
          </table:table-cell>
          <table:table-cell table:formula="of:=[.C94]/([.D94]-[.D93])" office:value-type="float" office:value="964964.05751634" calcext:value-type="float">
            <text:p>964964.05751634</text:p>
          </table:table-cell>
          <table:table-cell/>
          <table:table-cell office:value-type="float" office:value="1442769870.31972" calcext:value-type="float">
            <text:p>1442769870.31972</text:p>
          </table:table-cell>
          <table:table-cell table:formula="of:=[.G94]-[.B239]" office:value-type="float" office:value="3.86684012413025" calcext:value-type="float">
            <text:p>3.86684012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69865.23739" calcext:value-type="float">
            <text:p>1442769865.23739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0.766979932785034" calcext:value-type="float">
            <text:p>0.7669799328</text:p>
          </table:table-cell>
          <table:table-cell table:formula="of:=[.C95]/([.D95]-[.D94])" office:value-type="float" office:value="962666.133242615" calcext:value-type="float">
            <text:p>962666.133242615</text:p>
          </table:table-cell>
          <table:table-cell/>
          <table:table-cell office:value-type="float" office:value="1442769870.32324" calcext:value-type="float">
            <text:p>1442769870.32324</text:p>
          </table:table-cell>
          <table:table-cell table:formula="of:=[.G95]-[.B240]" office:value-type="float" office:value="3.86191010475159" calcext:value-type="float">
            <text:p>3.861910104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69865.24577" calcext:value-type="float">
            <text:p>1442769865.24577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0.775359869003296" calcext:value-type="float">
            <text:p>0.775359869</text:p>
          </table:table-cell>
          <table:table-cell table:formula="of:=[.C96]/([.D96]-[.D95])" office:value-type="float" office:value="966117.138500057" calcext:value-type="float">
            <text:p>966117.138500057</text:p>
          </table:table-cell>
          <table:table-cell/>
          <table:table-cell office:value-type="float" office:value="1442769870.32679" calcext:value-type="float">
            <text:p>1442769870.32679</text:p>
          </table:table-cell>
          <table:table-cell table:formula="of:=[.G96]-[.B241]" office:value-type="float" office:value="3.85702013969421" calcext:value-type="float">
            <text:p>3.857020139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69865.25417" calcext:value-type="float">
            <text:p>1442769865.25417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0.783759832382202" calcext:value-type="float">
            <text:p>0.7837598324</text:p>
          </table:table-cell>
          <table:table-cell table:formula="of:=[.C97]/([.D97]-[.D96])" office:value-type="float" office:value="963813.725703906" calcext:value-type="float">
            <text:p>963813.725703906</text:p>
          </table:table-cell>
          <table:table-cell/>
          <table:table-cell office:value-type="float" office:value="1442769870.33036" calcext:value-type="float">
            <text:p>1442769870.33036</text:p>
          </table:table-cell>
          <table:table-cell table:formula="of:=[.G97]-[.B242]" office:value-type="float" office:value="3.85216999053955" calcext:value-type="float">
            <text:p>3.852169990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69865.26256" calcext:value-type="float">
            <text:p>1442769865.26256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0.792149782180786" calcext:value-type="float">
            <text:p>0.7921497822</text:p>
          </table:table-cell>
          <table:table-cell table:formula="of:=[.C98]/([.D98]-[.D97])" office:value-type="float" office:value="964964.05751634" calcext:value-type="float">
            <text:p>964964.05751634</text:p>
          </table:table-cell>
          <table:table-cell/>
          <table:table-cell office:value-type="float" office:value="1442769870.3339" calcext:value-type="float">
            <text:p>1442769870.3339</text:p>
          </table:table-cell>
          <table:table-cell table:formula="of:=[.G98]-[.B243]" office:value-type="float" office:value="3.84723997116089" calcext:value-type="float">
            <text:p>3.847239971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69865.27102" calcext:value-type="float">
            <text:p>1442769865.27102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0.800609827041626" calcext:value-type="float">
            <text:p>0.800609827</text:p>
          </table:table-cell>
          <table:table-cell table:formula="of:=[.C99]/([.D99]-[.D98])" office:value-type="float" office:value="956968.920753016" calcext:value-type="float">
            <text:p>956968.920753016</text:p>
          </table:table-cell>
          <table:table-cell/>
          <table:table-cell office:value-type="float" office:value="1442769870.33745" calcext:value-type="float">
            <text:p>1442769870.33745</text:p>
          </table:table-cell>
          <table:table-cell table:formula="of:=[.G99]-[.B244]" office:value-type="float" office:value="3.84237003326416" calcext:value-type="float">
            <text:p>3.842370033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69865.27943" calcext:value-type="float">
            <text:p>1442769865.27943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0.809019804000855" calcext:value-type="float">
            <text:p>0.809019804</text:p>
          </table:table-cell>
          <table:table-cell table:formula="of:=[.C100]/([.D100]-[.D99])" office:value-type="float" office:value="962666.133242615" calcext:value-type="float">
            <text:p>962666.133242615</text:p>
          </table:table-cell>
          <table:table-cell/>
          <table:table-cell office:value-type="float" office:value="1442769870.341" calcext:value-type="float">
            <text:p>1442769870.341</text:p>
          </table:table-cell>
          <table:table-cell table:formula="of:=[.G100]-[.B245]" office:value-type="float" office:value="3.83748006820679" calcext:value-type="float">
            <text:p>3.837480068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69865.28781" calcext:value-type="float">
            <text:p>1442769865.28781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0.817399978637695" calcext:value-type="float">
            <text:p>0.8173999786</text:p>
          </table:table-cell>
          <table:table-cell table:formula="of:=[.C101]/([.D101]-[.D100])" office:value-type="float" office:value="966089.652166491" calcext:value-type="float">
            <text:p>966089.652166491</text:p>
          </table:table-cell>
          <table:table-cell/>
          <table:table-cell office:value-type="float" office:value="1442769870.34454" calcext:value-type="float">
            <text:p>1442769870.34454</text:p>
          </table:table-cell>
          <table:table-cell table:formula="of:=[.G101]-[.B246]" office:value-type="float" office:value="3.83251023292542" calcext:value-type="float">
            <text:p>3.832510232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69865.29616" calcext:value-type="float">
            <text:p>1442769865.29616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0.82574987411499" calcext:value-type="float">
            <text:p>0.8257498741</text:p>
          </table:table-cell>
          <table:table-cell table:formula="of:=[.C102]/([.D102]-[.D101])" office:value-type="float" office:value="969592.9753869" calcext:value-type="float">
            <text:p>969592.9753869</text:p>
          </table:table-cell>
          <table:table-cell/>
          <table:table-cell office:value-type="float" office:value="1442769870.34805" calcext:value-type="float">
            <text:p>1442769870.34805</text:p>
          </table:table-cell>
          <table:table-cell table:formula="of:=[.G102]-[.B247]" office:value-type="float" office:value="3.82758021354675" calcext:value-type="float">
            <text:p>3.827580213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69865.30453" calcext:value-type="float">
            <text:p>1442769865.30453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0.83411979675293" calcext:value-type="float">
            <text:p>0.8341197968</text:p>
          </table:table-cell>
          <table:table-cell table:formula="of:=[.C103]/([.D103]-[.D102])" office:value-type="float" office:value="967272.97852219" calcext:value-type="float">
            <text:p>967272.97852219</text:p>
          </table:table-cell>
          <table:table-cell/>
          <table:table-cell office:value-type="float" office:value="1442769870.3516" calcext:value-type="float">
            <text:p>1442769870.3516</text:p>
          </table:table-cell>
          <table:table-cell table:formula="of:=[.G103]-[.B248]" office:value-type="float" office:value="3.82271003723145" calcext:value-type="float">
            <text:p>3.822710037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69865.3129" calcext:value-type="float">
            <text:p>1442769865.3129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0.842489957809448" calcext:value-type="float">
            <text:p>0.8424899578</text:p>
          </table:table-cell>
          <table:table-cell table:formula="of:=[.C104]/([.D104]-[.D103])" office:value-type="float" office:value="967245.426382203" calcext:value-type="float">
            <text:p>967245.426382203</text:p>
          </table:table-cell>
          <table:table-cell/>
          <table:table-cell office:value-type="float" office:value="1442769870.35515" calcext:value-type="float">
            <text:p>1442769870.35515</text:p>
          </table:table-cell>
          <table:table-cell table:formula="of:=[.G104]-[.B249]" office:value-type="float" office:value="3.81779003143311" calcext:value-type="float">
            <text:p>3.817790031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69865.32132" calcext:value-type="float">
            <text:p>1442769865.32132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0.850909948348999" calcext:value-type="float">
            <text:p>0.8509099483</text:p>
          </table:table-cell>
          <table:table-cell table:formula="of:=[.C105]/([.D105]-[.D104])" office:value-type="float" office:value="961521.270359044" calcext:value-type="float">
            <text:p>961521.270359044</text:p>
          </table:table-cell>
          <table:table-cell/>
          <table:table-cell office:value-type="float" office:value="1442769870.35867" calcext:value-type="float">
            <text:p>1442769870.35867</text:p>
          </table:table-cell>
          <table:table-cell table:formula="of:=[.G105]-[.B250]" office:value-type="float" office:value="3.81284999847412" calcext:value-type="float">
            <text:p>3.812849998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69865.32972" calcext:value-type="float">
            <text:p>1442769865.32972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0.859309911727905" calcext:value-type="float">
            <text:p>0.8593099117</text:p>
          </table:table-cell>
          <table:table-cell table:formula="of:=[.C106]/([.D106]-[.D105])" office:value-type="float" office:value="963813.725703906" calcext:value-type="float">
            <text:p>963813.725703906</text:p>
          </table:table-cell>
          <table:table-cell/>
          <table:table-cell office:value-type="float" office:value="1442769870.36222" calcext:value-type="float">
            <text:p>1442769870.36222</text:p>
          </table:table-cell>
          <table:table-cell table:formula="of:=[.G106]-[.B251]" office:value-type="float" office:value="3.80795001983643" calcext:value-type="float">
            <text:p>3.807950019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69865.33808" calcext:value-type="float">
            <text:p>1442769865.33808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0.867669820785522" calcext:value-type="float">
            <text:p>0.8676698208</text:p>
          </table:table-cell>
          <table:table-cell table:formula="of:=[.C107]/([.D107]-[.D106])" office:value-type="float" office:value="968431.587497148" calcext:value-type="float">
            <text:p>968431.587497148</text:p>
          </table:table-cell>
          <table:table-cell/>
          <table:table-cell office:value-type="float" office:value="1442769870.36577" calcext:value-type="float">
            <text:p>1442769870.36577</text:p>
          </table:table-cell>
          <table:table-cell table:formula="of:=[.G107]-[.B252]" office:value-type="float" office:value="3.80305004119873" calcext:value-type="float">
            <text:p>3.803050041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69865.34652" calcext:value-type="float">
            <text:p>1442769865.34652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0.876109838485718" calcext:value-type="float">
            <text:p>0.8761098385</text:p>
          </table:table-cell>
          <table:table-cell table:formula="of:=[.C108]/([.D108]-[.D107])" office:value-type="float" office:value="959239.694463277" calcext:value-type="float">
            <text:p>959239.694463277</text:p>
          </table:table-cell>
          <table:table-cell/>
          <table:table-cell office:value-type="float" office:value="1442769870.36931" calcext:value-type="float">
            <text:p>1442769870.36931</text:p>
          </table:table-cell>
          <table:table-cell table:formula="of:=[.G108]-[.B253]" office:value-type="float" office:value="3.7981698513031" calcext:value-type="float">
            <text:p>3.798169851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69865.35494" calcext:value-type="float">
            <text:p>1442769865.35494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0.884529829025269" calcext:value-type="float">
            <text:p>0.884529829</text:p>
          </table:table-cell>
          <table:table-cell table:formula="of:=[.C109]/([.D109]-[.D108])" office:value-type="float" office:value="961521.270359044" calcext:value-type="float">
            <text:p>961521.270359044</text:p>
          </table:table-cell>
          <table:table-cell/>
          <table:table-cell office:value-type="float" office:value="1442769870.37286" calcext:value-type="float">
            <text:p>1442769870.37286</text:p>
          </table:table-cell>
          <table:table-cell table:formula="of:=[.G109]-[.B254]" office:value-type="float" office:value="3.79324984550476" calcext:value-type="float">
            <text:p>3.793249845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69865.36334" calcext:value-type="float">
            <text:p>1442769865.36334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0.892929792404175" calcext:value-type="float">
            <text:p>0.8929297924</text:p>
          </table:table-cell>
          <table:table-cell table:formula="of:=[.C110]/([.D110]-[.D109])" office:value-type="float" office:value="963813.725703906" calcext:value-type="float">
            <text:p>963813.725703906</text:p>
          </table:table-cell>
          <table:table-cell/>
          <table:table-cell office:value-type="float" office:value="1442769870.3764" calcext:value-type="float">
            <text:p>1442769870.3764</text:p>
          </table:table-cell>
          <table:table-cell table:formula="of:=[.G110]-[.B255]" office:value-type="float" office:value="3.78835988044739" calcext:value-type="float">
            <text:p>3.78835988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69865.37172" calcext:value-type="float">
            <text:p>1442769865.37172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0.901309967041016" calcext:value-type="float">
            <text:p>0.901309967</text:p>
          </table:table-cell>
          <table:table-cell table:formula="of:=[.C111]/([.D111]-[.D110])" office:value-type="float" office:value="966089.652166491" calcext:value-type="float">
            <text:p>966089.652166491</text:p>
          </table:table-cell>
          <table:table-cell/>
          <table:table-cell office:value-type="float" office:value="1442769870.37995" calcext:value-type="float">
            <text:p>1442769870.37995</text:p>
          </table:table-cell>
          <table:table-cell table:formula="of:=[.G111]-[.B256]" office:value-type="float" office:value="3.78345012664795" calcext:value-type="float">
            <text:p>3.783450126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69865.38009" calcext:value-type="float">
            <text:p>1442769865.38009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0.909679889678955" calcext:value-type="float">
            <text:p>0.9096798897</text:p>
          </table:table-cell>
          <table:table-cell table:formula="of:=[.C112]/([.D112]-[.D111])" office:value-type="float" office:value="967272.97852219" calcext:value-type="float">
            <text:p>967272.97852219</text:p>
          </table:table-cell>
          <table:table-cell/>
          <table:table-cell office:value-type="float" office:value="1442769870.3835" calcext:value-type="float">
            <text:p>1442769870.3835</text:p>
          </table:table-cell>
          <table:table-cell table:formula="of:=[.G112]-[.B257]" office:value-type="float" office:value="3.77856016159058" calcext:value-type="float">
            <text:p>3.778560161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69865.38847" calcext:value-type="float">
            <text:p>1442769865.38847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0.918059825897217" calcext:value-type="float">
            <text:p>0.9180598259</text:p>
          </table:table-cell>
          <table:table-cell table:formula="of:=[.C113]/([.D113]-[.D112])" office:value-type="float" office:value="966117.138500057" calcext:value-type="float">
            <text:p>966117.138500057</text:p>
          </table:table-cell>
          <table:table-cell/>
          <table:table-cell office:value-type="float" office:value="1442769870.38705" calcext:value-type="float">
            <text:p>1442769870.38705</text:p>
          </table:table-cell>
          <table:table-cell table:formula="of:=[.G113]-[.B258]" office:value-type="float" office:value="3.77366995811462" calcext:value-type="float">
            <text:p>3.773669958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69865.39683" calcext:value-type="float">
            <text:p>1442769865.39683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0.926419973373413" calcext:value-type="float">
            <text:p>0.9264199734</text:p>
          </table:table-cell>
          <table:table-cell table:formula="of:=[.C114]/([.D114]-[.D113])" office:value-type="float" office:value="968403.969314131" calcext:value-type="float">
            <text:p>968403.969314131</text:p>
          </table:table-cell>
          <table:table-cell/>
          <table:table-cell office:value-type="float" office:value="1442769870.39059" calcext:value-type="float">
            <text:p>1442769870.39059</text:p>
          </table:table-cell>
          <table:table-cell table:formula="of:=[.G114]-[.B259]" office:value-type="float" office:value="3.76965999603271" calcext:value-type="float">
            <text:p>3.76965999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69865.40523" calcext:value-type="float">
            <text:p>1442769865.40523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0.934819936752319" calcext:value-type="float">
            <text:p>0.9348199368</text:p>
          </table:table-cell>
          <table:table-cell table:formula="of:=[.C115]/([.D115]-[.D114])" office:value-type="float" office:value="963813.725703906" calcext:value-type="float">
            <text:p>963813.725703906</text:p>
          </table:table-cell>
          <table:table-cell/>
          <table:table-cell office:value-type="float" office:value="1442769870.39414" calcext:value-type="float">
            <text:p>1442769870.39414</text:p>
          </table:table-cell>
          <table:table-cell table:formula="of:=[.G115]-[.B260]" office:value-type="float" office:value="3.7647500038147" calcext:value-type="float">
            <text:p>3.764750003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69865.41366" calcext:value-type="float">
            <text:p>1442769865.41366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0.943249940872192" calcext:value-type="float">
            <text:p>0.9432499409</text:p>
          </table:table-cell>
          <table:table-cell table:formula="of:=[.C116]/([.D116]-[.D115])" office:value-type="float" office:value="960379.127326206" calcext:value-type="float">
            <text:p>960379.127326206</text:p>
          </table:table-cell>
          <table:table-cell/>
          <table:table-cell office:value-type="float" office:value="1442769870.39767" calcext:value-type="float">
            <text:p>1442769870.39767</text:p>
          </table:table-cell>
          <table:table-cell table:formula="of:=[.G116]-[.B261]" office:value-type="float" office:value="3.75988006591797" calcext:value-type="float">
            <text:p>3.759880065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69865.4221" calcext:value-type="float">
            <text:p>1442769865.4221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0.951689958572388" calcext:value-type="float">
            <text:p>0.9516899586</text:p>
          </table:table-cell>
          <table:table-cell table:formula="of:=[.C117]/([.D117]-[.D116])" office:value-type="float" office:value="959239.694463277" calcext:value-type="float">
            <text:p>959239.694463277</text:p>
          </table:table-cell>
          <table:table-cell/>
          <table:table-cell office:value-type="float" office:value="1442769870.4012" calcext:value-type="float">
            <text:p>1442769870.4012</text:p>
          </table:table-cell>
          <table:table-cell table:formula="of:=[.G117]-[.B262]" office:value-type="float" office:value="3.75496006011963" calcext:value-type="float">
            <text:p>3.754960060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69865.43053" calcext:value-type="float">
            <text:p>1442769865.43053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0.960119962692261" calcext:value-type="float">
            <text:p>0.9601199627</text:p>
          </table:table-cell>
          <table:table-cell table:formula="of:=[.C118]/([.D118]-[.D117])" office:value-type="float" office:value="960379.127326206" calcext:value-type="float">
            <text:p>960379.127326206</text:p>
          </table:table-cell>
          <table:table-cell/>
          <table:table-cell office:value-type="float" office:value="1442769870.40472" calcext:value-type="float">
            <text:p>1442769870.40472</text:p>
          </table:table-cell>
          <table:table-cell table:formula="of:=[.G118]-[.B263]" office:value-type="float" office:value="3.75006008148193" calcext:value-type="float">
            <text:p>3.750060081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69865.43888" calcext:value-type="float">
            <text:p>1442769865.43888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0.968469858169556" calcext:value-type="float">
            <text:p>0.9684698582</text:p>
          </table:table-cell>
          <table:table-cell table:formula="of:=[.C119]/([.D119]-[.D118])" office:value-type="float" office:value="969592.9753869" calcext:value-type="float">
            <text:p>969592.9753869</text:p>
          </table:table-cell>
          <table:table-cell/>
          <table:table-cell office:value-type="float" office:value="1442769870.40826" calcext:value-type="float">
            <text:p>1442769870.40826</text:p>
          </table:table-cell>
          <table:table-cell table:formula="of:=[.G119]-[.B264]" office:value-type="float" office:value="3.74518013000488" calcext:value-type="float">
            <text:p>3.7451801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69865.44727" calcext:value-type="float">
            <text:p>1442769865.44727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0.97685980796814" calcext:value-type="float">
            <text:p>0.976859808</text:p>
          </table:table-cell>
          <table:table-cell table:formula="of:=[.C120]/([.D120]-[.D119])" office:value-type="float" office:value="964964.05751634" calcext:value-type="float">
            <text:p>964964.05751634</text:p>
          </table:table-cell>
          <table:table-cell/>
          <table:table-cell office:value-type="float" office:value="1442769870.41179" calcext:value-type="float">
            <text:p>1442769870.41179</text:p>
          </table:table-cell>
          <table:table-cell table:formula="of:=[.G120]-[.B265]" office:value-type="float" office:value="3.74027991294861" calcext:value-type="float">
            <text:p>3.740279912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69865.45567" calcext:value-type="float">
            <text:p>1442769865.45567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0.985260009765625" calcext:value-type="float">
            <text:p>0.9852600098</text:p>
          </table:table-cell>
          <table:table-cell table:formula="of:=[.C121]/([.D121]-[.D120])" office:value-type="float" office:value="963786.370277865" calcext:value-type="float">
            <text:p>963786.370277865</text:p>
          </table:table-cell>
          <table:table-cell/>
          <table:table-cell office:value-type="float" office:value="1442769870.41533" calcext:value-type="float">
            <text:p>1442769870.41533</text:p>
          </table:table-cell>
          <table:table-cell table:formula="of:=[.G121]-[.B266]" office:value-type="float" office:value="3.73537993431091" calcext:value-type="float">
            <text:p>3.735379934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69865.46405" calcext:value-type="float">
            <text:p>1442769865.46405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0.993639945983887" calcext:value-type="float">
            <text:p>0.993639946</text:p>
          </table:table-cell>
          <table:table-cell table:formula="of:=[.C122]/([.D122]-[.D121])" office:value-type="float" office:value="966117.138500057" calcext:value-type="float">
            <text:p>966117.138500057</text:p>
          </table:table-cell>
          <table:table-cell/>
          <table:table-cell office:value-type="float" office:value="1442769870.41889" calcext:value-type="float">
            <text:p>1442769870.41889</text:p>
          </table:table-cell>
          <table:table-cell table:formula="of:=[.G122]-[.B267]" office:value-type="float" office:value="3.73049998283386" calcext:value-type="float">
            <text:p>3.730499982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69865.47243" calcext:value-type="float">
            <text:p>1442769865.47243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1.00201988220215" calcext:value-type="float">
            <text:p>1.0020198822</text:p>
          </table:table-cell>
          <table:table-cell table:formula="of:=[.C123]/([.D123]-[.D122])" office:value-type="float" office:value="966117.138500057" calcext:value-type="float">
            <text:p>966117.138500057</text:p>
          </table:table-cell>
          <table:table-cell/>
          <table:table-cell office:value-type="float" office:value="1442769870.42242" calcext:value-type="float">
            <text:p>1442769870.42242</text:p>
          </table:table-cell>
          <table:table-cell table:formula="of:=[.G123]-[.B268]" office:value-type="float" office:value="3.72561001777649" calcext:value-type="float">
            <text:p>3.725610017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69865.48082" calcext:value-type="float">
            <text:p>1442769865.48082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1.01040983200073" calcext:value-type="float">
            <text:p>1.010409832</text:p>
          </table:table-cell>
          <table:table-cell table:formula="of:=[.C124]/([.D124]-[.D123])" office:value-type="float" office:value="964964.05751634" calcext:value-type="float">
            <text:p>964964.05751634</text:p>
          </table:table-cell>
          <table:table-cell/>
          <table:table-cell office:value-type="float" office:value="1442769870.42596" calcext:value-type="float">
            <text:p>1442769870.42596</text:p>
          </table:table-cell>
          <table:table-cell table:formula="of:=[.G124]-[.B269]" office:value-type="float" office:value="3.72064018249512" calcext:value-type="float">
            <text:p>3.72064018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69865.4892" calcext:value-type="float">
            <text:p>1442769865.4892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1.01879000663757" calcext:value-type="float">
            <text:p>1.0187900066</text:p>
          </table:table-cell>
          <table:table-cell table:formula="of:=[.C125]/([.D125]-[.D124])" office:value-type="float" office:value="966089.652166491" calcext:value-type="float">
            <text:p>966089.652166491</text:p>
          </table:table-cell>
          <table:table-cell/>
          <table:table-cell office:value-type="float" office:value="1442769870.42947" calcext:value-type="float">
            <text:p>1442769870.42947</text:p>
          </table:table-cell>
          <table:table-cell table:formula="of:=[.G125]-[.B270]" office:value-type="float" office:value="3.71570014953613" calcext:value-type="float">
            <text:p>3.715700149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69865.49763" calcext:value-type="float">
            <text:p>1442769865.49763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1.02721977233887" calcext:value-type="float">
            <text:p>1.0272197723</text:p>
          </table:table-cell>
          <table:table-cell table:formula="of:=[.C126]/([.D126]-[.D125])" office:value-type="float" office:value="960406.289673898" calcext:value-type="float">
            <text:p>960406.289673898</text:p>
          </table:table-cell>
          <table:table-cell/>
          <table:table-cell office:value-type="float" office:value="1442769870.433" calcext:value-type="float">
            <text:p>1442769870.433</text:p>
          </table:table-cell>
          <table:table-cell table:formula="of:=[.G126]-[.B271]" office:value-type="float" office:value="3.71080017089844" calcext:value-type="float">
            <text:p>3.710800170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69865.506" calcext:value-type="float">
            <text:p>1442769865.506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1.03558993339539" calcext:value-type="float">
            <text:p>1.0355899334</text:p>
          </table:table-cell>
          <table:table-cell table:formula="of:=[.C127]/([.D127]-[.D126])" office:value-type="float" office:value="967245.426382203" calcext:value-type="float">
            <text:p>967245.426382203</text:p>
          </table:table-cell>
          <table:table-cell/>
          <table:table-cell office:value-type="float" office:value="1442769870.43653" calcext:value-type="float">
            <text:p>1442769870.43653</text:p>
          </table:table-cell>
          <table:table-cell table:formula="of:=[.G127]-[.B272]" office:value-type="float" office:value="3.70589017868042" calcext:value-type="float">
            <text:p>3.705890178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69865.51445" calcext:value-type="float">
            <text:p>1442769865.51445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1.0440399646759" calcext:value-type="float">
            <text:p>1.0440399647</text:p>
          </table:table-cell>
          <table:table-cell table:formula="of:=[.C128]/([.D128]-[.D127])" office:value-type="float" office:value="958102.96213532" calcext:value-type="float">
            <text:p>958102.96213532</text:p>
          </table:table-cell>
          <table:table-cell/>
          <table:table-cell office:value-type="float" office:value="1442769870.44004" calcext:value-type="float">
            <text:p>1442769870.44004</text:p>
          </table:table-cell>
          <table:table-cell table:formula="of:=[.G128]-[.B273]" office:value-type="float" office:value="3.70090007781982" calcext:value-type="float">
            <text:p>3.700900077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69865.52283" calcext:value-type="float">
            <text:p>1442769865.52283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1.05241990089417" calcext:value-type="float">
            <text:p>1.0524199009</text:p>
          </table:table-cell>
          <table:table-cell table:formula="of:=[.C129]/([.D129]-[.D128])" office:value-type="float" office:value="966117.138500057" calcext:value-type="float">
            <text:p>966117.138500057</text:p>
          </table:table-cell>
          <table:table-cell/>
          <table:table-cell office:value-type="float" office:value="1442769870.44359" calcext:value-type="float">
            <text:p>1442769870.44359</text:p>
          </table:table-cell>
          <table:table-cell table:formula="of:=[.G129]-[.B274]" office:value-type="float" office:value="3.69580984115601" calcext:value-type="float">
            <text:p>3.695809841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69865.53114" calcext:value-type="float">
            <text:p>1442769865.53114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1.06072998046875" calcext:value-type="float">
            <text:p>1.0607299805</text:p>
          </table:table-cell>
          <table:table-cell table:formula="of:=[.C130]/([.D130]-[.D129])" office:value-type="float" office:value="974238.565026539" calcext:value-type="float">
            <text:p>974238.565026539</text:p>
          </table:table-cell>
          <table:table-cell/>
          <table:table-cell office:value-type="float" office:value="1442769870.44713" calcext:value-type="float">
            <text:p>1442769870.44713</text:p>
          </table:table-cell>
          <table:table-cell table:formula="of:=[.G130]-[.B275]" office:value-type="float" office:value="3.69089007377625" calcext:value-type="float">
            <text:p>3.690890073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69865.53958" calcext:value-type="float">
            <text:p>1442769865.53958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1.06916999816895" calcext:value-type="float">
            <text:p>1.0691699982</text:p>
          </table:table-cell>
          <table:table-cell table:formula="of:=[.C131]/([.D131]-[.D130])" office:value-type="float" office:value="959239.694463277" calcext:value-type="float">
            <text:p>959239.694463277</text:p>
          </table:table-cell>
          <table:table-cell/>
          <table:table-cell office:value-type="float" office:value="1442769870.45066" calcext:value-type="float">
            <text:p>1442769870.45066</text:p>
          </table:table-cell>
          <table:table-cell table:formula="of:=[.G131]-[.B276]" office:value-type="float" office:value="3.68598008155823" calcext:value-type="float">
            <text:p>3.685980081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69865.54791" calcext:value-type="float">
            <text:p>1442769865.54791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1.0774998664856" calcext:value-type="float">
            <text:p>1.0774998665</text:p>
          </table:table-cell>
          <table:table-cell table:formula="of:=[.C132]/([.D132]-[.D131])" office:value-type="float" office:value="971924.127998168" calcext:value-type="float">
            <text:p>971924.127998168</text:p>
          </table:table-cell>
          <table:table-cell/>
          <table:table-cell office:value-type="float" office:value="1442769870.4542" calcext:value-type="float">
            <text:p>1442769870.4542</text:p>
          </table:table-cell>
          <table:table-cell table:formula="of:=[.G132]-[.B277]" office:value-type="float" office:value="3.68109011650085" calcext:value-type="float">
            <text:p>3.681090116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69865.55625" calcext:value-type="float">
            <text:p>1442769865.55625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1.08583998680115" calcext:value-type="float">
            <text:p>1.0858399868</text:p>
          </table:table-cell>
          <table:table-cell table:formula="of:=[.C133]/([.D133]-[.D132])" office:value-type="float" office:value="970729.401217804" calcext:value-type="float">
            <text:p>970729.401217804</text:p>
          </table:table-cell>
          <table:table-cell/>
          <table:table-cell office:value-type="float" office:value="1442769870.45774" calcext:value-type="float">
            <text:p>1442769870.45774</text:p>
          </table:table-cell>
          <table:table-cell table:formula="of:=[.G133]-[.B278]" office:value-type="float" office:value="3.67618012428284" calcext:value-type="float">
            <text:p>3.676180124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69865.5646" calcext:value-type="float">
            <text:p>1442769865.5646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1.09418988227844" calcext:value-type="float">
            <text:p>1.0941898823</text:p>
          </table:table-cell>
          <table:table-cell table:formula="of:=[.C134]/([.D134]-[.D133])" office:value-type="float" office:value="969592.9753869" calcext:value-type="float">
            <text:p>969592.9753869</text:p>
          </table:table-cell>
          <table:table-cell/>
          <table:table-cell office:value-type="float" office:value="1442769870.46127" calcext:value-type="float">
            <text:p>1442769870.46127</text:p>
          </table:table-cell>
          <table:table-cell table:formula="of:=[.G134]-[.B279]" office:value-type="float" office:value="3.67123007774353" calcext:value-type="float">
            <text:p>3.6712300777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69865.57297" calcext:value-type="float">
            <text:p>1442769865.57297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1.10255980491638" calcext:value-type="float">
            <text:p>1.1025598049</text:p>
          </table:table-cell>
          <table:table-cell table:formula="of:=[.C135]/([.D135]-[.D134])" office:value-type="float" office:value="967272.97852219" calcext:value-type="float">
            <text:p>967272.97852219</text:p>
          </table:table-cell>
          <table:table-cell/>
          <table:table-cell office:value-type="float" office:value="1442769870.4648" calcext:value-type="float">
            <text:p>1442769870.4648</text:p>
          </table:table-cell>
          <table:table-cell table:formula="of:=[.G135]-[.B280]" office:value-type="float" office:value="3.66627979278564" calcext:value-type="float">
            <text:p>3.6662797928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69865.58138" calcext:value-type="float">
            <text:p>1442769865.58138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1.11096978187561" calcext:value-type="float">
            <text:p>1.1109697819</text:p>
          </table:table-cell>
          <table:table-cell table:formula="of:=[.C136]/([.D136]-[.D135])" office:value-type="float" office:value="962666.133242615" calcext:value-type="float">
            <text:p>962666.133242615</text:p>
          </table:table-cell>
          <table:table-cell/>
          <table:table-cell office:value-type="float" office:value="1442769870.46841" calcext:value-type="float">
            <text:p>1442769870.46841</text:p>
          </table:table-cell>
          <table:table-cell table:formula="of:=[.G136]-[.B281]" office:value-type="float" office:value="3.66144013404846" calcext:value-type="float">
            <text:p>3.66144013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69865.58974" calcext:value-type="float">
            <text:p>1442769865.58974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1.11932992935181" calcext:value-type="float">
            <text:p>1.1193299294</text:p>
          </table:table-cell>
          <table:table-cell table:formula="of:=[.C137]/([.D137]-[.D136])" office:value-type="float" office:value="968403.969314131" calcext:value-type="float">
            <text:p>968403.969314131</text:p>
          </table:table-cell>
          <table:table-cell/>
          <table:table-cell office:value-type="float" office:value="1442769870.47194" calcext:value-type="float">
            <text:p>1442769870.47194</text:p>
          </table:table-cell>
          <table:table-cell table:formula="of:=[.G137]-[.B282]" office:value-type="float" office:value="3.65652012825012" calcext:value-type="float">
            <text:p>3.656520128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69865.59811" calcext:value-type="float">
            <text:p>1442769865.59811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1.12769985198975" calcext:value-type="float">
            <text:p>1.127699852</text:p>
          </table:table-cell>
          <table:table-cell table:formula="of:=[.C138]/([.D138]-[.D137])" office:value-type="float" office:value="967272.97852219" calcext:value-type="float">
            <text:p>967272.97852219</text:p>
          </table:table-cell>
          <table:table-cell/>
          <table:table-cell office:value-type="float" office:value="1442769870.47546" calcext:value-type="float">
            <text:p>1442769870.47546</text:p>
          </table:table-cell>
          <table:table-cell table:formula="of:=[.G138]-[.B283]" office:value-type="float" office:value="3.65158009529114" calcext:value-type="float">
            <text:p>3.651580095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69865.60652" calcext:value-type="float">
            <text:p>1442769865.60652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1.13610982894897" calcext:value-type="float">
            <text:p>1.1361098289</text:p>
          </table:table-cell>
          <table:table-cell table:formula="of:=[.C139]/([.D139]-[.D138])" office:value-type="float" office:value="962666.133242615" calcext:value-type="float">
            <text:p>962666.133242615</text:p>
          </table:table-cell>
          <table:table-cell/>
          <table:table-cell office:value-type="float" office:value="1442769870.47898" calcext:value-type="float">
            <text:p>1442769870.47898</text:p>
          </table:table-cell>
          <table:table-cell table:formula="of:=[.G139]-[.B284]" office:value-type="float" office:value="3.64665007591248" calcext:value-type="float">
            <text:p>3.6466500759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69865.61487" calcext:value-type="float">
            <text:p>1442769865.61487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1.14445996284485" calcext:value-type="float">
            <text:p>1.1444599628</text:p>
          </table:table-cell>
          <table:table-cell table:formula="of:=[.C140]/([.D140]-[.D139])" office:value-type="float" office:value="969565.290923108" calcext:value-type="float">
            <text:p>969565.290923108</text:p>
          </table:table-cell>
          <table:table-cell/>
          <table:table-cell office:value-type="float" office:value="1442769870.48251" calcext:value-type="float">
            <text:p>1442769870.48251</text:p>
          </table:table-cell>
          <table:table-cell table:formula="of:=[.G140]-[.B285]" office:value-type="float" office:value="3.6416699886322" calcext:value-type="float">
            <text:p>3.641669988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69865.62327" calcext:value-type="float">
            <text:p>1442769865.62327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1.15285992622375" calcext:value-type="float">
            <text:p>1.1528599262</text:p>
          </table:table-cell>
          <table:table-cell table:formula="of:=[.C141]/([.D141]-[.D140])" office:value-type="float" office:value="963813.725703906" calcext:value-type="float">
            <text:p>963813.725703906</text:p>
          </table:table-cell>
          <table:table-cell/>
          <table:table-cell office:value-type="float" office:value="1442769870.48604" calcext:value-type="float">
            <text:p>1442769870.48604</text:p>
          </table:table-cell>
          <table:table-cell table:formula="of:=[.G141]-[.B286]" office:value-type="float" office:value="3.6367301940918" calcext:value-type="float">
            <text:p>3.636730194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69865.63165" calcext:value-type="float">
            <text:p>1442769865.63165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1.16123986244202" calcext:value-type="float">
            <text:p>1.1612398624</text:p>
          </table:table-cell>
          <table:table-cell table:formula="of:=[.C142]/([.D142]-[.D141])" office:value-type="float" office:value="966117.138500057" calcext:value-type="float">
            <text:p>966117.138500057</text:p>
          </table:table-cell>
          <table:table-cell/>
          <table:table-cell office:value-type="float" office:value="1442769870.48956" calcext:value-type="float">
            <text:p>1442769870.48956</text:p>
          </table:table-cell>
          <table:table-cell table:formula="of:=[.G142]-[.B287]" office:value-type="float" office:value="3.63178992271423" calcext:value-type="float">
            <text:p>3.631789922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69865.64003" calcext:value-type="float">
            <text:p>1442769865.64003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1.16961979866028" calcext:value-type="float">
            <text:p>1.1696197987</text:p>
          </table:table-cell>
          <table:table-cell table:formula="of:=[.C143]/([.D143]-[.D142])" office:value-type="float" office:value="966117.138500057" calcext:value-type="float">
            <text:p>966117.138500057</text:p>
          </table:table-cell>
          <table:table-cell/>
          <table:table-cell office:value-type="float" office:value="1442769870.49308" calcext:value-type="float">
            <text:p>1442769870.49308</text:p>
          </table:table-cell>
          <table:table-cell table:formula="of:=[.G143]-[.B288]" office:value-type="float" office:value="3.62685990333557" calcext:value-type="float">
            <text:p>3.626859903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69865.64843" calcext:value-type="float">
            <text:p>1442769865.64843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1.17802000045776" calcext:value-type="float">
            <text:p>1.1780200005</text:p>
          </table:table-cell>
          <table:table-cell table:formula="of:=[.C144]/([.D144]-[.D143])" office:value-type="float" office:value="963786.370277865" calcext:value-type="float">
            <text:p>963786.370277865</text:p>
          </table:table-cell>
          <table:table-cell/>
          <table:table-cell office:value-type="float" office:value="1442769870.49661" calcext:value-type="float">
            <text:p>1442769870.49661</text:p>
          </table:table-cell>
          <table:table-cell table:formula="of:=[.G144]-[.B289]" office:value-type="float" office:value="3.62190985679626" calcext:value-type="float">
            <text:p>3.621909856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69865.65683" calcext:value-type="float">
            <text:p>1442769865.65683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1.18641996383667" calcext:value-type="float">
            <text:p>1.1864199638</text:p>
          </table:table-cell>
          <table:table-cell table:formula="of:=[.C145]/([.D145]-[.D144])" office:value-type="float" office:value="963813.725703906" calcext:value-type="float">
            <text:p>963813.725703906</text:p>
          </table:table-cell>
          <table:table-cell/>
          <table:table-cell office:value-type="float" office:value="1442769870.5001" calcext:value-type="float">
            <text:p>1442769870.5001</text:p>
          </table:table-cell>
          <table:table-cell table:formula="of:=[.G145]-[.B290]" office:value-type="float" office:value="3.61694979667664" calcext:value-type="float">
            <text:p>3.61694979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69865.6652" calcext:value-type="float">
            <text:p>1442769865.6652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1.19478988647461" calcext:value-type="float">
            <text:p>1.1947898865</text:p>
          </table:table-cell>
          <table:table-cell table:formula="of:=[.C146]/([.D146]-[.D145])" office:value-type="float" office:value="967272.97852219" calcext:value-type="float">
            <text:p>967272.97852219</text:p>
          </table:table-cell>
          <table:table-cell/>
          <table:table-cell office:value-type="float" office:value="1442769870.50363" calcext:value-type="float">
            <text:p>1442769870.50363</text:p>
          </table:table-cell>
          <table:table-cell table:formula="of:=[.G146]-[.B291]" office:value-type="float" office:value="3.61201000213623" calcext:value-type="float">
            <text:p>3.612010002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69865.67365" calcext:value-type="float">
            <text:p>1442769865.67365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1.20323991775513" calcext:value-type="float">
            <text:p>1.2032399178</text:p>
          </table:table-cell>
          <table:table-cell table:formula="of:=[.C147]/([.D147]-[.D146])" office:value-type="float" office:value="958102.96213532" calcext:value-type="float">
            <text:p>958102.96213532</text:p>
          </table:table-cell>
          <table:table-cell/>
          <table:table-cell office:value-type="float" office:value="1442769870.50716" calcext:value-type="float">
            <text:p>1442769870.50716</text:p>
          </table:table-cell>
          <table:table-cell table:formula="of:=[.G147]-[.B292]" office:value-type="float" office:value="3.60711002349854" calcext:value-type="float">
            <text:p>3.607110023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69865.68216" calcext:value-type="float">
            <text:p>1442769865.68216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1.211749792099" calcext:value-type="float">
            <text:p>1.2117497921</text:p>
          </table:table-cell>
          <table:table-cell table:formula="of:=[.C148]/([.D148]-[.D147])" office:value-type="float" office:value="951365.398929762" calcext:value-type="float">
            <text:p>951365.398929762</text:p>
          </table:table-cell>
          <table:table-cell/>
          <table:table-cell office:value-type="float" office:value="1442769870.51069" calcext:value-type="float">
            <text:p>1442769870.51069</text:p>
          </table:table-cell>
          <table:table-cell table:formula="of:=[.G148]-[.B293]" office:value-type="float" office:value="3.60221004486084" calcext:value-type="float">
            <text:p>3.602210044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69865.69061" calcext:value-type="float">
            <text:p>1442769865.69061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1.22019982337952" calcext:value-type="float">
            <text:p>1.2201998234</text:p>
          </table:table-cell>
          <table:table-cell table:formula="of:=[.C149]/([.D149]-[.D148])" office:value-type="float" office:value="958102.96213532" calcext:value-type="float">
            <text:p>958102.96213532</text:p>
          </table:table-cell>
          <table:table-cell/>
          <table:table-cell office:value-type="float" office:value="1442769870.51423" calcext:value-type="float">
            <text:p>1442769870.51423</text:p>
          </table:table-cell>
          <table:table-cell table:formula="of:=[.G149]-[.B294]" office:value-type="float" office:value="3.59732007980347" calcext:value-type="float">
            <text:p>3.597320079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69865.69906" calcext:value-type="float">
            <text:p>1442769865.69906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1.22864985466003" calcext:value-type="float">
            <text:p>1.2286498547</text:p>
          </table:table-cell>
          <table:table-cell table:formula="of:=[.C150]/([.D150]-[.D149])" office:value-type="float" office:value="958102.96213532" calcext:value-type="float">
            <text:p>958102.96213532</text:p>
          </table:table-cell>
          <table:table-cell/>
          <table:table-cell office:value-type="float" office:value="1442769870.51776" calcext:value-type="float">
            <text:p>1442769870.51776</text:p>
          </table:table-cell>
          <table:table-cell table:formula="of:=[.G150]-[.B295]" office:value-type="float" office:value="3.59237003326416" calcext:value-type="float">
            <text:p>3.592370033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69865.70754" calcext:value-type="float">
            <text:p>1442769865.70754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1.23712992668152" calcext:value-type="float">
            <text:p>1.2371299267</text:p>
          </table:table-cell>
          <table:table-cell table:formula="of:=[.C151]/([.D151]-[.D150])" office:value-type="float" office:value="954708.872694557" calcext:value-type="float">
            <text:p>954708.872694557</text:p>
          </table:table-cell>
          <table:table-cell/>
          <table:table-cell office:value-type="float" office:value="1442769870.52129" calcext:value-type="float">
            <text:p>1442769870.52129</text:p>
          </table:table-cell>
          <table:table-cell table:formula="of:=[.G151]-[.B296]" office:value-type="float" office:value="3.58745002746582" calcext:value-type="float">
            <text:p>3.587450027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69865.71604" calcext:value-type="float">
            <text:p>1442769865.71604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1.24562978744507" calcext:value-type="float">
            <text:p>1.2456297874</text:p>
          </table:table-cell>
          <table:table-cell table:formula="of:=[.C152]/([.D152]-[.D151])" office:value-type="float" office:value="952486.190681888" calcext:value-type="float">
            <text:p>952486.190681888</text:p>
          </table:table-cell>
          <table:table-cell/>
          <table:table-cell office:value-type="float" office:value="1442769870.5248" calcext:value-type="float">
            <text:p>1442769870.5248</text:p>
          </table:table-cell>
          <table:table-cell table:formula="of:=[.G152]-[.B297]" office:value-type="float" office:value="3.58252000808716" calcext:value-type="float">
            <text:p>3.582520008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69865.72453" calcext:value-type="float">
            <text:p>1442769865.72453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1.25411987304688" calcext:value-type="float">
            <text:p>1.254119873</text:p>
          </table:table-cell>
          <table:table-cell table:formula="of:=[.C153]/([.D153]-[.D152])" office:value-type="float" office:value="953582.847065431" calcext:value-type="float">
            <text:p>953582.847065431</text:p>
          </table:table-cell>
          <table:table-cell/>
          <table:table-cell office:value-type="float" office:value="1442769870.52834" calcext:value-type="float">
            <text:p>1442769870.52834</text:p>
          </table:table-cell>
          <table:table-cell table:formula="of:=[.G153]-[.B298]" office:value-type="float" office:value="3.57763004302979" calcext:value-type="float">
            <text:p>3.5776300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69865.73299" calcext:value-type="float">
            <text:p>1442769865.73299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1.26257991790771" calcext:value-type="float">
            <text:p>1.2625799179</text:p>
          </table:table-cell>
          <table:table-cell table:formula="of:=[.C154]/([.D154]-[.D153])" office:value-type="float" office:value="956968.920753016" calcext:value-type="float">
            <text:p>956968.920753016</text:p>
          </table:table-cell>
          <table:table-cell/>
          <table:table-cell office:value-type="float" office:value="1442769870.53188" calcext:value-type="float">
            <text:p>1442769870.53188</text:p>
          </table:table-cell>
          <table:table-cell table:formula="of:=[.G154]-[.B299]" office:value-type="float" office:value="3.57270979881287" calcext:value-type="float">
            <text:p>3.572709798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69865.74151" calcext:value-type="float">
            <text:p>1442769865.74151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1.27109980583191" calcext:value-type="float">
            <text:p>1.2710998058</text:p>
          </table:table-cell>
          <table:table-cell table:formula="of:=[.C155]/([.D155]-[.D154])" office:value-type="float" office:value="950247.241751784" calcext:value-type="float">
            <text:p>950247.241751784</text:p>
          </table:table-cell>
          <table:table-cell/>
          <table:table-cell office:value-type="float" office:value="1442769870.53541" calcext:value-type="float">
            <text:p>1442769870.53541</text:p>
          </table:table-cell>
          <table:table-cell table:formula="of:=[.G155]-[.B300]" office:value-type="float" office:value="3.56780004501343" calcext:value-type="float">
            <text:p>3.56780004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69865.74998" calcext:value-type="float">
            <text:p>1442769865.74998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1.27956986427307" calcext:value-type="float">
            <text:p>1.2795698643</text:p>
          </table:table-cell>
          <table:table-cell table:formula="of:=[.C156]/([.D156]-[.D155])" office:value-type="float" office:value="955837.560772392" calcext:value-type="float">
            <text:p>955837.560772392</text:p>
          </table:table-cell>
          <table:table-cell/>
          <table:table-cell office:value-type="float" office:value="1442769870.53896" calcext:value-type="float">
            <text:p>1442769870.53896</text:p>
          </table:table-cell>
          <table:table-cell table:formula="of:=[.G156]-[.B301]" office:value-type="float" office:value="3.56291007995605" calcext:value-type="float">
            <text:p>3.5629100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69865.75858" calcext:value-type="float">
            <text:p>1442769865.75858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1.28816986083984" calcext:value-type="float">
            <text:p>1.2881698608</text:p>
          </table:table-cell>
          <table:table-cell table:formula="of:=[.C157]/([.D157]-[.D156])" office:value-type="float" office:value="941395.724654154" calcext:value-type="float">
            <text:p>941395.724654154</text:p>
          </table:table-cell>
          <table:table-cell/>
          <table:table-cell office:value-type="float" office:value="1442769870.54249" calcext:value-type="float">
            <text:p>1442769870.54249</text:p>
          </table:table-cell>
          <table:table-cell table:formula="of:=[.G157]-[.B302]" office:value-type="float" office:value="3.55801010131836" calcext:value-type="float">
            <text:p>3.558010101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69865.76711" calcext:value-type="float">
            <text:p>1442769865.76711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1.29670000076294" calcext:value-type="float">
            <text:p>1.2967000008</text:p>
          </table:table-cell>
          <table:table-cell table:formula="of:=[.C158]/([.D158]-[.D157])" office:value-type="float" office:value="949105.181508189" calcext:value-type="float">
            <text:p>949105.181508189</text:p>
          </table:table-cell>
          <table:table-cell/>
          <table:table-cell office:value-type="float" office:value="1442769870.54601" calcext:value-type="float">
            <text:p>1442769870.54601</text:p>
          </table:table-cell>
          <table:table-cell table:formula="of:=[.G158]-[.B303]" office:value-type="float" office:value="3.55309009552002" calcext:value-type="float">
            <text:p>3.553090095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69865.77565" calcext:value-type="float">
            <text:p>1442769865.77565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1.30523991584778" calcext:value-type="float">
            <text:p>1.3052399158</text:p>
          </table:table-cell>
          <table:table-cell table:formula="of:=[.C159]/([.D159]-[.D158])" office:value-type="float" office:value="948018.794047852" calcext:value-type="float">
            <text:p>948018.794047852</text:p>
          </table:table-cell>
          <table:table-cell/>
          <table:table-cell office:value-type="float" office:value="1442769880.26724" calcext:value-type="float">
            <text:p>1442769880.26724</text:p>
          </table:table-cell>
          <table:table-cell table:formula="of:=[.G159]-[.B304]" office:value-type="float" office:value="0.265880107879639" calcext:value-type="float">
            <text:p>0.2658801079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69865.7841" calcext:value-type="float">
            <text:p>1442769865.7841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1.3136899471283" calcext:value-type="float">
            <text:p>1.3136899471</text:p>
          </table:table-cell>
          <table:table-cell table:formula="of:=[.C160]/([.D160]-[.D159])" office:value-type="float" office:value="958102.96213532" calcext:value-type="float">
            <text:p>958102.96213532</text:p>
          </table:table-cell>
          <table:table-cell/>
          <table:table-cell office:value-type="float" office:value="1442769880.28765" calcext:value-type="float">
            <text:p>1442769880.28765</text:p>
          </table:table-cell>
          <table:table-cell table:formula="of:=[.G160]-[.B305]" office:value-type="float" office:value="0.276010036468506" calcext:value-type="float">
            <text:p>0.2760100365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69865.79257" calcext:value-type="float">
            <text:p>1442769865.79257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1.32216000556946" calcext:value-type="float">
            <text:p>1.3221600056</text:p>
          </table:table-cell>
          <table:table-cell table:formula="of:=[.C161]/([.D161]-[.D160])" office:value-type="float" office:value="955837.560772392" calcext:value-type="float">
            <text:p>955837.560772392</text:p>
          </table:table-cell>
          <table:table-cell/>
          <table:table-cell office:value-type="float" office:value="1442769880.29782" calcext:value-type="float">
            <text:p>1442769880.29782</text:p>
          </table:table-cell>
          <table:table-cell table:formula="of:=[.G161]-[.B306]" office:value-type="float" office:value="0.275930166244507" calcext:value-type="float">
            <text:p>0.275930166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69865.80101" calcext:value-type="float">
            <text:p>1442769865.80101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1.33059978485107" calcext:value-type="float">
            <text:p>1.3305997849</text:p>
          </table:table-cell>
          <table:table-cell table:formula="of:=[.C162]/([.D162]-[.D161])" office:value-type="float" office:value="959266.792395265" calcext:value-type="float">
            <text:p>959266.792395265</text:p>
          </table:table-cell>
          <table:table-cell/>
          <table:table-cell office:value-type="float" office:value="1442769880.31842" calcext:value-type="float">
            <text:p>1442769880.31842</text:p>
          </table:table-cell>
          <table:table-cell table:formula="of:=[.G162]-[.B307]" office:value-type="float" office:value="0.286269903182983" calcext:value-type="float">
            <text:p>0.2862699032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69865.80947" calcext:value-type="float">
            <text:p>1442769865.80947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1.33905982971191" calcext:value-type="float">
            <text:p>1.3390598297</text:p>
          </table:table-cell>
          <table:table-cell table:formula="of:=[.C163]/([.D163]-[.D162])" office:value-type="float" office:value="956968.920753016" calcext:value-type="float">
            <text:p>956968.920753016</text:p>
          </table:table-cell>
          <table:table-cell/>
          <table:table-cell office:value-type="float" office:value="1442769880.32192" calcext:value-type="float">
            <text:p>1442769880.32192</text:p>
          </table:table-cell>
          <table:table-cell table:formula="of:=[.G163]-[.B308]" office:value-type="float" office:value="0.279510021209717" calcext:value-type="float">
            <text:p>0.279510021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69865.81794" calcext:value-type="float">
            <text:p>1442769865.81794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1.34752988815308" calcext:value-type="float">
            <text:p>1.3475298882</text:p>
          </table:table-cell>
          <table:table-cell table:formula="of:=[.C164]/([.D164]-[.D163])" office:value-type="float" office:value="955837.560772392" calcext:value-type="float">
            <text:p>955837.560772392</text:p>
          </table:table-cell>
          <table:table-cell/>
          <table:table-cell office:value-type="float" office:value="1442769880.32866" calcext:value-type="float">
            <text:p>1442769880.32866</text:p>
          </table:table-cell>
          <table:table-cell table:formula="of:=[.G164]-[.B309]" office:value-type="float" office:value="0.276010036468506" calcext:value-type="float">
            <text:p>0.276010036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69865.82651" calcext:value-type="float">
            <text:p>1442769865.82651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1.35609984397888" calcext:value-type="float">
            <text:p>1.356099844</text:p>
          </table:table-cell>
          <table:table-cell table:formula="of:=[.C165]/([.D165]-[.D164])" office:value-type="float" office:value="944695.651244958" calcext:value-type="float">
            <text:p>944695.651244958</text:p>
          </table:table-cell>
          <table:table-cell/>
          <table:table-cell office:value-type="float" office:value="1442769880.34916" calcext:value-type="float">
            <text:p>1442769880.34916</text:p>
          </table:table-cell>
          <table:table-cell table:formula="of:=[.G165]-[.B310]" office:value-type="float" office:value="0.286279916763306" calcext:value-type="float">
            <text:p>0.2862799168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69865.83492" calcext:value-type="float">
            <text:p>1442769865.83492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1.36450982093811" calcext:value-type="float">
            <text:p>1.3645098209</text:p>
          </table:table-cell>
          <table:table-cell table:formula="of:=[.C166]/([.D166]-[.D165])" office:value-type="float" office:value="962666.133242615" calcext:value-type="float">
            <text:p>962666.133242615</text:p>
          </table:table-cell>
          <table:table-cell/>
          <table:table-cell office:value-type="float" office:value="1442769880.35269" calcext:value-type="float">
            <text:p>1442769880.35269</text:p>
          </table:table-cell>
          <table:table-cell table:formula="of:=[.G166]-[.B311]" office:value-type="float" office:value="0.279550075531006" calcext:value-type="float">
            <text:p>0.279550075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69865.84335" calcext:value-type="float">
            <text:p>1442769865.84335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1.37293982505798" calcext:value-type="float">
            <text:p>1.3729398251</text:p>
          </table:table-cell>
          <table:table-cell table:formula="of:=[.C167]/([.D167]-[.D166])" office:value-type="float" office:value="960379.127326206" calcext:value-type="float">
            <text:p>960379.127326206</text:p>
          </table:table-cell>
          <table:table-cell/>
          <table:table-cell office:value-type="float" office:value="1442769880.35942" calcext:value-type="float">
            <text:p>1442769880.35942</text:p>
          </table:table-cell>
          <table:table-cell table:formula="of:=[.G167]-[.B312]" office:value-type="float" office:value="0.27603006362915" calcext:value-type="float">
            <text:p>0.276030063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69865.85181" calcext:value-type="float">
            <text:p>1442769865.85181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1.38139986991882" calcext:value-type="float">
            <text:p>1.3813998699</text:p>
          </table:table-cell>
          <table:table-cell table:formula="of:=[.C168]/([.D168]-[.D167])" office:value-type="float" office:value="956968.920753016" calcext:value-type="float">
            <text:p>956968.920753016</text:p>
          </table:table-cell>
          <table:table-cell/>
          <table:table-cell office:value-type="float" office:value="1442769880.36972" calcext:value-type="float">
            <text:p>1442769880.36972</text:p>
          </table:table-cell>
          <table:table-cell table:formula="of:=[.G168]-[.B313]" office:value-type="float" office:value="0.27603006362915" calcext:value-type="float">
            <text:p>0.276030063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69865.86028" calcext:value-type="float">
            <text:p>1442769865.86028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1.38986992835999" calcext:value-type="float">
            <text:p>1.3898699284</text:p>
          </table:table-cell>
          <table:table-cell table:formula="of:=[.C169]/([.D169]-[.D168])" office:value-type="float" office:value="955837.560772392" calcext:value-type="float">
            <text:p>955837.560772392</text:p>
          </table:table-cell>
          <table:table-cell/>
          <table:table-cell office:value-type="float" office:value="1442769880.39023" calcext:value-type="float">
            <text:p>1442769880.39023</text:p>
          </table:table-cell>
          <table:table-cell table:formula="of:=[.G169]-[.B314]" office:value-type="float" office:value="0.286249876022339" calcext:value-type="float">
            <text:p>0.28624987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69865.86873" calcext:value-type="float">
            <text:p>1442769865.86873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1.3983199596405" calcext:value-type="float">
            <text:p>1.3983199596</text:p>
          </table:table-cell>
          <table:table-cell table:formula="of:=[.C170]/([.D170]-[.D169])" office:value-type="float" office:value="958102.96213532" calcext:value-type="float">
            <text:p>958102.96213532</text:p>
          </table:table-cell>
          <table:table-cell/>
          <table:table-cell office:value-type="float" office:value="1442769880.39376" calcext:value-type="float">
            <text:p>1442769880.39376</text:p>
          </table:table-cell>
          <table:table-cell table:formula="of:=[.G170]-[.B315]" office:value-type="float" office:value="0.279520034790039" calcext:value-type="float">
            <text:p>0.279520034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69865.87718" calcext:value-type="float">
            <text:p>1442769865.87718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1.40676999092102" calcext:value-type="float">
            <text:p>1.4067699909</text:p>
          </table:table-cell>
          <table:table-cell table:formula="of:=[.C171]/([.D171]-[.D170])" office:value-type="float" office:value="958102.96213532" calcext:value-type="float">
            <text:p>958102.96213532</text:p>
          </table:table-cell>
          <table:table-cell/>
          <table:table-cell office:value-type="float" office:value="1442769880.41077" calcext:value-type="float">
            <text:p>1442769880.41077</text:p>
          </table:table-cell>
          <table:table-cell table:formula="of:=[.G171]-[.B316]" office:value-type="float" office:value="0.286279916763306" calcext:value-type="float">
            <text:p>0.286279916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69865.88572" calcext:value-type="float">
            <text:p>1442769865.88572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1.41530990600586" calcext:value-type="float">
            <text:p>1.415309906</text:p>
          </table:table-cell>
          <table:table-cell table:formula="of:=[.C172]/([.D172]-[.D171])" office:value-type="float" office:value="948018.794047852" calcext:value-type="float">
            <text:p>948018.794047852</text:p>
          </table:table-cell>
          <table:table-cell/>
          <table:table-cell office:value-type="float" office:value="1442769880.4933" calcext:value-type="float">
            <text:p>1442769880.4933</text:p>
          </table:table-cell>
          <table:table-cell table:formula="of:=[.G172]-[.B317]" office:value-type="float" office:value="0.358550071716309" calcext:value-type="float">
            <text:p>0.358550071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69865.89421" calcext:value-type="float">
            <text:p>1442769865.89421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1.42379999160767" calcext:value-type="float">
            <text:p>1.4237999916</text:p>
          </table:table-cell>
          <table:table-cell table:formula="of:=[.C173]/([.D173]-[.D172])" office:value-type="float" office:value="953582.847065431" calcext:value-type="float">
            <text:p>953582.847065431</text:p>
          </table:table-cell>
          <table:table-cell/>
          <table:table-cell office:value-type="float" office:value="1442769880.49683" calcext:value-type="float">
            <text:p>1442769880.49683</text:p>
          </table:table-cell>
          <table:table-cell table:formula="of:=[.G173]-[.B318]" office:value-type="float" office:value="0.351830005645752" calcext:value-type="float">
            <text:p>0.351830005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69865.90266" calcext:value-type="float">
            <text:p>1442769865.90266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1.4322497844696" calcext:value-type="float">
            <text:p>1.4322497845</text:p>
          </table:table-cell>
          <table:table-cell table:formula="of:=[.C174]/([.D174]-[.D173])" office:value-type="float" office:value="958129.995880477" calcext:value-type="float">
            <text:p>958129.995880477</text:p>
          </table:table-cell>
          <table:table-cell/>
          <table:table-cell office:value-type="float" office:value="1442769880.50036" calcext:value-type="float">
            <text:p>1442769880.50036</text:p>
          </table:table-cell>
          <table:table-cell table:formula="of:=[.G174]-[.B319]" office:value-type="float" office:value="0.345149993896484" calcext:value-type="float">
            <text:p>0.345149993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69865.91122" calcext:value-type="float">
            <text:p>1442769865.91122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1.44080996513367" calcext:value-type="float">
            <text:p>1.4408099651</text:p>
          </table:table-cell>
          <table:table-cell table:formula="of:=[.C175]/([.D175]-[.D174])" office:value-type="float" office:value="945774.431372549" calcext:value-type="float">
            <text:p>945774.431372549</text:p>
          </table:table-cell>
          <table:table-cell/>
          <table:table-cell office:value-type="float" office:value="1442769880.53364" calcext:value-type="float">
            <text:p>1442769880.53364</text:p>
          </table:table-cell>
          <table:table-cell table:formula="of:=[.G175]-[.B320]" office:value-type="float" office:value="0.368170022964478" calcext:value-type="float">
            <text:p>0.36817002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69865.91978" calcext:value-type="float">
            <text:p>1442769865.91978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.44936990737915" calcext:value-type="float">
            <text:p>1.4493699074</text:p>
          </table:table-cell>
          <table:table-cell table:formula="of:=[.C176]/([.D176]-[.D175])" office:value-type="float" office:value="945800.773862908" calcext:value-type="float">
            <text:p>945800.773862908</text:p>
          </table:table-cell>
          <table:table-cell/>
          <table:table-cell office:value-type="float" office:value="1442769880.53721" calcext:value-type="float">
            <text:p>1442769880.53721</text:p>
          </table:table-cell>
          <table:table-cell table:formula="of:=[.G176]-[.B321]" office:value-type="float" office:value="0.36149001121521" calcext:value-type="float">
            <text:p>0.361490011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69865.92823" calcext:value-type="float">
            <text:p>1442769865.92823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.45781993865967" calcext:value-type="float">
            <text:p>1.4578199387</text:p>
          </table:table-cell>
          <table:table-cell table:formula="of:=[.C177]/([.D177]-[.D176])" office:value-type="float" office:value="958102.96213532" calcext:value-type="float">
            <text:p>958102.96213532</text:p>
          </table:table-cell>
          <table:table-cell/>
          <table:table-cell office:value-type="float" office:value="1442769880.54078" calcext:value-type="float">
            <text:p>1442769880.54078</text:p>
          </table:table-cell>
          <table:table-cell table:formula="of:=[.G177]-[.B322]" office:value-type="float" office:value="0.35479998588562" calcext:value-type="float">
            <text:p>0.354799985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69865.93668" calcext:value-type="float">
            <text:p>1442769865.93668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.46626996994019" calcext:value-type="float">
            <text:p>1.4662699699</text:p>
          </table:table-cell>
          <table:table-cell table:formula="of:=[.C178]/([.D178]-[.D177])" office:value-type="float" office:value="958102.96213532" calcext:value-type="float">
            <text:p>958102.96213532</text:p>
          </table:table-cell>
          <table:table-cell/>
          <table:table-cell office:value-type="float" office:value="1442769880.56049" calcext:value-type="float">
            <text:p>1442769880.56049</text:p>
          </table:table-cell>
          <table:table-cell table:formula="of:=[.G178]-[.B323]" office:value-type="float" office:value="0.364219903945923" calcext:value-type="float">
            <text:p>0.3642199039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69865.94515" calcext:value-type="float">
            <text:p>1442769865.94515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.47473978996277" calcext:value-type="float">
            <text:p>1.47473979</text:p>
          </table:table-cell>
          <table:table-cell table:formula="of:=[.C179]/([.D179]-[.D178])" office:value-type="float" office:value="955864.466826179" calcext:value-type="float">
            <text:p>955864.466826179</text:p>
          </table:table-cell>
          <table:table-cell/>
          <table:table-cell office:value-type="float" office:value="1442769880.56402" calcext:value-type="float">
            <text:p>1442769880.56402</text:p>
          </table:table-cell>
          <table:table-cell table:formula="of:=[.G179]-[.B324]" office:value-type="float" office:value="0.357499837875366" calcext:value-type="float">
            <text:p>0.3574998379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69865.95372" calcext:value-type="float">
            <text:p>1442769865.95372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.48330998420715" calcext:value-type="float">
            <text:p>1.4833099842</text:p>
          </table:table-cell>
          <table:table-cell table:formula="of:=[.C180]/([.D180]-[.D179])" office:value-type="float" office:value="944669.370277639" calcext:value-type="float">
            <text:p>944669.370277639</text:p>
          </table:table-cell>
          <table:table-cell/>
          <table:table-cell office:value-type="float" office:value="1442769880.56754" calcext:value-type="float">
            <text:p>1442769880.56754</text:p>
          </table:table-cell>
          <table:table-cell table:formula="of:=[.G180]-[.B325]" office:value-type="float" office:value="0.350759983062744" calcext:value-type="float">
            <text:p>0.350759983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69865.96219" calcext:value-type="float">
            <text:p>1442769865.96219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1.49177980422974" calcext:value-type="float">
            <text:p>1.4917798042</text:p>
          </table:table-cell>
          <table:table-cell table:formula="of:=[.C181]/([.D181]-[.D180])" office:value-type="float" office:value="955864.466826179" calcext:value-type="float">
            <text:p>955864.466826179</text:p>
          </table:table-cell>
          <table:table-cell/>
          <table:table-cell office:value-type="float" office:value="1442769880.81623" calcext:value-type="float">
            <text:p>1442769880.81623</text:p>
          </table:table-cell>
          <table:table-cell table:formula="of:=[.G181]-[.B326]" office:value-type="float" office:value="0.589200019836426" calcext:value-type="float">
            <text:p>0.589200019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69865.97067" calcext:value-type="float">
            <text:p>1442769865.97067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1.50025987625122" calcext:value-type="float">
            <text:p>1.5002598763</text:p>
          </table:table-cell>
          <table:table-cell table:formula="of:=[.C182]/([.D182]-[.D181])" office:value-type="float" office:value="954708.872694557" calcext:value-type="float">
            <text:p>954708.872694557</text:p>
          </table:table-cell>
          <table:table-cell/>
          <table:table-cell office:value-type="float" office:value="1442769880.81976" calcext:value-type="float">
            <text:p>1442769880.81976</text:p>
          </table:table-cell>
          <table:table-cell table:formula="of:=[.G182]-[.B327]" office:value-type="float" office:value="0.582460165023804" calcext:value-type="float">
            <text:p>0.58246016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69865.97913" calcext:value-type="float">
            <text:p>1442769865.97913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1.50871992111206" calcext:value-type="float">
            <text:p>1.5087199211</text:p>
          </table:table-cell>
          <table:table-cell table:formula="of:=[.C183]/([.D183]-[.D182])" office:value-type="float" office:value="956968.920753016" calcext:value-type="float">
            <text:p>956968.920753016</text:p>
          </table:table-cell>
          <table:table-cell/>
          <table:table-cell office:value-type="float" office:value="1442769880.82328" calcext:value-type="float">
            <text:p>1442769880.82328</text:p>
          </table:table-cell>
          <table:table-cell table:formula="of:=[.G183]-[.B328]" office:value-type="float" office:value="0.575730085372925" calcext:value-type="float">
            <text:p>0.575730085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69865.98757" calcext:value-type="float">
            <text:p>1442769865.98757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1.51715993881226" calcext:value-type="float">
            <text:p>1.5171599388</text:p>
          </table:table-cell>
          <table:table-cell table:formula="of:=[.C184]/([.D184]-[.D183])" office:value-type="float" office:value="959239.694463277" calcext:value-type="float">
            <text:p>959239.694463277</text:p>
          </table:table-cell>
          <table:table-cell/>
          <table:table-cell office:value-type="float" office:value="1442769880.82965" calcext:value-type="float">
            <text:p>1442769880.82965</text:p>
          </table:table-cell>
          <table:table-cell table:formula="of:=[.G184]-[.B329]" office:value-type="float" office:value="0.571839809417725" calcext:value-type="float">
            <text:p>0.571839809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69865.99606" calcext:value-type="float">
            <text:p>1442769865.99606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1.52564978599548" calcext:value-type="float">
            <text:p>1.525649786</text:p>
          </table:table-cell>
          <table:table-cell table:formula="of:=[.C185]/([.D185]-[.D184])" office:value-type="float" office:value="953609.626330422" calcext:value-type="float">
            <text:p>953609.626330422</text:p>
          </table:table-cell>
          <table:table-cell/>
          <table:table-cell office:value-type="float" office:value="1442769880.84312" calcext:value-type="float">
            <text:p>1442769880.84312</text:p>
          </table:table-cell>
          <table:table-cell table:formula="of:=[.G185]-[.B330]" office:value-type="float" office:value="0.575060129165649" calcext:value-type="float">
            <text:p>0.57506012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69866.00455" calcext:value-type="float">
            <text:p>1442769866.00455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1.53413987159729" calcext:value-type="float">
            <text:p>1.5341398716</text:p>
          </table:table-cell>
          <table:table-cell table:formula="of:=[.C186]/([.D186]-[.D185])" office:value-type="float" office:value="953582.847065431" calcext:value-type="float">
            <text:p>953582.847065431</text:p>
          </table:table-cell>
          <table:table-cell/>
          <table:table-cell office:value-type="float" office:value="1442769880.85654" calcext:value-type="float">
            <text:p>1442769880.85654</text:p>
          </table:table-cell>
          <table:table-cell table:formula="of:=[.G186]-[.B331]" office:value-type="float" office:value="0.57820987701416" calcext:value-type="float">
            <text:p>0.57820987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69866.01305" calcext:value-type="float">
            <text:p>1442769866.01305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1.54263997077942" calcext:value-type="float">
            <text:p>1.5426399708</text:p>
          </table:table-cell>
          <table:table-cell table:formula="of:=[.C187]/([.D187]-[.D186])" office:value-type="float" office:value="952459.474475485" calcext:value-type="float">
            <text:p>952459.474475485</text:p>
          </table:table-cell>
          <table:table-cell/>
          <table:table-cell office:value-type="float" office:value="1442769880.86011" calcext:value-type="float">
            <text:p>1442769880.86011</text:p>
          </table:table-cell>
          <table:table-cell table:formula="of:=[.G187]-[.B332]" office:value-type="float" office:value="0.571520090103149" calcext:value-type="float">
            <text:p>0.571520090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69866.02153" calcext:value-type="float">
            <text:p>1442769866.02153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1.55111980438232" calcext:value-type="float">
            <text:p>1.5511198044</text:p>
          </table:table-cell>
          <table:table-cell table:formula="of:=[.C188]/([.D188]-[.D187])" office:value-type="float" office:value="954735.715241657" calcext:value-type="float">
            <text:p>954735.715241657</text:p>
          </table:table-cell>
          <table:table-cell/>
          <table:table-cell office:value-type="float" office:value="1442769880.86999" calcext:value-type="float">
            <text:p>1442769880.86999</text:p>
          </table:table-cell>
          <table:table-cell table:formula="of:=[.G188]-[.B333]" office:value-type="float" office:value="0.571150064468384" calcext:value-type="float">
            <text:p>0.571150064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69866.03001" calcext:value-type="float">
            <text:p>1442769866.03001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1.55959987640381" calcext:value-type="float">
            <text:p>1.5595998764</text:p>
          </table:table-cell>
          <table:table-cell table:formula="of:=[.C189]/([.D189]-[.D188])" office:value-type="float" office:value="954708.872694557" calcext:value-type="float">
            <text:p>954708.872694557</text:p>
          </table:table-cell>
          <table:table-cell/>
          <table:table-cell office:value-type="float" office:value="1442769880.88345" calcext:value-type="float">
            <text:p>1442769880.88345</text:p>
          </table:table-cell>
          <table:table-cell table:formula="of:=[.G189]-[.B334]" office:value-type="float" office:value="0.574360132217407" calcext:value-type="float">
            <text:p>0.574360132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69866.03855" calcext:value-type="float">
            <text:p>1442769866.03855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.56813979148865" calcext:value-type="float">
            <text:p>1.5681397915</text:p>
          </table:table-cell>
          <table:table-cell table:formula="of:=[.C190]/([.D190]-[.D189])" office:value-type="float" office:value="948018.794047852" calcext:value-type="float">
            <text:p>948018.794047852</text:p>
          </table:table-cell>
          <table:table-cell/>
          <table:table-cell office:value-type="float" office:value="1442769880.88699" calcext:value-type="float">
            <text:p>1442769880.88699</text:p>
          </table:table-cell>
          <table:table-cell table:formula="of:=[.G190]-[.B335]" office:value-type="float" office:value="0.567630052566528" calcext:value-type="float">
            <text:p>0.567630052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69866.04702" calcext:value-type="float">
            <text:p>1442769866.04702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.57660984992981" calcext:value-type="float">
            <text:p>1.5766098499</text:p>
          </table:table-cell>
          <table:table-cell table:formula="of:=[.C191]/([.D191]-[.D190])" office:value-type="float" office:value="955837.560772392" calcext:value-type="float">
            <text:p>955837.560772392</text:p>
          </table:table-cell>
          <table:table-cell/>
          <table:table-cell office:value-type="float" office:value="1442769880.89694" calcext:value-type="float">
            <text:p>1442769880.89694</text:p>
          </table:table-cell>
          <table:table-cell table:formula="of:=[.G191]-[.B336]" office:value-type="float" office:value="0.567219972610474" calcext:value-type="float">
            <text:p>0.567219972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69866.0555" calcext:value-type="float">
            <text:p>1442769866.0555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.58508992195129" calcext:value-type="float">
            <text:p>1.585089922</text:p>
          </table:table-cell>
          <table:table-cell table:formula="of:=[.C192]/([.D192]-[.D191])" office:value-type="float" office:value="954708.872694557" calcext:value-type="float">
            <text:p>954708.872694557</text:p>
          </table:table-cell>
          <table:table-cell/>
          <table:table-cell office:value-type="float" office:value="1442769880.91039" calcext:value-type="float">
            <text:p>1442769880.91039</text:p>
          </table:table-cell>
          <table:table-cell table:formula="of:=[.G192]-[.B337]" office:value-type="float" office:value="0.570339918136597" calcext:value-type="float">
            <text:p>0.570339918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69866.06398" calcext:value-type="float">
            <text:p>1442769866.06398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.59356999397278" calcext:value-type="float">
            <text:p>1.593569994</text:p>
          </table:table-cell>
          <table:table-cell table:formula="of:=[.C193]/([.D193]-[.D192])" office:value-type="float" office:value="954708.872694557" calcext:value-type="float">
            <text:p>954708.872694557</text:p>
          </table:table-cell>
          <table:table-cell/>
          <table:table-cell office:value-type="float" office:value="1442769880.92371" calcext:value-type="float">
            <text:p>1442769880.92371</text:p>
          </table:table-cell>
          <table:table-cell table:formula="of:=[.G193]-[.B338]" office:value-type="float" office:value="0.573330163955689" calcext:value-type="float">
            <text:p>0.57333016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69866.07244" calcext:value-type="float">
            <text:p>1442769866.07244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.60202980041504" calcext:value-type="float">
            <text:p>1.6020298004</text:p>
          </table:table-cell>
          <table:table-cell table:formula="of:=[.C194]/([.D194]-[.D193])" office:value-type="float" office:value="956995.890539131" calcext:value-type="float">
            <text:p>956995.890539131</text:p>
          </table:table-cell>
          <table:table-cell/>
          <table:table-cell office:value-type="float" office:value="1442769880.92727" calcext:value-type="float">
            <text:p>1442769880.92727</text:p>
          </table:table-cell>
          <table:table-cell table:formula="of:=[.G194]-[.B339]" office:value-type="float" office:value="0.566439867019653" calcext:value-type="float">
            <text:p>0.566439867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69866.08088" calcext:value-type="float">
            <text:p>1442769866.08088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.61046981811523" calcext:value-type="float">
            <text:p>1.6104698181</text:p>
          </table:table-cell>
          <table:table-cell table:formula="of:=[.C195]/([.D195]-[.D194])" office:value-type="float" office:value="959239.694463277" calcext:value-type="float">
            <text:p>959239.694463277</text:p>
          </table:table-cell>
          <table:table-cell/>
          <table:table-cell office:value-type="float" office:value="1442769880.93723" calcext:value-type="float">
            <text:p>1442769880.93723</text:p>
          </table:table-cell>
          <table:table-cell table:formula="of:=[.G195]-[.B340]" office:value-type="float" office:value="0.566080093383789" calcext:value-type="float">
            <text:p>0.566080093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69866.08937" calcext:value-type="float">
            <text:p>1442769866.08937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.61895990371704" calcext:value-type="float">
            <text:p>1.6189599037</text:p>
          </table:table-cell>
          <table:table-cell table:formula="of:=[.C196]/([.D196]-[.D195])" office:value-type="float" office:value="953582.847065431" calcext:value-type="float">
            <text:p>953582.847065431</text:p>
          </table:table-cell>
          <table:table-cell/>
          <table:table-cell office:value-type="float" office:value="1442769880.95066" calcext:value-type="float">
            <text:p>1442769880.95066</text:p>
          </table:table-cell>
          <table:table-cell table:formula="of:=[.G196]-[.B341]" office:value-type="float" office:value="0.569180011749268" calcext:value-type="float">
            <text:p>0.569180011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69866.09781" calcext:value-type="float">
            <text:p>1442769866.09781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.62739992141724" calcext:value-type="float">
            <text:p>1.6273999214</text:p>
          </table:table-cell>
          <table:table-cell table:formula="of:=[.C197]/([.D197]-[.D196])" office:value-type="float" office:value="959239.694463277" calcext:value-type="float">
            <text:p>959239.694463277</text:p>
          </table:table-cell>
          <table:table-cell/>
          <table:table-cell office:value-type="float" office:value="1442769880.95421" calcext:value-type="float">
            <text:p>1442769880.95421</text:p>
          </table:table-cell>
          <table:table-cell table:formula="of:=[.G197]-[.B342]" office:value-type="float" office:value="0.562390089035034" calcext:value-type="float">
            <text:p>0.56239008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69866.1063" calcext:value-type="float">
            <text:p>1442769866.1063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.63589000701904" calcext:value-type="float">
            <text:p>1.635890007</text:p>
          </table:table-cell>
          <table:table-cell table:formula="of:=[.C198]/([.D198]-[.D197])" office:value-type="float" office:value="953582.847065431" calcext:value-type="float">
            <text:p>953582.847065431</text:p>
          </table:table-cell>
          <table:table-cell/>
          <table:table-cell office:value-type="float" office:value="1442769880.96403" calcext:value-type="float">
            <text:p>1442769880.96403</text:p>
          </table:table-cell>
          <table:table-cell table:formula="of:=[.G198]-[.B343]" office:value-type="float" office:value="0.561890125274658" calcext:value-type="float">
            <text:p>0.561890125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69866.11475" calcext:value-type="float">
            <text:p>1442769866.11475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.64433979988098" calcext:value-type="float">
            <text:p>1.6443397999</text:p>
          </table:table-cell>
          <table:table-cell table:formula="of:=[.C199]/([.D199]-[.D198])" office:value-type="float" office:value="958129.995880477" calcext:value-type="float">
            <text:p>958129.995880477</text:p>
          </table:table-cell>
          <table:table-cell/>
          <table:table-cell office:value-type="float" office:value="1442769880.97749" calcext:value-type="float">
            <text:p>1442769880.97749</text:p>
          </table:table-cell>
          <table:table-cell table:formula="of:=[.G199]-[.B344]" office:value-type="float" office:value="0.564919948577881" calcext:value-type="float">
            <text:p>0.564919948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69866.12323" calcext:value-type="float">
            <text:p>1442769866.12323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.65281987190247" calcext:value-type="float">
            <text:p>1.6528198719</text:p>
          </table:table-cell>
          <table:table-cell table:formula="of:=[.C200]/([.D200]-[.D199])" office:value-type="float" office:value="954708.872694557" calcext:value-type="float">
            <text:p>954708.872694557</text:p>
          </table:table-cell>
          <table:table-cell/>
          <table:table-cell office:value-type="float" office:value="1442769880.981" calcext:value-type="float">
            <text:p>1442769880.981</text:p>
          </table:table-cell>
          <table:table-cell table:formula="of:=[.G200]-[.B345]" office:value-type="float" office:value="0.558099985122681" calcext:value-type="float">
            <text:p>0.558099985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69866.13175" calcext:value-type="float">
            <text:p>1442769866.13175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.66133999824524" calcext:value-type="float">
            <text:p>1.6613399982</text:p>
          </table:table-cell>
          <table:table-cell table:formula="of:=[.C201]/([.D201]-[.D200])" office:value-type="float" office:value="950220.650996194" calcext:value-type="float">
            <text:p>950220.650996194</text:p>
          </table:table-cell>
          <table:table-cell/>
          <table:table-cell office:value-type="float" office:value="1442769881.1788" calcext:value-type="float">
            <text:p>1442769881.1788</text:p>
          </table:table-cell>
          <table:table-cell table:formula="of:=[.G201]-[.B346]" office:value-type="float" office:value="0.745580196380615" calcext:value-type="float">
            <text:p>0.745580196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69866.14021" calcext:value-type="float">
            <text:p>1442769866.14021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.6697998046875" calcext:value-type="float">
            <text:p>1.6697998047</text:p>
          </table:table-cell>
          <table:table-cell table:formula="of:=[.C202]/([.D202]-[.D201])" office:value-type="float" office:value="956995.890539131" calcext:value-type="float">
            <text:p>956995.890539131</text:p>
          </table:table-cell>
          <table:table-cell/>
          <table:table-cell office:value-type="float" office:value="1442769881.18223" calcext:value-type="float">
            <text:p>1442769881.18223</text:p>
          </table:table-cell>
          <table:table-cell table:formula="of:=[.G202]-[.B347]" office:value-type="float" office:value="0.738640069961548" calcext:value-type="float">
            <text:p>0.7386400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69866.14865" calcext:value-type="float">
            <text:p>1442769866.14865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.6782398223877" calcext:value-type="float">
            <text:p>1.6782398224</text:p>
          </table:table-cell>
          <table:table-cell table:formula="of:=[.C203]/([.D203]-[.D202])" office:value-type="float" office:value="959239.694463277" calcext:value-type="float">
            <text:p>959239.694463277</text:p>
          </table:table-cell>
          <table:table-cell/>
          <table:table-cell office:value-type="float" office:value="1442769881.18565" calcext:value-type="float">
            <text:p>1442769881.18565</text:p>
          </table:table-cell>
          <table:table-cell table:formula="of:=[.G203]-[.B348]" office:value-type="float" office:value="0.73170018196106" calcext:value-type="float">
            <text:p>0.73170018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69866.15712" calcext:value-type="float">
            <text:p>1442769866.15712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.68670988082886" calcext:value-type="float">
            <text:p>1.6867098808</text:p>
          </table:table-cell>
          <table:table-cell table:formula="of:=[.C204]/([.D204]-[.D203])" office:value-type="float" office:value="955837.560772392" calcext:value-type="float">
            <text:p>955837.560772392</text:p>
          </table:table-cell>
          <table:table-cell/>
          <table:table-cell office:value-type="float" office:value="1442769881.18908" calcext:value-type="float">
            <text:p>1442769881.18908</text:p>
          </table:table-cell>
          <table:table-cell table:formula="of:=[.G204]-[.B349]" office:value-type="float" office:value="0.724709987640381" calcext:value-type="float">
            <text:p>0.724709987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69866.16557" calcext:value-type="float">
            <text:p>1442769866.16557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.69515991210938" calcext:value-type="float">
            <text:p>1.6951599121</text:p>
          </table:table-cell>
          <table:table-cell table:formula="of:=[.C205]/([.D205]-[.D204])" office:value-type="float" office:value="958102.96213532" calcext:value-type="float">
            <text:p>958102.96213532</text:p>
          </table:table-cell>
          <table:table-cell/>
          <table:table-cell office:value-type="float" office:value="1442769881.19249" calcext:value-type="float">
            <text:p>1442769881.19249</text:p>
          </table:table-cell>
          <table:table-cell table:formula="of:=[.G205]-[.B350]" office:value-type="float" office:value="0.71776008605957" calcext:value-type="float">
            <text:p>0.717760086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69866.174" calcext:value-type="float">
            <text:p>1442769866.174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.70358991622925" calcext:value-type="float">
            <text:p>1.7035899162</text:p>
          </table:table-cell>
          <table:table-cell table:formula="of:=[.C206]/([.D206]-[.D205])" office:value-type="float" office:value="960379.127326206" calcext:value-type="float">
            <text:p>960379.127326206</text:p>
          </table:table-cell>
          <table:table-cell/>
          <table:table-cell office:value-type="float" office:value="1442769881.98466" calcext:value-type="float">
            <text:p>1442769881.98466</text:p>
          </table:table-cell>
          <table:table-cell table:formula="of:=[.G206]-[.B351]" office:value-type="float" office:value="1.49957990646362" calcext:value-type="float">
            <text:p>1.499579906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69866.18248" calcext:value-type="float">
            <text:p>1442769866.18248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.71206998825073" calcext:value-type="float">
            <text:p>1.7120699883</text:p>
          </table:table-cell>
          <table:table-cell table:formula="of:=[.C207]/([.D207]-[.D206])" office:value-type="float" office:value="954708.872694557" calcext:value-type="float">
            <text:p>954708.872694557</text:p>
          </table:table-cell>
          <table:table-cell/>
          <table:table-cell office:value-type="float" office:value="1442769881.98809" calcext:value-type="float">
            <text:p>1442769881.98809</text:p>
          </table:table-cell>
          <table:table-cell table:formula="of:=[.G207]-[.B352]" office:value-type="float" office:value="1.49270009994507" calcext:value-type="float">
            <text:p>1.4927000999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69866.1909" calcext:value-type="float">
            <text:p>1442769866.1909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.72048997879028" calcext:value-type="float">
            <text:p>1.7204899788</text:p>
          </table:table-cell>
          <table:table-cell table:formula="of:=[.C208]/([.D208]-[.D207])" office:value-type="float" office:value="961521.270359044" calcext:value-type="float">
            <text:p>961521.270359044</text:p>
          </table:table-cell>
          <table:table-cell/>
          <table:table-cell office:value-type="float" office:value="1442769881.9915" calcext:value-type="float">
            <text:p>1442769881.9915</text:p>
          </table:table-cell>
          <table:table-cell table:formula="of:=[.G208]-[.B353]" office:value-type="float" office:value="1.48579978942871" calcext:value-type="float">
            <text:p>1.485799789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69866.19938" calcext:value-type="float">
            <text:p>1442769866.19938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.72896981239319" calcext:value-type="float">
            <text:p>1.7289698124</text:p>
          </table:table-cell>
          <table:table-cell table:formula="of:=[.C209]/([.D209]-[.D208])" office:value-type="float" office:value="954735.715241657" calcext:value-type="float">
            <text:p>954735.715241657</text:p>
          </table:table-cell>
          <table:table-cell/>
          <table:table-cell office:value-type="float" office:value="1442769882.01241" calcext:value-type="float">
            <text:p>1442769882.01241</text:p>
          </table:table-cell>
          <table:table-cell table:formula="of:=[.G209]-[.B354]" office:value-type="float" office:value="1.49633002281189" calcext:value-type="float">
            <text:p>1.496330022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69866.20788" calcext:value-type="float">
            <text:p>1442769866.20788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.73746991157532" calcext:value-type="float">
            <text:p>1.7374699116</text:p>
          </table:table-cell>
          <table:table-cell table:formula="of:=[.C210]/([.D210]-[.D209])" office:value-type="float" office:value="952459.474475485" calcext:value-type="float">
            <text:p>952459.474475485</text:p>
          </table:table-cell>
          <table:table-cell/>
          <table:table-cell office:value-type="float" office:value="1442769882.01555" calcext:value-type="float">
            <text:p>1442769882.01555</text:p>
          </table:table-cell>
          <table:table-cell table:formula="of:=[.G210]-[.B355]" office:value-type="float" office:value="1.48912000656128" calcext:value-type="float">
            <text:p>1.489120006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69866.21633" calcext:value-type="float">
            <text:p>1442769866.21633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.74591994285584" calcext:value-type="float">
            <text:p>1.7459199429</text:p>
          </table:table-cell>
          <table:table-cell table:formula="of:=[.C211]/([.D211]-[.D210])" office:value-type="float" office:value="958102.96213532" calcext:value-type="float">
            <text:p>958102.96213532</text:p>
          </table:table-cell>
          <table:table-cell/>
          <table:table-cell office:value-type="float" office:value="1442769882.01862" calcext:value-type="float">
            <text:p>1442769882.01862</text:p>
          </table:table-cell>
          <table:table-cell table:formula="of:=[.G211]-[.B356]" office:value-type="float" office:value="1.48183989524841" calcext:value-type="float">
            <text:p>1.481839895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69866.22474" calcext:value-type="float">
            <text:p>1442769866.22474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.75432991981506" calcext:value-type="float">
            <text:p>1.7543299198</text:p>
          </table:table-cell>
          <table:table-cell table:formula="of:=[.C212]/([.D212]-[.D211])" office:value-type="float" office:value="962666.133242615" calcext:value-type="float">
            <text:p>962666.133242615</text:p>
          </table:table-cell>
          <table:table-cell/>
          <table:table-cell office:value-type="float" office:value="1442769882.04012" calcext:value-type="float">
            <text:p>1442769882.04012</text:p>
          </table:table-cell>
          <table:table-cell table:formula="of:=[.G212]-[.B357]" office:value-type="float" office:value="1.492999792099" calcext:value-type="float">
            <text:p>1.492999792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69866.23319" calcext:value-type="float">
            <text:p>1442769866.23319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.76277995109558" calcext:value-type="float">
            <text:p>1.7627799511</text:p>
          </table:table-cell>
          <table:table-cell table:formula="of:=[.C213]/([.D213]-[.D212])" office:value-type="float" office:value="958102.96213532" calcext:value-type="float">
            <text:p>958102.96213532</text:p>
          </table:table-cell>
          <table:table-cell/>
          <table:table-cell office:value-type="float" office:value="1442769882.04321" calcext:value-type="float">
            <text:p>1442769882.04321</text:p>
          </table:table-cell>
          <table:table-cell table:formula="of:=[.G213]-[.B358]" office:value-type="float" office:value="1.48578000068665" calcext:value-type="float">
            <text:p>1.485780000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69866.24171" calcext:value-type="float">
            <text:p>1442769866.24171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.77129983901978" calcext:value-type="float">
            <text:p>1.771299839</text:p>
          </table:table-cell>
          <table:table-cell table:formula="of:=[.C214]/([.D214]-[.D213])" office:value-type="float" office:value="950247.241751784" calcext:value-type="float">
            <text:p>950247.241751784</text:p>
          </table:table-cell>
          <table:table-cell/>
          <table:table-cell office:value-type="float" office:value="1442769882.04628" calcext:value-type="float">
            <text:p>1442769882.04628</text:p>
          </table:table-cell>
          <table:table-cell table:formula="of:=[.G214]-[.B359]" office:value-type="float" office:value="1.47851991653442" calcext:value-type="float">
            <text:p>1.478519916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69866.25013" calcext:value-type="float">
            <text:p>1442769866.25013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.77971982955933" calcext:value-type="float">
            <text:p>1.7797198296</text:p>
          </table:table-cell>
          <table:table-cell table:formula="of:=[.C215]/([.D215]-[.D214])" office:value-type="float" office:value="961521.270359044" calcext:value-type="float">
            <text:p>961521.270359044</text:p>
          </table:table-cell>
          <table:table-cell/>
          <table:table-cell office:value-type="float" office:value="1442769882.06805" calcext:value-type="float">
            <text:p>1442769882.06805</text:p>
          </table:table-cell>
          <table:table-cell table:formula="of:=[.G215]-[.B360]" office:value-type="float" office:value="1.48995995521545" calcext:value-type="float">
            <text:p>1.489959955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69866.25864" calcext:value-type="float">
            <text:p>1442769866.25864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.78822994232178" calcext:value-type="float">
            <text:p>1.7882299423</text:p>
          </table:table-cell>
          <table:table-cell table:formula="of:=[.C216]/([.D216]-[.D215])" office:value-type="float" office:value="951338.745559478" calcext:value-type="float">
            <text:p>951338.745559478</text:p>
          </table:table-cell>
          <table:table-cell/>
          <table:table-cell office:value-type="float" office:value="1442769882.07115" calcext:value-type="float">
            <text:p>1442769882.07115</text:p>
          </table:table-cell>
          <table:table-cell table:formula="of:=[.G216]-[.B361]" office:value-type="float" office:value="1.48268008232117" calcext:value-type="float">
            <text:p>1.482680082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69866.26712" calcext:value-type="float">
            <text:p>1442769866.26712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.79670977592468" calcext:value-type="float">
            <text:p>1.7967097759</text:p>
          </table:table-cell>
          <table:table-cell table:formula="of:=[.C217]/([.D217]-[.D216])" office:value-type="float" office:value="954735.715241657" calcext:value-type="float">
            <text:p>954735.715241657</text:p>
          </table:table-cell>
          <table:table-cell/>
          <table:table-cell office:value-type="float" office:value="1442769882.07429" calcext:value-type="float">
            <text:p>1442769882.07429</text:p>
          </table:table-cell>
          <table:table-cell table:formula="of:=[.G217]-[.B362]" office:value-type="float" office:value="1.47548007965088" calcext:value-type="float">
            <text:p>1.475480079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69866.27556" calcext:value-type="float">
            <text:p>1442769866.27556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1.80514979362488" calcext:value-type="float">
            <text:p>1.8051497936</text:p>
          </table:table-cell>
          <table:table-cell table:formula="of:=[.C218]/([.D218]-[.D217])" office:value-type="float" office:value="959239.694463277" calcext:value-type="float">
            <text:p>959239.694463277</text:p>
          </table:table-cell>
          <table:table-cell/>
          <table:table-cell office:value-type="float" office:value="1442769882.09582" calcext:value-type="float">
            <text:p>1442769882.09582</text:p>
          </table:table-cell>
          <table:table-cell table:formula="of:=[.G218]-[.B363]" office:value-type="float" office:value="1.48667001724243" calcext:value-type="float">
            <text:p>1.486670017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69866.28401" calcext:value-type="float">
            <text:p>1442769866.28401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1.8135998249054" calcext:value-type="float">
            <text:p>1.8135998249</text:p>
          </table:table-cell>
          <table:table-cell table:formula="of:=[.C219]/([.D219]-[.D218])" office:value-type="float" office:value="958102.96213532" calcext:value-type="float">
            <text:p>958102.96213532</text:p>
          </table:table-cell>
          <table:table-cell/>
          <table:table-cell office:value-type="float" office:value="1442769882.09892" calcext:value-type="float">
            <text:p>1442769882.09892</text:p>
          </table:table-cell>
          <table:table-cell table:formula="of:=[.G219]-[.B364]" office:value-type="float" office:value="1.4793701171875" calcext:value-type="float">
            <text:p>1.479370117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69866.29246" calcext:value-type="float">
            <text:p>1442769866.29246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1.82204985618591" calcext:value-type="float">
            <text:p>1.8220498562</text:p>
          </table:table-cell>
          <table:table-cell table:formula="of:=[.C220]/([.D220]-[.D219])" office:value-type="float" office:value="958102.96213532" calcext:value-type="float">
            <text:p>958102.96213532</text:p>
          </table:table-cell>
          <table:table-cell/>
          <table:table-cell office:value-type="float" office:value="1442769882.10201" calcext:value-type="float">
            <text:p>1442769882.10201</text:p>
          </table:table-cell>
          <table:table-cell table:formula="of:=[.G220]-[.B365]" office:value-type="float" office:value="1.47213006019592" calcext:value-type="float">
            <text:p>1.472130060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69866.30089" calcext:value-type="float">
            <text:p>1442769866.30089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1.83047986030579" calcext:value-type="float">
            <text:p>1.8304798603</text:p>
          </table:table-cell>
          <table:table-cell table:formula="of:=[.C221]/([.D221]-[.D220])" office:value-type="float" office:value="960379.127326206" calcext:value-type="float">
            <text:p>960379.127326206</text:p>
          </table:table-cell>
          <table:table-cell/>
          <table:table-cell office:value-type="float" office:value="1442769882.1051" calcext:value-type="float">
            <text:p>1442769882.1051</text:p>
          </table:table-cell>
          <table:table-cell table:formula="of:=[.G221]-[.B366]" office:value-type="float" office:value="1.46484994888306" calcext:value-type="float">
            <text:p>1.464849948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69866.30942" calcext:value-type="float">
            <text:p>1442769866.30942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1.83901000022888" calcext:value-type="float">
            <text:p>1.8390100002</text:p>
          </table:table-cell>
          <table:table-cell table:formula="of:=[.C222]/([.D222]-[.D221])" office:value-type="float" office:value="949105.181508189" calcext:value-type="float">
            <text:p>949105.181508189</text:p>
          </table:table-cell>
          <table:table-cell/>
          <table:table-cell office:value-type="float" office:value="1442769882.10819" calcext:value-type="float">
            <text:p>1442769882.10819</text:p>
          </table:table-cell>
          <table:table-cell table:formula="of:=[.G222]-[.B367]" office:value-type="float" office:value="1.45760011672974" calcext:value-type="float">
            <text:p>1.457600116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69866.31785" calcext:value-type="float">
            <text:p>1442769866.31785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1.84744000434876" calcext:value-type="float">
            <text:p>1.8474400043</text:p>
          </table:table-cell>
          <table:table-cell table:formula="of:=[.C223]/([.D223]-[.D222])" office:value-type="float" office:value="960379.127326206" calcext:value-type="float">
            <text:p>960379.127326206</text:p>
          </table:table-cell>
          <table:table-cell/>
          <table:table-cell office:value-type="float" office:value="1442769882.11125" calcext:value-type="float">
            <text:p>1442769882.11125</text:p>
          </table:table-cell>
          <table:table-cell table:formula="of:=[.G223]-[.B368]" office:value-type="float" office:value="1.45034003257751" calcext:value-type="float">
            <text:p>1.450340032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69866.32628" calcext:value-type="float">
            <text:p>1442769866.32628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1.85587000846863" calcext:value-type="float">
            <text:p>1.8558700085</text:p>
          </table:table-cell>
          <table:table-cell table:formula="of:=[.C224]/([.D224]-[.D223])" office:value-type="float" office:value="960379.127326206" calcext:value-type="float">
            <text:p>960379.127326206</text:p>
          </table:table-cell>
          <table:table-cell/>
          <table:table-cell office:value-type="float" office:value="1442769882.11433" calcext:value-type="float">
            <text:p>1442769882.11433</text:p>
          </table:table-cell>
          <table:table-cell table:formula="of:=[.G224]-[.B369]" office:value-type="float" office:value="1.44308996200562" calcext:value-type="float">
            <text:p>1.44308996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69866.33471" calcext:value-type="float">
            <text:p>1442769866.33471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1.86429977416992" calcext:value-type="float">
            <text:p>1.8642997742</text:p>
          </table:table-cell>
          <table:table-cell table:formula="of:=[.C225]/([.D225]-[.D224])" office:value-type="float" office:value="960406.289673898" calcext:value-type="float">
            <text:p>960406.289673898</text:p>
          </table:table-cell>
          <table:table-cell/>
          <table:table-cell office:value-type="float" office:value="1442769882.11742" calcext:value-type="float">
            <text:p>1442769882.11742</text:p>
          </table:table-cell>
          <table:table-cell table:formula="of:=[.G225]-[.B370]" office:value-type="float" office:value="1.43583989143372" calcext:value-type="float">
            <text:p>1.43583989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69866.34313" calcext:value-type="float">
            <text:p>1442769866.34313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1.87272000312805" calcext:value-type="float">
            <text:p>1.8727200031</text:p>
          </table:table-cell>
          <table:table-cell table:formula="of:=[.C226]/([.D226]-[.D225])" office:value-type="float" office:value="961494.044907552" calcext:value-type="float">
            <text:p>961494.044907552</text:p>
          </table:table-cell>
          <table:table-cell/>
          <table:table-cell office:value-type="float" office:value="1442769882.12913" calcext:value-type="float">
            <text:p>1442769882.12913</text:p>
          </table:table-cell>
          <table:table-cell table:formula="of:=[.G226]-[.B371]" office:value-type="float" office:value="1.43722987174988" calcext:value-type="float">
            <text:p>1.437229871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69866.35157" calcext:value-type="float">
            <text:p>1442769866.35157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1.88115978240967" calcext:value-type="float">
            <text:p>1.8811597824</text:p>
          </table:table-cell>
          <table:table-cell table:formula="of:=[.C227]/([.D227]-[.D226])" office:value-type="float" office:value="959266.792395265" calcext:value-type="float">
            <text:p>959266.792395265</text:p>
          </table:table-cell>
          <table:table-cell/>
          <table:table-cell office:value-type="float" office:value="1442769882.13222" calcext:value-type="float">
            <text:p>1442769882.13222</text:p>
          </table:table-cell>
          <table:table-cell table:formula="of:=[.G227]-[.B372]" office:value-type="float" office:value="1.42998003959656" calcext:value-type="float">
            <text:p>1.429980039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69866.36002" calcext:value-type="float">
            <text:p>1442769866.36002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1.88960981369019" calcext:value-type="float">
            <text:p>1.8896098137</text:p>
          </table:table-cell>
          <table:table-cell table:formula="of:=[.C228]/([.D228]-[.D227])" office:value-type="float" office:value="958102.96213532" calcext:value-type="float">
            <text:p>958102.96213532</text:p>
          </table:table-cell>
          <table:table-cell/>
          <table:table-cell office:value-type="float" office:value="1442769882.1353" calcext:value-type="float">
            <text:p>1442769882.1353</text:p>
          </table:table-cell>
          <table:table-cell table:formula="of:=[.G228]-[.B373]" office:value-type="float" office:value="1.42277002334595" calcext:value-type="float">
            <text:p>1.422770023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69866.36846" calcext:value-type="float">
            <text:p>1442769866.36846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1.89804983139038" calcext:value-type="float">
            <text:p>1.8980498314</text:p>
          </table:table-cell>
          <table:table-cell table:formula="of:=[.C229]/([.D229]-[.D228])" office:value-type="float" office:value="959239.694463277" calcext:value-type="float">
            <text:p>959239.694463277</text:p>
          </table:table-cell>
          <table:table-cell/>
          <table:table-cell office:value-type="float" office:value="1442769882.15485" calcext:value-type="float">
            <text:p>1442769882.15485</text:p>
          </table:table-cell>
          <table:table-cell table:formula="of:=[.G229]-[.B374]" office:value-type="float" office:value="1.43201994895935" calcext:value-type="float">
            <text:p>1.432019949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69866.37689" calcext:value-type="float">
            <text:p>1442769866.37689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1.90647983551025" calcext:value-type="float">
            <text:p>1.9064798355</text:p>
          </table:table-cell>
          <table:table-cell table:formula="of:=[.C230]/([.D230]-[.D229])" office:value-type="float" office:value="960379.127326206" calcext:value-type="float">
            <text:p>960379.127326206</text:p>
          </table:table-cell>
          <table:table-cell/>
          <table:table-cell office:value-type="float" office:value="1442769882.15794" calcext:value-type="float">
            <text:p>1442769882.15794</text:p>
          </table:table-cell>
          <table:table-cell table:formula="of:=[.G230]-[.B375]" office:value-type="float" office:value="1.42477989196777" calcext:value-type="float">
            <text:p>1.424779892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69866.38538" calcext:value-type="float">
            <text:p>1442769866.38538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.91496992111206" calcext:value-type="float">
            <text:p>1.9149699211</text:p>
          </table:table-cell>
          <table:table-cell table:formula="of:=[.C231]/([.D231]-[.D230])" office:value-type="float" office:value="953582.847065431" calcext:value-type="float">
            <text:p>953582.847065431</text:p>
          </table:table-cell>
          <table:table-cell/>
          <table:table-cell office:value-type="float" office:value="1442769882.16101" calcext:value-type="float">
            <text:p>1442769882.16101</text:p>
          </table:table-cell>
          <table:table-cell table:formula="of:=[.G231]-[.B376]" office:value-type="float" office:value="1.41747999191284" calcext:value-type="float">
            <text:p>1.417479991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69866.39377" calcext:value-type="float">
            <text:p>1442769866.39377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.92335987091064" calcext:value-type="float">
            <text:p>1.9233598709</text:p>
          </table:table-cell>
          <table:table-cell table:formula="of:=[.C232]/([.D232]-[.D231])" office:value-type="float" office:value="964964.05751634" calcext:value-type="float">
            <text:p>964964.05751634</text:p>
          </table:table-cell>
          <table:table-cell/>
          <table:table-cell office:value-type="float" office:value="1442769882.18063" calcext:value-type="float">
            <text:p>1442769882.18063</text:p>
          </table:table-cell>
          <table:table-cell table:formula="of:=[.G232]-[.B377]" office:value-type="float" office:value="1.42676997184753" calcext:value-type="float">
            <text:p>1.426769971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69866.40219" calcext:value-type="float">
            <text:p>1442769866.40219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.9317798614502" calcext:value-type="float">
            <text:p>1.9317798615</text:p>
          </table:table-cell>
          <table:table-cell table:formula="of:=[.C233]/([.D233]-[.D232])" office:value-type="float" office:value="961521.270359044" calcext:value-type="float">
            <text:p>961521.270359044</text:p>
          </table:table-cell>
          <table:table-cell/>
          <table:table-cell office:value-type="float" office:value="1442769882.18372" calcext:value-type="float">
            <text:p>1442769882.18372</text:p>
          </table:table-cell>
          <table:table-cell table:formula="of:=[.G233]-[.B378]" office:value-type="float" office:value="1.41949009895325" calcext:value-type="float">
            <text:p>1.41949009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69866.41064" calcext:value-type="float">
            <text:p>1442769866.41064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.94022989273071" calcext:value-type="float">
            <text:p>1.9402298927</text:p>
          </table:table-cell>
          <table:table-cell table:formula="of:=[.C234]/([.D234]-[.D233])" office:value-type="float" office:value="958102.96213532" calcext:value-type="float">
            <text:p>958102.96213532</text:p>
          </table:table-cell>
          <table:table-cell/>
          <table:table-cell office:value-type="float" office:value="1442769882.18682" calcext:value-type="float">
            <text:p>1442769882.18682</text:p>
          </table:table-cell>
          <table:table-cell table:formula="of:=[.G234]-[.B379]" office:value-type="float" office:value="1.41229009628296" calcext:value-type="float">
            <text:p>1.412290096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69866.41909" calcext:value-type="float">
            <text:p>1442769866.41909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.94867992401123" calcext:value-type="float">
            <text:p>1.948679924</text:p>
          </table:table-cell>
          <table:table-cell table:formula="of:=[.C235]/([.D235]-[.D234])" office:value-type="float" office:value="958102.96213532" calcext:value-type="float">
            <text:p>958102.96213532</text:p>
          </table:table-cell>
          <table:table-cell/>
          <table:table-cell office:value-type="float" office:value="1442769882.20635" calcext:value-type="float">
            <text:p>1442769882.20635</text:p>
          </table:table-cell>
          <table:table-cell table:formula="of:=[.G235]-[.B380]" office:value-type="float" office:value="1.42150020599365" calcext:value-type="float">
            <text:p>1.42150020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69866.42755" calcext:value-type="float">
            <text:p>1442769866.42755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.95713996887207" calcext:value-type="float">
            <text:p>1.9571399689</text:p>
          </table:table-cell>
          <table:table-cell table:formula="of:=[.C236]/([.D236]-[.D235])" office:value-type="float" office:value="956968.920753016" calcext:value-type="float">
            <text:p>956968.920753016</text:p>
          </table:table-cell>
          <table:table-cell/>
          <table:table-cell office:value-type="float" office:value="1442769882.20943" calcext:value-type="float">
            <text:p>1442769882.20943</text:p>
          </table:table-cell>
          <table:table-cell table:formula="of:=[.G236]-[.B381]" office:value-type="float" office:value="1.41422986984253" calcext:value-type="float">
            <text:p>1.4142298698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69866.43601" calcext:value-type="float">
            <text:p>1442769866.43601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.96559977531433" calcext:value-type="float">
            <text:p>1.9655997753</text:p>
          </table:table-cell>
          <table:table-cell table:formula="of:=[.C237]/([.D237]-[.D236])" office:value-type="float" office:value="956995.890539131" calcext:value-type="float">
            <text:p>956995.890539131</text:p>
          </table:table-cell>
          <table:table-cell/>
          <table:table-cell office:value-type="float" office:value="1442769882.21252" calcext:value-type="float">
            <text:p>1442769882.21252</text:p>
          </table:table-cell>
          <table:table-cell table:formula="of:=[.G237]-[.B382]" office:value-type="float" office:value="1.40698981285095" calcext:value-type="float">
            <text:p>1.4069898129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69866.44444" calcext:value-type="float">
            <text:p>1442769866.44444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.9740297794342" calcext:value-type="float">
            <text:p>1.9740297794</text:p>
          </table:table-cell>
          <table:table-cell table:formula="of:=[.C238]/([.D238]-[.D237])" office:value-type="float" office:value="960379.127326206" calcext:value-type="float">
            <text:p>960379.127326206</text:p>
          </table:table-cell>
          <table:table-cell/>
          <table:table-cell office:value-type="float" office:value="1442769882.23211" calcext:value-type="float">
            <text:p>1442769882.23211</text:p>
          </table:table-cell>
          <table:table-cell table:formula="of:=[.G238]-[.B383]" office:value-type="float" office:value="1.41626000404358" calcext:value-type="float">
            <text:p>1.41626000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69866.45288" calcext:value-type="float">
            <text:p>1442769866.45288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.9824697971344" calcext:value-type="float">
            <text:p>1.9824697971</text:p>
          </table:table-cell>
          <table:table-cell table:formula="of:=[.C239]/([.D239]-[.D238])" office:value-type="float" office:value="959239.694463277" calcext:value-type="float">
            <text:p>959239.694463277</text:p>
          </table:table-cell>
          <table:table-cell/>
          <table:table-cell office:value-type="float" office:value="1442769882.23519" calcext:value-type="float">
            <text:p>1442769882.23519</text:p>
          </table:table-cell>
          <table:table-cell table:formula="of:=[.G239]-[.B384]" office:value-type="float" office:value="1.409019947052" calcext:value-type="float">
            <text:p>1.409019947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69866.46133" calcext:value-type="float">
            <text:p>1442769866.46133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.99091982841492" calcext:value-type="float">
            <text:p>1.9909198284</text:p>
          </table:table-cell>
          <table:table-cell table:formula="of:=[.C240]/([.D240]-[.D239])" office:value-type="float" office:value="958102.96213532" calcext:value-type="float">
            <text:p>958102.96213532</text:p>
          </table:table-cell>
          <table:table-cell/>
          <table:table-cell office:value-type="float" office:value="1442769882.23828" calcext:value-type="float">
            <text:p>1442769882.23828</text:p>
          </table:table-cell>
          <table:table-cell table:formula="of:=[.G240]-[.B385]" office:value-type="float" office:value="1.401780128479" calcext:value-type="float">
            <text:p>1.4017801285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69866.46977" calcext:value-type="float">
            <text:p>1442769866.46977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1.99935984611511" calcext:value-type="float">
            <text:p>1.9993598461</text:p>
          </table:table-cell>
          <table:table-cell table:formula="of:=[.C241]/([.D241]-[.D240])" office:value-type="float" office:value="959239.694463277" calcext:value-type="float">
            <text:p>959239.694463277</text:p>
          </table:table-cell>
          <table:table-cell/>
          <table:table-cell office:value-type="float" office:value="1442769882.25782" calcext:value-type="float">
            <text:p>1442769882.25782</text:p>
          </table:table-cell>
          <table:table-cell table:formula="of:=[.G241]-[.B386]" office:value-type="float" office:value="1.41098999977112" calcext:value-type="float">
            <text:p>1.410989999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69866.47819" calcext:value-type="float">
            <text:p>1442769866.47819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2.00777983665466" calcext:value-type="float">
            <text:p>2.0077798367</text:p>
          </table:table-cell>
          <table:table-cell table:formula="of:=[.C242]/([.D242]-[.D241])" office:value-type="float" office:value="961521.270359044" calcext:value-type="float">
            <text:p>961521.270359044</text:p>
          </table:table-cell>
          <table:table-cell/>
          <table:table-cell office:value-type="float" office:value="1442769882.26092" calcext:value-type="float">
            <text:p>1442769882.26092</text:p>
          </table:table-cell>
          <table:table-cell table:formula="of:=[.G242]-[.B387]" office:value-type="float" office:value="1.40375995635986" calcext:value-type="float">
            <text:p>1.4037599564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69866.48666" calcext:value-type="float">
            <text:p>1442769866.48666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2.01624989509583" calcext:value-type="float">
            <text:p>2.0162498951</text:p>
          </table:table-cell>
          <table:table-cell table:formula="of:=[.C243]/([.D243]-[.D242])" office:value-type="float" office:value="955837.560772392" calcext:value-type="float">
            <text:p>955837.560772392</text:p>
          </table:table-cell>
          <table:table-cell/>
          <table:table-cell office:value-type="float" office:value="1442769882.28356" calcext:value-type="float">
            <text:p>1442769882.28356</text:p>
          </table:table-cell>
          <table:table-cell table:formula="of:=[.G243]-[.B388]" office:value-type="float" office:value="1.416020154953" calcext:value-type="float">
            <text:p>1.41602015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69866.49508" calcext:value-type="float">
            <text:p>1442769866.49508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2.02466988563538" calcext:value-type="float">
            <text:p>2.0246698856</text:p>
          </table:table-cell>
          <table:table-cell table:formula="of:=[.C244]/([.D244]-[.D243])" office:value-type="float" office:value="961521.270359044" calcext:value-type="float">
            <text:p>961521.270359044</text:p>
          </table:table-cell>
          <table:table-cell/>
          <table:table-cell office:value-type="float" office:value="1442769882.28665" calcext:value-type="float">
            <text:p>1442769882.28665</text:p>
          </table:table-cell>
          <table:table-cell table:formula="of:=[.G244]-[.B389]" office:value-type="float" office:value="1.40879988670349" calcext:value-type="float">
            <text:p>1.408799886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69866.50352" calcext:value-type="float">
            <text:p>1442769866.50352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2.03310990333557" calcext:value-type="float">
            <text:p>2.0331099033</text:p>
          </table:table-cell>
          <table:table-cell table:formula="of:=[.C245]/([.D245]-[.D244])" office:value-type="float" office:value="959239.694463277" calcext:value-type="float">
            <text:p>959239.694463277</text:p>
          </table:table-cell>
          <table:table-cell/>
          <table:table-cell office:value-type="float" office:value="1442769882.28974" calcext:value-type="float">
            <text:p>1442769882.28974</text:p>
          </table:table-cell>
          <table:table-cell table:formula="of:=[.G245]-[.B390]" office:value-type="float" office:value="1.40157008171082" calcext:value-type="float">
            <text:p>1.401570081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69866.51203" calcext:value-type="float">
            <text:p>1442769866.51203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2.04161977767944" calcext:value-type="float">
            <text:p>2.0416197777</text:p>
          </table:table-cell>
          <table:table-cell table:formula="of:=[.C246]/([.D246]-[.D245])" office:value-type="float" office:value="951365.398929762" calcext:value-type="float">
            <text:p>951365.398929762</text:p>
          </table:table-cell>
          <table:table-cell/>
          <table:table-cell office:value-type="float" office:value="1442769882.30455" calcext:value-type="float">
            <text:p>1442769882.30455</text:p>
          </table:table-cell>
          <table:table-cell table:formula="of:=[.G246]-[.B391]" office:value-type="float" office:value="1.40605998039246" calcext:value-type="float">
            <text:p>1.406059980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69866.52047" calcext:value-type="float">
            <text:p>1442769866.52047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2.05005979537964" calcext:value-type="float">
            <text:p>2.0500597954</text:p>
          </table:table-cell>
          <table:table-cell table:formula="of:=[.C247]/([.D247]-[.D246])" office:value-type="float" office:value="959239.694463277" calcext:value-type="float">
            <text:p>959239.694463277</text:p>
          </table:table-cell>
          <table:table-cell/>
          <table:table-cell office:value-type="float" office:value="1442769882.30764" calcext:value-type="float">
            <text:p>1442769882.30764</text:p>
          </table:table-cell>
          <table:table-cell table:formula="of:=[.G247]-[.B392]" office:value-type="float" office:value="1.39883017539978" calcext:value-type="float">
            <text:p>1.398830175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69866.52889" calcext:value-type="float">
            <text:p>1442769866.52889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2.05847978591919" calcext:value-type="float">
            <text:p>2.0584797859</text:p>
          </table:table-cell>
          <table:table-cell table:formula="of:=[.C248]/([.D248]-[.D247])" office:value-type="float" office:value="961521.270359044" calcext:value-type="float">
            <text:p>961521.270359044</text:p>
          </table:table-cell>
          <table:table-cell/>
          <table:table-cell office:value-type="float" office:value="1442769882.31073" calcext:value-type="float">
            <text:p>1442769882.31073</text:p>
          </table:table-cell>
          <table:table-cell table:formula="of:=[.G248]-[.B393]" office:value-type="float" office:value="1.39161992073059" calcext:value-type="float">
            <text:p>1.3916199207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69866.53736" calcext:value-type="float">
            <text:p>1442769866.53736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2.06694984436035" calcext:value-type="float">
            <text:p>2.0669498444</text:p>
          </table:table-cell>
          <table:table-cell table:formula="of:=[.C249]/([.D249]-[.D248])" office:value-type="float" office:value="955837.560772392" calcext:value-type="float">
            <text:p>955837.560772392</text:p>
          </table:table-cell>
          <table:table-cell/>
          <table:table-cell office:value-type="float" office:value="1442769882.31738" calcext:value-type="float">
            <text:p>1442769882.31738</text:p>
          </table:table-cell>
          <table:table-cell table:formula="of:=[.G249]-[.B394]" office:value-type="float" office:value="1.38796997070313" calcext:value-type="float">
            <text:p>1.387969970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69866.54582" calcext:value-type="float">
            <text:p>1442769866.54582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2.07540988922119" calcext:value-type="float">
            <text:p>2.0754098892</text:p>
          </table:table-cell>
          <table:table-cell table:formula="of:=[.C250]/([.D250]-[.D249])" office:value-type="float" office:value="956968.920753016" calcext:value-type="float">
            <text:p>956968.920753016</text:p>
          </table:table-cell>
          <table:table-cell/>
          <table:table-cell office:value-type="float" office:value="1442769882.3302" calcext:value-type="float">
            <text:p>1442769882.3302</text:p>
          </table:table-cell>
          <table:table-cell table:formula="of:=[.G250]-[.B395]" office:value-type="float" office:value="1.39048004150391" calcext:value-type="float">
            <text:p>1.390480041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69866.55427" calcext:value-type="float">
            <text:p>1442769866.55427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2.08385992050171" calcext:value-type="float">
            <text:p>2.0838599205</text:p>
          </table:table-cell>
          <table:table-cell table:formula="of:=[.C251]/([.D251]-[.D250])" office:value-type="float" office:value="958102.96213532" calcext:value-type="float">
            <text:p>958102.96213532</text:p>
          </table:table-cell>
          <table:table-cell/>
          <table:table-cell office:value-type="float" office:value="1442769882.34311" calcext:value-type="float">
            <text:p>1442769882.34311</text:p>
          </table:table-cell>
          <table:table-cell table:formula="of:=[.G251]-[.B396]" office:value-type="float" office:value="1.39303016662598" calcext:value-type="float">
            <text:p>1.393030166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69866.56272" calcext:value-type="float">
            <text:p>1442769866.56272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2.09230995178223" calcext:value-type="float">
            <text:p>2.0923099518</text:p>
          </table:table-cell>
          <table:table-cell table:formula="of:=[.C252]/([.D252]-[.D251])" office:value-type="float" office:value="958102.96213532" calcext:value-type="float">
            <text:p>958102.96213532</text:p>
          </table:table-cell>
          <table:table-cell/>
          <table:table-cell office:value-type="float" office:value="1442769882.34622" calcext:value-type="float">
            <text:p>1442769882.34622</text:p>
          </table:table-cell>
          <table:table-cell table:formula="of:=[.G252]-[.B397]" office:value-type="float" office:value="1.3857901096344" calcext:value-type="float">
            <text:p>1.3857901096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69866.57114" calcext:value-type="float">
            <text:p>1442769866.57114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2.10072994232178" calcext:value-type="float">
            <text:p>2.1007299423</text:p>
          </table:table-cell>
          <table:table-cell table:formula="of:=[.C253]/([.D253]-[.D252])" office:value-type="float" office:value="961521.270359044" calcext:value-type="float">
            <text:p>961521.270359044</text:p>
          </table:table-cell>
          <table:table-cell/>
          <table:table-cell office:value-type="float" office:value="1442769882.36884" calcext:value-type="float">
            <text:p>1442769882.36884</text:p>
          </table:table-cell>
          <table:table-cell table:formula="of:=[.G253]-[.B398]" office:value-type="float" office:value="1.39808988571167" calcext:value-type="float">
            <text:p>1.3980898857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69866.57961" calcext:value-type="float">
            <text:p>1442769866.57961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2.10920000076294" calcext:value-type="float">
            <text:p>2.1092000008</text:p>
          </table:table-cell>
          <table:table-cell table:formula="of:=[.C254]/([.D254]-[.D253])" office:value-type="float" office:value="955837.560772392" calcext:value-type="float">
            <text:p>955837.560772392</text:p>
          </table:table-cell>
          <table:table-cell/>
          <table:table-cell office:value-type="float" office:value="1442769882.3817" calcext:value-type="float">
            <text:p>1442769882.3817</text:p>
          </table:table-cell>
          <table:table-cell table:formula="of:=[.G254]-[.B399]" office:value-type="float" office:value="1.40060997009277" calcext:value-type="float">
            <text:p>1.400609970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69866.58804" calcext:value-type="float">
            <text:p>1442769866.58804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2.11763000488281" calcext:value-type="float">
            <text:p>2.1176300049</text:p>
          </table:table-cell>
          <table:table-cell table:formula="of:=[.C255]/([.D255]-[.D254])" office:value-type="float" office:value="960379.127326206" calcext:value-type="float">
            <text:p>960379.127326206</text:p>
          </table:table-cell>
          <table:table-cell/>
          <table:table-cell office:value-type="float" office:value="1442769882.3848" calcext:value-type="float">
            <text:p>1442769882.3848</text:p>
          </table:table-cell>
          <table:table-cell table:formula="of:=[.G255]-[.B400]" office:value-type="float" office:value="1.39332985877991" calcext:value-type="float">
            <text:p>1.393329858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69866.5965" calcext:value-type="float">
            <text:p>1442769866.5965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2.12608981132507" calcext:value-type="float">
            <text:p>2.1260898113</text:p>
          </table:table-cell>
          <table:table-cell table:formula="of:=[.C256]/([.D256]-[.D255])" office:value-type="float" office:value="956995.890539131" calcext:value-type="float">
            <text:p>956995.890539131</text:p>
          </table:table-cell>
          <table:table-cell/>
          <table:table-cell office:value-type="float" office:value="1442769882.39458" calcext:value-type="float">
            <text:p>1442769882.39458</text:p>
          </table:table-cell>
          <table:table-cell table:formula="of:=[.G256]-[.B401]" office:value-type="float" office:value="1.39260983467102" calcext:value-type="float">
            <text:p>1.392609834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69866.60494" calcext:value-type="float">
            <text:p>1442769866.60494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2.13452982902527" calcext:value-type="float">
            <text:p>2.134529829</text:p>
          </table:table-cell>
          <table:table-cell table:formula="of:=[.C257]/([.D257]-[.D256])" office:value-type="float" office:value="959239.694463277" calcext:value-type="float">
            <text:p>959239.694463277</text:p>
          </table:table-cell>
          <table:table-cell/>
          <table:table-cell office:value-type="float" office:value="1442769882.42033" calcext:value-type="float">
            <text:p>1442769882.42033</text:p>
          </table:table-cell>
          <table:table-cell table:formula="of:=[.G257]-[.B402]" office:value-type="float" office:value="1.40794014930725" calcext:value-type="float">
            <text:p>1.407940149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69866.61338" calcext:value-type="float">
            <text:p>1442769866.61338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2.14296984672546" calcext:value-type="float">
            <text:p>2.1429698467</text:p>
          </table:table-cell>
          <table:table-cell table:formula="of:=[.C258]/([.D258]-[.D257])" office:value-type="float" office:value="959239.694463277" calcext:value-type="float">
            <text:p>959239.694463277</text:p>
          </table:table-cell>
          <table:table-cell/>
          <table:table-cell office:value-type="float" office:value="1442769882.4234" calcext:value-type="float">
            <text:p>1442769882.4234</text:p>
          </table:table-cell>
          <table:table-cell table:formula="of:=[.G258]-[.B403]" office:value-type="float" office:value="1.40064001083374" calcext:value-type="float">
            <text:p>1.400640010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69866.62093" calcext:value-type="float">
            <text:p>1442769866.62093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2.15051984786987" calcext:value-type="float">
            <text:p>2.1505198479</text:p>
          </table:table-cell>
          <table:table-cell table:formula="of:=[.C259]/([.D259]-[.D258])" office:value-type="float" office:value="1072317.7182556" calcext:value-type="float">
            <text:p>1072317.7182556</text:p>
          </table:table-cell>
          <table:table-cell/>
          <table:table-cell office:value-type="float" office:value="1442769882.4265" calcext:value-type="float">
            <text:p>1442769882.4265</text:p>
          </table:table-cell>
          <table:table-cell table:formula="of:=[.G259]-[.B404]" office:value-type="float" office:value="1.39332008361816" calcext:value-type="float">
            <text:p>1.393320083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69866.62939" calcext:value-type="float">
            <text:p>1442769866.62939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2.15897989273071" calcext:value-type="float">
            <text:p>2.1589798927</text:p>
          </table:table-cell>
          <table:table-cell table:formula="of:=[.C260]/([.D260]-[.D259])" office:value-type="float" office:value="956968.920753016" calcext:value-type="float">
            <text:p>956968.920753016</text:p>
          </table:table-cell>
          <table:table-cell/>
          <table:table-cell office:value-type="float" office:value="1442769882.44613" calcext:value-type="float">
            <text:p>1442769882.44613</text:p>
          </table:table-cell>
          <table:table-cell table:formula="of:=[.G260]-[.B405]" office:value-type="float" office:value="1.40250992774963" calcext:value-type="float">
            <text:p>1.402509927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69866.63779" calcext:value-type="float">
            <text:p>1442769866.63779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2.16737985610962" calcext:value-type="float">
            <text:p>2.1673798561</text:p>
          </table:table-cell>
          <table:table-cell table:formula="of:=[.C261]/([.D261]-[.D260])" office:value-type="float" office:value="963813.725703906" calcext:value-type="float">
            <text:p>963813.725703906</text:p>
          </table:table-cell>
          <table:table-cell/>
          <table:table-cell office:value-type="float" office:value="1442769882.44923" calcext:value-type="float">
            <text:p>1442769882.44923</text:p>
          </table:table-cell>
          <table:table-cell table:formula="of:=[.G261]-[.B406]" office:value-type="float" office:value="1.39523005485535" calcext:value-type="float">
            <text:p>1.395230054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69866.64624" calcext:value-type="float">
            <text:p>1442769866.64624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2.17582988739014" calcext:value-type="float">
            <text:p>2.1758298874</text:p>
          </table:table-cell>
          <table:table-cell table:formula="of:=[.C262]/([.D262]-[.D261])" office:value-type="float" office:value="958102.96213532" calcext:value-type="float">
            <text:p>958102.96213532</text:p>
          </table:table-cell>
          <table:table-cell/>
          <table:table-cell office:value-type="float" office:value="1442769882.4523" calcext:value-type="float">
            <text:p>1442769882.4523</text:p>
          </table:table-cell>
          <table:table-cell table:formula="of:=[.G262]-[.B407]" office:value-type="float" office:value="1.38794016838074" calcext:value-type="float">
            <text:p>1.387940168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69866.65466" calcext:value-type="float">
            <text:p>1442769866.65466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2.18424987792969" calcext:value-type="float">
            <text:p>2.1842498779</text:p>
          </table:table-cell>
          <table:table-cell table:formula="of:=[.C263]/([.D263]-[.D262])" office:value-type="float" office:value="961521.270359044" calcext:value-type="float">
            <text:p>961521.270359044</text:p>
          </table:table-cell>
          <table:table-cell/>
          <table:table-cell office:value-type="float" office:value="1442769882.47183" calcext:value-type="float">
            <text:p>1442769882.47183</text:p>
          </table:table-cell>
          <table:table-cell table:formula="of:=[.G263]-[.B408]" office:value-type="float" office:value="1.39712977409363" calcext:value-type="float">
            <text:p>1.397129774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69866.66308" calcext:value-type="float">
            <text:p>1442769866.66308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2.19266986846924" calcext:value-type="float">
            <text:p>2.1926698685</text:p>
          </table:table-cell>
          <table:table-cell table:formula="of:=[.C264]/([.D264]-[.D263])" office:value-type="float" office:value="961521.270359044" calcext:value-type="float">
            <text:p>961521.270359044</text:p>
          </table:table-cell>
          <table:table-cell/>
          <table:table-cell office:value-type="float" office:value="1442769882.47493" calcext:value-type="float">
            <text:p>1442769882.47493</text:p>
          </table:table-cell>
          <table:table-cell table:formula="of:=[.G264]-[.B409]" office:value-type="float" office:value="1.38983011245728" calcext:value-type="float">
            <text:p>1.3898301125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69866.67151" calcext:value-type="float">
            <text:p>1442769866.67151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2.20109987258911" calcext:value-type="float">
            <text:p>2.2010998726</text:p>
          </table:table-cell>
          <table:table-cell table:formula="of:=[.C265]/([.D265]-[.D264])" office:value-type="float" office:value="960379.127326206" calcext:value-type="float">
            <text:p>960379.127326206</text:p>
          </table:table-cell>
          <table:table-cell/>
          <table:table-cell office:value-type="float" office:value="1442769882.47802" calcext:value-type="float">
            <text:p>1442769882.47802</text:p>
          </table:table-cell>
          <table:table-cell table:formula="of:=[.G265]-[.B410]" office:value-type="float" office:value="1.38252997398376" calcext:value-type="float">
            <text:p>1.38252997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69866.67995" calcext:value-type="float">
            <text:p>1442769866.67995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2.20953989028931" calcext:value-type="float">
            <text:p>2.2095398903</text:p>
          </table:table-cell>
          <table:table-cell table:formula="of:=[.C266]/([.D266]-[.D265])" office:value-type="float" office:value="959239.694463277" calcext:value-type="float">
            <text:p>959239.694463277</text:p>
          </table:table-cell>
          <table:table-cell/>
          <table:table-cell office:value-type="float" office:value="1442769882.48475" calcext:value-type="float">
            <text:p>1442769882.48475</text:p>
          </table:table-cell>
          <table:table-cell table:formula="of:=[.G266]-[.B411]" office:value-type="float" office:value="1.37882995605469" calcext:value-type="float">
            <text:p>1.378829956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69866.68839" calcext:value-type="float">
            <text:p>1442769866.68839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2.2179799079895" calcext:value-type="float">
            <text:p>2.217979908</text:p>
          </table:table-cell>
          <table:table-cell table:formula="of:=[.C267]/([.D267]-[.D266])" office:value-type="float" office:value="959239.694463277" calcext:value-type="float">
            <text:p>959239.694463277</text:p>
          </table:table-cell>
          <table:table-cell/>
          <table:table-cell office:value-type="float" office:value="1442769882.4976" calcext:value-type="float">
            <text:p>1442769882.4976</text:p>
          </table:table-cell>
          <table:table-cell table:formula="of:=[.G267]-[.B412]" office:value-type="float" office:value="1.38128018379211" calcext:value-type="float">
            <text:p>1.381280183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69866.69681" calcext:value-type="float">
            <text:p>1442769866.69681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2.22639989852905" calcext:value-type="float">
            <text:p>2.2263998985</text:p>
          </table:table-cell>
          <table:table-cell table:formula="of:=[.C268]/([.D268]-[.D267])" office:value-type="float" office:value="961521.270359044" calcext:value-type="float">
            <text:p>961521.270359044</text:p>
          </table:table-cell>
          <table:table-cell/>
          <table:table-cell office:value-type="float" office:value="1442769882.51045" calcext:value-type="float">
            <text:p>1442769882.51045</text:p>
          </table:table-cell>
          <table:table-cell table:formula="of:=[.G268]-[.B413]" office:value-type="float" office:value="1.38368988037109" calcext:value-type="float">
            <text:p>1.383689880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69866.70532" calcext:value-type="float">
            <text:p>1442769866.70532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2.23490977287292" calcext:value-type="float">
            <text:p>2.2349097729</text:p>
          </table:table-cell>
          <table:table-cell table:formula="of:=[.C269]/([.D269]-[.D268])" office:value-type="float" office:value="951365.398929762" calcext:value-type="float">
            <text:p>951365.398929762</text:p>
          </table:table-cell>
          <table:table-cell/>
          <table:table-cell office:value-type="float" office:value="1442769882.51354" calcext:value-type="float">
            <text:p>1442769882.51354</text:p>
          </table:table-cell>
          <table:table-cell table:formula="of:=[.G269]-[.B414]" office:value-type="float" office:value="1.37636995315552" calcext:value-type="float">
            <text:p>1.3763699532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69866.71377" calcext:value-type="float">
            <text:p>1442769866.71377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2.24335980415344" calcext:value-type="float">
            <text:p>2.2433598042</text:p>
          </table:table-cell>
          <table:table-cell table:formula="of:=[.C270]/([.D270]-[.D269])" office:value-type="float" office:value="958102.96213532" calcext:value-type="float">
            <text:p>958102.96213532</text:p>
          </table:table-cell>
          <table:table-cell/>
          <table:table-cell office:value-type="float" office:value="1442769882.83846" calcext:value-type="float">
            <text:p>1442769882.83846</text:p>
          </table:table-cell>
          <table:table-cell table:formula="of:=[.G270]-[.B415]" office:value-type="float" office:value="1.69078993797302" calcext:value-type="float">
            <text:p>1.69078993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69866.7222" calcext:value-type="float">
            <text:p>1442769866.7222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2.25178980827332" calcext:value-type="float">
            <text:p>2.2517898083</text:p>
          </table:table-cell>
          <table:table-cell table:formula="of:=[.C271]/([.D271]-[.D270])" office:value-type="float" office:value="960379.127326206" calcext:value-type="float">
            <text:p>960379.127326206</text:p>
          </table:table-cell>
          <table:table-cell/>
          <table:table-cell office:value-type="float" office:value="1442769882.84156" calcext:value-type="float">
            <text:p>1442769882.84156</text:p>
          </table:table-cell>
          <table:table-cell table:formula="of:=[.G271]-[.B416]" office:value-type="float" office:value="1.68347978591919" calcext:value-type="float">
            <text:p>1.683479785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69866.73064" calcext:value-type="float">
            <text:p>1442769866.73064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2.26022982597351" calcext:value-type="float">
            <text:p>2.260229826</text:p>
          </table:table-cell>
          <table:table-cell table:formula="of:=[.C272]/([.D272]-[.D271])" office:value-type="float" office:value="959239.694463277" calcext:value-type="float">
            <text:p>959239.694463277</text:p>
          </table:table-cell>
          <table:table-cell/>
          <table:table-cell office:value-type="float" office:value="1442769882.84465" calcext:value-type="float">
            <text:p>1442769882.84465</text:p>
          </table:table-cell>
          <table:table-cell table:formula="of:=[.G272]-[.B417]" office:value-type="float" office:value="1.67616009712219" calcext:value-type="float">
            <text:p>1.676160097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69866.73914" calcext:value-type="float">
            <text:p>1442769866.73914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2.26872992515564" calcext:value-type="float">
            <text:p>2.2687299252</text:p>
          </table:table-cell>
          <table:table-cell table:formula="of:=[.C273]/([.D273]-[.D272])" office:value-type="float" office:value="952459.474475485" calcext:value-type="float">
            <text:p>952459.474475485</text:p>
          </table:table-cell>
          <table:table-cell/>
          <table:table-cell office:value-type="float" office:value="1442769882.86425" calcext:value-type="float">
            <text:p>1442769882.86425</text:p>
          </table:table-cell>
          <table:table-cell table:formula="of:=[.G273]-[.B418]" office:value-type="float" office:value="1.68534994125366" calcext:value-type="float">
            <text:p>1.685349941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69866.74778" calcext:value-type="float">
            <text:p>1442769866.74778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2.2773699760437" calcext:value-type="float">
            <text:p>2.277369976</text:p>
          </table:table-cell>
          <table:table-cell table:formula="of:=[.C274]/([.D274]-[.D273])" office:value-type="float" office:value="937031.518088248" calcext:value-type="float">
            <text:p>937031.518088248</text:p>
          </table:table-cell>
          <table:table-cell/>
          <table:table-cell office:value-type="float" office:value="1442769882.86735" calcext:value-type="float">
            <text:p>1442769882.86735</text:p>
          </table:table-cell>
          <table:table-cell table:formula="of:=[.G274]-[.B419]" office:value-type="float" office:value="1.67803001403809" calcext:value-type="float">
            <text:p>1.67803001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69866.75624" calcext:value-type="float">
            <text:p>1442769866.75624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2.28582978248596" calcext:value-type="float">
            <text:p>2.2858297825</text:p>
          </table:table-cell>
          <table:table-cell table:formula="of:=[.C275]/([.D275]-[.D274])" office:value-type="float" office:value="956995.890539131" calcext:value-type="float">
            <text:p>956995.890539131</text:p>
          </table:table-cell>
          <table:table-cell/>
          <table:table-cell office:value-type="float" office:value="1442769882.87043" calcext:value-type="float">
            <text:p>1442769882.87043</text:p>
          </table:table-cell>
          <table:table-cell table:formula="of:=[.G275]-[.B420]" office:value-type="float" office:value="1.67070007324219" calcext:value-type="float">
            <text:p>1.670700073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69866.76468" calcext:value-type="float">
            <text:p>1442769866.76468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2.29426980018616" calcext:value-type="float">
            <text:p>2.2942698002</text:p>
          </table:table-cell>
          <table:table-cell table:formula="of:=[.C276]/([.D276]-[.D275])" office:value-type="float" office:value="959239.694463277" calcext:value-type="float">
            <text:p>959239.694463277</text:p>
          </table:table-cell>
          <table:table-cell/>
          <table:table-cell office:value-type="float" office:value="1442769882.88996" calcext:value-type="float">
            <text:p>1442769882.88996</text:p>
          </table:table-cell>
          <table:table-cell table:formula="of:=[.G276]-[.B421]" office:value-type="float" office:value="1.67988014221191" calcext:value-type="float">
            <text:p>1.679880142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69866.77311" calcext:value-type="float">
            <text:p>1442769866.77311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2.30269980430603" calcext:value-type="float">
            <text:p>2.3026998043</text:p>
          </table:table-cell>
          <table:table-cell table:formula="of:=[.C277]/([.D277]-[.D276])" office:value-type="float" office:value="960379.127326206" calcext:value-type="float">
            <text:p>960379.127326206</text:p>
          </table:table-cell>
          <table:table-cell/>
          <table:table-cell office:value-type="float" office:value="1442769882.89305" calcext:value-type="float">
            <text:p>1442769882.89305</text:p>
          </table:table-cell>
          <table:table-cell table:formula="of:=[.G277]-[.B422]" office:value-type="float" office:value="1.67261004447937" calcext:value-type="float">
            <text:p>1.672610044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69866.78156" calcext:value-type="float">
            <text:p>1442769866.78156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2.31114983558655" calcext:value-type="float">
            <text:p>2.3111498356</text:p>
          </table:table-cell>
          <table:table-cell table:formula="of:=[.C278]/([.D278]-[.D277])" office:value-type="float" office:value="958102.96213532" calcext:value-type="float">
            <text:p>958102.96213532</text:p>
          </table:table-cell>
          <table:table-cell/>
          <table:table-cell office:value-type="float" office:value="1442769882.90464" calcext:value-type="float">
            <text:p>1442769882.90464</text:p>
          </table:table-cell>
          <table:table-cell table:formula="of:=[.G278]-[.B423]" office:value-type="float" office:value="1.67378997802734" calcext:value-type="float">
            <text:p>1.67378997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69866.79004" calcext:value-type="float">
            <text:p>1442769866.79004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2.31962990760803" calcext:value-type="float">
            <text:p>2.3196299076</text:p>
          </table:table-cell>
          <table:table-cell table:formula="of:=[.C279]/([.D279]-[.D278])" office:value-type="float" office:value="954708.872694557" calcext:value-type="float">
            <text:p>954708.872694557</text:p>
          </table:table-cell>
          <table:table-cell/>
          <table:table-cell office:value-type="float" office:value="1442769882.90772" calcext:value-type="float">
            <text:p>1442769882.90772</text:p>
          </table:table-cell>
          <table:table-cell table:formula="of:=[.G279]-[.B424]" office:value-type="float" office:value="1.6664400100708" calcext:value-type="float">
            <text:p>1.666440010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69866.79852" calcext:value-type="float">
            <text:p>1442769866.79852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2.32810997962952" calcext:value-type="float">
            <text:p>2.3281099796</text:p>
          </table:table-cell>
          <table:table-cell table:formula="of:=[.C280]/([.D280]-[.D279])" office:value-type="float" office:value="954708.872694557" calcext:value-type="float">
            <text:p>954708.872694557</text:p>
          </table:table-cell>
          <table:table-cell/>
          <table:table-cell office:value-type="float" office:value="1442769882.91081" calcext:value-type="float">
            <text:p>1442769882.91081</text:p>
          </table:table-cell>
          <table:table-cell table:formula="of:=[.G280]-[.B425]" office:value-type="float" office:value="1.65917992591858" calcext:value-type="float">
            <text:p>1.6591799259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69866.80697" calcext:value-type="float">
            <text:p>1442769866.80697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2.33655977249145" calcext:value-type="float">
            <text:p>2.3365597725</text:p>
          </table:table-cell>
          <table:table-cell table:formula="of:=[.C281]/([.D281]-[.D280])" office:value-type="float" office:value="958129.995880477" calcext:value-type="float">
            <text:p>958129.995880477</text:p>
          </table:table-cell>
          <table:table-cell/>
          <table:table-cell office:value-type="float" office:value="1442769883.09163" calcext:value-type="float">
            <text:p>1442769883.09163</text:p>
          </table:table-cell>
          <table:table-cell table:formula="of:=[.G281]-[.B426]" office:value-type="float" office:value="1.82954001426697" calcext:value-type="float">
            <text:p>1.829540014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69866.81542" calcext:value-type="float">
            <text:p>1442769866.81542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2.34500980377197" calcext:value-type="float">
            <text:p>2.3450098038</text:p>
          </table:table-cell>
          <table:table-cell table:formula="of:=[.C282]/([.D282]-[.D281])" office:value-type="float" office:value="958102.96213532" calcext:value-type="float">
            <text:p>958102.96213532</text:p>
          </table:table-cell>
          <table:table-cell/>
          <table:table-cell office:value-type="float" office:value="1442769883.09445" calcext:value-type="float">
            <text:p>1442769883.09445</text:p>
          </table:table-cell>
          <table:table-cell table:formula="of:=[.G282]-[.B427]" office:value-type="float" office:value="1.82192993164063" calcext:value-type="float">
            <text:p>1.821929931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69866.82388" calcext:value-type="float">
            <text:p>1442769866.82388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2.35346984863281" calcext:value-type="float">
            <text:p>2.3534698486</text:p>
          </table:table-cell>
          <table:table-cell table:formula="of:=[.C283]/([.D283]-[.D282])" office:value-type="float" office:value="956968.920753016" calcext:value-type="float">
            <text:p>956968.920753016</text:p>
          </table:table-cell>
          <table:table-cell/>
          <table:table-cell office:value-type="float" office:value="1442769883.09735" calcext:value-type="float">
            <text:p>1442769883.09735</text:p>
          </table:table-cell>
          <table:table-cell table:formula="of:=[.G283]-[.B428]" office:value-type="float" office:value="1.81442999839783" calcext:value-type="float">
            <text:p>1.814429998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69866.83233" calcext:value-type="float">
            <text:p>1442769866.83233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2.36191987991333" calcext:value-type="float">
            <text:p>2.3619198799</text:p>
          </table:table-cell>
          <table:table-cell table:formula="of:=[.C284]/([.D284]-[.D283])" office:value-type="float" office:value="958102.96213532" calcext:value-type="float">
            <text:p>958102.96213532</text:p>
          </table:table-cell>
          <table:table-cell/>
          <table:table-cell office:value-type="float" office:value="1442769883.12457" calcext:value-type="float">
            <text:p>1442769883.12457</text:p>
          </table:table-cell>
          <table:table-cell table:formula="of:=[.G284]-[.B429]" office:value-type="float" office:value="1.83119988441467" calcext:value-type="float">
            <text:p>1.831199884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69866.84084" calcext:value-type="float">
            <text:p>1442769866.84084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2.37042999267578" calcext:value-type="float">
            <text:p>2.3704299927</text:p>
          </table:table-cell>
          <table:table-cell table:formula="of:=[.C285]/([.D285]-[.D284])" office:value-type="float" office:value="951338.745559478" calcext:value-type="float">
            <text:p>951338.745559478</text:p>
          </table:table-cell>
          <table:table-cell/>
          <table:table-cell office:value-type="float" office:value="1442769883.12739" calcext:value-type="float">
            <text:p>1442769883.12739</text:p>
          </table:table-cell>
          <table:table-cell table:formula="of:=[.G285]-[.B430]" office:value-type="float" office:value="1.82357001304626" calcext:value-type="float">
            <text:p>1.82357001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69866.84931" calcext:value-type="float">
            <text:p>1442769866.84931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2.37889981269836" calcext:value-type="float">
            <text:p>2.3788998127</text:p>
          </table:table-cell>
          <table:table-cell table:formula="of:=[.C286]/([.D286]-[.D285])" office:value-type="float" office:value="955864.466826179" calcext:value-type="float">
            <text:p>955864.466826179</text:p>
          </table:table-cell>
          <table:table-cell/>
          <table:table-cell office:value-type="float" office:value="1442769883.13024" calcext:value-type="float">
            <text:p>1442769883.13024</text:p>
          </table:table-cell>
          <table:table-cell table:formula="of:=[.G286]-[.B431]" office:value-type="float" office:value="1.81598997116089" calcext:value-type="float">
            <text:p>1.815989971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69866.85777" calcext:value-type="float">
            <text:p>1442769866.85777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2.3873598575592" calcext:value-type="float">
            <text:p>2.3873598576</text:p>
          </table:table-cell>
          <table:table-cell table:formula="of:=[.C287]/([.D287]-[.D286])" office:value-type="float" office:value="956968.920753016" calcext:value-type="float">
            <text:p>956968.920753016</text:p>
          </table:table-cell>
          <table:table-cell/>
          <table:table-cell office:value-type="float" office:value="1442769883.46903" calcext:value-type="float">
            <text:p>1442769883.46903</text:p>
          </table:table-cell>
          <table:table-cell table:formula="of:=[.G287]-[.B432]" office:value-type="float" office:value="2.1443498134613" calcext:value-type="float">
            <text:p>2.144349813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69866.86622" calcext:value-type="float">
            <text:p>1442769866.86622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2.39580988883972" calcext:value-type="float">
            <text:p>2.3958098888</text:p>
          </table:table-cell>
          <table:table-cell table:formula="of:=[.C288]/([.D288]-[.D287])" office:value-type="float" office:value="958102.96213532" calcext:value-type="float">
            <text:p>958102.96213532</text:p>
          </table:table-cell>
          <table:table-cell/>
          <table:table-cell office:value-type="float" office:value="1442769883.47186" calcext:value-type="float">
            <text:p>1442769883.47186</text:p>
          </table:table-cell>
          <table:table-cell table:formula="of:=[.G288]-[.B433]" office:value-type="float" office:value="2.13680005073547" calcext:value-type="float">
            <text:p>2.136800050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69866.8747" calcext:value-type="float">
            <text:p>1442769866.8747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2.40428996086121" calcext:value-type="float">
            <text:p>2.4042899609</text:p>
          </table:table-cell>
          <table:table-cell table:formula="of:=[.C289]/([.D289]-[.D288])" office:value-type="float" office:value="954708.872694557" calcext:value-type="float">
            <text:p>954708.872694557</text:p>
          </table:table-cell>
          <table:table-cell/>
          <table:table-cell office:value-type="float" office:value="1442769883.4747" calcext:value-type="float">
            <text:p>1442769883.4747</text:p>
          </table:table-cell>
          <table:table-cell table:formula="of:=[.G289]-[.B434]" office:value-type="float" office:value="2.12927007675171" calcext:value-type="float">
            <text:p>2.129270076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69866.88315" calcext:value-type="float">
            <text:p>1442769866.88315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2.41273999214172" calcext:value-type="float">
            <text:p>2.4127399921</text:p>
          </table:table-cell>
          <table:table-cell table:formula="of:=[.C290]/([.D290]-[.D289])" office:value-type="float" office:value="958102.96213532" calcext:value-type="float">
            <text:p>958102.96213532</text:p>
          </table:table-cell>
          <table:table-cell/>
          <table:table-cell office:value-type="float" office:value="1442769883.8438" calcext:value-type="float">
            <text:p>1442769883.8438</text:p>
          </table:table-cell>
          <table:table-cell table:formula="of:=[.G290]-[.B435]" office:value-type="float" office:value="2.48797011375427" calcext:value-type="float">
            <text:p>2.487970113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69866.89162" calcext:value-type="float">
            <text:p>1442769866.89162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2.42120981216431" calcext:value-type="float">
            <text:p>2.4212098122</text:p>
          </table:table-cell>
          <table:table-cell table:formula="of:=[.C291]/([.D291]-[.D290])" office:value-type="float" office:value="955864.466826179" calcext:value-type="float">
            <text:p>955864.466826179</text:p>
          </table:table-cell>
          <table:table-cell/>
          <table:table-cell office:value-type="float" office:value="1442769883.84664" calcext:value-type="float">
            <text:p>1442769883.84664</text:p>
          </table:table-cell>
          <table:table-cell table:formula="of:=[.G291]-[.B436]" office:value-type="float" office:value="2.48037004470825" calcext:value-type="float">
            <text:p>2.480370044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69866.90005" calcext:value-type="float">
            <text:p>1442769866.90005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2.42963981628418" calcext:value-type="float">
            <text:p>2.4296398163</text:p>
          </table:table-cell>
          <table:table-cell table:formula="of:=[.C292]/([.D292]-[.D291])" office:value-type="float" office:value="960379.127326206" calcext:value-type="float">
            <text:p>960379.127326206</text:p>
          </table:table-cell>
          <table:table-cell/>
          <table:table-cell office:value-type="float" office:value="1442769883.84952" calcext:value-type="float">
            <text:p>1442769883.84952</text:p>
          </table:table-cell>
          <table:table-cell table:formula="of:=[.G292]-[.B437]" office:value-type="float" office:value="2.47283005714416" calcext:value-type="float">
            <text:p>2.472830057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69866.90848" calcext:value-type="float">
            <text:p>1442769866.90848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2.43806982040405" calcext:value-type="float">
            <text:p>2.4380698204</text:p>
          </table:table-cell>
          <table:table-cell table:formula="of:=[.C293]/([.D293]-[.D292])" office:value-type="float" office:value="960379.127326206" calcext:value-type="float">
            <text:p>960379.127326206</text:p>
          </table:table-cell>
          <table:table-cell/>
          <table:table-cell office:value-type="float" office:value="1442769885.86397" calcext:value-type="float">
            <text:p>1442769885.86397</text:p>
          </table:table-cell>
          <table:table-cell table:formula="of:=[.G293]-[.B438]" office:value-type="float" office:value="4.47687005996704" calcext:value-type="float">
            <text:p>4.4768700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69866.91691" calcext:value-type="float">
            <text:p>1442769866.91691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2.44649982452393" calcext:value-type="float">
            <text:p>2.4464998245</text:p>
          </table:table-cell>
          <table:table-cell table:formula="of:=[.C294]/([.D294]-[.D293])" office:value-type="float" office:value="960379.127326206" calcext:value-type="float">
            <text:p>960379.127326206</text:p>
          </table:table-cell>
          <table:table-cell/>
          <table:table-cell office:value-type="float" office:value="1442769885.86656" calcext:value-type="float">
            <text:p>1442769885.86656</text:p>
          </table:table-cell>
          <table:table-cell table:formula="of:=[.G294]-[.B439]" office:value-type="float" office:value="4.46904993057251" calcext:value-type="float">
            <text:p>4.469049930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69866.92539" calcext:value-type="float">
            <text:p>1442769866.92539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2.45497989654541" calcext:value-type="float">
            <text:p>2.4549798965</text:p>
          </table:table-cell>
          <table:table-cell table:formula="of:=[.C295]/([.D295]-[.D294])" office:value-type="float" office:value="954708.872694557" calcext:value-type="float">
            <text:p>954708.872694557</text:p>
          </table:table-cell>
          <table:table-cell/>
          <table:table-cell office:value-type="float" office:value="1442769885.86917" calcext:value-type="float">
            <text:p>1442769885.86917</text:p>
          </table:table-cell>
          <table:table-cell table:formula="of:=[.G295]-[.B440]" office:value-type="float" office:value="4.46130990982056" calcext:value-type="float">
            <text:p>4.461309909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69866.93384" calcext:value-type="float">
            <text:p>1442769866.93384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2.46342992782593" calcext:value-type="float">
            <text:p>2.4634299278</text:p>
          </table:table-cell>
          <table:table-cell table:formula="of:=[.C296]/([.D296]-[.D295])" office:value-type="float" office:value="958102.96213532" calcext:value-type="float">
            <text:p>958102.96213532</text:p>
          </table:table-cell>
          <table:table-cell/>
          <table:table-cell office:value-type="float" office:value="1442769887.16124" calcext:value-type="float">
            <text:p>1442769887.16124</text:p>
          </table:table-cell>
          <table:table-cell table:formula="of:=[.G296]-[.B441]" office:value-type="float" office:value="5.74299001693726" calcext:value-type="float">
            <text:p>5.742990016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69866.94228" calcext:value-type="float">
            <text:p>1442769866.94228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2.47186994552612" calcext:value-type="float">
            <text:p>2.4718699455</text:p>
          </table:table-cell>
          <table:table-cell table:formula="of:=[.C297]/([.D297]-[.D296])" office:value-type="float" office:value="959239.694463277" calcext:value-type="float">
            <text:p>959239.694463277</text:p>
          </table:table-cell>
          <table:table-cell/>
          <table:table-cell office:value-type="float" office:value="1442769890.00357" calcext:value-type="float">
            <text:p>1442769890.00357</text:p>
          </table:table-cell>
          <table:table-cell table:formula="of:=[.G297]-[.B442]" office:value-type="float" office:value="8.57486009597778" calcext:value-type="float">
            <text:p>8.57486009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69866.95071" calcext:value-type="float">
            <text:p>1442769866.95071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2.480299949646" calcext:value-type="float">
            <text:p>2.4802999496</text:p>
          </table:table-cell>
          <table:table-cell table:formula="of:=[.C298]/([.D298]-[.D297])" office:value-type="float" office:value="960379.127326206" calcext:value-type="float">
            <text:p>960379.127326206</text:p>
          </table:table-cell>
          <table:table-cell/>
          <table:table-cell office:value-type="float" office:value="1442769890.00713" calcext:value-type="float">
            <text:p>1442769890.00713</text:p>
          </table:table-cell>
          <table:table-cell table:formula="of:=[.G298]-[.B443]" office:value-type="float" office:value="8.56800985336304" calcext:value-type="float">
            <text:p>8.568009853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69866.95917" calcext:value-type="float">
            <text:p>1442769866.95917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2.48875999450684" calcext:value-type="float">
            <text:p>2.4887599945</text:p>
          </table:table-cell>
          <table:table-cell table:formula="of:=[.C299]/([.D299]-[.D298])" office:value-type="float" office:value="956968.920753016" calcext:value-type="float">
            <text:p>956968.920753016</text:p>
          </table:table-cell>
          <table:table-cell/>
          <table:table-cell office:value-type="float" office:value="1442769890.0107" calcext:value-type="float">
            <text:p>1442769890.0107</text:p>
          </table:table-cell>
          <table:table-cell table:formula="of:=[.G299]-[.B444]" office:value-type="float" office:value="8.56116008758545" calcext:value-type="float">
            <text:p>8.561160087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69866.96761" calcext:value-type="float">
            <text:p>1442769866.96761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2.49719977378845" calcext:value-type="float">
            <text:p>2.4971997738</text:p>
          </table:table-cell>
          <table:table-cell table:formula="of:=[.C300]/([.D300]-[.D299])" office:value-type="float" office:value="959266.792395265" calcext:value-type="float">
            <text:p>959266.792395265</text:p>
          </table:table-cell>
          <table:table-cell/>
          <table:table-cell office:value-type="float" office:value="1442769890.01426" calcext:value-type="float">
            <text:p>1442769890.01426</text:p>
          </table:table-cell>
          <table:table-cell table:formula="of:=[.G300]-[.B445]" office:value-type="float" office:value="8.55431008338928" calcext:value-type="float">
            <text:p>8.554310083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69866.97605" calcext:value-type="float">
            <text:p>1442769866.97605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2.50563979148865" calcext:value-type="float">
            <text:p>2.5056397915</text:p>
          </table:table-cell>
          <table:table-cell table:formula="of:=[.C301]/([.D301]-[.D300])" office:value-type="float" office:value="959239.694463277" calcext:value-type="float">
            <text:p>959239.694463277</text:p>
          </table:table-cell>
          <table:table-cell/>
          <table:table-cell office:value-type="float" office:value="1442769890.01779" calcext:value-type="float">
            <text:p>1442769890.01779</text:p>
          </table:table-cell>
          <table:table-cell table:formula="of:=[.G301]-[.B446]" office:value-type="float" office:value="8.54744005203247" calcext:value-type="float">
            <text:p>8.54744005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69866.98448" calcext:value-type="float">
            <text:p>1442769866.98448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2.51406979560852" calcext:value-type="float">
            <text:p>2.5140697956</text:p>
          </table:table-cell>
          <table:table-cell table:formula="of:=[.C302]/([.D302]-[.D301])" office:value-type="float" office:value="960379.127326206" calcext:value-type="float">
            <text:p>960379.127326206</text:p>
          </table:table-cell>
          <table:table-cell/>
          <table:table-cell office:value-type="float" office:value="1442769890.02134" calcext:value-type="float">
            <text:p>1442769890.02134</text:p>
          </table:table-cell>
          <table:table-cell table:formula="of:=[.G302]-[.B447]" office:value-type="float" office:value="8.54054999351501" calcext:value-type="float">
            <text:p>8.540549993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69866.99292" calcext:value-type="float">
            <text:p>1442769866.99292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2.52250981330872" calcext:value-type="float">
            <text:p>2.5225098133</text:p>
          </table:table-cell>
          <table:table-cell table:formula="of:=[.C303]/([.D303]-[.D302])" office:value-type="float" office:value="959239.694463277" calcext:value-type="float">
            <text:p>959239.694463277</text:p>
          </table:table-cell>
          <table:table-cell/>
          <table:table-cell office:value-type="float" office:value="1442769890.0249" calcext:value-type="float">
            <text:p>1442769890.0249</text:p>
          </table:table-cell>
          <table:table-cell table:formula="of:=[.G303]-[.B448]" office:value-type="float" office:value="8.53361988067627" calcext:value-type="float">
            <text:p>8.533619880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69880.00136" calcext:value-type="float">
            <text:p>1442769880.00136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15.5309498310089" calcext:value-type="float">
            <text:p>15.530949831</text:p>
          </table:table-cell>
          <table:table-cell table:formula="of:=[.C304]/([.D304]-[.D303])" office:value-type="float" office:value="622.36517130294" calcext:value-type="float">
            <text:p>622.3651713029</text:p>
          </table:table-cell>
          <table:table-cell/>
          <table:table-cell office:value-type="float" office:value="1442769890.02845" calcext:value-type="float">
            <text:p>1442769890.02845</text:p>
          </table:table-cell>
          <table:table-cell table:formula="of:=[.G304]-[.B449]" office:value-type="float" office:value="8.52676010131836" calcext:value-type="float">
            <text:p>8.526760101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69880.01164" calcext:value-type="float">
            <text:p>1442769880.01164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15.5412299633026" calcext:value-type="float">
            <text:p>15.5412299633</text:p>
          </table:table-cell>
          <table:table-cell table:formula="of:=[.C305]/([.D305]-[.D304])" office:value-type="float" office:value="787538.503270096" calcext:value-type="float">
            <text:p>787538.503270096</text:p>
          </table:table-cell>
          <table:table-cell/>
          <table:table-cell office:value-type="float" office:value="1442769890.03202" calcext:value-type="float">
            <text:p>1442769890.03202</text:p>
          </table:table-cell>
          <table:table-cell table:formula="of:=[.G305]-[.B450]" office:value-type="float" office:value="8.51993012428284" calcext:value-type="float">
            <text:p>8.519930124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69880.02189" calcext:value-type="float">
            <text:p>1442769880.02189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15.5514798164368" calcext:value-type="float">
            <text:p>15.5514798164</text:p>
          </table:table-cell>
          <table:table-cell table:formula="of:=[.C306]/([.D306]-[.D305])" office:value-type="float" office:value="789864.976018236" calcext:value-type="float">
            <text:p>789864.976018236</text:p>
          </table:table-cell>
          <table:table-cell/>
          <table:table-cell office:value-type="float" office:value="1442769890.03558" calcext:value-type="float">
            <text:p>1442769890.03558</text:p>
          </table:table-cell>
          <table:table-cell table:formula="of:=[.G306]-[.B451]" office:value-type="float" office:value="8.51308989524841" calcext:value-type="float">
            <text:p>8.513089895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69880.03215" calcext:value-type="float">
            <text:p>1442769880.03215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15.5617399215698" calcext:value-type="float">
            <text:p>15.5617399216</text:p>
          </table:table-cell>
          <table:table-cell table:formula="of:=[.C307]/([.D307]-[.D306])" office:value-type="float" office:value="789075.735093182" calcext:value-type="float">
            <text:p>789075.735093182</text:p>
          </table:table-cell>
          <table:table-cell/>
          <table:table-cell office:value-type="float" office:value="1442769890.03914" calcext:value-type="float">
            <text:p>1442769890.03914</text:p>
          </table:table-cell>
          <table:table-cell table:formula="of:=[.G307]-[.B452]" office:value-type="float" office:value="8.50624990463257" calcext:value-type="float">
            <text:p>8.506249904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69880.04241" calcext:value-type="float">
            <text:p>1442769880.04241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15.5719997882843" calcext:value-type="float">
            <text:p>15.5719997883</text:p>
          </table:table-cell>
          <table:table-cell table:formula="of:=[.C308]/([.D308]-[.D307])" office:value-type="float" office:value="789094.071619455" calcext:value-type="float">
            <text:p>789094.071619455</text:p>
          </table:table-cell>
          <table:table-cell/>
          <table:table-cell office:value-type="float" office:value="1442769890.0427" calcext:value-type="float">
            <text:p>1442769890.0427</text:p>
          </table:table-cell>
          <table:table-cell table:formula="of:=[.G308]-[.B453]" office:value-type="float" office:value="8.49940013885498" calcext:value-type="float">
            <text:p>8.499400138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69880.05265" calcext:value-type="float">
            <text:p>1442769880.05265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15.5822398662567" calcext:value-type="float">
            <text:p>15.5822398663</text:p>
          </table:table-cell>
          <table:table-cell table:formula="of:=[.C309]/([.D309]-[.D308])" office:value-type="float" office:value="790618.97983702" calcext:value-type="float">
            <text:p>790618.97983702</text:p>
          </table:table-cell>
          <table:table-cell/>
          <table:table-cell office:value-type="float" office:value="1442769890.04626" calcext:value-type="float">
            <text:p>1442769890.04626</text:p>
          </table:table-cell>
          <table:table-cell table:formula="of:=[.G309]-[.B454]" office:value-type="float" office:value="8.49255013465881" calcext:value-type="float">
            <text:p>8.49255013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69880.06288" calcext:value-type="float">
            <text:p>1442769880.06288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15.5924699306488" calcext:value-type="float">
            <text:p>15.5924699306</text:p>
          </table:table-cell>
          <table:table-cell table:formula="of:=[.C310]/([.D310]-[.D309])" office:value-type="float" office:value="791392.868089867" calcext:value-type="float">
            <text:p>791392.868089867</text:p>
          </table:table-cell>
          <table:table-cell/>
          <table:table-cell office:value-type="float" office:value="1442769890.04982" calcext:value-type="float">
            <text:p>1442769890.04982</text:p>
          </table:table-cell>
          <table:table-cell table:formula="of:=[.G310]-[.B455]" office:value-type="float" office:value="8.48570990562439" calcext:value-type="float">
            <text:p>8.485709905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69880.07314" calcext:value-type="float">
            <text:p>1442769880.07314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15.6027297973633" calcext:value-type="float">
            <text:p>15.6027297974</text:p>
          </table:table-cell>
          <table:table-cell table:formula="of:=[.C311]/([.D311]-[.D310])" office:value-type="float" office:value="789094.071619455" calcext:value-type="float">
            <text:p>789094.071619455</text:p>
          </table:table-cell>
          <table:table-cell/>
          <table:table-cell office:value-type="float" office:value="1442769890.05338" calcext:value-type="float">
            <text:p>1442769890.05338</text:p>
          </table:table-cell>
          <table:table-cell table:formula="of:=[.G311]-[.B456]" office:value-type="float" office:value="8.47886991500855" calcext:value-type="float">
            <text:p>8.4788699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69880.08339" calcext:value-type="float">
            <text:p>1442769880.08339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15.612979888916" calcext:value-type="float">
            <text:p>15.6129798889</text:p>
          </table:table-cell>
          <table:table-cell table:formula="of:=[.C312]/([.D312]-[.D311])" office:value-type="float" office:value="789846.60364719" calcext:value-type="float">
            <text:p>789846.60364719</text:p>
          </table:table-cell>
          <table:table-cell/>
          <table:table-cell office:value-type="float" office:value="1442769890.05695" calcext:value-type="float">
            <text:p>1442769890.05695</text:p>
          </table:table-cell>
          <table:table-cell table:formula="of:=[.G312]-[.B457]" office:value-type="float" office:value="8.4720401763916" calcext:value-type="float">
            <text:p>8.472040176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69880.09369" calcext:value-type="float">
            <text:p>1442769880.09369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15.6232798099518" calcext:value-type="float">
            <text:p>15.62327981</text:p>
          </table:table-cell>
          <table:table-cell table:formula="of:=[.C313]/([.D313]-[.D312])" office:value-type="float" office:value="786025.443485104" calcext:value-type="float">
            <text:p>786025.443485104</text:p>
          </table:table-cell>
          <table:table-cell/>
          <table:table-cell office:value-type="float" office:value="1442769890.0605" calcext:value-type="float">
            <text:p>1442769890.0605</text:p>
          </table:table-cell>
          <table:table-cell table:formula="of:=[.G313]-[.B458]" office:value-type="float" office:value="8.46516990661621" calcext:value-type="float">
            <text:p>8.465169906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69880.10398" calcext:value-type="float">
            <text:p>1442769880.10398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15.6335699558258" calcext:value-type="float">
            <text:p>15.6335699558</text:p>
          </table:table-cell>
          <table:table-cell table:formula="of:=[.C314]/([.D314]-[.D313])" office:value-type="float" office:value="786772.131232623" calcext:value-type="float">
            <text:p>786772.131232623</text:p>
          </table:table-cell>
          <table:table-cell/>
          <table:table-cell office:value-type="float" office:value="1442769890.06407" calcext:value-type="float">
            <text:p>1442769890.06407</text:p>
          </table:table-cell>
          <table:table-cell table:formula="of:=[.G314]-[.B459]" office:value-type="float" office:value="8.45833992958069" calcext:value-type="float">
            <text:p>8.458339929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69880.11424" calcext:value-type="float">
            <text:p>1442769880.11424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15.6438298225403" calcext:value-type="float">
            <text:p>15.6438298225</text:p>
          </table:table-cell>
          <table:table-cell table:formula="of:=[.C315]/([.D315]-[.D314])" office:value-type="float" office:value="789094.071619455" calcext:value-type="float">
            <text:p>789094.071619455</text:p>
          </table:table-cell>
          <table:table-cell/>
          <table:table-cell office:value-type="float" office:value="1442769890.06765" calcext:value-type="float">
            <text:p>1442769890.06765</text:p>
          </table:table-cell>
          <table:table-cell table:formula="of:=[.G315]-[.B460]" office:value-type="float" office:value="8.45151996612549" calcext:value-type="float">
            <text:p>8.451519966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69880.12449" calcext:value-type="float">
            <text:p>1442769880.12449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15.654079914093" calcext:value-type="float">
            <text:p>15.6540799141</text:p>
          </table:table-cell>
          <table:table-cell table:formula="of:=[.C316]/([.D316]-[.D315])" office:value-type="float" office:value="789846.60364719" calcext:value-type="float">
            <text:p>789846.60364719</text:p>
          </table:table-cell>
          <table:table-cell/>
          <table:table-cell office:value-type="float" office:value="1442769890.07121" calcext:value-type="float">
            <text:p>1442769890.07121</text:p>
          </table:table-cell>
          <table:table-cell table:formula="of:=[.G316]-[.B461]" office:value-type="float" office:value="8.44466996192932" calcext:value-type="float">
            <text:p>8.4446699619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69880.13475" calcext:value-type="float">
            <text:p>1442769880.13475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15.6643397808075" calcext:value-type="float">
            <text:p>15.6643397808</text:p>
          </table:table-cell>
          <table:table-cell table:formula="of:=[.C317]/([.D317]-[.D316])" office:value-type="float" office:value="789094.071619455" calcext:value-type="float">
            <text:p>789094.071619455</text:p>
          </table:table-cell>
          <table:table-cell/>
          <table:table-cell office:value-type="float" office:value="1442769890.07477" calcext:value-type="float">
            <text:p>1442769890.07477</text:p>
          </table:table-cell>
          <table:table-cell table:formula="of:=[.G317]-[.B462]" office:value-type="float" office:value="8.43776988983154" calcext:value-type="float">
            <text:p>8.437769889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69880.145" calcext:value-type="float">
            <text:p>1442769880.145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15.6745898723602" calcext:value-type="float">
            <text:p>15.6745898724</text:p>
          </table:table-cell>
          <table:table-cell table:formula="of:=[.C318]/([.D318]-[.D317])" office:value-type="float" office:value="789846.60364719" calcext:value-type="float">
            <text:p>789846.60364719</text:p>
          </table:table-cell>
          <table:table-cell/>
          <table:table-cell office:value-type="float" office:value="1442769890.07829" calcext:value-type="float">
            <text:p>1442769890.07829</text:p>
          </table:table-cell>
          <table:table-cell table:formula="of:=[.G318]-[.B463]" office:value-type="float" office:value="8.43089008331299" calcext:value-type="float">
            <text:p>8.43089008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69880.15521" calcext:value-type="float">
            <text:p>1442769880.15521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15.6847999095917" calcext:value-type="float">
            <text:p>15.6847999096</text:p>
          </table:table-cell>
          <table:table-cell table:formula="of:=[.C319]/([.D319]-[.D318])" office:value-type="float" office:value="792945.198580235" calcext:value-type="float">
            <text:p>792945.198580235</text:p>
          </table:table-cell>
          <table:table-cell/>
          <table:table-cell office:value-type="float" office:value="1442769890.08187" calcext:value-type="float">
            <text:p>1442769890.08187</text:p>
          </table:table-cell>
          <table:table-cell table:formula="of:=[.G319]-[.B464]" office:value-type="float" office:value="8.42407011985779" calcext:value-type="float">
            <text:p>8.424070119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69880.16547" calcext:value-type="float">
            <text:p>1442769880.16547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15.6950597763062" calcext:value-type="float">
            <text:p>15.6950597763</text:p>
          </table:table-cell>
          <table:table-cell table:formula="of:=[.C320]/([.D320]-[.D319])" office:value-type="float" office:value="789094.071619455" calcext:value-type="float">
            <text:p>789094.071619455</text:p>
          </table:table-cell>
          <table:table-cell/>
          <table:table-cell office:value-type="float" office:value="1442769890.08542" calcext:value-type="float">
            <text:p>1442769890.08542</text:p>
          </table:table-cell>
          <table:table-cell table:formula="of:=[.G320]-[.B465]" office:value-type="float" office:value="8.41720986366272" calcext:value-type="float">
            <text:p>8.4172098637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69880.17572" calcext:value-type="float">
            <text:p>1442769880.17572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15.7053098678589" calcext:value-type="float">
            <text:p>15.7053098679</text:p>
          </table:table-cell>
          <table:table-cell table:formula="of:=[.C321]/([.D321]-[.D320])" office:value-type="float" office:value="789846.60364719" calcext:value-type="float">
            <text:p>789846.60364719</text:p>
          </table:table-cell>
          <table:table-cell/>
          <table:table-cell office:value-type="float" office:value="1442769890.08899" calcext:value-type="float">
            <text:p>1442769890.08899</text:p>
          </table:table-cell>
          <table:table-cell table:formula="of:=[.G321]-[.B466]" office:value-type="float" office:value="8.41038990020752" calcext:value-type="float">
            <text:p>8.410389900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69880.18598" calcext:value-type="float">
            <text:p>1442769880.18598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15.7155699729919" calcext:value-type="float">
            <text:p>15.715569973</text:p>
          </table:table-cell>
          <table:table-cell table:formula="of:=[.C322]/([.D322]-[.D321])" office:value-type="float" office:value="789075.735093182" calcext:value-type="float">
            <text:p>789075.735093182</text:p>
          </table:table-cell>
          <table:table-cell/>
          <table:table-cell office:value-type="float" office:value="1442769890.09256" calcext:value-type="float">
            <text:p>1442769890.09256</text:p>
          </table:table-cell>
          <table:table-cell table:formula="of:=[.G322]-[.B467]" office:value-type="float" office:value="8.40356016159058" calcext:value-type="float">
            <text:p>8.403560161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69880.19627" calcext:value-type="float">
            <text:p>1442769880.19627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15.7258598804474" calcext:value-type="float">
            <text:p>15.7258598804</text:p>
          </table:table-cell>
          <table:table-cell table:formula="of:=[.C323]/([.D323]-[.D322])" office:value-type="float" office:value="786790.360851734" calcext:value-type="float">
            <text:p>786790.360851734</text:p>
          </table:table-cell>
          <table:table-cell/>
          <table:table-cell office:value-type="float" office:value="1442769890.09612" calcext:value-type="float">
            <text:p>1442769890.09612</text:p>
          </table:table-cell>
          <table:table-cell table:formula="of:=[.G323]-[.B468]" office:value-type="float" office:value="8.39672017097473" calcext:value-type="float">
            <text:p>8.39672017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69880.20652" calcext:value-type="float">
            <text:p>1442769880.20652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15.7361099720001" calcext:value-type="float">
            <text:p>15.736109972</text:p>
          </table:table-cell>
          <table:table-cell table:formula="of:=[.C324]/([.D324]-[.D323])" office:value-type="float" office:value="789846.60364719" calcext:value-type="float">
            <text:p>789846.60364719</text:p>
          </table:table-cell>
          <table:table-cell/>
          <table:table-cell office:value-type="float" office:value="1442769890.09968" calcext:value-type="float">
            <text:p>1442769890.09968</text:p>
          </table:table-cell>
          <table:table-cell table:formula="of:=[.G324]-[.B469]" office:value-type="float" office:value="8.38987994194031" calcext:value-type="float">
            <text:p>8.389879941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69880.21678" calcext:value-type="float">
            <text:p>1442769880.21678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15.7463698387146" calcext:value-type="float">
            <text:p>15.7463698387</text:p>
          </table:table-cell>
          <table:table-cell table:formula="of:=[.C325]/([.D325]-[.D324])" office:value-type="float" office:value="789094.071619455" calcext:value-type="float">
            <text:p>789094.071619455</text:p>
          </table:table-cell>
          <table:table-cell/>
          <table:table-cell office:value-type="float" office:value="1442769890.10324" calcext:value-type="float">
            <text:p>1442769890.10324</text:p>
          </table:table-cell>
          <table:table-cell table:formula="of:=[.G325]-[.B470]" office:value-type="float" office:value="8.38303995132446" calcext:value-type="float">
            <text:p>8.383039951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69880.22703" calcext:value-type="float">
            <text:p>1442769880.22703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15.7566199302673" calcext:value-type="float">
            <text:p>15.7566199303</text:p>
          </table:table-cell>
          <table:table-cell table:formula="of:=[.C326]/([.D326]-[.D325])" office:value-type="float" office:value="789846.60364719" calcext:value-type="float">
            <text:p>789846.60364719</text:p>
          </table:table-cell>
          <table:table-cell/>
          <table:table-cell office:value-type="float" office:value="1442769890.1068" calcext:value-type="float">
            <text:p>1442769890.1068</text:p>
          </table:table-cell>
          <table:table-cell table:formula="of:=[.G326]-[.B471]" office:value-type="float" office:value="8.37619996070862" calcext:value-type="float">
            <text:p>8.376199960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69880.2373" calcext:value-type="float">
            <text:p>1442769880.2373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15.7668898105621" calcext:value-type="float">
            <text:p>15.7668898106</text:p>
          </table:table-cell>
          <table:table-cell table:formula="of:=[.C327]/([.D327]-[.D326])" office:value-type="float" office:value="788324.670551364" calcext:value-type="float">
            <text:p>788324.670551364</text:p>
          </table:table-cell>
          <table:table-cell/>
          <table:table-cell office:value-type="float" office:value="1442769890.11036" calcext:value-type="float">
            <text:p>1442769890.11036</text:p>
          </table:table-cell>
          <table:table-cell table:formula="of:=[.G327]-[.B472]" office:value-type="float" office:value="8.36935997009277" calcext:value-type="float">
            <text:p>8.369359970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69880.24755" calcext:value-type="float">
            <text:p>1442769880.24755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15.7771399021149" calcext:value-type="float">
            <text:p>15.7771399021</text:p>
          </table:table-cell>
          <table:table-cell table:formula="of:=[.C328]/([.D328]-[.D327])" office:value-type="float" office:value="789846.60364719" calcext:value-type="float">
            <text:p>789846.60364719</text:p>
          </table:table-cell>
          <table:table-cell/>
          <table:table-cell office:value-type="float" office:value="1442769890.11392" calcext:value-type="float">
            <text:p>1442769890.11392</text:p>
          </table:table-cell>
          <table:table-cell table:formula="of:=[.G328]-[.B473]" office:value-type="float" office:value="8.36249995231628" calcext:value-type="float">
            <text:p>8.362499952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69880.25781" calcext:value-type="float">
            <text:p>1442769880.25781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15.7874000072479" calcext:value-type="float">
            <text:p>15.7874000072</text:p>
          </table:table-cell>
          <table:table-cell table:formula="of:=[.C329]/([.D329]-[.D328])" office:value-type="float" office:value="789075.735093182" calcext:value-type="float">
            <text:p>789075.735093182</text:p>
          </table:table-cell>
          <table:table-cell/>
          <table:table-cell office:value-type="float" office:value="1442769890.11748" calcext:value-type="float">
            <text:p>1442769890.11748</text:p>
          </table:table-cell>
          <table:table-cell table:formula="of:=[.G329]-[.B474]" office:value-type="float" office:value="8.3556399345398" calcext:value-type="float">
            <text:p>8.3556399345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69880.26806" calcext:value-type="float">
            <text:p>1442769880.26806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15.7976498603821" calcext:value-type="float">
            <text:p>15.7976498604</text:p>
          </table:table-cell>
          <table:table-cell table:formula="of:=[.C330]/([.D330]-[.D329])" office:value-type="float" office:value="789864.976018236" calcext:value-type="float">
            <text:p>789864.976018236</text:p>
          </table:table-cell>
          <table:table-cell/>
          <table:table-cell office:value-type="float" office:value="1442769890.12105" calcext:value-type="float">
            <text:p>1442769890.12105</text:p>
          </table:table-cell>
          <table:table-cell table:formula="of:=[.G330]-[.B475]" office:value-type="float" office:value="8.34879994392395" calcext:value-type="float">
            <text:p>8.348799943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69880.27833" calcext:value-type="float">
            <text:p>1442769880.27833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15.8079199790955" calcext:value-type="float">
            <text:p>15.8079199791</text:p>
          </table:table-cell>
          <table:table-cell table:formula="of:=[.C331]/([.D331]-[.D330])" office:value-type="float" office:value="788306.369765066" calcext:value-type="float">
            <text:p>788306.369765066</text:p>
          </table:table-cell>
          <table:table-cell/>
          <table:table-cell office:value-type="float" office:value="1442769890.12464" calcext:value-type="float">
            <text:p>1442769890.12464</text:p>
          </table:table-cell>
          <table:table-cell table:formula="of:=[.G331]-[.B476]" office:value-type="float" office:value="8.34198999404907" calcext:value-type="float">
            <text:p>8.34198999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69880.28859" calcext:value-type="float">
            <text:p>1442769880.28859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15.8181798458099" calcext:value-type="float">
            <text:p>15.8181798458</text:p>
          </table:table-cell>
          <table:table-cell table:formula="of:=[.C332]/([.D332]-[.D331])" office:value-type="float" office:value="789094.071619455" calcext:value-type="float">
            <text:p>789094.071619455</text:p>
          </table:table-cell>
          <table:table-cell/>
          <table:table-cell office:value-type="float" office:value="1442769890.12821" calcext:value-type="float">
            <text:p>1442769890.12821</text:p>
          </table:table-cell>
          <table:table-cell table:formula="of:=[.G332]-[.B477]" office:value-type="float" office:value="8.33521008491516" calcext:value-type="float">
            <text:p>8.3352100849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69880.29884" calcext:value-type="float">
            <text:p>1442769880.29884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15.8284299373627" calcext:value-type="float">
            <text:p>15.8284299374</text:p>
          </table:table-cell>
          <table:table-cell table:formula="of:=[.C333]/([.D333]-[.D332])" office:value-type="float" office:value="789846.60364719" calcext:value-type="float">
            <text:p>789846.60364719</text:p>
          </table:table-cell>
          <table:table-cell/>
          <table:table-cell office:value-type="float" office:value="1442769890.13177" calcext:value-type="float">
            <text:p>1442769890.13177</text:p>
          </table:table-cell>
          <table:table-cell table:formula="of:=[.G333]-[.B478]" office:value-type="float" office:value="8.32841992378235" calcext:value-type="float">
            <text:p>8.328419923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69880.30909" calcext:value-type="float">
            <text:p>1442769880.30909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15.8386797904968" calcext:value-type="float">
            <text:p>15.8386797905</text:p>
          </table:table-cell>
          <table:table-cell table:formula="of:=[.C334]/([.D334]-[.D333])" office:value-type="float" office:value="789864.976018236" calcext:value-type="float">
            <text:p>789864.976018236</text:p>
          </table:table-cell>
          <table:table-cell/>
          <table:table-cell office:value-type="float" office:value="1442769890.13532" calcext:value-type="float">
            <text:p>1442769890.13532</text:p>
          </table:table-cell>
          <table:table-cell table:formula="of:=[.G334]-[.B479]" office:value-type="float" office:value="8.32148003578186" calcext:value-type="float">
            <text:p>8.321480035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69880.31936" calcext:value-type="float">
            <text:p>1442769880.31936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15.8489499092102" calcext:value-type="float">
            <text:p>15.8489499092</text:p>
          </table:table-cell>
          <table:table-cell table:formula="of:=[.C335]/([.D335]-[.D334])" office:value-type="float" office:value="788306.369765066" calcext:value-type="float">
            <text:p>788306.369765066</text:p>
          </table:table-cell>
          <table:table-cell/>
          <table:table-cell office:value-type="float" office:value="1442769890.13886" calcext:value-type="float">
            <text:p>1442769890.13886</text:p>
          </table:table-cell>
          <table:table-cell table:formula="of:=[.G335]-[.B480]" office:value-type="float" office:value="8.31461000442505" calcext:value-type="float">
            <text:p>8.314610004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69880.32972" calcext:value-type="float">
            <text:p>1442769880.32972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15.8593099117279" calcext:value-type="float">
            <text:p>15.8593099117</text:p>
          </table:table-cell>
          <table:table-cell table:formula="of:=[.C336]/([.D336]-[.D335])" office:value-type="float" office:value="781466.991554093" calcext:value-type="float">
            <text:p>781466.991554093</text:p>
          </table:table-cell>
          <table:table-cell/>
          <table:table-cell office:value-type="float" office:value="1442769890.14242" calcext:value-type="float">
            <text:p>1442769890.14242</text:p>
          </table:table-cell>
          <table:table-cell table:formula="of:=[.G336]-[.B481]" office:value-type="float" office:value="8.30776000022888" calcext:value-type="float">
            <text:p>8.3077600002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69880.34005" calcext:value-type="float">
            <text:p>1442769880.34005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15.8696398735046" calcext:value-type="float">
            <text:p>15.8696398735</text:p>
          </table:table-cell>
          <table:table-cell table:formula="of:=[.C337]/([.D337]-[.D336])" office:value-type="float" office:value="783739.589263046" calcext:value-type="float">
            <text:p>783739.589263046</text:p>
          </table:table-cell>
          <table:table-cell/>
          <table:table-cell office:value-type="float" office:value="1442769890.14599" calcext:value-type="float">
            <text:p>1442769890.14599</text:p>
          </table:table-cell>
          <table:table-cell table:formula="of:=[.G337]-[.B482]" office:value-type="float" office:value="8.30092978477478" calcext:value-type="float">
            <text:p>8.300929784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69880.35038" calcext:value-type="float">
            <text:p>1442769880.35038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15.8799698352814" calcext:value-type="float">
            <text:p>15.8799698353</text:p>
          </table:table-cell>
          <table:table-cell table:formula="of:=[.C338]/([.D338]-[.D337])" office:value-type="float" office:value="783739.589263046" calcext:value-type="float">
            <text:p>783739.589263046</text:p>
          </table:table-cell>
          <table:table-cell/>
          <table:table-cell office:value-type="float" office:value="1442769890.14951" calcext:value-type="float">
            <text:p>1442769890.14951</text:p>
          </table:table-cell>
          <table:table-cell table:formula="of:=[.G338]-[.B483]" office:value-type="float" office:value="8.2940399646759" calcext:value-type="float">
            <text:p>8.294039964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69880.36083" calcext:value-type="float">
            <text:p>1442769880.36083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15.890419960022" calcext:value-type="float">
            <text:p>15.89041996</text:p>
          </table:table-cell>
          <table:table-cell table:formula="of:=[.C339]/([.D339]-[.D338])" office:value-type="float" office:value="774727.594259771" calcext:value-type="float">
            <text:p>774727.594259771</text:p>
          </table:table-cell>
          <table:table-cell/>
          <table:table-cell office:value-type="float" office:value="1442769890.15308" calcext:value-type="float">
            <text:p>1442769890.15308</text:p>
          </table:table-cell>
          <table:table-cell table:formula="of:=[.G339]-[.B484]" office:value-type="float" office:value="8.28719997406006" calcext:value-type="float">
            <text:p>8.287199974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69880.37115" calcext:value-type="float">
            <text:p>1442769880.37115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15.9007399082184" calcext:value-type="float">
            <text:p>15.9007399082</text:p>
          </table:table-cell>
          <table:table-cell table:formula="of:=[.C340]/([.D340]-[.D339])" office:value-type="float" office:value="784500.062007624" calcext:value-type="float">
            <text:p>784500.062007624</text:p>
          </table:table-cell>
          <table:table-cell/>
          <table:table-cell office:value-type="float" office:value="1442769890.15665" calcext:value-type="float">
            <text:p>1442769890.15665</text:p>
          </table:table-cell>
          <table:table-cell table:formula="of:=[.G340]-[.B485]" office:value-type="float" office:value="8.28034996986389" calcext:value-type="float">
            <text:p>8.2803499699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69880.38148" calcext:value-type="float">
            <text:p>1442769880.38148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15.9110698699951" calcext:value-type="float">
            <text:p>15.91106987</text:p>
          </table:table-cell>
          <table:table-cell table:formula="of:=[.C341]/([.D341]-[.D340])" office:value-type="float" office:value="783739.589263046" calcext:value-type="float">
            <text:p>783739.589263046</text:p>
          </table:table-cell>
          <table:table-cell/>
          <table:table-cell office:value-type="float" office:value="1442769890.16021" calcext:value-type="float">
            <text:p>1442769890.16021</text:p>
          </table:table-cell>
          <table:table-cell table:formula="of:=[.G341]-[.B486]" office:value-type="float" office:value="8.2734899520874" calcext:value-type="float">
            <text:p>8.273489952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69880.39182" calcext:value-type="float">
            <text:p>1442769880.39182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15.9214098453522" calcext:value-type="float">
            <text:p>15.9214098454</text:p>
          </table:table-cell>
          <table:table-cell table:formula="of:=[.C342]/([.D342]-[.D341])" office:value-type="float" office:value="782980.589453296" calcext:value-type="float">
            <text:p>782980.589453296</text:p>
          </table:table-cell>
          <table:table-cell/>
          <table:table-cell office:value-type="float" office:value="1442769890.16377" calcext:value-type="float">
            <text:p>1442769890.16377</text:p>
          </table:table-cell>
          <table:table-cell table:formula="of:=[.G342]-[.B487]" office:value-type="float" office:value="8.26670002937317" calcext:value-type="float">
            <text:p>8.266700029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69880.40214" calcext:value-type="float">
            <text:p>1442769880.40214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15.9317297935486" calcext:value-type="float">
            <text:p>15.9317297935</text:p>
          </table:table-cell>
          <table:table-cell table:formula="of:=[.C343]/([.D343]-[.D342])" office:value-type="float" office:value="784500.062007624" calcext:value-type="float">
            <text:p>784500.062007624</text:p>
          </table:table-cell>
          <table:table-cell/>
          <table:table-cell office:value-type="float" office:value="1442769890.16733" calcext:value-type="float">
            <text:p>1442769890.16733</text:p>
          </table:table-cell>
          <table:table-cell table:formula="of:=[.G343]-[.B488]" office:value-type="float" office:value="8.25989007949829" calcext:value-type="float">
            <text:p>8.259890079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69880.41257" calcext:value-type="float">
            <text:p>1442769880.41257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15.9421598911285" calcext:value-type="float">
            <text:p>15.9421598911</text:p>
          </table:table-cell>
          <table:table-cell table:formula="of:=[.C344]/([.D344]-[.D343])" office:value-type="float" office:value="776215.173246166" calcext:value-type="float">
            <text:p>776215.173246166</text:p>
          </table:table-cell>
          <table:table-cell/>
          <table:table-cell office:value-type="float" office:value="1442769890.1709" calcext:value-type="float">
            <text:p>1442769890.1709</text:p>
          </table:table-cell>
          <table:table-cell table:formula="of:=[.G344]-[.B489]" office:value-type="float" office:value="8.25305008888245" calcext:value-type="float">
            <text:p>8.2530500889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69880.4229" calcext:value-type="float">
            <text:p>1442769880.4229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15.9524898529053" calcext:value-type="float">
            <text:p>15.9524898529</text:p>
          </table:table-cell>
          <table:table-cell table:formula="of:=[.C345]/([.D345]-[.D344])" office:value-type="float" office:value="783739.589263046" calcext:value-type="float">
            <text:p>783739.589263046</text:p>
          </table:table-cell>
          <table:table-cell/>
          <table:table-cell office:value-type="float" office:value="1442769890.17446" calcext:value-type="float">
            <text:p>1442769890.17446</text:p>
          </table:table-cell>
          <table:table-cell table:formula="of:=[.G345]-[.B490]" office:value-type="float" office:value="8.24622988700867" calcext:value-type="float">
            <text:p>8.24622988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69880.43322" calcext:value-type="float">
            <text:p>1442769880.43322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15.9628098011017" calcext:value-type="float">
            <text:p>15.9628098011</text:p>
          </table:table-cell>
          <table:table-cell table:formula="of:=[.C346]/([.D346]-[.D345])" office:value-type="float" office:value="784500.062007624" calcext:value-type="float">
            <text:p>784500.062007624</text:p>
          </table:table-cell>
          <table:table-cell/>
          <table:table-cell office:value-type="float" office:value="1442769890.17801" calcext:value-type="float">
            <text:p>1442769890.17801</text:p>
          </table:table-cell>
          <table:table-cell table:formula="of:=[.G346]-[.B491]" office:value-type="float" office:value="8.2393798828125" calcext:value-type="float">
            <text:p>8.239379882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69880.44359" calcext:value-type="float">
            <text:p>1442769880.44359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15.9731798171997" calcext:value-type="float">
            <text:p>15.9731798172</text:p>
          </table:table-cell>
          <table:table-cell table:formula="of:=[.C347]/([.D347]-[.D346])" office:value-type="float" office:value="780712.384963789" calcext:value-type="float">
            <text:p>780712.384963789</text:p>
          </table:table-cell>
          <table:table-cell/>
          <table:table-cell office:value-type="float" office:value="1442769890.18158" calcext:value-type="float">
            <text:p>1442769890.18158</text:p>
          </table:table-cell>
          <table:table-cell table:formula="of:=[.G347]-[.B492]" office:value-type="float" office:value="8.23254013061523" calcext:value-type="float">
            <text:p>8.232540130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69880.45395" calcext:value-type="float">
            <text:p>1442769880.45395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15.9835398197174" calcext:value-type="float">
            <text:p>15.9835398197</text:p>
          </table:table-cell>
          <table:table-cell table:formula="of:=[.C348]/([.D348]-[.D347])" office:value-type="float" office:value="781466.991554093" calcext:value-type="float">
            <text:p>781466.991554093</text:p>
          </table:table-cell>
          <table:table-cell/>
          <table:table-cell office:value-type="float" office:value="1442769890.18513" calcext:value-type="float">
            <text:p>1442769890.18513</text:p>
          </table:table-cell>
          <table:table-cell table:formula="of:=[.G348]-[.B493]" office:value-type="float" office:value="8.22568988800049" calcext:value-type="float">
            <text:p>8.22568988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69880.46437" calcext:value-type="float">
            <text:p>1442769880.46437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15.993959903717" calcext:value-type="float">
            <text:p>15.9939599037</text:p>
          </table:table-cell>
          <table:table-cell table:formula="of:=[.C349]/([.D349]-[.D348])" office:value-type="float" office:value="776961.107058689" calcext:value-type="float">
            <text:p>776961.107058689</text:p>
          </table:table-cell>
          <table:table-cell/>
          <table:table-cell office:value-type="float" office:value="1442769890.18868" calcext:value-type="float">
            <text:p>1442769890.18868</text:p>
          </table:table-cell>
          <table:table-cell table:formula="of:=[.G349]-[.B494]" office:value-type="float" office:value="8.21881985664368" calcext:value-type="float">
            <text:p>8.218819856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69880.47473" calcext:value-type="float">
            <text:p>1442769880.47473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16.0043199062347" calcext:value-type="float">
            <text:p>16.0043199062</text:p>
          </table:table-cell>
          <table:table-cell table:formula="of:=[.C350]/([.D350]-[.D349])" office:value-type="float" office:value="781466.991554093" calcext:value-type="float">
            <text:p>781466.991554093</text:p>
          </table:table-cell>
          <table:table-cell/>
          <table:table-cell office:value-type="float" office:value="1442769890.19228" calcext:value-type="float">
            <text:p>1442769890.19228</text:p>
          </table:table-cell>
          <table:table-cell table:formula="of:=[.G350]-[.B495]" office:value-type="float" office:value="8.21203994750977" calcext:value-type="float">
            <text:p>8.212039947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69880.48508" calcext:value-type="float">
            <text:p>1442769880.48508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16.0146698951721" calcext:value-type="float">
            <text:p>16.0146698952</text:p>
          </table:table-cell>
          <table:table-cell table:formula="of:=[.C351]/([.D351]-[.D350])" office:value-type="float" office:value="782223.058303195" calcext:value-type="float">
            <text:p>782223.058303195</text:p>
          </table:table-cell>
          <table:table-cell/>
          <table:table-cell office:value-type="float" office:value="1442769890.19584" calcext:value-type="float">
            <text:p>1442769890.19584</text:p>
          </table:table-cell>
          <table:table-cell table:formula="of:=[.G351]-[.B496]" office:value-type="float" office:value="8.20510983467102" calcext:value-type="float">
            <text:p>8.205109834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69880.49539" calcext:value-type="float">
            <text:p>1442769880.49539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16.0249798297882" calcext:value-type="float">
            <text:p>16.0249798298</text:p>
          </table:table-cell>
          <table:table-cell table:formula="of:=[.C352]/([.D352]-[.D351])" office:value-type="float" office:value="785262.011978817" calcext:value-type="float">
            <text:p>785262.011978817</text:p>
          </table:table-cell>
          <table:table-cell/>
          <table:table-cell office:value-type="float" office:value="1442769890.19941" calcext:value-type="float">
            <text:p>1442769890.19941</text:p>
          </table:table-cell>
          <table:table-cell table:formula="of:=[.G352]-[.B497]" office:value-type="float" office:value="8.19760990142822" calcext:value-type="float">
            <text:p>8.197609901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69880.5057" calcext:value-type="float">
            <text:p>1442769880.5057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16.0352900028229" calcext:value-type="float">
            <text:p>16.0352900028</text:p>
          </table:table-cell>
          <table:table-cell table:formula="of:=[.C353]/([.D353]-[.D352])" office:value-type="float" office:value="785243.85311257" calcext:value-type="float">
            <text:p>785243.85311257</text:p>
          </table:table-cell>
          <table:table-cell/>
          <table:table-cell office:value-type="float" office:value="1442769890.20298" calcext:value-type="float">
            <text:p>1442769890.20298</text:p>
          </table:table-cell>
          <table:table-cell table:formula="of:=[.G353]-[.B498]" office:value-type="float" office:value="8.19277000427246" calcext:value-type="float">
            <text:p>8.192770004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69880.51608" calcext:value-type="float">
            <text:p>1442769880.51608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16.0456697940826" calcext:value-type="float">
            <text:p>16.0456697941</text:p>
          </table:table-cell>
          <table:table-cell table:formula="of:=[.C354]/([.D354]-[.D353])" office:value-type="float" office:value="779977.149577361" calcext:value-type="float">
            <text:p>779977.149577361</text:p>
          </table:table-cell>
          <table:table-cell/>
          <table:table-cell office:value-type="float" office:value="1442769890.20654" calcext:value-type="float">
            <text:p>1442769890.20654</text:p>
          </table:table-cell>
          <table:table-cell table:formula="of:=[.G354]-[.B499]" office:value-type="float" office:value="8.18786001205444" calcext:value-type="float">
            <text:p>8.187860012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69880.52643" calcext:value-type="float">
            <text:p>1442769880.52643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16.05601978302" calcext:value-type="float">
            <text:p>16.056019783</text:p>
          </table:table-cell>
          <table:table-cell table:formula="of:=[.C355]/([.D355]-[.D354])" office:value-type="float" office:value="782223.058303195" calcext:value-type="float">
            <text:p>782223.058303195</text:p>
          </table:table-cell>
          <table:table-cell/>
          <table:table-cell office:value-type="float" office:value="1442769890.21001" calcext:value-type="float">
            <text:p>1442769890.21001</text:p>
          </table:table-cell>
          <table:table-cell table:formula="of:=[.G355]-[.B500]" office:value-type="float" office:value="8.18287014961243" calcext:value-type="float">
            <text:p>8.1828701496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69880.53678" calcext:value-type="float">
            <text:p>1442769880.53678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16.066370010376" calcext:value-type="float">
            <text:p>16.0663700104</text:p>
          </table:table-cell>
          <table:table-cell table:formula="of:=[.C356]/([.D356]-[.D355])" office:value-type="float" office:value="782205.039712522" calcext:value-type="float">
            <text:p>782205.039712522</text:p>
          </table:table-cell>
          <table:table-cell/>
          <table:table-cell office:value-type="float" office:value="1442769890.21357" calcext:value-type="float">
            <text:p>1442769890.21357</text:p>
          </table:table-cell>
          <table:table-cell table:formula="of:=[.G356]-[.B501]" office:value-type="float" office:value="8.17797017097473" calcext:value-type="float">
            <text:p>8.17797017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69880.54712" calcext:value-type="float">
            <text:p>1442769880.54712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6.076709985733" calcext:value-type="float">
            <text:p>16.0767099857</text:p>
          </table:table-cell>
          <table:table-cell table:formula="of:=[.C357]/([.D357]-[.D356])" office:value-type="float" office:value="782980.589453296" calcext:value-type="float">
            <text:p>782980.589453296</text:p>
          </table:table-cell>
          <table:table-cell/>
          <table:table-cell office:value-type="float" office:value="1442769890.21713" calcext:value-type="float">
            <text:p>1442769890.21713</text:p>
          </table:table-cell>
          <table:table-cell table:formula="of:=[.G357]-[.B502]" office:value-type="float" office:value="8.17304992675781" calcext:value-type="float">
            <text:p>8.173049926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69880.55743" calcext:value-type="float">
            <text:p>1442769880.55743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6.0870199203491" calcext:value-type="float">
            <text:p>16.0870199203</text:p>
          </table:table-cell>
          <table:table-cell table:formula="of:=[.C358]/([.D358]-[.D357])" office:value-type="float" office:value="785262.011978817" calcext:value-type="float">
            <text:p>785262.011978817</text:p>
          </table:table-cell>
          <table:table-cell/>
          <table:table-cell office:value-type="float" office:value="1442769890.22067" calcext:value-type="float">
            <text:p>1442769890.22067</text:p>
          </table:table-cell>
          <table:table-cell table:formula="of:=[.G358]-[.B503]" office:value-type="float" office:value="8.16820001602173" calcext:value-type="float">
            <text:p>8.16820001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69880.56776" calcext:value-type="float">
            <text:p>1442769880.56776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6.0973498821259" calcext:value-type="float">
            <text:p>16.0973498821</text:p>
          </table:table-cell>
          <table:table-cell table:formula="of:=[.C359]/([.D359]-[.D358])" office:value-type="float" office:value="783739.589263046" calcext:value-type="float">
            <text:p>783739.589263046</text:p>
          </table:table-cell>
          <table:table-cell/>
          <table:table-cell office:value-type="float" office:value="1442769890.22423" calcext:value-type="float">
            <text:p>1442769890.22423</text:p>
          </table:table-cell>
          <table:table-cell table:formula="of:=[.G359]-[.B504]" office:value-type="float" office:value="8.16324996948242" calcext:value-type="float">
            <text:p>8.163249969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69880.57809" calcext:value-type="float">
            <text:p>1442769880.57809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6.1076798439026" calcext:value-type="float">
            <text:p>16.1076798439</text:p>
          </table:table-cell>
          <table:table-cell table:formula="of:=[.C360]/([.D360]-[.D359])" office:value-type="float" office:value="783739.589263046" calcext:value-type="float">
            <text:p>783739.589263046</text:p>
          </table:table-cell>
          <table:table-cell/>
          <table:table-cell office:value-type="float" office:value="1442769890.22779" calcext:value-type="float">
            <text:p>1442769890.22779</text:p>
          </table:table-cell>
          <table:table-cell table:formula="of:=[.G360]-[.B505]" office:value-type="float" office:value="8.15835022926331" calcext:value-type="float">
            <text:p>8.158350229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69880.58847" calcext:value-type="float">
            <text:p>1442769880.58847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6.1180598735809" calcext:value-type="float">
            <text:p>16.1180598736</text:p>
          </table:table-cell>
          <table:table-cell table:formula="of:=[.C361]/([.D361]-[.D360])" office:value-type="float" office:value="779959.234306452" calcext:value-type="float">
            <text:p>779959.234306452</text:p>
          </table:table-cell>
          <table:table-cell/>
          <table:table-cell office:value-type="float" office:value="1442769890.23136" calcext:value-type="float">
            <text:p>1442769890.23136</text:p>
          </table:table-cell>
          <table:table-cell table:formula="of:=[.G361]-[.B506]" office:value-type="float" office:value="8.15345001220703" calcext:value-type="float">
            <text:p>8.153450012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69880.59881" calcext:value-type="float">
            <text:p>1442769880.59881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6.128399848938" calcext:value-type="float">
            <text:p>16.1283998489</text:p>
          </table:table-cell>
          <table:table-cell table:formula="of:=[.C362]/([.D362]-[.D361])" office:value-type="float" office:value="782980.589453296" calcext:value-type="float">
            <text:p>782980.589453296</text:p>
          </table:table-cell>
          <table:table-cell/>
          <table:table-cell office:value-type="float" office:value="1442769890.23493" calcext:value-type="float">
            <text:p>1442769890.23493</text:p>
          </table:table-cell>
          <table:table-cell table:formula="of:=[.G362]-[.B507]" office:value-type="float" office:value="8.14847993850708" calcext:value-type="float">
            <text:p>8.148479938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69880.60915" calcext:value-type="float">
            <text:p>1442769880.60915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6.138739824295" calcext:value-type="float">
            <text:p>16.1387398243</text:p>
          </table:table-cell>
          <table:table-cell table:formula="of:=[.C363]/([.D363]-[.D362])" office:value-type="float" office:value="782980.589453296" calcext:value-type="float">
            <text:p>782980.589453296</text:p>
          </table:table-cell>
          <table:table-cell/>
          <table:table-cell office:value-type="float" office:value="1442769890.2385" calcext:value-type="float">
            <text:p>1442769890.2385</text:p>
          </table:table-cell>
          <table:table-cell table:formula="of:=[.G363]-[.B508]" office:value-type="float" office:value="8.14358019828796" calcext:value-type="float">
            <text:p>8.143580198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69880.61955" calcext:value-type="float">
            <text:p>1442769880.61955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6.149139881134" calcext:value-type="float">
            <text:p>16.1491398811</text:p>
          </table:table-cell>
          <table:table-cell table:formula="of:=[.C364]/([.D364]-[.D363])" office:value-type="float" office:value="778457.283968731" calcext:value-type="float">
            <text:p>778457.283968731</text:p>
          </table:table-cell>
          <table:table-cell/>
          <table:table-cell office:value-type="float" office:value="1442769890.24208" calcext:value-type="float">
            <text:p>1442769890.24208</text:p>
          </table:table-cell>
          <table:table-cell table:formula="of:=[.G364]-[.B509]" office:value-type="float" office:value="8.1387300491333" calcext:value-type="float">
            <text:p>8.138730049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69880.62988" calcext:value-type="float">
            <text:p>1442769880.62988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6.1594698429108" calcext:value-type="float">
            <text:p>16.1594698429</text:p>
          </table:table-cell>
          <table:table-cell table:formula="of:=[.C365]/([.D365]-[.D364])" office:value-type="float" office:value="783739.589263046" calcext:value-type="float">
            <text:p>783739.589263046</text:p>
          </table:table-cell>
          <table:table-cell/>
          <table:table-cell office:value-type="float" office:value="1442769890.24564" calcext:value-type="float">
            <text:p>1442769890.24564</text:p>
          </table:table-cell>
          <table:table-cell table:formula="of:=[.G365]-[.B510]" office:value-type="float" office:value="8.13384008407593" calcext:value-type="float">
            <text:p>8.133840084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69880.64025" calcext:value-type="float">
            <text:p>1442769880.64025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6.1698398590088" calcext:value-type="float">
            <text:p>16.169839859</text:p>
          </table:table-cell>
          <table:table-cell table:formula="of:=[.C366]/([.D366]-[.D365])" office:value-type="float" office:value="780712.384963789" calcext:value-type="float">
            <text:p>780712.384963789</text:p>
          </table:table-cell>
          <table:table-cell/>
          <table:table-cell office:value-type="float" office:value="1442769890.24921" calcext:value-type="float">
            <text:p>1442769890.24921</text:p>
          </table:table-cell>
          <table:table-cell table:formula="of:=[.G366]-[.B511]" office:value-type="float" office:value="8.12894988059998" calcext:value-type="float">
            <text:p>8.128949880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69880.65059" calcext:value-type="float">
            <text:p>1442769880.65059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6.1801798343658" calcext:value-type="float">
            <text:p>16.1801798344</text:p>
          </table:table-cell>
          <table:table-cell table:formula="of:=[.C367]/([.D367]-[.D366])" office:value-type="float" office:value="782980.589453296" calcext:value-type="float">
            <text:p>782980.589453296</text:p>
          </table:table-cell>
          <table:table-cell/>
          <table:table-cell office:value-type="float" office:value="1442769890.25277" calcext:value-type="float">
            <text:p>1442769890.25277</text:p>
          </table:table-cell>
          <table:table-cell table:formula="of:=[.G367]-[.B512]" office:value-type="float" office:value="8.12404990196228" calcext:value-type="float">
            <text:p>8.12404990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69880.66091" calcext:value-type="float">
            <text:p>1442769880.66091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6.1904997825623" calcext:value-type="float">
            <text:p>16.1904997826</text:p>
          </table:table-cell>
          <table:table-cell table:formula="of:=[.C368]/([.D368]-[.D367])" office:value-type="float" office:value="784500.062007624" calcext:value-type="float">
            <text:p>784500.062007624</text:p>
          </table:table-cell>
          <table:table-cell/>
          <table:table-cell office:value-type="float" office:value="1442769890.25633" calcext:value-type="float">
            <text:p>1442769890.25633</text:p>
          </table:table-cell>
          <table:table-cell table:formula="of:=[.G368]-[.B513]" office:value-type="float" office:value="8.11914992332459" calcext:value-type="float">
            <text:p>8.119149923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69880.67124" calcext:value-type="float">
            <text:p>1442769880.67124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6.2008299827576" calcext:value-type="float">
            <text:p>16.2008299828</text:p>
          </table:table-cell>
          <table:table-cell table:formula="of:=[.C369]/([.D369]-[.D368])" office:value-type="float" office:value="783721.500738552" calcext:value-type="float">
            <text:p>783721.500738552</text:p>
          </table:table-cell>
          <table:table-cell/>
          <table:table-cell office:value-type="float" office:value="1442769890.25989" calcext:value-type="float">
            <text:p>1442769890.25989</text:p>
          </table:table-cell>
          <table:table-cell table:formula="of:=[.G369]-[.B514]" office:value-type="float" office:value="8.11419010162354" calcext:value-type="float">
            <text:p>8.114190101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69880.68158" calcext:value-type="float">
            <text:p>1442769880.68158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6.2111699581146" calcext:value-type="float">
            <text:p>16.2111699581</text:p>
          </table:table-cell>
          <table:table-cell table:formula="of:=[.C370]/([.D370]-[.D369])" office:value-type="float" office:value="782980.589453296" calcext:value-type="float">
            <text:p>782980.589453296</text:p>
          </table:table-cell>
          <table:table-cell/>
          <table:table-cell office:value-type="float" office:value="1442769890.26345" calcext:value-type="float">
            <text:p>1442769890.26345</text:p>
          </table:table-cell>
          <table:table-cell table:formula="of:=[.G370]-[.B515]" office:value-type="float" office:value="8.1088399887085" calcext:value-type="float">
            <text:p>8.108839988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69880.6919" calcext:value-type="float">
            <text:p>1442769880.6919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6.221489906311" calcext:value-type="float">
            <text:p>16.2214899063</text:p>
          </table:table-cell>
          <table:table-cell table:formula="of:=[.C371]/([.D371]-[.D370])" office:value-type="float" office:value="784500.062007624" calcext:value-type="float">
            <text:p>784500.062007624</text:p>
          </table:table-cell>
          <table:table-cell/>
          <table:table-cell office:value-type="float" office:value="1442769890.26701" calcext:value-type="float">
            <text:p>1442769890.26701</text:p>
          </table:table-cell>
          <table:table-cell table:formula="of:=[.G371]-[.B516]" office:value-type="float" office:value="8.10392999649048" calcext:value-type="float">
            <text:p>8.103929996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69880.70224" calcext:value-type="float">
            <text:p>1442769880.70224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6.2318298816681" calcext:value-type="float">
            <text:p>16.2318298817</text:p>
          </table:table-cell>
          <table:table-cell table:formula="of:=[.C372]/([.D372]-[.D371])" office:value-type="float" office:value="782980.589453296" calcext:value-type="float">
            <text:p>782980.589453296</text:p>
          </table:table-cell>
          <table:table-cell/>
          <table:table-cell office:value-type="float" office:value="1442769890.27054" calcext:value-type="float">
            <text:p>1442769890.27054</text:p>
          </table:table-cell>
          <table:table-cell table:formula="of:=[.G372]-[.B517]" office:value-type="float" office:value="8.09898996353149" calcext:value-type="float">
            <text:p>8.0989899635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69880.71253" calcext:value-type="float">
            <text:p>1442769880.71253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6.2421197891235" calcext:value-type="float">
            <text:p>16.2421197891</text:p>
          </table:table-cell>
          <table:table-cell table:formula="of:=[.C373]/([.D373]-[.D372])" office:value-type="float" office:value="786790.360851734" calcext:value-type="float">
            <text:p>786790.360851734</text:p>
          </table:table-cell>
          <table:table-cell/>
          <table:table-cell office:value-type="float" office:value="1442769890.27412" calcext:value-type="float">
            <text:p>1442769890.27412</text:p>
          </table:table-cell>
          <table:table-cell table:formula="of:=[.G373]-[.B518]" office:value-type="float" office:value="8.09411001205444" calcext:value-type="float">
            <text:p>8.094110012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69880.72283" calcext:value-type="float">
            <text:p>1442769880.72283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6.2524199485779" calcext:value-type="float">
            <text:p>16.2524199486</text:p>
          </table:table-cell>
          <table:table-cell table:formula="of:=[.C374]/([.D374]-[.D373])" office:value-type="float" office:value="786007.249294014" calcext:value-type="float">
            <text:p>786007.249294014</text:p>
          </table:table-cell>
          <table:table-cell/>
          <table:table-cell office:value-type="float" office:value="1442769890.27768" calcext:value-type="float">
            <text:p>1442769890.27768</text:p>
          </table:table-cell>
          <table:table-cell table:formula="of:=[.G374]-[.B519]" office:value-type="float" office:value="8.08921003341675" calcext:value-type="float">
            <text:p>8.089210033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69880.73316" calcext:value-type="float">
            <text:p>1442769880.73316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6.2627499103546" calcext:value-type="float">
            <text:p>16.2627499104</text:p>
          </table:table-cell>
          <table:table-cell table:formula="of:=[.C375]/([.D375]-[.D374])" office:value-type="float" office:value="783739.589263046" calcext:value-type="float">
            <text:p>783739.589263046</text:p>
          </table:table-cell>
          <table:table-cell/>
          <table:table-cell office:value-type="float" office:value="1442769890.28124" calcext:value-type="float">
            <text:p>1442769890.28124</text:p>
          </table:table-cell>
          <table:table-cell table:formula="of:=[.G375]-[.B520]" office:value-type="float" office:value="8.08434009552002" calcext:value-type="float">
            <text:p>8.084340095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69880.74353" calcext:value-type="float">
            <text:p>1442769880.74353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6.2731199264526" calcext:value-type="float">
            <text:p>16.2731199265</text:p>
          </table:table-cell>
          <table:table-cell table:formula="of:=[.C376]/([.D376]-[.D375])" office:value-type="float" office:value="780712.384963789" calcext:value-type="float">
            <text:p>780712.384963789</text:p>
          </table:table-cell>
          <table:table-cell/>
          <table:table-cell office:value-type="float" office:value="1442769890.2848" calcext:value-type="float">
            <text:p>1442769890.2848</text:p>
          </table:table-cell>
          <table:table-cell table:formula="of:=[.G376]-[.B521]" office:value-type="float" office:value="8.07942008972168" calcext:value-type="float">
            <text:p>8.079420089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69880.75386" calcext:value-type="float">
            <text:p>1442769880.75386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6.2834498882294" calcext:value-type="float">
            <text:p>16.2834498882</text:p>
          </table:table-cell>
          <table:table-cell table:formula="of:=[.C377]/([.D377]-[.D376])" office:value-type="float" office:value="783739.589263046" calcext:value-type="float">
            <text:p>783739.589263046</text:p>
          </table:table-cell>
          <table:table-cell/>
          <table:table-cell office:value-type="float" office:value="1442769890.28836" calcext:value-type="float">
            <text:p>1442769890.28836</text:p>
          </table:table-cell>
          <table:table-cell table:formula="of:=[.G377]-[.B522]" office:value-type="float" office:value="8.07452011108398" calcext:value-type="float">
            <text:p>8.074520111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69880.76423" calcext:value-type="float">
            <text:p>1442769880.76423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6.2938199043274" calcext:value-type="float">
            <text:p>16.2938199043</text:p>
          </table:table-cell>
          <table:table-cell table:formula="of:=[.C378]/([.D378]-[.D377])" office:value-type="float" office:value="780712.384963789" calcext:value-type="float">
            <text:p>780712.384963789</text:p>
          </table:table-cell>
          <table:table-cell/>
          <table:table-cell office:value-type="float" office:value="1442769890.29193" calcext:value-type="float">
            <text:p>1442769890.29193</text:p>
          </table:table-cell>
          <table:table-cell table:formula="of:=[.G378]-[.B523]" office:value-type="float" office:value="8.06964993476868" calcext:value-type="float">
            <text:p>8.069649934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69880.77453" calcext:value-type="float">
            <text:p>1442769880.77453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6.3041198253632" calcext:value-type="float">
            <text:p>16.3041198254</text:p>
          </table:table-cell>
          <table:table-cell table:formula="of:=[.C379]/([.D379]-[.D378])" office:value-type="float" office:value="786025.443485104" calcext:value-type="float">
            <text:p>786025.443485104</text:p>
          </table:table-cell>
          <table:table-cell/>
          <table:table-cell office:value-type="float" office:value="1442769890.29549" calcext:value-type="float">
            <text:p>1442769890.29549</text:p>
          </table:table-cell>
          <table:table-cell table:formula="of:=[.G379]-[.B524]" office:value-type="float" office:value="8.0647599697113" calcext:value-type="float">
            <text:p>8.0647599697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69880.78485" calcext:value-type="float">
            <text:p>1442769880.78485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6.3144397735596" calcext:value-type="float">
            <text:p>16.3144397736</text:p>
          </table:table-cell>
          <table:table-cell table:formula="of:=[.C380]/([.D380]-[.D379])" office:value-type="float" office:value="784500.062007624" calcext:value-type="float">
            <text:p>784500.062007624</text:p>
          </table:table-cell>
          <table:table-cell/>
          <table:table-cell office:value-type="float" office:value="1442769890.29905" calcext:value-type="float">
            <text:p>1442769890.29905</text:p>
          </table:table-cell>
          <table:table-cell table:formula="of:=[.G380]-[.B525]" office:value-type="float" office:value="8.05991005897522" calcext:value-type="float">
            <text:p>8.05991005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69880.7952" calcext:value-type="float">
            <text:p>1442769880.7952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6.3247900009155" calcext:value-type="float">
            <text:p>16.3247900009</text:p>
          </table:table-cell>
          <table:table-cell table:formula="of:=[.C381]/([.D381]-[.D380])" office:value-type="float" office:value="782205.039712522" calcext:value-type="float">
            <text:p>782205.039712522</text:p>
          </table:table-cell>
          <table:table-cell/>
          <table:table-cell office:value-type="float" office:value="1442769890.30262" calcext:value-type="float">
            <text:p>1442769890.30262</text:p>
          </table:table-cell>
          <table:table-cell table:formula="of:=[.G381]-[.B526]" office:value-type="float" office:value="8.05499982833862" calcext:value-type="float">
            <text:p>8.054999828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69880.80553" calcext:value-type="float">
            <text:p>1442769880.80553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6.3351199626923" calcext:value-type="float">
            <text:p>16.3351199627</text:p>
          </table:table-cell>
          <table:table-cell table:formula="of:=[.C382]/([.D382]-[.D381])" office:value-type="float" office:value="783739.589263046" calcext:value-type="float">
            <text:p>783739.589263046</text:p>
          </table:table-cell>
          <table:table-cell/>
          <table:table-cell office:value-type="float" office:value="1442769890.30619" calcext:value-type="float">
            <text:p>1442769890.30619</text:p>
          </table:table-cell>
          <table:table-cell table:formula="of:=[.G382]-[.B527]" office:value-type="float" office:value="8.05013990402222" calcext:value-type="float">
            <text:p>8.05013990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69880.81585" calcext:value-type="float">
            <text:p>1442769880.81585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6.3454399108887" calcext:value-type="float">
            <text:p>16.3454399109</text:p>
          </table:table-cell>
          <table:table-cell table:formula="of:=[.C383]/([.D383]-[.D382])" office:value-type="float" office:value="784500.062007624" calcext:value-type="float">
            <text:p>784500.062007624</text:p>
          </table:table-cell>
          <table:table-cell/>
          <table:table-cell office:value-type="float" office:value="1442769890.30975" calcext:value-type="float">
            <text:p>1442769890.30975</text:p>
          </table:table-cell>
          <table:table-cell table:formula="of:=[.G383]-[.B528]" office:value-type="float" office:value="8.04525017738342" calcext:value-type="float">
            <text:p>8.045250177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69880.82617" calcext:value-type="float">
            <text:p>1442769880.82617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6.3557598590851" calcext:value-type="float">
            <text:p>16.3557598591</text:p>
          </table:table-cell>
          <table:table-cell table:formula="of:=[.C384]/([.D384]-[.D383])" office:value-type="float" office:value="784500.062007624" calcext:value-type="float">
            <text:p>784500.062007624</text:p>
          </table:table-cell>
          <table:table-cell/>
          <table:table-cell office:value-type="float" office:value="1442769890.31331" calcext:value-type="float">
            <text:p>1442769890.31331</text:p>
          </table:table-cell>
          <table:table-cell table:formula="of:=[.G384]-[.B529]" office:value-type="float" office:value="8.04038000106812" calcext:value-type="float">
            <text:p>8.040380001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69880.8365" calcext:value-type="float">
            <text:p>1442769880.8365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6.3660898208618" calcext:value-type="float">
            <text:p>16.3660898209</text:p>
          </table:table-cell>
          <table:table-cell table:formula="of:=[.C385]/([.D385]-[.D384])" office:value-type="float" office:value="783739.589263046" calcext:value-type="float">
            <text:p>783739.589263046</text:p>
          </table:table-cell>
          <table:table-cell/>
          <table:table-cell office:value-type="float" office:value="1442769890.31688" calcext:value-type="float">
            <text:p>1442769890.31688</text:p>
          </table:table-cell>
          <table:table-cell table:formula="of:=[.G385]-[.B530]" office:value-type="float" office:value="8.03552007675171" calcext:value-type="float">
            <text:p>8.0355200768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69880.84683" calcext:value-type="float">
            <text:p>1442769880.84683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6.3764197826386" calcext:value-type="float">
            <text:p>16.3764197826</text:p>
          </table:table-cell>
          <table:table-cell table:formula="of:=[.C386]/([.D386]-[.D385])" office:value-type="float" office:value="783739.589263046" calcext:value-type="float">
            <text:p>783739.589263046</text:p>
          </table:table-cell>
          <table:table-cell/>
          <table:table-cell office:value-type="float" office:value="1442769890.32044" calcext:value-type="float">
            <text:p>1442769890.32044</text:p>
          </table:table-cell>
          <table:table-cell table:formula="of:=[.G386]-[.B531]" office:value-type="float" office:value="8.03065013885498" calcext:value-type="float">
            <text:p>8.0306501389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69880.85716" calcext:value-type="float">
            <text:p>1442769880.85716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6.3867499828339" calcext:value-type="float">
            <text:p>16.3867499828</text:p>
          </table:table-cell>
          <table:table-cell table:formula="of:=[.C387]/([.D387]-[.D386])" office:value-type="float" office:value="783721.500738552" calcext:value-type="float">
            <text:p>783721.500738552</text:p>
          </table:table-cell>
          <table:table-cell/>
          <table:table-cell office:value-type="float" office:value="1442769890.32402" calcext:value-type="float">
            <text:p>1442769890.32402</text:p>
          </table:table-cell>
          <table:table-cell table:formula="of:=[.G387]-[.B532]" office:value-type="float" office:value="8.02578997612" calcext:value-type="float">
            <text:p>8.025789976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69880.86754" calcext:value-type="float">
            <text:p>1442769880.86754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6.3971297740936" calcext:value-type="float">
            <text:p>16.3971297741</text:p>
          </table:table-cell>
          <table:table-cell table:formula="of:=[.C388]/([.D388]-[.D387])" office:value-type="float" office:value="779977.149577361" calcext:value-type="float">
            <text:p>779977.149577361</text:p>
          </table:table-cell>
          <table:table-cell/>
          <table:table-cell office:value-type="float" office:value="1442769890.32759" calcext:value-type="float">
            <text:p>1442769890.32759</text:p>
          </table:table-cell>
          <table:table-cell table:formula="of:=[.G388]-[.B533]" office:value-type="float" office:value="8.02093005180359" calcext:value-type="float">
            <text:p>8.020930051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69880.87785" calcext:value-type="float">
            <text:p>1442769880.87785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6.4074399471283" calcext:value-type="float">
            <text:p>16.4074399471</text:p>
          </table:table-cell>
          <table:table-cell table:formula="of:=[.C389]/([.D389]-[.D388])" office:value-type="float" office:value="785243.85311257" calcext:value-type="float">
            <text:p>785243.85311257</text:p>
          </table:table-cell>
          <table:table-cell/>
          <table:table-cell office:value-type="float" office:value="1442769890.33113" calcext:value-type="float">
            <text:p>1442769890.33113</text:p>
          </table:table-cell>
          <table:table-cell table:formula="of:=[.G389]-[.B534]" office:value-type="float" office:value="8.01604008674622" calcext:value-type="float">
            <text:p>8.016040086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69880.88817" calcext:value-type="float">
            <text:p>1442769880.88817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6.4177598953247" calcext:value-type="float">
            <text:p>16.4177598953</text:p>
          </table:table-cell>
          <table:table-cell table:formula="of:=[.C390]/([.D390]-[.D389])" office:value-type="float" office:value="784500.062007624" calcext:value-type="float">
            <text:p>784500.062007624</text:p>
          </table:table-cell>
          <table:table-cell/>
          <table:table-cell office:value-type="float" office:value="1442769890.33469" calcext:value-type="float">
            <text:p>1442769890.33469</text:p>
          </table:table-cell>
          <table:table-cell table:formula="of:=[.G390]-[.B535]" office:value-type="float" office:value="8.01118016242981" calcext:value-type="float">
            <text:p>8.011180162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69880.89849" calcext:value-type="float">
            <text:p>1442769880.89849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6.4280798435211" calcext:value-type="float">
            <text:p>16.4280798435</text:p>
          </table:table-cell>
          <table:table-cell table:formula="of:=[.C391]/([.D391]-[.D390])" office:value-type="float" office:value="784500.062007624" calcext:value-type="float">
            <text:p>784500.062007624</text:p>
          </table:table-cell>
          <table:table-cell/>
          <table:table-cell office:value-type="float" office:value="1442769890.33826" calcext:value-type="float">
            <text:p>1442769890.33826</text:p>
          </table:table-cell>
          <table:table-cell table:formula="of:=[.G391]-[.B536]" office:value-type="float" office:value="8.00631999969482" calcext:value-type="float">
            <text:p>8.006319999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69880.90881" calcext:value-type="float">
            <text:p>1442769880.90881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6.4383997917175" calcext:value-type="float">
            <text:p>16.4383997917</text:p>
          </table:table-cell>
          <table:table-cell table:formula="of:=[.C392]/([.D392]-[.D391])" office:value-type="float" office:value="784500.062007624" calcext:value-type="float">
            <text:p>784500.062007624</text:p>
          </table:table-cell>
          <table:table-cell/>
          <table:table-cell office:value-type="float" office:value="1442769890.34182" calcext:value-type="float">
            <text:p>1442769890.34182</text:p>
          </table:table-cell>
          <table:table-cell table:formula="of:=[.G392]-[.B537]" office:value-type="float" office:value="8.00146007537842" calcext:value-type="float">
            <text:p>8.001460075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69880.91911" calcext:value-type="float">
            <text:p>1442769880.91911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6.4486999511719" calcext:value-type="float">
            <text:p>16.4486999512</text:p>
          </table:table-cell>
          <table:table-cell table:formula="of:=[.C393]/([.D393]-[.D392])" office:value-type="float" office:value="786007.249294014" calcext:value-type="float">
            <text:p>786007.249294014</text:p>
          </table:table-cell>
          <table:table-cell/>
          <table:table-cell office:value-type="float" office:value="1442769890.34538" calcext:value-type="float">
            <text:p>1442769890.34538</text:p>
          </table:table-cell>
          <table:table-cell table:formula="of:=[.G393]-[.B538]" office:value-type="float" office:value="7.99660015106201" calcext:value-type="float">
            <text:p>7.996600151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69880.92941" calcext:value-type="float">
            <text:p>1442769880.92941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6.4589998722076" calcext:value-type="float">
            <text:p>16.4589998722</text:p>
          </table:table-cell>
          <table:table-cell table:formula="of:=[.C394]/([.D394]-[.D393])" office:value-type="float" office:value="786025.443485104" calcext:value-type="float">
            <text:p>786025.443485104</text:p>
          </table:table-cell>
          <table:table-cell/>
          <table:table-cell office:value-type="float" office:value="1442769890.34894" calcext:value-type="float">
            <text:p>1442769890.34894</text:p>
          </table:table-cell>
          <table:table-cell table:formula="of:=[.G394]-[.B539]" office:value-type="float" office:value="7.99171996116638" calcext:value-type="float">
            <text:p>7.991719961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69880.93972" calcext:value-type="float">
            <text:p>1442769880.93972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6.4693098068237" calcext:value-type="float">
            <text:p>16.4693098068</text:p>
          </table:table-cell>
          <table:table-cell table:formula="of:=[.C395]/([.D395]-[.D394])" office:value-type="float" office:value="785262.011978817" calcext:value-type="float">
            <text:p>785262.011978817</text:p>
          </table:table-cell>
          <table:table-cell/>
          <table:table-cell office:value-type="float" office:value="1442769890.35251" calcext:value-type="float">
            <text:p>1442769890.35251</text:p>
          </table:table-cell>
          <table:table-cell table:formula="of:=[.G395]-[.B540]" office:value-type="float" office:value="7.98681998252869" calcext:value-type="float">
            <text:p>7.9868199825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69880.95008" calcext:value-type="float">
            <text:p>1442769880.95008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6.4796698093414" calcext:value-type="float">
            <text:p>16.4796698093</text:p>
          </table:table-cell>
          <table:table-cell table:formula="of:=[.C396]/([.D396]-[.D395])" office:value-type="float" office:value="781466.991554093" calcext:value-type="float">
            <text:p>781466.991554093</text:p>
          </table:table-cell>
          <table:table-cell/>
          <table:table-cell office:value-type="float" office:value="1442769890.35607" calcext:value-type="float">
            <text:p>1442769890.35607</text:p>
          </table:table-cell>
          <table:table-cell table:formula="of:=[.G396]-[.B541]" office:value-type="float" office:value="7.98195004463196" calcext:value-type="float">
            <text:p>7.9819500446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69880.96043" calcext:value-type="float">
            <text:p>1442769880.96043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6.4900197982788" calcext:value-type="float">
            <text:p>16.4900197983</text:p>
          </table:table-cell>
          <table:table-cell table:formula="of:=[.C397]/([.D397]-[.D396])" office:value-type="float" office:value="782223.058303195" calcext:value-type="float">
            <text:p>782223.058303195</text:p>
          </table:table-cell>
          <table:table-cell/>
          <table:table-cell office:value-type="float" office:value="1442769890.35963" calcext:value-type="float">
            <text:p>1442769890.35963</text:p>
          </table:table-cell>
          <table:table-cell table:formula="of:=[.G397]-[.B542]" office:value-type="float" office:value="7.97707009315491" calcext:value-type="float">
            <text:p>7.977070093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69880.97075" calcext:value-type="float">
            <text:p>1442769880.97075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6.5003399848938" calcext:value-type="float">
            <text:p>16.5003399849</text:p>
          </table:table-cell>
          <table:table-cell table:formula="of:=[.C398]/([.D398]-[.D397])" office:value-type="float" office:value="784481.938363443" calcext:value-type="float">
            <text:p>784481.938363443</text:p>
          </table:table-cell>
          <table:table-cell/>
          <table:table-cell office:value-type="float" office:value="1442769890.3632" calcext:value-type="float">
            <text:p>1442769890.3632</text:p>
          </table:table-cell>
          <table:table-cell table:formula="of:=[.G398]-[.B543]" office:value-type="float" office:value="7.97220993041992" calcext:value-type="float">
            <text:p>7.972209930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69880.98109" calcext:value-type="float">
            <text:p>1442769880.98109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6.5106799602509" calcext:value-type="float">
            <text:p>16.5106799603</text:p>
          </table:table-cell>
          <table:table-cell table:formula="of:=[.C399]/([.D399]-[.D398])" office:value-type="float" office:value="782980.589453296" calcext:value-type="float">
            <text:p>782980.589453296</text:p>
          </table:table-cell>
          <table:table-cell/>
          <table:table-cell office:value-type="float" office:value="1442769890.36676" calcext:value-type="float">
            <text:p>1442769890.36676</text:p>
          </table:table-cell>
          <table:table-cell table:formula="of:=[.G399]-[.B544]" office:value-type="float" office:value="7.96735000610352" calcext:value-type="float">
            <text:p>7.967350006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69880.99147" calcext:value-type="float">
            <text:p>1442769880.99147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6.5210599899292" calcext:value-type="float">
            <text:p>16.5210599899</text:p>
          </table:table-cell>
          <table:table-cell table:formula="of:=[.C400]/([.D400]-[.D399])" office:value-type="float" office:value="779959.234306452" calcext:value-type="float">
            <text:p>779959.234306452</text:p>
          </table:table-cell>
          <table:table-cell/>
          <table:table-cell office:value-type="float" office:value="1442769890.37032" calcext:value-type="float">
            <text:p>1442769890.37032</text:p>
          </table:table-cell>
          <table:table-cell table:formula="of:=[.G400]-[.B545]" office:value-type="float" office:value="7.96241998672485" calcext:value-type="float">
            <text:p>7.962419986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69881.00197" calcext:value-type="float">
            <text:p>1442769881.00197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6.5315599441528" calcext:value-type="float">
            <text:p>16.5315599442</text:p>
          </table:table-cell>
          <table:table-cell table:formula="of:=[.C401]/([.D401]-[.D400])" office:value-type="float" office:value="771050.980563124" calcext:value-type="float">
            <text:p>771050.980563124</text:p>
          </table:table-cell>
          <table:table-cell/>
          <table:table-cell office:value-type="float" office:value="1442769890.37389" calcext:value-type="float">
            <text:p>1442769890.37389</text:p>
          </table:table-cell>
          <table:table-cell table:formula="of:=[.G401]-[.B546]" office:value-type="float" office:value="7.9576199054718" calcext:value-type="float">
            <text:p>7.95761990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69881.01239" calcext:value-type="float">
            <text:p>1442769881.01239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6.5419797897339" calcext:value-type="float">
            <text:p>16.5419797897</text:p>
          </table:table-cell>
          <table:table-cell table:formula="of:=[.C402]/([.D402]-[.D401])" office:value-type="float" office:value="776978.884861798" calcext:value-type="float">
            <text:p>776978.884861798</text:p>
          </table:table-cell>
          <table:table-cell/>
          <table:table-cell office:value-type="float" office:value="1442769890.37746" calcext:value-type="float">
            <text:p>1442769890.37746</text:p>
          </table:table-cell>
          <table:table-cell table:formula="of:=[.G402]-[.B547]" office:value-type="float" office:value="7.9527599811554" calcext:value-type="float">
            <text:p>7.952759981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69881.02276" calcext:value-type="float">
            <text:p>1442769881.02276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6.5523498058319" calcext:value-type="float">
            <text:p>16.5523498058</text:p>
          </table:table-cell>
          <table:table-cell table:formula="of:=[.C403]/([.D403]-[.D402])" office:value-type="float" office:value="780712.384963789" calcext:value-type="float">
            <text:p>780712.384963789</text:p>
          </table:table-cell>
          <table:table-cell/>
          <table:table-cell office:value-type="float" office:value="1442769890.38103" calcext:value-type="float">
            <text:p>1442769890.38103</text:p>
          </table:table-cell>
          <table:table-cell table:formula="of:=[.G403]-[.B548]" office:value-type="float" office:value="7.94789004325867" calcext:value-type="float">
            <text:p>7.947890043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69881.03318" calcext:value-type="float">
            <text:p>1442769881.03318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6.5627698898315" calcext:value-type="float">
            <text:p>16.5627698898</text:p>
          </table:table-cell>
          <table:table-cell table:formula="of:=[.C404]/([.D404]-[.D403])" office:value-type="float" office:value="776961.107058689" calcext:value-type="float">
            <text:p>776961.107058689</text:p>
          </table:table-cell>
          <table:table-cell/>
          <table:table-cell office:value-type="float" office:value="1442769890.38462" calcext:value-type="float">
            <text:p>1442769890.38462</text:p>
          </table:table-cell>
          <table:table-cell table:formula="of:=[.G404]-[.B549]" office:value-type="float" office:value="7.94299006462097" calcext:value-type="float">
            <text:p>7.942990064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69881.04362" calcext:value-type="float">
            <text:p>1442769881.04362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6.5732100009918" calcext:value-type="float">
            <text:p>16.573210001</text:p>
          </table:table-cell>
          <table:table-cell table:formula="of:=[.C405]/([.D405]-[.D404])" office:value-type="float" office:value="775470.670351001" calcext:value-type="float">
            <text:p>775470.670351001</text:p>
          </table:table-cell>
          <table:table-cell/>
          <table:table-cell office:value-type="float" office:value="1442769890.38814" calcext:value-type="float">
            <text:p>1442769890.38814</text:p>
          </table:table-cell>
          <table:table-cell table:formula="of:=[.G405]-[.B550]" office:value-type="float" office:value="7.9380898475647" calcext:value-type="float">
            <text:p>7.938089847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69881.054" calcext:value-type="float">
            <text:p>1442769881.054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6.5835897922516" calcext:value-type="float">
            <text:p>16.5835897923</text:p>
          </table:table-cell>
          <table:table-cell table:formula="of:=[.C406]/([.D406]-[.D405])" office:value-type="float" office:value="779977.149577361" calcext:value-type="float">
            <text:p>779977.149577361</text:p>
          </table:table-cell>
          <table:table-cell/>
          <table:table-cell office:value-type="float" office:value="1442769890.39164" calcext:value-type="float">
            <text:p>1442769890.39164</text:p>
          </table:table-cell>
          <table:table-cell table:formula="of:=[.G406]-[.B551]" office:value-type="float" office:value="7.93316006660461" calcext:value-type="float">
            <text:p>7.933160066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69881.06436" calcext:value-type="float">
            <text:p>1442769881.06436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6.5939497947693" calcext:value-type="float">
            <text:p>16.5939497948</text:p>
          </table:table-cell>
          <table:table-cell table:formula="of:=[.C407]/([.D407]-[.D406])" office:value-type="float" office:value="781466.991554093" calcext:value-type="float">
            <text:p>781466.991554093</text:p>
          </table:table-cell>
          <table:table-cell/>
          <table:table-cell office:value-type="float" office:value="1442769890.39518" calcext:value-type="float">
            <text:p>1442769890.39518</text:p>
          </table:table-cell>
          <table:table-cell table:formula="of:=[.G407]-[.B552]" office:value-type="float" office:value="7.92833995819092" calcext:value-type="float">
            <text:p>7.928339958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69881.0747" calcext:value-type="float">
            <text:p>1442769881.0747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6.6042900085449" calcext:value-type="float">
            <text:p>16.6042900085</text:p>
          </table:table-cell>
          <table:table-cell table:formula="of:=[.C408]/([.D408]-[.D407])" office:value-type="float" office:value="782962.535946507" calcext:value-type="float">
            <text:p>782962.535946507</text:p>
          </table:table-cell>
          <table:table-cell/>
          <table:table-cell office:value-type="float" office:value="1442769890.39871" calcext:value-type="float">
            <text:p>1442769890.39871</text:p>
          </table:table-cell>
          <table:table-cell table:formula="of:=[.G408]-[.B553]" office:value-type="float" office:value="7.92348003387451" calcext:value-type="float">
            <text:p>7.9234800339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69881.0851" calcext:value-type="float">
            <text:p>1442769881.0851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6.6146898269653" calcext:value-type="float">
            <text:p>16.614689827</text:p>
          </table:table-cell>
          <table:table-cell table:formula="of:=[.C409]/([.D409]-[.D408])" office:value-type="float" office:value="778475.130307199" calcext:value-type="float">
            <text:p>778475.130307199</text:p>
          </table:table-cell>
          <table:table-cell/>
          <table:table-cell office:value-type="float" office:value="1442769890.40224" calcext:value-type="float">
            <text:p>1442769890.40224</text:p>
          </table:table-cell>
          <table:table-cell table:formula="of:=[.G409]-[.B554]" office:value-type="float" office:value="7.91862010955811" calcext:value-type="float">
            <text:p>7.918620109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69881.09549" calcext:value-type="float">
            <text:p>1442769881.09549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6.625079870224" calcext:value-type="float">
            <text:p>16.6250798702</text:p>
          </table:table-cell>
          <table:table-cell table:formula="of:=[.C410]/([.D410]-[.D409])" office:value-type="float" office:value="779207.535372542" calcext:value-type="float">
            <text:p>779207.535372542</text:p>
          </table:table-cell>
          <table:table-cell/>
          <table:table-cell office:value-type="float" office:value="1442769890.40577" calcext:value-type="float">
            <text:p>1442769890.40577</text:p>
          </table:table-cell>
          <table:table-cell table:formula="of:=[.G410]-[.B555]" office:value-type="float" office:value="7.91374015808106" calcext:value-type="float">
            <text:p>7.913740158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69881.10592" calcext:value-type="float">
            <text:p>1442769881.10592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6.635509967804" calcext:value-type="float">
            <text:p>16.6355099678</text:p>
          </table:table-cell>
          <table:table-cell table:formula="of:=[.C411]/([.D411]-[.D410])" office:value-type="float" office:value="776215.173246166" calcext:value-type="float">
            <text:p>776215.173246166</text:p>
          </table:table-cell>
          <table:table-cell/>
          <table:table-cell office:value-type="float" office:value="1442769890.4093" calcext:value-type="float">
            <text:p>1442769890.4093</text:p>
          </table:table-cell>
          <table:table-cell table:formula="of:=[.G411]-[.B556]" office:value-type="float" office:value="7.90892004966736" calcext:value-type="float">
            <text:p>7.908920049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69881.11632" calcext:value-type="float">
            <text:p>1442769881.11632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6.6459097862244" calcext:value-type="float">
            <text:p>16.6459097862</text:p>
          </table:table-cell>
          <table:table-cell table:formula="of:=[.C412]/([.D412]-[.D411])" office:value-type="float" office:value="778475.130307199" calcext:value-type="float">
            <text:p>778475.130307199</text:p>
          </table:table-cell>
          <table:table-cell/>
          <table:table-cell office:value-type="float" office:value="1442769890.41284" calcext:value-type="float">
            <text:p>1442769890.41284</text:p>
          </table:table-cell>
          <table:table-cell table:formula="of:=[.G412]-[.B557]" office:value-type="float" office:value="7.90407991409302" calcext:value-type="float">
            <text:p>7.904079914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69881.12676" calcext:value-type="float">
            <text:p>1442769881.12676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6.6563498973846" calcext:value-type="float">
            <text:p>16.6563498974</text:p>
          </table:table-cell>
          <table:table-cell table:formula="of:=[.C413]/([.D413]-[.D412])" office:value-type="float" office:value="775470.670351001" calcext:value-type="float">
            <text:p>775470.670351001</text:p>
          </table:table-cell>
          <table:table-cell/>
          <table:table-cell office:value-type="float" office:value="1442769890.41637" calcext:value-type="float">
            <text:p>1442769890.41637</text:p>
          </table:table-cell>
          <table:table-cell table:formula="of:=[.G413]-[.B558]" office:value-type="float" office:value="7.8990797996521" calcext:value-type="float">
            <text:p>7.899079799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69881.13717" calcext:value-type="float">
            <text:p>1442769881.13717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6.666759967804" calcext:value-type="float">
            <text:p>16.6667599678</text:p>
          </table:table-cell>
          <table:table-cell table:formula="of:=[.C414]/([.D414]-[.D413])" office:value-type="float" office:value="777708.475917825" calcext:value-type="float">
            <text:p>777708.475917825</text:p>
          </table:table-cell>
          <table:table-cell/>
          <table:table-cell office:value-type="float" office:value="1442769890.41991" calcext:value-type="float">
            <text:p>1442769890.41991</text:p>
          </table:table-cell>
          <table:table-cell table:formula="of:=[.G414]-[.B559]" office:value-type="float" office:value="7.89414000511169" calcext:value-type="float">
            <text:p>7.894140005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69881.14767" calcext:value-type="float">
            <text:p>1442769881.14767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6.6772599220276" calcext:value-type="float">
            <text:p>16.677259922</text:p>
          </table:table-cell>
          <table:table-cell table:formula="of:=[.C415]/([.D415]-[.D414])" office:value-type="float" office:value="771050.980563124" calcext:value-type="float">
            <text:p>771050.980563124</text:p>
          </table:table-cell>
          <table:table-cell/>
          <table:table-cell office:value-type="float" office:value="1442769890.42343" calcext:value-type="float">
            <text:p>1442769890.42343</text:p>
          </table:table-cell>
          <table:table-cell table:formula="of:=[.G415]-[.B560]" office:value-type="float" office:value="7.88918995857239" calcext:value-type="float">
            <text:p>7.889189958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69881.15808" calcext:value-type="float">
            <text:p>1442769881.15808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6.6876699924469" calcext:value-type="float">
            <text:p>16.6876699924</text:p>
          </table:table-cell>
          <table:table-cell table:formula="of:=[.C416]/([.D416]-[.D415])" office:value-type="float" office:value="777708.475917825" calcext:value-type="float">
            <text:p>777708.475917825</text:p>
          </table:table-cell>
          <table:table-cell/>
          <table:table-cell office:value-type="float" office:value="1442769890.42697" calcext:value-type="float">
            <text:p>1442769890.42697</text:p>
          </table:table-cell>
          <table:table-cell table:formula="of:=[.G416]-[.B561]" office:value-type="float" office:value="7.8842499256134" calcext:value-type="float">
            <text:p>7.884249925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69881.16849" calcext:value-type="float">
            <text:p>1442769881.16849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6.6980798244476" calcext:value-type="float">
            <text:p>16.6980798244</text:p>
          </table:table-cell>
          <table:table-cell table:formula="of:=[.C417]/([.D417]-[.D416])" office:value-type="float" office:value="777726.287939169" calcext:value-type="float">
            <text:p>777726.287939169</text:p>
          </table:table-cell>
          <table:table-cell/>
          <table:table-cell office:value-type="float" office:value="1442769890.4305" calcext:value-type="float">
            <text:p>1442769890.4305</text:p>
          </table:table-cell>
          <table:table-cell table:formula="of:=[.G417]-[.B562]" office:value-type="float" office:value="7.87928009033203" calcext:value-type="float">
            <text:p>7.8792800903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69881.1789" calcext:value-type="float">
            <text:p>1442769881.1789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6.7084898948669" calcext:value-type="float">
            <text:p>16.7084898949</text:p>
          </table:table-cell>
          <table:table-cell table:formula="of:=[.C418]/([.D418]-[.D417])" office:value-type="float" office:value="777708.475917825" calcext:value-type="float">
            <text:p>777708.475917825</text:p>
          </table:table-cell>
          <table:table-cell/>
          <table:table-cell office:value-type="float" office:value="1442769890.43403" calcext:value-type="float">
            <text:p>1442769890.43403</text:p>
          </table:table-cell>
          <table:table-cell table:formula="of:=[.G418]-[.B563]" office:value-type="float" office:value="7.87438011169434" calcext:value-type="float">
            <text:p>7.874380111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69881.18932" calcext:value-type="float">
            <text:p>1442769881.18932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6.7189099788666" calcext:value-type="float">
            <text:p>16.7189099789</text:p>
          </table:table-cell>
          <table:table-cell table:formula="of:=[.C419]/([.D419]-[.D418])" office:value-type="float" office:value="776961.107058689" calcext:value-type="float">
            <text:p>776961.107058689</text:p>
          </table:table-cell>
          <table:table-cell/>
          <table:table-cell office:value-type="float" office:value="1442769890.43756" calcext:value-type="float">
            <text:p>1442769890.43756</text:p>
          </table:table-cell>
          <table:table-cell table:formula="of:=[.G419]-[.B564]" office:value-type="float" office:value="7.86952996253967" calcext:value-type="float">
            <text:p>7.869529962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69881.19973" calcext:value-type="float">
            <text:p>1442769881.19973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6.7293198108673" calcext:value-type="float">
            <text:p>16.7293198109</text:p>
          </table:table-cell>
          <table:table-cell table:formula="of:=[.C420]/([.D420]-[.D419])" office:value-type="float" office:value="777726.287939169" calcext:value-type="float">
            <text:p>777726.287939169</text:p>
          </table:table-cell>
          <table:table-cell/>
          <table:table-cell office:value-type="float" office:value="1442769890.44108" calcext:value-type="float">
            <text:p>1442769890.44108</text:p>
          </table:table-cell>
          <table:table-cell table:formula="of:=[.G420]-[.B565]" office:value-type="float" office:value="7.86462020874023" calcext:value-type="float">
            <text:p>7.864620208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69881.21008" calcext:value-type="float">
            <text:p>1442769881.21008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6.7396697998047" calcext:value-type="float">
            <text:p>16.7396697998</text:p>
          </table:table-cell>
          <table:table-cell table:formula="of:=[.C421]/([.D421]-[.D420])" office:value-type="float" office:value="782223.058303195" calcext:value-type="float">
            <text:p>782223.058303195</text:p>
          </table:table-cell>
          <table:table-cell/>
          <table:table-cell office:value-type="float" office:value="1442769890.44459" calcext:value-type="float">
            <text:p>1442769890.44459</text:p>
          </table:table-cell>
          <table:table-cell table:formula="of:=[.G421]-[.B566]" office:value-type="float" office:value="7.85968017578125" calcext:value-type="float">
            <text:p>7.859680175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69881.22044" calcext:value-type="float">
            <text:p>1442769881.22044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6.7500298023224" calcext:value-type="float">
            <text:p>16.7500298023</text:p>
          </table:table-cell>
          <table:table-cell table:formula="of:=[.C422]/([.D422]-[.D421])" office:value-type="float" office:value="781466.991554093" calcext:value-type="float">
            <text:p>781466.991554093</text:p>
          </table:table-cell>
          <table:table-cell/>
          <table:table-cell office:value-type="float" office:value="1442769890.44812" calcext:value-type="float">
            <text:p>1442769890.44812</text:p>
          </table:table-cell>
          <table:table-cell table:formula="of:=[.G422]-[.B567]" office:value-type="float" office:value="7.85475015640259" calcext:value-type="float">
            <text:p>7.854750156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69881.23085" calcext:value-type="float">
            <text:p>1442769881.23085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6.7604398727417" calcext:value-type="float">
            <text:p>16.7604398727</text:p>
          </table:table-cell>
          <table:table-cell table:formula="of:=[.C423]/([.D423]-[.D422])" office:value-type="float" office:value="777708.475917825" calcext:value-type="float">
            <text:p>777708.475917825</text:p>
          </table:table-cell>
          <table:table-cell/>
          <table:table-cell office:value-type="float" office:value="1442769890.45165" calcext:value-type="float">
            <text:p>1442769890.45165</text:p>
          </table:table-cell>
          <table:table-cell table:formula="of:=[.G423]-[.B568]" office:value-type="float" office:value="7.84982991218567" calcext:value-type="float">
            <text:p>7.849829912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69881.24128" calcext:value-type="float">
            <text:p>1442769881.24128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6.7708699703217" calcext:value-type="float">
            <text:p>16.7708699703</text:p>
          </table:table-cell>
          <table:table-cell table:formula="of:=[.C424]/([.D424]-[.D423])" office:value-type="float" office:value="776215.173246166" calcext:value-type="float">
            <text:p>776215.173246166</text:p>
          </table:table-cell>
          <table:table-cell/>
          <table:table-cell office:value-type="float" office:value="1442769890.45518" calcext:value-type="float">
            <text:p>1442769890.45518</text:p>
          </table:table-cell>
          <table:table-cell table:formula="of:=[.G424]-[.B569]" office:value-type="float" office:value="7.84488987922668" calcext:value-type="float">
            <text:p>7.844889879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69881.25163" calcext:value-type="float">
            <text:p>1442769881.25163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6.781219959259" calcext:value-type="float">
            <text:p>16.7812199593</text:p>
          </table:table-cell>
          <table:table-cell table:formula="of:=[.C425]/([.D425]-[.D424])" office:value-type="float" office:value="782223.058303195" calcext:value-type="float">
            <text:p>782223.058303195</text:p>
          </table:table-cell>
          <table:table-cell/>
          <table:table-cell office:value-type="float" office:value="1442769890.45871" calcext:value-type="float">
            <text:p>1442769890.45871</text:p>
          </table:table-cell>
          <table:table-cell table:formula="of:=[.G425]-[.B570]" office:value-type="float" office:value="7.83996987342835" calcext:value-type="float">
            <text:p>7.839969873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69881.26209" calcext:value-type="float">
            <text:p>1442769881.26209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6.7916798591614" calcext:value-type="float">
            <text:p>16.7916798592</text:p>
          </table:table-cell>
          <table:table-cell table:formula="of:=[.C426]/([.D426]-[.D425])" office:value-type="float" office:value="774003.582786287" calcext:value-type="float">
            <text:p>774003.582786287</text:p>
          </table:table-cell>
          <table:table-cell/>
          <table:table-cell office:value-type="float" office:value="1442769890.46223" calcext:value-type="float">
            <text:p>1442769890.46223</text:p>
          </table:table-cell>
          <table:table-cell table:formula="of:=[.G426]-[.B571]" office:value-type="float" office:value="7.83506989479065" calcext:value-type="float">
            <text:p>7.835069894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69881.27252" calcext:value-type="float">
            <text:p>1442769881.27252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6.8021099567413" calcext:value-type="float">
            <text:p>16.8021099567</text:p>
          </table:table-cell>
          <table:table-cell table:formula="of:=[.C427]/([.D427]-[.D426])" office:value-type="float" office:value="776215.173246166" calcext:value-type="float">
            <text:p>776215.173246166</text:p>
          </table:table-cell>
          <table:table-cell/>
          <table:table-cell office:value-type="float" office:value="1442769890.46576" calcext:value-type="float">
            <text:p>1442769890.46576</text:p>
          </table:table-cell>
          <table:table-cell table:formula="of:=[.G427]-[.B572]" office:value-type="float" office:value="7.83013987541199" calcext:value-type="float">
            <text:p>7.830139875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69881.28292" calcext:value-type="float">
            <text:p>1442769881.28292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6.8125097751617" calcext:value-type="float">
            <text:p>16.8125097752</text:p>
          </table:table-cell>
          <table:table-cell table:formula="of:=[.C428]/([.D428]-[.D427])" office:value-type="float" office:value="778475.130307199" calcext:value-type="float">
            <text:p>778475.130307199</text:p>
          </table:table-cell>
          <table:table-cell/>
          <table:table-cell office:value-type="float" office:value="1442769890.46928" calcext:value-type="float">
            <text:p>1442769890.46928</text:p>
          </table:table-cell>
          <table:table-cell table:formula="of:=[.G428]-[.B573]" office:value-type="float" office:value="7.82517004013062" calcext:value-type="float">
            <text:p>7.825170040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69881.29337" calcext:value-type="float">
            <text:p>1442769881.29337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6.8229598999023" calcext:value-type="float">
            <text:p>16.8229598999</text:p>
          </table:table-cell>
          <table:table-cell table:formula="of:=[.C429]/([.D429]-[.D428])" office:value-type="float" office:value="774727.594259771" calcext:value-type="float">
            <text:p>774727.594259771</text:p>
          </table:table-cell>
          <table:table-cell/>
          <table:table-cell office:value-type="float" office:value="1442769890.47281" calcext:value-type="float">
            <text:p>1442769890.47281</text:p>
          </table:table-cell>
          <table:table-cell table:formula="of:=[.G429]-[.B574]" office:value-type="float" office:value="7.82024002075195" calcext:value-type="float">
            <text:p>7.820240020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69881.30382" calcext:value-type="float">
            <text:p>1442769881.30382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6.8334097862244" calcext:value-type="float">
            <text:p>16.8334097862</text:p>
          </table:table-cell>
          <table:table-cell table:formula="of:=[.C430]/([.D430]-[.D429])" office:value-type="float" office:value="774745.269997719" calcext:value-type="float">
            <text:p>774745.269997719</text:p>
          </table:table-cell>
          <table:table-cell/>
          <table:table-cell office:value-type="float" office:value="1442769890.47635" calcext:value-type="float">
            <text:p>1442769890.47635</text:p>
          </table:table-cell>
          <table:table-cell table:formula="of:=[.G430]-[.B575]" office:value-type="float" office:value="7.81542015075684" calcext:value-type="float">
            <text:p>7.815420150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69881.31425" calcext:value-type="float">
            <text:p>1442769881.31425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6.8438398838043" calcext:value-type="float">
            <text:p>16.8438398838</text:p>
          </table:table-cell>
          <table:table-cell table:formula="of:=[.C431]/([.D431]-[.D430])" office:value-type="float" office:value="776215.173246166" calcext:value-type="float">
            <text:p>776215.173246166</text:p>
          </table:table-cell>
          <table:table-cell/>
          <table:table-cell office:value-type="float" office:value="1442769890.47987" calcext:value-type="float">
            <text:p>1442769890.47987</text:p>
          </table:table-cell>
          <table:table-cell table:formula="of:=[.G431]-[.B576]" office:value-type="float" office:value="7.81049013137817" calcext:value-type="float">
            <text:p>7.810490131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69881.32468" calcext:value-type="float">
            <text:p>1442769881.32468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6.8542699813843" calcext:value-type="float">
            <text:p>16.8542699814</text:p>
          </table:table-cell>
          <table:table-cell table:formula="of:=[.C432]/([.D432]-[.D431])" office:value-type="float" office:value="776215.173246166" calcext:value-type="float">
            <text:p>776215.173246166</text:p>
          </table:table-cell>
          <table:table-cell/>
          <table:table-cell office:value-type="float" office:value="1442769890.4834" calcext:value-type="float">
            <text:p>1442769890.4834</text:p>
          </table:table-cell>
          <table:table-cell table:formula="of:=[.G432]-[.B577]" office:value-type="float" office:value="7.80558013916016" calcext:value-type="float">
            <text:p>7.805580139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69881.33506" calcext:value-type="float">
            <text:p>1442769881.33506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6.864649772644" calcext:value-type="float">
            <text:p>16.8646497726</text:p>
          </table:table-cell>
          <table:table-cell table:formula="of:=[.C433]/([.D433]-[.D432])" office:value-type="float" office:value="779977.149577361" calcext:value-type="float">
            <text:p>779977.149577361</text:p>
          </table:table-cell>
          <table:table-cell/>
          <table:table-cell office:value-type="float" office:value="1442769890.48693" calcext:value-type="float">
            <text:p>1442769890.48693</text:p>
          </table:table-cell>
          <table:table-cell table:formula="of:=[.G433]-[.B578]" office:value-type="float" office:value="7.80066990852356" calcext:value-type="float">
            <text:p>7.8006699085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69881.34543" calcext:value-type="float">
            <text:p>1442769881.34543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6.8750197887421" calcext:value-type="float">
            <text:p>16.8750197887</text:p>
          </table:table-cell>
          <table:table-cell table:formula="of:=[.C434]/([.D434]-[.D433])" office:value-type="float" office:value="780712.384963789" calcext:value-type="float">
            <text:p>780712.384963789</text:p>
          </table:table-cell>
          <table:table-cell/>
          <table:table-cell office:value-type="float" office:value="1442769890.49045" calcext:value-type="float">
            <text:p>1442769890.49045</text:p>
          </table:table-cell>
          <table:table-cell table:formula="of:=[.G434]-[.B579]" office:value-type="float" office:value="7.79571986198425" calcext:value-type="float">
            <text:p>7.79571986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69881.35583" calcext:value-type="float">
            <text:p>1442769881.35583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6.8854198455811" calcext:value-type="float">
            <text:p>16.8854198456</text:p>
          </table:table-cell>
          <table:table-cell table:formula="of:=[.C435]/([.D435]-[.D434])" office:value-type="float" office:value="778457.283968731" calcext:value-type="float">
            <text:p>778457.283968731</text:p>
          </table:table-cell>
          <table:table-cell/>
          <table:table-cell office:value-type="float" office:value="1442769890.49398" calcext:value-type="float">
            <text:p>1442769890.49398</text:p>
          </table:table-cell>
          <table:table-cell table:formula="of:=[.G435]-[.B580]" office:value-type="float" office:value="7.79082989692688" calcext:value-type="float">
            <text:p>7.7908298969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69881.36627" calcext:value-type="float">
            <text:p>1442769881.36627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6.8958599567413" calcext:value-type="float">
            <text:p>16.8958599567</text:p>
          </table:table-cell>
          <table:table-cell table:formula="of:=[.C436]/([.D436]-[.D435])" office:value-type="float" office:value="775470.670351001" calcext:value-type="float">
            <text:p>775470.670351001</text:p>
          </table:table-cell>
          <table:table-cell/>
          <table:table-cell office:value-type="float" office:value="1442769890.4975" calcext:value-type="float">
            <text:p>1442769890.4975</text:p>
          </table:table-cell>
          <table:table-cell table:formula="of:=[.G436]-[.B581]" office:value-type="float" office:value="7.78585004806519" calcext:value-type="float">
            <text:p>7.785850048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69881.37669" calcext:value-type="float">
            <text:p>1442769881.37669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6.9062798023224" calcext:value-type="float">
            <text:p>16.9062798023</text:p>
          </table:table-cell>
          <table:table-cell table:formula="of:=[.C437]/([.D437]-[.D436])" office:value-type="float" office:value="776978.884861798" calcext:value-type="float">
            <text:p>776978.884861798</text:p>
          </table:table-cell>
          <table:table-cell/>
          <table:table-cell office:value-type="float" office:value="1442769890.50104" calcext:value-type="float">
            <text:p>1442769890.50104</text:p>
          </table:table-cell>
          <table:table-cell table:formula="of:=[.G437]-[.B582]" office:value-type="float" office:value="7.78093004226685" calcext:value-type="float">
            <text:p>7.780930042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69881.3871" calcext:value-type="float">
            <text:p>1442769881.3871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6.9166898727417" calcext:value-type="float">
            <text:p>16.9166898727</text:p>
          </table:table-cell>
          <table:table-cell table:formula="of:=[.C438]/([.D438]-[.D437])" office:value-type="float" office:value="777708.475917825" calcext:value-type="float">
            <text:p>777708.475917825</text:p>
          </table:table-cell>
          <table:table-cell/>
          <table:table-cell office:value-type="float" office:value="1442769890.50472" calcext:value-type="float">
            <text:p>1442769890.50472</text:p>
          </table:table-cell>
          <table:table-cell table:formula="of:=[.G438]-[.B583]" office:value-type="float" office:value="7.77614998817444" calcext:value-type="float">
            <text:p>7.7761499882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69881.39751" calcext:value-type="float">
            <text:p>1442769881.39751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6.927099943161" calcext:value-type="float">
            <text:p>16.9270999432</text:p>
          </table:table-cell>
          <table:table-cell table:formula="of:=[.C439]/([.D439]-[.D438])" office:value-type="float" office:value="777708.475917825" calcext:value-type="float">
            <text:p>777708.475917825</text:p>
          </table:table-cell>
          <table:table-cell/>
          <table:table-cell office:value-type="float" office:value="1442769890.50821" calcext:value-type="float">
            <text:p>1442769890.50821</text:p>
          </table:table-cell>
          <table:table-cell table:formula="of:=[.G439]-[.B584]" office:value-type="float" office:value="7.77119994163513" calcext:value-type="float">
            <text:p>7.771199941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69881.40786" calcext:value-type="float">
            <text:p>1442769881.40786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6.9374499320984" calcext:value-type="float">
            <text:p>16.9374499321</text:p>
          </table:table-cell>
          <table:table-cell table:formula="of:=[.C440]/([.D440]-[.D439])" office:value-type="float" office:value="782223.058303195" calcext:value-type="float">
            <text:p>782223.058303195</text:p>
          </table:table-cell>
          <table:table-cell/>
          <table:table-cell office:value-type="float" office:value="1442769890.51174" calcext:value-type="float">
            <text:p>1442769890.51174</text:p>
          </table:table-cell>
          <table:table-cell table:formula="of:=[.G440]-[.B585]" office:value-type="float" office:value="7.76628994941711" calcext:value-type="float">
            <text:p>7.7662899494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69881.41825" calcext:value-type="float">
            <text:p>1442769881.41825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6.9478399753571" calcext:value-type="float">
            <text:p>16.9478399754</text:p>
          </table:table-cell>
          <table:table-cell table:formula="of:=[.C441]/([.D441]-[.D440])" office:value-type="float" office:value="779207.535372542" calcext:value-type="float">
            <text:p>779207.535372542</text:p>
          </table:table-cell>
          <table:table-cell/>
          <table:table-cell office:value-type="float" office:value="1442769890.51526" calcext:value-type="float">
            <text:p>1442769890.51526</text:p>
          </table:table-cell>
          <table:table-cell table:formula="of:=[.G441]-[.B586]" office:value-type="float" office:value="7.76129007339478" calcext:value-type="float">
            <text:p>7.7612900734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69881.42871" calcext:value-type="float">
            <text:p>1442769881.42871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6.9582998752594" calcext:value-type="float">
            <text:p>16.9582998753</text:p>
          </table:table-cell>
          <table:table-cell table:formula="of:=[.C442]/([.D442]-[.D441])" office:value-type="float" office:value="774003.582786287" calcext:value-type="float">
            <text:p>774003.582786287</text:p>
          </table:table-cell>
          <table:table-cell/>
          <table:table-cell office:value-type="float" office:value="1442769890.51879" calcext:value-type="float">
            <text:p>1442769890.51879</text:p>
          </table:table-cell>
          <table:table-cell table:formula="of:=[.G442]-[.B587]" office:value-type="float" office:value="7.7564001083374" calcext:value-type="float">
            <text:p>7.756400108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69881.43912" calcext:value-type="float">
            <text:p>1442769881.43912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6.9687099456787" calcext:value-type="float">
            <text:p>16.9687099457</text:p>
          </table:table-cell>
          <table:table-cell table:formula="of:=[.C443]/([.D443]-[.D442])" office:value-type="float" office:value="777708.475917825" calcext:value-type="float">
            <text:p>777708.475917825</text:p>
          </table:table-cell>
          <table:table-cell/>
          <table:table-cell office:value-type="float" office:value="1442769890.52231" calcext:value-type="float">
            <text:p>1442769890.52231</text:p>
          </table:table-cell>
          <table:table-cell table:formula="of:=[.G443]-[.B588]" office:value-type="float" office:value="7.75148010253906" calcext:value-type="float">
            <text:p>7.7514801025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69881.44954" calcext:value-type="float">
            <text:p>1442769881.44954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6.9791297912598" calcext:value-type="float">
            <text:p>16.9791297913</text:p>
          </table:table-cell>
          <table:table-cell table:formula="of:=[.C444]/([.D444]-[.D443])" office:value-type="float" office:value="776978.884861798" calcext:value-type="float">
            <text:p>776978.884861798</text:p>
          </table:table-cell>
          <table:table-cell/>
          <table:table-cell office:value-type="float" office:value="1442769890.52584" calcext:value-type="float">
            <text:p>1442769890.52584</text:p>
          </table:table-cell>
          <table:table-cell table:formula="of:=[.G444]-[.B589]" office:value-type="float" office:value="7.74659013748169" calcext:value-type="float">
            <text:p>7.7465901375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69881.45995" calcext:value-type="float">
            <text:p>1442769881.45995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6.9895398616791" calcext:value-type="float">
            <text:p>16.9895398617</text:p>
          </table:table-cell>
          <table:table-cell table:formula="of:=[.C445]/([.D445]-[.D444])" office:value-type="float" office:value="777708.475917825" calcext:value-type="float">
            <text:p>777708.475917825</text:p>
          </table:table-cell>
          <table:table-cell/>
          <table:table-cell office:value-type="float" office:value="1442769890.52937" calcext:value-type="float">
            <text:p>1442769890.52937</text:p>
          </table:table-cell>
          <table:table-cell table:formula="of:=[.G445]-[.B590]" office:value-type="float" office:value="7.74169015884399" calcext:value-type="float">
            <text:p>7.741690158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69881.47035" calcext:value-type="float">
            <text:p>1442769881.47035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6.9999399185181" calcext:value-type="float">
            <text:p>16.9999399185</text:p>
          </table:table-cell>
          <table:table-cell table:formula="of:=[.C446]/([.D446]-[.D445])" office:value-type="float" office:value="778457.283968731" calcext:value-type="float">
            <text:p>778457.283968731</text:p>
          </table:table-cell>
          <table:table-cell/>
          <table:table-cell office:value-type="float" office:value="1442769890.53289" calcext:value-type="float">
            <text:p>1442769890.53289</text:p>
          </table:table-cell>
          <table:table-cell table:formula="of:=[.G446]-[.B591]" office:value-type="float" office:value="7.73674011230469" calcext:value-type="float">
            <text:p>7.7367401123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69881.48079" calcext:value-type="float">
            <text:p>1442769881.48079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7.0103797912598" calcext:value-type="float">
            <text:p>17.0103797913</text:p>
          </table:table-cell>
          <table:table-cell table:formula="of:=[.C447]/([.D447]-[.D446])" office:value-type="float" office:value="775488.380012789" calcext:value-type="float">
            <text:p>775488.380012789</text:p>
          </table:table-cell>
          <table:table-cell/>
          <table:table-cell office:value-type="float" office:value="1442769890.53642" calcext:value-type="float">
            <text:p>1442769890.53642</text:p>
          </table:table-cell>
          <table:table-cell table:formula="of:=[.G447]-[.B592]" office:value-type="float" office:value="7.73182010650635" calcext:value-type="float">
            <text:p>7.731820106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69881.49128" calcext:value-type="float">
            <text:p>1442769881.49128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7.0208699703217" calcext:value-type="float">
            <text:p>17.0208699703</text:p>
          </table:table-cell>
          <table:table-cell table:formula="of:=[.C448]/([.D448]-[.D447])" office:value-type="float" office:value="771769.476215369" calcext:value-type="float">
            <text:p>771769.476215369</text:p>
          </table:table-cell>
          <table:table-cell/>
          <table:table-cell office:value-type="float" office:value="1442769890.53996" calcext:value-type="float">
            <text:p>1442769890.53996</text:p>
          </table:table-cell>
          <table:table-cell table:formula="of:=[.G448]-[.B593]" office:value-type="float" office:value="7.72686982154846" calcext:value-type="float">
            <text:p>7.726869821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69881.50169" calcext:value-type="float">
            <text:p>1442769881.50169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7.0312798023224" calcext:value-type="float">
            <text:p>17.0312798023</text:p>
          </table:table-cell>
          <table:table-cell table:formula="of:=[.C449]/([.D449]-[.D448])" office:value-type="float" office:value="777726.287939169" calcext:value-type="float">
            <text:p>777726.287939169</text:p>
          </table:table-cell>
          <table:table-cell/>
          <table:table-cell office:value-type="float" office:value="1442769890.54347" calcext:value-type="float">
            <text:p>1442769890.54347</text:p>
          </table:table-cell>
          <table:table-cell table:formula="of:=[.G449]-[.B594]" office:value-type="float" office:value="7.72186994552612" calcext:value-type="float">
            <text:p>7.721869945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69881.51209" calcext:value-type="float">
            <text:p>1442769881.51209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7.0416798591614" calcext:value-type="float">
            <text:p>17.0416798592</text:p>
          </table:table-cell>
          <table:table-cell table:formula="of:=[.C450]/([.D450]-[.D449])" office:value-type="float" office:value="778457.283968731" calcext:value-type="float">
            <text:p>778457.283968731</text:p>
          </table:table-cell>
          <table:table-cell/>
          <table:table-cell office:value-type="float" office:value="1442769890.547" calcext:value-type="float">
            <text:p>1442769890.547</text:p>
          </table:table-cell>
          <table:table-cell table:formula="of:=[.G450]-[.B595]" office:value-type="float" office:value="7.71691989898682" calcext:value-type="float">
            <text:p>7.71691989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69881.52249" calcext:value-type="float">
            <text:p>1442769881.52249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7.0520799160004" calcext:value-type="float">
            <text:p>17.052079916</text:p>
          </table:table-cell>
          <table:table-cell table:formula="of:=[.C451]/([.D451]-[.D450])" office:value-type="float" office:value="778457.283968731" calcext:value-type="float">
            <text:p>778457.283968731</text:p>
          </table:table-cell>
          <table:table-cell/>
          <table:table-cell office:value-type="float" office:value="1442769890.55053" calcext:value-type="float">
            <text:p>1442769890.55053</text:p>
          </table:table-cell>
          <table:table-cell table:formula="of:=[.G451]-[.B596]" office:value-type="float" office:value="7.71197986602783" calcext:value-type="float">
            <text:p>7.71197986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69881.53289" calcext:value-type="float">
            <text:p>1442769881.53289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7.0624799728394" calcext:value-type="float">
            <text:p>17.0624799728</text:p>
          </table:table-cell>
          <table:table-cell table:formula="of:=[.C452]/([.D452]-[.D451])" office:value-type="float" office:value="778457.283968731" calcext:value-type="float">
            <text:p>778457.283968731</text:p>
          </table:table-cell>
          <table:table-cell/>
          <table:table-cell office:value-type="float" office:value="1442769890.5541" calcext:value-type="float">
            <text:p>1442769890.5541</text:p>
          </table:table-cell>
          <table:table-cell table:formula="of:=[.G452]-[.B597]" office:value-type="float" office:value="7.7071099281311" calcext:value-type="float">
            <text:p>7.707109928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69881.5433" calcext:value-type="float">
            <text:p>1442769881.5433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7.0728898048401" calcext:value-type="float">
            <text:p>17.0728898048</text:p>
          </table:table-cell>
          <table:table-cell table:formula="of:=[.C453]/([.D453]-[.D452])" office:value-type="float" office:value="777726.287939169" calcext:value-type="float">
            <text:p>777726.287939169</text:p>
          </table:table-cell>
          <table:table-cell/>
          <table:table-cell office:value-type="float" office:value="1442769890.55763" calcext:value-type="float">
            <text:p>1442769890.55763</text:p>
          </table:table-cell>
          <table:table-cell table:formula="of:=[.G453]-[.B598]" office:value-type="float" office:value="7.70219016075134" calcext:value-type="float">
            <text:p>7.7021901608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69881.55371" calcext:value-type="float">
            <text:p>1442769881.55371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7.0832998752594" calcext:value-type="float">
            <text:p>17.0832998753</text:p>
          </table:table-cell>
          <table:table-cell table:formula="of:=[.C454]/([.D454]-[.D453])" office:value-type="float" office:value="777708.475917825" calcext:value-type="float">
            <text:p>777708.475917825</text:p>
          </table:table-cell>
          <table:table-cell/>
          <table:table-cell office:value-type="float" office:value="1442769890.56117" calcext:value-type="float">
            <text:p>1442769890.56117</text:p>
          </table:table-cell>
          <table:table-cell table:formula="of:=[.G454]-[.B599]" office:value-type="float" office:value="7.697350025177" calcext:value-type="float">
            <text:p>7.6973500252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69881.56411" calcext:value-type="float">
            <text:p>1442769881.56411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7.0936999320984" calcext:value-type="float">
            <text:p>17.0936999321</text:p>
          </table:table-cell>
          <table:table-cell table:formula="of:=[.C455]/([.D455]-[.D454])" office:value-type="float" office:value="778457.283968731" calcext:value-type="float">
            <text:p>778457.283968731</text:p>
          </table:table-cell>
          <table:table-cell/>
          <table:table-cell office:value-type="float" office:value="1442769890.56469" calcext:value-type="float">
            <text:p>1442769890.56469</text:p>
          </table:table-cell>
          <table:table-cell table:formula="of:=[.G455]-[.B600]" office:value-type="float" office:value="7.69242000579834" calcext:value-type="float">
            <text:p>7.6924200058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69881.57451" calcext:value-type="float">
            <text:p>1442769881.57451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7.1040999889374" calcext:value-type="float">
            <text:p>17.1040999889</text:p>
          </table:table-cell>
          <table:table-cell table:formula="of:=[.C456]/([.D456]-[.D455])" office:value-type="float" office:value="778457.283968731" calcext:value-type="float">
            <text:p>778457.283968731</text:p>
          </table:table-cell>
          <table:table-cell/>
          <table:table-cell office:value-type="float" office:value="1442769890.56823" calcext:value-type="float">
            <text:p>1442769890.56823</text:p>
          </table:table-cell>
          <table:table-cell table:formula="of:=[.G456]-[.B601]" office:value-type="float" office:value="7.68753981590271" calcext:value-type="float">
            <text:p>7.687539815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69881.58491" calcext:value-type="float">
            <text:p>1442769881.58491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7.1144998073578" calcext:value-type="float">
            <text:p>17.1144998074</text:p>
          </table:table-cell>
          <table:table-cell table:formula="of:=[.C457]/([.D457]-[.D456])" office:value-type="float" office:value="778475.130307199" calcext:value-type="float">
            <text:p>778475.130307199</text:p>
          </table:table-cell>
          <table:table-cell/>
          <table:table-cell office:value-type="float" office:value="1442769890.57176" calcext:value-type="float">
            <text:p>1442769890.57176</text:p>
          </table:table-cell>
          <table:table-cell table:formula="of:=[.G457]-[.B602]" office:value-type="float" office:value="7.68262982368469" calcext:value-type="float">
            <text:p>7.6826298237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69881.59533" calcext:value-type="float">
            <text:p>1442769881.59533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7.1249198913574" calcext:value-type="float">
            <text:p>17.1249198914</text:p>
          </table:table-cell>
          <table:table-cell table:formula="of:=[.C458]/([.D458]-[.D457])" office:value-type="float" office:value="776961.107058689" calcext:value-type="float">
            <text:p>776961.107058689</text:p>
          </table:table-cell>
          <table:table-cell/>
          <table:table-cell office:value-type="float" office:value="1442769890.57529" calcext:value-type="float">
            <text:p>1442769890.57529</text:p>
          </table:table-cell>
          <table:table-cell table:formula="of:=[.G458]-[.B603]" office:value-type="float" office:value="7.67765998840332" calcext:value-type="float">
            <text:p>7.677659988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69881.60573" calcext:value-type="float">
            <text:p>1442769881.60573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7.1353199481964" calcext:value-type="float">
            <text:p>17.1353199482</text:p>
          </table:table-cell>
          <table:table-cell table:formula="of:=[.C459]/([.D459]-[.D458])" office:value-type="float" office:value="778457.283968731" calcext:value-type="float">
            <text:p>778457.283968731</text:p>
          </table:table-cell>
          <table:table-cell/>
          <table:table-cell office:value-type="float" office:value="1442769890.57881" calcext:value-type="float">
            <text:p>1442769890.57881</text:p>
          </table:table-cell>
          <table:table-cell table:formula="of:=[.G459]-[.B604]" office:value-type="float" office:value="7.67271995544434" calcext:value-type="float">
            <text:p>7.672719955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69881.61613" calcext:value-type="float">
            <text:p>1442769881.61613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7.1457200050354" calcext:value-type="float">
            <text:p>17.145720005</text:p>
          </table:table-cell>
          <table:table-cell table:formula="of:=[.C460]/([.D460]-[.D459])" office:value-type="float" office:value="778457.283968731" calcext:value-type="float">
            <text:p>778457.283968731</text:p>
          </table:table-cell>
          <table:table-cell/>
          <table:table-cell office:value-type="float" office:value="1442769890.58234" calcext:value-type="float">
            <text:p>1442769890.58234</text:p>
          </table:table-cell>
          <table:table-cell table:formula="of:=[.G460]-[.B605]" office:value-type="float" office:value="7.66780996322632" calcext:value-type="float">
            <text:p>7.667809963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69881.62654" calcext:value-type="float">
            <text:p>1442769881.62654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7.1561298370361" calcext:value-type="float">
            <text:p>17.156129837</text:p>
          </table:table-cell>
          <table:table-cell table:formula="of:=[.C461]/([.D461]-[.D460])" office:value-type="float" office:value="777726.287939169" calcext:value-type="float">
            <text:p>777726.287939169</text:p>
          </table:table-cell>
          <table:table-cell/>
          <table:table-cell office:value-type="float" office:value="1442769890.58587" calcext:value-type="float">
            <text:p>1442769890.58587</text:p>
          </table:table-cell>
          <table:table-cell table:formula="of:=[.G461]-[.B606]" office:value-type="float" office:value="7.66288995742798" calcext:value-type="float">
            <text:p>7.662889957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69881.637" calcext:value-type="float">
            <text:p>1442769881.637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7.1665899753571" calcext:value-type="float">
            <text:p>17.1665899754</text:p>
          </table:table-cell>
          <table:table-cell table:formula="of:=[.C462]/([.D462]-[.D461])" office:value-type="float" office:value="773985.940874798" calcext:value-type="float">
            <text:p>773985.940874798</text:p>
          </table:table-cell>
          <table:table-cell/>
          <table:table-cell office:value-type="float" office:value="1442769890.58941" calcext:value-type="float">
            <text:p>1442769890.58941</text:p>
          </table:table-cell>
          <table:table-cell table:formula="of:=[.G462]-[.B607]" office:value-type="float" office:value="7.65796995162964" calcext:value-type="float">
            <text:p>7.657969951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69881.6474" calcext:value-type="float">
            <text:p>1442769881.6474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7.1769897937775" calcext:value-type="float">
            <text:p>17.1769897938</text:p>
          </table:table-cell>
          <table:table-cell table:formula="of:=[.C463]/([.D463]-[.D462])" office:value-type="float" office:value="778475.130307199" calcext:value-type="float">
            <text:p>778475.130307199</text:p>
          </table:table-cell>
          <table:table-cell/>
          <table:table-cell office:value-type="float" office:value="1442769890.59293" calcext:value-type="float">
            <text:p>1442769890.59293</text:p>
          </table:table-cell>
          <table:table-cell table:formula="of:=[.G463]-[.B608]" office:value-type="float" office:value="7.65303015708923" calcext:value-type="float">
            <text:p>7.653030157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69881.6578" calcext:value-type="float">
            <text:p>1442769881.6578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7.1873898506165" calcext:value-type="float">
            <text:p>17.1873898506</text:p>
          </table:table-cell>
          <table:table-cell table:formula="of:=[.C464]/([.D464]-[.D463])" office:value-type="float" office:value="778457.283968731" calcext:value-type="float">
            <text:p>778457.283968731</text:p>
          </table:table-cell>
          <table:table-cell/>
          <table:table-cell office:value-type="float" office:value="1442769890.59646" calcext:value-type="float">
            <text:p>1442769890.59646</text:p>
          </table:table-cell>
          <table:table-cell table:formula="of:=[.G464]-[.B609]" office:value-type="float" office:value="7.64805006980896" calcext:value-type="float">
            <text:p>7.648050069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69881.66821" calcext:value-type="float">
            <text:p>1442769881.66821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7.1977999210358" calcext:value-type="float">
            <text:p>17.197799921</text:p>
          </table:table-cell>
          <table:table-cell table:formula="of:=[.C465]/([.D465]-[.D464])" office:value-type="float" office:value="777708.475917825" calcext:value-type="float">
            <text:p>777708.475917825</text:p>
          </table:table-cell>
          <table:table-cell/>
          <table:table-cell office:value-type="float" office:value="1442769890.59998" calcext:value-type="float">
            <text:p>1442769890.59998</text:p>
          </table:table-cell>
          <table:table-cell table:formula="of:=[.G465]-[.B610]" office:value-type="float" office:value="7.64310002326965" calcext:value-type="float">
            <text:p>7.643100023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69881.6786" calcext:value-type="float">
            <text:p>1442769881.6786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7.2081899642944" calcext:value-type="float">
            <text:p>17.2081899643</text:p>
          </table:table-cell>
          <table:table-cell table:formula="of:=[.C466]/([.D466]-[.D465])" office:value-type="float" office:value="779207.535372542" calcext:value-type="float">
            <text:p>779207.535372542</text:p>
          </table:table-cell>
          <table:table-cell/>
          <table:table-cell office:value-type="float" office:value="1442769890.60351" calcext:value-type="float">
            <text:p>1442769890.60351</text:p>
          </table:table-cell>
          <table:table-cell table:formula="of:=[.G466]-[.B611]" office:value-type="float" office:value="7.63818001747131" calcext:value-type="float">
            <text:p>7.638180017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69881.689" calcext:value-type="float">
            <text:p>1442769881.689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7.2185897827148" calcext:value-type="float">
            <text:p>17.2185897827</text:p>
          </table:table-cell>
          <table:table-cell table:formula="of:=[.C467]/([.D467]-[.D466])" office:value-type="float" office:value="778475.130307199" calcext:value-type="float">
            <text:p>778475.130307199</text:p>
          </table:table-cell>
          <table:table-cell/>
          <table:table-cell office:value-type="float" office:value="1442769890.60704" calcext:value-type="float">
            <text:p>1442769890.60704</text:p>
          </table:table-cell>
          <table:table-cell table:formula="of:=[.G467]-[.B612]" office:value-type="float" office:value="7.63324999809265" calcext:value-type="float">
            <text:p>7.633249998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69881.6994" calcext:value-type="float">
            <text:p>1442769881.6994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7.2289898395538" calcext:value-type="float">
            <text:p>17.2289898396</text:p>
          </table:table-cell>
          <table:table-cell table:formula="of:=[.C468]/([.D468]-[.D467])" office:value-type="float" office:value="778457.283968731" calcext:value-type="float">
            <text:p>778457.283968731</text:p>
          </table:table-cell>
          <table:table-cell/>
          <table:table-cell office:value-type="float" office:value="1442769890.61057" calcext:value-type="float">
            <text:p>1442769890.61057</text:p>
          </table:table-cell>
          <table:table-cell table:formula="of:=[.G468]-[.B613]" office:value-type="float" office:value="7.62830996513367" calcext:value-type="float">
            <text:p>7.628309965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69881.7098" calcext:value-type="float">
            <text:p>1442769881.7098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7.2393898963928" calcext:value-type="float">
            <text:p>17.2393898964</text:p>
          </table:table-cell>
          <table:table-cell table:formula="of:=[.C469]/([.D469]-[.D468])" office:value-type="float" office:value="778457.283968731" calcext:value-type="float">
            <text:p>778457.283968731</text:p>
          </table:table-cell>
          <table:table-cell/>
          <table:table-cell office:value-type="float" office:value="1442769890.62513" calcext:value-type="float">
            <text:p>1442769890.62513</text:p>
          </table:table-cell>
          <table:table-cell table:formula="of:=[.G469]-[.B614]" office:value-type="float" office:value="7.63440990447998" calcext:value-type="float">
            <text:p>7.6344099045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69881.7202" calcext:value-type="float">
            <text:p>1442769881.7202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7.2497899532318" calcext:value-type="float">
            <text:p>17.2497899532</text:p>
          </table:table-cell>
          <table:table-cell table:formula="of:=[.C470]/([.D470]-[.D469])" office:value-type="float" office:value="778457.283968731" calcext:value-type="float">
            <text:p>778457.283968731</text:p>
          </table:table-cell>
          <table:table-cell/>
          <table:table-cell office:value-type="float" office:value="1442769890.62869" calcext:value-type="float">
            <text:p>1442769890.62869</text:p>
          </table:table-cell>
          <table:table-cell table:formula="of:=[.G470]-[.B615]" office:value-type="float" office:value="7.6294801235199" calcext:value-type="float">
            <text:p>7.629480123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69881.7306" calcext:value-type="float">
            <text:p>1442769881.7306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7.2601900100708" calcext:value-type="float">
            <text:p>17.2601900101</text:p>
          </table:table-cell>
          <table:table-cell table:formula="of:=[.C471]/([.D471]-[.D470])" office:value-type="float" office:value="778457.283968731" calcext:value-type="float">
            <text:p>778457.283968731</text:p>
          </table:table-cell>
          <table:table-cell/>
          <table:table-cell office:value-type="float" office:value="1442769890.63222" calcext:value-type="float">
            <text:p>1442769890.63222</text:p>
          </table:table-cell>
          <table:table-cell table:formula="of:=[.G471]-[.B616]" office:value-type="float" office:value="7.62467002868652" calcext:value-type="float">
            <text:p>7.6246700287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69881.741" calcext:value-type="float">
            <text:p>1442769881.741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7.2705898284912" calcext:value-type="float">
            <text:p>17.2705898285</text:p>
          </table:table-cell>
          <table:table-cell table:formula="of:=[.C472]/([.D472]-[.D471])" office:value-type="float" office:value="778475.130307199" calcext:value-type="float">
            <text:p>778475.130307199</text:p>
          </table:table-cell>
          <table:table-cell/>
          <table:table-cell office:value-type="float" office:value="1442769890.63574" calcext:value-type="float">
            <text:p>1442769890.63574</text:p>
          </table:table-cell>
          <table:table-cell table:formula="of:=[.G472]-[.B617]" office:value-type="float" office:value="7.61985993385315" calcext:value-type="float">
            <text:p>7.6198599339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69881.75142" calcext:value-type="float">
            <text:p>1442769881.75142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7.2810099124908" calcext:value-type="float">
            <text:p>17.2810099125</text:p>
          </table:table-cell>
          <table:table-cell table:formula="of:=[.C473]/([.D473]-[.D472])" office:value-type="float" office:value="776961.107058689" calcext:value-type="float">
            <text:p>776961.107058689</text:p>
          </table:table-cell>
          <table:table-cell/>
          <table:table-cell office:value-type="float" office:value="1442769890.63927" calcext:value-type="float">
            <text:p>1442769890.63927</text:p>
          </table:table-cell>
          <table:table-cell table:formula="of:=[.G473]-[.B618]" office:value-type="float" office:value="7.61506009101868" calcext:value-type="float">
            <text:p>7.61506009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69881.76184" calcext:value-type="float">
            <text:p>1442769881.76184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7.2914299964905" calcext:value-type="float">
            <text:p>17.2914299965</text:p>
          </table:table-cell>
          <table:table-cell table:formula="of:=[.C474]/([.D474]-[.D473])" office:value-type="float" office:value="776961.107058689" calcext:value-type="float">
            <text:p>776961.107058689</text:p>
          </table:table-cell>
          <table:table-cell/>
          <table:table-cell office:value-type="float" office:value="1442769890.6428" calcext:value-type="float">
            <text:p>1442769890.6428</text:p>
          </table:table-cell>
          <table:table-cell table:formula="of:=[.G474]-[.B619]" office:value-type="float" office:value="7.61029005050659" calcext:value-type="float">
            <text:p>7.610290050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69881.77225" calcext:value-type="float">
            <text:p>1442769881.77225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7.3018398284912" calcext:value-type="float">
            <text:p>17.3018398285</text:p>
          </table:table-cell>
          <table:table-cell table:formula="of:=[.C475]/([.D475]-[.D474])" office:value-type="float" office:value="777726.287939169" calcext:value-type="float">
            <text:p>777726.287939169</text:p>
          </table:table-cell>
          <table:table-cell/>
          <table:table-cell office:value-type="float" office:value="1442769890.65201" calcext:value-type="float">
            <text:p>1442769890.65201</text:p>
          </table:table-cell>
          <table:table-cell table:formula="of:=[.G475]-[.B620]" office:value-type="float" office:value="7.61116003990173" calcext:value-type="float">
            <text:p>7.6111600399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69881.78265" calcext:value-type="float">
            <text:p>1442769881.78265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7.3122398853302" calcext:value-type="float">
            <text:p>17.3122398853</text:p>
          </table:table-cell>
          <table:table-cell table:formula="of:=[.C476]/([.D476]-[.D475])" office:value-type="float" office:value="778457.283968731" calcext:value-type="float">
            <text:p>778457.283968731</text:p>
          </table:table-cell>
          <table:table-cell/>
          <table:table-cell office:value-type="float" office:value="1442769890.65554" calcext:value-type="float">
            <text:p>1442769890.65554</text:p>
          </table:table-cell>
          <table:table-cell table:formula="of:=[.G476]-[.B621]" office:value-type="float" office:value="7.60637998580933" calcext:value-type="float">
            <text:p>7.606379985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69881.793" calcext:value-type="float">
            <text:p>1442769881.793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7.3225898742676" calcext:value-type="float">
            <text:p>17.3225898743</text:p>
          </table:table-cell>
          <table:table-cell table:formula="of:=[.C477]/([.D477]-[.D476])" office:value-type="float" office:value="782223.058303195" calcext:value-type="float">
            <text:p>782223.058303195</text:p>
          </table:table-cell>
          <table:table-cell/>
          <table:table-cell office:value-type="float" office:value="1442769890.65907" calcext:value-type="float">
            <text:p>1442769890.65907</text:p>
          </table:table-cell>
          <table:table-cell table:formula="of:=[.G477]-[.B622]" office:value-type="float" office:value="7.60155010223389" calcext:value-type="float">
            <text:p>7.6015501022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69881.80335" calcext:value-type="float">
            <text:p>1442769881.80335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7.332939863205" calcext:value-type="float">
            <text:p>17.3329398632</text:p>
          </table:table-cell>
          <table:table-cell table:formula="of:=[.C478]/([.D478]-[.D477])" office:value-type="float" office:value="782223.058303195" calcext:value-type="float">
            <text:p>782223.058303195</text:p>
          </table:table-cell>
          <table:table-cell/>
          <table:table-cell office:value-type="float" office:value="1442769890.67888" calcext:value-type="float">
            <text:p>1442769890.67888</text:p>
          </table:table-cell>
          <table:table-cell table:formula="of:=[.G478]-[.B623]" office:value-type="float" office:value="7.61304998397827" calcext:value-type="float">
            <text:p>7.613049984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69881.81384" calcext:value-type="float">
            <text:p>1442769881.81384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7.3434298038483" calcext:value-type="float">
            <text:p>17.3434298038</text:p>
          </table:table-cell>
          <table:table-cell table:formula="of:=[.C479]/([.D479]-[.D478])" office:value-type="float" office:value="771787.017228056" calcext:value-type="float">
            <text:p>771787.017228056</text:p>
          </table:table-cell>
          <table:table-cell/>
          <table:table-cell office:value-type="float" office:value="1442769890.68241" calcext:value-type="float">
            <text:p>1442769890.68241</text:p>
          </table:table-cell>
          <table:table-cell table:formula="of:=[.G479]-[.B624]" office:value-type="float" office:value="7.60824990272522" calcext:value-type="float">
            <text:p>7.608249902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69881.82425" calcext:value-type="float">
            <text:p>1442769881.82425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7.3538398742676" calcext:value-type="float">
            <text:p>17.3538398743</text:p>
          </table:table-cell>
          <table:table-cell table:formula="of:=[.C480]/([.D480]-[.D479])" office:value-type="float" office:value="777708.475917825" calcext:value-type="float">
            <text:p>777708.475917825</text:p>
          </table:table-cell>
          <table:table-cell/>
          <table:table-cell office:value-type="float" office:value="1442769890.68593" calcext:value-type="float">
            <text:p>1442769890.68593</text:p>
          </table:table-cell>
          <table:table-cell table:formula="of:=[.G480]-[.B625]" office:value-type="float" office:value="7.60342001914978" calcext:value-type="float">
            <text:p>7.603420019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69881.83466" calcext:value-type="float">
            <text:p>1442769881.83466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7.3642499446869" calcext:value-type="float">
            <text:p>17.3642499447</text:p>
          </table:table-cell>
          <table:table-cell table:formula="of:=[.C481]/([.D481]-[.D480])" office:value-type="float" office:value="777708.475917825" calcext:value-type="float">
            <text:p>777708.475917825</text:p>
          </table:table-cell>
          <table:table-cell/>
          <table:table-cell office:value-type="float" office:value="1442769890.71641" calcext:value-type="float">
            <text:p>1442769890.71641</text:p>
          </table:table-cell>
          <table:table-cell table:formula="of:=[.G481]-[.B626]" office:value-type="float" office:value="7.62551999092102" calcext:value-type="float">
            <text:p>7.625519990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69881.84506" calcext:value-type="float">
            <text:p>1442769881.84506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7.3746500015259" calcext:value-type="float">
            <text:p>17.3746500015</text:p>
          </table:table-cell>
          <table:table-cell table:formula="of:=[.C482]/([.D482]-[.D481])" office:value-type="float" office:value="778457.283968731" calcext:value-type="float">
            <text:p>778457.283968731</text:p>
          </table:table-cell>
          <table:table-cell/>
          <table:table-cell office:value-type="float" office:value="1442769890.71994" calcext:value-type="float">
            <text:p>1442769890.71994</text:p>
          </table:table-cell>
          <table:table-cell table:formula="of:=[.G482]-[.B627]" office:value-type="float" office:value="7.62071990966797" calcext:value-type="float">
            <text:p>7.6207199097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69881.85547" calcext:value-type="float">
            <text:p>1442769881.85547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7.3850598335266" calcext:value-type="float">
            <text:p>17.3850598335</text:p>
          </table:table-cell>
          <table:table-cell table:formula="of:=[.C483]/([.D483]-[.D482])" office:value-type="float" office:value="777726.287939169" calcext:value-type="float">
            <text:p>777726.287939169</text:p>
          </table:table-cell>
          <table:table-cell/>
          <table:table-cell office:value-type="float" office:value="1442769890.72346" calcext:value-type="float">
            <text:p>1442769890.72346</text:p>
          </table:table-cell>
          <table:table-cell table:formula="of:=[.G483]-[.B628]" office:value-type="float" office:value="7.61591005325317" calcext:value-type="float">
            <text:p>7.615910053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69881.86588" calcext:value-type="float">
            <text:p>1442769881.86588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7.3954699039459" calcext:value-type="float">
            <text:p>17.3954699039</text:p>
          </table:table-cell>
          <table:table-cell table:formula="of:=[.C484]/([.D484]-[.D483])" office:value-type="float" office:value="777708.475917825" calcext:value-type="float">
            <text:p>777708.475917825</text:p>
          </table:table-cell>
          <table:table-cell/>
          <table:table-cell office:value-type="float" office:value="1442769890.72701" calcext:value-type="float">
            <text:p>1442769890.72701</text:p>
          </table:table-cell>
          <table:table-cell table:formula="of:=[.G484]-[.B629]" office:value-type="float" office:value="7.61114001274109" calcext:value-type="float">
            <text:p>7.611140012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69881.8763" calcext:value-type="float">
            <text:p>1442769881.8763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7.4058899879456" calcext:value-type="float">
            <text:p>17.4058899879</text:p>
          </table:table-cell>
          <table:table-cell table:formula="of:=[.C485]/([.D485]-[.D484])" office:value-type="float" office:value="776961.107058689" calcext:value-type="float">
            <text:p>776961.107058689</text:p>
          </table:table-cell>
          <table:table-cell/>
          <table:table-cell office:value-type="float" office:value="1442769890.73053" calcext:value-type="float">
            <text:p>1442769890.73053</text:p>
          </table:table-cell>
          <table:table-cell table:formula="of:=[.G485]-[.B630]" office:value-type="float" office:value="7.60632991790772" calcext:value-type="float">
            <text:p>7.6063299179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69881.88672" calcext:value-type="float">
            <text:p>1442769881.88672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7.4163098335266" calcext:value-type="float">
            <text:p>17.4163098335</text:p>
          </table:table-cell>
          <table:table-cell table:formula="of:=[.C486]/([.D486]-[.D485])" office:value-type="float" office:value="776978.884861798" calcext:value-type="float">
            <text:p>776978.884861798</text:p>
          </table:table-cell>
          <table:table-cell/>
          <table:table-cell office:value-type="float" office:value="1442769890.73404" calcext:value-type="float">
            <text:p>1442769890.73404</text:p>
          </table:table-cell>
          <table:table-cell table:formula="of:=[.G486]-[.B631]" office:value-type="float" office:value="7.60152006149292" calcext:value-type="float">
            <text:p>7.601520061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69881.89707" calcext:value-type="float">
            <text:p>1442769881.89707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7.426659822464" calcext:value-type="float">
            <text:p>17.4266598225</text:p>
          </table:table-cell>
          <table:table-cell table:formula="of:=[.C487]/([.D487]-[.D486])" office:value-type="float" office:value="782223.058303195" calcext:value-type="float">
            <text:p>782223.058303195</text:p>
          </table:table-cell>
          <table:table-cell/>
          <table:table-cell office:value-type="float" office:value="1442769890.74439" calcext:value-type="float">
            <text:p>1442769890.74439</text:p>
          </table:table-cell>
          <table:table-cell table:formula="of:=[.G487]-[.B632]" office:value-type="float" office:value="7.60352993011475" calcext:value-type="float">
            <text:p>7.603529930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69881.90744" calcext:value-type="float">
            <text:p>1442769881.90744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7.437029838562" calcext:value-type="float">
            <text:p>17.4370298386</text:p>
          </table:table-cell>
          <table:table-cell table:formula="of:=[.C488]/([.D488]-[.D487])" office:value-type="float" office:value="780712.384963789" calcext:value-type="float">
            <text:p>780712.384963789</text:p>
          </table:table-cell>
          <table:table-cell/>
          <table:table-cell office:value-type="float" office:value="1442769890.74792" calcext:value-type="float">
            <text:p>1442769890.74792</text:p>
          </table:table-cell>
          <table:table-cell table:formula="of:=[.G488]-[.B633]" office:value-type="float" office:value="7.59861993789673" calcext:value-type="float">
            <text:p>7.598619937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69881.91785" calcext:value-type="float">
            <text:p>1442769881.91785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7.4474399089813" calcext:value-type="float">
            <text:p>17.447439909</text:p>
          </table:table-cell>
          <table:table-cell table:formula="of:=[.C489]/([.D489]-[.D488])" office:value-type="float" office:value="777708.475917825" calcext:value-type="float">
            <text:p>777708.475917825</text:p>
          </table:table-cell>
          <table:table-cell/>
          <table:table-cell office:value-type="float" office:value="1442769890.82609" calcext:value-type="float">
            <text:p>1442769890.82609</text:p>
          </table:table-cell>
          <table:table-cell table:formula="of:=[.G489]-[.B634]" office:value-type="float" office:value="7.66847014427185" calcext:value-type="float">
            <text:p>7.668470144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69881.92823" calcext:value-type="float">
            <text:p>1442769881.92823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7.4578199386597" calcext:value-type="float">
            <text:p>17.4578199387</text:p>
          </table:table-cell>
          <table:table-cell table:formula="of:=[.C490]/([.D490]-[.D489])" office:value-type="float" office:value="779959.234306452" calcext:value-type="float">
            <text:p>779959.234306452</text:p>
          </table:table-cell>
          <table:table-cell/>
          <table:table-cell office:value-type="float" office:value="1442769890.82962" calcext:value-type="float">
            <text:p>1442769890.82962</text:p>
          </table:table-cell>
          <table:table-cell table:formula="of:=[.G490]-[.B635]" office:value-type="float" office:value="7.66366982460022" calcext:value-type="float">
            <text:p>7.663669824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69881.93863" calcext:value-type="float">
            <text:p>1442769881.93863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7.4682199954987" calcext:value-type="float">
            <text:p>17.4682199955</text:p>
          </table:table-cell>
          <table:table-cell table:formula="of:=[.C491]/([.D491]-[.D490])" office:value-type="float" office:value="778457.283968731" calcext:value-type="float">
            <text:p>778457.283968731</text:p>
          </table:table-cell>
          <table:table-cell/>
          <table:table-cell office:value-type="float" office:value="1442769890.83315" calcext:value-type="float">
            <text:p>1442769890.83315</text:p>
          </table:table-cell>
          <table:table-cell table:formula="of:=[.G491]-[.B636]" office:value-type="float" office:value="7.65883994102478" calcext:value-type="float">
            <text:p>7.65883994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69881.94904" calcext:value-type="float">
            <text:p>1442769881.94904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7.4786298274994" calcext:value-type="float">
            <text:p>17.4786298275</text:p>
          </table:table-cell>
          <table:table-cell table:formula="of:=[.C492]/([.D492]-[.D491])" office:value-type="float" office:value="777726.287939169" calcext:value-type="float">
            <text:p>777726.287939169</text:p>
          </table:table-cell>
          <table:table-cell/>
          <table:table-cell office:value-type="float" office:value="1442769890.83667" calcext:value-type="float">
            <text:p>1442769890.83667</text:p>
          </table:table-cell>
          <table:table-cell table:formula="of:=[.G492]-[.B637]" office:value-type="float" office:value="7.6540699005127" calcext:value-type="float">
            <text:p>7.654069900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69881.95944" calcext:value-type="float">
            <text:p>1442769881.95944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7.4890298843384" calcext:value-type="float">
            <text:p>17.4890298843</text:p>
          </table:table-cell>
          <table:table-cell table:formula="of:=[.C493]/([.D493]-[.D492])" office:value-type="float" office:value="778457.283968731" calcext:value-type="float">
            <text:p>778457.283968731</text:p>
          </table:table-cell>
          <table:table-cell/>
          <table:table-cell office:value-type="float" office:value="1442769890.8402" calcext:value-type="float">
            <text:p>1442769890.8402</text:p>
          </table:table-cell>
          <table:table-cell table:formula="of:=[.G493]-[.B638]" office:value-type="float" office:value="7.64930987358093" calcext:value-type="float">
            <text:p>7.649309873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69881.96986" calcext:value-type="float">
            <text:p>1442769881.96986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7.499449968338" calcext:value-type="float">
            <text:p>17.4994499683</text:p>
          </table:table-cell>
          <table:table-cell table:formula="of:=[.C494]/([.D494]-[.D493])" office:value-type="float" office:value="776961.107058689" calcext:value-type="float">
            <text:p>776961.107058689</text:p>
          </table:table-cell>
          <table:table-cell/>
          <table:table-cell office:value-type="float" office:value="1442769890.84373" calcext:value-type="float">
            <text:p>1442769890.84373</text:p>
          </table:table-cell>
          <table:table-cell table:formula="of:=[.G494]-[.B639]" office:value-type="float" office:value="7.64455008506775" calcext:value-type="float">
            <text:p>7.644550085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69881.98024" calcext:value-type="float">
            <text:p>1442769881.98024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7.5098299980164" calcext:value-type="float">
            <text:p>17.509829998</text:p>
          </table:table-cell>
          <table:table-cell table:formula="of:=[.C495]/([.D495]-[.D494])" office:value-type="float" office:value="779959.234306452" calcext:value-type="float">
            <text:p>779959.234306452</text:p>
          </table:table-cell>
          <table:table-cell/>
          <table:table-cell office:value-type="float" office:value="1442769890.85288" calcext:value-type="float">
            <text:p>1442769890.85288</text:p>
          </table:table-cell>
          <table:table-cell table:formula="of:=[.G495]-[.B640]" office:value-type="float" office:value="7.64540004730225" calcext:value-type="float">
            <text:p>7.645400047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69881.99073" calcext:value-type="float">
            <text:p>1442769881.99073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7.5203199386597" calcext:value-type="float">
            <text:p>17.5203199387</text:p>
          </table:table-cell>
          <table:table-cell table:formula="of:=[.C496]/([.D496]-[.D495])" office:value-type="float" office:value="771787.017228056" calcext:value-type="float">
            <text:p>771787.017228056</text:p>
          </table:table-cell>
          <table:table-cell/>
          <table:table-cell office:value-type="float" office:value="1442769890.85641" calcext:value-type="float">
            <text:p>1442769890.85641</text:p>
          </table:table-cell>
          <table:table-cell table:formula="of:=[.G496]-[.B641]" office:value-type="float" office:value="7.64065003395081" calcext:value-type="float">
            <text:p>7.64065003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69882.0018" calcext:value-type="float">
            <text:p>1442769882.0018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7.5313899517059" calcext:value-type="float">
            <text:p>17.5313899517</text:p>
          </table:table-cell>
          <table:table-cell table:formula="of:=[.C497]/([.D497]-[.D496])" office:value-type="float" office:value="731345.118218432" calcext:value-type="float">
            <text:p>731345.118218432</text:p>
          </table:table-cell>
          <table:table-cell/>
          <table:table-cell office:value-type="float" office:value="1442769890.85993" calcext:value-type="float">
            <text:p>1442769890.85993</text:p>
          </table:table-cell>
          <table:table-cell table:formula="of:=[.G497]-[.B642]" office:value-type="float" office:value="7.63589000701904" calcext:value-type="float">
            <text:p>7.63589000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69882.01021" calcext:value-type="float">
            <text:p>1442769882.01021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7.5397999286652" calcext:value-type="float">
            <text:p>17.5397999287</text:p>
          </table:table-cell>
          <table:table-cell table:formula="of:=[.C498]/([.D498]-[.D497])" office:value-type="float" office:value="962666.133242615" calcext:value-type="float">
            <text:p>962666.133242615</text:p>
          </table:table-cell>
          <table:table-cell/>
          <table:table-cell office:value-type="float" office:value="1442769890.87979" calcext:value-type="float">
            <text:p>1442769890.87979</text:p>
          </table:table-cell>
          <table:table-cell table:formula="of:=[.G498]-[.B643]" office:value-type="float" office:value="7.64750003814697" calcext:value-type="float">
            <text:p>7.647500038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69882.01868" calcext:value-type="float">
            <text:p>1442769882.01868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7.5482699871063" calcext:value-type="float">
            <text:p>17.5482699871</text:p>
          </table:table-cell>
          <table:table-cell table:formula="of:=[.C499]/([.D499]-[.D498])" office:value-type="float" office:value="955837.560772392" calcext:value-type="float">
            <text:p>955837.560772392</text:p>
          </table:table-cell>
          <table:table-cell/>
          <table:table-cell office:value-type="float" office:value="1442769890.88333" calcext:value-type="float">
            <text:p>1442769890.88333</text:p>
          </table:table-cell>
          <table:table-cell table:formula="of:=[.G499]-[.B644]" office:value-type="float" office:value="7.64274001121521" calcext:value-type="float">
            <text:p>7.6427400112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69882.02714" calcext:value-type="float">
            <text:p>1442769882.02714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7.5567297935486" calcext:value-type="float">
            <text:p>17.5567297935</text:p>
          </table:table-cell>
          <table:table-cell table:formula="of:=[.C500]/([.D500]-[.D499])" office:value-type="float" office:value="956995.890539131" calcext:value-type="float">
            <text:p>956995.890539131</text:p>
          </table:table-cell>
          <table:table-cell/>
          <table:table-cell office:value-type="float" office:value="1442769890.88685" calcext:value-type="float">
            <text:p>1442769890.88685</text:p>
          </table:table-cell>
          <table:table-cell table:formula="of:=[.G500]-[.B645]" office:value-type="float" office:value="7.6379702091217" calcext:value-type="float">
            <text:p>7.637970209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69882.0356" calcext:value-type="float">
            <text:p>1442769882.0356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7.5651898384094" calcext:value-type="float">
            <text:p>17.5651898384</text:p>
          </table:table-cell>
          <table:table-cell table:formula="of:=[.C501]/([.D501]-[.D500])" office:value-type="float" office:value="956968.920753016" calcext:value-type="float">
            <text:p>956968.920753016</text:p>
          </table:table-cell>
          <table:table-cell/>
          <table:table-cell office:value-type="float" office:value="1442769890.91731" calcext:value-type="float">
            <text:p>1442769890.91731</text:p>
          </table:table-cell>
          <table:table-cell table:formula="of:=[.G501]-[.B646]" office:value-type="float" office:value="7.66016006469727" calcext:value-type="float">
            <text:p>7.66016006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69882.04408" calcext:value-type="float">
            <text:p>1442769882.04408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7.5736699104309" calcext:value-type="float">
            <text:p>17.5736699104</text:p>
          </table:table-cell>
          <table:table-cell table:formula="of:=[.C502]/([.D502]-[.D501])" office:value-type="float" office:value="954708.872694557" calcext:value-type="float">
            <text:p>954708.872694557</text:p>
          </table:table-cell>
          <table:table-cell/>
          <table:table-cell office:value-type="float" office:value="1442769890.92084" calcext:value-type="float">
            <text:p>1442769890.92084</text:p>
          </table:table-cell>
          <table:table-cell table:formula="of:=[.G502]-[.B647]" office:value-type="float" office:value="7.65539002418518" calcext:value-type="float">
            <text:p>7.655390024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69882.05247" calcext:value-type="float">
            <text:p>1442769882.05247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7.5820598602295" calcext:value-type="float">
            <text:p>17.5820598602</text:p>
          </table:table-cell>
          <table:table-cell table:formula="of:=[.C503]/([.D503]-[.D502])" office:value-type="float" office:value="964964.05751634" calcext:value-type="float">
            <text:p>964964.05751634</text:p>
          </table:table-cell>
          <table:table-cell/>
          <table:table-cell office:value-type="float" office:value="1442769890.92437" calcext:value-type="float">
            <text:p>1442769890.92437</text:p>
          </table:table-cell>
          <table:table-cell table:formula="of:=[.G503]-[.B648]" office:value-type="float" office:value="7.65062999725342" calcext:value-type="float">
            <text:p>7.650629997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69882.06098" calcext:value-type="float">
            <text:p>1442769882.06098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7.5905699729919" calcext:value-type="float">
            <text:p>17.590569973</text:p>
          </table:table-cell>
          <table:table-cell table:formula="of:=[.C504]/([.D504]-[.D503])" office:value-type="float" office:value="951338.745559478" calcext:value-type="float">
            <text:p>951338.745559478</text:p>
          </table:table-cell>
          <table:table-cell/>
          <table:table-cell office:value-type="float" office:value="1442769890.9279" calcext:value-type="float">
            <text:p>1442769890.9279</text:p>
          </table:table-cell>
          <table:table-cell table:formula="of:=[.G504]-[.B649]" office:value-type="float" office:value="7.64585995674133" calcext:value-type="float">
            <text:p>7.645859956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69882.06944" calcext:value-type="float">
            <text:p>1442769882.06944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7.5990297794342" calcext:value-type="float">
            <text:p>17.5990297794</text:p>
          </table:table-cell>
          <table:table-cell table:formula="of:=[.C505]/([.D505]-[.D504])" office:value-type="float" office:value="956995.890539131" calcext:value-type="float">
            <text:p>956995.890539131</text:p>
          </table:table-cell>
          <table:table-cell/>
          <table:table-cell office:value-type="float" office:value="1442769890.93143" calcext:value-type="float">
            <text:p>1442769890.93143</text:p>
          </table:table-cell>
          <table:table-cell table:formula="of:=[.G505]-[.B650]" office:value-type="float" office:value="7.64110016822815" calcext:value-type="float">
            <text:p>7.641100168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69882.07791" calcext:value-type="float">
            <text:p>1442769882.07791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7.6074998378754" calcext:value-type="float">
            <text:p>17.6074998379</text:p>
          </table:table-cell>
          <table:table-cell table:formula="of:=[.C506]/([.D506]-[.D505])" office:value-type="float" office:value="955837.560772392" calcext:value-type="float">
            <text:p>955837.560772392</text:p>
          </table:table-cell>
          <table:table-cell/>
          <table:table-cell office:value-type="float" office:value="1442769890.94527" calcext:value-type="float">
            <text:p>1442769890.94527</text:p>
          </table:table-cell>
          <table:table-cell table:formula="of:=[.G506]-[.B651]" office:value-type="float" office:value="7.64669013023376" calcext:value-type="float">
            <text:p>7.646690130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69882.08645" calcext:value-type="float">
            <text:p>1442769882.08645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7.6160399913788" calcext:value-type="float">
            <text:p>17.6160399914</text:p>
          </table:table-cell>
          <table:table-cell table:formula="of:=[.C507]/([.D507]-[.D506])" office:value-type="float" office:value="947992.32786153" calcext:value-type="float">
            <text:p>947992.32786153</text:p>
          </table:table-cell>
          <table:table-cell/>
          <table:table-cell office:value-type="float" office:value="1442769890.9488" calcext:value-type="float">
            <text:p>1442769890.9488</text:p>
          </table:table-cell>
          <table:table-cell table:formula="of:=[.G507]-[.B652]" office:value-type="float" office:value="7.64197015762329" calcext:value-type="float">
            <text:p>7.641970157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69882.09492" calcext:value-type="float">
            <text:p>1442769882.09492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7.6245098114014" calcext:value-type="float">
            <text:p>17.6245098114</text:p>
          </table:table-cell>
          <table:table-cell table:formula="of:=[.C508]/([.D508]-[.D507])" office:value-type="float" office:value="955864.466826179" calcext:value-type="float">
            <text:p>955864.466826179</text:p>
          </table:table-cell>
          <table:table-cell/>
          <table:table-cell office:value-type="float" office:value="1442769890.95234" calcext:value-type="float">
            <text:p>1442769890.95234</text:p>
          </table:table-cell>
          <table:table-cell table:formula="of:=[.G508]-[.B653]" office:value-type="float" office:value="7.63726997375488" calcext:value-type="float">
            <text:p>7.637269973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69882.10335" calcext:value-type="float">
            <text:p>1442769882.10335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7.6329398155212" calcext:value-type="float">
            <text:p>17.6329398155</text:p>
          </table:table-cell>
          <table:table-cell table:formula="of:=[.C509]/([.D509]-[.D508])" office:value-type="float" office:value="960379.127326206" calcext:value-type="float">
            <text:p>960379.127326206</text:p>
          </table:table-cell>
          <table:table-cell/>
          <table:table-cell office:value-type="float" office:value="1442769890.97257" calcext:value-type="float">
            <text:p>1442769890.97257</text:p>
          </table:table-cell>
          <table:table-cell table:formula="of:=[.G509]-[.B654]" office:value-type="float" office:value="7.64925003051758" calcext:value-type="float">
            <text:p>7.649250030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69882.1118" calcext:value-type="float">
            <text:p>1442769882.1118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7.6413898468018" calcext:value-type="float">
            <text:p>17.6413898468</text:p>
          </table:table-cell>
          <table:table-cell table:formula="of:=[.C510]/([.D510]-[.D509])" office:value-type="float" office:value="958102.96213532" calcext:value-type="float">
            <text:p>958102.96213532</text:p>
          </table:table-cell>
          <table:table-cell/>
          <table:table-cell office:value-type="float" office:value="1442769890.9761" calcext:value-type="float">
            <text:p>1442769890.9761</text:p>
          </table:table-cell>
          <table:table-cell table:formula="of:=[.G510]-[.B655]" office:value-type="float" office:value="7.64454007148743" calcext:value-type="float">
            <text:p>7.644540071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69882.12026" calcext:value-type="float">
            <text:p>1442769882.12026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7.6498498916626" calcext:value-type="float">
            <text:p>17.6498498917</text:p>
          </table:table-cell>
          <table:table-cell table:formula="of:=[.C511]/([.D511]-[.D510])" office:value-type="float" office:value="956968.920753016" calcext:value-type="float">
            <text:p>956968.920753016</text:p>
          </table:table-cell>
          <table:table-cell/>
          <table:table-cell office:value-type="float" office:value="1442769890.97962" calcext:value-type="float">
            <text:p>1442769890.97962</text:p>
          </table:table-cell>
          <table:table-cell table:formula="of:=[.G511]-[.B656]" office:value-type="float" office:value="7.63977003097534" calcext:value-type="float">
            <text:p>7.63977003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69882.12872" calcext:value-type="float">
            <text:p>1442769882.12872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7.6583099365234" calcext:value-type="float">
            <text:p>17.6583099365</text:p>
          </table:table-cell>
          <table:table-cell table:formula="of:=[.C512]/([.D512]-[.D511])" office:value-type="float" office:value="956968.920753016" calcext:value-type="float">
            <text:p>956968.920753016</text:p>
          </table:table-cell>
          <table:table-cell/>
          <table:table-cell office:value-type="float" office:value="1442769891.02701" calcext:value-type="float">
            <text:p>1442769891.02701</text:p>
          </table:table-cell>
          <table:table-cell table:formula="of:=[.G512]-[.B657]" office:value-type="float" office:value="7.67888998985291" calcext:value-type="float">
            <text:p>7.678889989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69882.13718" calcext:value-type="float">
            <text:p>1442769882.13718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7.6667699813843" calcext:value-type="float">
            <text:p>17.6667699814</text:p>
          </table:table-cell>
          <table:table-cell table:formula="of:=[.C513]/([.D513]-[.D512])" office:value-type="float" office:value="956968.920753016" calcext:value-type="float">
            <text:p>956968.920753016</text:p>
          </table:table-cell>
          <table:table-cell/>
          <table:table-cell office:value-type="float" office:value="1442769891.03043" calcext:value-type="float">
            <text:p>1442769891.03043</text:p>
          </table:table-cell>
          <table:table-cell table:formula="of:=[.G513]-[.B658]" office:value-type="float" office:value="7.67409014701843" calcext:value-type="float">
            <text:p>7.67409014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69882.1457" calcext:value-type="float">
            <text:p>1442769882.1457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7.6752898693085" calcext:value-type="float">
            <text:p>17.6752898693</text:p>
          </table:table-cell>
          <table:table-cell table:formula="of:=[.C514]/([.D514]-[.D513])" office:value-type="float" office:value="950247.241751784" calcext:value-type="float">
            <text:p>950247.241751784</text:p>
          </table:table-cell>
          <table:table-cell/>
          <table:table-cell office:value-type="float" office:value="1442769891.03384" calcext:value-type="float">
            <text:p>1442769891.03384</text:p>
          </table:table-cell>
          <table:table-cell table:formula="of:=[.G514]-[.B659]" office:value-type="float" office:value="7.66923999786377" calcext:value-type="float">
            <text:p>7.669239997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69882.15461" calcext:value-type="float">
            <text:p>1442769882.15461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7.6841998100281" calcext:value-type="float">
            <text:p>17.68419981</text:p>
          </table:table-cell>
          <table:table-cell table:formula="of:=[.C515]/([.D515]-[.D514])" office:value-type="float" office:value="908648.020764764" calcext:value-type="float">
            <text:p>908648.020764764</text:p>
          </table:table-cell>
          <table:table-cell/>
          <table:table-cell office:value-type="float" office:value="1442769891.03726" calcext:value-type="float">
            <text:p>1442769891.03726</text:p>
          </table:table-cell>
          <table:table-cell table:formula="of:=[.G515]-[.B660]" office:value-type="float" office:value="7.66441011428833" calcext:value-type="float">
            <text:p>7.664410114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69882.16308" calcext:value-type="float">
            <text:p>1442769882.16308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7.6926698684692" calcext:value-type="float">
            <text:p>17.6926698685</text:p>
          </table:table-cell>
          <table:table-cell table:formula="of:=[.C516]/([.D516]-[.D515])" office:value-type="float" office:value="955837.560772392" calcext:value-type="float">
            <text:p>955837.560772392</text:p>
          </table:table-cell>
          <table:table-cell/>
          <table:table-cell office:value-type="float" office:value="1442769891.04068" calcext:value-type="float">
            <text:p>1442769891.04068</text:p>
          </table:table-cell>
          <table:table-cell table:formula="of:=[.G516]-[.B661]" office:value-type="float" office:value="7.65959000587463" calcext:value-type="float">
            <text:p>7.659590005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69882.17155" calcext:value-type="float">
            <text:p>1442769882.17155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7.7011399269104" calcext:value-type="float">
            <text:p>17.7011399269</text:p>
          </table:table-cell>
          <table:table-cell table:formula="of:=[.C517]/([.D517]-[.D516])" office:value-type="float" office:value="955837.560772392" calcext:value-type="float">
            <text:p>955837.560772392</text:p>
          </table:table-cell>
          <table:table-cell/>
          <table:table-cell office:value-type="float" office:value="1442769891.0441" calcext:value-type="float">
            <text:p>1442769891.0441</text:p>
          </table:table-cell>
          <table:table-cell table:formula="of:=[.G517]-[.B662]" office:value-type="float" office:value="7.65473008155823" calcext:value-type="float">
            <text:p>7.65473008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69882.18001" calcext:value-type="float">
            <text:p>1442769882.18001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7.7095999717712" calcext:value-type="float">
            <text:p>17.7095999718</text:p>
          </table:table-cell>
          <table:table-cell table:formula="of:=[.C518]/([.D518]-[.D517])" office:value-type="float" office:value="956968.920753016" calcext:value-type="float">
            <text:p>956968.920753016</text:p>
          </table:table-cell>
          <table:table-cell/>
          <table:table-cell office:value-type="float" office:value="1442769891.05498" calcext:value-type="float">
            <text:p>1442769891.05498</text:p>
          </table:table-cell>
          <table:table-cell table:formula="of:=[.G518]-[.B663]" office:value-type="float" office:value="7.65732002258301" calcext:value-type="float">
            <text:p>7.657320022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69882.18847" calcext:value-type="float">
            <text:p>1442769882.18847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7.7180597782135" calcext:value-type="float">
            <text:p>17.7180597782</text:p>
          </table:table-cell>
          <table:table-cell table:formula="of:=[.C519]/([.D519]-[.D518])" office:value-type="float" office:value="956995.890539131" calcext:value-type="float">
            <text:p>956995.890539131</text:p>
          </table:table-cell>
          <table:table-cell/>
          <table:table-cell office:value-type="float" office:value="1442769891.05838" calcext:value-type="float">
            <text:p>1442769891.05838</text:p>
          </table:table-cell>
          <table:table-cell table:formula="of:=[.G519]-[.B664]" office:value-type="float" office:value="7.65241980552673" calcext:value-type="float">
            <text:p>7.652419805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69882.1969" calcext:value-type="float">
            <text:p>1442769882.1969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7.7264897823334" calcext:value-type="float">
            <text:p>17.7264897823</text:p>
          </table:table-cell>
          <table:table-cell table:formula="of:=[.C520]/([.D520]-[.D519])" office:value-type="float" office:value="960379.127326206" calcext:value-type="float">
            <text:p>960379.127326206</text:p>
          </table:table-cell>
          <table:table-cell/>
          <table:table-cell office:value-type="float" office:value="1442769891.0618" calcext:value-type="float">
            <text:p>1442769891.0618</text:p>
          </table:table-cell>
          <table:table-cell table:formula="of:=[.G520]-[.B665]" office:value-type="float" office:value="7.64746999740601" calcext:value-type="float">
            <text:p>7.647469997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69882.20538" calcext:value-type="float">
            <text:p>1442769882.20538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7.7349698543549" calcext:value-type="float">
            <text:p>17.7349698544</text:p>
          </table:table-cell>
          <table:table-cell table:formula="of:=[.C521]/([.D521]-[.D520])" office:value-type="float" office:value="954708.872694557" calcext:value-type="float">
            <text:p>954708.872694557</text:p>
          </table:table-cell>
          <table:table-cell/>
          <table:table-cell office:value-type="float" office:value="1442769891.08253" calcext:value-type="float">
            <text:p>1442769891.08253</text:p>
          </table:table-cell>
          <table:table-cell table:formula="of:=[.G521]-[.B666]" office:value-type="float" office:value="7.65986013412476" calcext:value-type="float">
            <text:p>7.6598601341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69882.21384" calcext:value-type="float">
            <text:p>1442769882.21384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7.7434298992157" calcext:value-type="float">
            <text:p>17.7434298992</text:p>
          </table:table-cell>
          <table:table-cell table:formula="of:=[.C522]/([.D522]-[.D521])" office:value-type="float" office:value="956968.920753016" calcext:value-type="float">
            <text:p>956968.920753016</text:p>
          </table:table-cell>
          <table:table-cell/>
          <table:table-cell office:value-type="float" office:value="1442769891.08596" calcext:value-type="float">
            <text:p>1442769891.08596</text:p>
          </table:table-cell>
          <table:table-cell table:formula="of:=[.G522]-[.B667]" office:value-type="float" office:value="7.6549699306488" calcext:value-type="float">
            <text:p>7.6549699306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69882.22228" calcext:value-type="float">
            <text:p>1442769882.22228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7.7518699169159" calcext:value-type="float">
            <text:p>17.7518699169</text:p>
          </table:table-cell>
          <table:table-cell table:formula="of:=[.C523]/([.D523]-[.D522])" office:value-type="float" office:value="959239.694463277" calcext:value-type="float">
            <text:p>959239.694463277</text:p>
          </table:table-cell>
          <table:table-cell/>
          <table:table-cell office:value-type="float" office:value="1442769891.08939" calcext:value-type="float">
            <text:p>1442769891.08939</text:p>
          </table:table-cell>
          <table:table-cell table:formula="of:=[.G523]-[.B668]" office:value-type="float" office:value="7.65007996559143" calcext:value-type="float">
            <text:p>7.65007996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69882.23073" calcext:value-type="float">
            <text:p>1442769882.23073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7.7603199481964" calcext:value-type="float">
            <text:p>17.7603199482</text:p>
          </table:table-cell>
          <table:table-cell table:formula="of:=[.C524]/([.D524]-[.D523])" office:value-type="float" office:value="958102.96213532" calcext:value-type="float">
            <text:p>958102.96213532</text:p>
          </table:table-cell>
          <table:table-cell/>
          <table:table-cell office:value-type="float" office:value="1442769891.11835" calcext:value-type="float">
            <text:p>1442769891.11835</text:p>
          </table:table-cell>
          <table:table-cell table:formula="of:=[.G524]-[.B669]" office:value-type="float" office:value="7.6707501411438" calcext:value-type="float">
            <text:p>7.670750141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69882.23914" calcext:value-type="float">
            <text:p>1442769882.23914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7.7687299251556" calcext:value-type="float">
            <text:p>17.7687299252</text:p>
          </table:table-cell>
          <table:table-cell table:formula="of:=[.C525]/([.D525]-[.D524])" office:value-type="float" office:value="962666.133242615" calcext:value-type="float">
            <text:p>962666.133242615</text:p>
          </table:table-cell>
          <table:table-cell/>
          <table:table-cell office:value-type="float" office:value="1442769891.12177" calcext:value-type="float">
            <text:p>1442769891.12177</text:p>
          </table:table-cell>
          <table:table-cell table:formula="of:=[.G525]-[.B670]" office:value-type="float" office:value="7.6658399105072" calcext:value-type="float">
            <text:p>7.6658399105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69882.24762" calcext:value-type="float">
            <text:p>1442769882.24762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7.7772099971771" calcext:value-type="float">
            <text:p>17.7772099972</text:p>
          </table:table-cell>
          <table:table-cell table:formula="of:=[.C526]/([.D526]-[.D525])" office:value-type="float" office:value="954708.872694557" calcext:value-type="float">
            <text:p>954708.872694557</text:p>
          </table:table-cell>
          <table:table-cell/>
          <table:table-cell office:value-type="float" office:value="1442769891.12519" calcext:value-type="float">
            <text:p>1442769891.12519</text:p>
          </table:table-cell>
          <table:table-cell table:formula="of:=[.G526]-[.B671]" office:value-type="float" office:value="7.66093993186951" calcext:value-type="float">
            <text:p>7.6609399319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69882.25605" calcext:value-type="float">
            <text:p>1442769882.25605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7.785640001297" calcext:value-type="float">
            <text:p>17.7856400013</text:p>
          </table:table-cell>
          <table:table-cell table:formula="of:=[.C527]/([.D527]-[.D526])" office:value-type="float" office:value="960379.127326206" calcext:value-type="float">
            <text:p>960379.127326206</text:p>
          </table:table-cell>
          <table:table-cell/>
          <table:table-cell office:value-type="float" office:value="1442769891.12865" calcext:value-type="float">
            <text:p>1442769891.12865</text:p>
          </table:table-cell>
          <table:table-cell table:formula="of:=[.G527]-[.B672]" office:value-type="float" office:value="7.6560800075531" calcext:value-type="float">
            <text:p>7.656080007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69882.2645" calcext:value-type="float">
            <text:p>1442769882.2645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7.7940897941589" calcext:value-type="float">
            <text:p>17.7940897942</text:p>
          </table:table-cell>
          <table:table-cell table:formula="of:=[.C528]/([.D528]-[.D527])" office:value-type="float" office:value="958129.995880477" calcext:value-type="float">
            <text:p>958129.995880477</text:p>
          </table:table-cell>
          <table:table-cell/>
          <table:table-cell office:value-type="float" office:value="1442769891.13207" calcext:value-type="float">
            <text:p>1442769891.13207</text:p>
          </table:table-cell>
          <table:table-cell table:formula="of:=[.G528]-[.B673]" office:value-type="float" office:value="7.65119004249573" calcext:value-type="float">
            <text:p>7.651190042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69882.27293" calcext:value-type="float">
            <text:p>1442769882.27293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7.8025197982788" calcext:value-type="float">
            <text:p>17.8025197983</text:p>
          </table:table-cell>
          <table:table-cell table:formula="of:=[.C529]/([.D529]-[.D528])" office:value-type="float" office:value="960379.127326206" calcext:value-type="float">
            <text:p>960379.127326206</text:p>
          </table:table-cell>
          <table:table-cell/>
          <table:table-cell office:value-type="float" office:value="1442769891.14634" calcext:value-type="float">
            <text:p>1442769891.14634</text:p>
          </table:table-cell>
          <table:table-cell table:formula="of:=[.G529]-[.B674]" office:value-type="float" office:value="7.65713977813721" calcext:value-type="float">
            <text:p>7.657139778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69882.28136" calcext:value-type="float">
            <text:p>1442769882.28136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7.8109498023987" calcext:value-type="float">
            <text:p>17.8109498024</text:p>
          </table:table-cell>
          <table:table-cell table:formula="of:=[.C530]/([.D530]-[.D529])" office:value-type="float" office:value="960379.127326206" calcext:value-type="float">
            <text:p>960379.127326206</text:p>
          </table:table-cell>
          <table:table-cell/>
          <table:table-cell office:value-type="float" office:value="1442769891.14976" calcext:value-type="float">
            <text:p>1442769891.14976</text:p>
          </table:table-cell>
          <table:table-cell table:formula="of:=[.G530]-[.B675]" office:value-type="float" office:value="7.65224003791809" calcext:value-type="float">
            <text:p>7.652240037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69882.28979" calcext:value-type="float">
            <text:p>1442769882.28979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7.8193798065186" calcext:value-type="float">
            <text:p>17.8193798065</text:p>
          </table:table-cell>
          <table:table-cell table:formula="of:=[.C531]/([.D531]-[.D530])" office:value-type="float" office:value="960379.127326206" calcext:value-type="float">
            <text:p>960379.127326206</text:p>
          </table:table-cell>
          <table:table-cell/>
          <table:table-cell office:value-type="float" office:value="1442769891.1532" calcext:value-type="float">
            <text:p>1442769891.1532</text:p>
          </table:table-cell>
          <table:table-cell table:formula="of:=[.G531]-[.B676]" office:value-type="float" office:value="7.64731979370117" calcext:value-type="float">
            <text:p>7.6473197937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69882.29823" calcext:value-type="float">
            <text:p>1442769882.29823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7.8278198242187" calcext:value-type="float">
            <text:p>17.8278198242</text:p>
          </table:table-cell>
          <table:table-cell table:formula="of:=[.C532]/([.D532]-[.D531])" office:value-type="float" office:value="959239.694463277" calcext:value-type="float">
            <text:p>959239.694463277</text:p>
          </table:table-cell>
          <table:table-cell/>
          <table:table-cell office:value-type="float" office:value="1442769891.15663" calcext:value-type="float">
            <text:p>1442769891.15663</text:p>
          </table:table-cell>
          <table:table-cell table:formula="of:=[.G532]-[.B677]" office:value-type="float" office:value="7.64237999916077" calcext:value-type="float">
            <text:p>7.642379999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69882.30666" calcext:value-type="float">
            <text:p>1442769882.30666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7.8362498283386" calcext:value-type="float">
            <text:p>17.8362498283</text:p>
          </table:table-cell>
          <table:table-cell table:formula="of:=[.C533]/([.D533]-[.D532])" office:value-type="float" office:value="960379.127326206" calcext:value-type="float">
            <text:p>960379.127326206</text:p>
          </table:table-cell>
          <table:table-cell/>
          <table:table-cell office:value-type="float" office:value="1442769891.16005" calcext:value-type="float">
            <text:p>1442769891.16005</text:p>
          </table:table-cell>
          <table:table-cell table:formula="of:=[.G533]-[.B678]" office:value-type="float" office:value="7.6374499797821" calcext:value-type="float">
            <text:p>7.637449979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69882.31509" calcext:value-type="float">
            <text:p>1442769882.31509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7.8446798324585" calcext:value-type="float">
            <text:p>17.8446798325</text:p>
          </table:table-cell>
          <table:table-cell table:formula="of:=[.C534]/([.D534]-[.D533])" office:value-type="float" office:value="960379.127326206" calcext:value-type="float">
            <text:p>960379.127326206</text:p>
          </table:table-cell>
          <table:table-cell/>
          <table:table-cell office:value-type="float" office:value="1442769891.17371" calcext:value-type="float">
            <text:p>1442769891.17371</text:p>
          </table:table-cell>
          <table:table-cell table:formula="of:=[.G534]-[.B679]" office:value-type="float" office:value="7.64277005195618" calcext:value-type="float">
            <text:p>7.64277005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69882.32351" calcext:value-type="float">
            <text:p>1442769882.32351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7.853099822998" calcext:value-type="float">
            <text:p>17.853099823</text:p>
          </table:table-cell>
          <table:table-cell table:formula="of:=[.C535]/([.D535]-[.D534])" office:value-type="float" office:value="961521.270359044" calcext:value-type="float">
            <text:p>961521.270359044</text:p>
          </table:table-cell>
          <table:table-cell/>
          <table:table-cell office:value-type="float" office:value="1442769891.17714" calcext:value-type="float">
            <text:p>1442769891.17714</text:p>
          </table:table-cell>
          <table:table-cell table:formula="of:=[.G535]-[.B680]" office:value-type="float" office:value="7.63789010047913" calcext:value-type="float">
            <text:p>7.6378901005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69882.33194" calcext:value-type="float">
            <text:p>1442769882.33194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7.8615298271179" calcext:value-type="float">
            <text:p>17.8615298271</text:p>
          </table:table-cell>
          <table:table-cell table:formula="of:=[.C536]/([.D536]-[.D535])" office:value-type="float" office:value="960379.127326206" calcext:value-type="float">
            <text:p>960379.127326206</text:p>
          </table:table-cell>
          <table:table-cell/>
          <table:table-cell office:value-type="float" office:value="1442769891.22799" calcext:value-type="float">
            <text:p>1442769891.22799</text:p>
          </table:table-cell>
          <table:table-cell table:formula="of:=[.G536]-[.B681]" office:value-type="float" office:value="7.680419921875" calcext:value-type="float">
            <text:p>7.6804199219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69882.34036" calcext:value-type="float">
            <text:p>1442769882.34036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7.8699498176575" calcext:value-type="float">
            <text:p>17.8699498177</text:p>
          </table:table-cell>
          <table:table-cell table:formula="of:=[.C537]/([.D537]-[.D536])" office:value-type="float" office:value="961521.270359044" calcext:value-type="float">
            <text:p>961521.270359044</text:p>
          </table:table-cell>
          <table:table-cell/>
          <table:table-cell office:value-type="float" office:value="1442769891.23141" calcext:value-type="float">
            <text:p>1442769891.23141</text:p>
          </table:table-cell>
          <table:table-cell table:formula="of:=[.G537]-[.B682]" office:value-type="float" office:value="7.67553997039795" calcext:value-type="float">
            <text:p>7.675539970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69882.34878" calcext:value-type="float">
            <text:p>1442769882.34878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7.878369808197" calcext:value-type="float">
            <text:p>17.8783698082</text:p>
          </table:table-cell>
          <table:table-cell table:formula="of:=[.C538]/([.D538]-[.D537])" office:value-type="float" office:value="961521.270359044" calcext:value-type="float">
            <text:p>961521.270359044</text:p>
          </table:table-cell>
          <table:table-cell/>
          <table:table-cell office:value-type="float" office:value="1442769891.23482" calcext:value-type="float">
            <text:p>1442769891.23482</text:p>
          </table:table-cell>
          <table:table-cell table:formula="of:=[.G538]-[.B683]" office:value-type="float" office:value="7.67065000534058" calcext:value-type="float">
            <text:p>7.6706500053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69882.35722" calcext:value-type="float">
            <text:p>1442769882.35722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7.8868098258972" calcext:value-type="float">
            <text:p>17.8868098259</text:p>
          </table:table-cell>
          <table:table-cell table:formula="of:=[.C539]/([.D539]-[.D538])" office:value-type="float" office:value="959239.694463277" calcext:value-type="float">
            <text:p>959239.694463277</text:p>
          </table:table-cell>
          <table:table-cell/>
          <table:table-cell office:value-type="float" office:value="1442769891.23824" calcext:value-type="float">
            <text:p>1442769891.23824</text:p>
          </table:table-cell>
          <table:table-cell table:formula="of:=[.G539]-[.B684]" office:value-type="float" office:value="7.66580009460449" calcext:value-type="float">
            <text:p>7.665800094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69882.36569" calcext:value-type="float">
            <text:p>1442769882.36569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7.8952798843384" calcext:value-type="float">
            <text:p>17.8952798843</text:p>
          </table:table-cell>
          <table:table-cell table:formula="of:=[.C540]/([.D540]-[.D539])" office:value-type="float" office:value="955837.560772392" calcext:value-type="float">
            <text:p>955837.560772392</text:p>
          </table:table-cell>
          <table:table-cell/>
          <table:table-cell office:value-type="float" office:value="1442769891.24167" calcext:value-type="float">
            <text:p>1442769891.24167</text:p>
          </table:table-cell>
          <table:table-cell table:formula="of:=[.G540]-[.B685]" office:value-type="float" office:value="7.66091990470886" calcext:value-type="float">
            <text:p>7.6609199047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69882.37412" calcext:value-type="float">
            <text:p>1442769882.37412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7.9037098884583" calcext:value-type="float">
            <text:p>17.9037098885</text:p>
          </table:table-cell>
          <table:table-cell table:formula="of:=[.C541]/([.D541]-[.D540])" office:value-type="float" office:value="960379.127326206" calcext:value-type="float">
            <text:p>960379.127326206</text:p>
          </table:table-cell>
          <table:table-cell/>
          <table:table-cell office:value-type="float" office:value="1442769891.24509" calcext:value-type="float">
            <text:p>1442769891.24509</text:p>
          </table:table-cell>
          <table:table-cell table:formula="of:=[.G541]-[.B686]" office:value-type="float" office:value="7.65601992607117" calcext:value-type="float">
            <text:p>7.656019926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69882.38256" calcext:value-type="float">
            <text:p>1442769882.38256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7.9121499061584" calcext:value-type="float">
            <text:p>17.9121499062</text:p>
          </table:table-cell>
          <table:table-cell table:formula="of:=[.C542]/([.D542]-[.D541])" office:value-type="float" office:value="959239.694463277" calcext:value-type="float">
            <text:p>959239.694463277</text:p>
          </table:table-cell>
          <table:table-cell/>
          <table:table-cell office:value-type="float" office:value="1442769891.25664" calcext:value-type="float">
            <text:p>1442769891.25664</text:p>
          </table:table-cell>
          <table:table-cell table:formula="of:=[.G542]-[.B687]" office:value-type="float" office:value="7.65926003456116" calcext:value-type="float">
            <text:p>7.6592600346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69882.39099" calcext:value-type="float">
            <text:p>1442769882.39099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7.9205799102783" calcext:value-type="float">
            <text:p>17.9205799103</text:p>
          </table:table-cell>
          <table:table-cell table:formula="of:=[.C543]/([.D543]-[.D542])" office:value-type="float" office:value="960379.127326206" calcext:value-type="float">
            <text:p>960379.127326206</text:p>
          </table:table-cell>
          <table:table-cell/>
          <table:table-cell office:value-type="float" office:value="1442769891.26003" calcext:value-type="float">
            <text:p>1442769891.26003</text:p>
          </table:table-cell>
          <table:table-cell table:formula="of:=[.G543]-[.B688]" office:value-type="float" office:value="7.65436005592346" calcext:value-type="float">
            <text:p>7.6543600559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69882.39941" calcext:value-type="float">
            <text:p>1442769882.39941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7.9289999008179" calcext:value-type="float">
            <text:p>17.9289999008</text:p>
          </table:table-cell>
          <table:table-cell table:formula="of:=[.C544]/([.D544]-[.D543])" office:value-type="float" office:value="961521.270359044" calcext:value-type="float">
            <text:p>961521.270359044</text:p>
          </table:table-cell>
          <table:table-cell/>
          <table:table-cell office:value-type="float" office:value="1442769891.26346" calcext:value-type="float">
            <text:p>1442769891.26346</text:p>
          </table:table-cell>
          <table:table-cell table:formula="of:=[.G544]-[.B689]" office:value-type="float" office:value="7.64949989318848" calcext:value-type="float">
            <text:p>7.649499893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69882.4079" calcext:value-type="float">
            <text:p>1442769882.4079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7.9374899864197" calcext:value-type="float">
            <text:p>17.9374899864</text:p>
          </table:table-cell>
          <table:table-cell table:formula="of:=[.C545]/([.D545]-[.D544])" office:value-type="float" office:value="953582.847065431" calcext:value-type="float">
            <text:p>953582.847065431</text:p>
          </table:table-cell>
          <table:table-cell/>
          <table:table-cell office:value-type="float" office:value="1442769891.28514" calcext:value-type="float">
            <text:p>1442769891.28514</text:p>
          </table:table-cell>
          <table:table-cell table:formula="of:=[.G545]-[.B690]" office:value-type="float" office:value="7.66286015510559" calcext:value-type="float">
            <text:p>7.662860155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69882.41627" calcext:value-type="float">
            <text:p>1442769882.41627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7.9458599090576" calcext:value-type="float">
            <text:p>17.9458599091</text:p>
          </table:table-cell>
          <table:table-cell table:formula="of:=[.C546]/([.D546]-[.D545])" office:value-type="float" office:value="967272.97852219" calcext:value-type="float">
            <text:p>967272.97852219</text:p>
          </table:table-cell>
          <table:table-cell/>
          <table:table-cell office:value-type="float" office:value="1442769891.28856" calcext:value-type="float">
            <text:p>1442769891.28856</text:p>
          </table:table-cell>
          <table:table-cell table:formula="of:=[.G546]-[.B691]" office:value-type="float" office:value="7.65802001953125" calcext:value-type="float">
            <text:p>7.6580200195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69882.4247" calcext:value-type="float">
            <text:p>1442769882.4247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7.9542899131775" calcext:value-type="float">
            <text:p>17.9542899132</text:p>
          </table:table-cell>
          <table:table-cell table:formula="of:=[.C547]/([.D547]-[.D546])" office:value-type="float" office:value="960379.127326206" calcext:value-type="float">
            <text:p>960379.127326206</text:p>
          </table:table-cell>
          <table:table-cell/>
          <table:table-cell office:value-type="float" office:value="1442769891.29202" calcext:value-type="float">
            <text:p>1442769891.29202</text:p>
          </table:table-cell>
          <table:table-cell table:formula="of:=[.G547]-[.B692]" office:value-type="float" office:value="7.65319013595581" calcext:value-type="float">
            <text:p>7.65319013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69882.43314" calcext:value-type="float">
            <text:p>1442769882.43314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7.9627299308777" calcext:value-type="float">
            <text:p>17.9627299309</text:p>
          </table:table-cell>
          <table:table-cell table:formula="of:=[.C548]/([.D548]-[.D547])" office:value-type="float" office:value="959239.694463277" calcext:value-type="float">
            <text:p>959239.694463277</text:p>
          </table:table-cell>
          <table:table-cell/>
          <table:table-cell office:value-type="float" office:value="1442769891.31356" calcext:value-type="float">
            <text:p>1442769891.31356</text:p>
          </table:table-cell>
          <table:table-cell table:formula="of:=[.G548]-[.B693]" office:value-type="float" office:value="7.66647005081177" calcext:value-type="float">
            <text:p>7.666470050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69882.44163" calcext:value-type="float">
            <text:p>1442769882.44163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7.9712197780609" calcext:value-type="float">
            <text:p>17.9712197781</text:p>
          </table:table-cell>
          <table:table-cell table:formula="of:=[.C549]/([.D549]-[.D548])" office:value-type="float" office:value="953609.626330422" calcext:value-type="float">
            <text:p>953609.626330422</text:p>
          </table:table-cell>
          <table:table-cell/>
          <table:table-cell office:value-type="float" office:value="1442769891.31698" calcext:value-type="float">
            <text:p>1442769891.31698</text:p>
          </table:table-cell>
          <table:table-cell table:formula="of:=[.G549]-[.B694]" office:value-type="float" office:value="7.66160988807678" calcext:value-type="float">
            <text:p>7.661609888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69882.45005" calcext:value-type="float">
            <text:p>1442769882.45005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7.979640007019" calcext:value-type="float">
            <text:p>17.979640007</text:p>
          </table:table-cell>
          <table:table-cell table:formula="of:=[.C550]/([.D550]-[.D549])" office:value-type="float" office:value="961494.044907552" calcext:value-type="float">
            <text:p>961494.044907552</text:p>
          </table:table-cell>
          <table:table-cell/>
          <table:table-cell office:value-type="float" office:value="1442769891.32046" calcext:value-type="float">
            <text:p>1442769891.32046</text:p>
          </table:table-cell>
          <table:table-cell table:formula="of:=[.G550]-[.B695]" office:value-type="float" office:value="7.65671014785767" calcext:value-type="float">
            <text:p>7.656710147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69882.45848" calcext:value-type="float">
            <text:p>1442769882.45848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7.9880697727203" calcext:value-type="float">
            <text:p>17.9880697727</text:p>
          </table:table-cell>
          <table:table-cell table:formula="of:=[.C551]/([.D551]-[.D550])" office:value-type="float" office:value="960406.289673898" calcext:value-type="float">
            <text:p>960406.289673898</text:p>
          </table:table-cell>
          <table:table-cell/>
          <table:table-cell office:value-type="float" office:value="1442769891.34133" calcext:value-type="float">
            <text:p>1442769891.34133</text:p>
          </table:table-cell>
          <table:table-cell table:formula="of:=[.G551]-[.B696]" office:value-type="float" office:value="7.66926002502441" calcext:value-type="float">
            <text:p>7.66926002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69882.46684" calcext:value-type="float">
            <text:p>1442769882.46684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7.9964299201965" calcext:value-type="float">
            <text:p>17.9964299202</text:p>
          </table:table-cell>
          <table:table-cell table:formula="of:=[.C552]/([.D552]-[.D551])" office:value-type="float" office:value="968403.969314131" calcext:value-type="float">
            <text:p>968403.969314131</text:p>
          </table:table-cell>
          <table:table-cell/>
          <table:table-cell office:value-type="float" office:value="1442769891.34475" calcext:value-type="float">
            <text:p>1442769891.34475</text:p>
          </table:table-cell>
          <table:table-cell table:formula="of:=[.G552]-[.B697]" office:value-type="float" office:value="7.66430997848511" calcext:value-type="float">
            <text:p>7.664309978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69882.47523" calcext:value-type="float">
            <text:p>1442769882.47523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8.0048198699951" calcext:value-type="float">
            <text:p>18.00481987</text:p>
          </table:table-cell>
          <table:table-cell table:formula="of:=[.C553]/([.D553]-[.D552])" office:value-type="float" office:value="964964.05751634" calcext:value-type="float">
            <text:p>964964.05751634</text:p>
          </table:table-cell>
          <table:table-cell/>
          <table:table-cell office:value-type="float" office:value="1442769891.36924" calcext:value-type="float">
            <text:p>1442769891.36924</text:p>
          </table:table-cell>
          <table:table-cell table:formula="of:=[.G553]-[.B698]" office:value-type="float" office:value="7.68048000335693" calcext:value-type="float">
            <text:p>7.680480003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69882.48362" calcext:value-type="float">
            <text:p>1442769882.48362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8.0132098197937" calcext:value-type="float">
            <text:p>18.0132098198</text:p>
          </table:table-cell>
          <table:table-cell table:formula="of:=[.C554]/([.D554]-[.D553])" office:value-type="float" office:value="964964.05751634" calcext:value-type="float">
            <text:p>964964.05751634</text:p>
          </table:table-cell>
          <table:table-cell/>
          <table:table-cell office:value-type="float" office:value="1442769891.37266" calcext:value-type="float">
            <text:p>1442769891.37266</text:p>
          </table:table-cell>
          <table:table-cell table:formula="of:=[.G554]-[.B699]" office:value-type="float" office:value="7.67557001113892" calcext:value-type="float">
            <text:p>7.675570011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69882.49203" calcext:value-type="float">
            <text:p>1442769882.49203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8.0216197967529" calcext:value-type="float">
            <text:p>18.0216197968</text:p>
          </table:table-cell>
          <table:table-cell table:formula="of:=[.C555]/([.D555]-[.D554])" office:value-type="float" office:value="962666.133242615" calcext:value-type="float">
            <text:p>962666.133242615</text:p>
          </table:table-cell>
          <table:table-cell/>
          <table:table-cell office:value-type="float" office:value="1442769891.37608" calcext:value-type="float">
            <text:p>1442769891.37608</text:p>
          </table:table-cell>
          <table:table-cell table:formula="of:=[.G555]-[.B700]" office:value-type="float" office:value="7.6706600189209" calcext:value-type="float">
            <text:p>7.6706600189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69882.50038" calcext:value-type="float">
            <text:p>1442769882.50038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8.0299699306488" calcext:value-type="float">
            <text:p>18.0299699306</text:p>
          </table:table-cell>
          <table:table-cell table:formula="of:=[.C556]/([.D556]-[.D555])" office:value-type="float" office:value="969565.290923108" calcext:value-type="float">
            <text:p>969565.290923108</text:p>
          </table:table-cell>
          <table:table-cell/>
          <table:table-cell office:value-type="float" office:value="1442769891.39696" calcext:value-type="float">
            <text:p>1442769891.39696</text:p>
          </table:table-cell>
          <table:table-cell table:formula="of:=[.G556]-[.B701]" office:value-type="float" office:value="7.68321013450623" calcext:value-type="float">
            <text:p>7.6832101345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69882.50876" calcext:value-type="float">
            <text:p>1442769882.50876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8.0383498668671" calcext:value-type="float">
            <text:p>18.0383498669</text:p>
          </table:table-cell>
          <table:table-cell table:formula="of:=[.C557]/([.D557]-[.D556])" office:value-type="float" office:value="966117.138500057" calcext:value-type="float">
            <text:p>966117.138500057</text:p>
          </table:table-cell>
          <table:table-cell/>
          <table:table-cell office:value-type="float" office:value="1442769891.40037" calcext:value-type="float">
            <text:p>1442769891.40037</text:p>
          </table:table-cell>
          <table:table-cell table:formula="of:=[.G557]-[.B702]" office:value-type="float" office:value="7.67827987670898" calcext:value-type="float">
            <text:p>7.678279876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69882.51729" calcext:value-type="float">
            <text:p>1442769882.51729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8.0468800067902" calcext:value-type="float">
            <text:p>18.0468800068</text:p>
          </table:table-cell>
          <table:table-cell table:formula="of:=[.C558]/([.D558]-[.D557])" office:value-type="float" office:value="949105.181508189" calcext:value-type="float">
            <text:p>949105.181508189</text:p>
          </table:table-cell>
          <table:table-cell/>
          <table:table-cell office:value-type="float" office:value="1442769891.40379" calcext:value-type="float">
            <text:p>1442769891.40379</text:p>
          </table:table-cell>
          <table:table-cell table:formula="of:=[.G558]-[.B703]" office:value-type="float" office:value="7.67337989807129" calcext:value-type="float">
            <text:p>7.6733798981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69882.52577" calcext:value-type="float">
            <text:p>1442769882.52577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8.0553598403931" calcext:value-type="float">
            <text:p>18.0553598404</text:p>
          </table:table-cell>
          <table:table-cell table:formula="of:=[.C559]/([.D559]-[.D558])" office:value-type="float" office:value="954735.715241657" calcext:value-type="float">
            <text:p>954735.715241657</text:p>
          </table:table-cell>
          <table:table-cell/>
          <table:table-cell office:value-type="float" office:value="1442769891.42464" calcext:value-type="float">
            <text:p>1442769891.42464</text:p>
          </table:table-cell>
          <table:table-cell table:formula="of:=[.G559]-[.B704]" office:value-type="float" office:value="7.68588995933533" calcext:value-type="float">
            <text:p>7.6858899593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69882.53424" calcext:value-type="float">
            <text:p>1442769882.53424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8.0638298988342" calcext:value-type="float">
            <text:p>18.0638298988</text:p>
          </table:table-cell>
          <table:table-cell table:formula="of:=[.C560]/([.D560]-[.D559])" office:value-type="float" office:value="955837.560772392" calcext:value-type="float">
            <text:p>955837.560772392</text:p>
          </table:table-cell>
          <table:table-cell/>
          <table:table-cell office:value-type="float" office:value="1442769891.42804" calcext:value-type="float">
            <text:p>1442769891.42804</text:p>
          </table:table-cell>
          <table:table-cell table:formula="of:=[.G560]-[.B705]" office:value-type="float" office:value="7.68098998069763" calcext:value-type="float">
            <text:p>7.6809899807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69882.54272" calcext:value-type="float">
            <text:p>1442769882.54272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8.0723099708557" calcext:value-type="float">
            <text:p>18.0723099709</text:p>
          </table:table-cell>
          <table:table-cell table:formula="of:=[.C561]/([.D561]-[.D560])" office:value-type="float" office:value="954708.872694557" calcext:value-type="float">
            <text:p>954708.872694557</text:p>
          </table:table-cell>
          <table:table-cell/>
          <table:table-cell office:value-type="float" office:value="1442769891.43143" calcext:value-type="float">
            <text:p>1442769891.43143</text:p>
          </table:table-cell>
          <table:table-cell table:formula="of:=[.G561]-[.B706]" office:value-type="float" office:value="7.67601013183594" calcext:value-type="float">
            <text:p>7.676010131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69882.55122" calcext:value-type="float">
            <text:p>1442769882.55122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8.0808098316193" calcext:value-type="float">
            <text:p>18.0808098316</text:p>
          </table:table-cell>
          <table:table-cell table:formula="of:=[.C562]/([.D562]-[.D561])" office:value-type="float" office:value="952486.190681888" calcext:value-type="float">
            <text:p>952486.190681888</text:p>
          </table:table-cell>
          <table:table-cell/>
          <table:table-cell office:value-type="float" office:value="1442769891.45242" calcext:value-type="float">
            <text:p>1442769891.45242</text:p>
          </table:table-cell>
          <table:table-cell table:formula="of:=[.G562]-[.B707]" office:value-type="float" office:value="7.68869996070862" calcext:value-type="float">
            <text:p>7.6886999607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69882.55965" calcext:value-type="float">
            <text:p>1442769882.55965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8.0892398357391" calcext:value-type="float">
            <text:p>18.0892398357</text:p>
          </table:table-cell>
          <table:table-cell table:formula="of:=[.C563]/([.D563]-[.D562])" office:value-type="float" office:value="960379.127326206" calcext:value-type="float">
            <text:p>960379.127326206</text:p>
          </table:table-cell>
          <table:table-cell/>
          <table:table-cell office:value-type="float" office:value="1442769891.45581" calcext:value-type="float">
            <text:p>1442769891.45581</text:p>
          </table:table-cell>
          <table:table-cell table:formula="of:=[.G563]-[.B708]" office:value-type="float" office:value="7.6837899684906" calcext:value-type="float">
            <text:p>7.6837899685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69882.56803" calcext:value-type="float">
            <text:p>1442769882.56803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8.097620010376" calcext:value-type="float">
            <text:p>18.0976200104</text:p>
          </table:table-cell>
          <table:table-cell table:formula="of:=[.C564]/([.D564]-[.D563])" office:value-type="float" office:value="966089.652166491" calcext:value-type="float">
            <text:p>966089.652166491</text:p>
          </table:table-cell>
          <table:table-cell/>
          <table:table-cell office:value-type="float" office:value="1442769891.4592" calcext:value-type="float">
            <text:p>1442769891.4592</text:p>
          </table:table-cell>
          <table:table-cell table:formula="of:=[.G564]-[.B709]" office:value-type="float" office:value="7.67883992195129" calcext:value-type="float">
            <text:p>7.678839922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69882.57646" calcext:value-type="float">
            <text:p>1442769882.57646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8.1060497760773" calcext:value-type="float">
            <text:p>18.1060497761</text:p>
          </table:table-cell>
          <table:table-cell table:formula="of:=[.C565]/([.D565]-[.D564])" office:value-type="float" office:value="960406.289673898" calcext:value-type="float">
            <text:p>960406.289673898</text:p>
          </table:table-cell>
          <table:table-cell/>
          <table:table-cell office:value-type="float" office:value="1442769891.48026" calcext:value-type="float">
            <text:p>1442769891.48026</text:p>
          </table:table-cell>
          <table:table-cell table:formula="of:=[.G565]-[.B710]" office:value-type="float" office:value="7.69154977798462" calcext:value-type="float">
            <text:p>7.691549778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69882.58491" calcext:value-type="float">
            <text:p>1442769882.58491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8.1144998073578" calcext:value-type="float">
            <text:p>18.1144998074</text:p>
          </table:table-cell>
          <table:table-cell table:formula="of:=[.C566]/([.D566]-[.D565])" office:value-type="float" office:value="958102.96213532" calcext:value-type="float">
            <text:p>958102.96213532</text:p>
          </table:table-cell>
          <table:table-cell/>
          <table:table-cell office:value-type="float" office:value="1442769891.48368" calcext:value-type="float">
            <text:p>1442769891.48368</text:p>
          </table:table-cell>
          <table:table-cell table:formula="of:=[.G566]-[.B711]" office:value-type="float" office:value="7.68663001060486" calcext:value-type="float">
            <text:p>7.686630010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69882.59337" calcext:value-type="float">
            <text:p>1442769882.59337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8.1229598522186" calcext:value-type="float">
            <text:p>18.1229598522</text:p>
          </table:table-cell>
          <table:table-cell table:formula="of:=[.C567]/([.D567]-[.D566])" office:value-type="float" office:value="956968.920753016" calcext:value-type="float">
            <text:p>956968.920753016</text:p>
          </table:table-cell>
          <table:table-cell/>
          <table:table-cell office:value-type="float" office:value="1442769891.4871" calcext:value-type="float">
            <text:p>1442769891.4871</text:p>
          </table:table-cell>
          <table:table-cell table:formula="of:=[.G567]-[.B712]" office:value-type="float" office:value="7.68171977996826" calcext:value-type="float">
            <text:p>7.68171978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69882.60182" calcext:value-type="float">
            <text:p>1442769882.60182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8.1314098834991" calcext:value-type="float">
            <text:p>18.1314098835</text:p>
          </table:table-cell>
          <table:table-cell table:formula="of:=[.C568]/([.D568]-[.D567])" office:value-type="float" office:value="958102.96213532" calcext:value-type="float">
            <text:p>958102.96213532</text:p>
          </table:table-cell>
          <table:table-cell/>
          <table:table-cell office:value-type="float" office:value="1442769891.50823" calcext:value-type="float">
            <text:p>1442769891.50823</text:p>
          </table:table-cell>
          <table:table-cell table:formula="of:=[.G568]-[.B713]" office:value-type="float" office:value="7.69453001022339" calcext:value-type="float">
            <text:p>7.6945300102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69882.61029" calcext:value-type="float">
            <text:p>1442769882.61029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8.1398799419403" calcext:value-type="float">
            <text:p>18.1398799419</text:p>
          </table:table-cell>
          <table:table-cell table:formula="of:=[.C569]/([.D569]-[.D568])" office:value-type="float" office:value="955837.560772392" calcext:value-type="float">
            <text:p>955837.560772392</text:p>
          </table:table-cell>
          <table:table-cell/>
          <table:table-cell office:value-type="float" office:value="1442769891.51165" calcext:value-type="float">
            <text:p>1442769891.51165</text:p>
          </table:table-cell>
          <table:table-cell table:formula="of:=[.G569]-[.B714]" office:value-type="float" office:value="7.68957018852234" calcext:value-type="float">
            <text:p>7.6895701885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69882.61874" calcext:value-type="float">
            <text:p>1442769882.61874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8.1483299732208" calcext:value-type="float">
            <text:p>18.1483299732</text:p>
          </table:table-cell>
          <table:table-cell table:formula="of:=[.C570]/([.D570]-[.D569])" office:value-type="float" office:value="958102.96213532" calcext:value-type="float">
            <text:p>958102.96213532</text:p>
          </table:table-cell>
          <table:table-cell/>
          <table:table-cell office:value-type="float" office:value="1442769891.51507" calcext:value-type="float">
            <text:p>1442769891.51507</text:p>
          </table:table-cell>
          <table:table-cell table:formula="of:=[.G570]-[.B715]" office:value-type="float" office:value="7.68459987640381" calcext:value-type="float">
            <text:p>7.684599876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69882.62716" calcext:value-type="float">
            <text:p>1442769882.62716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8.1567499637604" calcext:value-type="float">
            <text:p>18.1567499638</text:p>
          </table:table-cell>
          <table:table-cell table:formula="of:=[.C571]/([.D571]-[.D570])" office:value-type="float" office:value="961521.270359044" calcext:value-type="float">
            <text:p>961521.270359044</text:p>
          </table:table-cell>
          <table:table-cell/>
          <table:table-cell office:value-type="float" office:value="1442769891.53601" calcext:value-type="float">
            <text:p>1442769891.53601</text:p>
          </table:table-cell>
          <table:table-cell table:formula="of:=[.G571]-[.B716]" office:value-type="float" office:value="7.69721007347107" calcext:value-type="float">
            <text:p>7.6972100735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69882.63562" calcext:value-type="float">
            <text:p>1442769882.63562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8.1652100086212" calcext:value-type="float">
            <text:p>18.1652100086</text:p>
          </table:table-cell>
          <table:table-cell table:formula="of:=[.C572]/([.D572]-[.D571])" office:value-type="float" office:value="956968.920753016" calcext:value-type="float">
            <text:p>956968.920753016</text:p>
          </table:table-cell>
          <table:table-cell/>
          <table:table-cell office:value-type="float" office:value="1442769891.53945" calcext:value-type="float">
            <text:p>1442769891.53945</text:p>
          </table:table-cell>
          <table:table-cell table:formula="of:=[.G572]-[.B717]" office:value-type="float" office:value="7.69234991073608" calcext:value-type="float">
            <text:p>7.6923499107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69882.64411" calcext:value-type="float">
            <text:p>1442769882.64411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8.1736998558044" calcext:value-type="float">
            <text:p>18.1736998558</text:p>
          </table:table-cell>
          <table:table-cell table:formula="of:=[.C573]/([.D573]-[.D572])" office:value-type="float" office:value="953609.626330422" calcext:value-type="float">
            <text:p>953609.626330422</text:p>
          </table:table-cell>
          <table:table-cell/>
          <table:table-cell office:value-type="float" office:value="1442769891.5638" calcext:value-type="float">
            <text:p>1442769891.5638</text:p>
          </table:table-cell>
          <table:table-cell table:formula="of:=[.G573]-[.B718]" office:value-type="float" office:value="7.70836019515991" calcext:value-type="float">
            <text:p>7.708360195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69882.65257" calcext:value-type="float">
            <text:p>1442769882.65257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8.1821599006653" calcext:value-type="float">
            <text:p>18.1821599007</text:p>
          </table:table-cell>
          <table:table-cell table:formula="of:=[.C574]/([.D574]-[.D573])" office:value-type="float" office:value="956968.920753016" calcext:value-type="float">
            <text:p>956968.920753016</text:p>
          </table:table-cell>
          <table:table-cell/>
          <table:table-cell office:value-type="float" office:value="1442769891.56721" calcext:value-type="float">
            <text:p>1442769891.56721</text:p>
          </table:table-cell>
          <table:table-cell table:formula="of:=[.G574]-[.B719]" office:value-type="float" office:value="7.70343995094299" calcext:value-type="float">
            <text:p>7.7034399509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69882.66093" calcext:value-type="float">
            <text:p>1442769882.66093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8.1905198097229" calcext:value-type="float">
            <text:p>18.1905198097</text:p>
          </table:table-cell>
          <table:table-cell table:formula="of:=[.C575]/([.D575]-[.D574])" office:value-type="float" office:value="968431.587497148" calcext:value-type="float">
            <text:p>968431.587497148</text:p>
          </table:table-cell>
          <table:table-cell/>
          <table:table-cell office:value-type="float" office:value="1442769891.57061" calcext:value-type="float">
            <text:p>1442769891.57061</text:p>
          </table:table-cell>
          <table:table-cell table:formula="of:=[.G575]-[.B720]" office:value-type="float" office:value="7.69847011566162" calcext:value-type="float">
            <text:p>7.6984701157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69882.66938" calcext:value-type="float">
            <text:p>1442769882.66938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8.1989698410034" calcext:value-type="float">
            <text:p>18.198969841</text:p>
          </table:table-cell>
          <table:table-cell table:formula="of:=[.C576]/([.D576]-[.D575])" office:value-type="float" office:value="958102.96213532" calcext:value-type="float">
            <text:p>958102.96213532</text:p>
          </table:table-cell>
          <table:table-cell/>
          <table:table-cell office:value-type="float" office:value="1442769891.59162" calcext:value-type="float">
            <text:p>1442769891.59162</text:p>
          </table:table-cell>
          <table:table-cell table:formula="of:=[.G576]-[.B721]" office:value-type="float" office:value="7.71112990379334" calcext:value-type="float">
            <text:p>7.7111299038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69882.67782" calcext:value-type="float">
            <text:p>1442769882.67782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8.2074098587036" calcext:value-type="float">
            <text:p>18.2074098587</text:p>
          </table:table-cell>
          <table:table-cell table:formula="of:=[.C577]/([.D577]-[.D576])" office:value-type="float" office:value="959239.694463277" calcext:value-type="float">
            <text:p>959239.694463277</text:p>
          </table:table-cell>
          <table:table-cell/>
          <table:table-cell office:value-type="float" office:value="1442769891.59504" calcext:value-type="float">
            <text:p>1442769891.59504</text:p>
          </table:table-cell>
          <table:table-cell table:formula="of:=[.G577]-[.B722]" office:value-type="float" office:value="7.70618009567261" calcext:value-type="float">
            <text:p>7.7061800957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69882.68626" calcext:value-type="float">
            <text:p>1442769882.68626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8.2158498764038" calcext:value-type="float">
            <text:p>18.2158498764</text:p>
          </table:table-cell>
          <table:table-cell table:formula="of:=[.C578]/([.D578]-[.D577])" office:value-type="float" office:value="959239.694463277" calcext:value-type="float">
            <text:p>959239.694463277</text:p>
          </table:table-cell>
          <table:table-cell/>
          <table:table-cell office:value-type="float" office:value="1442769891.59845" calcext:value-type="float">
            <text:p>1442769891.59845</text:p>
          </table:table-cell>
          <table:table-cell table:formula="of:=[.G578]-[.B723]" office:value-type="float" office:value="7.70125985145569" calcext:value-type="float">
            <text:p>7.701259851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69882.69473" calcext:value-type="float">
            <text:p>1442769882.69473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8.224319934845" calcext:value-type="float">
            <text:p>18.2243199348</text:p>
          </table:table-cell>
          <table:table-cell table:formula="of:=[.C579]/([.D579]-[.D578])" office:value-type="float" office:value="955837.560772392" calcext:value-type="float">
            <text:p>955837.560772392</text:p>
          </table:table-cell>
          <table:table-cell/>
          <table:table-cell office:value-type="float" office:value="1442769891.61945" calcext:value-type="float">
            <text:p>1442769891.61945</text:p>
          </table:table-cell>
          <table:table-cell table:formula="of:=[.G579]-[.B724]" office:value-type="float" office:value="7.71389007568359" calcext:value-type="float">
            <text:p>7.7138900757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69882.70315" calcext:value-type="float">
            <text:p>1442769882.70315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8.2327399253845" calcext:value-type="float">
            <text:p>18.2327399254</text:p>
          </table:table-cell>
          <table:table-cell table:formula="of:=[.C580]/([.D580]-[.D579])" office:value-type="float" office:value="961521.270359044" calcext:value-type="float">
            <text:p>961521.270359044</text:p>
          </table:table-cell>
          <table:table-cell/>
          <table:table-cell office:value-type="float" office:value="1442769891.62287" calcext:value-type="float">
            <text:p>1442769891.62287</text:p>
          </table:table-cell>
          <table:table-cell table:formula="of:=[.G580]-[.B725]" office:value-type="float" office:value="7.70901989936829" calcext:value-type="float">
            <text:p>7.709019899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69882.71165" calcext:value-type="float">
            <text:p>1442769882.71165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8.2412397861481" calcext:value-type="float">
            <text:p>18.2412397861</text:p>
          </table:table-cell>
          <table:table-cell table:formula="of:=[.C581]/([.D581]-[.D580])" office:value-type="float" office:value="952486.190681888" calcext:value-type="float">
            <text:p>952486.190681888</text:p>
          </table:table-cell>
          <table:table-cell/>
          <table:table-cell office:value-type="float" office:value="1442769891.62629" calcext:value-type="float">
            <text:p>1442769891.62629</text:p>
          </table:table-cell>
          <table:table-cell table:formula="of:=[.G581]-[.B726]" office:value-type="float" office:value="7.70412015914917" calcext:value-type="float">
            <text:p>7.704120159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69882.72011" calcext:value-type="float">
            <text:p>1442769882.72011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8.2496998310089" calcext:value-type="float">
            <text:p>18.249699831</text:p>
          </table:table-cell>
          <table:table-cell table:formula="of:=[.C582]/([.D582]-[.D581])" office:value-type="float" office:value="956968.920753016" calcext:value-type="float">
            <text:p>956968.920753016</text:p>
          </table:table-cell>
          <table:table-cell/>
          <table:table-cell office:value-type="float" office:value="1442769891.64734" calcext:value-type="float">
            <text:p>1442769891.64734</text:p>
          </table:table-cell>
          <table:table-cell table:formula="of:=[.G582]-[.B727]" office:value-type="float" office:value="7.71684002876282" calcext:value-type="float">
            <text:p>7.716840028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69882.72857" calcext:value-type="float">
            <text:p>1442769882.72857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8.2581598758698" calcext:value-type="float">
            <text:p>18.2581598759</text:p>
          </table:table-cell>
          <table:table-cell table:formula="of:=[.C583]/([.D583]-[.D582])" office:value-type="float" office:value="956968.920753016" calcext:value-type="float">
            <text:p>956968.920753016</text:p>
          </table:table-cell>
          <table:table-cell/>
          <table:table-cell office:value-type="float" office:value="1442769891.65076" calcext:value-type="float">
            <text:p>1442769891.65076</text:p>
          </table:table-cell>
          <table:table-cell table:formula="of:=[.G583]-[.B728]" office:value-type="float" office:value="7.7119300365448" calcext:value-type="float">
            <text:p>7.7119300365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69882.73701" calcext:value-type="float">
            <text:p>1442769882.73701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8.2665998935699" calcext:value-type="float">
            <text:p>18.2665998936</text:p>
          </table:table-cell>
          <table:table-cell table:formula="of:=[.C584]/([.D584]-[.D583])" office:value-type="float" office:value="959239.694463277" calcext:value-type="float">
            <text:p>959239.694463277</text:p>
          </table:table-cell>
          <table:table-cell/>
          <table:table-cell office:value-type="float" office:value="1442769891.65419" calcext:value-type="float">
            <text:p>1442769891.65419</text:p>
          </table:table-cell>
          <table:table-cell table:formula="of:=[.G584]-[.B729]" office:value-type="float" office:value="7.7070300579071" calcext:value-type="float">
            <text:p>7.7070300579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69882.74545" calcext:value-type="float">
            <text:p>1442769882.74545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8.2750399112701" calcext:value-type="float">
            <text:p>18.2750399113</text:p>
          </table:table-cell>
          <table:table-cell table:formula="of:=[.C585]/([.D585]-[.D584])" office:value-type="float" office:value="959239.694463277" calcext:value-type="float">
            <text:p>959239.694463277</text:p>
          </table:table-cell>
          <table:table-cell/>
          <table:table-cell office:value-type="float" office:value="1442769891.67507" calcext:value-type="float">
            <text:p>1442769891.67507</text:p>
          </table:table-cell>
          <table:table-cell table:formula="of:=[.G585]-[.B730]" office:value-type="float" office:value="7.71957993507385" calcext:value-type="float">
            <text:p>7.719579935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69882.75397" calcext:value-type="float">
            <text:p>1442769882.75397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8.2835597991943" calcext:value-type="float">
            <text:p>18.2835597992</text:p>
          </table:table-cell>
          <table:table-cell table:formula="of:=[.C586]/([.D586]-[.D585])" office:value-type="float" office:value="950247.241751784" calcext:value-type="float">
            <text:p>950247.241751784</text:p>
          </table:table-cell>
          <table:table-cell/>
          <table:table-cell office:value-type="float" office:value="1442769891.67849" calcext:value-type="float">
            <text:p>1442769891.67849</text:p>
          </table:table-cell>
          <table:table-cell table:formula="of:=[.G586]-[.B731]" office:value-type="float" office:value="7.71468997001648" calcext:value-type="float">
            <text:p>7.71468997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69882.76239" calcext:value-type="float">
            <text:p>1442769882.76239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8.2919797897339" calcext:value-type="float">
            <text:p>18.2919797897</text:p>
          </table:table-cell>
          <table:table-cell table:formula="of:=[.C587]/([.D587]-[.D586])" office:value-type="float" office:value="961521.270359044" calcext:value-type="float">
            <text:p>961521.270359044</text:p>
          </table:table-cell>
          <table:table-cell/>
          <table:table-cell office:value-type="float" office:value="1442769891.68191" calcext:value-type="float">
            <text:p>1442769891.68191</text:p>
          </table:table-cell>
          <table:table-cell table:formula="of:=[.G587]-[.B732]" office:value-type="float" office:value="7.70977997779846" calcext:value-type="float">
            <text:p>7.7097799778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69882.77083" calcext:value-type="float">
            <text:p>1442769882.77083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8.3004198074341" calcext:value-type="float">
            <text:p>18.3004198074</text:p>
          </table:table-cell>
          <table:table-cell table:formula="of:=[.C588]/([.D588]-[.D587])" office:value-type="float" office:value="959239.694463277" calcext:value-type="float">
            <text:p>959239.694463277</text:p>
          </table:table-cell>
          <table:table-cell/>
          <table:table-cell office:value-type="float" office:value="1442769891.70303" calcext:value-type="float">
            <text:p>1442769891.70303</text:p>
          </table:table-cell>
          <table:table-cell table:formula="of:=[.G588]-[.B733]" office:value-type="float" office:value="7.72258019447327" calcext:value-type="float">
            <text:p>7.7225801945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69882.77925" calcext:value-type="float">
            <text:p>1442769882.77925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8.3088397979736" calcext:value-type="float">
            <text:p>18.308839798</text:p>
          </table:table-cell>
          <table:table-cell table:formula="of:=[.C589]/([.D589]-[.D588])" office:value-type="float" office:value="961521.270359044" calcext:value-type="float">
            <text:p>961521.270359044</text:p>
          </table:table-cell>
          <table:table-cell/>
          <table:table-cell office:value-type="float" office:value="1442769891.70645" calcext:value-type="float">
            <text:p>1442769891.70645</text:p>
          </table:table-cell>
          <table:table-cell table:formula="of:=[.G589]-[.B734]" office:value-type="float" office:value="7.71760988235474" calcext:value-type="float">
            <text:p>7.717609882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69882.78768" calcext:value-type="float">
            <text:p>1442769882.78768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8.3172698020935" calcext:value-type="float">
            <text:p>18.3172698021</text:p>
          </table:table-cell>
          <table:table-cell table:formula="of:=[.C590]/([.D590]-[.D589])" office:value-type="float" office:value="960379.127326206" calcext:value-type="float">
            <text:p>960379.127326206</text:p>
          </table:table-cell>
          <table:table-cell/>
          <table:table-cell office:value-type="float" office:value="1442769891.70987" calcext:value-type="float">
            <text:p>1442769891.70987</text:p>
          </table:table-cell>
          <table:table-cell table:formula="of:=[.G590]-[.B735]" office:value-type="float" office:value="7.7127001285553" calcext:value-type="float">
            <text:p>7.7127001286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69882.79615" calcext:value-type="float">
            <text:p>1442769882.79615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8.3257398605347" calcext:value-type="float">
            <text:p>18.3257398605</text:p>
          </table:table-cell>
          <table:table-cell table:formula="of:=[.C591]/([.D591]-[.D590])" office:value-type="float" office:value="955837.560772392" calcext:value-type="float">
            <text:p>955837.560772392</text:p>
          </table:table-cell>
          <table:table-cell/>
          <table:table-cell office:value-type="float" office:value="1442769891.73082" calcext:value-type="float">
            <text:p>1442769891.73082</text:p>
          </table:table-cell>
          <table:table-cell table:formula="of:=[.G591]-[.B736]" office:value-type="float" office:value="7.72525000572205" calcext:value-type="float">
            <text:p>7.7252500057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69882.8046" calcext:value-type="float">
            <text:p>1442769882.8046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8.3341898918152" calcext:value-type="float">
            <text:p>18.3341898918</text:p>
          </table:table-cell>
          <table:table-cell table:formula="of:=[.C592]/([.D592]-[.D591])" office:value-type="float" office:value="958102.96213532" calcext:value-type="float">
            <text:p>958102.96213532</text:p>
          </table:table-cell>
          <table:table-cell/>
          <table:table-cell office:value-type="float" office:value="1442769891.73424" calcext:value-type="float">
            <text:p>1442769891.73424</text:p>
          </table:table-cell>
          <table:table-cell table:formula="of:=[.G592]-[.B737]" office:value-type="float" office:value="7.72034001350403" calcext:value-type="float">
            <text:p>7.7203400135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69882.81309" calcext:value-type="float">
            <text:p>1442769882.81309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8.342679977417" calcext:value-type="float">
            <text:p>18.3426799774</text:p>
          </table:table-cell>
          <table:table-cell table:formula="of:=[.C593]/([.D593]-[.D592])" office:value-type="float" office:value="953582.847065431" calcext:value-type="float">
            <text:p>953582.847065431</text:p>
          </table:table-cell>
          <table:table-cell/>
          <table:table-cell office:value-type="float" office:value="1442769891.74469" calcext:value-type="float">
            <text:p>1442769891.74469</text:p>
          </table:table-cell>
          <table:table-cell table:formula="of:=[.G593]-[.B738]" office:value-type="float" office:value="7.7224600315094" calcext:value-type="float">
            <text:p>7.722460031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69882.8216" calcext:value-type="float">
            <text:p>1442769882.8216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8.3511898517609" calcext:value-type="float">
            <text:p>18.3511898518</text:p>
          </table:table-cell>
          <table:table-cell table:formula="of:=[.C594]/([.D594]-[.D593])" office:value-type="float" office:value="951365.398929762" calcext:value-type="float">
            <text:p>951365.398929762</text:p>
          </table:table-cell>
          <table:table-cell/>
          <table:table-cell office:value-type="float" office:value="1442769891.74811" calcext:value-type="float">
            <text:p>1442769891.74811</text:p>
          </table:table-cell>
          <table:table-cell table:formula="of:=[.G594]-[.B739]" office:value-type="float" office:value="7.71757006645203" calcext:value-type="float">
            <text:p>7.7175700665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69882.83008" calcext:value-type="float">
            <text:p>1442769882.83008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8.3596699237824" calcext:value-type="float">
            <text:p>18.3596699238</text:p>
          </table:table-cell>
          <table:table-cell table:formula="of:=[.C595]/([.D595]-[.D594])" office:value-type="float" office:value="954708.872694557" calcext:value-type="float">
            <text:p>954708.872694557</text:p>
          </table:table-cell>
          <table:table-cell/>
          <table:table-cell office:value-type="float" office:value="1442769891.77256" calcext:value-type="float">
            <text:p>1442769891.77256</text:p>
          </table:table-cell>
          <table:table-cell table:formula="of:=[.G595]-[.B740]" office:value-type="float" office:value="7.73370981216431" calcext:value-type="float">
            <text:p>7.733709812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69882.83855" calcext:value-type="float">
            <text:p>1442769882.83855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8.3681399822235" calcext:value-type="float">
            <text:p>18.3681399822</text:p>
          </table:table-cell>
          <table:table-cell table:formula="of:=[.C596]/([.D596]-[.D595])" office:value-type="float" office:value="955837.560772392" calcext:value-type="float">
            <text:p>955837.560772392</text:p>
          </table:table-cell>
          <table:table-cell/>
          <table:table-cell office:value-type="float" office:value="1442769891.77601" calcext:value-type="float">
            <text:p>1442769891.77601</text:p>
          </table:table-cell>
          <table:table-cell table:formula="of:=[.G596]-[.B741]" office:value-type="float" office:value="7.72885012626648" calcext:value-type="float">
            <text:p>7.7288501263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69882.84699" calcext:value-type="float">
            <text:p>1442769882.84699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8.3765799999237" calcext:value-type="float">
            <text:p>18.3765799999</text:p>
          </table:table-cell>
          <table:table-cell table:formula="of:=[.C597]/([.D597]-[.D596])" office:value-type="float" office:value="959239.694463277" calcext:value-type="float">
            <text:p>959239.694463277</text:p>
          </table:table-cell>
          <table:table-cell/>
          <table:table-cell office:value-type="float" office:value="1442769891.77943" calcext:value-type="float">
            <text:p>1442769891.77943</text:p>
          </table:table-cell>
          <table:table-cell table:formula="of:=[.G597]-[.B742]" office:value-type="float" office:value="7.72394990921021" calcext:value-type="float">
            <text:p>7.723949909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69882.85544" calcext:value-type="float">
            <text:p>1442769882.85544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8.3850297927856" calcext:value-type="float">
            <text:p>18.3850297928</text:p>
          </table:table-cell>
          <table:table-cell table:formula="of:=[.C598]/([.D598]-[.D597])" office:value-type="float" office:value="958129.995880477" calcext:value-type="float">
            <text:p>958129.995880477</text:p>
          </table:table-cell>
          <table:table-cell/>
          <table:table-cell office:value-type="float" office:value="1442769891.80034" calcext:value-type="float">
            <text:p>1442769891.80034</text:p>
          </table:table-cell>
          <table:table-cell table:formula="of:=[.G598]-[.B743]" office:value-type="float" office:value="7.73654985427856" calcext:value-type="float">
            <text:p>7.7365498543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69882.86382" calcext:value-type="float">
            <text:p>1442769882.86382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8.3934099674225" calcext:value-type="float">
            <text:p>18.3934099674</text:p>
          </table:table-cell>
          <table:table-cell table:formula="of:=[.C599]/([.D599]-[.D598])" office:value-type="float" office:value="966089.652166491" calcext:value-type="float">
            <text:p>966089.652166491</text:p>
          </table:table-cell>
          <table:table-cell/>
          <table:table-cell office:value-type="float" office:value="1442769891.80376" calcext:value-type="float">
            <text:p>1442769891.80376</text:p>
          </table:table-cell>
          <table:table-cell table:formula="of:=[.G599]-[.B744]" office:value-type="float" office:value="7.73165011405945" calcext:value-type="float">
            <text:p>7.731650114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69882.87227" calcext:value-type="float">
            <text:p>1442769882.87227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8.401859998703" calcext:value-type="float">
            <text:p>18.4018599987</text:p>
          </table:table-cell>
          <table:table-cell table:formula="of:=[.C600]/([.D600]-[.D599])" office:value-type="float" office:value="958102.96213532" calcext:value-type="float">
            <text:p>958102.96213532</text:p>
          </table:table-cell>
          <table:table-cell/>
          <table:table-cell office:value-type="float" office:value="1442769891.80718" calcext:value-type="float">
            <text:p>1442769891.80718</text:p>
          </table:table-cell>
          <table:table-cell table:formula="of:=[.G600]-[.B745]" office:value-type="float" office:value="7.72676992416382" calcext:value-type="float">
            <text:p>7.726769924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69882.88069" calcext:value-type="float">
            <text:p>1442769882.88069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8.4102799892426" calcext:value-type="float">
            <text:p>18.4102799892</text:p>
          </table:table-cell>
          <table:table-cell table:formula="of:=[.C601]/([.D601]-[.D600])" office:value-type="float" office:value="961521.270359044" calcext:value-type="float">
            <text:p>961521.270359044</text:p>
          </table:table-cell>
          <table:table-cell/>
          <table:table-cell office:value-type="float" office:value="1442769891.82816" calcext:value-type="float">
            <text:p>1442769891.82816</text:p>
          </table:table-cell>
          <table:table-cell table:formula="of:=[.G601]-[.B746]" office:value-type="float" office:value="7.73944997787476" calcext:value-type="float">
            <text:p>7.739449977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69882.88913" calcext:value-type="float">
            <text:p>1442769882.88913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8.4187200069427" calcext:value-type="float">
            <text:p>18.4187200069</text:p>
          </table:table-cell>
          <table:table-cell table:formula="of:=[.C602]/([.D602]-[.D601])" office:value-type="float" office:value="959239.694463277" calcext:value-type="float">
            <text:p>959239.694463277</text:p>
          </table:table-cell>
          <table:table-cell/>
          <table:table-cell office:value-type="float" office:value="1442769891.83158" calcext:value-type="float">
            <text:p>1442769891.83158</text:p>
          </table:table-cell>
          <table:table-cell table:formula="of:=[.G602]-[.B747]" office:value-type="float" office:value="7.73457002639771" calcext:value-type="float">
            <text:p>7.734570026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69882.89763" calcext:value-type="float">
            <text:p>1442769882.89763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8.4272198677063" calcext:value-type="float">
            <text:p>18.4272198677</text:p>
          </table:table-cell>
          <table:table-cell table:formula="of:=[.C603]/([.D603]-[.D602])" office:value-type="float" office:value="952486.190681888" calcext:value-type="float">
            <text:p>952486.190681888</text:p>
          </table:table-cell>
          <table:table-cell/>
          <table:table-cell office:value-type="float" office:value="1442769891.85599" calcext:value-type="float">
            <text:p>1442769891.85599</text:p>
          </table:table-cell>
          <table:table-cell table:formula="of:=[.G603]-[.B748]" office:value-type="float" office:value="7.75063991546631" calcext:value-type="float">
            <text:p>7.750639915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69882.90609" calcext:value-type="float">
            <text:p>1442769882.90609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8.4356799125671" calcext:value-type="float">
            <text:p>18.4356799126</text:p>
          </table:table-cell>
          <table:table-cell table:formula="of:=[.C604]/([.D604]-[.D603])" office:value-type="float" office:value="956968.920753016" calcext:value-type="float">
            <text:p>956968.920753016</text:p>
          </table:table-cell>
          <table:table-cell/>
          <table:table-cell office:value-type="float" office:value="1442769891.85941" calcext:value-type="float">
            <text:p>1442769891.85941</text:p>
          </table:table-cell>
          <table:table-cell table:formula="of:=[.G604]-[.B749]" office:value-type="float" office:value="7.74575996398926" calcext:value-type="float">
            <text:p>7.745759964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69882.91453" calcext:value-type="float">
            <text:p>1442769882.91453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8.4441199302673" calcext:value-type="float">
            <text:p>18.4441199303</text:p>
          </table:table-cell>
          <table:table-cell table:formula="of:=[.C605]/([.D605]-[.D604])" office:value-type="float" office:value="959239.694463277" calcext:value-type="float">
            <text:p>959239.694463277</text:p>
          </table:table-cell>
          <table:table-cell/>
          <table:table-cell office:value-type="float" office:value="1442769891.86283" calcext:value-type="float">
            <text:p>1442769891.86283</text:p>
          </table:table-cell>
          <table:table-cell table:formula="of:=[.G605]-[.B750]" office:value-type="float" office:value="7.74085998535156" calcext:value-type="float">
            <text:p>7.740859985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69882.92298" calcext:value-type="float">
            <text:p>1442769882.92298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8.4525699615479" calcext:value-type="float">
            <text:p>18.4525699615</text:p>
          </table:table-cell>
          <table:table-cell table:formula="of:=[.C606]/([.D606]-[.D605])" office:value-type="float" office:value="958102.96213532" calcext:value-type="float">
            <text:p>958102.96213532</text:p>
          </table:table-cell>
          <table:table-cell/>
          <table:table-cell office:value-type="float" office:value="1442769891.88381" calcext:value-type="float">
            <text:p>1442769891.88381</text:p>
          </table:table-cell>
          <table:table-cell table:formula="of:=[.G606]-[.B751]" office:value-type="float" office:value="7.75345993041992" calcext:value-type="float">
            <text:p>7.753459930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69882.93144" calcext:value-type="float">
            <text:p>1442769882.93144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8.4610300064087" calcext:value-type="float">
            <text:p>18.4610300064</text:p>
          </table:table-cell>
          <table:table-cell table:formula="of:=[.C607]/([.D607]-[.D606])" office:value-type="float" office:value="956968.920753016" calcext:value-type="float">
            <text:p>956968.920753016</text:p>
          </table:table-cell>
          <table:table-cell/>
          <table:table-cell office:value-type="float" office:value="1442769891.88723" calcext:value-type="float">
            <text:p>1442769891.88723</text:p>
          </table:table-cell>
          <table:table-cell table:formula="of:=[.G607]-[.B752]" office:value-type="float" office:value="7.7485499382019" calcext:value-type="float">
            <text:p>7.7485499382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69882.9399" calcext:value-type="float">
            <text:p>1442769882.9399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8.469489812851" calcext:value-type="float">
            <text:p>18.4694898129</text:p>
          </table:table-cell>
          <table:table-cell table:formula="of:=[.C608]/([.D608]-[.D607])" office:value-type="float" office:value="956995.890539131" calcext:value-type="float">
            <text:p>956995.890539131</text:p>
          </table:table-cell>
          <table:table-cell/>
          <table:table-cell office:value-type="float" office:value="1442769891.89064" calcext:value-type="float">
            <text:p>1442769891.89064</text:p>
          </table:table-cell>
          <table:table-cell table:formula="of:=[.G608]-[.B753]" office:value-type="float" office:value="7.74363994598389" calcext:value-type="float">
            <text:p>7.74363994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69882.94841" calcext:value-type="float">
            <text:p>1442769882.94841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8.4779999256134" calcext:value-type="float">
            <text:p>18.4779999256</text:p>
          </table:table-cell>
          <table:table-cell table:formula="of:=[.C609]/([.D609]-[.D608])" office:value-type="float" office:value="951338.745559478" calcext:value-type="float">
            <text:p>951338.745559478</text:p>
          </table:table-cell>
          <table:table-cell/>
          <table:table-cell office:value-type="float" office:value="1442769891.91161" calcext:value-type="float">
            <text:p>1442769891.91161</text:p>
          </table:table-cell>
          <table:table-cell table:formula="of:=[.G609]-[.B754]" office:value-type="float" office:value="7.75628995895386" calcext:value-type="float">
            <text:p>7.75628995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69882.95688" calcext:value-type="float">
            <text:p>1442769882.95688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8.4864699840546" calcext:value-type="float">
            <text:p>18.4864699841</text:p>
          </table:table-cell>
          <table:table-cell table:formula="of:=[.C610]/([.D610]-[.D609])" office:value-type="float" office:value="955837.560772392" calcext:value-type="float">
            <text:p>955837.560772392</text:p>
          </table:table-cell>
          <table:table-cell/>
          <table:table-cell office:value-type="float" office:value="1442769891.91504" calcext:value-type="float">
            <text:p>1442769891.91504</text:p>
          </table:table-cell>
          <table:table-cell table:formula="of:=[.G610]-[.B755]" office:value-type="float" office:value="7.75136995315552" calcext:value-type="float">
            <text:p>7.7513699532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69882.96533" calcext:value-type="float">
            <text:p>1442769882.96533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8.4949197769165" calcext:value-type="float">
            <text:p>18.4949197769</text:p>
          </table:table-cell>
          <table:table-cell table:formula="of:=[.C611]/([.D611]-[.D610])" office:value-type="float" office:value="958129.995880477" calcext:value-type="float">
            <text:p>958129.995880477</text:p>
          </table:table-cell>
          <table:table-cell/>
          <table:table-cell office:value-type="float" office:value="1442769891.91846" calcext:value-type="float">
            <text:p>1442769891.91846</text:p>
          </table:table-cell>
          <table:table-cell table:formula="of:=[.G611]-[.B756]" office:value-type="float" office:value="7.74646997451782" calcext:value-type="float">
            <text:p>7.746469974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69882.97379" calcext:value-type="float">
            <text:p>1442769882.97379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8.5033798217773" calcext:value-type="float">
            <text:p>18.5033798218</text:p>
          </table:table-cell>
          <table:table-cell table:formula="of:=[.C612]/([.D612]-[.D611])" office:value-type="float" office:value="956968.920753016" calcext:value-type="float">
            <text:p>956968.920753016</text:p>
          </table:table-cell>
          <table:table-cell/>
          <table:table-cell office:value-type="float" office:value="1442769891.93934" calcext:value-type="float">
            <text:p>1442769891.93934</text:p>
          </table:table-cell>
          <table:table-cell table:formula="of:=[.G612]-[.B757]" office:value-type="float" office:value="7.75903010368347" calcext:value-type="float">
            <text:p>7.7590301037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69882.98226" calcext:value-type="float">
            <text:p>1442769882.98226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8.5118498802185" calcext:value-type="float">
            <text:p>18.5118498802</text:p>
          </table:table-cell>
          <table:table-cell table:formula="of:=[.C613]/([.D613]-[.D612])" office:value-type="float" office:value="955837.560772392" calcext:value-type="float">
            <text:p>955837.560772392</text:p>
          </table:table-cell>
          <table:table-cell/>
          <table:table-cell office:value-type="float" office:value="1442769891.94277" calcext:value-type="float">
            <text:p>1442769891.94277</text:p>
          </table:table-cell>
          <table:table-cell table:formula="of:=[.G613]-[.B758]" office:value-type="float" office:value="7.75414991378784" calcext:value-type="float">
            <text:p>7.7541499138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69882.99072" calcext:value-type="float">
            <text:p>1442769882.99072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8.5203099250793" calcext:value-type="float">
            <text:p>18.5203099251</text:p>
          </table:table-cell>
          <table:table-cell table:formula="of:=[.C614]/([.D614]-[.D613])" office:value-type="float" office:value="956968.920753016" calcext:value-type="float">
            <text:p>956968.920753016</text:p>
          </table:table-cell>
          <table:table-cell/>
          <table:table-cell office:value-type="float" office:value="1442769891.9462" calcext:value-type="float">
            <text:p>1442769891.9462</text:p>
          </table:table-cell>
          <table:table-cell table:formula="of:=[.G614]-[.B759]" office:value-type="float" office:value="7.74924993515015" calcext:value-type="float">
            <text:p>7.749249935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69882.99921" calcext:value-type="float">
            <text:p>1442769882.99921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8.5287997722626" calcext:value-type="float">
            <text:p>18.5287997723</text:p>
          </table:table-cell>
          <table:table-cell table:formula="of:=[.C615]/([.D615]-[.D614])" office:value-type="float" office:value="953609.626330422" calcext:value-type="float">
            <text:p>953609.626330422</text:p>
          </table:table-cell>
          <table:table-cell/>
          <table:table-cell office:value-type="float" office:value="1442769891.96725" calcext:value-type="float">
            <text:p>1442769891.96725</text:p>
          </table:table-cell>
          <table:table-cell table:formula="of:=[.G615]-[.B760]" office:value-type="float" office:value="7.76194000244141" calcext:value-type="float">
            <text:p>7.761940002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69883.00755" calcext:value-type="float">
            <text:p>1442769883.00755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8.5371398925781" calcext:value-type="float">
            <text:p>18.5371398926</text:p>
          </table:table-cell>
          <table:table-cell table:formula="of:=[.C616]/([.D616]-[.D615])" office:value-type="float" office:value="970729.401217804" calcext:value-type="float">
            <text:p>970729.401217804</text:p>
          </table:table-cell>
          <table:table-cell/>
          <table:table-cell office:value-type="float" office:value="1442769891.97068" calcext:value-type="float">
            <text:p>1442769891.97068</text:p>
          </table:table-cell>
          <table:table-cell table:formula="of:=[.G616]-[.B761]" office:value-type="float" office:value="7.75699996948242" calcext:value-type="float">
            <text:p>7.7569999695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69883.01588" calcext:value-type="float">
            <text:p>1442769883.01588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8.5454699993134" calcext:value-type="float">
            <text:p>18.5454699993</text:p>
          </table:table-cell>
          <table:table-cell table:formula="of:=[.C617]/([.D617]-[.D616])" office:value-type="float" office:value="971896.310255016" calcext:value-type="float">
            <text:p>971896.310255016</text:p>
          </table:table-cell>
          <table:table-cell/>
          <table:table-cell office:value-type="float" office:value="1442769891.97414" calcext:value-type="float">
            <text:p>1442769891.97414</text:p>
          </table:table-cell>
          <table:table-cell table:formula="of:=[.G617]-[.B762]" office:value-type="float" office:value="7.7520899772644" calcext:value-type="float">
            <text:p>7.7520899773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69883.02421" calcext:value-type="float">
            <text:p>1442769883.02421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8.55379986763" calcext:value-type="float">
            <text:p>18.5537998676</text:p>
          </table:table-cell>
          <table:table-cell table:formula="of:=[.C618]/([.D618]-[.D617])" office:value-type="float" office:value="971924.127998168" calcext:value-type="float">
            <text:p>971924.127998168</text:p>
          </table:table-cell>
          <table:table-cell/>
          <table:table-cell office:value-type="float" office:value="1442769891.99502" calcext:value-type="float">
            <text:p>1442769891.99502</text:p>
          </table:table-cell>
          <table:table-cell table:formula="of:=[.G618]-[.B763]" office:value-type="float" office:value="7.76463985443115" calcext:value-type="float">
            <text:p>7.764639854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69883.03251" calcext:value-type="float">
            <text:p>1442769883.03251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8.5620999336243" calcext:value-type="float">
            <text:p>18.5620999336</text:p>
          </table:table-cell>
          <table:table-cell table:formula="of:=[.C619]/([.D619]-[.D618])" office:value-type="float" office:value="975413.931117686" calcext:value-type="float">
            <text:p>975413.931117686</text:p>
          </table:table-cell>
          <table:table-cell/>
          <table:table-cell office:value-type="float" office:value="1442769891.99844" calcext:value-type="float">
            <text:p>1442769891.99844</text:p>
          </table:table-cell>
          <table:table-cell table:formula="of:=[.G619]-[.B764]" office:value-type="float" office:value="7.75973010063171" calcext:value-type="float">
            <text:p>7.759730100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69883.04085" calcext:value-type="float">
            <text:p>1442769883.04085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8.5704398155212" calcext:value-type="float">
            <text:p>18.5704398155</text:p>
          </table:table-cell>
          <table:table-cell table:formula="of:=[.C620]/([.D620]-[.D619])" office:value-type="float" office:value="970757.152201258" calcext:value-type="float">
            <text:p>970757.152201258</text:p>
          </table:table-cell>
          <table:table-cell/>
          <table:table-cell office:value-type="float" office:value="1442769892.02285" calcext:value-type="float">
            <text:p>1442769892.02285</text:p>
          </table:table-cell>
          <table:table-cell table:formula="of:=[.G620]-[.B765]" office:value-type="float" office:value="7.77579998970032" calcext:value-type="float">
            <text:p>7.775799989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69883.04916" calcext:value-type="float">
            <text:p>1442769883.04916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8.5787498950958" calcext:value-type="float">
            <text:p>18.5787498951</text:p>
          </table:table-cell>
          <table:table-cell table:formula="of:=[.C621]/([.D621]-[.D620])" office:value-type="float" office:value="974238.565026539" calcext:value-type="float">
            <text:p>974238.565026539</text:p>
          </table:table-cell>
          <table:table-cell/>
          <table:table-cell office:value-type="float" office:value="1442769892.02594" calcext:value-type="float">
            <text:p>1442769892.02594</text:p>
          </table:table-cell>
          <table:table-cell table:formula="of:=[.G621]-[.B766]" office:value-type="float" office:value="7.77052998542786" calcext:value-type="float">
            <text:p>7.7705299854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69883.05752" calcext:value-type="float">
            <text:p>1442769883.05752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8.5871098041534" calcext:value-type="float">
            <text:p>18.5871098042</text:p>
          </table:table-cell>
          <table:table-cell table:formula="of:=[.C622]/([.D622]-[.D621])" office:value-type="float" office:value="968431.587497148" calcext:value-type="float">
            <text:p>968431.587497148</text:p>
          </table:table-cell>
          <table:table-cell/>
          <table:table-cell office:value-type="float" office:value="1442769892.02903" calcext:value-type="float">
            <text:p>1442769892.02903</text:p>
          </table:table-cell>
          <table:table-cell table:formula="of:=[.G622]-[.B767]" office:value-type="float" office:value="7.76529002189636" calcext:value-type="float">
            <text:p>7.7652900219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69883.06583" calcext:value-type="float">
            <text:p>1442769883.06583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8.595419883728" calcext:value-type="float">
            <text:p>18.5954198837</text:p>
          </table:table-cell>
          <table:table-cell table:formula="of:=[.C623]/([.D623]-[.D622])" office:value-type="float" office:value="974238.565026539" calcext:value-type="float">
            <text:p>974238.565026539</text:p>
          </table:table-cell>
          <table:table-cell/>
          <table:table-cell office:value-type="float" office:value="1442769892.05056" calcext:value-type="float">
            <text:p>1442769892.05056</text:p>
          </table:table-cell>
          <table:table-cell table:formula="of:=[.G623]-[.B768]" office:value-type="float" office:value="7.77846002578735" calcext:value-type="float">
            <text:p>7.7784600258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69883.07416" calcext:value-type="float">
            <text:p>1442769883.07416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8.6037499904633" calcext:value-type="float">
            <text:p>18.6037499905</text:p>
          </table:table-cell>
          <table:table-cell table:formula="of:=[.C624]/([.D624]-[.D623])" office:value-type="float" office:value="971896.310255016" calcext:value-type="float">
            <text:p>971896.310255016</text:p>
          </table:table-cell>
          <table:table-cell/>
          <table:table-cell office:value-type="float" office:value="1442769892.05364" calcext:value-type="float">
            <text:p>1442769892.05364</text:p>
          </table:table-cell>
          <table:table-cell table:formula="of:=[.G624]-[.B769]" office:value-type="float" office:value="7.77321982383728" calcext:value-type="float">
            <text:p>7.7732198238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69883.08251" calcext:value-type="float">
            <text:p>1442769883.08251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8.6120998859406" calcext:value-type="float">
            <text:p>18.6120998859</text:p>
          </table:table-cell>
          <table:table-cell table:formula="of:=[.C625]/([.D625]-[.D624])" office:value-type="float" office:value="969592.9753869" calcext:value-type="float">
            <text:p>969592.9753869</text:p>
          </table:table-cell>
          <table:table-cell/>
          <table:table-cell office:value-type="float" office:value="1442769892.05673" calcext:value-type="float">
            <text:p>1442769892.05673</text:p>
          </table:table-cell>
          <table:table-cell table:formula="of:=[.G625]-[.B770]" office:value-type="float" office:value="7.76798009872437" calcext:value-type="float">
            <text:p>7.7679800987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69883.09089" calcext:value-type="float">
            <text:p>1442769883.09089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8.6204798221588" calcext:value-type="float">
            <text:p>18.6204798222</text:p>
          </table:table-cell>
          <table:table-cell table:formula="of:=[.C626]/([.D626]-[.D625])" office:value-type="float" office:value="966117.138500057" calcext:value-type="float">
            <text:p>966117.138500057</text:p>
          </table:table-cell>
          <table:table-cell/>
          <table:table-cell office:value-type="float" office:value="1442769892.07852" calcext:value-type="float">
            <text:p>1442769892.07852</text:p>
          </table:table-cell>
          <table:table-cell table:formula="of:=[.G626]-[.B771]" office:value-type="float" office:value="7.78146004676819" calcext:value-type="float">
            <text:p>7.781460046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69883.09922" calcext:value-type="float">
            <text:p>1442769883.09922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8.628809928894" calcext:value-type="float">
            <text:p>18.6288099289</text:p>
          </table:table-cell>
          <table:table-cell table:formula="of:=[.C627]/([.D627]-[.D626])" office:value-type="float" office:value="971896.310255016" calcext:value-type="float">
            <text:p>971896.310255016</text:p>
          </table:table-cell>
          <table:table-cell/>
          <table:table-cell office:value-type="float" office:value="1442769892.08162" calcext:value-type="float">
            <text:p>1442769892.08162</text:p>
          </table:table-cell>
          <table:table-cell table:formula="of:=[.G627]-[.B772]" office:value-type="float" office:value="7.77623009681702" calcext:value-type="float">
            <text:p>7.776230096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69883.10755" calcext:value-type="float">
            <text:p>1442769883.10755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8.6371397972107" calcext:value-type="float">
            <text:p>18.6371397972</text:p>
          </table:table-cell>
          <table:table-cell table:formula="of:=[.C628]/([.D628]-[.D627])" office:value-type="float" office:value="971924.127998168" calcext:value-type="float">
            <text:p>971924.127998168</text:p>
          </table:table-cell>
          <table:table-cell/>
          <table:table-cell office:value-type="float" office:value="1442769892.08471" calcext:value-type="float">
            <text:p>1442769892.08471</text:p>
          </table:table-cell>
          <table:table-cell table:formula="of:=[.G628]-[.B773]" office:value-type="float" office:value="7.77099990844727" calcext:value-type="float">
            <text:p>7.7709999084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69883.11587" calcext:value-type="float">
            <text:p>1442769883.11587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8.6454598903656" calcext:value-type="float">
            <text:p>18.6454598904</text:p>
          </table:table-cell>
          <table:table-cell table:formula="of:=[.C629]/([.D629]-[.D628])" office:value-type="float" office:value="973066.028139955" calcext:value-type="float">
            <text:p>973066.028139955</text:p>
          </table:table-cell>
          <table:table-cell/>
          <table:table-cell office:value-type="float" office:value="1442769892.10635" calcext:value-type="float">
            <text:p>1442769892.10635</text:p>
          </table:table-cell>
          <table:table-cell table:formula="of:=[.G629]-[.B774]" office:value-type="float" office:value="7.78430986404419" calcext:value-type="float">
            <text:p>7.784309864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69883.1242" calcext:value-type="float">
            <text:p>1442769883.1242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8.6537899971008" calcext:value-type="float">
            <text:p>18.6537899971</text:p>
          </table:table-cell>
          <table:table-cell table:formula="of:=[.C630]/([.D630]-[.D629])" office:value-type="float" office:value="971896.310255016" calcext:value-type="float">
            <text:p>971896.310255016</text:p>
          </table:table-cell>
          <table:table-cell/>
          <table:table-cell office:value-type="float" office:value="1442769892.10945" calcext:value-type="float">
            <text:p>1442769892.10945</text:p>
          </table:table-cell>
          <table:table-cell table:formula="of:=[.G630]-[.B775]" office:value-type="float" office:value="7.77909016609192" calcext:value-type="float">
            <text:p>7.7790901661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69883.13252" calcext:value-type="float">
            <text:p>1442769883.13252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8.6621098518372" calcext:value-type="float">
            <text:p>18.6621098518</text:p>
          </table:table-cell>
          <table:table-cell table:formula="of:=[.C631]/([.D631]-[.D630])" office:value-type="float" office:value="973093.912883998" calcext:value-type="float">
            <text:p>973093.912883998</text:p>
          </table:table-cell>
          <table:table-cell/>
          <table:table-cell office:value-type="float" office:value="1442769892.11253" calcext:value-type="float">
            <text:p>1442769892.11253</text:p>
          </table:table-cell>
          <table:table-cell table:formula="of:=[.G631]-[.B776]" office:value-type="float" office:value="7.77384996414185" calcext:value-type="float">
            <text:p>7.7738499641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69883.14086" calcext:value-type="float">
            <text:p>1442769883.14086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8.6704499721527" calcext:value-type="float">
            <text:p>18.6704499722</text:p>
          </table:table-cell>
          <table:table-cell table:formula="of:=[.C632]/([.D632]-[.D631])" office:value-type="float" office:value="970729.401217804" calcext:value-type="float">
            <text:p>970729.401217804</text:p>
          </table:table-cell>
          <table:table-cell/>
          <table:table-cell office:value-type="float" office:value="1442769892.11562" calcext:value-type="float">
            <text:p>1442769892.11562</text:p>
          </table:table-cell>
          <table:table-cell table:formula="of:=[.G632]-[.B777]" office:value-type="float" office:value="7.76864981651306" calcext:value-type="float">
            <text:p>7.768649816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69883.1493" calcext:value-type="float">
            <text:p>1442769883.1493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8.6788899898529" calcext:value-type="float">
            <text:p>18.6788899899</text:p>
          </table:table-cell>
          <table:table-cell table:formula="of:=[.C633]/([.D633]-[.D632])" office:value-type="float" office:value="959239.694463277" calcext:value-type="float">
            <text:p>959239.694463277</text:p>
          </table:table-cell>
          <table:table-cell/>
          <table:table-cell office:value-type="float" office:value="1442769892.11872" calcext:value-type="float">
            <text:p>1442769892.11872</text:p>
          </table:table-cell>
          <table:table-cell table:formula="of:=[.G633]-[.B778]" office:value-type="float" office:value="7.76343011856079" calcext:value-type="float">
            <text:p>7.763430118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69883.15762" calcext:value-type="float">
            <text:p>1442769883.15762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8.6872098445892" calcext:value-type="float">
            <text:p>18.6872098446</text:p>
          </table:table-cell>
          <table:table-cell table:formula="of:=[.C634]/([.D634]-[.D633])" office:value-type="float" office:value="973093.912883998" calcext:value-type="float">
            <text:p>973093.912883998</text:p>
          </table:table-cell>
          <table:table-cell/>
          <table:table-cell office:value-type="float" office:value="1442769892.12181" calcext:value-type="float">
            <text:p>1442769892.12181</text:p>
          </table:table-cell>
          <table:table-cell table:formula="of:=[.G634]-[.B779]" office:value-type="float" office:value="7.75822997093201" calcext:value-type="float">
            <text:p>7.7582299709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69883.16595" calcext:value-type="float">
            <text:p>1442769883.16595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8.6955399513245" calcext:value-type="float">
            <text:p>18.6955399513</text:p>
          </table:table-cell>
          <table:table-cell table:formula="of:=[.C635]/([.D635]-[.D634])" office:value-type="float" office:value="971896.310255016" calcext:value-type="float">
            <text:p>971896.310255016</text:p>
          </table:table-cell>
          <table:table-cell/>
          <table:table-cell office:value-type="float" office:value="1442769892.12491" calcext:value-type="float">
            <text:p>1442769892.12491</text:p>
          </table:table-cell>
          <table:table-cell table:formula="of:=[.G635]-[.B780]" office:value-type="float" office:value="7.75300002098084" calcext:value-type="float">
            <text:p>7.753000021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69883.17431" calcext:value-type="float">
            <text:p>1442769883.17431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8.7038998603821" calcext:value-type="float">
            <text:p>18.7038998604</text:p>
          </table:table-cell>
          <table:table-cell table:formula="of:=[.C636]/([.D636]-[.D635])" office:value-type="float" office:value="968431.587497148" calcext:value-type="float">
            <text:p>968431.587497148</text:p>
          </table:table-cell>
          <table:table-cell/>
          <table:table-cell office:value-type="float" office:value="1442769892.128" calcext:value-type="float">
            <text:p>1442769892.128</text:p>
          </table:table-cell>
          <table:table-cell table:formula="of:=[.G636]-[.B781]" office:value-type="float" office:value="7.74773001670837" calcext:value-type="float">
            <text:p>7.7477300167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69883.1826" calcext:value-type="float">
            <text:p>1442769883.1826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8.712189912796" calcext:value-type="float">
            <text:p>18.7121899128</text:p>
          </table:table-cell>
          <table:table-cell table:formula="of:=[.C637]/([.D637]-[.D636])" office:value-type="float" office:value="976592.136665612" calcext:value-type="float">
            <text:p>976592.136665612</text:p>
          </table:table-cell>
          <table:table-cell/>
          <table:table-cell office:value-type="float" office:value="1442769892.13108" calcext:value-type="float">
            <text:p>1442769892.13108</text:p>
          </table:table-cell>
          <table:table-cell table:formula="of:=[.G637]-[.B782]" office:value-type="float" office:value="7.74247980117798" calcext:value-type="float">
            <text:p>7.742479801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69883.19089" calcext:value-type="float">
            <text:p>1442769883.19089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8.72047996521" calcext:value-type="float">
            <text:p>18.7204799652</text:p>
          </table:table-cell>
          <table:table-cell table:formula="of:=[.C638]/([.D638]-[.D637])" office:value-type="float" office:value="976592.136665612" calcext:value-type="float">
            <text:p>976592.136665612</text:p>
          </table:table-cell>
          <table:table-cell/>
          <table:table-cell office:value-type="float" office:value="1442769892.13974" calcext:value-type="float">
            <text:p>1442769892.13974</text:p>
          </table:table-cell>
          <table:table-cell table:formula="of:=[.G638]-[.B783]" office:value-type="float" office:value="7.74282002449036" calcext:value-type="float">
            <text:p>7.7428200245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69883.19918" calcext:value-type="float">
            <text:p>1442769883.19918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8.7287697792053" calcext:value-type="float">
            <text:p>18.7287697792</text:p>
          </table:table-cell>
          <table:table-cell table:formula="of:=[.C639]/([.D639]-[.D638])" office:value-type="float" office:value="976620.223871153" calcext:value-type="float">
            <text:p>976620.223871153</text:p>
          </table:table-cell>
          <table:table-cell/>
          <table:table-cell office:value-type="float" office:value="1442769892.14283" calcext:value-type="float">
            <text:p>1442769892.14283</text:p>
          </table:table-cell>
          <table:table-cell table:formula="of:=[.G639]-[.B784]" office:value-type="float" office:value="7.73754978179932" calcext:value-type="float">
            <text:p>7.737549781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69883.20748" calcext:value-type="float">
            <text:p>1442769883.20748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8.7370698451996" calcext:value-type="float">
            <text:p>18.7370698452</text:p>
          </table:table-cell>
          <table:table-cell table:formula="of:=[.C640]/([.D640]-[.D639])" office:value-type="float" office:value="975413.931117686" calcext:value-type="float">
            <text:p>975413.931117686</text:p>
          </table:table-cell>
          <table:table-cell/>
          <table:table-cell office:value-type="float" office:value="1442769892.16547" calcext:value-type="float">
            <text:p>1442769892.16547</text:p>
          </table:table-cell>
          <table:table-cell table:formula="of:=[.G640]-[.B785]" office:value-type="float" office:value="7.75186991691589" calcext:value-type="float">
            <text:p>7.7518699169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69883.21576" calcext:value-type="float">
            <text:p>1442769883.21576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8.7453498840332" calcext:value-type="float">
            <text:p>18.745349884</text:p>
          </table:table-cell>
          <table:table-cell table:formula="of:=[.C641]/([.D641]-[.D640])" office:value-type="float" office:value="977773.191972127" calcext:value-type="float">
            <text:p>977773.191972127</text:p>
          </table:table-cell>
          <table:table-cell/>
          <table:table-cell office:value-type="float" office:value="1442769892.16856" calcext:value-type="float">
            <text:p>1442769892.16856</text:p>
          </table:table-cell>
          <table:table-cell table:formula="of:=[.G641]-[.B786]" office:value-type="float" office:value="7.74663996696472" calcext:value-type="float">
            <text:p>7.746639967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69883.22404" calcext:value-type="float">
            <text:p>1442769883.22404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8.7536299228668" calcext:value-type="float">
            <text:p>18.7536299229</text:p>
          </table:table-cell>
          <table:table-cell table:formula="of:=[.C642]/([.D642]-[.D641])" office:value-type="float" office:value="977773.191972127" calcext:value-type="float">
            <text:p>977773.191972127</text:p>
          </table:table-cell>
          <table:table-cell/>
          <table:table-cell office:value-type="float" office:value="1442769892.17165" calcext:value-type="float">
            <text:p>1442769892.17165</text:p>
          </table:table-cell>
          <table:table-cell table:formula="of:=[.G642]-[.B787]" office:value-type="float" office:value="7.74134993553162" calcext:value-type="float">
            <text:p>7.7413499355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69883.23229" calcext:value-type="float">
            <text:p>1442769883.23229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8.7618799209595" calcext:value-type="float">
            <text:p>18.761879921</text:p>
          </table:table-cell>
          <table:table-cell table:formula="of:=[.C643]/([.D643]-[.D642])" office:value-type="float" office:value="981333.560211542" calcext:value-type="float">
            <text:p>981333.560211542</text:p>
          </table:table-cell>
          <table:table-cell/>
          <table:table-cell office:value-type="float" office:value="1442769892.1912" calcext:value-type="float">
            <text:p>1442769892.1912</text:p>
          </table:table-cell>
          <table:table-cell table:formula="of:=[.G643]-[.B788]" office:value-type="float" office:value="7.75257992744446" calcext:value-type="float">
            <text:p>7.7525799274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69883.24059" calcext:value-type="float">
            <text:p>1442769883.24059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8.7701799869537" calcext:value-type="float">
            <text:p>18.770179987</text:p>
          </table:table-cell>
          <table:table-cell table:formula="of:=[.C644]/([.D644]-[.D643])" office:value-type="float" office:value="975413.931117686" calcext:value-type="float">
            <text:p>975413.931117686</text:p>
          </table:table-cell>
          <table:table-cell/>
          <table:table-cell office:value-type="float" office:value="1442769892.19429" calcext:value-type="float">
            <text:p>1442769892.19429</text:p>
          </table:table-cell>
          <table:table-cell table:formula="of:=[.G644]-[.B789]" office:value-type="float" office:value="7.74734997749329" calcext:value-type="float">
            <text:p>7.7473499775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69883.24888" calcext:value-type="float">
            <text:p>1442769883.24888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8.7784698009491" calcext:value-type="float">
            <text:p>18.7784698009</text:p>
          </table:table-cell>
          <table:table-cell table:formula="of:=[.C645]/([.D645]-[.D644])" office:value-type="float" office:value="976620.223871153" calcext:value-type="float">
            <text:p>976620.223871153</text:p>
          </table:table-cell>
          <table:table-cell/>
          <table:table-cell office:value-type="float" office:value="1442769892.19738" calcext:value-type="float">
            <text:p>1442769892.19738</text:p>
          </table:table-cell>
          <table:table-cell table:formula="of:=[.G645]-[.B790]" office:value-type="float" office:value="7.74211001396179" calcext:value-type="float">
            <text:p>7.74211001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69883.25715" calcext:value-type="float">
            <text:p>1442769883.25715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8.7867398262024" calcext:value-type="float">
            <text:p>18.7867398262</text:p>
          </table:table-cell>
          <table:table-cell table:formula="of:=[.C646]/([.D646]-[.D645])" office:value-type="float" office:value="978957.107388935" calcext:value-type="float">
            <text:p>978957.107388935</text:p>
          </table:table-cell>
          <table:table-cell/>
          <table:table-cell office:value-type="float" office:value="1442769892.21696" calcext:value-type="float">
            <text:p>1442769892.21696</text:p>
          </table:table-cell>
          <table:table-cell table:formula="of:=[.G646]-[.B791]" office:value-type="float" office:value="7.75336003303528" calcext:value-type="float">
            <text:p>7.753360033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69883.26545" calcext:value-type="float">
            <text:p>1442769883.26545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8.7950398921967" calcext:value-type="float">
            <text:p>18.7950398922</text:p>
          </table:table-cell>
          <table:table-cell table:formula="of:=[.C647]/([.D647]-[.D646])" office:value-type="float" office:value="975413.931117686" calcext:value-type="float">
            <text:p>975413.931117686</text:p>
          </table:table-cell>
          <table:table-cell/>
          <table:table-cell office:value-type="float" office:value="1442769892.22005" calcext:value-type="float">
            <text:p>1442769892.22005</text:p>
          </table:table-cell>
          <table:table-cell table:formula="of:=[.G647]-[.B792]" office:value-type="float" office:value="7.74813008308411" calcext:value-type="float">
            <text:p>7.7481300831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69883.27374" calcext:value-type="float">
            <text:p>1442769883.27374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8.8033299446106" calcext:value-type="float">
            <text:p>18.8033299446</text:p>
          </table:table-cell>
          <table:table-cell table:formula="of:=[.C648]/([.D648]-[.D647])" office:value-type="float" office:value="976592.136665612" calcext:value-type="float">
            <text:p>976592.136665612</text:p>
          </table:table-cell>
          <table:table-cell/>
          <table:table-cell office:value-type="float" office:value="1442769892.22314" calcext:value-type="float">
            <text:p>1442769892.22314</text:p>
          </table:table-cell>
          <table:table-cell table:formula="of:=[.G648]-[.B793]" office:value-type="float" office:value="7.74289011955261" calcext:value-type="float">
            <text:p>7.742890119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69883.28204" calcext:value-type="float">
            <text:p>1442769883.28204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8.8116300106049" calcext:value-type="float">
            <text:p>18.8116300106</text:p>
          </table:table-cell>
          <table:table-cell table:formula="of:=[.C649]/([.D649]-[.D648])" office:value-type="float" office:value="975413.931117686" calcext:value-type="float">
            <text:p>975413.931117686</text:p>
          </table:table-cell>
          <table:table-cell/>
          <table:table-cell office:value-type="float" office:value="1442769892.2427" calcext:value-type="float">
            <text:p>1442769892.2427</text:p>
          </table:table-cell>
          <table:table-cell table:formula="of:=[.G649]-[.B794]" office:value-type="float" office:value="7.75415015220642" calcext:value-type="float">
            <text:p>7.7541501522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69883.29033" calcext:value-type="float">
            <text:p>1442769883.29033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8.8199198246002" calcext:value-type="float">
            <text:p>18.8199198246</text:p>
          </table:table-cell>
          <table:table-cell table:formula="of:=[.C650]/([.D650]-[.D649])" office:value-type="float" office:value="976620.223871153" calcext:value-type="float">
            <text:p>976620.223871153</text:p>
          </table:table-cell>
          <table:table-cell/>
          <table:table-cell office:value-type="float" office:value="1442769892.24579" calcext:value-type="float">
            <text:p>1442769892.24579</text:p>
          </table:table-cell>
          <table:table-cell table:formula="of:=[.G650]-[.B795]" office:value-type="float" office:value="7.74890995025635" calcext:value-type="float">
            <text:p>7.748909950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69883.29858" calcext:value-type="float">
            <text:p>1442769883.29858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8.8281698226929" calcext:value-type="float">
            <text:p>18.8281698227</text:p>
          </table:table-cell>
          <table:table-cell table:formula="of:=[.C651]/([.D651]-[.D650])" office:value-type="float" office:value="981333.560211542" calcext:value-type="float">
            <text:p>981333.560211542</text:p>
          </table:table-cell>
          <table:table-cell/>
          <table:table-cell office:value-type="float" office:value="1442769892.24889" calcext:value-type="float">
            <text:p>1442769892.24889</text:p>
          </table:table-cell>
          <table:table-cell table:formula="of:=[.G651]-[.B796]" office:value-type="float" office:value="7.7436900138855" calcext:value-type="float">
            <text:p>7.743690013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69883.30683" calcext:value-type="float">
            <text:p>1442769883.30683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8.8364198207855" calcext:value-type="float">
            <text:p>18.8364198208</text:p>
          </table:table-cell>
          <table:table-cell table:formula="of:=[.C652]/([.D652]-[.D651])" office:value-type="float" office:value="981333.560211542" calcext:value-type="float">
            <text:p>981333.560211542</text:p>
          </table:table-cell>
          <table:table-cell/>
          <table:table-cell office:value-type="float" office:value="1442769892.26835" calcext:value-type="float">
            <text:p>1442769892.26835</text:p>
          </table:table-cell>
          <table:table-cell table:formula="of:=[.G652]-[.B797]" office:value-type="float" office:value="7.75476980209351" calcext:value-type="float">
            <text:p>7.7547698021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69883.31507" calcext:value-type="float">
            <text:p>1442769883.31507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8.8446598052979" calcext:value-type="float">
            <text:p>18.8446598053</text:p>
          </table:table-cell>
          <table:table-cell table:formula="of:=[.C653]/([.D653]-[.D652])" office:value-type="float" office:value="982526.118572958" calcext:value-type="float">
            <text:p>982526.118572958</text:p>
          </table:table-cell>
          <table:table-cell/>
          <table:table-cell office:value-type="float" office:value="1442769892.27144" calcext:value-type="float">
            <text:p>1442769892.27144</text:p>
          </table:table-cell>
          <table:table-cell table:formula="of:=[.G653]-[.B798]" office:value-type="float" office:value="7.74953007698059" calcext:value-type="float">
            <text:p>7.749530077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69883.32332" calcext:value-type="float">
            <text:p>1442769883.32332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8.8529098033905" calcext:value-type="float">
            <text:p>18.8529098034</text:p>
          </table:table-cell>
          <table:table-cell table:formula="of:=[.C654]/([.D654]-[.D653])" office:value-type="float" office:value="981333.560211542" calcext:value-type="float">
            <text:p>981333.560211542</text:p>
          </table:table-cell>
          <table:table-cell/>
          <table:table-cell office:value-type="float" office:value="1442769892.27452" calcext:value-type="float">
            <text:p>1442769892.27452</text:p>
          </table:table-cell>
          <table:table-cell table:formula="of:=[.G654]-[.B799]" office:value-type="float" office:value="7.74422001838684" calcext:value-type="float">
            <text:p>7.744220018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69883.33156" calcext:value-type="float">
            <text:p>1442769883.33156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8.8611497879028" calcext:value-type="float">
            <text:p>18.8611497879</text:p>
          </table:table-cell>
          <table:table-cell table:formula="of:=[.C655]/([.D655]-[.D654])" office:value-type="float" office:value="982526.118572958" calcext:value-type="float">
            <text:p>982526.118572958</text:p>
          </table:table-cell>
          <table:table-cell/>
          <table:table-cell office:value-type="float" office:value="1442769892.29423" calcext:value-type="float">
            <text:p>1442769892.29423</text:p>
          </table:table-cell>
          <table:table-cell table:formula="of:=[.G655]-[.B800]" office:value-type="float" office:value="7.75559997558594" calcext:value-type="float">
            <text:p>7.7555999756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69883.33985" calcext:value-type="float">
            <text:p>1442769883.33985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8.8694398403168" calcext:value-type="float">
            <text:p>18.8694398403</text:p>
          </table:table-cell>
          <table:table-cell table:formula="of:=[.C656]/([.D656]-[.D655])" office:value-type="float" office:value="976592.136665612" calcext:value-type="float">
            <text:p>976592.136665612</text:p>
          </table:table-cell>
          <table:table-cell/>
          <table:table-cell office:value-type="float" office:value="1442769892.29732" calcext:value-type="float">
            <text:p>1442769892.29732</text:p>
          </table:table-cell>
          <table:table-cell table:formula="of:=[.G656]-[.B801]" office:value-type="float" office:value="7.75032997131348" calcext:value-type="float">
            <text:p>7.750329971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69883.34812" calcext:value-type="float">
            <text:p>1442769883.34812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8.8777098655701" calcext:value-type="float">
            <text:p>18.8777098656</text:p>
          </table:table-cell>
          <table:table-cell table:formula="of:=[.C657]/([.D657]-[.D656])" office:value-type="float" office:value="978957.107388935" calcext:value-type="float">
            <text:p>978957.107388935</text:p>
          </table:table-cell>
          <table:table-cell/>
          <table:table-cell office:value-type="float" office:value="1442769892.3004" calcext:value-type="float">
            <text:p>1442769892.3004</text:p>
          </table:table-cell>
          <table:table-cell table:formula="of:=[.G657]-[.B802]" office:value-type="float" office:value="7.74507999420166" calcext:value-type="float">
            <text:p>7.745079994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69883.35634" calcext:value-type="float">
            <text:p>1442769883.35634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8.8859298229218" calcext:value-type="float">
            <text:p>18.8859298229</text:p>
          </table:table-cell>
          <table:table-cell table:formula="of:=[.C658]/([.D658]-[.D657])" office:value-type="float" office:value="984919.951967979" calcext:value-type="float">
            <text:p>984919.951967979</text:p>
          </table:table-cell>
          <table:table-cell/>
          <table:table-cell office:value-type="float" office:value="1442769892.30704" calcext:value-type="float">
            <text:p>1442769892.30704</text:p>
          </table:table-cell>
          <table:table-cell table:formula="of:=[.G658]-[.B803]" office:value-type="float" office:value="7.74339008331299" calcext:value-type="float">
            <text:p>7.743390083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69883.3646" calcext:value-type="float">
            <text:p>1442769883.3646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8.8941898345947" calcext:value-type="float">
            <text:p>18.8941898346</text:p>
          </table:table-cell>
          <table:table-cell table:formula="of:=[.C659]/([.D659]-[.D658])" office:value-type="float" office:value="980143.893317939" calcext:value-type="float">
            <text:p>980143.893317939</text:p>
          </table:table-cell>
          <table:table-cell/>
          <table:table-cell office:value-type="float" office:value="1442769892.33279" calcext:value-type="float">
            <text:p>1442769892.33279</text:p>
          </table:table-cell>
          <table:table-cell table:formula="of:=[.G659]-[.B804]" office:value-type="float" office:value="7.76083993911743" calcext:value-type="float">
            <text:p>7.7608399391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69883.37285" calcext:value-type="float">
            <text:p>1442769883.37285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8.9024398326874" calcext:value-type="float">
            <text:p>18.9024398327</text:p>
          </table:table-cell>
          <table:table-cell table:formula="of:=[.C660]/([.D660]-[.D659])" office:value-type="float" office:value="981333.560211542" calcext:value-type="float">
            <text:p>981333.560211542</text:p>
          </table:table-cell>
          <table:table-cell/>
          <table:table-cell office:value-type="float" office:value="1442769892.33589" calcext:value-type="float">
            <text:p>1442769892.33589</text:p>
          </table:table-cell>
          <table:table-cell table:formula="of:=[.G660]-[.B805]" office:value-type="float" office:value="7.75560998916626" calcext:value-type="float">
            <text:p>7.7556099892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69883.38109" calcext:value-type="float">
            <text:p>1442769883.38109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8.9106798171997" calcext:value-type="float">
            <text:p>18.9106798172</text:p>
          </table:table-cell>
          <table:table-cell table:formula="of:=[.C661]/([.D661]-[.D660])" office:value-type="float" office:value="982526.118572958" calcext:value-type="float">
            <text:p>982526.118572958</text:p>
          </table:table-cell>
          <table:table-cell/>
          <table:table-cell office:value-type="float" office:value="1442769892.33901" calcext:value-type="float">
            <text:p>1442769892.33901</text:p>
          </table:table-cell>
          <table:table-cell table:formula="of:=[.G661]-[.B806]" office:value-type="float" office:value="7.75040006637573" calcext:value-type="float">
            <text:p>7.750400066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69883.38937" calcext:value-type="float">
            <text:p>1442769883.38937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8.9189598560333" calcext:value-type="float">
            <text:p>18.918959856</text:p>
          </table:table-cell>
          <table:table-cell table:formula="of:=[.C662]/([.D662]-[.D661])" office:value-type="float" office:value="977773.191972127" calcext:value-type="float">
            <text:p>977773.191972127</text:p>
          </table:table-cell>
          <table:table-cell/>
          <table:table-cell office:value-type="float" office:value="1442769892.35852" calcext:value-type="float">
            <text:p>1442769892.35852</text:p>
          </table:table-cell>
          <table:table-cell table:formula="of:=[.G662]-[.B807]" office:value-type="float" office:value="7.76157999038696" calcext:value-type="float">
            <text:p>7.7615799904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69883.39766" calcext:value-type="float">
            <text:p>1442769883.39766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8.9272499084473" calcext:value-type="float">
            <text:p>18.9272499084</text:p>
          </table:table-cell>
          <table:table-cell table:formula="of:=[.C663]/([.D663]-[.D662])" office:value-type="float" office:value="976592.136665612" calcext:value-type="float">
            <text:p>976592.136665612</text:p>
          </table:table-cell>
          <table:table-cell/>
          <table:table-cell office:value-type="float" office:value="1442769892.36162" calcext:value-type="float">
            <text:p>1442769892.36162</text:p>
          </table:table-cell>
          <table:table-cell table:formula="of:=[.G663]-[.B808]" office:value-type="float" office:value="7.75631999969482" calcext:value-type="float">
            <text:p>7.7563199997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69883.40596" calcext:value-type="float">
            <text:p>1442769883.40596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8.9355499744415" calcext:value-type="float">
            <text:p>18.9355499744</text:p>
          </table:table-cell>
          <table:table-cell table:formula="of:=[.C664]/([.D664]-[.D663])" office:value-type="float" office:value="975413.931117686" calcext:value-type="float">
            <text:p>975413.931117686</text:p>
          </table:table-cell>
          <table:table-cell/>
          <table:table-cell office:value-type="float" office:value="1442769892.36471" calcext:value-type="float">
            <text:p>1442769892.36471</text:p>
          </table:table-cell>
          <table:table-cell table:formula="of:=[.G664]-[.B809]" office:value-type="float" office:value="7.75108003616333" calcext:value-type="float">
            <text:p>7.7510800362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69883.41433" calcext:value-type="float">
            <text:p>1442769883.41433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8.9439198970795" calcext:value-type="float">
            <text:p>18.9439198971</text:p>
          </table:table-cell>
          <table:table-cell table:formula="of:=[.C665]/([.D665]-[.D664])" office:value-type="float" office:value="967272.97852219" calcext:value-type="float">
            <text:p>967272.97852219</text:p>
          </table:table-cell>
          <table:table-cell/>
          <table:table-cell office:value-type="float" office:value="1442769892.38431" calcext:value-type="float">
            <text:p>1442769892.38431</text:p>
          </table:table-cell>
          <table:table-cell table:formula="of:=[.G665]-[.B810]" office:value-type="float" office:value="7.76236009597778" calcext:value-type="float">
            <text:p>7.76236009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69883.42267" calcext:value-type="float">
            <text:p>1442769883.42267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8.9522597789764" calcext:value-type="float">
            <text:p>18.952259779</text:p>
          </table:table-cell>
          <table:table-cell table:formula="of:=[.C666]/([.D666]-[.D665])" office:value-type="float" office:value="970757.152201258" calcext:value-type="float">
            <text:p>970757.152201258</text:p>
          </table:table-cell>
          <table:table-cell/>
          <table:table-cell office:value-type="float" office:value="1442769892.3874" calcext:value-type="float">
            <text:p>1442769892.3874</text:p>
          </table:table-cell>
          <table:table-cell table:formula="of:=[.G666]-[.B811]" office:value-type="float" office:value="7.75710988044739" calcext:value-type="float">
            <text:p>7.757109880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69883.43099" calcext:value-type="float">
            <text:p>1442769883.43099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8.9605798721313" calcext:value-type="float">
            <text:p>18.9605798721</text:p>
          </table:table-cell>
          <table:table-cell table:formula="of:=[.C667]/([.D667]-[.D666])" office:value-type="float" office:value="973066.028139955" calcext:value-type="float">
            <text:p>973066.028139955</text:p>
          </table:table-cell>
          <table:table-cell/>
          <table:table-cell office:value-type="float" office:value="1442769892.39049" calcext:value-type="float">
            <text:p>1442769892.39049</text:p>
          </table:table-cell>
          <table:table-cell table:formula="of:=[.G667]-[.B812]" office:value-type="float" office:value="7.75188994407654" calcext:value-type="float">
            <text:p>7.7518899441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69883.43931" calcext:value-type="float">
            <text:p>1442769883.43931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8.9688999652863" calcext:value-type="float">
            <text:p>18.9688999653</text:p>
          </table:table-cell>
          <table:table-cell table:formula="of:=[.C668]/([.D668]-[.D667])" office:value-type="float" office:value="973066.028139955" calcext:value-type="float">
            <text:p>973066.028139955</text:p>
          </table:table-cell>
          <table:table-cell/>
          <table:table-cell office:value-type="float" office:value="1442769892.41" calcext:value-type="float">
            <text:p>1442769892.41</text:p>
          </table:table-cell>
          <table:table-cell table:formula="of:=[.G668]-[.B813]" office:value-type="float" office:value="7.76307010650635" calcext:value-type="float">
            <text:p>7.7630701065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69883.4476" calcext:value-type="float">
            <text:p>1442769883.4476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8.9771897792816" calcext:value-type="float">
            <text:p>18.9771897793</text:p>
          </table:table-cell>
          <table:table-cell table:formula="of:=[.C669]/([.D669]-[.D668])" office:value-type="float" office:value="976620.223871153" calcext:value-type="float">
            <text:p>976620.223871153</text:p>
          </table:table-cell>
          <table:table-cell/>
          <table:table-cell office:value-type="float" office:value="1442769892.41309" calcext:value-type="float">
            <text:p>1442769892.41309</text:p>
          </table:table-cell>
          <table:table-cell table:formula="of:=[.G669]-[.B814]" office:value-type="float" office:value="7.7578399181366" calcext:value-type="float">
            <text:p>7.7578399181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69883.45593" calcext:value-type="float">
            <text:p>1442769883.45593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8.9855198860168" calcext:value-type="float">
            <text:p>18.985519886</text:p>
          </table:table-cell>
          <table:table-cell table:formula="of:=[.C670]/([.D670]-[.D669])" office:value-type="float" office:value="971896.310255016" calcext:value-type="float">
            <text:p>971896.310255016</text:p>
          </table:table-cell>
          <table:table-cell/>
          <table:table-cell office:value-type="float" office:value="1442769892.43565" calcext:value-type="float">
            <text:p>1442769892.43565</text:p>
          </table:table-cell>
          <table:table-cell table:formula="of:=[.G670]-[.B815]" office:value-type="float" office:value="7.77206015586853" calcext:value-type="float">
            <text:p>7.772060155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69883.46425" calcext:value-type="float">
            <text:p>1442769883.46425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8.9938399791718" calcext:value-type="float">
            <text:p>18.9938399792</text:p>
          </table:table-cell>
          <table:table-cell table:formula="of:=[.C671]/([.D671]-[.D670])" office:value-type="float" office:value="973066.028139955" calcext:value-type="float">
            <text:p>973066.028139955</text:p>
          </table:table-cell>
          <table:table-cell/>
          <table:table-cell office:value-type="float" office:value="1442769892.43874" calcext:value-type="float">
            <text:p>1442769892.43874</text:p>
          </table:table-cell>
          <table:table-cell table:formula="of:=[.G671]-[.B816]" office:value-type="float" office:value="7.76684999465942" calcext:value-type="float">
            <text:p>7.7668499947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69883.47257" calcext:value-type="float">
            <text:p>1442769883.47257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9.0021598339081" calcext:value-type="float">
            <text:p>19.0021598339</text:p>
          </table:table-cell>
          <table:table-cell table:formula="of:=[.C672]/([.D672]-[.D671])" office:value-type="float" office:value="973093.912883998" calcext:value-type="float">
            <text:p>973093.912883998</text:p>
          </table:table-cell>
          <table:table-cell/>
          <table:table-cell office:value-type="float" office:value="1442769892.44183" calcext:value-type="float">
            <text:p>1442769892.44183</text:p>
          </table:table-cell>
          <table:table-cell table:formula="of:=[.G672]-[.B817]" office:value-type="float" office:value="7.76162981987" calcext:value-type="float">
            <text:p>7.7616298199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69883.48088" calcext:value-type="float">
            <text:p>1442769883.48088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9.0104699134827" calcext:value-type="float">
            <text:p>19.0104699135</text:p>
          </table:table-cell>
          <table:table-cell table:formula="of:=[.C673]/([.D673]-[.D672])" office:value-type="float" office:value="974238.565026539" calcext:value-type="float">
            <text:p>974238.565026539</text:p>
          </table:table-cell>
          <table:table-cell/>
          <table:table-cell office:value-type="float" office:value="1442769892.46145" calcext:value-type="float">
            <text:p>1442769892.46145</text:p>
          </table:table-cell>
          <table:table-cell table:formula="of:=[.G673]-[.B818]" office:value-type="float" office:value="7.77293014526367" calcext:value-type="float">
            <text:p>7.7729301453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69883.4892" calcext:value-type="float">
            <text:p>1442769883.4892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9.0187900066376" calcext:value-type="float">
            <text:p>19.0187900066</text:p>
          </table:table-cell>
          <table:table-cell table:formula="of:=[.C674]/([.D674]-[.D673])" office:value-type="float" office:value="973066.028139955" calcext:value-type="float">
            <text:p>973066.028139955</text:p>
          </table:table-cell>
          <table:table-cell/>
          <table:table-cell office:value-type="float" office:value="1442769892.46454" calcext:value-type="float">
            <text:p>1442769892.46454</text:p>
          </table:table-cell>
          <table:table-cell table:formula="of:=[.G674]-[.B819]" office:value-type="float" office:value="7.76767992973328" calcext:value-type="float">
            <text:p>7.7676799297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69883.49752" calcext:value-type="float">
            <text:p>1442769883.49752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9.0271098613739" calcext:value-type="float">
            <text:p>19.0271098614</text:p>
          </table:table-cell>
          <table:table-cell table:formula="of:=[.C675]/([.D675]-[.D674])" office:value-type="float" office:value="973093.912883998" calcext:value-type="float">
            <text:p>973093.912883998</text:p>
          </table:table-cell>
          <table:table-cell/>
          <table:table-cell office:value-type="float" office:value="1442769892.46763" calcext:value-type="float">
            <text:p>1442769892.46763</text:p>
          </table:table-cell>
          <table:table-cell table:formula="of:=[.G675]-[.B820]" office:value-type="float" office:value="7.76243996620178" calcext:value-type="float">
            <text:p>7.762439966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69883.50588" calcext:value-type="float">
            <text:p>1442769883.50588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9.0354700088501" calcext:value-type="float">
            <text:p>19.0354700089</text:p>
          </table:table-cell>
          <table:table-cell table:formula="of:=[.C676]/([.D676]-[.D675])" office:value-type="float" office:value="968403.969314131" calcext:value-type="float">
            <text:p>968403.969314131</text:p>
          </table:table-cell>
          <table:table-cell/>
          <table:table-cell office:value-type="float" office:value="1442769892.48719" calcext:value-type="float">
            <text:p>1442769892.48719</text:p>
          </table:table-cell>
          <table:table-cell table:formula="of:=[.G676]-[.B821]" office:value-type="float" office:value="7.77364993095398" calcext:value-type="float">
            <text:p>7.773649931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69883.51425" calcext:value-type="float">
            <text:p>1442769883.51425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9.043839931488" calcext:value-type="float">
            <text:p>19.0438399315</text:p>
          </table:table-cell>
          <table:table-cell table:formula="of:=[.C677]/([.D677]-[.D676])" office:value-type="float" office:value="967272.97852219" calcext:value-type="float">
            <text:p>967272.97852219</text:p>
          </table:table-cell>
          <table:table-cell/>
          <table:table-cell office:value-type="float" office:value="1442769892.4903" calcext:value-type="float">
            <text:p>1442769892.4903</text:p>
          </table:table-cell>
          <table:table-cell table:formula="of:=[.G677]-[.B822]" office:value-type="float" office:value="7.76847982406616" calcext:value-type="float">
            <text:p>7.7684798241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69883.5226" calcext:value-type="float">
            <text:p>1442769883.5226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9.0521898269653" calcext:value-type="float">
            <text:p>19.052189827</text:p>
          </table:table-cell>
          <table:table-cell table:formula="of:=[.C678]/([.D678]-[.D677])" office:value-type="float" office:value="969592.9753869" calcext:value-type="float">
            <text:p>969592.9753869</text:p>
          </table:table-cell>
          <table:table-cell/>
          <table:table-cell office:value-type="float" office:value="1442769892.49339" calcext:value-type="float">
            <text:p>1442769892.49339</text:p>
          </table:table-cell>
          <table:table-cell table:formula="of:=[.G678]-[.B823]" office:value-type="float" office:value="7.76324009895325" calcext:value-type="float">
            <text:p>7.763240099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69883.53094" calcext:value-type="float">
            <text:p>1442769883.53094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9.0605299472809" calcext:value-type="float">
            <text:p>19.0605299473</text:p>
          </table:table-cell>
          <table:table-cell table:formula="of:=[.C679]/([.D679]-[.D678])" office:value-type="float" office:value="970729.401217804" calcext:value-type="float">
            <text:p>970729.401217804</text:p>
          </table:table-cell>
          <table:table-cell/>
          <table:table-cell office:value-type="float" office:value="1442769892.5129" calcext:value-type="float">
            <text:p>1442769892.5129</text:p>
          </table:table-cell>
          <table:table-cell table:formula="of:=[.G679]-[.B824]" office:value-type="float" office:value="7.77441000938416" calcext:value-type="float">
            <text:p>7.774410009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69883.53925" calcext:value-type="float">
            <text:p>1442769883.53925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9.0688397884369" calcext:value-type="float">
            <text:p>19.0688397884</text:p>
          </table:table-cell>
          <table:table-cell table:formula="of:=[.C680]/([.D680]-[.D679])" office:value-type="float" office:value="974266.517013829" calcext:value-type="float">
            <text:p>974266.517013829</text:p>
          </table:table-cell>
          <table:table-cell/>
          <table:table-cell office:value-type="float" office:value="1442769892.51599" calcext:value-type="float">
            <text:p>1442769892.51599</text:p>
          </table:table-cell>
          <table:table-cell table:formula="of:=[.G680]-[.B825]" office:value-type="float" office:value="7.76921010017395" calcext:value-type="float">
            <text:p>7.7692101002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69883.54757" calcext:value-type="float">
            <text:p>1442769883.54757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9.0771598815918" calcext:value-type="float">
            <text:p>19.0771598816</text:p>
          </table:table-cell>
          <table:table-cell table:formula="of:=[.C681]/([.D681]-[.D680])" office:value-type="float" office:value="973066.028139955" calcext:value-type="float">
            <text:p>973066.028139955</text:p>
          </table:table-cell>
          <table:table-cell/>
          <table:table-cell office:value-type="float" office:value="1442769892.51908" calcext:value-type="float">
            <text:p>1442769892.51908</text:p>
          </table:table-cell>
          <table:table-cell table:formula="of:=[.G681]-[.B826]" office:value-type="float" office:value="7.7639799118042" calcext:value-type="float">
            <text:p>7.763979911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69883.55587" calcext:value-type="float">
            <text:p>1442769883.55587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9.0854599475861" calcext:value-type="float">
            <text:p>19.0854599476</text:p>
          </table:table-cell>
          <table:table-cell table:formula="of:=[.C682]/([.D682]-[.D681])" office:value-type="float" office:value="975413.931117686" calcext:value-type="float">
            <text:p>975413.931117686</text:p>
          </table:table-cell>
          <table:table-cell/>
          <table:table-cell office:value-type="float" office:value="1442769892.53884" calcext:value-type="float">
            <text:p>1442769892.53884</text:p>
          </table:table-cell>
          <table:table-cell table:formula="of:=[.G682]-[.B827]" office:value-type="float" office:value="7.77541995048523" calcext:value-type="float">
            <text:p>7.7754199505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69883.56417" calcext:value-type="float">
            <text:p>1442769883.56417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9.0937597751617" calcext:value-type="float">
            <text:p>19.0937597752</text:p>
          </table:table-cell>
          <table:table-cell table:formula="of:=[.C683]/([.D683]-[.D682])" office:value-type="float" office:value="975441.95059175" calcext:value-type="float">
            <text:p>975441.95059175</text:p>
          </table:table-cell>
          <table:table-cell/>
          <table:table-cell office:value-type="float" office:value="1442769892.54194" calcext:value-type="float">
            <text:p>1442769892.54194</text:p>
          </table:table-cell>
          <table:table-cell table:formula="of:=[.G683]-[.B828]" office:value-type="float" office:value="7.77019000053406" calcext:value-type="float">
            <text:p>7.770190000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69883.57244" calcext:value-type="float">
            <text:p>1442769883.57244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9.102029800415" calcext:value-type="float">
            <text:p>19.1020298004</text:p>
          </table:table-cell>
          <table:table-cell table:formula="of:=[.C684]/([.D684]-[.D683])" office:value-type="float" office:value="978957.107388935" calcext:value-type="float">
            <text:p>978957.107388935</text:p>
          </table:table-cell>
          <table:table-cell/>
          <table:table-cell office:value-type="float" office:value="1442769892.54504" calcext:value-type="float">
            <text:p>1442769892.54504</text:p>
          </table:table-cell>
          <table:table-cell table:formula="of:=[.G684]-[.B829]" office:value-type="float" office:value="7.76495981216431" calcext:value-type="float">
            <text:p>7.7649598122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69883.58075" calcext:value-type="float">
            <text:p>1442769883.58075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9.1103398799896" calcext:value-type="float">
            <text:p>19.11033988</text:p>
          </table:table-cell>
          <table:table-cell table:formula="of:=[.C685]/([.D685]-[.D684])" office:value-type="float" office:value="974238.565026539" calcext:value-type="float">
            <text:p>974238.565026539</text:p>
          </table:table-cell>
          <table:table-cell/>
          <table:table-cell office:value-type="float" office:value="1442769892.56455" calcext:value-type="float">
            <text:p>1442769892.56455</text:p>
          </table:table-cell>
          <table:table-cell table:formula="of:=[.G685]-[.B830]" office:value-type="float" office:value="7.77614998817444" calcext:value-type="float">
            <text:p>7.7761499882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69883.58907" calcext:value-type="float">
            <text:p>1442769883.58907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9.1186599731445" calcext:value-type="float">
            <text:p>19.1186599731</text:p>
          </table:table-cell>
          <table:table-cell table:formula="of:=[.C686]/([.D686]-[.D685])" office:value-type="float" office:value="973066.028139955" calcext:value-type="float">
            <text:p>973066.028139955</text:p>
          </table:table-cell>
          <table:table-cell/>
          <table:table-cell office:value-type="float" office:value="1442769892.5677" calcext:value-type="float">
            <text:p>1442769892.5677</text:p>
          </table:table-cell>
          <table:table-cell table:formula="of:=[.G686]-[.B831]" office:value-type="float" office:value="7.77097988128662" calcext:value-type="float">
            <text:p>7.770979881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69883.59738" calcext:value-type="float">
            <text:p>1442769883.59738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9.1269698143005" calcext:value-type="float">
            <text:p>19.1269698143</text:p>
          </table:table-cell>
          <table:table-cell table:formula="of:=[.C687]/([.D687]-[.D686])" office:value-type="float" office:value="974266.517013829" calcext:value-type="float">
            <text:p>974266.517013829</text:p>
          </table:table-cell>
          <table:table-cell/>
          <table:table-cell office:value-type="float" office:value="1442769892.59027" calcext:value-type="float">
            <text:p>1442769892.59027</text:p>
          </table:table-cell>
          <table:table-cell table:formula="of:=[.G687]-[.B832]" office:value-type="float" office:value="7.78523015975952" calcext:value-type="float">
            <text:p>7.7852301598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69883.60567" calcext:value-type="float">
            <text:p>1442769883.60567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9.1352598667145" calcext:value-type="float">
            <text:p>19.1352598667</text:p>
          </table:table-cell>
          <table:table-cell table:formula="of:=[.C688]/([.D688]-[.D687])" office:value-type="float" office:value="976592.136665612" calcext:value-type="float">
            <text:p>976592.136665612</text:p>
          </table:table-cell>
          <table:table-cell/>
          <table:table-cell office:value-type="float" office:value="1442769892.59338" calcext:value-type="float">
            <text:p>1442769892.59338</text:p>
          </table:table-cell>
          <table:table-cell table:formula="of:=[.G688]-[.B833]" office:value-type="float" office:value="7.7799699306488" calcext:value-type="float">
            <text:p>7.779969930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69883.61396" calcext:value-type="float">
            <text:p>1442769883.61396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9.1435499191284" calcext:value-type="float">
            <text:p>19.1435499191</text:p>
          </table:table-cell>
          <table:table-cell table:formula="of:=[.C689]/([.D689]-[.D688])" office:value-type="float" office:value="976592.136665612" calcext:value-type="float">
            <text:p>976592.136665612</text:p>
          </table:table-cell>
          <table:table-cell/>
          <table:table-cell office:value-type="float" office:value="1442769892.59646" calcext:value-type="float">
            <text:p>1442769892.59646</text:p>
          </table:table-cell>
          <table:table-cell table:formula="of:=[.G689]-[.B834]" office:value-type="float" office:value="7.77476000785828" calcext:value-type="float">
            <text:p>7.7747600079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69883.62228" calcext:value-type="float">
            <text:p>1442769883.62228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9.1518697738647" calcext:value-type="float">
            <text:p>19.1518697739</text:p>
          </table:table-cell>
          <table:table-cell table:formula="of:=[.C690]/([.D690]-[.D689])" office:value-type="float" office:value="973093.912883998" calcext:value-type="float">
            <text:p>973093.912883998</text:p>
          </table:table-cell>
          <table:table-cell/>
          <table:table-cell office:value-type="float" office:value="1442769892.61579" calcext:value-type="float">
            <text:p>1442769892.61579</text:p>
          </table:table-cell>
          <table:table-cell table:formula="of:=[.G690]-[.B835]" office:value-type="float" office:value="7.78573989868164" calcext:value-type="float">
            <text:p>7.7857398987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69883.63054" calcext:value-type="float">
            <text:p>1442769883.63054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9.1601297855377" calcext:value-type="float">
            <text:p>19.1601297855</text:p>
          </table:table-cell>
          <table:table-cell table:formula="of:=[.C691]/([.D691]-[.D690])" office:value-type="float" office:value="980143.893317939" calcext:value-type="float">
            <text:p>980143.893317939</text:p>
          </table:table-cell>
          <table:table-cell/>
          <table:table-cell office:value-type="float" office:value="1442769892.61885" calcext:value-type="float">
            <text:p>1442769892.61885</text:p>
          </table:table-cell>
          <table:table-cell table:formula="of:=[.G691]-[.B836]" office:value-type="float" office:value="7.78045010566711" calcext:value-type="float">
            <text:p>7.7804501057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69883.63883" calcext:value-type="float">
            <text:p>1442769883.63883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9.1684198379517" calcext:value-type="float">
            <text:p>19.168419838</text:p>
          </table:table-cell>
          <table:table-cell table:formula="of:=[.C692]/([.D692]-[.D691])" office:value-type="float" office:value="976592.136665612" calcext:value-type="float">
            <text:p>976592.136665612</text:p>
          </table:table-cell>
          <table:table-cell/>
          <table:table-cell office:value-type="float" office:value="1442769892.62192" calcext:value-type="float">
            <text:p>1442769892.62192</text:p>
          </table:table-cell>
          <table:table-cell table:formula="of:=[.G692]-[.B837]" office:value-type="float" office:value="7.77519011497498" calcext:value-type="float">
            <text:p>7.775190115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69883.64709" calcext:value-type="float">
            <text:p>1442769883.64709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9.1766798496246" calcext:value-type="float">
            <text:p>19.1766798496</text:p>
          </table:table-cell>
          <table:table-cell table:formula="of:=[.C693]/([.D693]-[.D692])" office:value-type="float" office:value="980143.893317939" calcext:value-type="float">
            <text:p>980143.893317939</text:p>
          </table:table-cell>
          <table:table-cell/>
          <table:table-cell office:value-type="float" office:value="1442769892.64172" calcext:value-type="float">
            <text:p>1442769892.64172</text:p>
          </table:table-cell>
          <table:table-cell table:formula="of:=[.G693]-[.B838]" office:value-type="float" office:value="7.78666996955872" calcext:value-type="float">
            <text:p>7.7866699696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69883.65537" calcext:value-type="float">
            <text:p>1442769883.65537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9.1849598884583" calcext:value-type="float">
            <text:p>19.1849598885</text:p>
          </table:table-cell>
          <table:table-cell table:formula="of:=[.C694]/([.D694]-[.D693])" office:value-type="float" office:value="977773.191972127" calcext:value-type="float">
            <text:p>977773.191972127</text:p>
          </table:table-cell>
          <table:table-cell/>
          <table:table-cell office:value-type="float" office:value="1442769892.6448" calcext:value-type="float">
            <text:p>1442769892.6448</text:p>
          </table:table-cell>
          <table:table-cell table:formula="of:=[.G694]-[.B839]" office:value-type="float" office:value="7.78139996528626" calcext:value-type="float">
            <text:p>7.7813999653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69883.66375" calcext:value-type="float">
            <text:p>1442769883.66375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9.1933398246765" calcext:value-type="float">
            <text:p>19.1933398247</text:p>
          </table:table-cell>
          <table:table-cell table:formula="of:=[.C695]/([.D695]-[.D694])" office:value-type="float" office:value="966117.138500057" calcext:value-type="float">
            <text:p>966117.138500057</text:p>
          </table:table-cell>
          <table:table-cell/>
          <table:table-cell office:value-type="float" office:value="1442769892.64789" calcext:value-type="float">
            <text:p>1442769892.64789</text:p>
          </table:table-cell>
          <table:table-cell table:formula="of:=[.G695]-[.B840]" office:value-type="float" office:value="7.77617001533508" calcext:value-type="float">
            <text:p>7.776170015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69883.67207" calcext:value-type="float">
            <text:p>1442769883.67207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9.2016599178314" calcext:value-type="float">
            <text:p>19.2016599178</text:p>
          </table:table-cell>
          <table:table-cell table:formula="of:=[.C696]/([.D696]-[.D695])" office:value-type="float" office:value="973066.028139955" calcext:value-type="float">
            <text:p>973066.028139955</text:p>
          </table:table-cell>
          <table:table-cell/>
          <table:table-cell office:value-type="float" office:value="1442769892.66746" calcext:value-type="float">
            <text:p>1442769892.66746</text:p>
          </table:table-cell>
          <table:table-cell table:formula="of:=[.G696]-[.B841]" office:value-type="float" office:value="7.78742003440857" calcext:value-type="float">
            <text:p>7.787420034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69883.68044" calcext:value-type="float">
            <text:p>1442769883.68044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9.2100298404694" calcext:value-type="float">
            <text:p>19.2100298405</text:p>
          </table:table-cell>
          <table:table-cell table:formula="of:=[.C697]/([.D697]-[.D696])" office:value-type="float" office:value="967272.97852219" calcext:value-type="float">
            <text:p>967272.97852219</text:p>
          </table:table-cell>
          <table:table-cell/>
          <table:table-cell office:value-type="float" office:value="1442769892.67055" calcext:value-type="float">
            <text:p>1442769892.67055</text:p>
          </table:table-cell>
          <table:table-cell table:formula="of:=[.G697]-[.B842]" office:value-type="float" office:value="7.78218007087708" calcext:value-type="float">
            <text:p>7.7821800709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69883.68876" calcext:value-type="float">
            <text:p>1442769883.68876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9.2183499336243" calcext:value-type="float">
            <text:p>19.2183499336</text:p>
          </table:table-cell>
          <table:table-cell table:formula="of:=[.C698]/([.D698]-[.D697])" office:value-type="float" office:value="973066.028139955" calcext:value-type="float">
            <text:p>973066.028139955</text:p>
          </table:table-cell>
          <table:table-cell/>
          <table:table-cell office:value-type="float" office:value="1442769892.67364" calcext:value-type="float">
            <text:p>1442769892.67364</text:p>
          </table:table-cell>
          <table:table-cell table:formula="of:=[.G698]-[.B843]" office:value-type="float" office:value="7.7769501209259" calcext:value-type="float">
            <text:p>7.7769501209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69883.69709" calcext:value-type="float">
            <text:p>1442769883.69709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9.2266798019409" calcext:value-type="float">
            <text:p>19.2266798019</text:p>
          </table:table-cell>
          <table:table-cell table:formula="of:=[.C699]/([.D699]-[.D698])" office:value-type="float" office:value="971924.127998168" calcext:value-type="float">
            <text:p>971924.127998168</text:p>
          </table:table-cell>
          <table:table-cell/>
          <table:table-cell office:value-type="float" office:value="1442769892.69321" calcext:value-type="float">
            <text:p>1442769892.69321</text:p>
          </table:table-cell>
          <table:table-cell table:formula="of:=[.G699]-[.B844]" office:value-type="float" office:value="7.78819990158081" calcext:value-type="float">
            <text:p>7.788199901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69883.70542" calcext:value-type="float">
            <text:p>1442769883.70542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9.2350099086761" calcext:value-type="float">
            <text:p>19.2350099087</text:p>
          </table:table-cell>
          <table:table-cell table:formula="of:=[.C700]/([.D700]-[.D699])" office:value-type="float" office:value="971896.310255016" calcext:value-type="float">
            <text:p>971896.310255016</text:p>
          </table:table-cell>
          <table:table-cell/>
          <table:table-cell office:value-type="float" office:value="1442769892.69628" calcext:value-type="float">
            <text:p>1442769892.69628</text:p>
          </table:table-cell>
          <table:table-cell table:formula="of:=[.G700]-[.B845]" office:value-type="float" office:value="7.78291010856628" calcext:value-type="float">
            <text:p>7.7829101086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69883.71375" calcext:value-type="float">
            <text:p>1442769883.71375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9.2433397769928" calcext:value-type="float">
            <text:p>19.243339777</text:p>
          </table:table-cell>
          <table:table-cell table:formula="of:=[.C701]/([.D701]-[.D700])" office:value-type="float" office:value="971924.127998168" calcext:value-type="float">
            <text:p>971924.127998168</text:p>
          </table:table-cell>
          <table:table-cell/>
          <table:table-cell office:value-type="float" office:value="1442769892.69935" calcext:value-type="float">
            <text:p>1442769892.69935</text:p>
          </table:table-cell>
          <table:table-cell table:formula="of:=[.G701]-[.B846]" office:value-type="float" office:value="7.77765011787415" calcext:value-type="float">
            <text:p>7.777650117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69883.72209" calcext:value-type="float">
            <text:p>1442769883.72209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9.2516798973083" calcext:value-type="float">
            <text:p>19.2516798973</text:p>
          </table:table-cell>
          <table:table-cell table:formula="of:=[.C702]/([.D702]-[.D701])" office:value-type="float" office:value="970729.401217804" calcext:value-type="float">
            <text:p>970729.401217804</text:p>
          </table:table-cell>
          <table:table-cell/>
          <table:table-cell office:value-type="float" office:value="1442769892.7189" calcext:value-type="float">
            <text:p>1442769892.7189</text:p>
          </table:table-cell>
          <table:table-cell table:formula="of:=[.G702]-[.B847]" office:value-type="float" office:value="7.7888400554657" calcext:value-type="float">
            <text:p>7.7888400555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69883.73041" calcext:value-type="float">
            <text:p>1442769883.73041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9.2599999904633" calcext:value-type="float">
            <text:p>19.2599999905</text:p>
          </table:table-cell>
          <table:table-cell table:formula="of:=[.C703]/([.D703]-[.D702])" office:value-type="float" office:value="973066.028139955" calcext:value-type="float">
            <text:p>973066.028139955</text:p>
          </table:table-cell>
          <table:table-cell/>
          <table:table-cell office:value-type="float" office:value="1442769892.72198" calcext:value-type="float">
            <text:p>1442769892.72198</text:p>
          </table:table-cell>
          <table:table-cell table:formula="of:=[.G703]-[.B848]" office:value-type="float" office:value="7.78359007835388" calcext:value-type="float">
            <text:p>7.7835900784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69883.73875" calcext:value-type="float">
            <text:p>1442769883.73875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9.2683398723602" calcext:value-type="float">
            <text:p>19.2683398724</text:p>
          </table:table-cell>
          <table:table-cell table:formula="of:=[.C704]/([.D704]-[.D703])" office:value-type="float" office:value="970757.152201258" calcext:value-type="float">
            <text:p>970757.152201258</text:p>
          </table:table-cell>
          <table:table-cell/>
          <table:table-cell office:value-type="float" office:value="1442769892.72507" calcext:value-type="float">
            <text:p>1442769892.72507</text:p>
          </table:table-cell>
          <table:table-cell table:formula="of:=[.G704]-[.B849]" office:value-type="float" office:value="7.77834010124207" calcext:value-type="float">
            <text:p>7.778340101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69883.74705" calcext:value-type="float">
            <text:p>1442769883.74705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9.2766399383545" calcext:value-type="float">
            <text:p>19.2766399384</text:p>
          </table:table-cell>
          <table:table-cell table:formula="of:=[.C705]/([.D705]-[.D704])" office:value-type="float" office:value="975413.931117686" calcext:value-type="float">
            <text:p>975413.931117686</text:p>
          </table:table-cell>
          <table:table-cell/>
          <table:table-cell office:value-type="float" office:value="1442769892.74468" calcext:value-type="float">
            <text:p>1442769892.74468</text:p>
          </table:table-cell>
          <table:table-cell table:formula="of:=[.G705]-[.B850]" office:value-type="float" office:value="7.78964996337891" calcext:value-type="float">
            <text:p>7.789649963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69883.75542" calcext:value-type="float">
            <text:p>1442769883.75542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9.2850098609924" calcext:value-type="float">
            <text:p>19.285009861</text:p>
          </table:table-cell>
          <table:table-cell table:formula="of:=[.C706]/([.D706]-[.D705])" office:value-type="float" office:value="967272.97852219" calcext:value-type="float">
            <text:p>967272.97852219</text:p>
          </table:table-cell>
          <table:table-cell/>
          <table:table-cell office:value-type="float" office:value="1442769892.74776" calcext:value-type="float">
            <text:p>1442769892.74776</text:p>
          </table:table-cell>
          <table:table-cell table:formula="of:=[.G706]-[.B851]" office:value-type="float" office:value="7.78439998626709" calcext:value-type="float">
            <text:p>7.784399986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69883.76372" calcext:value-type="float">
            <text:p>1442769883.76372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9.2933099269867" calcext:value-type="float">
            <text:p>19.293309927</text:p>
          </table:table-cell>
          <table:table-cell table:formula="of:=[.C707]/([.D707]-[.D706])" office:value-type="float" office:value="975413.931117686" calcext:value-type="float">
            <text:p>975413.931117686</text:p>
          </table:table-cell>
          <table:table-cell/>
          <table:table-cell office:value-type="float" office:value="1442769892.77049" calcext:value-type="float">
            <text:p>1442769892.77049</text:p>
          </table:table-cell>
          <table:table-cell table:formula="of:=[.G707]-[.B852]" office:value-type="float" office:value="7.79881000518799" calcext:value-type="float">
            <text:p>7.798810005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69883.77202" calcext:value-type="float">
            <text:p>1442769883.77202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9.301609992981" calcext:value-type="float">
            <text:p>19.301609993</text:p>
          </table:table-cell>
          <table:table-cell table:formula="of:=[.C708]/([.D708]-[.D707])" office:value-type="float" office:value="975413.931117686" calcext:value-type="float">
            <text:p>975413.931117686</text:p>
          </table:table-cell>
          <table:table-cell/>
          <table:table-cell office:value-type="float" office:value="1442769892.77358" calcext:value-type="float">
            <text:p>1442769892.77358</text:p>
          </table:table-cell>
          <table:table-cell table:formula="of:=[.G708]-[.B853]" office:value-type="float" office:value="7.79356002807617" calcext:value-type="float">
            <text:p>7.7935600281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69883.78036" calcext:value-type="float">
            <text:p>1442769883.78036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9.3099498748779" calcext:value-type="float">
            <text:p>19.3099498749</text:p>
          </table:table-cell>
          <table:table-cell table:formula="of:=[.C709]/([.D709]-[.D708])" office:value-type="float" office:value="970757.152201258" calcext:value-type="float">
            <text:p>970757.152201258</text:p>
          </table:table-cell>
          <table:table-cell/>
          <table:table-cell office:value-type="float" office:value="1442769892.77667" calcext:value-type="float">
            <text:p>1442769892.77667</text:p>
          </table:table-cell>
          <table:table-cell table:formula="of:=[.G709]-[.B854]" office:value-type="float" office:value="7.78832006454468" calcext:value-type="float">
            <text:p>7.7883200645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69883.78871" calcext:value-type="float">
            <text:p>1442769883.78871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9.3183000087738" calcext:value-type="float">
            <text:p>19.3183000088</text:p>
          </table:table-cell>
          <table:table-cell table:formula="of:=[.C710]/([.D710]-[.D709])" office:value-type="float" office:value="969565.290923108" calcext:value-type="float">
            <text:p>969565.290923108</text:p>
          </table:table-cell>
          <table:table-cell/>
          <table:table-cell office:value-type="float" office:value="1442769892.79611" calcext:value-type="float">
            <text:p>1442769892.79611</text:p>
          </table:table-cell>
          <table:table-cell table:formula="of:=[.G710]-[.B855]" office:value-type="float" office:value="7.79943990707397" calcext:value-type="float">
            <text:p>7.7994399071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69883.79705" calcext:value-type="float">
            <text:p>1442769883.79705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9.3266398906708" calcext:value-type="float">
            <text:p>19.3266398907</text:p>
          </table:table-cell>
          <table:table-cell table:formula="of:=[.C711]/([.D711]-[.D710])" office:value-type="float" office:value="970757.152201258" calcext:value-type="float">
            <text:p>970757.152201258</text:p>
          </table:table-cell>
          <table:table-cell/>
          <table:table-cell office:value-type="float" office:value="1442769892.79921" calcext:value-type="float">
            <text:p>1442769892.79921</text:p>
          </table:table-cell>
          <table:table-cell table:formula="of:=[.G711]-[.B856]" office:value-type="float" office:value="7.793869972229" calcext:value-type="float">
            <text:p>7.793869972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69883.80538" calcext:value-type="float">
            <text:p>1442769883.80538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9.334969997406" calcext:value-type="float">
            <text:p>19.3349699974</text:p>
          </table:table-cell>
          <table:table-cell table:formula="of:=[.C712]/([.D712]-[.D711])" office:value-type="float" office:value="971896.310255016" calcext:value-type="float">
            <text:p>971896.310255016</text:p>
          </table:table-cell>
          <table:table-cell/>
          <table:table-cell office:value-type="float" office:value="1442769892.80227" calcext:value-type="float">
            <text:p>1442769892.80227</text:p>
          </table:table-cell>
          <table:table-cell table:formula="of:=[.G712]-[.B857]" office:value-type="float" office:value="7.78847002983093" calcext:value-type="float">
            <text:p>7.788470029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69883.8137" calcext:value-type="float">
            <text:p>1442769883.8137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9.3432898521423" calcext:value-type="float">
            <text:p>19.3432898521</text:p>
          </table:table-cell>
          <table:table-cell table:formula="of:=[.C713]/([.D713]-[.D712])" office:value-type="float" office:value="973093.912883998" calcext:value-type="float">
            <text:p>973093.912883998</text:p>
          </table:table-cell>
          <table:table-cell/>
          <table:table-cell office:value-type="float" office:value="1442769892.82189" calcext:value-type="float">
            <text:p>1442769892.82189</text:p>
          </table:table-cell>
          <table:table-cell table:formula="of:=[.G713]-[.B858]" office:value-type="float" office:value="7.79966020584106" calcext:value-type="float">
            <text:p>7.7996602058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69883.82208" calcext:value-type="float">
            <text:p>1442769883.82208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9.3516697883606" calcext:value-type="float">
            <text:p>19.3516697884</text:p>
          </table:table-cell>
          <table:table-cell table:formula="of:=[.C714]/([.D714]-[.D713])" office:value-type="float" office:value="966117.138500057" calcext:value-type="float">
            <text:p>966117.138500057</text:p>
          </table:table-cell>
          <table:table-cell/>
          <table:table-cell office:value-type="float" office:value="1442769892.82502" calcext:value-type="float">
            <text:p>1442769892.82502</text:p>
          </table:table-cell>
          <table:table-cell table:formula="of:=[.G714]-[.B859]" office:value-type="float" office:value="7.79433012008667" calcext:value-type="float">
            <text:p>7.7943301201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69883.83047" calcext:value-type="float">
            <text:p>1442769883.83047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9.3600599765778" calcext:value-type="float">
            <text:p>19.3600599766</text:p>
          </table:table-cell>
          <table:table-cell table:formula="of:=[.C715]/([.D715]-[.D714])" office:value-type="float" office:value="964936.636753716" calcext:value-type="float">
            <text:p>964936.636753716</text:p>
          </table:table-cell>
          <table:table-cell/>
          <table:table-cell office:value-type="float" office:value="1442769892.82811" calcext:value-type="float">
            <text:p>1442769892.82811</text:p>
          </table:table-cell>
          <table:table-cell table:formula="of:=[.G715]-[.B860]" office:value-type="float" office:value="7.78894996643066" calcext:value-type="float">
            <text:p>7.7889499664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69883.8388" calcext:value-type="float">
            <text:p>1442769883.8388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9.3683898448944" calcext:value-type="float">
            <text:p>19.3683898449</text:p>
          </table:table-cell>
          <table:table-cell table:formula="of:=[.C716]/([.D716]-[.D715])" office:value-type="float" office:value="971924.127998168" calcext:value-type="float">
            <text:p>971924.127998168</text:p>
          </table:table-cell>
          <table:table-cell/>
          <table:table-cell office:value-type="float" office:value="1442769892.84762" calcext:value-type="float">
            <text:p>1442769892.84762</text:p>
          </table:table-cell>
          <table:table-cell table:formula="of:=[.G716]-[.B861]" office:value-type="float" office:value="7.80000996589661" calcext:value-type="float">
            <text:p>7.8000099659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69883.8471" calcext:value-type="float">
            <text:p>1442769883.8471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9.3766899108887" calcext:value-type="float">
            <text:p>19.3766899109</text:p>
          </table:table-cell>
          <table:table-cell table:formula="of:=[.C717]/([.D717]-[.D716])" office:value-type="float" office:value="975413.931117686" calcext:value-type="float">
            <text:p>975413.931117686</text:p>
          </table:table-cell>
          <table:table-cell/>
          <table:table-cell office:value-type="float" office:value="1442769892.8507" calcext:value-type="float">
            <text:p>1442769892.8507</text:p>
          </table:table-cell>
          <table:table-cell table:formula="of:=[.G717]-[.B862]" office:value-type="float" office:value="7.79461979866028" calcext:value-type="float">
            <text:p>7.794619798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69883.85544" calcext:value-type="float">
            <text:p>1442769883.85544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9.3850297927856" calcext:value-type="float">
            <text:p>19.3850297928</text:p>
          </table:table-cell>
          <table:table-cell table:formula="of:=[.C718]/([.D718]-[.D717])" office:value-type="float" office:value="970757.152201258" calcext:value-type="float">
            <text:p>970757.152201258</text:p>
          </table:table-cell>
          <table:table-cell/>
          <table:table-cell office:value-type="float" office:value="1442769892.85379" calcext:value-type="float">
            <text:p>1442769892.85379</text:p>
          </table:table-cell>
          <table:table-cell table:formula="of:=[.G718]-[.B863]" office:value-type="float" office:value="7.78923010826111" calcext:value-type="float">
            <text:p>7.7892301083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69883.86377" calcext:value-type="float">
            <text:p>1442769883.86377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9.3933598995209" calcext:value-type="float">
            <text:p>19.3933598995</text:p>
          </table:table-cell>
          <table:table-cell table:formula="of:=[.C719]/([.D719]-[.D718])" office:value-type="float" office:value="971896.310255016" calcext:value-type="float">
            <text:p>971896.310255016</text:p>
          </table:table-cell>
          <table:table-cell/>
          <table:table-cell office:value-type="float" office:value="1442769892.87334" calcext:value-type="float">
            <text:p>1442769892.87334</text:p>
          </table:table-cell>
          <table:table-cell table:formula="of:=[.G719]-[.B864]" office:value-type="float" office:value="7.80029988288879" calcext:value-type="float">
            <text:p>7.8002998829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69883.87214" calcext:value-type="float">
            <text:p>1442769883.87214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9.4017298221588" calcext:value-type="float">
            <text:p>19.4017298222</text:p>
          </table:table-cell>
          <table:table-cell table:formula="of:=[.C720]/([.D720]-[.D719])" office:value-type="float" office:value="967272.97852219" calcext:value-type="float">
            <text:p>967272.97852219</text:p>
          </table:table-cell>
          <table:table-cell/>
          <table:table-cell office:value-type="float" office:value="1442769892.87643" calcext:value-type="float">
            <text:p>1442769892.87643</text:p>
          </table:table-cell>
          <table:table-cell table:formula="of:=[.G720]-[.B865]" office:value-type="float" office:value="7.79495000839233" calcext:value-type="float">
            <text:p>7.7949500084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69883.88049" calcext:value-type="float">
            <text:p>1442769883.88049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9.4100799560547" calcext:value-type="float">
            <text:p>19.4100799561</text:p>
          </table:table-cell>
          <table:table-cell table:formula="of:=[.C721]/([.D721]-[.D720])" office:value-type="float" office:value="969565.290923108" calcext:value-type="float">
            <text:p>969565.290923108</text:p>
          </table:table-cell>
          <table:table-cell/>
          <table:table-cell office:value-type="float" office:value="1442769892.87952" calcext:value-type="float">
            <text:p>1442769892.87952</text:p>
          </table:table-cell>
          <table:table-cell table:formula="of:=[.G721]-[.B866]" office:value-type="float" office:value="7.78957986831665" calcext:value-type="float">
            <text:p>7.789579868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69883.88886" calcext:value-type="float">
            <text:p>1442769883.88886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9.4184498786926" calcext:value-type="float">
            <text:p>19.4184498787</text:p>
          </table:table-cell>
          <table:table-cell table:formula="of:=[.C722]/([.D722]-[.D721])" office:value-type="float" office:value="967272.97852219" calcext:value-type="float">
            <text:p>967272.97852219</text:p>
          </table:table-cell>
          <table:table-cell/>
          <table:table-cell office:value-type="float" office:value="1442769892.88623" calcext:value-type="float">
            <text:p>1442769892.88623</text:p>
          </table:table-cell>
          <table:table-cell table:formula="of:=[.G722]-[.B867]" office:value-type="float" office:value="7.7877299785614" calcext:value-type="float">
            <text:p>7.7877299786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69883.89719" calcext:value-type="float">
            <text:p>1442769883.89719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9.4267799854279" calcext:value-type="float">
            <text:p>19.4267799854</text:p>
          </table:table-cell>
          <table:table-cell table:formula="of:=[.C723]/([.D723]-[.D722])" office:value-type="float" office:value="971896.310255016" calcext:value-type="float">
            <text:p>971896.310255016</text:p>
          </table:table-cell>
          <table:table-cell/>
          <table:table-cell office:value-type="float" office:value="1442769892.912" calcext:value-type="float">
            <text:p>1442769892.912</text:p>
          </table:table-cell>
          <table:table-cell table:formula="of:=[.G723]-[.B868]" office:value-type="float" office:value="7.80502986907959" calcext:value-type="float">
            <text:p>7.805029869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69883.90556" calcext:value-type="float">
            <text:p>1442769883.90556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9.4351499080658" calcext:value-type="float">
            <text:p>19.4351499081</text:p>
          </table:table-cell>
          <table:table-cell table:formula="of:=[.C724]/([.D724]-[.D723])" office:value-type="float" office:value="967272.97852219" calcext:value-type="float">
            <text:p>967272.97852219</text:p>
          </table:table-cell>
          <table:table-cell/>
          <table:table-cell office:value-type="float" office:value="1442769892.91509" calcext:value-type="float">
            <text:p>1442769892.91509</text:p>
          </table:table-cell>
          <table:table-cell table:formula="of:=[.G724]-[.B869]" office:value-type="float" office:value="7.79964017868042" calcext:value-type="float">
            <text:p>7.7996401787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69883.91385" calcext:value-type="float">
            <text:p>1442769883.91385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9.4434399604797" calcext:value-type="float">
            <text:p>19.4434399605</text:p>
          </table:table-cell>
          <table:table-cell table:formula="of:=[.C725]/([.D725]-[.D724])" office:value-type="float" office:value="976592.136665612" calcext:value-type="float">
            <text:p>976592.136665612</text:p>
          </table:table-cell>
          <table:table-cell/>
          <table:table-cell office:value-type="float" office:value="1442769892.91818" calcext:value-type="float">
            <text:p>1442769892.91818</text:p>
          </table:table-cell>
          <table:table-cell table:formula="of:=[.G725]-[.B870]" office:value-type="float" office:value="7.79427003860474" calcext:value-type="float">
            <text:p>7.7942700386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69883.92217" calcext:value-type="float">
            <text:p>1442769883.92217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9.4517598152161" calcext:value-type="float">
            <text:p>19.4517598152</text:p>
          </table:table-cell>
          <table:table-cell table:formula="of:=[.C726]/([.D726]-[.D725])" office:value-type="float" office:value="973093.912883998" calcext:value-type="float">
            <text:p>973093.912883998</text:p>
          </table:table-cell>
          <table:table-cell/>
          <table:table-cell office:value-type="float" office:value="1442769892.93773" calcext:value-type="float">
            <text:p>1442769892.93773</text:p>
          </table:table-cell>
          <table:table-cell table:formula="of:=[.G726]-[.B871]" office:value-type="float" office:value="7.80539011955261" calcext:value-type="float">
            <text:p>7.805390119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69883.9305" calcext:value-type="float">
            <text:p>1442769883.9305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9.4600899219513" calcext:value-type="float">
            <text:p>19.460089922</text:p>
          </table:table-cell>
          <table:table-cell table:formula="of:=[.C727]/([.D727]-[.D726])" office:value-type="float" office:value="971896.310255016" calcext:value-type="float">
            <text:p>971896.310255016</text:p>
          </table:table-cell>
          <table:table-cell/>
          <table:table-cell office:value-type="float" office:value="1442769892.94082" calcext:value-type="float">
            <text:p>1442769892.94082</text:p>
          </table:table-cell>
          <table:table-cell table:formula="of:=[.G727]-[.B872]" office:value-type="float" office:value="7.8000500202179" calcext:value-type="float">
            <text:p>7.8000500202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69883.93883" calcext:value-type="float">
            <text:p>1442769883.93883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9.4684197902679" calcext:value-type="float">
            <text:p>19.4684197903</text:p>
          </table:table-cell>
          <table:table-cell table:formula="of:=[.C728]/([.D728]-[.D727])" office:value-type="float" office:value="971924.127998168" calcext:value-type="float">
            <text:p>971924.127998168</text:p>
          </table:table-cell>
          <table:table-cell/>
          <table:table-cell office:value-type="float" office:value="1442769892.94391" calcext:value-type="float">
            <text:p>1442769892.94391</text:p>
          </table:table-cell>
          <table:table-cell table:formula="of:=[.G728]-[.B873]" office:value-type="float" office:value="7.79468989372253" calcext:value-type="float">
            <text:p>7.7946898937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69883.94716" calcext:value-type="float">
            <text:p>1442769883.94716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9.4767498970032" calcext:value-type="float">
            <text:p>19.476749897</text:p>
          </table:table-cell>
          <table:table-cell table:formula="of:=[.C729]/([.D729]-[.D728])" office:value-type="float" office:value="971896.310255016" calcext:value-type="float">
            <text:p>971896.310255016</text:p>
          </table:table-cell>
          <table:table-cell/>
          <table:table-cell office:value-type="float" office:value="1442769892.96337" calcext:value-type="float">
            <text:p>1442769892.96337</text:p>
          </table:table-cell>
          <table:table-cell table:formula="of:=[.G729]-[.B874]" office:value-type="float" office:value="7.80562996864319" calcext:value-type="float">
            <text:p>7.805629968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69883.95549" calcext:value-type="float">
            <text:p>1442769883.95549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9.4850800037384" calcext:value-type="float">
            <text:p>19.4850800037</text:p>
          </table:table-cell>
          <table:table-cell table:formula="of:=[.C730]/([.D730]-[.D729])" office:value-type="float" office:value="971896.310255016" calcext:value-type="float">
            <text:p>971896.310255016</text:p>
          </table:table-cell>
          <table:table-cell/>
          <table:table-cell office:value-type="float" office:value="1442769892.96646" calcext:value-type="float">
            <text:p>1442769892.96646</text:p>
          </table:table-cell>
          <table:table-cell table:formula="of:=[.G730]-[.B875]" office:value-type="float" office:value="7.80025005340576" calcext:value-type="float">
            <text:p>7.800250053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69883.9638" calcext:value-type="float">
            <text:p>1442769883.9638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9.4933898448944" calcext:value-type="float">
            <text:p>19.4933898449</text:p>
          </table:table-cell>
          <table:table-cell table:formula="of:=[.C731]/([.D731]-[.D730])" office:value-type="float" office:value="974266.517013829" calcext:value-type="float">
            <text:p>974266.517013829</text:p>
          </table:table-cell>
          <table:table-cell/>
          <table:table-cell office:value-type="float" office:value="1442769892.96955" calcext:value-type="float">
            <text:p>1442769892.96955</text:p>
          </table:table-cell>
          <table:table-cell table:formula="of:=[.G731]-[.B876]" office:value-type="float" office:value="7.79487991333008" calcext:value-type="float">
            <text:p>7.7948799133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69883.97213" calcext:value-type="float">
            <text:p>1442769883.97213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9.5017199516296" calcext:value-type="float">
            <text:p>19.5017199516</text:p>
          </table:table-cell>
          <table:table-cell table:formula="of:=[.C732]/([.D732]-[.D731])" office:value-type="float" office:value="971896.310255016" calcext:value-type="float">
            <text:p>971896.310255016</text:p>
          </table:table-cell>
          <table:table-cell/>
          <table:table-cell office:value-type="float" office:value="1442769892.98934" calcext:value-type="float">
            <text:p>1442769892.98934</text:p>
          </table:table-cell>
          <table:table-cell table:formula="of:=[.G732]-[.B877]" office:value-type="float" office:value="7.80624008178711" calcext:value-type="float">
            <text:p>7.8062400818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69883.98045" calcext:value-type="float">
            <text:p>1442769883.98045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9.510039806366" calcext:value-type="float">
            <text:p>19.5100398064</text:p>
          </table:table-cell>
          <table:table-cell table:formula="of:=[.C733]/([.D733]-[.D732])" office:value-type="float" office:value="973093.912883998" calcext:value-type="float">
            <text:p>973093.912883998</text:p>
          </table:table-cell>
          <table:table-cell/>
          <table:table-cell office:value-type="float" office:value="1442769892.99242" calcext:value-type="float">
            <text:p>1442769892.99242</text:p>
          </table:table-cell>
          <table:table-cell table:formula="of:=[.G733]-[.B878]" office:value-type="float" office:value="7.80089998245239" calcext:value-type="float">
            <text:p>7.8008999825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69883.98884" calcext:value-type="float">
            <text:p>1442769883.98884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9.5184299945831" calcext:value-type="float">
            <text:p>19.5184299946</text:p>
          </table:table-cell>
          <table:table-cell table:formula="of:=[.C734]/([.D734]-[.D733])" office:value-type="float" office:value="964936.636753716" calcext:value-type="float">
            <text:p>964936.636753716</text:p>
          </table:table-cell>
          <table:table-cell/>
          <table:table-cell office:value-type="float" office:value="1442769893.015" calcext:value-type="float">
            <text:p>1442769893.015</text:p>
          </table:table-cell>
          <table:table-cell table:formula="of:=[.G734]-[.B879]" office:value-type="float" office:value="7.81506013870239" calcext:value-type="float">
            <text:p>7.815060138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69883.99717" calcext:value-type="float">
            <text:p>1442769883.99717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9.5267598628998" calcext:value-type="float">
            <text:p>19.5267598629</text:p>
          </table:table-cell>
          <table:table-cell table:formula="of:=[.C735]/([.D735]-[.D734])" office:value-type="float" office:value="971924.127998168" calcext:value-type="float">
            <text:p>971924.127998168</text:p>
          </table:table-cell>
          <table:table-cell/>
          <table:table-cell office:value-type="float" office:value="1442769893.01783" calcext:value-type="float">
            <text:p>1442769893.01783</text:p>
          </table:table-cell>
          <table:table-cell table:formula="of:=[.G735]-[.B880]" office:value-type="float" office:value="7.8094699382782" calcext:value-type="float">
            <text:p>7.809469938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69884.00557" calcext:value-type="float">
            <text:p>1442769884.00557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9.5351598262787" calcext:value-type="float">
            <text:p>19.5351598263</text:p>
          </table:table-cell>
          <table:table-cell table:formula="of:=[.C736]/([.D736]-[.D735])" office:value-type="float" office:value="963813.725703906" calcext:value-type="float">
            <text:p>963813.725703906</text:p>
          </table:table-cell>
          <table:table-cell/>
          <table:table-cell office:value-type="float" office:value="1442769893.02065" calcext:value-type="float">
            <text:p>1442769893.02065</text:p>
          </table:table-cell>
          <table:table-cell table:formula="of:=[.G736]-[.B881]" office:value-type="float" office:value="7.80385994911194" calcext:value-type="float">
            <text:p>7.8038599491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69884.0139" calcext:value-type="float">
            <text:p>1442769884.0139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9.5434899330139" calcext:value-type="float">
            <text:p>19.543489933</text:p>
          </table:table-cell>
          <table:table-cell table:formula="of:=[.C737]/([.D737]-[.D736])" office:value-type="float" office:value="971896.310255016" calcext:value-type="float">
            <text:p>971896.310255016</text:p>
          </table:table-cell>
          <table:table-cell/>
          <table:table-cell office:value-type="float" office:value="1442769893.04076" calcext:value-type="float">
            <text:p>1442769893.04076</text:p>
          </table:table-cell>
          <table:table-cell table:formula="of:=[.G737]-[.B882]" office:value-type="float" office:value="7.81555008888245" calcext:value-type="float">
            <text:p>7.8155500889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69884.02223" calcext:value-type="float">
            <text:p>1442769884.02223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9.5518198013306" calcext:value-type="float">
            <text:p>19.5518198013</text:p>
          </table:table-cell>
          <table:table-cell table:formula="of:=[.C738]/([.D738]-[.D737])" office:value-type="float" office:value="971924.127998168" calcext:value-type="float">
            <text:p>971924.127998168</text:p>
          </table:table-cell>
          <table:table-cell/>
          <table:table-cell office:value-type="float" office:value="1442769893.04359" calcext:value-type="float">
            <text:p>1442769893.04359</text:p>
          </table:table-cell>
          <table:table-cell table:formula="of:=[.G738]-[.B883]" office:value-type="float" office:value="7.8099000453949" calcext:value-type="float">
            <text:p>7.8099000454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69884.03054" calcext:value-type="float">
            <text:p>1442769884.03054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9.5601298809052" calcext:value-type="float">
            <text:p>19.5601298809</text:p>
          </table:table-cell>
          <table:table-cell table:formula="of:=[.C739]/([.D739]-[.D738])" office:value-type="float" office:value="974238.565026539" calcext:value-type="float">
            <text:p>974238.565026539</text:p>
          </table:table-cell>
          <table:table-cell/>
          <table:table-cell office:value-type="float" office:value="1442769893.04643" calcext:value-type="float">
            <text:p>1442769893.04643</text:p>
          </table:table-cell>
          <table:table-cell table:formula="of:=[.G739]-[.B884]" office:value-type="float" office:value="7.80431008338928" calcext:value-type="float">
            <text:p>7.8043100834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69884.03885" calcext:value-type="float">
            <text:p>1442769884.03885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9.5684399604797" calcext:value-type="float">
            <text:p>19.5684399605</text:p>
          </table:table-cell>
          <table:table-cell table:formula="of:=[.C740]/([.D740]-[.D739])" office:value-type="float" office:value="974238.565026539" calcext:value-type="float">
            <text:p>974238.565026539</text:p>
          </table:table-cell>
          <table:table-cell/>
          <table:table-cell office:value-type="float" office:value="1442769893.06657" calcext:value-type="float">
            <text:p>1442769893.06657</text:p>
          </table:table-cell>
          <table:table-cell table:formula="of:=[.G740]-[.B885]" office:value-type="float" office:value="7.81598997116089" calcext:value-type="float">
            <text:p>7.8159899712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69884.04716" calcext:value-type="float">
            <text:p>1442769884.04716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9.5767498016357" calcext:value-type="float">
            <text:p>19.5767498016</text:p>
          </table:table-cell>
          <table:table-cell table:formula="of:=[.C741]/([.D741]-[.D740])" office:value-type="float" office:value="974266.517013829" calcext:value-type="float">
            <text:p>974266.517013829</text:p>
          </table:table-cell>
          <table:table-cell/>
          <table:table-cell office:value-type="float" office:value="1442769893.06941" calcext:value-type="float">
            <text:p>1442769893.06941</text:p>
          </table:table-cell>
          <table:table-cell table:formula="of:=[.G741]-[.B886]" office:value-type="float" office:value="7.8104100227356" calcext:value-type="float">
            <text:p>7.8104100227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69884.05548" calcext:value-type="float">
            <text:p>1442769884.05548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9.5850698947907" calcext:value-type="float">
            <text:p>19.5850698948</text:p>
          </table:table-cell>
          <table:table-cell table:formula="of:=[.C742]/([.D742]-[.D741])" office:value-type="float" office:value="973066.028139955" calcext:value-type="float">
            <text:p>973066.028139955</text:p>
          </table:table-cell>
          <table:table-cell/>
          <table:table-cell office:value-type="float" office:value="1442769893.07225" calcext:value-type="float">
            <text:p>1442769893.07225</text:p>
          </table:table-cell>
          <table:table-cell table:formula="of:=[.G742]-[.B887]" office:value-type="float" office:value="7.80480980873108" calcext:value-type="float">
            <text:p>7.8048098087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69884.06379" calcext:value-type="float">
            <text:p>1442769884.06379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9.5933799743652" calcext:value-type="float">
            <text:p>19.5933799744</text:p>
          </table:table-cell>
          <table:table-cell table:formula="of:=[.C743]/([.D743]-[.D742])" office:value-type="float" office:value="974238.565026539" calcext:value-type="float">
            <text:p>974238.565026539</text:p>
          </table:table-cell>
          <table:table-cell/>
          <table:table-cell office:value-type="float" office:value="1442769893.09225" calcext:value-type="float">
            <text:p>1442769893.09225</text:p>
          </table:table-cell>
          <table:table-cell table:formula="of:=[.G743]-[.B888]" office:value-type="float" office:value="7.81640005111694" calcext:value-type="float">
            <text:p>7.81640005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69884.07211" calcext:value-type="float">
            <text:p>1442769884.07211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9.6016998291016" calcext:value-type="float">
            <text:p>19.6016998291</text:p>
          </table:table-cell>
          <table:table-cell table:formula="of:=[.C744]/([.D744]-[.D743])" office:value-type="float" office:value="973093.912883998" calcext:value-type="float">
            <text:p>973093.912883998</text:p>
          </table:table-cell>
          <table:table-cell/>
          <table:table-cell office:value-type="float" office:value="1442769893.09508" calcext:value-type="float">
            <text:p>1442769893.09508</text:p>
          </table:table-cell>
          <table:table-cell table:formula="of:=[.G744]-[.B889]" office:value-type="float" office:value="7.81080985069275" calcext:value-type="float">
            <text:p>7.8108098507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69884.08041" calcext:value-type="float">
            <text:p>1442769884.08041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9.6099998950958" calcext:value-type="float">
            <text:p>19.6099998951</text:p>
          </table:table-cell>
          <table:table-cell table:formula="of:=[.C745]/([.D745]-[.D744])" office:value-type="float" office:value="975413.931117686" calcext:value-type="float">
            <text:p>975413.931117686</text:p>
          </table:table-cell>
          <table:table-cell/>
          <table:table-cell office:value-type="float" office:value="1442769893.09792" calcext:value-type="float">
            <text:p>1442769893.09792</text:p>
          </table:table-cell>
          <table:table-cell table:formula="of:=[.G745]-[.B890]" office:value-type="float" office:value="7.80518984794617" calcext:value-type="float">
            <text:p>7.8051898479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69884.08871" calcext:value-type="float">
            <text:p>1442769884.08871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9.6182999610901" calcext:value-type="float">
            <text:p>19.6182999611</text:p>
          </table:table-cell>
          <table:table-cell table:formula="of:=[.C746]/([.D746]-[.D745])" office:value-type="float" office:value="975413.931117686" calcext:value-type="float">
            <text:p>975413.931117686</text:p>
          </table:table-cell>
          <table:table-cell/>
          <table:table-cell office:value-type="float" office:value="1442769893.10077" calcext:value-type="float">
            <text:p>1442769893.10077</text:p>
          </table:table-cell>
          <table:table-cell table:formula="of:=[.G746]-[.B891]" office:value-type="float" office:value="7.7996199131012" calcext:value-type="float">
            <text:p>7.7996199131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69884.09701" calcext:value-type="float">
            <text:p>1442769884.09701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9.6265997886658" calcext:value-type="float">
            <text:p>19.6265997887</text:p>
          </table:table-cell>
          <table:table-cell table:formula="of:=[.C747]/([.D747]-[.D746])" office:value-type="float" office:value="975441.95059175" calcext:value-type="float">
            <text:p>975441.95059175</text:p>
          </table:table-cell>
          <table:table-cell/>
          <table:table-cell office:value-type="float" office:value="1442769893.10361" calcext:value-type="float">
            <text:p>1442769893.10361</text:p>
          </table:table-cell>
          <table:table-cell table:formula="of:=[.G747]-[.B892]" office:value-type="float" office:value="7.79401993751526" calcext:value-type="float">
            <text:p>7.794019937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69884.10535" calcext:value-type="float">
            <text:p>1442769884.10535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9.6349399089813" calcext:value-type="float">
            <text:p>19.634939909</text:p>
          </table:table-cell>
          <table:table-cell table:formula="of:=[.C748]/([.D748]-[.D747])" office:value-type="float" office:value="970729.401217804" calcext:value-type="float">
            <text:p>970729.401217804</text:p>
          </table:table-cell>
          <table:table-cell/>
          <table:table-cell office:value-type="float" office:value="1442769893.10656" calcext:value-type="float">
            <text:p>1442769893.10656</text:p>
          </table:table-cell>
          <table:table-cell table:formula="of:=[.G748]-[.B893]" office:value-type="float" office:value="7.78856992721558" calcext:value-type="float">
            <text:p>7.7885699272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69884.11365" calcext:value-type="float">
            <text:p>1442769884.11365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9.6432399749756" calcext:value-type="float">
            <text:p>19.643239975</text:p>
          </table:table-cell>
          <table:table-cell table:formula="of:=[.C749]/([.D749]-[.D748])" office:value-type="float" office:value="975413.931117686" calcext:value-type="float">
            <text:p>975413.931117686</text:p>
          </table:table-cell>
          <table:table-cell/>
          <table:table-cell office:value-type="float" office:value="1442769893.10937" calcext:value-type="float">
            <text:p>1442769893.10937</text:p>
          </table:table-cell>
          <table:table-cell table:formula="of:=[.G749]-[.B894]" office:value-type="float" office:value="7.78294992446899" calcext:value-type="float">
            <text:p>7.782949924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69884.12197" calcext:value-type="float">
            <text:p>1442769884.12197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9.6515598297119" calcext:value-type="float">
            <text:p>19.6515598297</text:p>
          </table:table-cell>
          <table:table-cell table:formula="of:=[.C750]/([.D750]-[.D749])" office:value-type="float" office:value="973093.912883998" calcext:value-type="float">
            <text:p>973093.912883998</text:p>
          </table:table-cell>
          <table:table-cell/>
          <table:table-cell office:value-type="float" office:value="1442769893.11221" calcext:value-type="float">
            <text:p>1442769893.11221</text:p>
          </table:table-cell>
          <table:table-cell table:formula="of:=[.G750]-[.B895]" office:value-type="float" office:value="7.77743005752564" calcext:value-type="float">
            <text:p>7.7774300575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69884.13035" calcext:value-type="float">
            <text:p>1442769884.13035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9.6599400043488" calcext:value-type="float">
            <text:p>19.6599400043</text:p>
          </table:table-cell>
          <table:table-cell table:formula="of:=[.C751]/([.D751]-[.D750])" office:value-type="float" office:value="966089.652166491" calcext:value-type="float">
            <text:p>966089.652166491</text:p>
          </table:table-cell>
          <table:table-cell/>
          <table:table-cell office:value-type="float" office:value="1442769893.11505" calcext:value-type="float">
            <text:p>1442769893.11505</text:p>
          </table:table-cell>
          <table:table-cell table:formula="of:=[.G751]-[.B896]" office:value-type="float" office:value="7.77191996574402" calcext:value-type="float">
            <text:p>7.771919965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69884.13868" calcext:value-type="float">
            <text:p>1442769884.13868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9.6682698726654" calcext:value-type="float">
            <text:p>19.6682698727</text:p>
          </table:table-cell>
          <table:table-cell table:formula="of:=[.C752]/([.D752]-[.D751])" office:value-type="float" office:value="971924.127998168" calcext:value-type="float">
            <text:p>971924.127998168</text:p>
          </table:table-cell>
          <table:table-cell/>
          <table:table-cell office:value-type="float" office:value="1442769893.12373" calcext:value-type="float">
            <text:p>1442769893.12373</text:p>
          </table:table-cell>
          <table:table-cell table:formula="of:=[.G752]-[.B897]" office:value-type="float" office:value="7.77226996421814" calcext:value-type="float">
            <text:p>7.7722699642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69884.147" calcext:value-type="float">
            <text:p>1442769884.147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9.6765899658203" calcext:value-type="float">
            <text:p>19.6765899658</text:p>
          </table:table-cell>
          <table:table-cell table:formula="of:=[.C753]/([.D753]-[.D752])" office:value-type="float" office:value="973066.028139955" calcext:value-type="float">
            <text:p>973066.028139955</text:p>
          </table:table-cell>
          <table:table-cell/>
          <table:table-cell office:value-type="float" office:value="1442769893.12657" calcext:value-type="float">
            <text:p>1442769893.12657</text:p>
          </table:table-cell>
          <table:table-cell table:formula="of:=[.G753]-[.B898]" office:value-type="float" office:value="7.76674008369446" calcext:value-type="float">
            <text:p>7.7667400837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69884.15532" calcext:value-type="float">
            <text:p>1442769884.15532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9.6849098205566" calcext:value-type="float">
            <text:p>19.6849098206</text:p>
          </table:table-cell>
          <table:table-cell table:formula="of:=[.C754]/([.D754]-[.D753])" office:value-type="float" office:value="973093.912883998" calcext:value-type="float">
            <text:p>973093.912883998</text:p>
          </table:table-cell>
          <table:table-cell/>
          <table:table-cell office:value-type="float" office:value="1442769893.1478" calcext:value-type="float">
            <text:p>1442769893.1478</text:p>
          </table:table-cell>
          <table:table-cell table:formula="of:=[.G754]-[.B899]" office:value-type="float" office:value="7.77961993217468" calcext:value-type="float">
            <text:p>7.779619932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69884.16367" calcext:value-type="float">
            <text:p>1442769884.16367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9.6932599544525" calcext:value-type="float">
            <text:p>19.6932599545</text:p>
          </table:table-cell>
          <table:table-cell table:formula="of:=[.C755]/([.D755]-[.D754])" office:value-type="float" office:value="969565.290923108" calcext:value-type="float">
            <text:p>969565.290923108</text:p>
          </table:table-cell>
          <table:table-cell/>
          <table:table-cell office:value-type="float" office:value="1442769893.15063" calcext:value-type="float">
            <text:p>1442769893.15063</text:p>
          </table:table-cell>
          <table:table-cell table:formula="of:=[.G755]-[.B900]" office:value-type="float" office:value="7.77410006523132" calcext:value-type="float">
            <text:p>7.7741000652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69884.17199" calcext:value-type="float">
            <text:p>1442769884.17199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9.7015798091888" calcext:value-type="float">
            <text:p>19.7015798092</text:p>
          </table:table-cell>
          <table:table-cell table:formula="of:=[.C756]/([.D756]-[.D755])" office:value-type="float" office:value="973093.912883998" calcext:value-type="float">
            <text:p>973093.912883998</text:p>
          </table:table-cell>
          <table:table-cell/>
          <table:table-cell office:value-type="float" office:value="1442769893.15346" calcext:value-type="float">
            <text:p>1442769893.15346</text:p>
          </table:table-cell>
          <table:table-cell table:formula="of:=[.G756]-[.B901]" office:value-type="float" office:value="7.76854991912842" calcext:value-type="float">
            <text:p>7.768549919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69884.18031" calcext:value-type="float">
            <text:p>1442769884.18031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9.7098999023438" calcext:value-type="float">
            <text:p>19.7098999023</text:p>
          </table:table-cell>
          <table:table-cell table:formula="of:=[.C757]/([.D757]-[.D756])" office:value-type="float" office:value="973066.028139955" calcext:value-type="float">
            <text:p>973066.028139955</text:p>
          </table:table-cell>
          <table:table-cell/>
          <table:table-cell office:value-type="float" office:value="1442769893.17196" calcext:value-type="float">
            <text:p>1442769893.17196</text:p>
          </table:table-cell>
          <table:table-cell table:formula="of:=[.G757]-[.B902]" office:value-type="float" office:value="7.7786500453949" calcext:value-type="float">
            <text:p>7.778650045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69884.18862" calcext:value-type="float">
            <text:p>1442769884.18862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9.7182099819183" calcext:value-type="float">
            <text:p>19.7182099819</text:p>
          </table:table-cell>
          <table:table-cell table:formula="of:=[.C758]/([.D758]-[.D757])" office:value-type="float" office:value="974238.565026539" calcext:value-type="float">
            <text:p>974238.565026539</text:p>
          </table:table-cell>
          <table:table-cell/>
          <table:table-cell office:value-type="float" office:value="1442769893.17479" calcext:value-type="float">
            <text:p>1442769893.17479</text:p>
          </table:table-cell>
          <table:table-cell table:formula="of:=[.G758]-[.B903]" office:value-type="float" office:value="7.77308988571167" calcext:value-type="float">
            <text:p>7.7730898857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69884.19695" calcext:value-type="float">
            <text:p>1442769884.19695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9.726539850235" calcext:value-type="float">
            <text:p>19.7265398502</text:p>
          </table:table-cell>
          <table:table-cell table:formula="of:=[.C759]/([.D759]-[.D758])" office:value-type="float" office:value="971924.127998168" calcext:value-type="float">
            <text:p>971924.127998168</text:p>
          </table:table-cell>
          <table:table-cell/>
          <table:table-cell office:value-type="float" office:value="1442769893.17762" calcext:value-type="float">
            <text:p>1442769893.17762</text:p>
          </table:table-cell>
          <table:table-cell table:formula="of:=[.G759]-[.B904]" office:value-type="float" office:value="7.76750993728638" calcext:value-type="float">
            <text:p>7.7675099373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69884.20531" calcext:value-type="float">
            <text:p>1442769884.20531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9.7348999977112" calcext:value-type="float">
            <text:p>19.7348999977</text:p>
          </table:table-cell>
          <table:table-cell table:formula="of:=[.C760]/([.D760]-[.D759])" office:value-type="float" office:value="968403.969314131" calcext:value-type="float">
            <text:p>968403.969314131</text:p>
          </table:table-cell>
          <table:table-cell/>
          <table:table-cell office:value-type="float" office:value="1442769893.19619" calcext:value-type="float">
            <text:p>1442769893.19619</text:p>
          </table:table-cell>
          <table:table-cell table:formula="of:=[.G760]-[.B905]" office:value-type="float" office:value="7.77766013145447" calcext:value-type="float">
            <text:p>7.7776601315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69884.21368" calcext:value-type="float">
            <text:p>1442769884.21368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9.7432699203491" calcext:value-type="float">
            <text:p>19.7432699203</text:p>
          </table:table-cell>
          <table:table-cell table:formula="of:=[.C761]/([.D761]-[.D760])" office:value-type="float" office:value="967272.97852219" calcext:value-type="float">
            <text:p>967272.97852219</text:p>
          </table:table-cell>
          <table:table-cell/>
          <table:table-cell office:value-type="float" office:value="1442769893.19902" calcext:value-type="float">
            <text:p>1442769893.19902</text:p>
          </table:table-cell>
          <table:table-cell table:formula="of:=[.G761]-[.B906]" office:value-type="float" office:value="7.77209997177124" calcext:value-type="float">
            <text:p>7.772099971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69884.22205" calcext:value-type="float">
            <text:p>1442769884.22205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9.7516398429871" calcext:value-type="float">
            <text:p>19.751639843</text:p>
          </table:table-cell>
          <table:table-cell table:formula="of:=[.C762]/([.D762]-[.D761])" office:value-type="float" office:value="967272.97852219" calcext:value-type="float">
            <text:p>967272.97852219</text:p>
          </table:table-cell>
          <table:table-cell/>
          <table:table-cell office:value-type="float" office:value="1442769893.20184" calcext:value-type="float">
            <text:p>1442769893.20184</text:p>
          </table:table-cell>
          <table:table-cell table:formula="of:=[.G762]-[.B907]" office:value-type="float" office:value="7.7664999961853" calcext:value-type="float">
            <text:p>7.766499996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69884.23038" calcext:value-type="float">
            <text:p>1442769884.23038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9.7599699497223" calcext:value-type="float">
            <text:p>19.7599699497</text:p>
          </table:table-cell>
          <table:table-cell table:formula="of:=[.C763]/([.D763]-[.D762])" office:value-type="float" office:value="971896.310255016" calcext:value-type="float">
            <text:p>971896.310255016</text:p>
          </table:table-cell>
          <table:table-cell/>
          <table:table-cell office:value-type="float" office:value="1442769893.22041" calcext:value-type="float">
            <text:p>1442769893.22041</text:p>
          </table:table-cell>
          <table:table-cell table:formula="of:=[.G763]-[.B908]" office:value-type="float" office:value="7.77665019035339" calcext:value-type="float">
            <text:p>7.776650190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69884.23871" calcext:value-type="float">
            <text:p>1442769884.23871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9.7682998180389" calcext:value-type="float">
            <text:p>19.768299818</text:p>
          </table:table-cell>
          <table:table-cell table:formula="of:=[.C764]/([.D764]-[.D763])" office:value-type="float" office:value="971924.127998168" calcext:value-type="float">
            <text:p>971924.127998168</text:p>
          </table:table-cell>
          <table:table-cell/>
          <table:table-cell office:value-type="float" office:value="1442769893.22324" calcext:value-type="float">
            <text:p>1442769893.22324</text:p>
          </table:table-cell>
          <table:table-cell table:formula="of:=[.G764]-[.B909]" office:value-type="float" office:value="7.77100992202759" calcext:value-type="float">
            <text:p>7.77100992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69884.24705" calcext:value-type="float">
            <text:p>1442769884.24705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9.7766399383545" calcext:value-type="float">
            <text:p>19.7766399384</text:p>
          </table:table-cell>
          <table:table-cell table:formula="of:=[.C765]/([.D765]-[.D764])" office:value-type="float" office:value="970729.401217804" calcext:value-type="float">
            <text:p>970729.401217804</text:p>
          </table:table-cell>
          <table:table-cell/>
          <table:table-cell office:value-type="float" office:value="1442769893.22614" calcext:value-type="float">
            <text:p>1442769893.22614</text:p>
          </table:table-cell>
          <table:table-cell table:formula="of:=[.G765]-[.B910]" office:value-type="float" office:value="7.76549005508423" calcext:value-type="float">
            <text:p>7.765490055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69884.25541" calcext:value-type="float">
            <text:p>1442769884.25541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9.7849998474121" calcext:value-type="float">
            <text:p>19.7849998474</text:p>
          </table:table-cell>
          <table:table-cell table:formula="of:=[.C766]/([.D766]-[.D765])" office:value-type="float" office:value="968431.587497148" calcext:value-type="float">
            <text:p>968431.587497148</text:p>
          </table:table-cell>
          <table:table-cell/>
          <table:table-cell office:value-type="float" office:value="1442769893.24461" calcext:value-type="float">
            <text:p>1442769893.24461</text:p>
          </table:table-cell>
          <table:table-cell table:formula="of:=[.G766]-[.B911]" office:value-type="float" office:value="7.7756199836731" calcext:value-type="float">
            <text:p>7.7756199837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69884.26374" calcext:value-type="float">
            <text:p>1442769884.26374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9.7933299541473" calcext:value-type="float">
            <text:p>19.7933299541</text:p>
          </table:table-cell>
          <table:table-cell table:formula="of:=[.C767]/([.D767]-[.D766])" office:value-type="float" office:value="971896.310255016" calcext:value-type="float">
            <text:p>971896.310255016</text:p>
          </table:table-cell>
          <table:table-cell/>
          <table:table-cell office:value-type="float" office:value="1442769893.24744" calcext:value-type="float">
            <text:p>1442769893.24744</text:p>
          </table:table-cell>
          <table:table-cell table:formula="of:=[.G767]-[.B912]" office:value-type="float" office:value="7.77009010314941" calcext:value-type="float">
            <text:p>7.770090103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69884.2721" calcext:value-type="float">
            <text:p>1442769884.2721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9.801689863205" calcext:value-type="float">
            <text:p>19.8016898632</text:p>
          </table:table-cell>
          <table:table-cell table:formula="of:=[.C768]/([.D768]-[.D767])" office:value-type="float" office:value="968431.587497148" calcext:value-type="float">
            <text:p>968431.587497148</text:p>
          </table:table-cell>
          <table:table-cell/>
          <table:table-cell office:value-type="float" office:value="1442769893.25028" calcext:value-type="float">
            <text:p>1442769893.25028</text:p>
          </table:table-cell>
          <table:table-cell table:formula="of:=[.G768]-[.B913]" office:value-type="float" office:value="7.76449990272522" calcext:value-type="float">
            <text:p>7.7644999027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69884.28042" calcext:value-type="float">
            <text:p>1442769884.28042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9.8100099563599" calcext:value-type="float">
            <text:p>19.8100099564</text:p>
          </table:table-cell>
          <table:table-cell table:formula="of:=[.C769]/([.D769]-[.D768])" office:value-type="float" office:value="973066.028139955" calcext:value-type="float">
            <text:p>973066.028139955</text:p>
          </table:table-cell>
          <table:table-cell/>
          <table:table-cell office:value-type="float" office:value="1442769893.26883" calcext:value-type="float">
            <text:p>1442769893.26883</text:p>
          </table:table-cell>
          <table:table-cell table:formula="of:=[.G769]-[.B914]" office:value-type="float" office:value="7.77464008331299" calcext:value-type="float">
            <text:p>7.7746400833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69884.28875" calcext:value-type="float">
            <text:p>1442769884.28875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9.8183398246765" calcext:value-type="float">
            <text:p>19.8183398247</text:p>
          </table:table-cell>
          <table:table-cell table:formula="of:=[.C770]/([.D770]-[.D769])" office:value-type="float" office:value="971924.127998168" calcext:value-type="float">
            <text:p>971924.127998168</text:p>
          </table:table-cell>
          <table:table-cell/>
          <table:table-cell office:value-type="float" office:value="1442769893.27166" calcext:value-type="float">
            <text:p>1442769893.27166</text:p>
          </table:table-cell>
          <table:table-cell table:formula="of:=[.G770]-[.B915]" office:value-type="float" office:value="7.76905012130737" calcext:value-type="float">
            <text:p>7.7690501213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69884.29706" calcext:value-type="float">
            <text:p>1442769884.29706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9.8266499042511" calcext:value-type="float">
            <text:p>19.8266499043</text:p>
          </table:table-cell>
          <table:table-cell table:formula="of:=[.C771]/([.D771]-[.D770])" office:value-type="float" office:value="974238.565026539" calcext:value-type="float">
            <text:p>974238.565026539</text:p>
          </table:table-cell>
          <table:table-cell/>
          <table:table-cell office:value-type="float" office:value="1442769893.27449" calcext:value-type="float">
            <text:p>1442769893.27449</text:p>
          </table:table-cell>
          <table:table-cell table:formula="of:=[.G771]-[.B916]" office:value-type="float" office:value="7.76347017288208" calcext:value-type="float">
            <text:p>7.763470172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69884.30539" calcext:value-type="float">
            <text:p>1442769884.30539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9.8349797725678" calcext:value-type="float">
            <text:p>19.8349797726</text:p>
          </table:table-cell>
          <table:table-cell table:formula="of:=[.C772]/([.D772]-[.D771])" office:value-type="float" office:value="971924.127998168" calcext:value-type="float">
            <text:p>971924.127998168</text:p>
          </table:table-cell>
          <table:table-cell/>
          <table:table-cell office:value-type="float" office:value="1442769893.29294" calcext:value-type="float">
            <text:p>1442769893.29294</text:p>
          </table:table-cell>
          <table:table-cell table:formula="of:=[.G772]-[.B917]" office:value-type="float" office:value="7.77354979515076" calcext:value-type="float">
            <text:p>7.7735497952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69884.31371" calcext:value-type="float">
            <text:p>1442769884.31371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9.8432998657227" calcext:value-type="float">
            <text:p>19.8432998657</text:p>
          </table:table-cell>
          <table:table-cell table:formula="of:=[.C773]/([.D773]-[.D772])" office:value-type="float" office:value="973066.028139955" calcext:value-type="float">
            <text:p>973066.028139955</text:p>
          </table:table-cell>
          <table:table-cell/>
          <table:table-cell office:value-type="float" office:value="1442769893.29577" calcext:value-type="float">
            <text:p>1442769893.29577</text:p>
          </table:table-cell>
          <table:table-cell table:formula="of:=[.G773]-[.B918]" office:value-type="float" office:value="7.76795983314514" calcext:value-type="float">
            <text:p>7.767959833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69884.32204" calcext:value-type="float">
            <text:p>1442769884.32204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9.8516299724579" calcext:value-type="float">
            <text:p>19.8516299725</text:p>
          </table:table-cell>
          <table:table-cell table:formula="of:=[.C774]/([.D774]-[.D773])" office:value-type="float" office:value="971896.310255016" calcext:value-type="float">
            <text:p>971896.310255016</text:p>
          </table:table-cell>
          <table:table-cell/>
          <table:table-cell office:value-type="float" office:value="1442769893.31717" calcext:value-type="float">
            <text:p>1442769893.31717</text:p>
          </table:table-cell>
          <table:table-cell table:formula="of:=[.G774]-[.B919]" office:value-type="float" office:value="7.7809100151062" calcext:value-type="float">
            <text:p>7.780910015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69884.33036" calcext:value-type="float">
            <text:p>1442769884.33036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9.8599498271942" calcext:value-type="float">
            <text:p>19.8599498272</text:p>
          </table:table-cell>
          <table:table-cell table:formula="of:=[.C775]/([.D775]-[.D774])" office:value-type="float" office:value="973093.912883998" calcext:value-type="float">
            <text:p>973093.912883998</text:p>
          </table:table-cell>
          <table:table-cell/>
          <table:table-cell office:value-type="float" office:value="1442769893.32" calcext:value-type="float">
            <text:p>1442769893.32</text:p>
          </table:table-cell>
          <table:table-cell table:formula="of:=[.G775]-[.B920]" office:value-type="float" office:value="7.77531003952026" calcext:value-type="float">
            <text:p>7.7753100395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69884.33868" calcext:value-type="float">
            <text:p>1442769884.33868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9.8682699203491" calcext:value-type="float">
            <text:p>19.8682699203</text:p>
          </table:table-cell>
          <table:table-cell table:formula="of:=[.C776]/([.D776]-[.D775])" office:value-type="float" office:value="973066.028139955" calcext:value-type="float">
            <text:p>973066.028139955</text:p>
          </table:table-cell>
          <table:table-cell/>
          <table:table-cell office:value-type="float" office:value="1442769893.32284" calcext:value-type="float">
            <text:p>1442769893.32284</text:p>
          </table:table-cell>
          <table:table-cell table:formula="of:=[.G776]-[.B921]" office:value-type="float" office:value="7.76973009109497" calcext:value-type="float">
            <text:p>7.7697300911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69884.34697" calcext:value-type="float">
            <text:p>1442769884.34697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9.8765599727631" calcext:value-type="float">
            <text:p>19.8765599728</text:p>
          </table:table-cell>
          <table:table-cell table:formula="of:=[.C777]/([.D777]-[.D776])" office:value-type="float" office:value="976592.136665612" calcext:value-type="float">
            <text:p>976592.136665612</text:p>
          </table:table-cell>
          <table:table-cell/>
          <table:table-cell office:value-type="float" office:value="1442769893.34151" calcext:value-type="float">
            <text:p>1442769893.34151</text:p>
          </table:table-cell>
          <table:table-cell table:formula="of:=[.G777]-[.B922]" office:value-type="float" office:value="7.78000998497009" calcext:value-type="float">
            <text:p>7.780009985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69884.35529" calcext:value-type="float">
            <text:p>1442769884.35529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9.8848798274994" calcext:value-type="float">
            <text:p>19.8848798275</text:p>
          </table:table-cell>
          <table:table-cell table:formula="of:=[.C778]/([.D778]-[.D777])" office:value-type="float" office:value="973093.912883998" calcext:value-type="float">
            <text:p>973093.912883998</text:p>
          </table:table-cell>
          <table:table-cell/>
          <table:table-cell office:value-type="float" office:value="1442769893.34434" calcext:value-type="float">
            <text:p>1442769893.34434</text:p>
          </table:table-cell>
          <table:table-cell table:formula="of:=[.G778]-[.B923]" office:value-type="float" office:value="7.77437996864319" calcext:value-type="float">
            <text:p>7.774379968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69884.36358" calcext:value-type="float">
            <text:p>1442769884.36358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9.8931698799133" calcext:value-type="float">
            <text:p>19.8931698799</text:p>
          </table:table-cell>
          <table:table-cell table:formula="of:=[.C779]/([.D779]-[.D778])" office:value-type="float" office:value="976592.136665612" calcext:value-type="float">
            <text:p>976592.136665612</text:p>
          </table:table-cell>
          <table:table-cell/>
          <table:table-cell office:value-type="float" office:value="1442769893.34717" calcext:value-type="float">
            <text:p>1442769893.34717</text:p>
          </table:table-cell>
          <table:table-cell table:formula="of:=[.G779]-[.B924]" office:value-type="float" office:value="7.76881003379822" calcext:value-type="float">
            <text:p>7.768810033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69884.37191" calcext:value-type="float">
            <text:p>1442769884.37191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9.9014999866486" calcext:value-type="float">
            <text:p>19.9014999866</text:p>
          </table:table-cell>
          <table:table-cell table:formula="of:=[.C780]/([.D780]-[.D779])" office:value-type="float" office:value="971896.310255016" calcext:value-type="float">
            <text:p>971896.310255016</text:p>
          </table:table-cell>
          <table:table-cell/>
          <table:table-cell office:value-type="float" office:value="1442769893.36566" calcext:value-type="float">
            <text:p>1442769893.36566</text:p>
          </table:table-cell>
          <table:table-cell table:formula="of:=[.G780]-[.B925]" office:value-type="float" office:value="7.77883005142212" calcext:value-type="float">
            <text:p>7.778830051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69884.38027" calcext:value-type="float">
            <text:p>1442769884.38027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9.9098598957062" calcext:value-type="float">
            <text:p>19.9098598957</text:p>
          </table:table-cell>
          <table:table-cell table:formula="of:=[.C781]/([.D781]-[.D780])" office:value-type="float" office:value="968431.587497148" calcext:value-type="float">
            <text:p>968431.587497148</text:p>
          </table:table-cell>
          <table:table-cell/>
          <table:table-cell office:value-type="float" office:value="1442769893.36849" calcext:value-type="float">
            <text:p>1442769893.36849</text:p>
          </table:table-cell>
          <table:table-cell table:formula="of:=[.G781]-[.B926]" office:value-type="float" office:value="7.77318000793457" calcext:value-type="float">
            <text:p>7.773180007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69884.3886" calcext:value-type="float">
            <text:p>1442769884.3886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9.9181900024414" calcext:value-type="float">
            <text:p>19.9181900024</text:p>
          </table:table-cell>
          <table:table-cell table:formula="of:=[.C782]/([.D782]-[.D781])" office:value-type="float" office:value="971896.310255016" calcext:value-type="float">
            <text:p>971896.310255016</text:p>
          </table:table-cell>
          <table:table-cell/>
          <table:table-cell office:value-type="float" office:value="1442769893.37133" calcext:value-type="float">
            <text:p>1442769893.37133</text:p>
          </table:table-cell>
          <table:table-cell table:formula="of:=[.G782]-[.B927]" office:value-type="float" office:value="7.76757001876831" calcext:value-type="float">
            <text:p>7.7675700188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69884.39692" calcext:value-type="float">
            <text:p>1442769884.39692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9.9265098571777" calcext:value-type="float">
            <text:p>19.9265098572</text:p>
          </table:table-cell>
          <table:table-cell table:formula="of:=[.C783]/([.D783]-[.D782])" office:value-type="float" office:value="973093.912883998" calcext:value-type="float">
            <text:p>973093.912883998</text:p>
          </table:table-cell>
          <table:table-cell/>
          <table:table-cell office:value-type="float" office:value="1442769893.38981" calcext:value-type="float">
            <text:p>1442769893.38981</text:p>
          </table:table-cell>
          <table:table-cell table:formula="of:=[.G783]-[.B928]" office:value-type="float" office:value="7.7776300907135" calcext:value-type="float">
            <text:p>7.7776300907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69884.40528" calcext:value-type="float">
            <text:p>1442769884.40528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9.9348700046539" calcext:value-type="float">
            <text:p>19.9348700047</text:p>
          </table:table-cell>
          <table:table-cell table:formula="of:=[.C784]/([.D784]-[.D783])" office:value-type="float" office:value="968403.969314131" calcext:value-type="float">
            <text:p>968403.969314131</text:p>
          </table:table-cell>
          <table:table-cell/>
          <table:table-cell office:value-type="float" office:value="1442769893.39266" calcext:value-type="float">
            <text:p>1442769893.39266</text:p>
          </table:table-cell>
          <table:table-cell table:formula="of:=[.G784]-[.B929]" office:value-type="float" office:value="7.77213001251221" calcext:value-type="float">
            <text:p>7.7721300125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69884.4136" calcext:value-type="float">
            <text:p>1442769884.4136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9.9431898593903" calcext:value-type="float">
            <text:p>19.9431898594</text:p>
          </table:table-cell>
          <table:table-cell table:formula="of:=[.C785]/([.D785]-[.D784])" office:value-type="float" office:value="973093.912883998" calcext:value-type="float">
            <text:p>973093.912883998</text:p>
          </table:table-cell>
          <table:table-cell/>
          <table:table-cell office:value-type="float" office:value="1442769893.39555" calcext:value-type="float">
            <text:p>1442769893.39555</text:p>
          </table:table-cell>
          <table:table-cell table:formula="of:=[.G785]-[.B930]" office:value-type="float" office:value="7.76659989356995" calcext:value-type="float">
            <text:p>7.7665998936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69884.42192" calcext:value-type="float">
            <text:p>1442769884.42192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9.9515099525452" calcext:value-type="float">
            <text:p>19.9515099525</text:p>
          </table:table-cell>
          <table:table-cell table:formula="of:=[.C786]/([.D786]-[.D785])" office:value-type="float" office:value="973066.028139955" calcext:value-type="float">
            <text:p>973066.028139955</text:p>
          </table:table-cell>
          <table:table-cell/>
          <table:table-cell office:value-type="float" office:value="1442769893.40186" calcext:value-type="float">
            <text:p>1442769893.40186</text:p>
          </table:table-cell>
          <table:table-cell table:formula="of:=[.G786]-[.B931]" office:value-type="float" office:value="7.76440000534058" calcext:value-type="float">
            <text:p>7.7644000053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69884.4303" calcext:value-type="float">
            <text:p>1442769884.4303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9.9598898887634" calcext:value-type="float">
            <text:p>19.9598898888</text:p>
          </table:table-cell>
          <table:table-cell table:formula="of:=[.C787]/([.D787]-[.D786])" office:value-type="float" office:value="966117.138500057" calcext:value-type="float">
            <text:p>966117.138500057</text:p>
          </table:table-cell>
          <table:table-cell/>
          <table:table-cell office:value-type="float" office:value="1442769893.4261" calcext:value-type="float">
            <text:p>1442769893.4261</text:p>
          </table:table-cell>
          <table:table-cell table:formula="of:=[.G787]-[.B932]" office:value-type="float" office:value="7.78020000457764" calcext:value-type="float">
            <text:p>7.780200004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69884.43862" calcext:value-type="float">
            <text:p>1442769884.43862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9.9682099819183" calcext:value-type="float">
            <text:p>19.9682099819</text:p>
          </table:table-cell>
          <table:table-cell table:formula="of:=[.C788]/([.D788]-[.D787])" office:value-type="float" office:value="973066.028139955" calcext:value-type="float">
            <text:p>973066.028139955</text:p>
          </table:table-cell>
          <table:table-cell/>
          <table:table-cell office:value-type="float" office:value="1442769893.42894" calcext:value-type="float">
            <text:p>1442769893.42894</text:p>
          </table:table-cell>
          <table:table-cell table:formula="of:=[.G788]-[.B933]" office:value-type="float" office:value="7.77455997467041" calcext:value-type="float">
            <text:p>7.774559974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69884.44694" calcext:value-type="float">
            <text:p>1442769884.44694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9.9765298366547" calcext:value-type="float">
            <text:p>19.9765298367</text:p>
          </table:table-cell>
          <table:table-cell table:formula="of:=[.C789]/([.D789]-[.D788])" office:value-type="float" office:value="973093.912883998" calcext:value-type="float">
            <text:p>973093.912883998</text:p>
          </table:table-cell>
          <table:table-cell/>
          <table:table-cell office:value-type="float" office:value="1442769893.43176" calcext:value-type="float">
            <text:p>1442769893.43176</text:p>
          </table:table-cell>
          <table:table-cell table:formula="of:=[.G789]-[.B934]" office:value-type="float" office:value="7.76895999908447" calcext:value-type="float">
            <text:p>7.7689599991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69884.45527" calcext:value-type="float">
            <text:p>1442769884.45527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19.9848599433899" calcext:value-type="float">
            <text:p>19.9848599434</text:p>
          </table:table-cell>
          <table:table-cell table:formula="of:=[.C790]/([.D790]-[.D789])" office:value-type="float" office:value="971896.310255016" calcext:value-type="float">
            <text:p>971896.310255016</text:p>
          </table:table-cell>
          <table:table-cell/>
          <table:table-cell office:value-type="float" office:value="1442769893.4502" calcext:value-type="float">
            <text:p>1442769893.4502</text:p>
          </table:table-cell>
          <table:table-cell table:formula="of:=[.G790]-[.B935]" office:value-type="float" office:value="7.7789900302887" calcext:value-type="float">
            <text:p>7.778990030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69884.4636" calcext:value-type="float">
            <text:p>1442769884.4636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19.9931898117065" calcext:value-type="float">
            <text:p>19.9931898117</text:p>
          </table:table-cell>
          <table:table-cell table:formula="of:=[.C791]/([.D791]-[.D790])" office:value-type="float" office:value="971924.127998168" calcext:value-type="float">
            <text:p>971924.127998168</text:p>
          </table:table-cell>
          <table:table-cell/>
          <table:table-cell office:value-type="float" office:value="1442769893.45301" calcext:value-type="float">
            <text:p>1442769893.45301</text:p>
          </table:table-cell>
          <table:table-cell table:formula="of:=[.G791]-[.B936]" office:value-type="float" office:value="7.77338004112244" calcext:value-type="float">
            <text:p>7.773380041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69884.47192" calcext:value-type="float">
            <text:p>1442769884.47192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0.0015099048615" calcext:value-type="float">
            <text:p>20.0015099049</text:p>
          </table:table-cell>
          <table:table-cell table:formula="of:=[.C792]/([.D792]-[.D791])" office:value-type="float" office:value="973066.028139955" calcext:value-type="float">
            <text:p>973066.028139955</text:p>
          </table:table-cell>
          <table:table-cell/>
          <table:table-cell office:value-type="float" office:value="1442769893.45582" calcext:value-type="float">
            <text:p>1442769893.45582</text:p>
          </table:table-cell>
          <table:table-cell table:formula="of:=[.G792]-[.B937]" office:value-type="float" office:value="7.76772999763489" calcext:value-type="float">
            <text:p>7.7677299976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69884.48025" calcext:value-type="float">
            <text:p>1442769884.48025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0.0098397731781" calcext:value-type="float">
            <text:p>20.0098397732</text:p>
          </table:table-cell>
          <table:table-cell table:formula="of:=[.C793]/([.D793]-[.D792])" office:value-type="float" office:value="971924.127998168" calcext:value-type="float">
            <text:p>971924.127998168</text:p>
          </table:table-cell>
          <table:table-cell/>
          <table:table-cell office:value-type="float" office:value="1442769893.47436" calcext:value-type="float">
            <text:p>1442769893.47436</text:p>
          </table:table-cell>
          <table:table-cell table:formula="of:=[.G793]-[.B938]" office:value-type="float" office:value="7.77778005599976" calcext:value-type="float">
            <text:p>7.777780056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69884.48855" calcext:value-type="float">
            <text:p>1442769884.48855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0.0181398391724" calcext:value-type="float">
            <text:p>20.0181398392</text:p>
          </table:table-cell>
          <table:table-cell table:formula="of:=[.C794]/([.D794]-[.D793])" office:value-type="float" office:value="975413.931117686" calcext:value-type="float">
            <text:p>975413.931117686</text:p>
          </table:table-cell>
          <table:table-cell/>
          <table:table-cell office:value-type="float" office:value="1442769893.47717" calcext:value-type="float">
            <text:p>1442769893.47717</text:p>
          </table:table-cell>
          <table:table-cell table:formula="of:=[.G794]-[.B939]" office:value-type="float" office:value="7.77220010757446" calcext:value-type="float">
            <text:p>7.7722001076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69884.49688" calcext:value-type="float">
            <text:p>1442769884.49688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0.0264699459076" calcext:value-type="float">
            <text:p>20.0264699459</text:p>
          </table:table-cell>
          <table:table-cell table:formula="of:=[.C795]/([.D795]-[.D794])" office:value-type="float" office:value="971896.310255016" calcext:value-type="float">
            <text:p>971896.310255016</text:p>
          </table:table-cell>
          <table:table-cell/>
          <table:table-cell office:value-type="float" office:value="1442769893.47997" calcext:value-type="float">
            <text:p>1442769893.47997</text:p>
          </table:table-cell>
          <table:table-cell table:formula="of:=[.G795]-[.B940]" office:value-type="float" office:value="7.7664999961853" calcext:value-type="float">
            <text:p>7.7664999962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69884.5052" calcext:value-type="float">
            <text:p>1442769884.5052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0.0347898006439" calcext:value-type="float">
            <text:p>20.0347898006</text:p>
          </table:table-cell>
          <table:table-cell table:formula="of:=[.C796]/([.D796]-[.D795])" office:value-type="float" office:value="973093.912883998" calcext:value-type="float">
            <text:p>973093.912883998</text:p>
          </table:table-cell>
          <table:table-cell/>
          <table:table-cell office:value-type="float" office:value="1442769893.49854" calcext:value-type="float">
            <text:p>1442769893.49854</text:p>
          </table:table-cell>
          <table:table-cell table:formula="of:=[.G796]-[.B941]" office:value-type="float" office:value="7.77657985687256" calcext:value-type="float">
            <text:p>7.7765798569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69884.51358" calcext:value-type="float">
            <text:p>1442769884.51358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0.0431699752808" calcext:value-type="float">
            <text:p>20.0431699753</text:p>
          </table:table-cell>
          <table:table-cell table:formula="of:=[.C797]/([.D797]-[.D796])" office:value-type="float" office:value="966089.652166491" calcext:value-type="float">
            <text:p>966089.652166491</text:p>
          </table:table-cell>
          <table:table-cell/>
          <table:table-cell office:value-type="float" office:value="1442769893.50136" calcext:value-type="float">
            <text:p>1442769893.50136</text:p>
          </table:table-cell>
          <table:table-cell table:formula="of:=[.G797]-[.B942]" office:value-type="float" office:value="7.77090001106262" calcext:value-type="float">
            <text:p>7.770900011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69884.52191" calcext:value-type="float">
            <text:p>1442769884.52191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0.0514998435974" calcext:value-type="float">
            <text:p>20.0514998436</text:p>
          </table:table-cell>
          <table:table-cell table:formula="of:=[.C798]/([.D798]-[.D797])" office:value-type="float" office:value="971924.127998168" calcext:value-type="float">
            <text:p>971924.127998168</text:p>
          </table:table-cell>
          <table:table-cell/>
          <table:table-cell office:value-type="float" office:value="1442769893.50419" calcext:value-type="float">
            <text:p>1442769893.50419</text:p>
          </table:table-cell>
          <table:table-cell table:formula="of:=[.G798]-[.B943]" office:value-type="float" office:value="7.76529002189636" calcext:value-type="float">
            <text:p>7.7652900219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69884.5303" calcext:value-type="float">
            <text:p>1442769884.5303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0.059889793396" calcext:value-type="float">
            <text:p>20.0598897934</text:p>
          </table:table-cell>
          <table:table-cell table:formula="of:=[.C799]/([.D799]-[.D798])" office:value-type="float" office:value="964964.05751634" calcext:value-type="float">
            <text:p>964964.05751634</text:p>
          </table:table-cell>
          <table:table-cell/>
          <table:table-cell office:value-type="float" office:value="1442769893.52289" calcext:value-type="float">
            <text:p>1442769893.52289</text:p>
          </table:table-cell>
          <table:table-cell table:formula="of:=[.G799]-[.B944]" office:value-type="float" office:value="7.77555012702942" calcext:value-type="float">
            <text:p>7.77555012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69884.53863" calcext:value-type="float">
            <text:p>1442769884.53863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0.0682199001312" calcext:value-type="float">
            <text:p>20.0682199001</text:p>
          </table:table-cell>
          <table:table-cell table:formula="of:=[.C800]/([.D800]-[.D799])" office:value-type="float" office:value="971896.310255016" calcext:value-type="float">
            <text:p>971896.310255016</text:p>
          </table:table-cell>
          <table:table-cell/>
          <table:table-cell office:value-type="float" office:value="1442769893.52572" calcext:value-type="float">
            <text:p>1442769893.52572</text:p>
          </table:table-cell>
          <table:table-cell table:formula="of:=[.G800]-[.B945]" office:value-type="float" office:value="7.76989984512329" calcext:value-type="float">
            <text:p>7.769899845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69884.54699" calcext:value-type="float">
            <text:p>1442769884.54699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0.0765798091888" calcext:value-type="float">
            <text:p>20.0765798092</text:p>
          </table:table-cell>
          <table:table-cell table:formula="of:=[.C801]/([.D801]-[.D800])" office:value-type="float" office:value="968431.587497148" calcext:value-type="float">
            <text:p>968431.587497148</text:p>
          </table:table-cell>
          <table:table-cell/>
          <table:table-cell office:value-type="float" office:value="1442769893.72409" calcext:value-type="float">
            <text:p>1442769893.72409</text:p>
          </table:table-cell>
          <table:table-cell table:formula="of:=[.G801]-[.B946]" office:value-type="float" office:value="7.9598400592804" calcext:value-type="float">
            <text:p>7.959840059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69884.55532" calcext:value-type="float">
            <text:p>1442769884.55532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0.0849099159241" calcext:value-type="float">
            <text:p>20.0849099159</text:p>
          </table:table-cell>
          <table:table-cell table:formula="of:=[.C802]/([.D802]-[.D801])" office:value-type="float" office:value="971896.310255016" calcext:value-type="float">
            <text:p>971896.310255016</text:p>
          </table:table-cell>
          <table:table-cell/>
          <table:table-cell office:value-type="float" office:value="1442769893.72693" calcext:value-type="float">
            <text:p>1442769893.72693</text:p>
          </table:table-cell>
          <table:table-cell table:formula="of:=[.G802]-[.B947]" office:value-type="float" office:value="7.95428991317749" calcext:value-type="float">
            <text:p>7.9542899132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69884.56365" calcext:value-type="float">
            <text:p>1442769884.56365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0.0932397842407" calcext:value-type="float">
            <text:p>20.0932397842</text:p>
          </table:table-cell>
          <table:table-cell table:formula="of:=[.C803]/([.D803]-[.D802])" office:value-type="float" office:value="971924.127998168" calcext:value-type="float">
            <text:p>971924.127998168</text:p>
          </table:table-cell>
          <table:table-cell/>
          <table:table-cell office:value-type="float" office:value="1442769893.72982" calcext:value-type="float">
            <text:p>1442769893.72982</text:p>
          </table:table-cell>
          <table:table-cell table:formula="of:=[.G803]-[.B948]" office:value-type="float" office:value="7.94874000549316" calcext:value-type="float">
            <text:p>7.9487400055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69884.57195" calcext:value-type="float">
            <text:p>1442769884.57195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0.101539850235" calcext:value-type="float">
            <text:p>20.1015398502</text:p>
          </table:table-cell>
          <table:table-cell table:formula="of:=[.C804]/([.D804]-[.D803])" office:value-type="float" office:value="975413.931117686" calcext:value-type="float">
            <text:p>975413.931117686</text:p>
          </table:table-cell>
          <table:table-cell/>
          <table:table-cell office:value-type="float" office:value="1442769893.73264" calcext:value-type="float">
            <text:p>1442769893.73264</text:p>
          </table:table-cell>
          <table:table-cell table:formula="of:=[.G804]-[.B949]" office:value-type="float" office:value="7.94314002990723" calcext:value-type="float">
            <text:p>7.943140029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69884.58028" calcext:value-type="float">
            <text:p>1442769884.58028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0.1098699569702" calcext:value-type="float">
            <text:p>20.109869957</text:p>
          </table:table-cell>
          <table:table-cell table:formula="of:=[.C805]/([.D805]-[.D804])" office:value-type="float" office:value="971896.310255016" calcext:value-type="float">
            <text:p>971896.310255016</text:p>
          </table:table-cell>
          <table:table-cell/>
          <table:table-cell office:value-type="float" office:value="1442769893.73546" calcext:value-type="float">
            <text:p>1442769893.73546</text:p>
          </table:table-cell>
          <table:table-cell table:formula="of:=[.G805]-[.B950]" office:value-type="float" office:value="7.93752002716064" calcext:value-type="float">
            <text:p>7.9375200272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69884.58861" calcext:value-type="float">
            <text:p>1442769884.58861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0.1181998252869" calcext:value-type="float">
            <text:p>20.1181998253</text:p>
          </table:table-cell>
          <table:table-cell table:formula="of:=[.C806]/([.D806]-[.D805])" office:value-type="float" office:value="971924.127998168" calcext:value-type="float">
            <text:p>971924.127998168</text:p>
          </table:table-cell>
          <table:table-cell/>
          <table:table-cell office:value-type="float" office:value="1442769893.73829" calcext:value-type="float">
            <text:p>1442769893.73829</text:p>
          </table:table-cell>
          <table:table-cell table:formula="of:=[.G806]-[.B951]" office:value-type="float" office:value="7.93183016777039" calcext:value-type="float">
            <text:p>7.9318301678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69884.59694" calcext:value-type="float">
            <text:p>1442769884.59694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0.1265299320221" calcext:value-type="float">
            <text:p>20.126529932</text:p>
          </table:table-cell>
          <table:table-cell table:formula="of:=[.C807]/([.D807]-[.D806])" office:value-type="float" office:value="971896.310255016" calcext:value-type="float">
            <text:p>971896.310255016</text:p>
          </table:table-cell>
          <table:table-cell/>
          <table:table-cell office:value-type="float" office:value="1442769893.74112" calcext:value-type="float">
            <text:p>1442769893.74112</text:p>
          </table:table-cell>
          <table:table-cell table:formula="of:=[.G807]-[.B952]" office:value-type="float" office:value="7.92622017860413" calcext:value-type="float">
            <text:p>7.926220178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69884.6053" calcext:value-type="float">
            <text:p>1442769884.6053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0.1348898410797" calcext:value-type="float">
            <text:p>20.1348898411</text:p>
          </table:table-cell>
          <table:table-cell table:formula="of:=[.C808]/([.D808]-[.D807])" office:value-type="float" office:value="968431.587497148" calcext:value-type="float">
            <text:p>968431.587497148</text:p>
          </table:table-cell>
          <table:table-cell/>
          <table:table-cell office:value-type="float" office:value="1442769893.74394" calcext:value-type="float">
            <text:p>1442769893.74394</text:p>
          </table:table-cell>
          <table:table-cell table:formula="of:=[.G808]-[.B953]" office:value-type="float" office:value="7.92059016227722" calcext:value-type="float">
            <text:p>7.9205901623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69884.61363" calcext:value-type="float">
            <text:p>1442769884.61363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0.1432199478149" calcext:value-type="float">
            <text:p>20.1432199478</text:p>
          </table:table-cell>
          <table:table-cell table:formula="of:=[.C809]/([.D809]-[.D808])" office:value-type="float" office:value="971896.310255016" calcext:value-type="float">
            <text:p>971896.310255016</text:p>
          </table:table-cell>
          <table:table-cell/>
          <table:table-cell office:value-type="float" office:value="1442769893.74677" calcext:value-type="float">
            <text:p>1442769893.74677</text:p>
          </table:table-cell>
          <table:table-cell table:formula="of:=[.G809]-[.B954]" office:value-type="float" office:value="7.91498994827271" calcext:value-type="float">
            <text:p>7.914989948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69884.62195" calcext:value-type="float">
            <text:p>1442769884.62195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0.1515398025513" calcext:value-type="float">
            <text:p>20.1515398026</text:p>
          </table:table-cell>
          <table:table-cell table:formula="of:=[.C810]/([.D810]-[.D809])" office:value-type="float" office:value="973093.912883998" calcext:value-type="float">
            <text:p>973093.912883998</text:p>
          </table:table-cell>
          <table:table-cell/>
          <table:table-cell office:value-type="float" office:value="1442769893.7794" calcext:value-type="float">
            <text:p>1442769893.7794</text:p>
          </table:table-cell>
          <table:table-cell table:formula="of:=[.G810]-[.B955]" office:value-type="float" office:value="7.93922019004822" calcext:value-type="float">
            <text:p>7.93922019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69884.63029" calcext:value-type="float">
            <text:p>1442769884.63029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0.1598799228668" calcext:value-type="float">
            <text:p>20.1598799229</text:p>
          </table:table-cell>
          <table:table-cell table:formula="of:=[.C811]/([.D811]-[.D810])" office:value-type="float" office:value="970729.401217804" calcext:value-type="float">
            <text:p>970729.401217804</text:p>
          </table:table-cell>
          <table:table-cell/>
          <table:table-cell office:value-type="float" office:value="1442769893.78222" calcext:value-type="float">
            <text:p>1442769893.78222</text:p>
          </table:table-cell>
          <table:table-cell table:formula="of:=[.G811]-[.B956]" office:value-type="float" office:value="7.93358993530273" calcext:value-type="float">
            <text:p>7.9335899353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69884.6386" calcext:value-type="float">
            <text:p>1442769884.6386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0.1681900024414" calcext:value-type="float">
            <text:p>20.1681900024</text:p>
          </table:table-cell>
          <table:table-cell table:formula="of:=[.C812]/([.D812]-[.D811])" office:value-type="float" office:value="974238.565026539" calcext:value-type="float">
            <text:p>974238.565026539</text:p>
          </table:table-cell>
          <table:table-cell/>
          <table:table-cell office:value-type="float" office:value="1442769893.78505" calcext:value-type="float">
            <text:p>1442769893.78505</text:p>
          </table:table-cell>
          <table:table-cell table:formula="of:=[.G812]-[.B957]" office:value-type="float" office:value="7.92799997329712" calcext:value-type="float">
            <text:p>7.927999973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69884.64693" calcext:value-type="float">
            <text:p>1442769884.64693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0.1765198707581" calcext:value-type="float">
            <text:p>20.1765198708</text:p>
          </table:table-cell>
          <table:table-cell table:formula="of:=[.C813]/([.D813]-[.D812])" office:value-type="float" office:value="971924.127998168" calcext:value-type="float">
            <text:p>971924.127998168</text:p>
          </table:table-cell>
          <table:table-cell/>
          <table:table-cell office:value-type="float" office:value="1442769893.78788" calcext:value-type="float">
            <text:p>1442769893.78788</text:p>
          </table:table-cell>
          <table:table-cell table:formula="of:=[.G813]-[.B958]" office:value-type="float" office:value="7.92235994338989" calcext:value-type="float">
            <text:p>7.9223599434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69884.65525" calcext:value-type="float">
            <text:p>1442769884.65525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0.184839963913" calcext:value-type="float">
            <text:p>20.1848399639</text:p>
          </table:table-cell>
          <table:table-cell table:formula="of:=[.C814]/([.D814]-[.D813])" office:value-type="float" office:value="973066.028139955" calcext:value-type="float">
            <text:p>973066.028139955</text:p>
          </table:table-cell>
          <table:table-cell/>
          <table:table-cell office:value-type="float" office:value="1442769893.79071" calcext:value-type="float">
            <text:p>1442769893.79071</text:p>
          </table:table-cell>
          <table:table-cell table:formula="of:=[.G814]-[.B959]" office:value-type="float" office:value="7.91674995422363" calcext:value-type="float">
            <text:p>7.916749954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69884.66359" calcext:value-type="float">
            <text:p>1442769884.66359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0.1931798458099" calcext:value-type="float">
            <text:p>20.1931798458</text:p>
          </table:table-cell>
          <table:table-cell table:formula="of:=[.C815]/([.D815]-[.D814])" office:value-type="float" office:value="970757.152201258" calcext:value-type="float">
            <text:p>970757.152201258</text:p>
          </table:table-cell>
          <table:table-cell/>
          <table:table-cell office:value-type="float" office:value="1442769893.79355" calcext:value-type="float">
            <text:p>1442769893.79355</text:p>
          </table:table-cell>
          <table:table-cell table:formula="of:=[.G815]-[.B960]" office:value-type="float" office:value="7.91110992431641" calcext:value-type="float">
            <text:p>7.911109924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69884.67189" calcext:value-type="float">
            <text:p>1442769884.67189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0.2014799118042" calcext:value-type="float">
            <text:p>20.2014799118</text:p>
          </table:table-cell>
          <table:table-cell table:formula="of:=[.C816]/([.D816]-[.D815])" office:value-type="float" office:value="975413.931117686" calcext:value-type="float">
            <text:p>975413.931117686</text:p>
          </table:table-cell>
          <table:table-cell/>
          <table:table-cell office:value-type="float" office:value="1442769893.8063" calcext:value-type="float">
            <text:p>1442769893.8063</text:p>
          </table:table-cell>
          <table:table-cell table:formula="of:=[.G816]-[.B961]" office:value-type="float" office:value="7.91545987129211" calcext:value-type="float">
            <text:p>7.9154598713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69884.6802" calcext:value-type="float">
            <text:p>1442769884.6802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0.2097899913788" calcext:value-type="float">
            <text:p>20.2097899914</text:p>
          </table:table-cell>
          <table:table-cell table:formula="of:=[.C817]/([.D817]-[.D816])" office:value-type="float" office:value="974238.565026539" calcext:value-type="float">
            <text:p>974238.565026539</text:p>
          </table:table-cell>
          <table:table-cell/>
          <table:table-cell office:value-type="float" office:value="1442769893.80914" calcext:value-type="float">
            <text:p>1442769893.80914</text:p>
          </table:table-cell>
          <table:table-cell table:formula="of:=[.G817]-[.B962]" office:value-type="float" office:value="7.90974998474121" calcext:value-type="float">
            <text:p>7.9097499847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69884.68852" calcext:value-type="float">
            <text:p>1442769884.68852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0.2181098461151" calcext:value-type="float">
            <text:p>20.2181098461</text:p>
          </table:table-cell>
          <table:table-cell table:formula="of:=[.C818]/([.D818]-[.D817])" office:value-type="float" office:value="973093.912883998" calcext:value-type="float">
            <text:p>973093.912883998</text:p>
          </table:table-cell>
          <table:table-cell/>
          <table:table-cell office:value-type="float" office:value="1442769893.81197" calcext:value-type="float">
            <text:p>1442769893.81197</text:p>
          </table:table-cell>
          <table:table-cell table:formula="of:=[.G818]-[.B963]" office:value-type="float" office:value="7.90412998199463" calcext:value-type="float">
            <text:p>7.904129982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69884.69686" calcext:value-type="float">
            <text:p>1442769884.69686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0.2264499664307" calcext:value-type="float">
            <text:p>20.2264499664</text:p>
          </table:table-cell>
          <table:table-cell table:formula="of:=[.C819]/([.D819]-[.D818])" office:value-type="float" office:value="970729.401217804" calcext:value-type="float">
            <text:p>970729.401217804</text:p>
          </table:table-cell>
          <table:table-cell/>
          <table:table-cell office:value-type="float" office:value="1442769893.83097" calcext:value-type="float">
            <text:p>1442769893.83097</text:p>
          </table:table-cell>
          <table:table-cell table:formula="of:=[.G819]-[.B964]" office:value-type="float" office:value="7.91470003128052" calcext:value-type="float">
            <text:p>7.9147000313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69884.70519" calcext:value-type="float">
            <text:p>1442769884.70519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0.2347798347473" calcext:value-type="float">
            <text:p>20.2347798347</text:p>
          </table:table-cell>
          <table:table-cell table:formula="of:=[.C820]/([.D820]-[.D819])" office:value-type="float" office:value="971924.127998168" calcext:value-type="float">
            <text:p>971924.127998168</text:p>
          </table:table-cell>
          <table:table-cell/>
          <table:table-cell office:value-type="float" office:value="1442769893.83381" calcext:value-type="float">
            <text:p>1442769893.83381</text:p>
          </table:table-cell>
          <table:table-cell table:formula="of:=[.G820]-[.B965]" office:value-type="float" office:value="7.90916013717651" calcext:value-type="float">
            <text:p>7.9091601372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69884.71354" calcext:value-type="float">
            <text:p>1442769884.71354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0.2431299686432" calcext:value-type="float">
            <text:p>20.2431299686</text:p>
          </table:table-cell>
          <table:table-cell table:formula="of:=[.C821]/([.D821]-[.D820])" office:value-type="float" office:value="969565.290923108" calcext:value-type="float">
            <text:p>969565.290923108</text:p>
          </table:table-cell>
          <table:table-cell/>
          <table:table-cell office:value-type="float" office:value="1442769893.85574" calcext:value-type="float">
            <text:p>1442769893.85574</text:p>
          </table:table-cell>
          <table:table-cell table:formula="of:=[.G821]-[.B966]" office:value-type="float" office:value="7.92266011238098" calcext:value-type="float">
            <text:p>7.922660112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69884.72182" calcext:value-type="float">
            <text:p>1442769884.72182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0.2514100074768" calcext:value-type="float">
            <text:p>20.2514100075</text:p>
          </table:table-cell>
          <table:table-cell table:formula="of:=[.C822]/([.D822]-[.D821])" office:value-type="float" office:value="977773.191972127" calcext:value-type="float">
            <text:p>977773.191972127</text:p>
          </table:table-cell>
          <table:table-cell/>
          <table:table-cell office:value-type="float" office:value="1442769893.85857" calcext:value-type="float">
            <text:p>1442769893.85857</text:p>
          </table:table-cell>
          <table:table-cell table:formula="of:=[.G822]-[.B967]" office:value-type="float" office:value="7.91706013679504" calcext:value-type="float">
            <text:p>7.917060136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69884.73015" calcext:value-type="float">
            <text:p>1442769884.73015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0.2597398757935" calcext:value-type="float">
            <text:p>20.2597398758</text:p>
          </table:table-cell>
          <table:table-cell table:formula="of:=[.C823]/([.D823]-[.D822])" office:value-type="float" office:value="971924.127998168" calcext:value-type="float">
            <text:p>971924.127998168</text:p>
          </table:table-cell>
          <table:table-cell/>
          <table:table-cell office:value-type="float" office:value="1442769893.8614" calcext:value-type="float">
            <text:p>1442769893.8614</text:p>
          </table:table-cell>
          <table:table-cell table:formula="of:=[.G823]-[.B968]" office:value-type="float" office:value="7.91146993637085" calcext:value-type="float">
            <text:p>7.911469936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69884.73849" calcext:value-type="float">
            <text:p>1442769884.73849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0.268079996109" calcext:value-type="float">
            <text:p>20.2680799961</text:p>
          </table:table-cell>
          <table:table-cell table:formula="of:=[.C824]/([.D824]-[.D823])" office:value-type="float" office:value="970729.401217804" calcext:value-type="float">
            <text:p>970729.401217804</text:p>
          </table:table-cell>
          <table:table-cell/>
          <table:table-cell office:value-type="float" office:value="1442769893.88047" calcext:value-type="float">
            <text:p>1442769893.88047</text:p>
          </table:table-cell>
          <table:table-cell table:formula="of:=[.G824]-[.B969]" office:value-type="float" office:value="7.92207002639771" calcext:value-type="float">
            <text:p>7.9220700264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69884.74678" calcext:value-type="float">
            <text:p>1442769884.74678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0.2763698101044" calcext:value-type="float">
            <text:p>20.2763698101</text:p>
          </table:table-cell>
          <table:table-cell table:formula="of:=[.C825]/([.D825]-[.D824])" office:value-type="float" office:value="976620.223871153" calcext:value-type="float">
            <text:p>976620.223871153</text:p>
          </table:table-cell>
          <table:table-cell/>
          <table:table-cell office:value-type="float" office:value="1442769893.88331" calcext:value-type="float">
            <text:p>1442769893.88331</text:p>
          </table:table-cell>
          <table:table-cell table:formula="of:=[.G825]-[.B970]" office:value-type="float" office:value="7.91649007797241" calcext:value-type="float">
            <text:p>7.91649007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69884.7551" calcext:value-type="float">
            <text:p>1442769884.7551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0.2846899032593" calcext:value-type="float">
            <text:p>20.2846899033</text:p>
          </table:table-cell>
          <table:table-cell table:formula="of:=[.C826]/([.D826]-[.D825])" office:value-type="float" office:value="973066.028139955" calcext:value-type="float">
            <text:p>973066.028139955</text:p>
          </table:table-cell>
          <table:table-cell/>
          <table:table-cell office:value-type="float" office:value="1442769893.88616" calcext:value-type="float">
            <text:p>1442769893.88616</text:p>
          </table:table-cell>
          <table:table-cell table:formula="of:=[.G826]-[.B971]" office:value-type="float" office:value="7.91092991828918" calcext:value-type="float">
            <text:p>7.9109299183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69884.76342" calcext:value-type="float">
            <text:p>1442769884.76342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0.2930099964142" calcext:value-type="float">
            <text:p>20.2930099964</text:p>
          </table:table-cell>
          <table:table-cell table:formula="of:=[.C827]/([.D827]-[.D826])" office:value-type="float" office:value="973066.028139955" calcext:value-type="float">
            <text:p>973066.028139955</text:p>
          </table:table-cell>
          <table:table-cell/>
          <table:table-cell office:value-type="float" office:value="1442769893.90518" calcext:value-type="float">
            <text:p>1442769893.90518</text:p>
          </table:table-cell>
          <table:table-cell table:formula="of:=[.G827]-[.B972]" office:value-type="float" office:value="7.92148995399475" calcext:value-type="float">
            <text:p>7.92148995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69884.77175" calcext:value-type="float">
            <text:p>1442769884.77175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0.3013398647308" calcext:value-type="float">
            <text:p>20.3013398647</text:p>
          </table:table-cell>
          <table:table-cell table:formula="of:=[.C828]/([.D828]-[.D827])" office:value-type="float" office:value="971924.127998168" calcext:value-type="float">
            <text:p>971924.127998168</text:p>
          </table:table-cell>
          <table:table-cell/>
          <table:table-cell office:value-type="float" office:value="1442769893.90801" calcext:value-type="float">
            <text:p>1442769893.90801</text:p>
          </table:table-cell>
          <table:table-cell table:formula="of:=[.G828]-[.B973]" office:value-type="float" office:value="7.91588997840881" calcext:value-type="float">
            <text:p>7.9158899784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69884.78008" calcext:value-type="float">
            <text:p>1442769884.78008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0.3096699714661" calcext:value-type="float">
            <text:p>20.3096699715</text:p>
          </table:table-cell>
          <table:table-cell table:formula="of:=[.C829]/([.D829]-[.D828])" office:value-type="float" office:value="971896.310255016" calcext:value-type="float">
            <text:p>971896.310255016</text:p>
          </table:table-cell>
          <table:table-cell/>
          <table:table-cell office:value-type="float" office:value="1442769893.91086" calcext:value-type="float">
            <text:p>1442769893.91086</text:p>
          </table:table-cell>
          <table:table-cell table:formula="of:=[.G829]-[.B974]" office:value-type="float" office:value="7.91026997566223" calcext:value-type="float">
            <text:p>7.910269975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69884.7884" calcext:value-type="float">
            <text:p>1442769884.7884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0.3179898262024" calcext:value-type="float">
            <text:p>20.3179898262</text:p>
          </table:table-cell>
          <table:table-cell table:formula="of:=[.C830]/([.D830]-[.D829])" office:value-type="float" office:value="973093.912883998" calcext:value-type="float">
            <text:p>973093.912883998</text:p>
          </table:table-cell>
          <table:table-cell/>
          <table:table-cell office:value-type="float" office:value="1442769893.9299" calcext:value-type="float">
            <text:p>1442769893.9299</text:p>
          </table:table-cell>
          <table:table-cell table:formula="of:=[.G830]-[.B975]" office:value-type="float" office:value="7.92179989814758" calcext:value-type="float">
            <text:p>7.921799898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69884.79672" calcext:value-type="float">
            <text:p>1442769884.79672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0.3263099193573" calcext:value-type="float">
            <text:p>20.3263099194</text:p>
          </table:table-cell>
          <table:table-cell table:formula="of:=[.C831]/([.D831]-[.D830])" office:value-type="float" office:value="973066.028139955" calcext:value-type="float">
            <text:p>973066.028139955</text:p>
          </table:table-cell>
          <table:table-cell/>
          <table:table-cell office:value-type="float" office:value="1442769893.93273" calcext:value-type="float">
            <text:p>1442769893.93273</text:p>
          </table:table-cell>
          <table:table-cell table:formula="of:=[.G831]-[.B976]" office:value-type="float" office:value="7.91619992256165" calcext:value-type="float">
            <text:p>7.916199922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69884.80504" calcext:value-type="float">
            <text:p>1442769884.80504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0.3346297740936" calcext:value-type="float">
            <text:p>20.3346297741</text:p>
          </table:table-cell>
          <table:table-cell table:formula="of:=[.C832]/([.D832]-[.D831])" office:value-type="float" office:value="973093.912883998" calcext:value-type="float">
            <text:p>973093.912883998</text:p>
          </table:table-cell>
          <table:table-cell/>
          <table:table-cell office:value-type="float" office:value="1442769893.93556" calcext:value-type="float">
            <text:p>1442769893.93556</text:p>
          </table:table-cell>
          <table:table-cell table:formula="of:=[.G832]-[.B977]" office:value-type="float" office:value="7.91061997413635" calcext:value-type="float">
            <text:p>7.910619974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69884.81341" calcext:value-type="float">
            <text:p>1442769884.81341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0.3429999351501" calcext:value-type="float">
            <text:p>20.3429999352</text:p>
          </table:table-cell>
          <table:table-cell table:formula="of:=[.C833]/([.D833]-[.D832])" office:value-type="float" office:value="967245.426382203" calcext:value-type="float">
            <text:p>967245.426382203</text:p>
          </table:table-cell>
          <table:table-cell/>
          <table:table-cell office:value-type="float" office:value="1442769893.95466" calcext:value-type="float">
            <text:p>1442769893.95466</text:p>
          </table:table-cell>
          <table:table-cell table:formula="of:=[.G833]-[.B978]" office:value-type="float" office:value="7.92128992080689" calcext:value-type="float">
            <text:p>7.9212899208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69884.8217" calcext:value-type="float">
            <text:p>1442769884.8217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0.3512899875641" calcext:value-type="float">
            <text:p>20.3512899876</text:p>
          </table:table-cell>
          <table:table-cell table:formula="of:=[.C834]/([.D834]-[.D833])" office:value-type="float" office:value="976592.136665612" calcext:value-type="float">
            <text:p>976592.136665612</text:p>
          </table:table-cell>
          <table:table-cell/>
          <table:table-cell office:value-type="float" office:value="1442769893.95749" calcext:value-type="float">
            <text:p>1442769893.95749</text:p>
          </table:table-cell>
          <table:table-cell table:formula="of:=[.G834]-[.B979]" office:value-type="float" office:value="7.91569995880127" calcext:value-type="float">
            <text:p>7.9156999588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69884.83005" calcext:value-type="float">
            <text:p>1442769884.83005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0.3596398830414" calcext:value-type="float">
            <text:p>20.359639883</text:p>
          </table:table-cell>
          <table:table-cell table:formula="of:=[.C835]/([.D835]-[.D834])" office:value-type="float" office:value="969592.9753869" calcext:value-type="float">
            <text:p>969592.9753869</text:p>
          </table:table-cell>
          <table:table-cell/>
          <table:table-cell office:value-type="float" office:value="1442769893.96037" calcext:value-type="float">
            <text:p>1442769893.96037</text:p>
          </table:table-cell>
          <table:table-cell table:formula="of:=[.G835]-[.B980]" office:value-type="float" office:value="7.91016006469727" calcext:value-type="float">
            <text:p>7.9101600647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69884.8384" calcext:value-type="float">
            <text:p>1442769884.8384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0.3679897785187" calcext:value-type="float">
            <text:p>20.3679897785</text:p>
          </table:table-cell>
          <table:table-cell table:formula="of:=[.C836]/([.D836]-[.D835])" office:value-type="float" office:value="969592.9753869" calcext:value-type="float">
            <text:p>969592.9753869</text:p>
          </table:table-cell>
          <table:table-cell/>
          <table:table-cell office:value-type="float" office:value="1442769893.97943" calcext:value-type="float">
            <text:p>1442769893.97943</text:p>
          </table:table-cell>
          <table:table-cell table:formula="of:=[.G836]-[.B981]" office:value-type="float" office:value="7.92077994346619" calcext:value-type="float">
            <text:p>7.9207799435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69884.84673" calcext:value-type="float">
            <text:p>1442769884.84673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0.3763198852539" calcext:value-type="float">
            <text:p>20.3763198853</text:p>
          </table:table-cell>
          <table:table-cell table:formula="of:=[.C837]/([.D837]-[.D836])" office:value-type="float" office:value="971896.310255016" calcext:value-type="float">
            <text:p>971896.310255016</text:p>
          </table:table-cell>
          <table:table-cell/>
          <table:table-cell office:value-type="float" office:value="1442769893.98225" calcext:value-type="float">
            <text:p>1442769893.98225</text:p>
          </table:table-cell>
          <table:table-cell table:formula="of:=[.G837]-[.B982]" office:value-type="float" office:value="7.91513991355896" calcext:value-type="float">
            <text:p>7.91513991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69884.85505" calcext:value-type="float">
            <text:p>1442769884.85505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0.3846399784088" calcext:value-type="float">
            <text:p>20.3846399784</text:p>
          </table:table-cell>
          <table:table-cell table:formula="of:=[.C838]/([.D838]-[.D837])" office:value-type="float" office:value="973066.028139955" calcext:value-type="float">
            <text:p>973066.028139955</text:p>
          </table:table-cell>
          <table:table-cell/>
          <table:table-cell office:value-type="float" office:value="1442769893.98509" calcext:value-type="float">
            <text:p>1442769893.98509</text:p>
          </table:table-cell>
          <table:table-cell table:formula="of:=[.G838]-[.B983]" office:value-type="float" office:value="7.90954995155335" calcext:value-type="float">
            <text:p>7.909549951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69884.8634" calcext:value-type="float">
            <text:p>1442769884.8634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0.3929898738861" calcext:value-type="float">
            <text:p>20.3929898739</text:p>
          </table:table-cell>
          <table:table-cell table:formula="of:=[.C839]/([.D839]-[.D838])" office:value-type="float" office:value="969592.9753869" calcext:value-type="float">
            <text:p>969592.9753869</text:p>
          </table:table-cell>
          <table:table-cell/>
          <table:table-cell office:value-type="float" office:value="1442769894.00416" calcext:value-type="float">
            <text:p>1442769894.00416</text:p>
          </table:table-cell>
          <table:table-cell table:formula="of:=[.G839]-[.B984]" office:value-type="float" office:value="7.92018985748291" calcext:value-type="float">
            <text:p>7.9201898575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69884.87172" calcext:value-type="float">
            <text:p>1442769884.87172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0.401309967041" calcext:value-type="float">
            <text:p>20.401309967</text:p>
          </table:table-cell>
          <table:table-cell table:formula="of:=[.C840]/([.D840]-[.D839])" office:value-type="float" office:value="973066.028139955" calcext:value-type="float">
            <text:p>973066.028139955</text:p>
          </table:table-cell>
          <table:table-cell/>
          <table:table-cell office:value-type="float" office:value="1442769894.00698" calcext:value-type="float">
            <text:p>1442769894.00698</text:p>
          </table:table-cell>
          <table:table-cell table:formula="of:=[.G840]-[.B985]" office:value-type="float" office:value="7.91457986831665" calcext:value-type="float">
            <text:p>7.9145798683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69884.88004" calcext:value-type="float">
            <text:p>1442769884.88004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0.4096298217773" calcext:value-type="float">
            <text:p>20.4096298218</text:p>
          </table:table-cell>
          <table:table-cell table:formula="of:=[.C841]/([.D841]-[.D840])" office:value-type="float" office:value="973093.912883998" calcext:value-type="float">
            <text:p>973093.912883998</text:p>
          </table:table-cell>
          <table:table-cell/>
          <table:table-cell office:value-type="float" office:value="1442769894.02881" calcext:value-type="float">
            <text:p>1442769894.02881</text:p>
          </table:table-cell>
          <table:table-cell table:formula="of:=[.G841]-[.B986]" office:value-type="float" office:value="7.92799997329712" calcext:value-type="float">
            <text:p>7.9279999733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69884.88837" calcext:value-type="float">
            <text:p>1442769884.88837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0.4179599285126" calcext:value-type="float">
            <text:p>20.4179599285</text:p>
          </table:table-cell>
          <table:table-cell table:formula="of:=[.C842]/([.D842]-[.D841])" office:value-type="float" office:value="971896.310255016" calcext:value-type="float">
            <text:p>971896.310255016</text:p>
          </table:table-cell>
          <table:table-cell/>
          <table:table-cell office:value-type="float" office:value="1442769894.03164" calcext:value-type="float">
            <text:p>1442769894.03164</text:p>
          </table:table-cell>
          <table:table-cell table:formula="of:=[.G842]-[.B987]" office:value-type="float" office:value="7.92236995697022" calcext:value-type="float">
            <text:p>7.922369957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69884.89669" calcext:value-type="float">
            <text:p>1442769884.89669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0.4262797832489" calcext:value-type="float">
            <text:p>20.4262797832</text:p>
          </table:table-cell>
          <table:table-cell table:formula="of:=[.C843]/([.D843]-[.D842])" office:value-type="float" office:value="973093.912883998" calcext:value-type="float">
            <text:p>973093.912883998</text:p>
          </table:table-cell>
          <table:table-cell/>
          <table:table-cell office:value-type="float" office:value="1442769894.03447" calcext:value-type="float">
            <text:p>1442769894.03447</text:p>
          </table:table-cell>
          <table:table-cell table:formula="of:=[.G843]-[.B988]" office:value-type="float" office:value="7.91676998138428" calcext:value-type="float">
            <text:p>7.916769981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69884.90501" calcext:value-type="float">
            <text:p>1442769884.90501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0.4345998764038" calcext:value-type="float">
            <text:p>20.4345998764</text:p>
          </table:table-cell>
          <table:table-cell table:formula="of:=[.C844]/([.D844]-[.D843])" office:value-type="float" office:value="973066.028139955" calcext:value-type="float">
            <text:p>973066.028139955</text:p>
          </table:table-cell>
          <table:table-cell/>
          <table:table-cell office:value-type="float" office:value="1442769894.0536" calcext:value-type="float">
            <text:p>1442769894.0536</text:p>
          </table:table-cell>
          <table:table-cell table:formula="of:=[.G844]-[.B989]" office:value-type="float" office:value="7.9274799823761" calcext:value-type="float">
            <text:p>7.9274799824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69884.91337" calcext:value-type="float">
            <text:p>1442769884.91337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0.4429597854614" calcext:value-type="float">
            <text:p>20.4429597855</text:p>
          </table:table-cell>
          <table:table-cell table:formula="of:=[.C845]/([.D845]-[.D844])" office:value-type="float" office:value="968431.587497148" calcext:value-type="float">
            <text:p>968431.587497148</text:p>
          </table:table-cell>
          <table:table-cell/>
          <table:table-cell office:value-type="float" office:value="1442769894.05641" calcext:value-type="float">
            <text:p>1442769894.05641</text:p>
          </table:table-cell>
          <table:table-cell table:formula="of:=[.G845]-[.B990]" office:value-type="float" office:value="7.92181015014648" calcext:value-type="float">
            <text:p>7.921810150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69884.9217" calcext:value-type="float">
            <text:p>1442769884.9217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0.4512898921967" calcext:value-type="float">
            <text:p>20.4512898922</text:p>
          </table:table-cell>
          <table:table-cell table:formula="of:=[.C846]/([.D846]-[.D845])" office:value-type="float" office:value="971896.310255016" calcext:value-type="float">
            <text:p>971896.310255016</text:p>
          </table:table-cell>
          <table:table-cell/>
          <table:table-cell office:value-type="float" office:value="1442769894.05922" calcext:value-type="float">
            <text:p>1442769894.05922</text:p>
          </table:table-cell>
          <table:table-cell table:formula="of:=[.G846]-[.B991]" office:value-type="float" office:value="7.91620016098022" calcext:value-type="float">
            <text:p>7.91620016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69884.93006" calcext:value-type="float">
            <text:p>1442769884.93006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0.4596498012543" calcext:value-type="float">
            <text:p>20.4596498013</text:p>
          </table:table-cell>
          <table:table-cell table:formula="of:=[.C847]/([.D847]-[.D846])" office:value-type="float" office:value="968431.587497148" calcext:value-type="float">
            <text:p>968431.587497148</text:p>
          </table:table-cell>
          <table:table-cell/>
          <table:table-cell office:value-type="float" office:value="1442769894.07845" calcext:value-type="float">
            <text:p>1442769894.07845</text:p>
          </table:table-cell>
          <table:table-cell table:formula="of:=[.G847]-[.B992]" office:value-type="float" office:value="7.92699003219605" calcext:value-type="float">
            <text:p>7.926990032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69884.93839" calcext:value-type="float">
            <text:p>1442769884.93839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0.4679799079895" calcext:value-type="float">
            <text:p>20.467979908</text:p>
          </table:table-cell>
          <table:table-cell table:formula="of:=[.C848]/([.D848]-[.D847])" office:value-type="float" office:value="971896.310255016" calcext:value-type="float">
            <text:p>971896.310255016</text:p>
          </table:table-cell>
          <table:table-cell/>
          <table:table-cell office:value-type="float" office:value="1442769894.08128" calcext:value-type="float">
            <text:p>1442769894.08128</text:p>
          </table:table-cell>
          <table:table-cell table:formula="of:=[.G848]-[.B993]" office:value-type="float" office:value="7.92139005661011" calcext:value-type="float">
            <text:p>7.921390056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69884.94673" calcext:value-type="float">
            <text:p>1442769884.94673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0.4763197898865" calcext:value-type="float">
            <text:p>20.4763197899</text:p>
          </table:table-cell>
          <table:table-cell table:formula="of:=[.C849]/([.D849]-[.D848])" office:value-type="float" office:value="970757.152201258" calcext:value-type="float">
            <text:p>970757.152201258</text:p>
          </table:table-cell>
          <table:table-cell/>
          <table:table-cell office:value-type="float" office:value="1442769894.08411" calcext:value-type="float">
            <text:p>1442769894.08411</text:p>
          </table:table-cell>
          <table:table-cell table:formula="of:=[.G849]-[.B994]" office:value-type="float" office:value="7.91580009460449" calcext:value-type="float">
            <text:p>7.915800094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69884.95503" calcext:value-type="float">
            <text:p>1442769884.95503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0.4846198558807" calcext:value-type="float">
            <text:p>20.4846198559</text:p>
          </table:table-cell>
          <table:table-cell table:formula="of:=[.C850]/([.D850]-[.D849])" office:value-type="float" office:value="975413.931117686" calcext:value-type="float">
            <text:p>975413.931117686</text:p>
          </table:table-cell>
          <table:table-cell/>
          <table:table-cell office:value-type="float" office:value="1442769894.09074" calcext:value-type="float">
            <text:p>1442769894.09074</text:p>
          </table:table-cell>
          <table:table-cell table:formula="of:=[.G850]-[.B995]" office:value-type="float" office:value="7.9140100479126" calcext:value-type="float">
            <text:p>7.9140100479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69884.96336" calcext:value-type="float">
            <text:p>1442769884.96336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0.492949962616" calcext:value-type="float">
            <text:p>20.4929499626</text:p>
          </table:table-cell>
          <table:table-cell table:formula="of:=[.C851]/([.D851]-[.D850])" office:value-type="float" office:value="971896.310255016" calcext:value-type="float">
            <text:p>971896.310255016</text:p>
          </table:table-cell>
          <table:table-cell/>
          <table:table-cell office:value-type="float" office:value="1442769894.10624" calcext:value-type="float">
            <text:p>1442769894.10624</text:p>
          </table:table-cell>
          <table:table-cell table:formula="of:=[.G851]-[.B996]" office:value-type="float" office:value="7.9210901260376" calcext:value-type="float">
            <text:p>7.921090126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69884.97168" calcext:value-type="float">
            <text:p>1442769884.97168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0.5012698173523" calcext:value-type="float">
            <text:p>20.5012698174</text:p>
          </table:table-cell>
          <table:table-cell table:formula="of:=[.C852]/([.D852]-[.D851])" office:value-type="float" office:value="973093.912883998" calcext:value-type="float">
            <text:p>973093.912883998</text:p>
          </table:table-cell>
          <table:table-cell/>
          <table:table-cell office:value-type="float" office:value="1442769894.10906" calcext:value-type="float">
            <text:p>1442769894.10906</text:p>
          </table:table-cell>
          <table:table-cell table:formula="of:=[.G852]-[.B997]" office:value-type="float" office:value="7.91544008255005" calcext:value-type="float">
            <text:p>7.915440082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69884.98002" calcext:value-type="float">
            <text:p>1442769884.98002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0.5096099376678" calcext:value-type="float">
            <text:p>20.5096099377</text:p>
          </table:table-cell>
          <table:table-cell table:formula="of:=[.C853]/([.D853]-[.D852])" office:value-type="float" office:value="970729.401217804" calcext:value-type="float">
            <text:p>970729.401217804</text:p>
          </table:table-cell>
          <table:table-cell/>
          <table:table-cell office:value-type="float" office:value="1442769894.11188" calcext:value-type="float">
            <text:p>1442769894.11188</text:p>
          </table:table-cell>
          <table:table-cell table:formula="of:=[.G853]-[.B998]" office:value-type="float" office:value="7.9097900390625" calcext:value-type="float">
            <text:p>7.909790039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69884.98835" calcext:value-type="float">
            <text:p>1442769884.98835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0.5179398059845" calcext:value-type="float">
            <text:p>20.517939806</text:p>
          </table:table-cell>
          <table:table-cell table:formula="of:=[.C854]/([.D854]-[.D853])" office:value-type="float" office:value="971924.127998168" calcext:value-type="float">
            <text:p>971924.127998168</text:p>
          </table:table-cell>
          <table:table-cell/>
          <table:table-cell office:value-type="float" office:value="1442769894.15447" calcext:value-type="float">
            <text:p>1442769894.15447</text:p>
          </table:table-cell>
          <table:table-cell table:formula="of:=[.G854]-[.B999]" office:value-type="float" office:value="7.94393992424011" calcext:value-type="float">
            <text:p>7.943939924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69884.99667" calcext:value-type="float">
            <text:p>1442769884.99667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0.5262598991394" calcext:value-type="float">
            <text:p>20.5262598991</text:p>
          </table:table-cell>
          <table:table-cell table:formula="of:=[.C855]/([.D855]-[.D854])" office:value-type="float" office:value="973066.028139955" calcext:value-type="float">
            <text:p>973066.028139955</text:p>
          </table:table-cell>
          <table:table-cell/>
          <table:table-cell office:value-type="float" office:value="1442769894.15729" calcext:value-type="float">
            <text:p>1442769894.15729</text:p>
          </table:table-cell>
          <table:table-cell table:formula="of:=[.G855]-[.B1000]" office:value-type="float" office:value="7.93830990791321" calcext:value-type="float">
            <text:p>7.9383099079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69885.00534" calcext:value-type="float">
            <text:p>1442769885.00534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0.5349299907684" calcext:value-type="float">
            <text:p>20.5349299908</text:p>
          </table:table-cell>
          <table:table-cell table:formula="of:=[.C856]/([.D856]-[.D855])" office:value-type="float" office:value="933784.825629039" calcext:value-type="float">
            <text:p>933784.825629039</text:p>
          </table:table-cell>
          <table:table-cell/>
          <table:table-cell office:value-type="float" office:value="1442769894.16011" calcext:value-type="float">
            <text:p>1442769894.16011</text:p>
          </table:table-cell>
          <table:table-cell table:formula="of:=[.G856]-[.B1001]" office:value-type="float" office:value="7.93266010284424" calcext:value-type="float">
            <text:p>7.932660102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69885.0138" calcext:value-type="float">
            <text:p>1442769885.0138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0.5433897972107" calcext:value-type="float">
            <text:p>20.5433897972</text:p>
          </table:table-cell>
          <table:table-cell table:formula="of:=[.C857]/([.D857]-[.D856])" office:value-type="float" office:value="956995.890539131" calcext:value-type="float">
            <text:p>956995.890539131</text:p>
          </table:table-cell>
          <table:table-cell/>
          <table:table-cell office:value-type="float" office:value="1442769894.17893" calcext:value-type="float">
            <text:p>1442769894.17893</text:p>
          </table:table-cell>
          <table:table-cell table:formula="of:=[.G857]-[.B1002]" office:value-type="float" office:value="7.94303011894226" calcext:value-type="float">
            <text:p>7.9430301189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69885.02223" calcext:value-type="float">
            <text:p>1442769885.02223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0.5518198013306" calcext:value-type="float">
            <text:p>20.5518198013</text:p>
          </table:table-cell>
          <table:table-cell table:formula="of:=[.C858]/([.D858]-[.D857])" office:value-type="float" office:value="960379.127326206" calcext:value-type="float">
            <text:p>960379.127326206</text:p>
          </table:table-cell>
          <table:table-cell/>
          <table:table-cell office:value-type="float" office:value="1442769894.18174" calcext:value-type="float">
            <text:p>1442769894.18174</text:p>
          </table:table-cell>
          <table:table-cell table:formula="of:=[.G858]-[.B1003]" office:value-type="float" office:value="7.937420129776" calcext:value-type="float">
            <text:p>7.9374201298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69885.03069" calcext:value-type="float">
            <text:p>1442769885.03069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0.5602798461914" calcext:value-type="float">
            <text:p>20.5602798462</text:p>
          </table:table-cell>
          <table:table-cell table:formula="of:=[.C859]/([.D859]-[.D858])" office:value-type="float" office:value="956968.920753016" calcext:value-type="float">
            <text:p>956968.920753016</text:p>
          </table:table-cell>
          <table:table-cell/>
          <table:table-cell office:value-type="float" office:value="1442769894.18456" calcext:value-type="float">
            <text:p>1442769894.18456</text:p>
          </table:table-cell>
          <table:table-cell table:formula="of:=[.G859]-[.B1004]" office:value-type="float" office:value="7.93181014060974" calcext:value-type="float">
            <text:p>7.931810140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69885.03916" calcext:value-type="float">
            <text:p>1442769885.03916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0.5687499046326" calcext:value-type="float">
            <text:p>20.5687499046</text:p>
          </table:table-cell>
          <table:table-cell table:formula="of:=[.C860]/([.D860]-[.D859])" office:value-type="float" office:value="955837.560772392" calcext:value-type="float">
            <text:p>955837.560772392</text:p>
          </table:table-cell>
          <table:table-cell/>
          <table:table-cell office:value-type="float" office:value="1442769894.18738" calcext:value-type="float">
            <text:p>1442769894.18738</text:p>
          </table:table-cell>
          <table:table-cell table:formula="of:=[.G860]-[.B1005]" office:value-type="float" office:value="7.92620015144348" calcext:value-type="float">
            <text:p>7.9262001514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69885.04761" calcext:value-type="float">
            <text:p>1442769885.04761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0.5771999359131" calcext:value-type="float">
            <text:p>20.5771999359</text:p>
          </table:table-cell>
          <table:table-cell table:formula="of:=[.C861]/([.D861]-[.D860])" office:value-type="float" office:value="958102.96213532" calcext:value-type="float">
            <text:p>958102.96213532</text:p>
          </table:table-cell>
          <table:table-cell/>
          <table:table-cell office:value-type="float" office:value="1442769894.1902" calcext:value-type="float">
            <text:p>1442769894.1902</text:p>
          </table:table-cell>
          <table:table-cell table:formula="of:=[.G861]-[.B1006]" office:value-type="float" office:value="7.92054009437561" calcext:value-type="float">
            <text:p>7.9205400944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69885.05608" calcext:value-type="float">
            <text:p>1442769885.05608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0.5856699943542" calcext:value-type="float">
            <text:p>20.5856699944</text:p>
          </table:table-cell>
          <table:table-cell table:formula="of:=[.C862]/([.D862]-[.D861])" office:value-type="float" office:value="955837.560772392" calcext:value-type="float">
            <text:p>955837.560772392</text:p>
          </table:table-cell>
          <table:table-cell/>
          <table:table-cell office:value-type="float" office:value="1442769894.19302" calcext:value-type="float">
            <text:p>1442769894.19302</text:p>
          </table:table-cell>
          <table:table-cell table:formula="of:=[.G862]-[.B1007]" office:value-type="float" office:value="7.91493010520935" calcext:value-type="float">
            <text:p>7.9149301052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69885.06456" calcext:value-type="float">
            <text:p>1442769885.06456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0.5941498279572" calcext:value-type="float">
            <text:p>20.594149828</text:p>
          </table:table-cell>
          <table:table-cell table:formula="of:=[.C863]/([.D863]-[.D862])" office:value-type="float" office:value="954735.715241657" calcext:value-type="float">
            <text:p>954735.715241657</text:p>
          </table:table-cell>
          <table:table-cell/>
          <table:table-cell office:value-type="float" office:value="1442769894.20295" calcext:value-type="float">
            <text:p>1442769894.20295</text:p>
          </table:table-cell>
          <table:table-cell table:formula="of:=[.G863]-[.B1008]" office:value-type="float" office:value="7.91642999649048" calcext:value-type="float">
            <text:p>7.9164299965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69885.07304" calcext:value-type="float">
            <text:p>1442769885.07304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0.6026298999786" calcext:value-type="float">
            <text:p>20.6026299</text:p>
          </table:table-cell>
          <table:table-cell table:formula="of:=[.C864]/([.D864]-[.D863])" office:value-type="float" office:value="954708.872694557" calcext:value-type="float">
            <text:p>954708.872694557</text:p>
          </table:table-cell>
          <table:table-cell/>
          <table:table-cell office:value-type="float" office:value="1442769894.20577" calcext:value-type="float">
            <text:p>1442769894.20577</text:p>
          </table:table-cell>
          <table:table-cell table:formula="of:=[.G864]-[.B1009]" office:value-type="float" office:value="7.91082000732422" calcext:value-type="float">
            <text:p>7.9108200073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69885.08148" calcext:value-type="float">
            <text:p>1442769885.08148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0.6110699176788" calcext:value-type="float">
            <text:p>20.6110699177</text:p>
          </table:table-cell>
          <table:table-cell table:formula="of:=[.C865]/([.D865]-[.D864])" office:value-type="float" office:value="959239.694463277" calcext:value-type="float">
            <text:p>959239.694463277</text:p>
          </table:table-cell>
          <table:table-cell/>
          <table:table-cell office:value-type="float" office:value="1442769894.20863" calcext:value-type="float">
            <text:p>1442769894.20863</text:p>
          </table:table-cell>
          <table:table-cell table:formula="of:=[.G865]-[.B1010]" office:value-type="float" office:value="7.90527009963989" calcext:value-type="float">
            <text:p>7.9052700996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69885.08994" calcext:value-type="float">
            <text:p>1442769885.08994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0.6195299625397" calcext:value-type="float">
            <text:p>20.6195299625</text:p>
          </table:table-cell>
          <table:table-cell table:formula="of:=[.C866]/([.D866]-[.D865])" office:value-type="float" office:value="956968.920753016" calcext:value-type="float">
            <text:p>956968.920753016</text:p>
          </table:table-cell>
          <table:table-cell/>
          <table:table-cell office:value-type="float" office:value="1442769894.22713" calcext:value-type="float">
            <text:p>1442769894.22713</text:p>
          </table:table-cell>
          <table:table-cell table:formula="of:=[.G866]-[.B1011]" office:value-type="float" office:value="7.9153299331665" calcext:value-type="float">
            <text:p>7.9153299332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69885.0985" calcext:value-type="float">
            <text:p>1442769885.0985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0.6280899047852" calcext:value-type="float">
            <text:p>20.6280899048</text:p>
          </table:table-cell>
          <table:table-cell table:formula="of:=[.C867]/([.D867]-[.D866])" office:value-type="float" office:value="945800.773862908" calcext:value-type="float">
            <text:p>945800.773862908</text:p>
          </table:table-cell>
          <table:table-cell/>
          <table:table-cell office:value-type="float" office:value="1442769894.22995" calcext:value-type="float">
            <text:p>1442769894.22995</text:p>
          </table:table-cell>
          <table:table-cell table:formula="of:=[.G867]-[.B1012]" office:value-type="float" office:value="7.90972995758057" calcext:value-type="float">
            <text:p>7.909729957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69885.10697" calcext:value-type="float">
            <text:p>1442769885.10697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0.6365599632263" calcext:value-type="float">
            <text:p>20.6365599632</text:p>
          </table:table-cell>
          <table:table-cell table:formula="of:=[.C868]/([.D868]-[.D867])" office:value-type="float" office:value="955837.560772392" calcext:value-type="float">
            <text:p>955837.560772392</text:p>
          </table:table-cell>
          <table:table-cell/>
          <table:table-cell office:value-type="float" office:value="1442769894.25142" calcext:value-type="float">
            <text:p>1442769894.25142</text:p>
          </table:table-cell>
          <table:table-cell table:formula="of:=[.G868]-[.B1013]" office:value-type="float" office:value="7.92270994186401" calcext:value-type="float">
            <text:p>7.9227099419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69885.11545" calcext:value-type="float">
            <text:p>1442769885.11545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0.6450397968292" calcext:value-type="float">
            <text:p>20.6450397968</text:p>
          </table:table-cell>
          <table:table-cell table:formula="of:=[.C869]/([.D869]-[.D868])" office:value-type="float" office:value="954735.715241657" calcext:value-type="float">
            <text:p>954735.715241657</text:p>
          </table:table-cell>
          <table:table-cell/>
          <table:table-cell office:value-type="float" office:value="1442769894.25425" calcext:value-type="float">
            <text:p>1442769894.25425</text:p>
          </table:table-cell>
          <table:table-cell table:formula="of:=[.G869]-[.B1014]" office:value-type="float" office:value="7.9171199798584" calcext:value-type="float">
            <text:p>7.917119979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69885.12391" calcext:value-type="float">
            <text:p>1442769885.12391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0.6534998416901" calcext:value-type="float">
            <text:p>20.6534998417</text:p>
          </table:table-cell>
          <table:table-cell table:formula="of:=[.C870]/([.D870]-[.D869])" office:value-type="float" office:value="956968.920753016" calcext:value-type="float">
            <text:p>956968.920753016</text:p>
          </table:table-cell>
          <table:table-cell/>
          <table:table-cell office:value-type="float" office:value="1442769894.25707" calcext:value-type="float">
            <text:p>1442769894.25707</text:p>
          </table:table-cell>
          <table:table-cell table:formula="of:=[.G870]-[.B1015]" office:value-type="float" office:value="7.91147017478943" calcext:value-type="float">
            <text:p>7.911470174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69885.13234" calcext:value-type="float">
            <text:p>1442769885.13234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0.6619298458099" calcext:value-type="float">
            <text:p>20.6619298458</text:p>
          </table:table-cell>
          <table:table-cell table:formula="of:=[.C871]/([.D871]-[.D870])" office:value-type="float" office:value="960379.127326206" calcext:value-type="float">
            <text:p>960379.127326206</text:p>
          </table:table-cell>
          <table:table-cell/>
          <table:table-cell office:value-type="float" office:value="1442769894.27553" calcext:value-type="float">
            <text:p>1442769894.27553</text:p>
          </table:table-cell>
          <table:table-cell table:formula="of:=[.G871]-[.B1016]" office:value-type="float" office:value="7.92147016525269" calcext:value-type="float">
            <text:p>7.9214701653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69885.14077" calcext:value-type="float">
            <text:p>1442769885.14077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0.6703598499298" calcext:value-type="float">
            <text:p>20.6703598499</text:p>
          </table:table-cell>
          <table:table-cell table:formula="of:=[.C872]/([.D872]-[.D871])" office:value-type="float" office:value="960379.127326206" calcext:value-type="float">
            <text:p>960379.127326206</text:p>
          </table:table-cell>
          <table:table-cell/>
          <table:table-cell office:value-type="float" office:value="1442769894.27833" calcext:value-type="float">
            <text:p>1442769894.27833</text:p>
          </table:table-cell>
          <table:table-cell table:formula="of:=[.G872]-[.B1017]" office:value-type="float" office:value="7.91582012176514" calcext:value-type="float">
            <text:p>7.9158201218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69885.14922" calcext:value-type="float">
            <text:p>1442769885.14922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0.6788098812103" calcext:value-type="float">
            <text:p>20.6788098812</text:p>
          </table:table-cell>
          <table:table-cell table:formula="of:=[.C873]/([.D873]-[.D872])" office:value-type="float" office:value="958102.96213532" calcext:value-type="float">
            <text:p>958102.96213532</text:p>
          </table:table-cell>
          <table:table-cell/>
          <table:table-cell office:value-type="float" office:value="1442769894.28115" calcext:value-type="float">
            <text:p>1442769894.28115</text:p>
          </table:table-cell>
          <table:table-cell table:formula="of:=[.G873]-[.B1018]" office:value-type="float" office:value="7.91021013259888" calcext:value-type="float">
            <text:p>7.910210132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69885.15774" calcext:value-type="float">
            <text:p>1442769885.15774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0.6873300075531" calcext:value-type="float">
            <text:p>20.6873300076</text:p>
          </table:table-cell>
          <table:table-cell table:formula="of:=[.C874]/([.D874]-[.D873])" office:value-type="float" office:value="950220.650996194" calcext:value-type="float">
            <text:p>950220.650996194</text:p>
          </table:table-cell>
          <table:table-cell/>
          <table:table-cell office:value-type="float" office:value="1442769894.30104" calcext:value-type="float">
            <text:p>1442769894.30104</text:p>
          </table:table-cell>
          <table:table-cell table:formula="of:=[.G874]-[.B1019]" office:value-type="float" office:value="7.9216799736023" calcext:value-type="float">
            <text:p>7.9216799736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69885.16621" calcext:value-type="float">
            <text:p>1442769885.16621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0.6957998275757" calcext:value-type="float">
            <text:p>20.6957998276</text:p>
          </table:table-cell>
          <table:table-cell table:formula="of:=[.C875]/([.D875]-[.D874])" office:value-type="float" office:value="955864.466826179" calcext:value-type="float">
            <text:p>955864.466826179</text:p>
          </table:table-cell>
          <table:table-cell/>
          <table:table-cell office:value-type="float" office:value="1442769894.30385" calcext:value-type="float">
            <text:p>1442769894.30385</text:p>
          </table:table-cell>
          <table:table-cell table:formula="of:=[.G875]-[.B1020]" office:value-type="float" office:value="7.91603994369507" calcext:value-type="float">
            <text:p>7.9160399437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69885.17467" calcext:value-type="float">
            <text:p>1442769885.17467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0.7042598724365" calcext:value-type="float">
            <text:p>20.7042598724</text:p>
          </table:table-cell>
          <table:table-cell table:formula="of:=[.C876]/([.D876]-[.D875])" office:value-type="float" office:value="956968.920753016" calcext:value-type="float">
            <text:p>956968.920753016</text:p>
          </table:table-cell>
          <table:table-cell/>
          <table:table-cell office:value-type="float" office:value="1442769894.30667" calcext:value-type="float">
            <text:p>1442769894.30667</text:p>
          </table:table-cell>
          <table:table-cell table:formula="of:=[.G876]-[.B1021]" office:value-type="float" office:value="7.91043996810913" calcext:value-type="float">
            <text:p>7.9104399681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69885.1831" calcext:value-type="float">
            <text:p>1442769885.1831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0.7126898765564" calcext:value-type="float">
            <text:p>20.7126898766</text:p>
          </table:table-cell>
          <table:table-cell table:formula="of:=[.C877]/([.D877]-[.D876])" office:value-type="float" office:value="960379.127326206" calcext:value-type="float">
            <text:p>960379.127326206</text:p>
          </table:table-cell>
          <table:table-cell/>
          <table:table-cell office:value-type="float" office:value="1442769894.32846" calcext:value-type="float">
            <text:p>1442769894.32846</text:p>
          </table:table-cell>
          <table:table-cell table:formula="of:=[.G877]-[.B1022]" office:value-type="float" office:value="7.92378997802734" calcext:value-type="float">
            <text:p>7.923789978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69885.19152" calcext:value-type="float">
            <text:p>1442769885.19152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0.7211098670959" calcext:value-type="float">
            <text:p>20.7211098671</text:p>
          </table:table-cell>
          <table:table-cell table:formula="of:=[.C878]/([.D878]-[.D877])" office:value-type="float" office:value="961521.270359044" calcext:value-type="float">
            <text:p>961521.270359044</text:p>
          </table:table-cell>
          <table:table-cell/>
          <table:table-cell office:value-type="float" office:value="1442769894.33128" calcext:value-type="float">
            <text:p>1442769894.33128</text:p>
          </table:table-cell>
          <table:table-cell table:formula="of:=[.G878]-[.B1023]" office:value-type="float" office:value="7.91815996170044" calcext:value-type="float">
            <text:p>7.9181599617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69885.19994" calcext:value-type="float">
            <text:p>1442769885.19994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0.7295298576355" calcext:value-type="float">
            <text:p>20.7295298576</text:p>
          </table:table-cell>
          <table:table-cell table:formula="of:=[.C879]/([.D879]-[.D878])" office:value-type="float" office:value="961521.270359044" calcext:value-type="float">
            <text:p>961521.270359044</text:p>
          </table:table-cell>
          <table:table-cell/>
          <table:table-cell office:value-type="float" office:value="1442769894.33412" calcext:value-type="float">
            <text:p>1442769894.33412</text:p>
          </table:table-cell>
          <table:table-cell table:formula="of:=[.G879]-[.B1024]" office:value-type="float" office:value="7.91258001327515" calcext:value-type="float">
            <text:p>7.9125800133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69885.20836" calcext:value-type="float">
            <text:p>1442769885.20836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0.737949848175" calcext:value-type="float">
            <text:p>20.7379498482</text:p>
          </table:table-cell>
          <table:table-cell table:formula="of:=[.C880]/([.D880]-[.D879])" office:value-type="float" office:value="961521.270359044" calcext:value-type="float">
            <text:p>961521.270359044</text:p>
          </table:table-cell>
          <table:table-cell/>
          <table:table-cell office:value-type="float" office:value="1442769894.35594" calcext:value-type="float">
            <text:p>1442769894.35594</text:p>
          </table:table-cell>
          <table:table-cell table:formula="of:=[.G880]-[.B1025]" office:value-type="float" office:value="7.92597007751465" calcext:value-type="float">
            <text:p>7.9259700775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69885.21679" calcext:value-type="float">
            <text:p>1442769885.21679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0.7463798522949" calcext:value-type="float">
            <text:p>20.7463798523</text:p>
          </table:table-cell>
          <table:table-cell table:formula="of:=[.C881]/([.D881]-[.D880])" office:value-type="float" office:value="960379.127326206" calcext:value-type="float">
            <text:p>960379.127326206</text:p>
          </table:table-cell>
          <table:table-cell/>
          <table:table-cell office:value-type="float" office:value="1442769894.35878" calcext:value-type="float">
            <text:p>1442769894.35878</text:p>
          </table:table-cell>
          <table:table-cell table:formula="of:=[.G881]-[.B1026]" office:value-type="float" office:value="7.92026996612549" calcext:value-type="float">
            <text:p>7.920269966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69885.22521" calcext:value-type="float">
            <text:p>1442769885.22521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0.7547998428345" calcext:value-type="float">
            <text:p>20.7547998428</text:p>
          </table:table-cell>
          <table:table-cell table:formula="of:=[.C882]/([.D882]-[.D881])" office:value-type="float" office:value="961521.270359044" calcext:value-type="float">
            <text:p>961521.270359044</text:p>
          </table:table-cell>
          <table:table-cell/>
          <table:table-cell office:value-type="float" office:value="1442769894.3616" calcext:value-type="float">
            <text:p>1442769894.3616</text:p>
          </table:table-cell>
          <table:table-cell table:formula="of:=[.G882]-[.B1027]" office:value-type="float" office:value="7.9148600101471" calcext:value-type="float">
            <text:p>7.914860010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69885.23369" calcext:value-type="float">
            <text:p>1442769885.23369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0.763279914856" calcext:value-type="float">
            <text:p>20.7632799149</text:p>
          </table:table-cell>
          <table:table-cell table:formula="of:=[.C883]/([.D883]-[.D882])" office:value-type="float" office:value="954708.872694557" calcext:value-type="float">
            <text:p>954708.872694557</text:p>
          </table:table-cell>
          <table:table-cell/>
          <table:table-cell office:value-type="float" office:value="1442769894.38345" calcext:value-type="float">
            <text:p>1442769894.38345</text:p>
          </table:table-cell>
          <table:table-cell table:formula="of:=[.G883]-[.B1028]" office:value-type="float" office:value="7.92828011512756" calcext:value-type="float">
            <text:p>7.928280115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69885.24212" calcext:value-type="float">
            <text:p>1442769885.24212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0.7717099189758" calcext:value-type="float">
            <text:p>20.771709919</text:p>
          </table:table-cell>
          <table:table-cell table:formula="of:=[.C884]/([.D884]-[.D883])" office:value-type="float" office:value="960379.127326206" calcext:value-type="float">
            <text:p>960379.127326206</text:p>
          </table:table-cell>
          <table:table-cell/>
          <table:table-cell office:value-type="float" office:value="1442769894.38628" calcext:value-type="float">
            <text:p>1442769894.38628</text:p>
          </table:table-cell>
          <table:table-cell table:formula="of:=[.G884]-[.B1029]" office:value-type="float" office:value="7.92268013954163" calcext:value-type="float">
            <text:p>7.9226801395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69885.25058" calcext:value-type="float">
            <text:p>1442769885.25058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0.7801699638367" calcext:value-type="float">
            <text:p>20.7801699638</text:p>
          </table:table-cell>
          <table:table-cell table:formula="of:=[.C885]/([.D885]-[.D884])" office:value-type="float" office:value="956968.920753016" calcext:value-type="float">
            <text:p>956968.920753016</text:p>
          </table:table-cell>
          <table:table-cell/>
          <table:table-cell office:value-type="float" office:value="1442769894.38908" calcext:value-type="float">
            <text:p>1442769894.38908</text:p>
          </table:table-cell>
          <table:table-cell table:formula="of:=[.G885]-[.B1030]" office:value-type="float" office:value="7.91706013679504" calcext:value-type="float">
            <text:p>7.917060136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69885.259" calcext:value-type="float">
            <text:p>1442769885.259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0.7885899543762" calcext:value-type="float">
            <text:p>20.7885899544</text:p>
          </table:table-cell>
          <table:table-cell table:formula="of:=[.C886]/([.D886]-[.D885])" office:value-type="float" office:value="961521.270359044" calcext:value-type="float">
            <text:p>961521.270359044</text:p>
          </table:table-cell>
          <table:table-cell/>
          <table:table-cell office:value-type="float" office:value="1442769894.41087" calcext:value-type="float">
            <text:p>1442769894.41087</text:p>
          </table:table-cell>
          <table:table-cell table:formula="of:=[.G886]-[.B1031]" office:value-type="float" office:value="7.9304301738739" calcext:value-type="float">
            <text:p>7.9304301739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69885.26744" calcext:value-type="float">
            <text:p>1442769885.26744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0.7970299720764" calcext:value-type="float">
            <text:p>20.7970299721</text:p>
          </table:table-cell>
          <table:table-cell table:formula="of:=[.C887]/([.D887]-[.D886])" office:value-type="float" office:value="959239.694463277" calcext:value-type="float">
            <text:p>959239.694463277</text:p>
          </table:table-cell>
          <table:table-cell/>
          <table:table-cell office:value-type="float" office:value="1442769894.41377" calcext:value-type="float">
            <text:p>1442769894.41377</text:p>
          </table:table-cell>
          <table:table-cell table:formula="of:=[.G887]-[.B1032]" office:value-type="float" office:value="7.92489004135132" calcext:value-type="float">
            <text:p>7.924890041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69885.27585" calcext:value-type="float">
            <text:p>1442769885.27585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0.8054399490356" calcext:value-type="float">
            <text:p>20.805439949</text:p>
          </table:table-cell>
          <table:table-cell table:formula="of:=[.C888]/([.D888]-[.D887])" office:value-type="float" office:value="962666.133242615" calcext:value-type="float">
            <text:p>962666.133242615</text:p>
          </table:table-cell>
          <table:table-cell/>
          <table:table-cell office:value-type="float" office:value="1442769894.43839" calcext:value-type="float">
            <text:p>1442769894.43839</text:p>
          </table:table-cell>
          <table:table-cell table:formula="of:=[.G888]-[.B1033]" office:value-type="float" office:value="7.94103002548218" calcext:value-type="float">
            <text:p>7.9410300255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69885.28427" calcext:value-type="float">
            <text:p>1442769885.28427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0.8138599395752" calcext:value-type="float">
            <text:p>20.8138599396</text:p>
          </table:table-cell>
          <table:table-cell table:formula="of:=[.C889]/([.D889]-[.D888])" office:value-type="float" office:value="961521.270359044" calcext:value-type="float">
            <text:p>961521.270359044</text:p>
          </table:table-cell>
          <table:table-cell/>
          <table:table-cell office:value-type="float" office:value="1442769894.4412" calcext:value-type="float">
            <text:p>1442769894.4412</text:p>
          </table:table-cell>
          <table:table-cell table:formula="of:=[.G889]-[.B1034]" office:value-type="float" office:value="7.9354100227356" calcext:value-type="float">
            <text:p>7.935410022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69885.29273" calcext:value-type="float">
            <text:p>1442769885.29273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0.822319984436" calcext:value-type="float">
            <text:p>20.8223199844</text:p>
          </table:table-cell>
          <table:table-cell table:formula="of:=[.C890]/([.D890]-[.D889])" office:value-type="float" office:value="956968.920753016" calcext:value-type="float">
            <text:p>956968.920753016</text:p>
          </table:table-cell>
          <table:table-cell/>
          <table:table-cell office:value-type="float" office:value="1442769894.44402" calcext:value-type="float">
            <text:p>1442769894.44402</text:p>
          </table:table-cell>
          <table:table-cell table:formula="of:=[.G890]-[.B1035]" office:value-type="float" office:value="7.92979001998901" calcext:value-type="float">
            <text:p>7.92979002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69885.30115" calcext:value-type="float">
            <text:p>1442769885.30115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0.8307399749756" calcext:value-type="float">
            <text:p>20.830739975</text:p>
          </table:table-cell>
          <table:table-cell table:formula="of:=[.C891]/([.D891]-[.D890])" office:value-type="float" office:value="961521.270359044" calcext:value-type="float">
            <text:p>961521.270359044</text:p>
          </table:table-cell>
          <table:table-cell/>
          <table:table-cell office:value-type="float" office:value="1442769894.46582" calcext:value-type="float">
            <text:p>1442769894.46582</text:p>
          </table:table-cell>
          <table:table-cell table:formula="of:=[.G891]-[.B1036]" office:value-type="float" office:value="7.94318008422852" calcext:value-type="float">
            <text:p>7.9431800842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69885.30959" calcext:value-type="float">
            <text:p>1442769885.30959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0.8391799926758" calcext:value-type="float">
            <text:p>20.8391799927</text:p>
          </table:table-cell>
          <table:table-cell table:formula="of:=[.C892]/([.D892]-[.D891])" office:value-type="float" office:value="959239.694463277" calcext:value-type="float">
            <text:p>959239.694463277</text:p>
          </table:table-cell>
          <table:table-cell/>
          <table:table-cell office:value-type="float" office:value="1442769894.46863" calcext:value-type="float">
            <text:p>1442769894.46863</text:p>
          </table:table-cell>
          <table:table-cell table:formula="of:=[.G892]-[.B1037]" office:value-type="float" office:value="7.93756008148193" calcext:value-type="float">
            <text:p>7.9375600815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69885.31799" calcext:value-type="float">
            <text:p>1442769885.31799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0.8475799560547" calcext:value-type="float">
            <text:p>20.8475799561</text:p>
          </table:table-cell>
          <table:table-cell table:formula="of:=[.C893]/([.D893]-[.D892])" office:value-type="float" office:value="963813.725703906" calcext:value-type="float">
            <text:p>963813.725703906</text:p>
          </table:table-cell>
          <table:table-cell/>
          <table:table-cell office:value-type="float" office:value="1442769894.47145" calcext:value-type="float">
            <text:p>1442769894.47145</text:p>
          </table:table-cell>
          <table:table-cell table:formula="of:=[.G893]-[.B1038]" office:value-type="float" office:value="7.93194007873535" calcext:value-type="float">
            <text:p>7.9319400787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69885.32642" calcext:value-type="float">
            <text:p>1442769885.32642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0.8560099601746" calcext:value-type="float">
            <text:p>20.8560099602</text:p>
          </table:table-cell>
          <table:table-cell table:formula="of:=[.C894]/([.D894]-[.D893])" office:value-type="float" office:value="960379.127326206" calcext:value-type="float">
            <text:p>960379.127326206</text:p>
          </table:table-cell>
          <table:table-cell/>
          <table:table-cell office:value-type="float" office:value="1442769894.49336" calcext:value-type="float">
            <text:p>1442769894.49336</text:p>
          </table:table-cell>
          <table:table-cell table:formula="of:=[.G894]-[.B1039]" office:value-type="float" office:value="7.94544005393982" calcext:value-type="float">
            <text:p>7.9454400539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69885.33478" calcext:value-type="float">
            <text:p>1442769885.33478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0.8643698692322" calcext:value-type="float">
            <text:p>20.8643698692</text:p>
          </table:table-cell>
          <table:table-cell table:formula="of:=[.C895]/([.D895]-[.D894])" office:value-type="float" office:value="968431.587497148" calcext:value-type="float">
            <text:p>968431.587497148</text:p>
          </table:table-cell>
          <table:table-cell/>
          <table:table-cell office:value-type="float" office:value="1442769894.49618" calcext:value-type="float">
            <text:p>1442769894.49618</text:p>
          </table:table-cell>
          <table:table-cell table:formula="of:=[.G895]-[.B1040]" office:value-type="float" office:value="7.93987011909485" calcext:value-type="float">
            <text:p>7.939870119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69885.34313" calcext:value-type="float">
            <text:p>1442769885.34313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0.8727200031281" calcext:value-type="float">
            <text:p>20.8727200031</text:p>
          </table:table-cell>
          <table:table-cell table:formula="of:=[.C896]/([.D896]-[.D895])" office:value-type="float" office:value="969565.290923108" calcext:value-type="float">
            <text:p>969565.290923108</text:p>
          </table:table-cell>
          <table:table-cell/>
          <table:table-cell office:value-type="float" office:value="1442769894.499" calcext:value-type="float">
            <text:p>1442769894.499</text:p>
          </table:table-cell>
          <table:table-cell table:formula="of:=[.G896]-[.B1041]" office:value-type="float" office:value="7.93429017066956" calcext:value-type="float">
            <text:p>7.934290170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69885.35146" calcext:value-type="float">
            <text:p>1442769885.35146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0.8810498714447" calcext:value-type="float">
            <text:p>20.8810498714</text:p>
          </table:table-cell>
          <table:table-cell table:formula="of:=[.C897]/([.D897]-[.D896])" office:value-type="float" office:value="971924.127998168" calcext:value-type="float">
            <text:p>971924.127998168</text:p>
          </table:table-cell>
          <table:table-cell/>
          <table:table-cell office:value-type="float" office:value="1442769894.52027" calcext:value-type="float">
            <text:p>1442769894.52027</text:p>
          </table:table-cell>
          <table:table-cell table:formula="of:=[.G897]-[.B1042]" office:value-type="float" office:value="7.94714999198914" calcext:value-type="float">
            <text:p>7.947149992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69885.35983" calcext:value-type="float">
            <text:p>1442769885.35983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0.8894197940826" calcext:value-type="float">
            <text:p>20.8894197941</text:p>
          </table:table-cell>
          <table:table-cell table:formula="of:=[.C898]/([.D898]-[.D897])" office:value-type="float" office:value="967272.97852219" calcext:value-type="float">
            <text:p>967272.97852219</text:p>
          </table:table-cell>
          <table:table-cell/>
          <table:table-cell office:value-type="float" office:value="1442769894.5231" calcext:value-type="float">
            <text:p>1442769894.5231</text:p>
          </table:table-cell>
          <table:table-cell table:formula="of:=[.G898]-[.B1043]" office:value-type="float" office:value="7.94144988059998" calcext:value-type="float">
            <text:p>7.941449880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69885.36818" calcext:value-type="float">
            <text:p>1442769885.36818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0.8977699279785" calcext:value-type="float">
            <text:p>20.897769928</text:p>
          </table:table-cell>
          <table:table-cell table:formula="of:=[.C899]/([.D899]-[.D898])" office:value-type="float" office:value="969565.290923108" calcext:value-type="float">
            <text:p>969565.290923108</text:p>
          </table:table-cell>
          <table:table-cell/>
          <table:table-cell office:value-type="float" office:value="1442769894.52593" calcext:value-type="float">
            <text:p>1442769894.52593</text:p>
          </table:table-cell>
          <table:table-cell table:formula="of:=[.G899]-[.B1044]" office:value-type="float" office:value="7.93581986427307" calcext:value-type="float">
            <text:p>7.9358198643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69885.37653" calcext:value-type="float">
            <text:p>1442769885.37653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0.9061198234558" calcext:value-type="float">
            <text:p>20.9061198235</text:p>
          </table:table-cell>
          <table:table-cell table:formula="of:=[.C900]/([.D900]-[.D899])" office:value-type="float" office:value="969592.9753869" calcext:value-type="float">
            <text:p>969592.9753869</text:p>
          </table:table-cell>
          <table:table-cell/>
          <table:table-cell office:value-type="float" office:value="1442769894.54717" calcext:value-type="float">
            <text:p>1442769894.54717</text:p>
          </table:table-cell>
          <table:table-cell table:formula="of:=[.G900]-[.B1045]" office:value-type="float" office:value="7.94862985610962" calcext:value-type="float">
            <text:p>7.9486298561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69885.38491" calcext:value-type="float">
            <text:p>1442769885.38491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0.9144999980926" calcext:value-type="float">
            <text:p>20.9144999981</text:p>
          </table:table-cell>
          <table:table-cell table:formula="of:=[.C901]/([.D901]-[.D900])" office:value-type="float" office:value="966089.652166491" calcext:value-type="float">
            <text:p>966089.652166491</text:p>
          </table:table-cell>
          <table:table-cell/>
          <table:table-cell office:value-type="float" office:value="1442769894.55001" calcext:value-type="float">
            <text:p>1442769894.55001</text:p>
          </table:table-cell>
          <table:table-cell table:formula="of:=[.G901]-[.B1046]" office:value-type="float" office:value="7.94304990768433" calcext:value-type="float">
            <text:p>7.94304990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69885.39331" calcext:value-type="float">
            <text:p>1442769885.39331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0.9228999614716" calcext:value-type="float">
            <text:p>20.9228999615</text:p>
          </table:table-cell>
          <table:table-cell table:formula="of:=[.C902]/([.D902]-[.D901])" office:value-type="float" office:value="963813.725703906" calcext:value-type="float">
            <text:p>963813.725703906</text:p>
          </table:table-cell>
          <table:table-cell/>
          <table:table-cell office:value-type="float" office:value="1442769894.55282" calcext:value-type="float">
            <text:p>1442769894.55282</text:p>
          </table:table-cell>
          <table:table-cell table:formula="of:=[.G902]-[.B1047]" office:value-type="float" office:value="7.93742990493774" calcext:value-type="float">
            <text:p>7.9374299049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69885.4017" calcext:value-type="float">
            <text:p>1442769885.4017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0.9312899112701" calcext:value-type="float">
            <text:p>20.9312899113</text:p>
          </table:table-cell>
          <table:table-cell table:formula="of:=[.C903]/([.D903]-[.D902])" office:value-type="float" office:value="964964.05751634" calcext:value-type="float">
            <text:p>964964.05751634</text:p>
          </table:table-cell>
          <table:table-cell/>
          <table:table-cell office:value-type="float" office:value="1442769894.57391" calcext:value-type="float">
            <text:p>1442769894.57391</text:p>
          </table:table-cell>
          <table:table-cell table:formula="of:=[.G903]-[.B1048]" office:value-type="float" office:value="7.95009994506836" calcext:value-type="float">
            <text:p>7.950099945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69885.41011" calcext:value-type="float">
            <text:p>1442769885.41011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0.9396998882294" calcext:value-type="float">
            <text:p>20.9396998882</text:p>
          </table:table-cell>
          <table:table-cell table:formula="of:=[.C904]/([.D904]-[.D903])" office:value-type="float" office:value="962666.133242615" calcext:value-type="float">
            <text:p>962666.133242615</text:p>
          </table:table-cell>
          <table:table-cell/>
          <table:table-cell office:value-type="float" office:value="1442769894.57671" calcext:value-type="float">
            <text:p>1442769894.57671</text:p>
          </table:table-cell>
          <table:table-cell table:formula="of:=[.G904]-[.B1049]" office:value-type="float" office:value="7.94446992874146" calcext:value-type="float">
            <text:p>7.9444699287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69885.41853" calcext:value-type="float">
            <text:p>1442769885.41853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0.9481198787689" calcext:value-type="float">
            <text:p>20.9481198788</text:p>
          </table:table-cell>
          <table:table-cell table:formula="of:=[.C905]/([.D905]-[.D904])" office:value-type="float" office:value="961521.270359044" calcext:value-type="float">
            <text:p>961521.270359044</text:p>
          </table:table-cell>
          <table:table-cell/>
          <table:table-cell office:value-type="float" office:value="1442769894.57952" calcext:value-type="float">
            <text:p>1442769894.57952</text:p>
          </table:table-cell>
          <table:table-cell table:formula="of:=[.G905]-[.B1050]" office:value-type="float" office:value="7.93882989883423" calcext:value-type="float">
            <text:p>7.938829898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69885.42692" calcext:value-type="float">
            <text:p>1442769885.42692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0.9565098285675" calcext:value-type="float">
            <text:p>20.9565098286</text:p>
          </table:table-cell>
          <table:table-cell table:formula="of:=[.C906]/([.D906]-[.D905])" office:value-type="float" office:value="964964.05751634" calcext:value-type="float">
            <text:p>964964.05751634</text:p>
          </table:table-cell>
          <table:table-cell/>
          <table:table-cell office:value-type="float" office:value="1442769894.60088" calcext:value-type="float">
            <text:p>1442769894.60088</text:p>
          </table:table-cell>
          <table:table-cell table:formula="of:=[.G906]-[.B1051]" office:value-type="float" office:value="7.95176982879639" calcext:value-type="float">
            <text:p>7.951769828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69885.43534" calcext:value-type="float">
            <text:p>1442769885.43534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0.9649298191071" calcext:value-type="float">
            <text:p>20.9649298191</text:p>
          </table:table-cell>
          <table:table-cell table:formula="of:=[.C907]/([.D907]-[.D906])" office:value-type="float" office:value="961521.270359044" calcext:value-type="float">
            <text:p>961521.270359044</text:p>
          </table:table-cell>
          <table:table-cell/>
          <table:table-cell office:value-type="float" office:value="1442769894.60369" calcext:value-type="float">
            <text:p>1442769894.60369</text:p>
          </table:table-cell>
          <table:table-cell table:formula="of:=[.G907]-[.B1052]" office:value-type="float" office:value="7.94614982604981" calcext:value-type="float">
            <text:p>7.94614982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69885.44376" calcext:value-type="float">
            <text:p>1442769885.44376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0.9733498096466" calcext:value-type="float">
            <text:p>20.9733498096</text:p>
          </table:table-cell>
          <table:table-cell table:formula="of:=[.C908]/([.D908]-[.D907])" office:value-type="float" office:value="961521.270359044" calcext:value-type="float">
            <text:p>961521.270359044</text:p>
          </table:table-cell>
          <table:table-cell/>
          <table:table-cell office:value-type="float" office:value="1442769894.62768" calcext:value-type="float">
            <text:p>1442769894.62768</text:p>
          </table:table-cell>
          <table:table-cell table:formula="of:=[.G908]-[.B1053]" office:value-type="float" office:value="7.96170997619629" calcext:value-type="float">
            <text:p>7.961709976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69885.45223" calcext:value-type="float">
            <text:p>1442769885.45223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0.9818198680878" calcext:value-type="float">
            <text:p>20.9818198681</text:p>
          </table:table-cell>
          <table:table-cell table:formula="of:=[.C909]/([.D909]-[.D908])" office:value-type="float" office:value="955837.560772392" calcext:value-type="float">
            <text:p>955837.560772392</text:p>
          </table:table-cell>
          <table:table-cell/>
          <table:table-cell office:value-type="float" office:value="1442769894.6305" calcext:value-type="float">
            <text:p>1442769894.6305</text:p>
          </table:table-cell>
          <table:table-cell table:formula="of:=[.G909]-[.B1054]" office:value-type="float" office:value="7.95601010322571" calcext:value-type="float">
            <text:p>7.9560101032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69885.46065" calcext:value-type="float">
            <text:p>1442769885.46065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0.9902398586273" calcext:value-type="float">
            <text:p>20.9902398586</text:p>
          </table:table-cell>
          <table:table-cell table:formula="of:=[.C910]/([.D910]-[.D909])" office:value-type="float" office:value="961521.270359044" calcext:value-type="float">
            <text:p>961521.270359044</text:p>
          </table:table-cell>
          <table:table-cell/>
          <table:table-cell office:value-type="float" office:value="1442769894.63332" calcext:value-type="float">
            <text:p>1442769894.63332</text:p>
          </table:table-cell>
          <table:table-cell table:formula="of:=[.G910]-[.B1055]" office:value-type="float" office:value="7.95039010047913" calcext:value-type="float">
            <text:p>7.9503901005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69885.46899" calcext:value-type="float">
            <text:p>1442769885.46899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0.9985799789429" calcext:value-type="float">
            <text:p>20.9985799789</text:p>
          </table:table-cell>
          <table:table-cell table:formula="of:=[.C911]/([.D911]-[.D910])" office:value-type="float" office:value="970729.401217804" calcext:value-type="float">
            <text:p>970729.401217804</text:p>
          </table:table-cell>
          <table:table-cell/>
          <table:table-cell office:value-type="float" office:value="1442769894.65464" calcext:value-type="float">
            <text:p>1442769894.65464</text:p>
          </table:table-cell>
          <table:table-cell table:formula="of:=[.G911]-[.B1056]" office:value-type="float" office:value="7.96327996253967" calcext:value-type="float">
            <text:p>7.9632799625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69885.47735" calcext:value-type="float">
            <text:p>1442769885.47735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1.0069398880005" calcext:value-type="float">
            <text:p>21.006939888</text:p>
          </table:table-cell>
          <table:table-cell table:formula="of:=[.C912]/([.D912]-[.D911])" office:value-type="float" office:value="968431.587497148" calcext:value-type="float">
            <text:p>968431.587497148</text:p>
          </table:table-cell>
          <table:table-cell/>
          <table:table-cell office:value-type="float" office:value="1442769894.65746" calcext:value-type="float">
            <text:p>1442769894.65746</text:p>
          </table:table-cell>
          <table:table-cell table:formula="of:=[.G912]-[.B1057]" office:value-type="float" office:value="7.95769000053406" calcext:value-type="float">
            <text:p>7.9576900005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69885.48578" calcext:value-type="float">
            <text:p>1442769885.48578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1.0153698921204" calcext:value-type="float">
            <text:p>21.0153698921</text:p>
          </table:table-cell>
          <table:table-cell table:formula="of:=[.C913]/([.D913]-[.D912])" office:value-type="float" office:value="960379.127326206" calcext:value-type="float">
            <text:p>960379.127326206</text:p>
          </table:table-cell>
          <table:table-cell/>
          <table:table-cell office:value-type="float" office:value="1442769894.66026" calcext:value-type="float">
            <text:p>1442769894.66026</text:p>
          </table:table-cell>
          <table:table-cell table:formula="of:=[.G913]-[.B1058]" office:value-type="float" office:value="7.95204997062683" calcext:value-type="float">
            <text:p>7.952049970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69885.49419" calcext:value-type="float">
            <text:p>1442769885.49419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1.0237798690796" calcext:value-type="float">
            <text:p>21.0237798691</text:p>
          </table:table-cell>
          <table:table-cell table:formula="of:=[.C914]/([.D914]-[.D913])" office:value-type="float" office:value="962666.133242615" calcext:value-type="float">
            <text:p>962666.133242615</text:p>
          </table:table-cell>
          <table:table-cell/>
          <table:table-cell office:value-type="float" office:value="1442769894.66805" calcext:value-type="float">
            <text:p>1442769894.66805</text:p>
          </table:table-cell>
          <table:table-cell table:formula="of:=[.G914]-[.B1059]" office:value-type="float" office:value="7.95141005516052" calcext:value-type="float">
            <text:p>7.951410055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69885.50261" calcext:value-type="float">
            <text:p>1442769885.50261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1.0321998596191" calcext:value-type="float">
            <text:p>21.0321998596</text:p>
          </table:table-cell>
          <table:table-cell table:formula="of:=[.C915]/([.D915]-[.D914])" office:value-type="float" office:value="961521.270359044" calcext:value-type="float">
            <text:p>961521.270359044</text:p>
          </table:table-cell>
          <table:table-cell/>
          <table:table-cell office:value-type="float" office:value="1442769894.69497" calcext:value-type="float">
            <text:p>1442769894.69497</text:p>
          </table:table-cell>
          <table:table-cell table:formula="of:=[.G915]-[.B1060]" office:value-type="float" office:value="7.96989989280701" calcext:value-type="float">
            <text:p>7.9698998928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69885.51102" calcext:value-type="float">
            <text:p>1442769885.51102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1.0406098365784" calcext:value-type="float">
            <text:p>21.0406098366</text:p>
          </table:table-cell>
          <table:table-cell table:formula="of:=[.C916]/([.D916]-[.D915])" office:value-type="float" office:value="962666.133242615" calcext:value-type="float">
            <text:p>962666.133242615</text:p>
          </table:table-cell>
          <table:table-cell/>
          <table:table-cell office:value-type="float" office:value="1442769894.69779" calcext:value-type="float">
            <text:p>1442769894.69779</text:p>
          </table:table-cell>
          <table:table-cell table:formula="of:=[.G916]-[.B1061]" office:value-type="float" office:value="7.96429991722107" calcext:value-type="float">
            <text:p>7.964299917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69885.51939" calcext:value-type="float">
            <text:p>1442769885.51939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1.0489799976349" calcext:value-type="float">
            <text:p>21.0489799976</text:p>
          </table:table-cell>
          <table:table-cell table:formula="of:=[.C917]/([.D917]-[.D916])" office:value-type="float" office:value="967245.426382203" calcext:value-type="float">
            <text:p>967245.426382203</text:p>
          </table:table-cell>
          <table:table-cell/>
          <table:table-cell office:value-type="float" office:value="1442769894.70063" calcext:value-type="float">
            <text:p>1442769894.70063</text:p>
          </table:table-cell>
          <table:table-cell table:formula="of:=[.G917]-[.B1062]" office:value-type="float" office:value="7.95869994163513" calcext:value-type="float">
            <text:p>7.9586999416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69885.52781" calcext:value-type="float">
            <text:p>1442769885.52781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1.0573999881744" calcext:value-type="float">
            <text:p>21.0573999882</text:p>
          </table:table-cell>
          <table:table-cell table:formula="of:=[.C918]/([.D918]-[.D917])" office:value-type="float" office:value="961521.270359044" calcext:value-type="float">
            <text:p>961521.270359044</text:p>
          </table:table-cell>
          <table:table-cell/>
          <table:table-cell office:value-type="float" office:value="1442769894.72192" calcext:value-type="float">
            <text:p>1442769894.72192</text:p>
          </table:table-cell>
          <table:table-cell table:formula="of:=[.G918]-[.B1063]" office:value-type="float" office:value="7.97147011756897" calcext:value-type="float">
            <text:p>7.971470117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69885.53626" calcext:value-type="float">
            <text:p>1442769885.53626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1.0658497810364" calcext:value-type="float">
            <text:p>21.065849781</text:p>
          </table:table-cell>
          <table:table-cell table:formula="of:=[.C919]/([.D919]-[.D918])" office:value-type="float" office:value="958129.995880477" calcext:value-type="float">
            <text:p>958129.995880477</text:p>
          </table:table-cell>
          <table:table-cell/>
          <table:table-cell office:value-type="float" office:value="1442769894.72474" calcext:value-type="float">
            <text:p>1442769894.72474</text:p>
          </table:table-cell>
          <table:table-cell table:formula="of:=[.G919]-[.B1064]" office:value-type="float" office:value="7.96586012840271" calcext:value-type="float">
            <text:p>7.9658601284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69885.54469" calcext:value-type="float">
            <text:p>1442769885.54469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1.0742797851562" calcext:value-type="float">
            <text:p>21.0742797852</text:p>
          </table:table-cell>
          <table:table-cell table:formula="of:=[.C920]/([.D920]-[.D919])" office:value-type="float" office:value="960379.127326206" calcext:value-type="float">
            <text:p>960379.127326206</text:p>
          </table:table-cell>
          <table:table-cell/>
          <table:table-cell office:value-type="float" office:value="1442769894.72756" calcext:value-type="float">
            <text:p>1442769894.72756</text:p>
          </table:table-cell>
          <table:table-cell table:formula="of:=[.G920]-[.B1065]" office:value-type="float" office:value="7.96025013923645" calcext:value-type="float">
            <text:p>7.960250139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69885.55311" calcext:value-type="float">
            <text:p>1442769885.55311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1.0826997756958" calcext:value-type="float">
            <text:p>21.0826997757</text:p>
          </table:table-cell>
          <table:table-cell table:formula="of:=[.C921]/([.D921]-[.D920])" office:value-type="float" office:value="961521.270359044" calcext:value-type="float">
            <text:p>961521.270359044</text:p>
          </table:table-cell>
          <table:table-cell/>
          <table:table-cell office:value-type="float" office:value="1442769894.74885" calcext:value-type="float">
            <text:p>1442769894.74885</text:p>
          </table:table-cell>
          <table:table-cell table:formula="of:=[.G921]-[.B1066]" office:value-type="float" office:value="7.97310018539429" calcext:value-type="float">
            <text:p>7.973100185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69885.5615" calcext:value-type="float">
            <text:p>1442769885.5615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1.091089963913" calcext:value-type="float">
            <text:p>21.0910899639</text:p>
          </table:table-cell>
          <table:table-cell table:formula="of:=[.C922]/([.D922]-[.D921])" office:value-type="float" office:value="964936.636753716" calcext:value-type="float">
            <text:p>964936.636753716</text:p>
          </table:table-cell>
          <table:table-cell/>
          <table:table-cell office:value-type="float" office:value="1442769894.75166" calcext:value-type="float">
            <text:p>1442769894.75166</text:p>
          </table:table-cell>
          <table:table-cell table:formula="of:=[.G922]-[.B1067]" office:value-type="float" office:value="7.96748018264771" calcext:value-type="float">
            <text:p>7.967480182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69885.56996" calcext:value-type="float">
            <text:p>1442769885.56996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1.0995500087738" calcext:value-type="float">
            <text:p>21.0995500088</text:p>
          </table:table-cell>
          <table:table-cell table:formula="of:=[.C923]/([.D923]-[.D922])" office:value-type="float" office:value="956968.920753016" calcext:value-type="float">
            <text:p>956968.920753016</text:p>
          </table:table-cell>
          <table:table-cell/>
          <table:table-cell office:value-type="float" office:value="1442769894.75448" calcext:value-type="float">
            <text:p>1442769894.75448</text:p>
          </table:table-cell>
          <table:table-cell table:formula="of:=[.G923]-[.B1068]" office:value-type="float" office:value="7.96186995506287" calcext:value-type="float">
            <text:p>7.961869955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69885.57836" calcext:value-type="float">
            <text:p>1442769885.57836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1.1079499721527" calcext:value-type="float">
            <text:p>21.1079499722</text:p>
          </table:table-cell>
          <table:table-cell table:formula="of:=[.C924]/([.D924]-[.D923])" office:value-type="float" office:value="963813.725703906" calcext:value-type="float">
            <text:p>963813.725703906</text:p>
          </table:table-cell>
          <table:table-cell/>
          <table:table-cell office:value-type="float" office:value="1442769894.77561" calcext:value-type="float">
            <text:p>1442769894.77561</text:p>
          </table:table-cell>
          <table:table-cell table:formula="of:=[.G924]-[.B1069]" office:value-type="float" office:value="7.97456002235413" calcext:value-type="float">
            <text:p>7.974560022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69885.58683" calcext:value-type="float">
            <text:p>1442769885.58683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1.1164197921753" calcext:value-type="float">
            <text:p>21.1164197922</text:p>
          </table:table-cell>
          <table:table-cell table:formula="of:=[.C925]/([.D925]-[.D924])" office:value-type="float" office:value="955864.466826179" calcext:value-type="float">
            <text:p>955864.466826179</text:p>
          </table:table-cell>
          <table:table-cell/>
          <table:table-cell office:value-type="float" office:value="1442769894.77843" calcext:value-type="float">
            <text:p>1442769894.77843</text:p>
          </table:table-cell>
          <table:table-cell table:formula="of:=[.G925]-[.B1070]" office:value-type="float" office:value="7.96893000602722" calcext:value-type="float">
            <text:p>7.96893000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69885.59531" calcext:value-type="float">
            <text:p>1442769885.59531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1.1248998641968" calcext:value-type="float">
            <text:p>21.1248998642</text:p>
          </table:table-cell>
          <table:table-cell table:formula="of:=[.C926]/([.D926]-[.D925])" office:value-type="float" office:value="954708.872694557" calcext:value-type="float">
            <text:p>954708.872694557</text:p>
          </table:table-cell>
          <table:table-cell/>
          <table:table-cell office:value-type="float" office:value="1442769894.78125" calcext:value-type="float">
            <text:p>1442769894.78125</text:p>
          </table:table-cell>
          <table:table-cell table:formula="of:=[.G926]-[.B1071]" office:value-type="float" office:value="7.96332001686096" calcext:value-type="float">
            <text:p>7.9633200169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69885.60376" calcext:value-type="float">
            <text:p>1442769885.60376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1.1333498954773" calcext:value-type="float">
            <text:p>21.1333498955</text:p>
          </table:table-cell>
          <table:table-cell table:formula="of:=[.C927]/([.D927]-[.D926])" office:value-type="float" office:value="958102.96213532" calcext:value-type="float">
            <text:p>958102.96213532</text:p>
          </table:table-cell>
          <table:table-cell/>
          <table:table-cell office:value-type="float" office:value="1442769894.80252" calcext:value-type="float">
            <text:p>1442769894.80252</text:p>
          </table:table-cell>
          <table:table-cell table:formula="of:=[.G927]-[.B1072]" office:value-type="float" office:value="7.97604012489319" calcext:value-type="float">
            <text:p>7.9760401249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69885.61218" calcext:value-type="float">
            <text:p>1442769885.61218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1.1417698860168" calcext:value-type="float">
            <text:p>21.141769886</text:p>
          </table:table-cell>
          <table:table-cell table:formula="of:=[.C928]/([.D928]-[.D927])" office:value-type="float" office:value="961521.270359044" calcext:value-type="float">
            <text:p>961521.270359044</text:p>
          </table:table-cell>
          <table:table-cell/>
          <table:table-cell office:value-type="float" office:value="1442769894.80534" calcext:value-type="float">
            <text:p>1442769894.80534</text:p>
          </table:table-cell>
          <table:table-cell table:formula="of:=[.G928]-[.B1073]" office:value-type="float" office:value="7.97042012214661" calcext:value-type="float">
            <text:p>7.9704201221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69885.62053" calcext:value-type="float">
            <text:p>1442769885.62053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1.1501197814941" calcext:value-type="float">
            <text:p>21.1501197815</text:p>
          </table:table-cell>
          <table:table-cell table:formula="of:=[.C929]/([.D929]-[.D928])" office:value-type="float" office:value="969592.9753869" calcext:value-type="float">
            <text:p>969592.9753869</text:p>
          </table:table-cell>
          <table:table-cell/>
          <table:table-cell office:value-type="float" office:value="1442769894.80817" calcext:value-type="float">
            <text:p>1442769894.80817</text:p>
          </table:table-cell>
          <table:table-cell table:formula="of:=[.G929]-[.B1074]" office:value-type="float" office:value="7.96482014656067" calcext:value-type="float">
            <text:p>7.964820146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69885.62895" calcext:value-type="float">
            <text:p>1442769885.62895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1.1585400104523" calcext:value-type="float">
            <text:p>21.1585400105</text:p>
          </table:table-cell>
          <table:table-cell table:formula="of:=[.C930]/([.D930]-[.D929])" office:value-type="float" office:value="961494.044907552" calcext:value-type="float">
            <text:p>961494.044907552</text:p>
          </table:table-cell>
          <table:table-cell/>
          <table:table-cell office:value-type="float" office:value="1442769894.82937" calcext:value-type="float">
            <text:p>1442769894.82937</text:p>
          </table:table-cell>
          <table:table-cell table:formula="of:=[.G930]-[.B1075]" office:value-type="float" office:value="7.97760009765625" calcext:value-type="float">
            <text:p>7.977600097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69885.63746" calcext:value-type="float">
            <text:p>1442769885.63746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1.1670498847961" calcext:value-type="float">
            <text:p>21.1670498848</text:p>
          </table:table-cell>
          <table:table-cell table:formula="of:=[.C931]/([.D931]-[.D930])" office:value-type="float" office:value="951365.398929762" calcext:value-type="float">
            <text:p>951365.398929762</text:p>
          </table:table-cell>
          <table:table-cell/>
          <table:table-cell office:value-type="float" office:value="1442769894.83218" calcext:value-type="float">
            <text:p>1442769894.83218</text:p>
          </table:table-cell>
          <table:table-cell table:formula="of:=[.G931]-[.B1076]" office:value-type="float" office:value="7.97198009490967" calcext:value-type="float">
            <text:p>7.971980094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69885.6459" calcext:value-type="float">
            <text:p>1442769885.6459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1.1754899024963" calcext:value-type="float">
            <text:p>21.1754899025</text:p>
          </table:table-cell>
          <table:table-cell table:formula="of:=[.C932]/([.D932]-[.D931])" office:value-type="float" office:value="959239.694463277" calcext:value-type="float">
            <text:p>959239.694463277</text:p>
          </table:table-cell>
          <table:table-cell/>
          <table:table-cell office:value-type="float" office:value="1442769894.83499" calcext:value-type="float">
            <text:p>1442769894.83499</text:p>
          </table:table-cell>
          <table:table-cell table:formula="of:=[.G932]-[.B1077]" office:value-type="float" office:value="7.96634006500244" calcext:value-type="float">
            <text:p>7.966340065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69885.65438" calcext:value-type="float">
            <text:p>1442769885.65438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1.1839699745178" calcext:value-type="float">
            <text:p>21.1839699745</text:p>
          </table:table-cell>
          <table:table-cell table:formula="of:=[.C933]/([.D933]-[.D932])" office:value-type="float" office:value="954708.872694557" calcext:value-type="float">
            <text:p>954708.872694557</text:p>
          </table:table-cell>
          <table:table-cell/>
          <table:table-cell office:value-type="float" office:value="1442769894.85626" calcext:value-type="float">
            <text:p>1442769894.85626</text:p>
          </table:table-cell>
          <table:table-cell table:formula="of:=[.G933]-[.B1078]" office:value-type="float" office:value="7.97918009757996" calcext:value-type="float">
            <text:p>7.9791800976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69885.6628" calcext:value-type="float">
            <text:p>1442769885.6628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1.1923899650574" calcext:value-type="float">
            <text:p>21.1923899651</text:p>
          </table:table-cell>
          <table:table-cell table:formula="of:=[.C934]/([.D934]-[.D933])" office:value-type="float" office:value="961521.270359044" calcext:value-type="float">
            <text:p>961521.270359044</text:p>
          </table:table-cell>
          <table:table-cell/>
          <table:table-cell office:value-type="float" office:value="1442769894.85908" calcext:value-type="float">
            <text:p>1442769894.85908</text:p>
          </table:table-cell>
          <table:table-cell table:formula="of:=[.G934]-[.B1079]" office:value-type="float" office:value="7.97358012199402" calcext:value-type="float">
            <text:p>7.97358012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69885.67121" calcext:value-type="float">
            <text:p>1442769885.67121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1.2007999420166" calcext:value-type="float">
            <text:p>21.200799942</text:p>
          </table:table-cell>
          <table:table-cell table:formula="of:=[.C935]/([.D935]-[.D934])" office:value-type="float" office:value="962666.133242615" calcext:value-type="float">
            <text:p>962666.133242615</text:p>
          </table:table-cell>
          <table:table-cell/>
          <table:table-cell office:value-type="float" office:value="1442769894.88314" calcext:value-type="float">
            <text:p>1442769894.88314</text:p>
          </table:table-cell>
          <table:table-cell table:formula="of:=[.G935]-[.B1080]" office:value-type="float" office:value="7.98921012878418" calcext:value-type="float">
            <text:p>7.98921012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69885.67963" calcext:value-type="float">
            <text:p>1442769885.67963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1.2092199325562" calcext:value-type="float">
            <text:p>21.2092199326</text:p>
          </table:table-cell>
          <table:table-cell table:formula="of:=[.C936]/([.D936]-[.D935])" office:value-type="float" office:value="961521.270359044" calcext:value-type="float">
            <text:p>961521.270359044</text:p>
          </table:table-cell>
          <table:table-cell/>
          <table:table-cell office:value-type="float" office:value="1442769894.88595" calcext:value-type="float">
            <text:p>1442769894.88595</text:p>
          </table:table-cell>
          <table:table-cell table:formula="of:=[.G936]-[.B1081]" office:value-type="float" office:value="7.98347997665405" calcext:value-type="float">
            <text:p>7.983479976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69885.68809" calcext:value-type="float">
            <text:p>1442769885.68809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1.217679977417" calcext:value-type="float">
            <text:p>21.2176799774</text:p>
          </table:table-cell>
          <table:table-cell table:formula="of:=[.C937]/([.D937]-[.D936])" office:value-type="float" office:value="956968.920753016" calcext:value-type="float">
            <text:p>956968.920753016</text:p>
          </table:table-cell>
          <table:table-cell/>
          <table:table-cell office:value-type="float" office:value="1442769894.88873" calcext:value-type="float">
            <text:p>1442769894.88873</text:p>
          </table:table-cell>
          <table:table-cell table:formula="of:=[.G937]-[.B1082]" office:value-type="float" office:value="7.9778299331665" calcext:value-type="float">
            <text:p>7.9778299332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69885.69658" calcext:value-type="float">
            <text:p>1442769885.69658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1.2261698246002" calcext:value-type="float">
            <text:p>21.2261698246</text:p>
          </table:table-cell>
          <table:table-cell table:formula="of:=[.C938]/([.D938]-[.D937])" office:value-type="float" office:value="953609.626330422" calcext:value-type="float">
            <text:p>953609.626330422</text:p>
          </table:table-cell>
          <table:table-cell/>
          <table:table-cell office:value-type="float" office:value="1442769894.91002" calcext:value-type="float">
            <text:p>1442769894.91002</text:p>
          </table:table-cell>
          <table:table-cell table:formula="of:=[.G938]-[.B1083]" office:value-type="float" office:value="7.99068021774292" calcext:value-type="float">
            <text:p>7.9906802177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69885.70497" calcext:value-type="float">
            <text:p>1442769885.70497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1.2345597743988" calcext:value-type="float">
            <text:p>21.2345597744</text:p>
          </table:table-cell>
          <table:table-cell table:formula="of:=[.C939]/([.D939]-[.D938])" office:value-type="float" office:value="964964.05751634" calcext:value-type="float">
            <text:p>964964.05751634</text:p>
          </table:table-cell>
          <table:table-cell/>
          <table:table-cell office:value-type="float" office:value="1442769894.91283" calcext:value-type="float">
            <text:p>1442769894.91283</text:p>
          </table:table-cell>
          <table:table-cell table:formula="of:=[.G939]-[.B1084]" office:value-type="float" office:value="7.98506021499634" calcext:value-type="float">
            <text:p>7.985060215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69885.71347" calcext:value-type="float">
            <text:p>1442769885.71347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1.2430598735809" calcext:value-type="float">
            <text:p>21.2430598736</text:p>
          </table:table-cell>
          <table:table-cell table:formula="of:=[.C940]/([.D940]-[.D939])" office:value-type="float" office:value="952459.474475485" calcext:value-type="float">
            <text:p>952459.474475485</text:p>
          </table:table-cell>
          <table:table-cell/>
          <table:table-cell office:value-type="float" office:value="1442769894.91565" calcext:value-type="float">
            <text:p>1442769894.91565</text:p>
          </table:table-cell>
          <table:table-cell table:formula="of:=[.G940]-[.B1085]" office:value-type="float" office:value="7.9794499874115" calcext:value-type="float">
            <text:p>7.9794499874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69885.72196" calcext:value-type="float">
            <text:p>1442769885.72196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1.2515499591827" calcext:value-type="float">
            <text:p>21.2515499592</text:p>
          </table:table-cell>
          <table:table-cell table:formula="of:=[.C941]/([.D941]-[.D940])" office:value-type="float" office:value="953582.847065431" calcext:value-type="float">
            <text:p>953582.847065431</text:p>
          </table:table-cell>
          <table:table-cell/>
          <table:table-cell office:value-type="float" office:value="1442769894.93695" calcext:value-type="float">
            <text:p>1442769894.93695</text:p>
          </table:table-cell>
          <table:table-cell table:formula="of:=[.G941]-[.B1086]" office:value-type="float" office:value="7.99232006072998" calcext:value-type="float">
            <text:p>7.9923200607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69885.73046" calcext:value-type="float">
            <text:p>1442769885.73046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1.2600498199463" calcext:value-type="float">
            <text:p>21.2600498199</text:p>
          </table:table-cell>
          <table:table-cell table:formula="of:=[.C942]/([.D942]-[.D941])" office:value-type="float" office:value="952486.190681888" calcext:value-type="float">
            <text:p>952486.190681888</text:p>
          </table:table-cell>
          <table:table-cell/>
          <table:table-cell office:value-type="float" office:value="1442769894.93977" calcext:value-type="float">
            <text:p>1442769894.93977</text:p>
          </table:table-cell>
          <table:table-cell table:formula="of:=[.G942]-[.B1087]" office:value-type="float" office:value="7.98671007156372" calcext:value-type="float">
            <text:p>7.9867100716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69885.7389" calcext:value-type="float">
            <text:p>1442769885.7389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1.2684898376465" calcext:value-type="float">
            <text:p>21.2684898376</text:p>
          </table:table-cell>
          <table:table-cell table:formula="of:=[.C943]/([.D943]-[.D942])" office:value-type="float" office:value="959239.694463277" calcext:value-type="float">
            <text:p>959239.694463277</text:p>
          </table:table-cell>
          <table:table-cell/>
          <table:table-cell office:value-type="float" office:value="1442769894.94259" calcext:value-type="float">
            <text:p>1442769894.94259</text:p>
          </table:table-cell>
          <table:table-cell table:formula="of:=[.G943]-[.B1088]" office:value-type="float" office:value="7.98110008239746" calcext:value-type="float">
            <text:p>7.9811000824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69885.74734" calcext:value-type="float">
            <text:p>1442769885.74734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1.2769298553467" calcext:value-type="float">
            <text:p>21.2769298553</text:p>
          </table:table-cell>
          <table:table-cell table:formula="of:=[.C944]/([.D944]-[.D943])" office:value-type="float" office:value="959239.694463277" calcext:value-type="float">
            <text:p>959239.694463277</text:p>
          </table:table-cell>
          <table:table-cell/>
          <table:table-cell office:value-type="float" office:value="1442769894.96389" calcext:value-type="float">
            <text:p>1442769894.96389</text:p>
          </table:table-cell>
          <table:table-cell table:formula="of:=[.G944]-[.B1089]" office:value-type="float" office:value="7.99396014213562" calcext:value-type="float">
            <text:p>7.993960142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69885.75582" calcext:value-type="float">
            <text:p>1442769885.75582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1.2854099273682" calcext:value-type="float">
            <text:p>21.2854099274</text:p>
          </table:table-cell>
          <table:table-cell table:formula="of:=[.C945]/([.D945]-[.D944])" office:value-type="float" office:value="954708.872694557" calcext:value-type="float">
            <text:p>954708.872694557</text:p>
          </table:table-cell>
          <table:table-cell/>
          <table:table-cell office:value-type="float" office:value="1442769894.96671" calcext:value-type="float">
            <text:p>1442769894.96671</text:p>
          </table:table-cell>
          <table:table-cell table:formula="of:=[.G945]-[.B1090]" office:value-type="float" office:value="7.98832011222839" calcext:value-type="float">
            <text:p>7.988320112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69885.76425" calcext:value-type="float">
            <text:p>1442769885.76425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1.293839931488" calcext:value-type="float">
            <text:p>21.2938399315</text:p>
          </table:table-cell>
          <table:table-cell table:formula="of:=[.C946]/([.D946]-[.D945])" office:value-type="float" office:value="960379.127326206" calcext:value-type="float">
            <text:p>960379.127326206</text:p>
          </table:table-cell>
          <table:table-cell/>
          <table:table-cell office:value-type="float" office:value="1442769894.96954" calcext:value-type="float">
            <text:p>1442769894.96954</text:p>
          </table:table-cell>
          <table:table-cell table:formula="of:=[.G946]-[.B1091]" office:value-type="float" office:value="7.98272013664246" calcext:value-type="float">
            <text:p>7.9827201366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69885.77264" calcext:value-type="float">
            <text:p>1442769885.77264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1.3022298812866" calcext:value-type="float">
            <text:p>21.3022298813</text:p>
          </table:table-cell>
          <table:table-cell table:formula="of:=[.C947]/([.D947]-[.D946])" office:value-type="float" office:value="964964.05751634" calcext:value-type="float">
            <text:p>964964.05751634</text:p>
          </table:table-cell>
          <table:table-cell/>
          <table:table-cell office:value-type="float" office:value="1442769894.97238" calcext:value-type="float">
            <text:p>1442769894.97238</text:p>
          </table:table-cell>
          <table:table-cell table:formula="of:=[.G947]-[.B1092]" office:value-type="float" office:value="7.97712993621826" calcext:value-type="float">
            <text:p>7.977129936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69885.78108" calcext:value-type="float">
            <text:p>1442769885.78108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1.3106698989868" calcext:value-type="float">
            <text:p>21.310669899</text:p>
          </table:table-cell>
          <table:table-cell table:formula="of:=[.C948]/([.D948]-[.D947])" office:value-type="float" office:value="959239.694463277" calcext:value-type="float">
            <text:p>959239.694463277</text:p>
          </table:table-cell>
          <table:table-cell/>
          <table:table-cell office:value-type="float" office:value="1442769900.27056" calcext:value-type="float">
            <text:p>1442769900.27056</text:p>
          </table:table-cell>
          <table:table-cell table:formula="of:=[.G948]-[.B1093]" office:value-type="float" office:value="0.265880107879639" calcext:value-type="float">
            <text:p>0.2658801079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69885.7895" calcext:value-type="float">
            <text:p>1442769885.7895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1.3190898895264" calcext:value-type="float">
            <text:p>21.3190898895</text:p>
          </table:table-cell>
          <table:table-cell table:formula="of:=[.C949]/([.D949]-[.D948])" office:value-type="float" office:value="961521.270359044" calcext:value-type="float">
            <text:p>961521.270359044</text:p>
          </table:table-cell>
          <table:table-cell/>
          <table:table-cell office:value-type="float" office:value="1442769900.29107" calcext:value-type="float">
            <text:p>1442769900.29107</text:p>
          </table:table-cell>
          <table:table-cell table:formula="of:=[.G949]-[.B1094]" office:value-type="float" office:value="0.276020050048828" calcext:value-type="float">
            <text:p>0.27602005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69885.79794" calcext:value-type="float">
            <text:p>1442769885.79794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1.3275299072266" calcext:value-type="float">
            <text:p>21.3275299072</text:p>
          </table:table-cell>
          <table:table-cell table:formula="of:=[.C950]/([.D950]-[.D949])" office:value-type="float" office:value="959239.694463277" calcext:value-type="float">
            <text:p>959239.694463277</text:p>
          </table:table-cell>
          <table:table-cell/>
          <table:table-cell office:value-type="float" office:value="1442769900.30144" calcext:value-type="float">
            <text:p>1442769900.30144</text:p>
          </table:table-cell>
          <table:table-cell table:formula="of:=[.G950]-[.B1095]" office:value-type="float" office:value="0.27603006362915" calcext:value-type="float">
            <text:p>0.2760300636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69885.80646" calcext:value-type="float">
            <text:p>1442769885.80646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1.3360497951508" calcext:value-type="float">
            <text:p>21.3360497952</text:p>
          </table:table-cell>
          <table:table-cell table:formula="of:=[.C951]/([.D951]-[.D950])" office:value-type="float" office:value="950247.241751784" calcext:value-type="float">
            <text:p>950247.241751784</text:p>
          </table:table-cell>
          <table:table-cell/>
          <table:table-cell office:value-type="float" office:value="1442769900.32211" calcext:value-type="float">
            <text:p>1442769900.32211</text:p>
          </table:table-cell>
          <table:table-cell table:formula="of:=[.G951]-[.B1096]" office:value-type="float" office:value="0.286360025405884" calcext:value-type="float">
            <text:p>0.286360025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69885.8149" calcext:value-type="float">
            <text:p>1442769885.8149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1.344489812851" calcext:value-type="float">
            <text:p>21.3444898129</text:p>
          </table:table-cell>
          <table:table-cell table:formula="of:=[.C952]/([.D952]-[.D951])" office:value-type="float" office:value="959239.694463277" calcext:value-type="float">
            <text:p>959239.694463277</text:p>
          </table:table-cell>
          <table:table-cell/>
          <table:table-cell office:value-type="float" office:value="1442769900.32563" calcext:value-type="float">
            <text:p>1442769900.32563</text:p>
          </table:table-cell>
          <table:table-cell table:formula="of:=[.G952]-[.B1097]" office:value-type="float" office:value="0.279549837112427" calcext:value-type="float">
            <text:p>0.279549837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69885.82335" calcext:value-type="float">
            <text:p>1442769885.82335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1.3529398441315" calcext:value-type="float">
            <text:p>21.3529398441</text:p>
          </table:table-cell>
          <table:table-cell table:formula="of:=[.C953]/([.D953]-[.D952])" office:value-type="float" office:value="958102.96213532" calcext:value-type="float">
            <text:p>958102.96213532</text:p>
          </table:table-cell>
          <table:table-cell/>
          <table:table-cell office:value-type="float" office:value="1442769900.33239" calcext:value-type="float">
            <text:p>1442769900.33239</text:p>
          </table:table-cell>
          <table:table-cell table:formula="of:=[.G953]-[.B1098]" office:value-type="float" office:value="0.276000022888184" calcext:value-type="float">
            <text:p>0.2760000229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69885.83178" calcext:value-type="float">
            <text:p>1442769885.83178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1.3613698482513" calcext:value-type="float">
            <text:p>21.3613698483</text:p>
          </table:table-cell>
          <table:table-cell table:formula="of:=[.C954]/([.D954]-[.D953])" office:value-type="float" office:value="960379.127326206" calcext:value-type="float">
            <text:p>960379.127326206</text:p>
          </table:table-cell>
          <table:table-cell/>
          <table:table-cell office:value-type="float" office:value="1442769900.35307" calcext:value-type="float">
            <text:p>1442769900.35307</text:p>
          </table:table-cell>
          <table:table-cell table:formula="of:=[.G954]-[.B1099]" office:value-type="float" office:value="0.286360025405884" calcext:value-type="float">
            <text:p>0.2863600254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69885.84018" calcext:value-type="float">
            <text:p>1442769885.84018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1.3697698116302" calcext:value-type="float">
            <text:p>21.3697698116</text:p>
          </table:table-cell>
          <table:table-cell table:formula="of:=[.C955]/([.D955]-[.D954])" office:value-type="float" office:value="963813.725703906" calcext:value-type="float">
            <text:p>963813.725703906</text:p>
          </table:table-cell>
          <table:table-cell/>
          <table:table-cell office:value-type="float" office:value="1442769900.35662" calcext:value-type="float">
            <text:p>1442769900.35662</text:p>
          </table:table-cell>
          <table:table-cell table:formula="of:=[.G955]-[.B1100]" office:value-type="float" office:value="0.279590129852295" calcext:value-type="float">
            <text:p>0.2795901299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69885.84863" calcext:value-type="float">
            <text:p>1442769885.84863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1.3782198429108" calcext:value-type="float">
            <text:p>21.3782198429</text:p>
          </table:table-cell>
          <table:table-cell table:formula="of:=[.C956]/([.D956]-[.D955])" office:value-type="float" office:value="958102.96213532" calcext:value-type="float">
            <text:p>958102.96213532</text:p>
          </table:table-cell>
          <table:table-cell/>
          <table:table-cell office:value-type="float" office:value="1442769900.3634" calcext:value-type="float">
            <text:p>1442769900.3634</text:p>
          </table:table-cell>
          <table:table-cell table:formula="of:=[.G956]-[.B1101]" office:value-type="float" office:value="0.27603006362915" calcext:value-type="float">
            <text:p>0.2760300636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69885.85705" calcext:value-type="float">
            <text:p>1442769885.85705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1.3866398334503" calcext:value-type="float">
            <text:p>21.3866398335</text:p>
          </table:table-cell>
          <table:table-cell table:formula="of:=[.C957]/([.D957]-[.D956])" office:value-type="float" office:value="961521.270359044" calcext:value-type="float">
            <text:p>961521.270359044</text:p>
          </table:table-cell>
          <table:table-cell/>
          <table:table-cell office:value-type="float" office:value="1442769900.37375" calcext:value-type="float">
            <text:p>1442769900.37375</text:p>
          </table:table-cell>
          <table:table-cell table:formula="of:=[.G957]-[.B1102]" office:value-type="float" office:value="0.276020050048828" calcext:value-type="float">
            <text:p>0.2760200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69885.86552" calcext:value-type="float">
            <text:p>1442769885.86552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1.3951098918915" calcext:value-type="float">
            <text:p>21.3951098919</text:p>
          </table:table-cell>
          <table:table-cell table:formula="of:=[.C958]/([.D958]-[.D957])" office:value-type="float" office:value="955837.560772392" calcext:value-type="float">
            <text:p>955837.560772392</text:p>
          </table:table-cell>
          <table:table-cell/>
          <table:table-cell office:value-type="float" office:value="1442769900.39928" calcext:value-type="float">
            <text:p>1442769900.39928</text:p>
          </table:table-cell>
          <table:table-cell table:formula="of:=[.G958]-[.B1103]" office:value-type="float" office:value="0.291200160980225" calcext:value-type="float">
            <text:p>0.291200161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69885.87396" calcext:value-type="float">
            <text:p>1442769885.87396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1.4035499095917" calcext:value-type="float">
            <text:p>21.4035499096</text:p>
          </table:table-cell>
          <table:table-cell table:formula="of:=[.C959]/([.D959]-[.D958])" office:value-type="float" office:value="959239.694463277" calcext:value-type="float">
            <text:p>959239.694463277</text:p>
          </table:table-cell>
          <table:table-cell/>
          <table:table-cell office:value-type="float" office:value="1442769900.40281" calcext:value-type="float">
            <text:p>1442769900.40281</text:p>
          </table:table-cell>
          <table:table-cell table:formula="of:=[.G959]-[.B1104]" office:value-type="float" office:value="0.284380197525024" calcext:value-type="float">
            <text:p>0.2843801975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69885.88244" calcext:value-type="float">
            <text:p>1442769885.88244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1.4120299816132" calcext:value-type="float">
            <text:p>21.4120299816</text:p>
          </table:table-cell>
          <table:table-cell table:formula="of:=[.C960]/([.D960]-[.D959])" office:value-type="float" office:value="954708.872694557" calcext:value-type="float">
            <text:p>954708.872694557</text:p>
          </table:table-cell>
          <table:table-cell/>
          <table:table-cell office:value-type="float" office:value="1442769900.41333" calcext:value-type="float">
            <text:p>1442769900.41333</text:p>
          </table:table-cell>
          <table:table-cell table:formula="of:=[.G960]-[.B1105]" office:value-type="float" office:value="0.284590005874634" calcext:value-type="float">
            <text:p>0.2845900059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69885.89084" calcext:value-type="float">
            <text:p>1442769885.89084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1.4204299449921" calcext:value-type="float">
            <text:p>21.420429945</text:p>
          </table:table-cell>
          <table:table-cell table:formula="of:=[.C961]/([.D961]-[.D960])" office:value-type="float" office:value="963813.725703906" calcext:value-type="float">
            <text:p>963813.725703906</text:p>
          </table:table-cell>
          <table:table-cell/>
          <table:table-cell office:value-type="float" office:value="1442769900.52095" calcext:value-type="float">
            <text:p>1442769900.52095</text:p>
          </table:table-cell>
          <table:table-cell table:formula="of:=[.G961]-[.B1106]" office:value-type="float" office:value="0.381829977035522" calcext:value-type="float">
            <text:p>0.38182997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69885.89939" calcext:value-type="float">
            <text:p>1442769885.89939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1.4289798736572" calcext:value-type="float">
            <text:p>21.4289798737</text:p>
          </table:table-cell>
          <table:table-cell table:formula="of:=[.C962]/([.D962]-[.D961])" office:value-type="float" office:value="946908.485095229" calcext:value-type="float">
            <text:p>946908.485095229</text:p>
          </table:table-cell>
          <table:table-cell/>
          <table:table-cell office:value-type="float" office:value="1442769900.52448" calcext:value-type="float">
            <text:p>1442769900.52448</text:p>
          </table:table-cell>
          <table:table-cell table:formula="of:=[.G962]-[.B1107]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69885.90784" calcext:value-type="float">
            <text:p>1442769885.90784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1.4374299049377" calcext:value-type="float">
            <text:p>21.4374299049</text:p>
          </table:table-cell>
          <table:table-cell table:formula="of:=[.C963]/([.D963]-[.D962])" office:value-type="float" office:value="958102.96213532" calcext:value-type="float">
            <text:p>958102.96213532</text:p>
          </table:table-cell>
          <table:table-cell/>
          <table:table-cell office:value-type="float" office:value="1442769900.68717" calcext:value-type="float">
            <text:p>1442769900.68717</text:p>
          </table:table-cell>
          <table:table-cell table:formula="of:=[.G963]-[.B1108]" office:value-type="float" office:value="0.527369976043701" calcext:value-type="float">
            <text:p>0.527369976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69885.91627" calcext:value-type="float">
            <text:p>1442769885.91627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1.4458599090576" calcext:value-type="float">
            <text:p>21.4458599091</text:p>
          </table:table-cell>
          <table:table-cell table:formula="of:=[.C964]/([.D964]-[.D963])" office:value-type="float" office:value="960379.127326206" calcext:value-type="float">
            <text:p>960379.127326206</text:p>
          </table:table-cell>
          <table:table-cell/>
          <table:table-cell office:value-type="float" office:value="1442769900.82149" calcext:value-type="float">
            <text:p>1442769900.82149</text:p>
          </table:table-cell>
          <table:table-cell table:formula="of:=[.G964]-[.B1109]" office:value-type="float" office:value="0.651319980621338" calcext:value-type="float">
            <text:p>0.6513199806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69885.92465" calcext:value-type="float">
            <text:p>1442769885.92465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1.4542398452759" calcext:value-type="float">
            <text:p>21.4542398453</text:p>
          </table:table-cell>
          <table:table-cell table:formula="of:=[.C965]/([.D965]-[.D964])" office:value-type="float" office:value="966117.138500057" calcext:value-type="float">
            <text:p>966117.138500057</text:p>
          </table:table-cell>
          <table:table-cell/>
          <table:table-cell office:value-type="float" office:value="1442769900.82502" calcext:value-type="float">
            <text:p>1442769900.82502</text:p>
          </table:table-cell>
          <table:table-cell table:formula="of:=[.G965]-[.B1110]" office:value-type="float" office:value="0.64451003074646" calcext:value-type="float">
            <text:p>0.6445100307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69885.93308" calcext:value-type="float">
            <text:p>1442769885.93308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1.4626698493957" calcext:value-type="float">
            <text:p>21.4626698494</text:p>
          </table:table-cell>
          <table:table-cell table:formula="of:=[.C966]/([.D966]-[.D965])" office:value-type="float" office:value="960379.127326206" calcext:value-type="float">
            <text:p>960379.127326206</text:p>
          </table:table-cell>
          <table:table-cell/>
          <table:table-cell office:value-type="float" office:value="1442769900.99634" calcext:value-type="float">
            <text:p>1442769900.99634</text:p>
          </table:table-cell>
          <table:table-cell table:formula="of:=[.G966]-[.B1111]" office:value-type="float" office:value="0.805490016937256" calcext:value-type="float">
            <text:p>0.8054900169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69885.94151" calcext:value-type="float">
            <text:p>1442769885.94151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1.4710998535156" calcext:value-type="float">
            <text:p>21.4710998535</text:p>
          </table:table-cell>
          <table:table-cell table:formula="of:=[.C967]/([.D967]-[.D966])" office:value-type="float" office:value="960379.127326206" calcext:value-type="float">
            <text:p>960379.127326206</text:p>
          </table:table-cell>
          <table:table-cell/>
          <table:table-cell office:value-type="float" office:value="1442769901.0935" calcext:value-type="float">
            <text:p>1442769901.0935</text:p>
          </table:table-cell>
          <table:table-cell table:formula="of:=[.G967]-[.B1112]" office:value-type="float" office:value="0.892299890518189" calcext:value-type="float">
            <text:p>0.892299890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69885.94993" calcext:value-type="float">
            <text:p>1442769885.94993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1.4795198440552" calcext:value-type="float">
            <text:p>21.4795198441</text:p>
          </table:table-cell>
          <table:table-cell table:formula="of:=[.C968]/([.D968]-[.D967])" office:value-type="float" office:value="961521.270359044" calcext:value-type="float">
            <text:p>961521.270359044</text:p>
          </table:table-cell>
          <table:table-cell/>
          <table:table-cell office:value-type="float" office:value="1442769901.09692" calcext:value-type="float">
            <text:p>1442769901.09692</text:p>
          </table:table-cell>
          <table:table-cell table:formula="of:=[.G968]-[.B1113]" office:value-type="float" office:value="0.885339975357056" calcext:value-type="float">
            <text:p>0.885339975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69885.9584" calcext:value-type="float">
            <text:p>1442769885.9584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1.4879899024963" calcext:value-type="float">
            <text:p>21.4879899025</text:p>
          </table:table-cell>
          <table:table-cell table:formula="of:=[.C969]/([.D969]-[.D968])" office:value-type="float" office:value="955837.560772392" calcext:value-type="float">
            <text:p>955837.560772392</text:p>
          </table:table-cell>
          <table:table-cell/>
          <table:table-cell office:value-type="float" office:value="1442769901.10034" calcext:value-type="float">
            <text:p>1442769901.10034</text:p>
          </table:table-cell>
          <table:table-cell table:formula="of:=[.G969]-[.B1114]" office:value-type="float" office:value="0.8784499168396" calcext:value-type="float">
            <text:p>0.878449916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69885.96682" calcext:value-type="float">
            <text:p>1442769885.96682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1.4964098930359" calcext:value-type="float">
            <text:p>21.496409893</text:p>
          </table:table-cell>
          <table:table-cell table:formula="of:=[.C970]/([.D970]-[.D969])" office:value-type="float" office:value="961521.270359044" calcext:value-type="float">
            <text:p>961521.270359044</text:p>
          </table:table-cell>
          <table:table-cell/>
          <table:table-cell office:value-type="float" office:value="1442769901.10379" calcext:value-type="float">
            <text:p>1442769901.10379</text:p>
          </table:table-cell>
          <table:table-cell table:formula="of:=[.G970]-[.B1115]" office:value-type="float" office:value="0.871479988098145" calcext:value-type="float">
            <text:p>0.8714799881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69885.97523" calcext:value-type="float">
            <text:p>1442769885.97523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1.5048198699951" calcext:value-type="float">
            <text:p>21.50481987</text:p>
          </table:table-cell>
          <table:table-cell table:formula="of:=[.C971]/([.D971]-[.D970])" office:value-type="float" office:value="962666.133242615" calcext:value-type="float">
            <text:p>962666.133242615</text:p>
          </table:table-cell>
          <table:table-cell/>
          <table:table-cell office:value-type="float" office:value="1442769901.10721" calcext:value-type="float">
            <text:p>1442769901.10721</text:p>
          </table:table-cell>
          <table:table-cell table:formula="of:=[.G971]-[.B1116]" office:value-type="float" office:value="0.864559888839722" calcext:value-type="float">
            <text:p>0.864559888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69885.98369" calcext:value-type="float">
            <text:p>1442769885.98369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1.513279914856" calcext:value-type="float">
            <text:p>21.5132799149</text:p>
          </table:table-cell>
          <table:table-cell table:formula="of:=[.C972]/([.D972]-[.D971])" office:value-type="float" office:value="956968.920753016" calcext:value-type="float">
            <text:p>956968.920753016</text:p>
          </table:table-cell>
          <table:table-cell/>
          <table:table-cell office:value-type="float" office:value="1442769901.11068" calcext:value-type="float">
            <text:p>1442769901.11068</text:p>
          </table:table-cell>
          <table:table-cell table:formula="of:=[.G972]-[.B1117]" office:value-type="float" office:value="0.857730150222778" calcext:value-type="float">
            <text:p>0.8577301502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69885.99212" calcext:value-type="float">
            <text:p>1442769885.99212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1.5217099189758" calcext:value-type="float">
            <text:p>21.521709919</text:p>
          </table:table-cell>
          <table:table-cell table:formula="of:=[.C973]/([.D973]-[.D972])" office:value-type="float" office:value="960379.127326206" calcext:value-type="float">
            <text:p>960379.127326206</text:p>
          </table:table-cell>
          <table:table-cell/>
          <table:table-cell office:value-type="float" office:value="1442769901.20513" calcext:value-type="float">
            <text:p>1442769901.20513</text:p>
          </table:table-cell>
          <table:table-cell table:formula="of:=[.G973]-[.B1118]" office:value-type="float" office:value="0.941850185394287" calcext:value-type="float">
            <text:p>0.9418501854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69886.00059" calcext:value-type="float">
            <text:p>1442769886.00059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1.530179977417" calcext:value-type="float">
            <text:p>21.5301799774</text:p>
          </table:table-cell>
          <table:table-cell table:formula="of:=[.C974]/([.D974]-[.D973])" office:value-type="float" office:value="955837.560772392" calcext:value-type="float">
            <text:p>955837.560772392</text:p>
          </table:table-cell>
          <table:table-cell/>
          <table:table-cell office:value-type="float" office:value="1442769901.20855" calcext:value-type="float">
            <text:p>1442769901.20855</text:p>
          </table:table-cell>
          <table:table-cell table:formula="of:=[.G974]-[.B1119]" office:value-type="float" office:value="0.934930086135864" calcext:value-type="float">
            <text:p>0.934930086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69886.0081" calcext:value-type="float">
            <text:p>1442769886.0081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1.5376899242401" calcext:value-type="float">
            <text:p>21.5376899242</text:p>
          </table:table-cell>
          <table:table-cell table:formula="of:=[.C975]/([.D975]-[.D974])" office:value-type="float" office:value="1078036.9276485" calcext:value-type="float">
            <text:p>1078036.9276485</text:p>
          </table:table-cell>
          <table:table-cell/>
          <table:table-cell office:value-type="float" office:value="1442769901.46443" calcext:value-type="float">
            <text:p>1442769901.46443</text:p>
          </table:table-cell>
          <table:table-cell table:formula="of:=[.G975]-[.B1120]" office:value-type="float" office:value="1.18049001693726" calcext:value-type="float">
            <text:p>1.1804900169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69886.01653" calcext:value-type="float">
            <text:p>1442769886.01653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21.54611992836" calcext:value-type="float">
            <text:p>21.5461199284</text:p>
          </table:table-cell>
          <table:table-cell table:formula="of:=[.C976]/([.D976]-[.D975])" office:value-type="float" office:value="960379.127326206" calcext:value-type="float">
            <text:p>960379.127326206</text:p>
          </table:table-cell>
          <table:table-cell/>
          <table:table-cell office:value-type="float" office:value="1442769901.67307" calcext:value-type="float">
            <text:p>1442769901.67307</text:p>
          </table:table-cell>
          <table:table-cell table:formula="of:=[.G976]-[.B1121]" office:value-type="float" office:value="1.37877988815308" calcext:value-type="float">
            <text:p>1.3787798882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69886.02494" calcext:value-type="float">
            <text:p>1442769886.02494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21.5545299053192" calcext:value-type="float">
            <text:p>21.5545299053</text:p>
          </table:table-cell>
          <table:table-cell table:formula="of:=[.C977]/([.D977]-[.D976])" office:value-type="float" office:value="962666.133242615" calcext:value-type="float">
            <text:p>962666.133242615</text:p>
          </table:table-cell>
          <table:table-cell/>
          <table:table-cell office:value-type="float" office:value="1442769901.8816" calcext:value-type="float">
            <text:p>1442769901.8816</text:p>
          </table:table-cell>
          <table:table-cell table:formula="of:=[.G977]-[.B1122]" office:value-type="float" office:value="1.57697987556458" calcext:value-type="float">
            <text:p>1.576979875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69886.03337" calcext:value-type="float">
            <text:p>1442769886.03337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21.5629599094391" calcext:value-type="float">
            <text:p>21.5629599094</text:p>
          </table:table-cell>
          <table:table-cell table:formula="of:=[.C978]/([.D978]-[.D977])" office:value-type="float" office:value="960379.127326206" calcext:value-type="float">
            <text:p>960379.127326206</text:p>
          </table:table-cell>
          <table:table-cell/>
          <table:table-cell office:value-type="float" office:value="1442769901.88502" calcext:value-type="float">
            <text:p>1442769901.88502</text:p>
          </table:table-cell>
          <table:table-cell table:formula="of:=[.G978]-[.B1123]" office:value-type="float" office:value="1.57006001472473" calcext:value-type="float">
            <text:p>1.5700600147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69886.04179" calcext:value-type="float">
            <text:p>1442769886.04179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21.5713798999786" calcext:value-type="float">
            <text:p>21.5713799</text:p>
          </table:table-cell>
          <table:table-cell table:formula="of:=[.C979]/([.D979]-[.D978])" office:value-type="float" office:value="961521.270359044" calcext:value-type="float">
            <text:p>961521.270359044</text:p>
          </table:table-cell>
          <table:table-cell/>
          <table:table-cell office:value-type="float" office:value="1442769902.09027" calcext:value-type="float">
            <text:p>1442769902.09027</text:p>
          </table:table-cell>
          <table:table-cell table:formula="of:=[.G979]-[.B1124]" office:value-type="float" office:value="1.76496005058289" calcext:value-type="float">
            <text:p>1.7649600506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69886.05021" calcext:value-type="float">
            <text:p>1442769886.05021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21.5797998905182" calcext:value-type="float">
            <text:p>21.5797998905</text:p>
          </table:table-cell>
          <table:table-cell table:formula="of:=[.C980]/([.D980]-[.D979])" office:value-type="float" office:value="961521.270359044" calcext:value-type="float">
            <text:p>961521.270359044</text:p>
          </table:table-cell>
          <table:table-cell/>
          <table:table-cell office:value-type="float" office:value="1442769902.09334" calcext:value-type="float">
            <text:p>1442769902.09334</text:p>
          </table:table-cell>
          <table:table-cell table:formula="of:=[.G980]-[.B1125]" office:value-type="float" office:value="1.75767993927002" calcext:value-type="float">
            <text:p>1.7576799393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69886.05865" calcext:value-type="float">
            <text:p>1442769886.05865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21.5882399082184" calcext:value-type="float">
            <text:p>21.5882399082</text:p>
          </table:table-cell>
          <table:table-cell table:formula="of:=[.C981]/([.D981]-[.D980])" office:value-type="float" office:value="959239.694463277" calcext:value-type="float">
            <text:p>959239.694463277</text:p>
          </table:table-cell>
          <table:table-cell/>
          <table:table-cell office:value-type="float" office:value="1442769902.09641" calcext:value-type="float">
            <text:p>1442769902.09641</text:p>
          </table:table-cell>
          <table:table-cell table:formula="of:=[.G981]-[.B1126]" office:value-type="float" office:value="1.75034999847412" calcext:value-type="float">
            <text:p>1.7503499985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69886.06711" calcext:value-type="float">
            <text:p>1442769886.06711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21.5966999530792" calcext:value-type="float">
            <text:p>21.5966999531</text:p>
          </table:table-cell>
          <table:table-cell table:formula="of:=[.C982]/([.D982]-[.D981])" office:value-type="float" office:value="956968.920753016" calcext:value-type="float">
            <text:p>956968.920753016</text:p>
          </table:table-cell>
          <table:table-cell/>
          <table:table-cell office:value-type="float" office:value="1442769902.0995" calcext:value-type="float">
            <text:p>1442769902.0995</text:p>
          </table:table-cell>
          <table:table-cell table:formula="of:=[.G982]-[.B1127]" office:value-type="float" office:value="1.74310994148254" calcext:value-type="float">
            <text:p>1.7431099415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69886.07554" calcext:value-type="float">
            <text:p>1442769886.07554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21.6051299571991" calcext:value-type="float">
            <text:p>21.6051299572</text:p>
          </table:table-cell>
          <table:table-cell table:formula="of:=[.C983]/([.D983]-[.D982])" office:value-type="float" office:value="960379.127326206" calcext:value-type="float">
            <text:p>960379.127326206</text:p>
          </table:table-cell>
          <table:table-cell/>
          <table:table-cell office:value-type="float" office:value="1442769902.10262" calcext:value-type="float">
            <text:p>1442769902.10262</text:p>
          </table:table-cell>
          <table:table-cell table:formula="of:=[.G983]-[.B1128]" office:value-type="float" office:value="1.73586988449097" calcext:value-type="float">
            <text:p>1.7358698845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69886.08397" calcext:value-type="float">
            <text:p>1442769886.08397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21.613559961319" calcext:value-type="float">
            <text:p>21.6135599613</text:p>
          </table:table-cell>
          <table:table-cell table:formula="of:=[.C984]/([.D984]-[.D983])" office:value-type="float" office:value="960379.127326206" calcext:value-type="float">
            <text:p>960379.127326206</text:p>
          </table:table-cell>
          <table:table-cell/>
          <table:table-cell office:value-type="float" office:value="1442769902.10571" calcext:value-type="float">
            <text:p>1442769902.10571</text:p>
          </table:table-cell>
          <table:table-cell table:formula="of:=[.G984]-[.B1129]" office:value-type="float" office:value="1.72866010665894" calcext:value-type="float">
            <text:p>1.728660106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69886.0924" calcext:value-type="float">
            <text:p>1442769886.0924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21.6219899654388" calcext:value-type="float">
            <text:p>21.6219899654</text:p>
          </table:table-cell>
          <table:table-cell table:formula="of:=[.C985]/([.D985]-[.D984])" office:value-type="float" office:value="960379.127326206" calcext:value-type="float">
            <text:p>960379.127326206</text:p>
          </table:table-cell>
          <table:table-cell/>
          <table:table-cell office:value-type="float" office:value="1442769902.12448" calcext:value-type="float">
            <text:p>1442769902.12448</text:p>
          </table:table-cell>
          <table:table-cell table:formula="of:=[.G985]-[.B1130]" office:value-type="float" office:value="1.73713994026184" calcext:value-type="float">
            <text:p>1.737139940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69886.10081" calcext:value-type="float">
            <text:p>1442769886.10081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21.6303999423981" calcext:value-type="float">
            <text:p>21.6303999424</text:p>
          </table:table-cell>
          <table:table-cell table:formula="of:=[.C986]/([.D986]-[.D985])" office:value-type="float" office:value="962666.133242615" calcext:value-type="float">
            <text:p>962666.133242615</text:p>
          </table:table-cell>
          <table:table-cell/>
          <table:table-cell office:value-type="float" office:value="1442769902.16308" calcext:value-type="float">
            <text:p>1442769902.16308</text:p>
          </table:table-cell>
          <table:table-cell table:formula="of:=[.G986]-[.B1131]" office:value-type="float" office:value="1.76540994644165" calcext:value-type="float">
            <text:p>1.765409946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69886.10927" calcext:value-type="float">
            <text:p>1442769886.10927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21.6388599872589" calcext:value-type="float">
            <text:p>21.6388599873</text:p>
          </table:table-cell>
          <table:table-cell table:formula="of:=[.C987]/([.D987]-[.D986])" office:value-type="float" office:value="956968.920753016" calcext:value-type="float">
            <text:p>956968.920753016</text:p>
          </table:table-cell>
          <table:table-cell/>
          <table:table-cell office:value-type="float" office:value="1442769902.26611" calcext:value-type="float">
            <text:p>1442769902.26611</text:p>
          </table:table-cell>
          <table:table-cell table:formula="of:=[.G987]-[.B1132]" office:value-type="float" office:value="1.85809993743896" calcext:value-type="float">
            <text:p>1.858099937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69886.1177" calcext:value-type="float">
            <text:p>1442769886.1177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21.6472899913788" calcext:value-type="float">
            <text:p>21.6472899914</text:p>
          </table:table-cell>
          <table:table-cell table:formula="of:=[.C988]/([.D988]-[.D987])" office:value-type="float" office:value="960379.127326206" calcext:value-type="float">
            <text:p>960379.127326206</text:p>
          </table:table-cell>
          <table:table-cell/>
          <table:table-cell office:value-type="float" office:value="1442769902.26925" calcext:value-type="float">
            <text:p>1442769902.26925</text:p>
          </table:table-cell>
          <table:table-cell table:formula="of:=[.G988]-[.B1133]" office:value-type="float" office:value="1.85089993476868" calcext:value-type="float">
            <text:p>1.850899934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69886.12612" calcext:value-type="float">
            <text:p>1442769886.12612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21.6557099819183" calcext:value-type="float">
            <text:p>21.6557099819</text:p>
          </table:table-cell>
          <table:table-cell table:formula="of:=[.C989]/([.D989]-[.D988])" office:value-type="float" office:value="961521.270359044" calcext:value-type="float">
            <text:p>961521.270359044</text:p>
          </table:table-cell>
          <table:table-cell/>
          <table:table-cell office:value-type="float" office:value="1442769902.30475" calcext:value-type="float">
            <text:p>1442769902.30475</text:p>
          </table:table-cell>
          <table:table-cell table:formula="of:=[.G989]-[.B1134]" office:value-type="float" office:value="1.87607002258301" calcext:value-type="float">
            <text:p>1.876070022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69886.1346" calcext:value-type="float">
            <text:p>1442769886.1346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21.6641898155212" calcext:value-type="float">
            <text:p>21.6641898155</text:p>
          </table:table-cell>
          <table:table-cell table:formula="of:=[.C990]/([.D990]-[.D989])" office:value-type="float" office:value="954735.715241657" calcext:value-type="float">
            <text:p>954735.715241657</text:p>
          </table:table-cell>
          <table:table-cell/>
          <table:table-cell office:value-type="float" office:value="1442769902.88402" calcext:value-type="float">
            <text:p>1442769902.88402</text:p>
          </table:table-cell>
          <table:table-cell table:formula="of:=[.G990]-[.B1135]" office:value-type="float" office:value="2.44496011734009" calcext:value-type="float">
            <text:p>2.4449601173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69886.14302" calcext:value-type="float">
            <text:p>1442769886.14302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21.6726098060608" calcext:value-type="float">
            <text:p>21.6726098061</text:p>
          </table:table-cell>
          <table:table-cell table:formula="of:=[.C991]/([.D991]-[.D990])" office:value-type="float" office:value="961521.270359044" calcext:value-type="float">
            <text:p>961521.270359044</text:p>
          </table:table-cell>
          <table:table-cell/>
          <table:table-cell office:value-type="float" office:value="1442769902.88711" calcext:value-type="float">
            <text:p>1442769902.88711</text:p>
          </table:table-cell>
          <table:table-cell table:formula="of:=[.G991]-[.B1136]" office:value-type="float" office:value="2.43771004676819" calcext:value-type="float">
            <text:p>2.437710046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69886.15146" calcext:value-type="float">
            <text:p>1442769886.15146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21.681049823761" calcext:value-type="float">
            <text:p>21.6810498238</text:p>
          </table:table-cell>
          <table:table-cell table:formula="of:=[.C992]/([.D992]-[.D991])" office:value-type="float" office:value="959239.694463277" calcext:value-type="float">
            <text:p>959239.694463277</text:p>
          </table:table-cell>
          <table:table-cell/>
          <table:table-cell office:value-type="float" office:value="1442769902.89687" calcext:value-type="float">
            <text:p>1442769902.89687</text:p>
          </table:table-cell>
          <table:table-cell table:formula="of:=[.G992]-[.B1137]" office:value-type="float" office:value="2.43712997436523" calcext:value-type="float">
            <text:p>2.437129974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69886.15989" calcext:value-type="float">
            <text:p>1442769886.15989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21.6894798278809" calcext:value-type="float">
            <text:p>21.6894798279</text:p>
          </table:table-cell>
          <table:table-cell table:formula="of:=[.C993]/([.D993]-[.D992])" office:value-type="float" office:value="960379.127326206" calcext:value-type="float">
            <text:p>960379.127326206</text:p>
          </table:table-cell>
          <table:table-cell/>
          <table:table-cell office:value-type="float" office:value="1442769902.90965" calcext:value-type="float">
            <text:p>1442769902.90965</text:p>
          </table:table-cell>
          <table:table-cell table:formula="of:=[.G993]-[.B1138]" office:value-type="float" office:value="2.43957018852234" calcext:value-type="float">
            <text:p>2.4395701885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69886.16831" calcext:value-type="float">
            <text:p>1442769886.16831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21.6978998184204" calcext:value-type="float">
            <text:p>21.6978998184</text:p>
          </table:table-cell>
          <table:table-cell table:formula="of:=[.C994]/([.D994]-[.D993])" office:value-type="float" office:value="961521.270359044" calcext:value-type="float">
            <text:p>961521.270359044</text:p>
          </table:table-cell>
          <table:table-cell/>
          <table:table-cell office:value-type="float" office:value="1442769902.91275" calcext:value-type="float">
            <text:p>1442769902.91275</text:p>
          </table:table-cell>
          <table:table-cell table:formula="of:=[.G994]-[.B1139]" office:value-type="float" office:value="2.43232989311218" calcext:value-type="float">
            <text:p>2.432329893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69886.17673" calcext:value-type="float">
            <text:p>1442769886.17673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21.70631980896" calcext:value-type="float">
            <text:p>21.706319809</text:p>
          </table:table-cell>
          <table:table-cell table:formula="of:=[.C995]/([.D995]-[.D994])" office:value-type="float" office:value="961521.270359044" calcext:value-type="float">
            <text:p>961521.270359044</text:p>
          </table:table-cell>
          <table:table-cell/>
          <table:table-cell office:value-type="float" office:value="1442769902.9226" calcext:value-type="float">
            <text:p>1442769902.9226</text:p>
          </table:table-cell>
          <table:table-cell table:formula="of:=[.G995]-[.B1140]" office:value-type="float" office:value="2.43184995651245" calcext:value-type="float">
            <text:p>2.4318499565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69886.18515" calcext:value-type="float">
            <text:p>1442769886.18515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21.7147397994995" calcext:value-type="float">
            <text:p>21.7147397995</text:p>
          </table:table-cell>
          <table:table-cell table:formula="of:=[.C996]/([.D996]-[.D995])" office:value-type="float" office:value="961521.270359044" calcext:value-type="float">
            <text:p>961521.270359044</text:p>
          </table:table-cell>
          <table:table-cell/>
          <table:table-cell office:value-type="float" office:value="1442769902.93542" calcext:value-type="float">
            <text:p>1442769902.93542</text:p>
          </table:table-cell>
          <table:table-cell table:formula="of:=[.G996]-[.B1141]" office:value-type="float" office:value="2.43438005447388" calcext:value-type="float">
            <text:p>2.4343800545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69886.19362" calcext:value-type="float">
            <text:p>1442769886.19362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21.7232098579407" calcext:value-type="float">
            <text:p>21.7232098579</text:p>
          </table:table-cell>
          <table:table-cell table:formula="of:=[.C997]/([.D997]-[.D996])" office:value-type="float" office:value="955837.560772392" calcext:value-type="float">
            <text:p>955837.560772392</text:p>
          </table:table-cell>
          <table:table-cell/>
          <table:table-cell office:value-type="float" office:value="1442769902.94839" calcext:value-type="float">
            <text:p>1442769902.94839</text:p>
          </table:table-cell>
          <table:table-cell table:formula="of:=[.G997]-[.B1142]" office:value-type="float" office:value="2.43696999549866" calcext:value-type="float">
            <text:p>2.436969995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69886.20209" calcext:value-type="float">
            <text:p>1442769886.20209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21.7316799163818" calcext:value-type="float">
            <text:p>21.7316799164</text:p>
          </table:table-cell>
          <table:table-cell table:formula="of:=[.C998]/([.D998]-[.D997])" office:value-type="float" office:value="955837.560772392" calcext:value-type="float">
            <text:p>955837.560772392</text:p>
          </table:table-cell>
          <table:table-cell/>
          <table:table-cell office:value-type="float" office:value="1442769902.9515" calcext:value-type="float">
            <text:p>1442769902.9515</text:p>
          </table:table-cell>
          <table:table-cell table:formula="of:=[.G998]-[.B1143]" office:value-type="float" office:value="2.42981004714966" calcext:value-type="float">
            <text:p>2.4298100471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69886.21053" calcext:value-type="float">
            <text:p>1442769886.21053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21.740119934082" calcext:value-type="float">
            <text:p>21.7401199341</text:p>
          </table:table-cell>
          <table:table-cell table:formula="of:=[.C999]/([.D999]-[.D998])" office:value-type="float" office:value="959239.694463277" calcext:value-type="float">
            <text:p>959239.694463277</text:p>
          </table:table-cell>
          <table:table-cell/>
          <table:table-cell office:value-type="float" office:value="1442769902.96122" calcext:value-type="float">
            <text:p>1442769902.96122</text:p>
          </table:table-cell>
          <table:table-cell table:formula="of:=[.G999]-[.B1144]" office:value-type="float" office:value="2.42926001548767" calcext:value-type="float">
            <text:p>2.4292600155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69886.21898" calcext:value-type="float">
            <text:p>1442769886.21898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21.7485699653625" calcext:value-type="float">
            <text:p>21.7485699654</text:p>
          </table:table-cell>
          <table:table-cell table:formula="of:=[.C1000]/([.D1000]-[.D999])" office:value-type="float" office:value="958102.96213532" calcext:value-type="float">
            <text:p>958102.96213532</text:p>
          </table:table-cell>
          <table:table-cell/>
          <table:table-cell office:value-type="float" office:value="1442769902.97413" calcext:value-type="float">
            <text:p>1442769902.97413</text:p>
          </table:table-cell>
          <table:table-cell table:formula="of:=[.G1000]-[.B1145]" office:value-type="float" office:value="2.43190002441406" calcext:value-type="float">
            <text:p>2.4319000244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69886.22745" calcext:value-type="float">
            <text:p>1442769886.22745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21.7570397853851" calcext:value-type="float">
            <text:p>21.7570397854</text:p>
          </table:table-cell>
          <table:table-cell table:formula="of:=[.C1001]/([.D1001]-[.D1000])" office:value-type="float" office:value="955864.466826179" calcext:value-type="float">
            <text:p>955864.466826179</text:p>
          </table:table-cell>
          <table:table-cell/>
          <table:table-cell office:value-type="float" office:value="1442769902.97722" calcext:value-type="float">
            <text:p>1442769902.97722</text:p>
          </table:table-cell>
          <table:table-cell table:formula="of:=[.G1001]-[.B1146]" office:value-type="float" office:value="2.4247100353241" calcext:value-type="float">
            <text:p>2.424710035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69886.2359" calcext:value-type="float">
            <text:p>1442769886.2359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21.7654898166656" calcext:value-type="float">
            <text:p>21.7654898167</text:p>
          </table:table-cell>
          <table:table-cell table:formula="of:=[.C1002]/([.D1002]-[.D1001])" office:value-type="float" office:value="958102.96213532" calcext:value-type="float">
            <text:p>958102.96213532</text:p>
          </table:table-cell>
          <table:table-cell/>
          <table:table-cell office:value-type="float" office:value="1442769902.98689" calcext:value-type="float">
            <text:p>1442769902.98689</text:p>
          </table:table-cell>
          <table:table-cell table:formula="of:=[.G1002]-[.B1147]" office:value-type="float" office:value="2.4241201877594" calcext:value-type="float">
            <text:p>2.4241201878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69886.24432" calcext:value-type="float">
            <text:p>1442769886.24432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21.7739098072052" calcext:value-type="float">
            <text:p>21.7739098072</text:p>
          </table:table-cell>
          <table:table-cell table:formula="of:=[.C1003]/([.D1003]-[.D1002])" office:value-type="float" office:value="961521.270359044" calcext:value-type="float">
            <text:p>961521.270359044</text:p>
          </table:table-cell>
          <table:table-cell/>
          <table:table-cell office:value-type="float" office:value="1442769902.99977" calcext:value-type="float">
            <text:p>1442769902.99977</text:p>
          </table:table-cell>
          <table:table-cell table:formula="of:=[.G1003]-[.B1148]" office:value-type="float" office:value="2.42669987678528" calcext:value-type="float">
            <text:p>2.4266998768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69886.25275" calcext:value-type="float">
            <text:p>1442769886.25275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21.7823398113251" calcext:value-type="float">
            <text:p>21.7823398113</text:p>
          </table:table-cell>
          <table:table-cell table:formula="of:=[.C1004]/([.D1004]-[.D1003])" office:value-type="float" office:value="960379.127326206" calcext:value-type="float">
            <text:p>960379.127326206</text:p>
          </table:table-cell>
          <table:table-cell/>
          <table:table-cell office:value-type="float" office:value="1442769903.00263" calcext:value-type="float">
            <text:p>1442769903.00263</text:p>
          </table:table-cell>
          <table:table-cell table:formula="of:=[.G1004]-[.B1149]" office:value-type="float" office:value="2.41918992996216" calcext:value-type="float">
            <text:p>2.41918993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69886.26118" calcext:value-type="float">
            <text:p>1442769886.26118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21.7907698154449" calcext:value-type="float">
            <text:p>21.7907698154</text:p>
          </table:table-cell>
          <table:table-cell table:formula="of:=[.C1005]/([.D1005]-[.D1004])" office:value-type="float" office:value="960379.127326206" calcext:value-type="float">
            <text:p>960379.127326206</text:p>
          </table:table-cell>
          <table:table-cell/>
          <table:table-cell office:value-type="float" office:value="1442769903.01268" calcext:value-type="float">
            <text:p>1442769903.01268</text:p>
          </table:table-cell>
          <table:table-cell table:formula="of:=[.G1005]-[.B1150]" office:value-type="float" office:value="2.41890001296997" calcext:value-type="float">
            <text:p>2.418900013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69886.26966" calcext:value-type="float">
            <text:p>1442769886.26966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21.7992498874664" calcext:value-type="float">
            <text:p>21.7992498875</text:p>
          </table:table-cell>
          <table:table-cell table:formula="of:=[.C1006]/([.D1006]-[.D1005])" office:value-type="float" office:value="954708.872694557" calcext:value-type="float">
            <text:p>954708.872694557</text:p>
          </table:table-cell>
          <table:table-cell/>
          <table:table-cell office:value-type="float" office:value="1442769903.02554" calcext:value-type="float">
            <text:p>1442769903.02554</text:p>
          </table:table-cell>
          <table:table-cell table:formula="of:=[.G1006]-[.B1151]" office:value-type="float" office:value="2.42142009735107" calcext:value-type="float">
            <text:p>2.421420097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69886.27809" calcext:value-type="float">
            <text:p>1442769886.27809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21.8076798915863" calcext:value-type="float">
            <text:p>21.8076798916</text:p>
          </table:table-cell>
          <table:table-cell table:formula="of:=[.C1007]/([.D1007]-[.D1006])" office:value-type="float" office:value="960379.127326206" calcext:value-type="float">
            <text:p>960379.127326206</text:p>
          </table:table-cell>
          <table:table-cell/>
          <table:table-cell office:value-type="float" office:value="1442769903.03837" calcext:value-type="float">
            <text:p>1442769903.03837</text:p>
          </table:table-cell>
          <table:table-cell table:formula="of:=[.G1007]-[.B1152]" office:value-type="float" office:value="2.42389988899231" calcext:value-type="float">
            <text:p>2.423899889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69886.28652" calcext:value-type="float">
            <text:p>1442769886.28652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21.8161098957062" calcext:value-type="float">
            <text:p>21.8161098957</text:p>
          </table:table-cell>
          <table:table-cell table:formula="of:=[.C1008]/([.D1008]-[.D1007])" office:value-type="float" office:value="960379.127326206" calcext:value-type="float">
            <text:p>960379.127326206</text:p>
          </table:table-cell>
          <table:table-cell/>
          <table:table-cell office:value-type="float" office:value="1442769903.04121" calcext:value-type="float">
            <text:p>1442769903.04121</text:p>
          </table:table-cell>
          <table:table-cell table:formula="of:=[.G1008]-[.B1153]" office:value-type="float" office:value="2.41639995574951" calcext:value-type="float">
            <text:p>2.4163999557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69886.29495" calcext:value-type="float">
            <text:p>1442769886.29495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21.824539899826" calcext:value-type="float">
            <text:p>21.8245398998</text:p>
          </table:table-cell>
          <table:table-cell table:formula="of:=[.C1009]/([.D1009]-[.D1008])" office:value-type="float" office:value="960379.127326206" calcext:value-type="float">
            <text:p>960379.127326206</text:p>
          </table:table-cell>
          <table:table-cell/>
          <table:table-cell office:value-type="float" office:value="1442769903.05142" calcext:value-type="float">
            <text:p>1442769903.05142</text:p>
          </table:table-cell>
          <table:table-cell table:formula="of:=[.G1009]-[.B1154]" office:value-type="float" office:value="2.41629004478455" calcext:value-type="float">
            <text:p>2.416290044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69886.30336" calcext:value-type="float">
            <text:p>1442769886.30336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21.8329498767853" calcext:value-type="float">
            <text:p>21.8329498768</text:p>
          </table:table-cell>
          <table:table-cell table:formula="of:=[.C1010]/([.D1010]-[.D1009])" office:value-type="float" office:value="962666.133242615" calcext:value-type="float">
            <text:p>962666.133242615</text:p>
          </table:table-cell>
          <table:table-cell/>
          <table:table-cell office:value-type="float" office:value="1442769903.06416" calcext:value-type="float">
            <text:p>1442769903.06416</text:p>
          </table:table-cell>
          <table:table-cell table:formula="of:=[.G1010]-[.B1155]" office:value-type="float" office:value="2.41867017745972" calcext:value-type="float">
            <text:p>2.4186701775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69886.3118" calcext:value-type="float">
            <text:p>1442769886.3118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21.8413898944855" calcext:value-type="float">
            <text:p>21.8413898945</text:p>
          </table:table-cell>
          <table:table-cell table:formula="of:=[.C1011]/([.D1011]-[.D1010])" office:value-type="float" office:value="959239.694463277" calcext:value-type="float">
            <text:p>959239.694463277</text:p>
          </table:table-cell>
          <table:table-cell/>
          <table:table-cell office:value-type="float" office:value="1442769903.06701" calcext:value-type="float">
            <text:p>1442769903.06701</text:p>
          </table:table-cell>
          <table:table-cell table:formula="of:=[.G1011]-[.B1156]" office:value-type="float" office:value="2.41117000579834" calcext:value-type="float">
            <text:p>2.4111700058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69886.32022" calcext:value-type="float">
            <text:p>1442769886.32022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21.849809885025" calcext:value-type="float">
            <text:p>21.849809885</text:p>
          </table:table-cell>
          <table:table-cell table:formula="of:=[.C1012]/([.D1012]-[.D1011])" office:value-type="float" office:value="961521.270359044" calcext:value-type="float">
            <text:p>961521.270359044</text:p>
          </table:table-cell>
          <table:table-cell/>
          <table:table-cell office:value-type="float" office:value="1442769903.07712" calcext:value-type="float">
            <text:p>1442769903.07712</text:p>
          </table:table-cell>
          <table:table-cell table:formula="of:=[.G1012]-[.B1157]" office:value-type="float" office:value="2.41094017028809" calcext:value-type="float">
            <text:p>2.4109401703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69886.32871" calcext:value-type="float">
            <text:p>1442769886.32871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21.8582999706268" calcext:value-type="float">
            <text:p>21.8582999706</text:p>
          </table:table-cell>
          <table:table-cell table:formula="of:=[.C1013]/([.D1013]-[.D1012])" office:value-type="float" office:value="953582.847065431" calcext:value-type="float">
            <text:p>953582.847065431</text:p>
          </table:table-cell>
          <table:table-cell/>
          <table:table-cell office:value-type="float" office:value="1442769903.08989" calcext:value-type="float">
            <text:p>1442769903.08989</text:p>
          </table:table-cell>
          <table:table-cell table:formula="of:=[.G1013]-[.B1158]" office:value-type="float" office:value="2.41332006454468" calcext:value-type="float">
            <text:p>2.4133200645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69886.33713" calcext:value-type="float">
            <text:p>1442769886.33713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21.8667199611664" calcext:value-type="float">
            <text:p>21.8667199612</text:p>
          </table:table-cell>
          <table:table-cell table:formula="of:=[.C1014]/([.D1014]-[.D1013])" office:value-type="float" office:value="961521.270359044" calcext:value-type="float">
            <text:p>961521.270359044</text:p>
          </table:table-cell>
          <table:table-cell/>
          <table:table-cell office:value-type="float" office:value="1442769903.09273" calcext:value-type="float">
            <text:p>1442769903.09273</text:p>
          </table:table-cell>
          <table:table-cell table:formula="of:=[.G1014]-[.B1159]" office:value-type="float" office:value="2.40582013130188" calcext:value-type="float">
            <text:p>2.4058201313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69886.3456" calcext:value-type="float">
            <text:p>1442769886.3456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21.875189781189" calcext:value-type="float">
            <text:p>21.8751897812</text:p>
          </table:table-cell>
          <table:table-cell table:formula="of:=[.C1015]/([.D1015]-[.D1014])" office:value-type="float" office:value="955864.466826179" calcext:value-type="float">
            <text:p>955864.466826179</text:p>
          </table:table-cell>
          <table:table-cell/>
          <table:table-cell office:value-type="float" office:value="1442769903.09688" calcext:value-type="float">
            <text:p>1442769903.09688</text:p>
          </table:table-cell>
          <table:table-cell table:formula="of:=[.G1015]-[.B1160]" office:value-type="float" office:value="2.39953994750977" calcext:value-type="float">
            <text:p>2.3995399475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69886.35406" calcext:value-type="float">
            <text:p>1442769886.35406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21.8836498260498" calcext:value-type="float">
            <text:p>21.883649826</text:p>
          </table:table-cell>
          <table:table-cell table:formula="of:=[.C1016]/([.D1016]-[.D1015])" office:value-type="float" office:value="956968.920753016" calcext:value-type="float">
            <text:p>956968.920753016</text:p>
          </table:table-cell>
          <table:table-cell/>
          <table:table-cell office:value-type="float" office:value="1442769903.09969" calcext:value-type="float">
            <text:p>1442769903.09969</text:p>
          </table:table-cell>
          <table:table-cell table:formula="of:=[.G1016]-[.B1161]" office:value-type="float" office:value="2.39196991920471" calcext:value-type="float">
            <text:p>2.3919699192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69886.36251" calcext:value-type="float">
            <text:p>1442769886.36251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21.8920998573303" calcext:value-type="float">
            <text:p>21.8920998573</text:p>
          </table:table-cell>
          <table:table-cell table:formula="of:=[.C1017]/([.D1017]-[.D1016])" office:value-type="float" office:value="958102.96213532" calcext:value-type="float">
            <text:p>958102.96213532</text:p>
          </table:table-cell>
          <table:table-cell/>
          <table:table-cell office:value-type="float" office:value="1442769903.1025" calcext:value-type="float">
            <text:p>1442769903.1025</text:p>
          </table:table-cell>
          <table:table-cell table:formula="of:=[.G1017]-[.B1162]" office:value-type="float" office:value="2.38440990447998" calcext:value-type="float">
            <text:p>2.3844099045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69886.37094" calcext:value-type="float">
            <text:p>1442769886.37094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21.9005298614502" calcext:value-type="float">
            <text:p>21.9005298615</text:p>
          </table:table-cell>
          <table:table-cell table:formula="of:=[.C1018]/([.D1018]-[.D1017])" office:value-type="float" office:value="960379.127326206" calcext:value-type="float">
            <text:p>960379.127326206</text:p>
          </table:table-cell>
          <table:table-cell/>
          <table:table-cell office:value-type="float" office:value="1442769903.10533" calcext:value-type="float">
            <text:p>1442769903.10533</text:p>
          </table:table-cell>
          <table:table-cell table:formula="of:=[.G1018]-[.B1163]" office:value-type="float" office:value="2.37687993049622" calcext:value-type="float">
            <text:p>2.3768799305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69886.37936" calcext:value-type="float">
            <text:p>1442769886.37936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21.9089498519897" calcext:value-type="float">
            <text:p>21.908949852</text:p>
          </table:table-cell>
          <table:table-cell table:formula="of:=[.C1019]/([.D1019]-[.D1018])" office:value-type="float" office:value="961521.270359044" calcext:value-type="float">
            <text:p>961521.270359044</text:p>
          </table:table-cell>
          <table:table-cell/>
          <table:table-cell office:value-type="float" office:value="1442769903.10818" calcext:value-type="float">
            <text:p>1442769903.10818</text:p>
          </table:table-cell>
          <table:table-cell table:formula="of:=[.G1019]-[.B1164]" office:value-type="float" office:value="2.36940002441406" calcext:value-type="float">
            <text:p>2.3694000244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69886.38781" calcext:value-type="float">
            <text:p>1442769886.38781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21.9173998832703" calcext:value-type="float">
            <text:p>21.9173998833</text:p>
          </table:table-cell>
          <table:table-cell table:formula="of:=[.C1020]/([.D1020]-[.D1019])" office:value-type="float" office:value="958102.96213532" calcext:value-type="float">
            <text:p>958102.96213532</text:p>
          </table:table-cell>
          <table:table-cell/>
          <table:table-cell office:value-type="float" office:value="1442769903.11101" calcext:value-type="float">
            <text:p>1442769903.11101</text:p>
          </table:table-cell>
          <table:table-cell table:formula="of:=[.G1020]-[.B1165]" office:value-type="float" office:value="2.36182999610901" calcext:value-type="float">
            <text:p>2.3618299961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69886.39623" calcext:value-type="float">
            <text:p>1442769886.39623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21.9258198738098" calcext:value-type="float">
            <text:p>21.9258198738</text:p>
          </table:table-cell>
          <table:table-cell table:formula="of:=[.C1021]/([.D1021]-[.D1020])" office:value-type="float" office:value="961521.270359044" calcext:value-type="float">
            <text:p>961521.270359044</text:p>
          </table:table-cell>
          <table:table-cell/>
          <table:table-cell office:value-type="float" office:value="1442769903.11384" calcext:value-type="float">
            <text:p>1442769903.11384</text:p>
          </table:table-cell>
          <table:table-cell table:formula="of:=[.G1021]-[.B1166]" office:value-type="float" office:value="2.35427021980286" calcext:value-type="float">
            <text:p>2.354270219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69886.40467" calcext:value-type="float">
            <text:p>1442769886.40467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21.93425989151" calcext:value-type="float">
            <text:p>21.9342598915</text:p>
          </table:table-cell>
          <table:table-cell table:formula="of:=[.C1022]/([.D1022]-[.D1021])" office:value-type="float" office:value="959239.694463277" calcext:value-type="float">
            <text:p>959239.694463277</text:p>
          </table:table-cell>
          <table:table-cell/>
          <table:table-cell office:value-type="float" office:value="1442769903.11667" calcext:value-type="float">
            <text:p>1442769903.11667</text:p>
          </table:table-cell>
          <table:table-cell table:formula="of:=[.G1022]-[.B1167]" office:value-type="float" office:value="2.34675979614258" calcext:value-type="float">
            <text:p>2.3467597961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69886.41312" calcext:value-type="float">
            <text:p>1442769886.41312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21.9427099227905" calcext:value-type="float">
            <text:p>21.9427099228</text:p>
          </table:table-cell>
          <table:table-cell table:formula="of:=[.C1023]/([.D1023]-[.D1022])" office:value-type="float" office:value="958102.96213532" calcext:value-type="float">
            <text:p>958102.96213532</text:p>
          </table:table-cell>
          <table:table-cell/>
          <table:table-cell office:value-type="float" office:value="1442769903.12779" calcext:value-type="float">
            <text:p>1442769903.12779</text:p>
          </table:table-cell>
          <table:table-cell table:formula="of:=[.G1023]-[.B1168]" office:value-type="float" office:value="2.34744000434875" calcext:value-type="float">
            <text:p>2.3474400043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69886.42154" calcext:value-type="float">
            <text:p>1442769886.42154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21.9511299133301" calcext:value-type="float">
            <text:p>21.9511299133</text:p>
          </table:table-cell>
          <table:table-cell table:formula="of:=[.C1024]/([.D1024]-[.D1023])" office:value-type="float" office:value="961521.270359044" calcext:value-type="float">
            <text:p>961521.270359044</text:p>
          </table:table-cell>
          <table:table-cell/>
          <table:table-cell office:value-type="float" office:value="1442769903.13062" calcext:value-type="float">
            <text:p>1442769903.13062</text:p>
          </table:table-cell>
          <table:table-cell table:formula="of:=[.G1024]-[.B1169]" office:value-type="float" office:value="2.33994007110596" calcext:value-type="float">
            <text:p>2.3399400711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69886.42997" calcext:value-type="float">
            <text:p>1442769886.42997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21.95955991745" calcext:value-type="float">
            <text:p>21.9595599175</text:p>
          </table:table-cell>
          <table:table-cell table:formula="of:=[.C1025]/([.D1025]-[.D1024])" office:value-type="float" office:value="960379.127326206" calcext:value-type="float">
            <text:p>960379.127326206</text:p>
          </table:table-cell>
          <table:table-cell/>
          <table:table-cell office:value-type="float" office:value="1442769903.13983" calcext:value-type="float">
            <text:p>1442769903.13983</text:p>
          </table:table-cell>
          <table:table-cell table:formula="of:=[.G1025]-[.B1170]" office:value-type="float" office:value="2.3388500213623" calcext:value-type="float">
            <text:p>2.338850021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69886.43851" calcext:value-type="float">
            <text:p>1442769886.43851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21.9680998325348" calcext:value-type="float">
            <text:p>21.9680998325</text:p>
          </table:table-cell>
          <table:table-cell table:formula="of:=[.C1026]/([.D1026]-[.D1025])" office:value-type="float" office:value="948018.794047852" calcext:value-type="float">
            <text:p>948018.794047852</text:p>
          </table:table-cell>
          <table:table-cell/>
          <table:table-cell office:value-type="float" office:value="1442769903.15192" calcext:value-type="float">
            <text:p>1442769903.15192</text:p>
          </table:table-cell>
          <table:table-cell table:formula="of:=[.G1026]-[.B1171]" office:value-type="float" office:value="2.34062004089355" calcext:value-type="float">
            <text:p>2.3406200409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69886.44674" calcext:value-type="float">
            <text:p>1442769886.44674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21.9763298034668" calcext:value-type="float">
            <text:p>21.9763298035</text:p>
          </table:table-cell>
          <table:table-cell table:formula="of:=[.C1027]/([.D1027]-[.D1026])" office:value-type="float" office:value="983721.578956517" calcext:value-type="float">
            <text:p>983721.578956517</text:p>
          </table:table-cell>
          <table:table-cell/>
          <table:table-cell office:value-type="float" office:value="1442769903.16416" calcext:value-type="float">
            <text:p>1442769903.16416</text:p>
          </table:table-cell>
          <table:table-cell table:formula="of:=[.G1027]-[.B1172]" office:value-type="float" office:value="2.34253001213074" calcext:value-type="float">
            <text:p>2.3425300121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69886.45517" calcext:value-type="float">
            <text:p>1442769886.45517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21.9847598075867" calcext:value-type="float">
            <text:p>21.9847598076</text:p>
          </table:table-cell>
          <table:table-cell table:formula="of:=[.C1028]/([.D1028]-[.D1027])" office:value-type="float" office:value="960379.127326206" calcext:value-type="float">
            <text:p>960379.127326206</text:p>
          </table:table-cell>
          <table:table-cell/>
          <table:table-cell office:value-type="float" office:value="1442769903.167" calcext:value-type="float">
            <text:p>1442769903.167</text:p>
          </table:table-cell>
          <table:table-cell table:formula="of:=[.G1028]-[.B1173]" office:value-type="float" office:value="2.33505010604858" calcext:value-type="float">
            <text:p>2.335050106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69886.4636" calcext:value-type="float">
            <text:p>1442769886.4636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21.9931898117065" calcext:value-type="float">
            <text:p>21.9931898117</text:p>
          </table:table-cell>
          <table:table-cell table:formula="of:=[.C1029]/([.D1029]-[.D1028])" office:value-type="float" office:value="960379.127326206" calcext:value-type="float">
            <text:p>960379.127326206</text:p>
          </table:table-cell>
          <table:table-cell/>
          <table:table-cell office:value-type="float" office:value="1442769903.17631" calcext:value-type="float">
            <text:p>1442769903.17631</text:p>
          </table:table-cell>
          <table:table-cell table:formula="of:=[.G1029]-[.B1174]" office:value-type="float" office:value="2.33405995368958" calcext:value-type="float">
            <text:p>2.3340599537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69886.47202" calcext:value-type="float">
            <text:p>1442769886.47202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22.0016098022461" calcext:value-type="float">
            <text:p>22.0016098022</text:p>
          </table:table-cell>
          <table:table-cell table:formula="of:=[.C1030]/([.D1030]-[.D1029])" office:value-type="float" office:value="961521.270359044" calcext:value-type="float">
            <text:p>961521.270359044</text:p>
          </table:table-cell>
          <table:table-cell/>
          <table:table-cell office:value-type="float" office:value="1442769903.18837" calcext:value-type="float">
            <text:p>1442769903.18837</text:p>
          </table:table-cell>
          <table:table-cell table:formula="of:=[.G1030]-[.B1175]" office:value-type="float" office:value="2.3358199596405" calcext:value-type="float">
            <text:p>2.3358199596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69886.48044" calcext:value-type="float">
            <text:p>1442769886.48044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22.0100297927856" calcext:value-type="float">
            <text:p>22.0100297928</text:p>
          </table:table-cell>
          <table:table-cell table:formula="of:=[.C1031]/([.D1031]-[.D1030])" office:value-type="float" office:value="961521.270359044" calcext:value-type="float">
            <text:p>961521.270359044</text:p>
          </table:table-cell>
          <table:table-cell/>
          <table:table-cell office:value-type="float" office:value="1442769903.19122" calcext:value-type="float">
            <text:p>1442769903.19122</text:p>
          </table:table-cell>
          <table:table-cell table:formula="of:=[.G1031]-[.B1176]" office:value-type="float" office:value="2.32836008071899" calcext:value-type="float">
            <text:p>2.3283600807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69886.48888" calcext:value-type="float">
            <text:p>1442769886.48888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22.0184698104858" calcext:value-type="float">
            <text:p>22.0184698105</text:p>
          </table:table-cell>
          <table:table-cell table:formula="of:=[.C1032]/([.D1032]-[.D1031])" office:value-type="float" office:value="959239.694463277" calcext:value-type="float">
            <text:p>959239.694463277</text:p>
          </table:table-cell>
          <table:table-cell/>
          <table:table-cell office:value-type="float" office:value="1442769903.20045" calcext:value-type="float">
            <text:p>1442769903.20045</text:p>
          </table:table-cell>
          <table:table-cell table:formula="of:=[.G1032]-[.B1177]" office:value-type="float" office:value="2.32728004455566" calcext:value-type="float">
            <text:p>2.3272800446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69886.49736" calcext:value-type="float">
            <text:p>1442769886.49736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22.0269498825073" calcext:value-type="float">
            <text:p>22.0269498825</text:p>
          </table:table-cell>
          <table:table-cell table:formula="of:=[.C1033]/([.D1033]-[.D1032])" office:value-type="float" office:value="954708.872694557" calcext:value-type="float">
            <text:p>954708.872694557</text:p>
          </table:table-cell>
          <table:table-cell/>
          <table:table-cell office:value-type="float" office:value="1442769903.21262" calcext:value-type="float">
            <text:p>1442769903.21262</text:p>
          </table:table-cell>
          <table:table-cell table:formula="of:=[.G1033]-[.B1178]" office:value-type="float" office:value="2.32908010482788" calcext:value-type="float">
            <text:p>2.3290801048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69886.50579" calcext:value-type="float">
            <text:p>1442769886.50579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22.0353798866272" calcext:value-type="float">
            <text:p>22.0353798866</text:p>
          </table:table-cell>
          <table:table-cell table:formula="of:=[.C1034]/([.D1034]-[.D1033])" office:value-type="float" office:value="960379.127326206" calcext:value-type="float">
            <text:p>960379.127326206</text:p>
          </table:table-cell>
          <table:table-cell/>
          <table:table-cell office:value-type="float" office:value="1442769903.22477" calcext:value-type="float">
            <text:p>1442769903.22477</text:p>
          </table:table-cell>
          <table:table-cell table:formula="of:=[.G1034]-[.B1179]" office:value-type="float" office:value="2.33089017868042" calcext:value-type="float">
            <text:p>2.3308901787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69886.51423" calcext:value-type="float">
            <text:p>1442769886.51423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22.0438199043274" calcext:value-type="float">
            <text:p>22.0438199043</text:p>
          </table:table-cell>
          <table:table-cell table:formula="of:=[.C1035]/([.D1035]-[.D1034])" office:value-type="float" office:value="959239.694463277" calcext:value-type="float">
            <text:p>959239.694463277</text:p>
          </table:table-cell>
          <table:table-cell/>
          <table:table-cell office:value-type="float" office:value="1442769903.2276" calcext:value-type="float">
            <text:p>1442769903.2276</text:p>
          </table:table-cell>
          <table:table-cell table:formula="of:=[.G1035]-[.B1180]" office:value-type="float" office:value="2.32335019111633" calcext:value-type="float">
            <text:p>2.3233501911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69886.52264" calcext:value-type="float">
            <text:p>1442769886.52264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22.0522298812866" calcext:value-type="float">
            <text:p>22.0522298813</text:p>
          </table:table-cell>
          <table:table-cell table:formula="of:=[.C1036]/([.D1036]-[.D1035])" office:value-type="float" office:value="962666.133242615" calcext:value-type="float">
            <text:p>962666.133242615</text:p>
          </table:table-cell>
          <table:table-cell/>
          <table:table-cell office:value-type="float" office:value="1442769903.23676" calcext:value-type="float">
            <text:p>1442769903.23676</text:p>
          </table:table-cell>
          <table:table-cell table:formula="of:=[.G1036]-[.B1181]" office:value-type="float" office:value="2.32217979431152" calcext:value-type="float">
            <text:p>2.3221797943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69886.53107" calcext:value-type="float">
            <text:p>1442769886.53107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22.0606598854065" calcext:value-type="float">
            <text:p>22.0606598854</text:p>
          </table:table-cell>
          <table:table-cell table:formula="of:=[.C1037]/([.D1037]-[.D1036])" office:value-type="float" office:value="960379.127326206" calcext:value-type="float">
            <text:p>960379.127326206</text:p>
          </table:table-cell>
          <table:table-cell/>
          <table:table-cell office:value-type="float" office:value="1442769903.24889" calcext:value-type="float">
            <text:p>1442769903.24889</text:p>
          </table:table-cell>
          <table:table-cell table:formula="of:=[.G1037]-[.B1182]" office:value-type="float" office:value="2.32398986816406" calcext:value-type="float">
            <text:p>2.3239898682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69886.53951" calcext:value-type="float">
            <text:p>1442769886.53951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22.0690999031067" calcext:value-type="float">
            <text:p>22.0690999031</text:p>
          </table:table-cell>
          <table:table-cell table:formula="of:=[.C1038]/([.D1038]-[.D1037])" office:value-type="float" office:value="959239.694463277" calcext:value-type="float">
            <text:p>959239.694463277</text:p>
          </table:table-cell>
          <table:table-cell/>
          <table:table-cell office:value-type="float" office:value="1442769903.25173" calcext:value-type="float">
            <text:p>1442769903.25173</text:p>
          </table:table-cell>
          <table:table-cell table:formula="of:=[.G1038]-[.B1183]" office:value-type="float" office:value="2.31649994850159" calcext:value-type="float">
            <text:p>2.3164999485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69886.54792" calcext:value-type="float">
            <text:p>1442769886.54792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22.0775098800659" calcext:value-type="float">
            <text:p>22.0775098801</text:p>
          </table:table-cell>
          <table:table-cell table:formula="of:=[.C1039]/([.D1039]-[.D1038])" office:value-type="float" office:value="962666.133242615" calcext:value-type="float">
            <text:p>962666.133242615</text:p>
          </table:table-cell>
          <table:table-cell/>
          <table:table-cell office:value-type="float" office:value="1442769903.26103" calcext:value-type="float">
            <text:p>1442769903.26103</text:p>
          </table:table-cell>
          <table:table-cell table:formula="of:=[.G1039]-[.B1184]" office:value-type="float" office:value="2.31547999382019" calcext:value-type="float">
            <text:p>2.31547999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69886.55631" calcext:value-type="float">
            <text:p>1442769886.55631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22.0858998298645" calcext:value-type="float">
            <text:p>22.0858998299</text:p>
          </table:table-cell>
          <table:table-cell table:formula="of:=[.C1040]/([.D1040]-[.D1039])" office:value-type="float" office:value="964964.05751634" calcext:value-type="float">
            <text:p>964964.05751634</text:p>
          </table:table-cell>
          <table:table-cell/>
          <table:table-cell office:value-type="float" office:value="1442769903.27306" calcext:value-type="float">
            <text:p>1442769903.27306</text:p>
          </table:table-cell>
          <table:table-cell table:formula="of:=[.G1040]-[.B1185]" office:value-type="float" office:value="2.31719017028809" calcext:value-type="float">
            <text:p>2.3171901703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69886.56471" calcext:value-type="float">
            <text:p>1442769886.56471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22.0942997932434" calcext:value-type="float">
            <text:p>22.0942997932</text:p>
          </table:table-cell>
          <table:table-cell table:formula="of:=[.C1041]/([.D1041]-[.D1040])" office:value-type="float" office:value="963813.725703906" calcext:value-type="float">
            <text:p>963813.725703906</text:p>
          </table:table-cell>
          <table:table-cell/>
          <table:table-cell office:value-type="float" office:value="1442769903.2759" calcext:value-type="float">
            <text:p>1442769903.2759</text:p>
          </table:table-cell>
          <table:table-cell table:formula="of:=[.G1041]-[.B1186]" office:value-type="float" office:value="2.30970978736877" calcext:value-type="float">
            <text:p>2.3097097874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69886.57312" calcext:value-type="float">
            <text:p>1442769886.57312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22.1027100086212" calcext:value-type="float">
            <text:p>22.1027100086</text:p>
          </table:table-cell>
          <table:table-cell table:formula="of:=[.C1042]/([.D1042]-[.D1041])" office:value-type="float" office:value="962638.842919915" calcext:value-type="float">
            <text:p>962638.842919915</text:p>
          </table:table-cell>
          <table:table-cell/>
          <table:table-cell office:value-type="float" office:value="1442769903.28515" calcext:value-type="float">
            <text:p>1442769903.28515</text:p>
          </table:table-cell>
          <table:table-cell table:formula="of:=[.G1042]-[.B1187]" office:value-type="float" office:value="2.30865001678467" calcext:value-type="float">
            <text:p>2.3086500168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69886.58165" calcext:value-type="float">
            <text:p>1442769886.58165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22.1112399101257" calcext:value-type="float">
            <text:p>22.1112399101</text:p>
          </table:table-cell>
          <table:table-cell table:formula="of:=[.C1043]/([.D1043]-[.D1042])" office:value-type="float" office:value="949131.709869469" calcext:value-type="float">
            <text:p>949131.709869469</text:p>
          </table:table-cell>
          <table:table-cell/>
          <table:table-cell office:value-type="float" office:value="1442769903.29726" calcext:value-type="float">
            <text:p>1442769903.29726</text:p>
          </table:table-cell>
          <table:table-cell table:formula="of:=[.G1043]-[.B1188]" office:value-type="float" office:value="2.31043004989624" calcext:value-type="float">
            <text:p>2.3104300499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69886.59011" calcext:value-type="float">
            <text:p>1442769886.59011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22.1196999549866" calcext:value-type="float">
            <text:p>22.119699955</text:p>
          </table:table-cell>
          <table:table-cell table:formula="of:=[.C1044]/([.D1044]-[.D1043])" office:value-type="float" office:value="956968.920753016" calcext:value-type="float">
            <text:p>956968.920753016</text:p>
          </table:table-cell>
          <table:table-cell/>
          <table:table-cell office:value-type="float" office:value="1442769903.30941" calcext:value-type="float">
            <text:p>1442769903.30941</text:p>
          </table:table-cell>
          <table:table-cell table:formula="of:=[.G1044]-[.B1189]" office:value-type="float" office:value="2.3122501373291" calcext:value-type="float">
            <text:p>2.3122501373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69886.59854" calcext:value-type="float">
            <text:p>1442769886.59854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22.1281299591064" calcext:value-type="float">
            <text:p>22.1281299591</text:p>
          </table:table-cell>
          <table:table-cell table:formula="of:=[.C1045]/([.D1045]-[.D1044])" office:value-type="float" office:value="960379.127326206" calcext:value-type="float">
            <text:p>960379.127326206</text:p>
          </table:table-cell>
          <table:table-cell/>
          <table:table-cell office:value-type="float" office:value="1442769903.3123" calcext:value-type="float">
            <text:p>1442769903.3123</text:p>
          </table:table-cell>
          <table:table-cell table:formula="of:=[.G1045]-[.B1190]" office:value-type="float" office:value="2.30465006828308" calcext:value-type="float">
            <text:p>2.3046500683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69886.60696" calcext:value-type="float">
            <text:p>1442769886.60696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22.136549949646" calcext:value-type="float">
            <text:p>22.1365499496</text:p>
          </table:table-cell>
          <table:table-cell table:formula="of:=[.C1046]/([.D1046]-[.D1045])" office:value-type="float" office:value="961521.270359044" calcext:value-type="float">
            <text:p>961521.270359044</text:p>
          </table:table-cell>
          <table:table-cell/>
          <table:table-cell office:value-type="float" office:value="1442769903.51043" calcext:value-type="float">
            <text:p>1442769903.51043</text:p>
          </table:table-cell>
          <table:table-cell table:formula="of:=[.G1046]-[.B1191]" office:value-type="float" office:value="2.49236011505127" calcext:value-type="float">
            <text:p>2.4923601151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69886.61539" calcext:value-type="float">
            <text:p>1442769886.61539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22.1449799537659" calcext:value-type="float">
            <text:p>22.1449799538</text:p>
          </table:table-cell>
          <table:table-cell table:formula="of:=[.C1047]/([.D1047]-[.D1046])" office:value-type="float" office:value="960379.127326206" calcext:value-type="float">
            <text:p>960379.127326206</text:p>
          </table:table-cell>
          <table:table-cell/>
          <table:table-cell office:value-type="float" office:value="1442769903.52245" calcext:value-type="float">
            <text:p>1442769903.52245</text:p>
          </table:table-cell>
          <table:table-cell table:formula="of:=[.G1047]-[.B1192]" office:value-type="float" office:value="2.49392986297607" calcext:value-type="float">
            <text:p>2.493929863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69886.62381" calcext:value-type="float">
            <text:p>1442769886.62381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22.1533999443054" calcext:value-type="float">
            <text:p>22.1533999443</text:p>
          </table:table-cell>
          <table:table-cell table:formula="of:=[.C1048]/([.D1048]-[.D1047])" office:value-type="float" office:value="961521.270359044" calcext:value-type="float">
            <text:p>961521.270359044</text:p>
          </table:table-cell>
          <table:table-cell/>
          <table:table-cell office:value-type="float" office:value="1442769903.52526" calcext:value-type="float">
            <text:p>1442769903.52526</text:p>
          </table:table-cell>
          <table:table-cell table:formula="of:=[.G1048]-[.B1193]" office:value-type="float" office:value="2.48619985580444" calcext:value-type="float">
            <text:p>2.4861998558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69886.63224" calcext:value-type="float">
            <text:p>1442769886.63224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22.1618299484253" calcext:value-type="float">
            <text:p>22.1618299484</text:p>
          </table:table-cell>
          <table:table-cell table:formula="of:=[.C1049]/([.D1049]-[.D1048])" office:value-type="float" office:value="960379.127326206" calcext:value-type="float">
            <text:p>960379.127326206</text:p>
          </table:table-cell>
          <table:table-cell/>
          <table:table-cell office:value-type="float" office:value="1442769904.27373" calcext:value-type="float">
            <text:p>1442769904.27373</text:p>
          </table:table-cell>
          <table:table-cell table:formula="of:=[.G1049]-[.B1194]" office:value-type="float" office:value="3.22429013252258" calcext:value-type="float">
            <text:p>3.2242901325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69886.64069" calcext:value-type="float">
            <text:p>1442769886.64069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22.1702799797058" calcext:value-type="float">
            <text:p>22.1702799797</text:p>
          </table:table-cell>
          <table:table-cell table:formula="of:=[.C1050]/([.D1050]-[.D1049])" office:value-type="float" office:value="958102.96213532" calcext:value-type="float">
            <text:p>958102.96213532</text:p>
          </table:table-cell>
          <table:table-cell/>
          <table:table-cell office:value-type="float" office:value="1442769904.28702" calcext:value-type="float">
            <text:p>1442769904.28702</text:p>
          </table:table-cell>
          <table:table-cell table:formula="of:=[.G1050]-[.B1195]" office:value-type="float" office:value="3.22723007202148" calcext:value-type="float">
            <text:p>3.227230072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69886.64911" calcext:value-type="float">
            <text:p>1442769886.64911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22.1786999702454" calcext:value-type="float">
            <text:p>22.1786999702</text:p>
          </table:table-cell>
          <table:table-cell table:formula="of:=[.C1051]/([.D1051]-[.D1050])" office:value-type="float" office:value="961521.270359044" calcext:value-type="float">
            <text:p>961521.270359044</text:p>
          </table:table-cell>
          <table:table-cell/>
          <table:table-cell office:value-type="float" office:value="1442769904.28986" calcext:value-type="float">
            <text:p>1442769904.28986</text:p>
          </table:table-cell>
          <table:table-cell table:formula="of:=[.G1051]-[.B1196]" office:value-type="float" office:value="3.21960997581482" calcext:value-type="float">
            <text:p>3.219609975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69886.65754" calcext:value-type="float">
            <text:p>1442769886.65754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22.1871299743652" calcext:value-type="float">
            <text:p>22.1871299744</text:p>
          </table:table-cell>
          <table:table-cell table:formula="of:=[.C1052]/([.D1052]-[.D1051])" office:value-type="float" office:value="960379.127326206" calcext:value-type="float">
            <text:p>960379.127326206</text:p>
          </table:table-cell>
          <table:table-cell/>
          <table:table-cell office:value-type="float" office:value="1442769904.30048" calcext:value-type="float">
            <text:p>1442769904.30048</text:p>
          </table:table-cell>
          <table:table-cell table:formula="of:=[.G1052]-[.B1197]" office:value-type="float" office:value="3.21978998184204" calcext:value-type="float">
            <text:p>3.2197899818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69886.66597" calcext:value-type="float">
            <text:p>1442769886.66597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22.1955599784851" calcext:value-type="float">
            <text:p>22.1955599785</text:p>
          </table:table-cell>
          <table:table-cell table:formula="of:=[.C1053]/([.D1053]-[.D1052])" office:value-type="float" office:value="960379.127326206" calcext:value-type="float">
            <text:p>960379.127326206</text:p>
          </table:table-cell>
          <table:table-cell/>
          <table:table-cell office:value-type="float" office:value="1442769904.89029" calcext:value-type="float">
            <text:p>1442769904.89029</text:p>
          </table:table-cell>
          <table:table-cell table:formula="of:=[.G1053]-[.B1198]" office:value-type="float" office:value="3.79916000366211" calcext:value-type="float">
            <text:p>3.7991600037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69886.67449" calcext:value-type="float">
            <text:p>1442769886.67449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22.2040798664093" calcext:value-type="float">
            <text:p>22.2040798664</text:p>
          </table:table-cell>
          <table:table-cell table:formula="of:=[.C1054]/([.D1054]-[.D1053])" office:value-type="float" office:value="950247.241751784" calcext:value-type="float">
            <text:p>950247.241751784</text:p>
          </table:table-cell>
          <table:table-cell/>
          <table:table-cell office:value-type="float" office:value="1442769904.9037" calcext:value-type="float">
            <text:p>1442769904.9037</text:p>
          </table:table-cell>
          <table:table-cell table:formula="of:=[.G1054]-[.B1199]" office:value-type="float" office:value="3.8021399974823" calcext:value-type="float">
            <text:p>3.8021399975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69886.68293" calcext:value-type="float">
            <text:p>1442769886.68293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22.2125198841095" calcext:value-type="float">
            <text:p>22.2125198841</text:p>
          </table:table-cell>
          <table:table-cell table:formula="of:=[.C1055]/([.D1055]-[.D1054])" office:value-type="float" office:value="959239.694463277" calcext:value-type="float">
            <text:p>959239.694463277</text:p>
          </table:table-cell>
          <table:table-cell/>
          <table:table-cell office:value-type="float" office:value="1442769904.90652" calcext:value-type="float">
            <text:p>1442769904.90652</text:p>
          </table:table-cell>
          <table:table-cell table:formula="of:=[.G1055]-[.B1200]" office:value-type="float" office:value="3.79452991485596" calcext:value-type="float">
            <text:p>3.7945299149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69886.69136" calcext:value-type="float">
            <text:p>1442769886.69136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22.2209498882294" calcext:value-type="float">
            <text:p>22.2209498882</text:p>
          </table:table-cell>
          <table:table-cell table:formula="of:=[.C1056]/([.D1056]-[.D1055])" office:value-type="float" office:value="960379.127326206" calcext:value-type="float">
            <text:p>960379.127326206</text:p>
          </table:table-cell>
          <table:table-cell/>
          <table:table-cell office:value-type="float" office:value="1442769904.91711" calcext:value-type="float">
            <text:p>1442769904.91711</text:p>
          </table:table-cell>
          <table:table-cell table:formula="of:=[.G1056]-[.B1201]" office:value-type="float" office:value="3.79463005065918" calcext:value-type="float">
            <text:p>3.7946300507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69886.69977" calcext:value-type="float">
            <text:p>1442769886.69977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22.2293598651886" calcext:value-type="float">
            <text:p>22.2293598652</text:p>
          </table:table-cell>
          <table:table-cell table:formula="of:=[.C1057]/([.D1057]-[.D1056])" office:value-type="float" office:value="962666.133242615" calcext:value-type="float">
            <text:p>962666.133242615</text:p>
          </table:table-cell>
          <table:table-cell/>
          <table:table-cell office:value-type="float" office:value="1442769904.9306" calcext:value-type="float">
            <text:p>1442769904.9306</text:p>
          </table:table-cell>
          <table:table-cell table:formula="of:=[.G1057]-[.B1202]" office:value-type="float" office:value="3.79769992828369" calcext:value-type="float">
            <text:p>3.7976999283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69886.70821" calcext:value-type="float">
            <text:p>1442769886.70821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22.2377998828888" calcext:value-type="float">
            <text:p>22.2377998829</text:p>
          </table:table-cell>
          <table:table-cell table:formula="of:=[.C1058]/([.D1058]-[.D1057])" office:value-type="float" office:value="959239.694463277" calcext:value-type="float">
            <text:p>959239.694463277</text:p>
          </table:table-cell>
          <table:table-cell/>
          <table:table-cell office:value-type="float" office:value="1442769904.93339" calcext:value-type="float">
            <text:p>1442769904.93339</text:p>
          </table:table-cell>
          <table:table-cell table:formula="of:=[.G1058]-[.B1203]" office:value-type="float" office:value="3.79005980491638" calcext:value-type="float">
            <text:p>3.7900598049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69886.71664" calcext:value-type="float">
            <text:p>1442769886.71664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22.2462298870087" calcext:value-type="float">
            <text:p>22.246229887</text:p>
          </table:table-cell>
          <table:table-cell table:formula="of:=[.C1059]/([.D1059]-[.D1058])" office:value-type="float" office:value="960379.127326206" calcext:value-type="float">
            <text:p>960379.127326206</text:p>
          </table:table-cell>
          <table:table-cell/>
          <table:table-cell office:value-type="float" office:value="1442769904.94407" calcext:value-type="float">
            <text:p>1442769904.94407</text:p>
          </table:table-cell>
          <table:table-cell table:formula="of:=[.G1059]-[.B1204]" office:value-type="float" office:value="3.79029011726379" calcext:value-type="float">
            <text:p>3.7902901173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69886.72507" calcext:value-type="float">
            <text:p>1442769886.72507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22.2546598911285" calcext:value-type="float">
            <text:p>22.2546598911</text:p>
          </table:table-cell>
          <table:table-cell table:formula="of:=[.C1060]/([.D1060]-[.D1059])" office:value-type="float" office:value="960379.127326206" calcext:value-type="float">
            <text:p>960379.127326206</text:p>
          </table:table-cell>
          <table:table-cell/>
          <table:table-cell office:value-type="float" office:value="1442769904.95751" calcext:value-type="float">
            <text:p>1442769904.95751</text:p>
          </table:table-cell>
          <table:table-cell table:formula="of:=[.G1060]-[.B1205]" office:value-type="float" office:value="3.79329991340637" calcext:value-type="float">
            <text:p>3.7932999134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69886.73349" calcext:value-type="float">
            <text:p>1442769886.73349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22.2630798816681" calcext:value-type="float">
            <text:p>22.2630798817</text:p>
          </table:table-cell>
          <table:table-cell table:formula="of:=[.C1061]/([.D1061]-[.D1060])" office:value-type="float" office:value="961521.270359044" calcext:value-type="float">
            <text:p>961521.270359044</text:p>
          </table:table-cell>
          <table:table-cell/>
          <table:table-cell office:value-type="float" office:value="1442769904.9603" calcext:value-type="float">
            <text:p>1442769904.9603</text:p>
          </table:table-cell>
          <table:table-cell table:formula="of:=[.G1061]-[.B1206]" office:value-type="float" office:value="3.78565001487732" calcext:value-type="float">
            <text:p>3.7856500149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69886.74193" calcext:value-type="float">
            <text:p>1442769886.74193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22.2715198993683" calcext:value-type="float">
            <text:p>22.2715198994</text:p>
          </table:table-cell>
          <table:table-cell table:formula="of:=[.C1062]/([.D1062]-[.D1061])" office:value-type="float" office:value="959239.694463277" calcext:value-type="float">
            <text:p>959239.694463277</text:p>
          </table:table-cell>
          <table:table-cell/>
          <table:table-cell office:value-type="float" office:value="1442769904.9709" calcext:value-type="float">
            <text:p>1442769904.9709</text:p>
          </table:table-cell>
          <table:table-cell table:formula="of:=[.G1062]-[.B1207]" office:value-type="float" office:value="3.78584003448486" calcext:value-type="float">
            <text:p>3.7858400345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69886.75045" calcext:value-type="float">
            <text:p>1442769886.75045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22.2800397872925" calcext:value-type="float">
            <text:p>22.2800397873</text:p>
          </table:table-cell>
          <table:table-cell table:formula="of:=[.C1063]/([.D1063]-[.D1062])" office:value-type="float" office:value="950247.241751784" calcext:value-type="float">
            <text:p>950247.241751784</text:p>
          </table:table-cell>
          <table:table-cell/>
          <table:table-cell office:value-type="float" office:value="1442769904.98431" calcext:value-type="float">
            <text:p>1442769904.98431</text:p>
          </table:table-cell>
          <table:table-cell table:formula="of:=[.G1063]-[.B1208]" office:value-type="float" office:value="3.78877997398376" calcext:value-type="float">
            <text:p>3.788779974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69886.75888" calcext:value-type="float">
            <text:p>1442769886.75888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22.2884697914124" calcext:value-type="float">
            <text:p>22.2884697914</text:p>
          </table:table-cell>
          <table:table-cell table:formula="of:=[.C1064]/([.D1064]-[.D1063])" office:value-type="float" office:value="960379.127326206" calcext:value-type="float">
            <text:p>960379.127326206</text:p>
          </table:table-cell>
          <table:table-cell/>
          <table:table-cell office:value-type="float" office:value="1442769904.99782" calcext:value-type="float">
            <text:p>1442769904.99782</text:p>
          </table:table-cell>
          <table:table-cell table:formula="of:=[.G1064]-[.B1209]" office:value-type="float" office:value="3.7918598651886" calcext:value-type="float">
            <text:p>3.7918598652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69886.76731" calcext:value-type="float">
            <text:p>1442769886.76731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22.2968997955322" calcext:value-type="float">
            <text:p>22.2968997955</text:p>
          </table:table-cell>
          <table:table-cell table:formula="of:=[.C1065]/([.D1065]-[.D1064])" office:value-type="float" office:value="960379.127326206" calcext:value-type="float">
            <text:p>960379.127326206</text:p>
          </table:table-cell>
          <table:table-cell/>
          <table:table-cell office:value-type="float" office:value="1442769905.00063" calcext:value-type="float">
            <text:p>1442769905.00063</text:p>
          </table:table-cell>
          <table:table-cell table:formula="of:=[.G1065]-[.B1210]" office:value-type="float" office:value="3.78416991233826" calcext:value-type="float">
            <text:p>3.7841699123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69886.77575" calcext:value-type="float">
            <text:p>1442769886.77575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22.3053398132324" calcext:value-type="float">
            <text:p>22.3053398132</text:p>
          </table:table-cell>
          <table:table-cell table:formula="of:=[.C1066]/([.D1066]-[.D1065])" office:value-type="float" office:value="959239.694463277" calcext:value-type="float">
            <text:p>959239.694463277</text:p>
          </table:table-cell>
          <table:table-cell/>
          <table:table-cell office:value-type="float" office:value="1442769905.01131" calcext:value-type="float">
            <text:p>1442769905.01131</text:p>
          </table:table-cell>
          <table:table-cell table:formula="of:=[.G1066]-[.B1211]" office:value-type="float" office:value="3.78443002700806" calcext:value-type="float">
            <text:p>3.784430027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69886.78418" calcext:value-type="float">
            <text:p>1442769886.78418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22.3137698173523" calcext:value-type="float">
            <text:p>22.3137698174</text:p>
          </table:table-cell>
          <table:table-cell table:formula="of:=[.C1067]/([.D1067]-[.D1066])" office:value-type="float" office:value="960379.127326206" calcext:value-type="float">
            <text:p>960379.127326206</text:p>
          </table:table-cell>
          <table:table-cell/>
          <table:table-cell office:value-type="float" office:value="1442769905.02465" calcext:value-type="float">
            <text:p>1442769905.02465</text:p>
          </table:table-cell>
          <table:table-cell table:formula="of:=[.G1067]-[.B1212]" office:value-type="float" office:value="3.78733015060425" calcext:value-type="float">
            <text:p>3.7873301506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69886.79261" calcext:value-type="float">
            <text:p>1442769886.79261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22.3221998214722" calcext:value-type="float">
            <text:p>22.3221998215</text:p>
          </table:table-cell>
          <table:table-cell table:formula="of:=[.C1068]/([.D1068]-[.D1067])" office:value-type="float" office:value="960379.127326206" calcext:value-type="float">
            <text:p>960379.127326206</text:p>
          </table:table-cell>
          <table:table-cell/>
          <table:table-cell office:value-type="float" office:value="1442769905.02724" calcext:value-type="float">
            <text:p>1442769905.02724</text:p>
          </table:table-cell>
          <table:table-cell table:formula="of:=[.G1068]-[.B1213]" office:value-type="float" office:value="3.77948999404907" calcext:value-type="float">
            <text:p>3.779489994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69886.80105" calcext:value-type="float">
            <text:p>1442769886.80105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22.3306398391724" calcext:value-type="float">
            <text:p>22.3306398392</text:p>
          </table:table-cell>
          <table:table-cell table:formula="of:=[.C1069]/([.D1069]-[.D1068])" office:value-type="float" office:value="959239.694463277" calcext:value-type="float">
            <text:p>959239.694463277</text:p>
          </table:table-cell>
          <table:table-cell/>
          <table:table-cell office:value-type="float" office:value="1442769905.03814" calcext:value-type="float">
            <text:p>1442769905.03814</text:p>
          </table:table-cell>
          <table:table-cell table:formula="of:=[.G1069]-[.B1214]" office:value-type="float" office:value="3.77997994422913" calcext:value-type="float">
            <text:p>3.7799799442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69886.8095" calcext:value-type="float">
            <text:p>1442769886.8095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22.3390898704529" calcext:value-type="float">
            <text:p>22.3390898705</text:p>
          </table:table-cell>
          <table:table-cell table:formula="of:=[.C1070]/([.D1070]-[.D1069])" office:value-type="float" office:value="958102.96213532" calcext:value-type="float">
            <text:p>958102.96213532</text:p>
          </table:table-cell>
          <table:table-cell/>
          <table:table-cell office:value-type="float" office:value="1442769905.0516" calcext:value-type="float">
            <text:p>1442769905.0516</text:p>
          </table:table-cell>
          <table:table-cell table:formula="of:=[.G1070]-[.B1215]" office:value-type="float" office:value="3.78308987617493" calcext:value-type="float">
            <text:p>3.7830898762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69886.81793" calcext:value-type="float">
            <text:p>1442769886.81793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22.3475198745728" calcext:value-type="float">
            <text:p>22.3475198746</text:p>
          </table:table-cell>
          <table:table-cell table:formula="of:=[.C1071]/([.D1071]-[.D1070])" office:value-type="float" office:value="960379.127326206" calcext:value-type="float">
            <text:p>960379.127326206</text:p>
          </table:table-cell>
          <table:table-cell/>
          <table:table-cell office:value-type="float" office:value="1442769905.0542" calcext:value-type="float">
            <text:p>1442769905.0542</text:p>
          </table:table-cell>
          <table:table-cell table:formula="of:=[.G1071]-[.B1216]" office:value-type="float" office:value="3.77526998519897" calcext:value-type="float">
            <text:p>3.7752699852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69886.82648" calcext:value-type="float">
            <text:p>1442769886.82648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22.3560698032379" calcext:value-type="float">
            <text:p>22.3560698032</text:p>
          </table:table-cell>
          <table:table-cell table:formula="of:=[.C1072]/([.D1072]-[.D1071])" office:value-type="float" office:value="946908.485095229" calcext:value-type="float">
            <text:p>946908.485095229</text:p>
          </table:table-cell>
          <table:table-cell/>
          <table:table-cell office:value-type="float" office:value="1442769905.06491" calcext:value-type="float">
            <text:p>1442769905.06491</text:p>
          </table:table-cell>
          <table:table-cell table:formula="of:=[.G1072]-[.B1217]" office:value-type="float" office:value="3.77556991577148" calcext:value-type="float">
            <text:p>3.7755699158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69886.83492" calcext:value-type="float">
            <text:p>1442769886.83492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22.3645098209381" calcext:value-type="float">
            <text:p>22.3645098209</text:p>
          </table:table-cell>
          <table:table-cell table:formula="of:=[.C1073]/([.D1073]-[.D1072])" office:value-type="float" office:value="959239.694463277" calcext:value-type="float">
            <text:p>959239.694463277</text:p>
          </table:table-cell>
          <table:table-cell/>
          <table:table-cell office:value-type="float" office:value="1442769905.07854" calcext:value-type="float">
            <text:p>1442769905.07854</text:p>
          </table:table-cell>
          <table:table-cell table:formula="of:=[.G1073]-[.B1218]" office:value-type="float" office:value="3.77878999710083" calcext:value-type="float">
            <text:p>3.7787899971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69886.84335" calcext:value-type="float">
            <text:p>1442769886.84335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22.372939825058" calcext:value-type="float">
            <text:p>22.3729398251</text:p>
          </table:table-cell>
          <table:table-cell table:formula="of:=[.C1074]/([.D1074]-[.D1073])" office:value-type="float" office:value="960379.127326206" calcext:value-type="float">
            <text:p>960379.127326206</text:p>
          </table:table-cell>
          <table:table-cell/>
          <table:table-cell office:value-type="float" office:value="1442769905.09187" calcext:value-type="float">
            <text:p>1442769905.09187</text:p>
          </table:table-cell>
          <table:table-cell table:formula="of:=[.G1074]-[.B1219]" office:value-type="float" office:value="3.78171014785767" calcext:value-type="float">
            <text:p>3.7817101479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69886.85177" calcext:value-type="float">
            <text:p>1442769886.85177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22.3813598155975" calcext:value-type="float">
            <text:p>22.3813598156</text:p>
          </table:table-cell>
          <table:table-cell table:formula="of:=[.C1075]/([.D1075]-[.D1074])" office:value-type="float" office:value="961521.270359044" calcext:value-type="float">
            <text:p>961521.270359044</text:p>
          </table:table-cell>
          <table:table-cell/>
          <table:table-cell office:value-type="float" office:value="1442769905.09446" calcext:value-type="float">
            <text:p>1442769905.09446</text:p>
          </table:table-cell>
          <table:table-cell table:formula="of:=[.G1075]-[.B1220]" office:value-type="float" office:value="3.77386999130249" calcext:value-type="float">
            <text:p>3.7738699913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69886.8602" calcext:value-type="float">
            <text:p>1442769886.8602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22.3897898197174" calcext:value-type="float">
            <text:p>22.3897898197</text:p>
          </table:table-cell>
          <table:table-cell table:formula="of:=[.C1076]/([.D1076]-[.D1075])" office:value-type="float" office:value="960379.127326206" calcext:value-type="float">
            <text:p>960379.127326206</text:p>
          </table:table-cell>
          <table:table-cell/>
          <table:table-cell office:value-type="float" office:value="1442769905.09706" calcext:value-type="float">
            <text:p>1442769905.09706</text:p>
          </table:table-cell>
          <table:table-cell table:formula="of:=[.G1076]-[.B1221]" office:value-type="float" office:value="3.76602005958557" calcext:value-type="float">
            <text:p>3.7660200596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69886.86865" calcext:value-type="float">
            <text:p>1442769886.86865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22.3982398509979" calcext:value-type="float">
            <text:p>22.398239851</text:p>
          </table:table-cell>
          <table:table-cell table:formula="of:=[.C1077]/([.D1077]-[.D1076])" office:value-type="float" office:value="958102.96213532" calcext:value-type="float">
            <text:p>958102.96213532</text:p>
          </table:table-cell>
          <table:table-cell/>
          <table:table-cell office:value-type="float" office:value="1442769905.09966" calcext:value-type="float">
            <text:p>1442769905.09966</text:p>
          </table:table-cell>
          <table:table-cell table:formula="of:=[.G1077]-[.B1222]" office:value-type="float" office:value="3.75819993019104" calcext:value-type="float">
            <text:p>3.7581999302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69886.87708" calcext:value-type="float">
            <text:p>1442769886.87708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22.4066698551178" calcext:value-type="float">
            <text:p>22.4066698551</text:p>
          </table:table-cell>
          <table:table-cell table:formula="of:=[.C1078]/([.D1078]-[.D1077])" office:value-type="float" office:value="960379.127326206" calcext:value-type="float">
            <text:p>960379.127326206</text:p>
          </table:table-cell>
          <table:table-cell/>
          <table:table-cell office:value-type="float" office:value="1442769905.10225" calcext:value-type="float">
            <text:p>1442769905.10225</text:p>
          </table:table-cell>
          <table:table-cell table:formula="of:=[.G1078]-[.B1223]" office:value-type="float" office:value="3.75037002563477" calcext:value-type="float">
            <text:p>3.7503700256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69886.8855" calcext:value-type="float">
            <text:p>1442769886.8855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22.4150898456573" calcext:value-type="float">
            <text:p>22.4150898457</text:p>
          </table:table-cell>
          <table:table-cell table:formula="of:=[.C1079]/([.D1079]-[.D1078])" office:value-type="float" office:value="961521.270359044" calcext:value-type="float">
            <text:p>961521.270359044</text:p>
          </table:table-cell>
          <table:table-cell/>
          <table:table-cell office:value-type="float" office:value="1442769905.10484" calcext:value-type="float">
            <text:p>1442769905.10484</text:p>
          </table:table-cell>
          <table:table-cell table:formula="of:=[.G1079]-[.B1224]" office:value-type="float" office:value="3.74254012107849" calcext:value-type="float">
            <text:p>3.7425401211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69886.89393" calcext:value-type="float">
            <text:p>1442769886.89393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22.4235198497772" calcext:value-type="float">
            <text:p>22.4235198498</text:p>
          </table:table-cell>
          <table:table-cell table:formula="of:=[.C1080]/([.D1080]-[.D1079])" office:value-type="float" office:value="960379.127326206" calcext:value-type="float">
            <text:p>960379.127326206</text:p>
          </table:table-cell>
          <table:table-cell/>
          <table:table-cell office:value-type="float" office:value="1442769905.10743" calcext:value-type="float">
            <text:p>1442769905.10743</text:p>
          </table:table-cell>
          <table:table-cell table:formula="of:=[.G1080]-[.B1225]" office:value-type="float" office:value="3.73468995094299" calcext:value-type="float">
            <text:p>3.7346899509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69886.90247" calcext:value-type="float">
            <text:p>1442769886.90247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22.4320600032806" calcext:value-type="float">
            <text:p>22.4320600033</text:p>
          </table:table-cell>
          <table:table-cell table:formula="of:=[.C1081]/([.D1081]-[.D1080])" office:value-type="float" office:value="947992.32786153" calcext:value-type="float">
            <text:p>947992.32786153</text:p>
          </table:table-cell>
          <table:table-cell/>
          <table:table-cell office:value-type="float" office:value="1442769905.10998" calcext:value-type="float">
            <text:p>1442769905.10998</text:p>
          </table:table-cell>
          <table:table-cell table:formula="of:=[.G1081]-[.B1226]" office:value-type="float" office:value="3.72680020332336" calcext:value-type="float">
            <text:p>3.7268002033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69886.9109" calcext:value-type="float">
            <text:p>1442769886.9109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22.4404900074005" calcext:value-type="float">
            <text:p>22.4404900074</text:p>
          </table:table-cell>
          <table:table-cell table:formula="of:=[.C1082]/([.D1082]-[.D1081])" office:value-type="float" office:value="960379.127326206" calcext:value-type="float">
            <text:p>960379.127326206</text:p>
          </table:table-cell>
          <table:table-cell/>
          <table:table-cell office:value-type="float" office:value="1442769905.1126" calcext:value-type="float">
            <text:p>1442769905.1126</text:p>
          </table:table-cell>
          <table:table-cell table:formula="of:=[.G1082]-[.B1227]" office:value-type="float" office:value="3.71900010108948" calcext:value-type="float">
            <text:p>3.7190001011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69886.91934" calcext:value-type="float">
            <text:p>1442769886.91934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22.4489297866821" calcext:value-type="float">
            <text:p>22.4489297867</text:p>
          </table:table-cell>
          <table:table-cell table:formula="of:=[.C1083]/([.D1083]-[.D1082])" office:value-type="float" office:value="959266.792395265" calcext:value-type="float">
            <text:p>959266.792395265</text:p>
          </table:table-cell>
          <table:table-cell/>
          <table:table-cell office:value-type="float" office:value="1442769905.11521" calcext:value-type="float">
            <text:p>1442769905.11521</text:p>
          </table:table-cell>
          <table:table-cell table:formula="of:=[.G1083]-[.B1228]" office:value-type="float" office:value="3.71119999885559" calcext:value-type="float">
            <text:p>3.7111999989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69886.92777" calcext:value-type="float">
            <text:p>1442769886.92777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22.457359790802" calcext:value-type="float">
            <text:p>22.4573597908</text:p>
          </table:table-cell>
          <table:table-cell table:formula="of:=[.C1084]/([.D1084]-[.D1083])" office:value-type="float" office:value="960379.127326206" calcext:value-type="float">
            <text:p>960379.127326206</text:p>
          </table:table-cell>
          <table:table-cell/>
          <table:table-cell office:value-type="float" office:value="1442769905.1218" calcext:value-type="float">
            <text:p>1442769905.1218</text:p>
          </table:table-cell>
          <table:table-cell table:formula="of:=[.G1084]-[.B1229]" office:value-type="float" office:value="3.70725989341736" calcext:value-type="float">
            <text:p>3.7072598934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69886.9362" calcext:value-type="float">
            <text:p>1442769886.9362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22.4657897949219" calcext:value-type="float">
            <text:p>22.4657897949</text:p>
          </table:table-cell>
          <table:table-cell table:formula="of:=[.C1085]/([.D1085]-[.D1084])" office:value-type="float" office:value="960379.127326206" calcext:value-type="float">
            <text:p>960379.127326206</text:p>
          </table:table-cell>
          <table:table-cell/>
          <table:table-cell office:value-type="float" office:value="1442769905.12445" calcext:value-type="float">
            <text:p>1442769905.12445</text:p>
          </table:table-cell>
          <table:table-cell table:formula="of:=[.G1085]-[.B1230]" office:value-type="float" office:value="3.69946002960205" calcext:value-type="float">
            <text:p>3.6994600296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69886.94463" calcext:value-type="float">
            <text:p>1442769886.94463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22.4742197990417" calcext:value-type="float">
            <text:p>22.474219799</text:p>
          </table:table-cell>
          <table:table-cell table:formula="of:=[.C1086]/([.D1086]-[.D1085])" office:value-type="float" office:value="960379.127326206" calcext:value-type="float">
            <text:p>960379.127326206</text:p>
          </table:table-cell>
          <table:table-cell/>
          <table:table-cell office:value-type="float" office:value="1442769905.13372" calcext:value-type="float">
            <text:p>1442769905.13372</text:p>
          </table:table-cell>
          <table:table-cell table:formula="of:=[.G1086]-[.B1231]" office:value-type="float" office:value="3.69834995269775" calcext:value-type="float">
            <text:p>3.6983499527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69886.95306" calcext:value-type="float">
            <text:p>1442769886.95306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22.4826498031616" calcext:value-type="float">
            <text:p>22.4826498032</text:p>
          </table:table-cell>
          <table:table-cell table:formula="of:=[.C1087]/([.D1087]-[.D1086])" office:value-type="float" office:value="960379.127326206" calcext:value-type="float">
            <text:p>960379.127326206</text:p>
          </table:table-cell>
          <table:table-cell/>
          <table:table-cell office:value-type="float" office:value="1442769905.14625" calcext:value-type="float">
            <text:p>1442769905.14625</text:p>
          </table:table-cell>
          <table:table-cell table:formula="of:=[.G1087]-[.B1232]" office:value-type="float" office:value="3.70047998428345" calcext:value-type="float">
            <text:p>3.7004799843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69886.96149" calcext:value-type="float">
            <text:p>1442769886.96149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22.4910798072815" calcext:value-type="float">
            <text:p>22.4910798073</text:p>
          </table:table-cell>
          <table:table-cell table:formula="of:=[.C1088]/([.D1088]-[.D1087])" office:value-type="float" office:value="960379.127326206" calcext:value-type="float">
            <text:p>960379.127326206</text:p>
          </table:table-cell>
          <table:table-cell/>
          <table:table-cell office:value-type="float" office:value="1442769905.14886" calcext:value-type="float">
            <text:p>1442769905.14886</text:p>
          </table:table-cell>
          <table:table-cell table:formula="of:=[.G1088]-[.B1233]" office:value-type="float" office:value="3.69272994995117" calcext:value-type="float">
            <text:p>3.69272995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69886.96993" calcext:value-type="float">
            <text:p>1442769886.96993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22.4995198249817" calcext:value-type="float">
            <text:p>22.499519825</text:p>
          </table:table-cell>
          <table:table-cell table:formula="of:=[.C1089]/([.D1089]-[.D1088])" office:value-type="float" office:value="959239.694463277" calcext:value-type="float">
            <text:p>959239.694463277</text:p>
          </table:table-cell>
          <table:table-cell/>
          <table:table-cell office:value-type="float" office:value="1442769905.15816" calcext:value-type="float">
            <text:p>1442769905.15816</text:p>
          </table:table-cell>
          <table:table-cell table:formula="of:=[.G1089]-[.B1234]" office:value-type="float" office:value="3.69160008430481" calcext:value-type="float">
            <text:p>3.6916000843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69886.97839" calcext:value-type="float">
            <text:p>1442769886.97839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22.5079798698425" calcext:value-type="float">
            <text:p>22.5079798698</text:p>
          </table:table-cell>
          <table:table-cell table:formula="of:=[.C1090]/([.D1090]-[.D1089])" office:value-type="float" office:value="956968.920753016" calcext:value-type="float">
            <text:p>956968.920753016</text:p>
          </table:table-cell>
          <table:table-cell/>
          <table:table-cell office:value-type="float" office:value="1442769905.17019" calcext:value-type="float">
            <text:p>1442769905.17019</text:p>
          </table:table-cell>
          <table:table-cell table:formula="of:=[.G1090]-[.B1235]" office:value-type="float" office:value="3.69315004348755" calcext:value-type="float">
            <text:p>3.6931500435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69886.98682" calcext:value-type="float">
            <text:p>1442769886.98682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22.5164098739624" calcext:value-type="float">
            <text:p>22.516409874</text:p>
          </table:table-cell>
          <table:table-cell table:formula="of:=[.C1091]/([.D1091]-[.D1090])" office:value-type="float" office:value="960379.127326206" calcext:value-type="float">
            <text:p>960379.127326206</text:p>
          </table:table-cell>
          <table:table-cell/>
          <table:table-cell office:value-type="float" office:value="1442769905.18258" calcext:value-type="float">
            <text:p>1442769905.18258</text:p>
          </table:table-cell>
          <table:table-cell table:formula="of:=[.G1091]-[.B1236]" office:value-type="float" office:value="3.69502997398376" calcext:value-type="float">
            <text:p>3.695029974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69886.99525" calcext:value-type="float">
            <text:p>1442769886.99525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22.5248398780823" calcext:value-type="float">
            <text:p>22.5248398781</text:p>
          </table:table-cell>
          <table:table-cell table:formula="of:=[.C1092]/([.D1092]-[.D1091])" office:value-type="float" office:value="960379.127326206" calcext:value-type="float">
            <text:p>960379.127326206</text:p>
          </table:table-cell>
          <table:table-cell/>
          <table:table-cell office:value-type="float" office:value="1442769905.18517" calcext:value-type="float">
            <text:p>1442769905.18517</text:p>
          </table:table-cell>
          <table:table-cell table:formula="of:=[.G1092]-[.B1237]" office:value-type="float" office:value="3.68718004226685" calcext:value-type="float">
            <text:p>3.6871800423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69900.00468" calcext:value-type="float">
            <text:p>1442769900.00468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5.5342698097229" calcext:value-type="float">
            <text:p>35.5342698097</text:p>
          </table:table-cell>
          <table:table-cell table:formula="of:=[.C1093]/([.D1093]-[.D1092])" office:value-type="float" office:value="622.317814273282" calcext:value-type="float">
            <text:p>622.3178142733</text:p>
          </table:table-cell>
          <table:table-cell/>
          <table:table-cell office:value-type="float" office:value="1442769905.19462" calcext:value-type="float">
            <text:p>1442769905.19462</text:p>
          </table:table-cell>
          <table:table-cell table:formula="of:=[.G1093]-[.B1238]" office:value-type="float" office:value="3.68616986274719" calcext:value-type="float">
            <text:p>3.6861698627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69900.01505" calcext:value-type="float">
            <text:p>1442769900.01505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5.5446398258209" calcext:value-type="float">
            <text:p>35.5446398258</text:p>
          </table:table-cell>
          <table:table-cell table:formula="of:=[.C1094]/([.D1094]-[.D1093])" office:value-type="float" office:value="780712.384963789" calcext:value-type="float">
            <text:p>780712.384963789</text:p>
          </table:table-cell>
          <table:table-cell/>
          <table:table-cell office:value-type="float" office:value="1442769905.2065" calcext:value-type="float">
            <text:p>1442769905.2065</text:p>
          </table:table-cell>
          <table:table-cell table:formula="of:=[.G1094]-[.B1239]" office:value-type="float" office:value="3.68761014938354" calcext:value-type="float">
            <text:p>3.6876101494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69900.02541" calcext:value-type="float">
            <text:p>1442769900.02541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5.5549998283386" calcext:value-type="float">
            <text:p>35.5549998283</text:p>
          </table:table-cell>
          <table:table-cell table:formula="of:=[.C1095]/([.D1095]-[.D1094])" office:value-type="float" office:value="781466.991554093" calcext:value-type="float">
            <text:p>781466.991554093</text:p>
          </table:table-cell>
          <table:table-cell/>
          <table:table-cell office:value-type="float" office:value="1442769905.2091" calcext:value-type="float">
            <text:p>1442769905.2091</text:p>
          </table:table-cell>
          <table:table-cell table:formula="of:=[.G1095]-[.B1240]" office:value-type="float" office:value="3.67980003356934" calcext:value-type="float">
            <text:p>3.6798000336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69900.03575" calcext:value-type="float">
            <text:p>1442769900.03575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5.5653398036957" calcext:value-type="float">
            <text:p>35.5653398037</text:p>
          </table:table-cell>
          <table:table-cell table:formula="of:=[.C1096]/([.D1096]-[.D1095])" office:value-type="float" office:value="782980.589453296" calcext:value-type="float">
            <text:p>782980.589453296</text:p>
          </table:table-cell>
          <table:table-cell/>
          <table:table-cell office:value-type="float" office:value="1442769905.21852" calcext:value-type="float">
            <text:p>1442769905.21852</text:p>
          </table:table-cell>
          <table:table-cell table:formula="of:=[.G1096]-[.B1241]" office:value-type="float" office:value="3.67883992195129" calcext:value-type="float">
            <text:p>3.678839922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69900.04608" calcext:value-type="float">
            <text:p>1442769900.04608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5.575670003891" calcext:value-type="float">
            <text:p>35.5756700039</text:p>
          </table:table-cell>
          <table:table-cell table:formula="of:=[.C1097]/([.D1097]-[.D1096])" office:value-type="float" office:value="783721.500738552" calcext:value-type="float">
            <text:p>783721.500738552</text:p>
          </table:table-cell>
          <table:table-cell/>
          <table:table-cell office:value-type="float" office:value="1442769905.23086" calcext:value-type="float">
            <text:p>1442769905.23086</text:p>
          </table:table-cell>
          <table:table-cell table:formula="of:=[.G1097]-[.B1242]" office:value-type="float" office:value="3.68076992034912" calcext:value-type="float">
            <text:p>3.6807699203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69900.05639" calcext:value-type="float">
            <text:p>1442769900.05639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5.5859799385071" calcext:value-type="float">
            <text:p>35.5859799385</text:p>
          </table:table-cell>
          <table:table-cell table:formula="of:=[.C1098]/([.D1098]-[.D1097])" office:value-type="float" office:value="785262.011978817" calcext:value-type="float">
            <text:p>785262.011978817</text:p>
          </table:table-cell>
          <table:table-cell/>
          <table:table-cell office:value-type="float" office:value="1442769905.23346" calcext:value-type="float">
            <text:p>1442769905.23346</text:p>
          </table:table-cell>
          <table:table-cell table:formula="of:=[.G1098]-[.B1243]" office:value-type="float" office:value="3.6729998588562" calcext:value-type="float">
            <text:p>3.6729998589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69900.06671" calcext:value-type="float">
            <text:p>1442769900.06671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5.5962998867035" calcext:value-type="float">
            <text:p>35.5962998867</text:p>
          </table:table-cell>
          <table:table-cell table:formula="of:=[.C1099]/([.D1099]-[.D1098])" office:value-type="float" office:value="784500.062007624" calcext:value-type="float">
            <text:p>784500.062007624</text:p>
          </table:table-cell>
          <table:table-cell/>
          <table:table-cell office:value-type="float" office:value="1442769905.24286" calcext:value-type="float">
            <text:p>1442769905.24286</text:p>
          </table:table-cell>
          <table:table-cell table:formula="of:=[.G1099]-[.B1244]" office:value-type="float" office:value="3.67201018333435" calcext:value-type="float">
            <text:p>3.6720101833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69900.07703" calcext:value-type="float">
            <text:p>1442769900.07703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5.6066198348999" calcext:value-type="float">
            <text:p>35.6066198349</text:p>
          </table:table-cell>
          <table:table-cell table:formula="of:=[.C1100]/([.D1100]-[.D1099])" office:value-type="float" office:value="784500.062007624" calcext:value-type="float">
            <text:p>784500.062007624</text:p>
          </table:table-cell>
          <table:table-cell/>
          <table:table-cell office:value-type="float" office:value="1442769905.25478" calcext:value-type="float">
            <text:p>1442769905.25478</text:p>
          </table:table-cell>
          <table:table-cell table:formula="of:=[.G1100]-[.B1245]" office:value-type="float" office:value="3.6735999584198" calcext:value-type="float">
            <text:p>3.6735999584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69900.08737" calcext:value-type="float">
            <text:p>1442769900.08737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5.616959810257" calcext:value-type="float">
            <text:p>35.6169598103</text:p>
          </table:table-cell>
          <table:table-cell table:formula="of:=[.C1101]/([.D1101]-[.D1100])" office:value-type="float" office:value="782980.589453296" calcext:value-type="float">
            <text:p>782980.589453296</text:p>
          </table:table-cell>
          <table:table-cell/>
          <table:table-cell office:value-type="float" office:value="1442769905.26725" calcext:value-type="float">
            <text:p>1442769905.26725</text:p>
          </table:table-cell>
          <table:table-cell table:formula="of:=[.G1101]-[.B1246]" office:value-type="float" office:value="3.67571997642517" calcext:value-type="float">
            <text:p>3.6757199764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69900.09773" calcext:value-type="float">
            <text:p>1442769900.09773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5.6273198127747" calcext:value-type="float">
            <text:p>35.6273198128</text:p>
          </table:table-cell>
          <table:table-cell table:formula="of:=[.C1102]/([.D1102]-[.D1101])" office:value-type="float" office:value="781466.991554093" calcext:value-type="float">
            <text:p>781466.991554093</text:p>
          </table:table-cell>
          <table:table-cell/>
          <table:table-cell office:value-type="float" office:value="1442769905.26988" calcext:value-type="float">
            <text:p>1442769905.26988</text:p>
          </table:table-cell>
          <table:table-cell table:formula="of:=[.G1102]-[.B1247]" office:value-type="float" office:value="3.6679699420929" calcext:value-type="float">
            <text:p>3.6679699421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69900.10808" calcext:value-type="float">
            <text:p>1442769900.10808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5.637669801712" calcext:value-type="float">
            <text:p>35.6376698017</text:p>
          </table:table-cell>
          <table:table-cell table:formula="of:=[.C1103]/([.D1103]-[.D1102])" office:value-type="float" office:value="782223.058303195" calcext:value-type="float">
            <text:p>782223.058303195</text:p>
          </table:table-cell>
          <table:table-cell/>
          <table:table-cell office:value-type="float" office:value="1442769905.27912" calcext:value-type="float">
            <text:p>1442769905.27912</text:p>
          </table:table-cell>
          <table:table-cell table:formula="of:=[.G1103]-[.B1248]" office:value-type="float" office:value="3.66688990592957" calcext:value-type="float">
            <text:p>3.6668899059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69900.11843" calcext:value-type="float">
            <text:p>1442769900.11843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5.6480197906494" calcext:value-type="float">
            <text:p>35.6480197906</text:p>
          </table:table-cell>
          <table:table-cell table:formula="of:=[.C1104]/([.D1104]-[.D1103])" office:value-type="float" office:value="782223.058303195" calcext:value-type="float">
            <text:p>782223.058303195</text:p>
          </table:table-cell>
          <table:table-cell/>
          <table:table-cell office:value-type="float" office:value="1442769905.37171" calcext:value-type="float">
            <text:p>1442769905.37171</text:p>
          </table:table-cell>
          <table:table-cell table:formula="of:=[.G1104]-[.B1249]" office:value-type="float" office:value="3.74908018112183" calcext:value-type="float">
            <text:p>3.7490801811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69900.12874" calcext:value-type="float">
            <text:p>1442769900.12874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5.6583299636841" calcext:value-type="float">
            <text:p>35.6583299637</text:p>
          </table:table-cell>
          <table:table-cell table:formula="of:=[.C1105]/([.D1105]-[.D1104])" office:value-type="float" office:value="785243.85311257" calcext:value-type="float">
            <text:p>785243.85311257</text:p>
          </table:table-cell>
          <table:table-cell/>
          <table:table-cell office:value-type="float" office:value="1442769905.37432" calcext:value-type="float">
            <text:p>1442769905.37432</text:p>
          </table:table-cell>
          <table:table-cell table:formula="of:=[.G1105]-[.B1250]" office:value-type="float" office:value="3.74133992195129" calcext:value-type="float">
            <text:p>3.741339922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69900.13912" calcext:value-type="float">
            <text:p>1442769900.13912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5.6687099933624" calcext:value-type="float">
            <text:p>35.6687099934</text:p>
          </table:table-cell>
          <table:table-cell table:formula="of:=[.C1106]/([.D1106]-[.D1105])" office:value-type="float" office:value="779959.234306452" calcext:value-type="float">
            <text:p>779959.234306452</text:p>
          </table:table-cell>
          <table:table-cell/>
          <table:table-cell office:value-type="float" office:value="1442769905.37691" calcext:value-type="float">
            <text:p>1442769905.37691</text:p>
          </table:table-cell>
          <table:table-cell table:formula="of:=[.G1106]-[.B1251]" office:value-type="float" office:value="3.73358988761902" calcext:value-type="float">
            <text:p>3.7335898876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69900.14948" calcext:value-type="float">
            <text:p>1442769900.14948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5.6790699958801" calcext:value-type="float">
            <text:p>35.6790699959</text:p>
          </table:table-cell>
          <table:table-cell table:formula="of:=[.C1107]/([.D1107]-[.D1106])" office:value-type="float" office:value="781466.991554093" calcext:value-type="float">
            <text:p>781466.991554093</text:p>
          </table:table-cell>
          <table:table-cell/>
          <table:table-cell office:value-type="float" office:value="1442769905.37947" calcext:value-type="float">
            <text:p>1442769905.37947</text:p>
          </table:table-cell>
          <table:table-cell table:formula="of:=[.G1107]-[.B1252]" office:value-type="float" office:value="3.725750207901" calcext:value-type="float">
            <text:p>3.7257502079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69900.1598" calcext:value-type="float">
            <text:p>1442769900.1598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5.6893899440765" calcext:value-type="float">
            <text:p>35.6893899441</text:p>
          </table:table-cell>
          <table:table-cell table:formula="of:=[.C1108]/([.D1108]-[.D1107])" office:value-type="float" office:value="784500.062007624" calcext:value-type="float">
            <text:p>784500.062007624</text:p>
          </table:table-cell>
          <table:table-cell/>
          <table:table-cell office:value-type="float" office:value="1442769905.38208" calcext:value-type="float">
            <text:p>1442769905.38208</text:p>
          </table:table-cell>
          <table:table-cell table:formula="of:=[.G1108]-[.B1253]" office:value-type="float" office:value="3.71795010566711" calcext:value-type="float">
            <text:p>3.7179501057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69900.17017" calcext:value-type="float">
            <text:p>1442769900.17017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5.6997599601746" calcext:value-type="float">
            <text:p>35.6997599602</text:p>
          </table:table-cell>
          <table:table-cell table:formula="of:=[.C1109]/([.D1109]-[.D1108])" office:value-type="float" office:value="780712.384963789" calcext:value-type="float">
            <text:p>780712.384963789</text:p>
          </table:table-cell>
          <table:table-cell/>
          <table:table-cell office:value-type="float" office:value="1442769905.38468" calcext:value-type="float">
            <text:p>1442769905.38468</text:p>
          </table:table-cell>
          <table:table-cell table:formula="of:=[.G1109]-[.B1254]" office:value-type="float" office:value="3.71020007133484" calcext:value-type="float">
            <text:p>3.7102000713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69900.18051" calcext:value-type="float">
            <text:p>1442769900.18051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5.7100999355316" calcext:value-type="float">
            <text:p>35.7100999355</text:p>
          </table:table-cell>
          <table:table-cell table:formula="of:=[.C1110]/([.D1110]-[.D1109])" office:value-type="float" office:value="782980.589453296" calcext:value-type="float">
            <text:p>782980.589453296</text:p>
          </table:table-cell>
          <table:table-cell/>
          <table:table-cell office:value-type="float" office:value="1442769905.38727" calcext:value-type="float">
            <text:p>1442769905.38727</text:p>
          </table:table-cell>
          <table:table-cell table:formula="of:=[.G1110]-[.B1255]" office:value-type="float" office:value="3.70244002342224" calcext:value-type="float">
            <text:p>3.7024400234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69900.19085" calcext:value-type="float">
            <text:p>1442769900.19085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5.7204399108887" calcext:value-type="float">
            <text:p>35.7204399109</text:p>
          </table:table-cell>
          <table:table-cell table:formula="of:=[.C1111]/([.D1111]-[.D1110])" office:value-type="float" office:value="782980.589453296" calcext:value-type="float">
            <text:p>782980.589453296</text:p>
          </table:table-cell>
          <table:table-cell/>
          <table:table-cell office:value-type="float" office:value="1442769905.38988" calcext:value-type="float">
            <text:p>1442769905.38988</text:p>
          </table:table-cell>
          <table:table-cell table:formula="of:=[.G1111]-[.B1256]" office:value-type="float" office:value="3.69468998908997" calcext:value-type="float">
            <text:p>3.6946899891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69900.2012" calcext:value-type="float">
            <text:p>1442769900.2012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5.730789899826" calcext:value-type="float">
            <text:p>35.7307898998</text:p>
          </table:table-cell>
          <table:table-cell table:formula="of:=[.C1112]/([.D1112]-[.D1111])" office:value-type="float" office:value="782223.058303195" calcext:value-type="float">
            <text:p>782223.058303195</text:p>
          </table:table-cell>
          <table:table-cell/>
          <table:table-cell office:value-type="float" office:value="1442769905.39247" calcext:value-type="float">
            <text:p>1442769905.39247</text:p>
          </table:table-cell>
          <table:table-cell table:formula="of:=[.G1112]-[.B1257]" office:value-type="float" office:value="3.68692994117737" calcext:value-type="float">
            <text:p>3.6869299412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69900.21158" calcext:value-type="float">
            <text:p>1442769900.21158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5.7411699295044" calcext:value-type="float">
            <text:p>35.7411699295</text:p>
          </table:table-cell>
          <table:table-cell table:formula="of:=[.C1113]/([.D1113]-[.D1112])" office:value-type="float" office:value="779959.234306452" calcext:value-type="float">
            <text:p>779959.234306452</text:p>
          </table:table-cell>
          <table:table-cell/>
          <table:table-cell office:value-type="float" office:value="1442769905.48506" calcext:value-type="float">
            <text:p>1442769905.48506</text:p>
          </table:table-cell>
          <table:table-cell table:formula="of:=[.G1113]-[.B1258]" office:value-type="float" office:value="3.76907992362976" calcext:value-type="float">
            <text:p>3.7690799236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69900.22189" calcext:value-type="float">
            <text:p>1442769900.22189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5.7514798641205" calcext:value-type="float">
            <text:p>35.7514798641</text:p>
          </table:table-cell>
          <table:table-cell table:formula="of:=[.C1114]/([.D1114]-[.D1113])" office:value-type="float" office:value="785262.011978817" calcext:value-type="float">
            <text:p>785262.011978817</text:p>
          </table:table-cell>
          <table:table-cell/>
          <table:table-cell office:value-type="float" office:value="1442769905.48764" calcext:value-type="float">
            <text:p>1442769905.48764</text:p>
          </table:table-cell>
          <table:table-cell table:formula="of:=[.G1114]-[.B1259]" office:value-type="float" office:value="3.76122999191284" calcext:value-type="float">
            <text:p>3.7612299919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69900.23231" calcext:value-type="float">
            <text:p>1442769900.23231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5.7618999481201" calcext:value-type="float">
            <text:p>35.7618999481</text:p>
          </table:table-cell>
          <table:table-cell table:formula="of:=[.C1115]/([.D1115]-[.D1114])" office:value-type="float" office:value="776961.107058689" calcext:value-type="float">
            <text:p>776961.107058689</text:p>
          </table:table-cell>
          <table:table-cell/>
          <table:table-cell office:value-type="float" office:value="1442769905.49023" calcext:value-type="float">
            <text:p>1442769905.49023</text:p>
          </table:table-cell>
          <table:table-cell table:formula="of:=[.G1115]-[.B1260]" office:value-type="float" office:value="3.75335001945496" calcext:value-type="float">
            <text:p>3.7533500195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69900.24265" calcext:value-type="float">
            <text:p>1442769900.24265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5.7722399234772" calcext:value-type="float">
            <text:p>35.7722399235</text:p>
          </table:table-cell>
          <table:table-cell table:formula="of:=[.C1116]/([.D1116]-[.D1115])" office:value-type="float" office:value="782980.589453296" calcext:value-type="float">
            <text:p>782980.589453296</text:p>
          </table:table-cell>
          <table:table-cell/>
          <table:table-cell office:value-type="float" office:value="1442769905.49279" calcext:value-type="float">
            <text:p>1442769905.49279</text:p>
          </table:table-cell>
          <table:table-cell table:formula="of:=[.G1116]-[.B1261]" office:value-type="float" office:value="3.74551010131836" calcext:value-type="float">
            <text:p>3.7455101013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69900.25295" calcext:value-type="float">
            <text:p>1442769900.25295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5.7825398445129" calcext:value-type="float">
            <text:p>35.7825398445</text:p>
          </table:table-cell>
          <table:table-cell table:formula="of:=[.C1117]/([.D1117]-[.D1116])" office:value-type="float" office:value="786025.443485104" calcext:value-type="float">
            <text:p>786025.443485104</text:p>
          </table:table-cell>
          <table:table-cell/>
          <table:table-cell office:value-type="float" office:value="1442769905.49535" calcext:value-type="float">
            <text:p>1442769905.49535</text:p>
          </table:table-cell>
          <table:table-cell table:formula="of:=[.G1117]-[.B1262]" office:value-type="float" office:value="3.73763990402222" calcext:value-type="float">
            <text:p>3.73763990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69900.26328" calcext:value-type="float">
            <text:p>1442769900.26328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5.7928698062897" calcext:value-type="float">
            <text:p>35.7928698063</text:p>
          </table:table-cell>
          <table:table-cell table:formula="of:=[.C1118]/([.D1118]-[.D1117])" office:value-type="float" office:value="783739.589263046" calcext:value-type="float">
            <text:p>783739.589263046</text:p>
          </table:table-cell>
          <table:table-cell/>
          <table:table-cell office:value-type="float" office:value="1442769905.49791" calcext:value-type="float">
            <text:p>1442769905.49791</text:p>
          </table:table-cell>
          <table:table-cell table:formula="of:=[.G1118]-[.B1263]" office:value-type="float" office:value="3.72977995872498" calcext:value-type="float">
            <text:p>3.7297799587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69900.27362" calcext:value-type="float">
            <text:p>1442769900.27362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5.8032097816467" calcext:value-type="float">
            <text:p>35.8032097816</text:p>
          </table:table-cell>
          <table:table-cell table:formula="of:=[.C1119]/([.D1119]-[.D1118])" office:value-type="float" office:value="782980.589453296" calcext:value-type="float">
            <text:p>782980.589453296</text:p>
          </table:table-cell>
          <table:table-cell/>
          <table:table-cell office:value-type="float" office:value="1442769905.5005" calcext:value-type="float">
            <text:p>1442769905.5005</text:p>
          </table:table-cell>
          <table:table-cell table:formula="of:=[.G1119]-[.B1264]" office:value-type="float" office:value="3.7219500541687" calcext:value-type="float">
            <text:p>3.7219500542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69900.28394" calcext:value-type="float">
            <text:p>1442769900.28394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5.8135299682617" calcext:value-type="float">
            <text:p>35.8135299683</text:p>
          </table:table-cell>
          <table:table-cell table:formula="of:=[.C1120]/([.D1120]-[.D1119])" office:value-type="float" office:value="784481.938363443" calcext:value-type="float">
            <text:p>784481.938363443</text:p>
          </table:table-cell>
          <table:table-cell/>
          <table:table-cell office:value-type="float" office:value="1442769905.50316" calcext:value-type="float">
            <text:p>1442769905.50316</text:p>
          </table:table-cell>
          <table:table-cell table:formula="of:=[.G1120]-[.B1265]" office:value-type="float" office:value="3.71417999267578" calcext:value-type="float">
            <text:p>3.7141799927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69900.29429" calcext:value-type="float">
            <text:p>1442769900.29429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5.8238799571991" calcext:value-type="float">
            <text:p>35.8238799572</text:p>
          </table:table-cell>
          <table:table-cell table:formula="of:=[.C1121]/([.D1121]-[.D1120])" office:value-type="float" office:value="782223.058303195" calcext:value-type="float">
            <text:p>782223.058303195</text:p>
          </table:table-cell>
          <table:table-cell/>
          <table:table-cell office:value-type="float" office:value="1442769905.51627" calcext:value-type="float">
            <text:p>1442769905.51627</text:p>
          </table:table-cell>
          <table:table-cell table:formula="of:=[.G1121]-[.B1266]" office:value-type="float" office:value="3.71689987182617" calcext:value-type="float">
            <text:p>3.7168998718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69900.30462" calcext:value-type="float">
            <text:p>1442769900.30462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5.8342099189758" calcext:value-type="float">
            <text:p>35.834209919</text:p>
          </table:table-cell>
          <table:table-cell table:formula="of:=[.C1122]/([.D1122]-[.D1121])" office:value-type="float" office:value="783739.589263046" calcext:value-type="float">
            <text:p>783739.589263046</text:p>
          </table:table-cell>
          <table:table-cell/>
          <table:table-cell office:value-type="float" office:value="1442769905.51888" calcext:value-type="float">
            <text:p>1442769905.51888</text:p>
          </table:table-cell>
          <table:table-cell table:formula="of:=[.G1122]-[.B1267]" office:value-type="float" office:value="3.70910978317261" calcext:value-type="float">
            <text:p>3.7091097832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69900.31496" calcext:value-type="float">
            <text:p>1442769900.31496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5.8445498943329" calcext:value-type="float">
            <text:p>35.8445498943</text:p>
          </table:table-cell>
          <table:table-cell table:formula="of:=[.C1123]/([.D1123]-[.D1122])" office:value-type="float" office:value="782980.589453296" calcext:value-type="float">
            <text:p>782980.589453296</text:p>
          </table:table-cell>
          <table:table-cell/>
          <table:table-cell office:value-type="float" office:value="1442769905.52146" calcext:value-type="float">
            <text:p>1442769905.52146</text:p>
          </table:table-cell>
          <table:table-cell table:formula="of:=[.G1123]-[.B1268]" office:value-type="float" office:value="3.70116996765137" calcext:value-type="float">
            <text:p>3.7011699677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69900.32531" calcext:value-type="float">
            <text:p>1442769900.32531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5.8548998832703" calcext:value-type="float">
            <text:p>35.8548998833</text:p>
          </table:table-cell>
          <table:table-cell table:formula="of:=[.C1124]/([.D1124]-[.D1123])" office:value-type="float" office:value="782223.058303195" calcext:value-type="float">
            <text:p>782223.058303195</text:p>
          </table:table-cell>
          <table:table-cell/>
          <table:table-cell office:value-type="float" office:value="1442769905.54047" calcext:value-type="float">
            <text:p>1442769905.54047</text:p>
          </table:table-cell>
          <table:table-cell table:formula="of:=[.G1124]-[.B1269]" office:value-type="float" office:value="3.70977997779846" calcext:value-type="float">
            <text:p>3.7097799778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69900.33566" calcext:value-type="float">
            <text:p>1442769900.33566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5.8652498722076" calcext:value-type="float">
            <text:p>35.8652498722</text:p>
          </table:table-cell>
          <table:table-cell table:formula="of:=[.C1125]/([.D1125]-[.D1124])" office:value-type="float" office:value="782223.058303195" calcext:value-type="float">
            <text:p>782223.058303195</text:p>
          </table:table-cell>
          <table:table-cell/>
          <table:table-cell office:value-type="float" office:value="1442769905.54306" calcext:value-type="float">
            <text:p>1442769905.54306</text:p>
          </table:table-cell>
          <table:table-cell table:formula="of:=[.G1125]-[.B1270]" office:value-type="float" office:value="3.70195007324219" calcext:value-type="float">
            <text:p>3.7019500732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69900.34606" calcext:value-type="float">
            <text:p>1442769900.34606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5.8756499290466" calcext:value-type="float">
            <text:p>35.875649929</text:p>
          </table:table-cell>
          <table:table-cell table:formula="of:=[.C1126]/([.D1126]-[.D1125])" office:value-type="float" office:value="778457.283968731" calcext:value-type="float">
            <text:p>778457.283968731</text:p>
          </table:table-cell>
          <table:table-cell/>
          <table:table-cell office:value-type="float" office:value="1442769905.54567" calcext:value-type="float">
            <text:p>1442769905.54567</text:p>
          </table:table-cell>
          <table:table-cell table:formula="of:=[.G1126]-[.B1271]" office:value-type="float" office:value="3.69420003890991" calcext:value-type="float">
            <text:p>3.6942000389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69900.35639" calcext:value-type="float">
            <text:p>1442769900.35639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5.8859798908234" calcext:value-type="float">
            <text:p>35.8859798908</text:p>
          </table:table-cell>
          <table:table-cell table:formula="of:=[.C1127]/([.D1127]-[.D1126])" office:value-type="float" office:value="783739.589263046" calcext:value-type="float">
            <text:p>783739.589263046</text:p>
          </table:table-cell>
          <table:table-cell/>
          <table:table-cell office:value-type="float" office:value="1442769905.56479" calcext:value-type="float">
            <text:p>1442769905.56479</text:p>
          </table:table-cell>
          <table:table-cell table:formula="of:=[.G1127]-[.B1272]" office:value-type="float" office:value="3.70292997360229" calcext:value-type="float">
            <text:p>3.702929973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69900.36675" calcext:value-type="float">
            <text:p>1442769900.36675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5.8963398933411" calcext:value-type="float">
            <text:p>35.8963398933</text:p>
          </table:table-cell>
          <table:table-cell table:formula="of:=[.C1128]/([.D1128]-[.D1127])" office:value-type="float" office:value="781466.991554093" calcext:value-type="float">
            <text:p>781466.991554093</text:p>
          </table:table-cell>
          <table:table-cell/>
          <table:table-cell office:value-type="float" office:value="1442769905.56739" calcext:value-type="float">
            <text:p>1442769905.56739</text:p>
          </table:table-cell>
          <table:table-cell table:formula="of:=[.G1128]-[.B1273]" office:value-type="float" office:value="3.69506001472473" calcext:value-type="float">
            <text:p>3.6950600147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69900.37705" calcext:value-type="float">
            <text:p>1442769900.37705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5.9066398143768" calcext:value-type="float">
            <text:p>35.9066398144</text:p>
          </table:table-cell>
          <table:table-cell table:formula="of:=[.C1129]/([.D1129]-[.D1128])" office:value-type="float" office:value="786025.443485104" calcext:value-type="float">
            <text:p>786025.443485104</text:p>
          </table:table-cell>
          <table:table-cell/>
          <table:table-cell office:value-type="float" office:value="1442769905.56998" calcext:value-type="float">
            <text:p>1442769905.56998</text:p>
          </table:table-cell>
          <table:table-cell table:formula="of:=[.G1129]-[.B1274]" office:value-type="float" office:value="3.68726992607117" calcext:value-type="float">
            <text:p>3.6872699261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69900.38734" calcext:value-type="float">
            <text:p>1442769900.38734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5.9169299602509" calcext:value-type="float">
            <text:p>35.9169299603</text:p>
          </table:table-cell>
          <table:table-cell table:formula="of:=[.C1130]/([.D1130]-[.D1129])" office:value-type="float" office:value="786772.131232623" calcext:value-type="float">
            <text:p>786772.131232623</text:p>
          </table:table-cell>
          <table:table-cell/>
          <table:table-cell office:value-type="float" office:value="1442769905.58897" calcext:value-type="float">
            <text:p>1442769905.58897</text:p>
          </table:table-cell>
          <table:table-cell table:formula="of:=[.G1130]-[.B1275]" office:value-type="float" office:value="3.6957700252533" calcext:value-type="float">
            <text:p>3.6957700253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69900.39767" calcext:value-type="float">
            <text:p>1442769900.39767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5.9272599220276" calcext:value-type="float">
            <text:p>35.927259922</text:p>
          </table:table-cell>
          <table:table-cell table:formula="of:=[.C1131]/([.D1131]-[.D1130])" office:value-type="float" office:value="783739.589263046" calcext:value-type="float">
            <text:p>783739.589263046</text:p>
          </table:table-cell>
          <table:table-cell/>
          <table:table-cell office:value-type="float" office:value="1442769905.59156" calcext:value-type="float">
            <text:p>1442769905.59156</text:p>
          </table:table-cell>
          <table:table-cell table:formula="of:=[.G1131]-[.B1276]" office:value-type="float" office:value="3.6879198551178" calcext:value-type="float">
            <text:p>3.6879198551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69900.40801" calcext:value-type="float">
            <text:p>1442769900.40801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5.9375998973846" calcext:value-type="float">
            <text:p>35.9375998974</text:p>
          </table:table-cell>
          <table:table-cell table:formula="of:=[.C1132]/([.D1132]-[.D1131])" office:value-type="float" office:value="782980.589453296" calcext:value-type="float">
            <text:p>782980.589453296</text:p>
          </table:table-cell>
          <table:table-cell/>
          <table:table-cell office:value-type="float" office:value="1442769905.59415" calcext:value-type="float">
            <text:p>1442769905.59415</text:p>
          </table:table-cell>
          <table:table-cell table:formula="of:=[.G1132]-[.B1277]" office:value-type="float" office:value="3.68008017539978" calcext:value-type="float">
            <text:p>3.6800801754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69900.41835" calcext:value-type="float">
            <text:p>1442769900.41835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5.9479398727417" calcext:value-type="float">
            <text:p>35.9479398727</text:p>
          </table:table-cell>
          <table:table-cell table:formula="of:=[.C1133]/([.D1133]-[.D1132])" office:value-type="float" office:value="782980.589453296" calcext:value-type="float">
            <text:p>782980.589453296</text:p>
          </table:table-cell>
          <table:table-cell/>
          <table:table-cell office:value-type="float" office:value="1442769905.61311" calcext:value-type="float">
            <text:p>1442769905.61311</text:p>
          </table:table-cell>
          <table:table-cell table:formula="of:=[.G1133]-[.B1278]" office:value-type="float" office:value="3.68865013122559" calcext:value-type="float">
            <text:p>3.6886501312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69900.42868" calcext:value-type="float">
            <text:p>1442769900.42868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5.9582698345184" calcext:value-type="float">
            <text:p>35.9582698345</text:p>
          </table:table-cell>
          <table:table-cell table:formula="of:=[.C1134]/([.D1134]-[.D1133])" office:value-type="float" office:value="783739.589263046" calcext:value-type="float">
            <text:p>783739.589263046</text:p>
          </table:table-cell>
          <table:table-cell/>
          <table:table-cell office:value-type="float" office:value="1442769905.61571" calcext:value-type="float">
            <text:p>1442769905.61571</text:p>
          </table:table-cell>
          <table:table-cell table:formula="of:=[.G1134]-[.B1279]" office:value-type="float" office:value="3.6808500289917" calcext:value-type="float">
            <text:p>3.680850029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69900.43906" calcext:value-type="float">
            <text:p>1442769900.43906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5.9686498641968" calcext:value-type="float">
            <text:p>35.9686498642</text:p>
          </table:table-cell>
          <table:table-cell table:formula="of:=[.C1135]/([.D1135]-[.D1134])" office:value-type="float" office:value="779959.234306452" calcext:value-type="float">
            <text:p>779959.234306452</text:p>
          </table:table-cell>
          <table:table-cell/>
          <table:table-cell office:value-type="float" office:value="1442769905.6183" calcext:value-type="float">
            <text:p>1442769905.6183</text:p>
          </table:table-cell>
          <table:table-cell table:formula="of:=[.G1135]-[.B1280]" office:value-type="float" office:value="3.67300987243652" calcext:value-type="float">
            <text:p>3.673009872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69900.4494" calcext:value-type="float">
            <text:p>1442769900.4494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5.9789898395538" calcext:value-type="float">
            <text:p>35.9789898396</text:p>
          </table:table-cell>
          <table:table-cell table:formula="of:=[.C1136]/([.D1136]-[.D1135])" office:value-type="float" office:value="782980.589453296" calcext:value-type="float">
            <text:p>782980.589453296</text:p>
          </table:table-cell>
          <table:table-cell/>
          <table:table-cell office:value-type="float" office:value="1442769905.63733" calcext:value-type="float">
            <text:p>1442769905.63733</text:p>
          </table:table-cell>
          <table:table-cell table:formula="of:=[.G1136]-[.B1281]" office:value-type="float" office:value="3.68167996406555" calcext:value-type="float">
            <text:p>3.6816799641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69900.45974" calcext:value-type="float">
            <text:p>1442769900.45974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5.9893298149109" calcext:value-type="float">
            <text:p>35.9893298149</text:p>
          </table:table-cell>
          <table:table-cell table:formula="of:=[.C1137]/([.D1137]-[.D1136])" office:value-type="float" office:value="782980.589453296" calcext:value-type="float">
            <text:p>782980.589453296</text:p>
          </table:table-cell>
          <table:table-cell/>
          <table:table-cell office:value-type="float" office:value="1442769905.63994" calcext:value-type="float">
            <text:p>1442769905.63994</text:p>
          </table:table-cell>
          <table:table-cell table:formula="of:=[.G1137]-[.B1282]" office:value-type="float" office:value="3.67384004592895" calcext:value-type="float">
            <text:p>3.6738400459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69900.47008" calcext:value-type="float">
            <text:p>1442769900.47008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5.9996697902679" calcext:value-type="float">
            <text:p>35.9996697903</text:p>
          </table:table-cell>
          <table:table-cell table:formula="of:=[.C1138]/([.D1138]-[.D1137])" office:value-type="float" office:value="782980.589453296" calcext:value-type="float">
            <text:p>782980.589453296</text:p>
          </table:table-cell>
          <table:table-cell/>
          <table:table-cell office:value-type="float" office:value="1442769905.64254" calcext:value-type="float">
            <text:p>1442769905.64254</text:p>
          </table:table-cell>
          <table:table-cell table:formula="of:=[.G1138]-[.B1283]" office:value-type="float" office:value="3.6660099029541" calcext:value-type="float">
            <text:p>3.666009903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69900.48042" calcext:value-type="float">
            <text:p>1442769900.48042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6.0100100040436" calcext:value-type="float">
            <text:p>36.010010004</text:p>
          </table:table-cell>
          <table:table-cell table:formula="of:=[.C1139]/([.D1139]-[.D1138])" office:value-type="float" office:value="782962.535946507" calcext:value-type="float">
            <text:p>782962.535946507</text:p>
          </table:table-cell>
          <table:table-cell/>
          <table:table-cell office:value-type="float" office:value="1442769905.66162" calcext:value-type="float">
            <text:p>1442769905.66162</text:p>
          </table:table-cell>
          <table:table-cell table:formula="of:=[.G1139]-[.B1284]" office:value-type="float" office:value="3.6746997833252" calcext:value-type="float">
            <text:p>3.6746997833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69900.49075" calcext:value-type="float">
            <text:p>1442769900.49075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6.0203399658203" calcext:value-type="float">
            <text:p>36.0203399658</text:p>
          </table:table-cell>
          <table:table-cell table:formula="of:=[.C1140]/([.D1140]-[.D1139])" office:value-type="float" office:value="783739.589263046" calcext:value-type="float">
            <text:p>783739.589263046</text:p>
          </table:table-cell>
          <table:table-cell/>
          <table:table-cell office:value-type="float" office:value="1442769905.66422" calcext:value-type="float">
            <text:p>1442769905.66422</text:p>
          </table:table-cell>
          <table:table-cell table:formula="of:=[.G1140]-[.B1285]" office:value-type="float" office:value="3.66686010360718" calcext:value-type="float">
            <text:p>3.6668601036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69900.50104" calcext:value-type="float">
            <text:p>1442769900.50104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6.0306298732758" calcext:value-type="float">
            <text:p>36.0306298733</text:p>
          </table:table-cell>
          <table:table-cell table:formula="of:=[.C1141]/([.D1141]-[.D1140])" office:value-type="float" office:value="786790.360851734" calcext:value-type="float">
            <text:p>786790.360851734</text:p>
          </table:table-cell>
          <table:table-cell/>
          <table:table-cell office:value-type="float" office:value="1442769905.68568" calcext:value-type="float">
            <text:p>1442769905.68568</text:p>
          </table:table-cell>
          <table:table-cell table:formula="of:=[.G1141]-[.B1286]" office:value-type="float" office:value="3.67881989479065" calcext:value-type="float">
            <text:p>3.6788198948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69900.51142" calcext:value-type="float">
            <text:p>1442769900.51142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6.0410099029541" calcext:value-type="float">
            <text:p>36.041009903</text:p>
          </table:table-cell>
          <table:table-cell table:formula="of:=[.C1142]/([.D1142]-[.D1141])" office:value-type="float" office:value="779959.234306452" calcext:value-type="float">
            <text:p>779959.234306452</text:p>
          </table:table-cell>
          <table:table-cell/>
          <table:table-cell office:value-type="float" office:value="1442769905.68825" calcext:value-type="float">
            <text:p>1442769905.68825</text:p>
          </table:table-cell>
          <table:table-cell table:formula="of:=[.G1142]-[.B1287]" office:value-type="float" office:value="3.67289996147156" calcext:value-type="float">
            <text:p>3.6728999615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69900.52169" calcext:value-type="float">
            <text:p>1442769900.52169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6.0512797832489" calcext:value-type="float">
            <text:p>36.0512797832</text:p>
          </table:table-cell>
          <table:table-cell table:formula="of:=[.C1143]/([.D1143]-[.D1142])" office:value-type="float" office:value="788324.670551364" calcext:value-type="float">
            <text:p>788324.670551364</text:p>
          </table:table-cell>
          <table:table-cell/>
          <table:table-cell office:value-type="float" office:value="1442769905.69087" calcext:value-type="float">
            <text:p>1442769905.69087</text:p>
          </table:table-cell>
          <table:table-cell table:formula="of:=[.G1143]-[.B1288]" office:value-type="float" office:value="3.66708016395569" calcext:value-type="float">
            <text:p>3.667080164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69900.53196" calcext:value-type="float">
            <text:p>1442769900.53196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6.0615499019623" calcext:value-type="float">
            <text:p>36.061549902</text:p>
          </table:table-cell>
          <table:table-cell table:formula="of:=[.C1144]/([.D1144]-[.D1143])" office:value-type="float" office:value="788306.369765066" calcext:value-type="float">
            <text:p>788306.369765066</text:p>
          </table:table-cell>
          <table:table-cell/>
          <table:table-cell office:value-type="float" office:value="1442769905.70984" calcext:value-type="float">
            <text:p>1442769905.70984</text:p>
          </table:table-cell>
          <table:table-cell table:formula="of:=[.G1144]-[.B1289]" office:value-type="float" office:value="3.67755007743835" calcext:value-type="float">
            <text:p>3.6775500774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69900.54223" calcext:value-type="float">
            <text:p>1442769900.54223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6.0718197822571" calcext:value-type="float">
            <text:p>36.0718197823</text:p>
          </table:table-cell>
          <table:table-cell table:formula="of:=[.C1145]/([.D1145]-[.D1144])" office:value-type="float" office:value="788324.670551364" calcext:value-type="float">
            <text:p>788324.670551364</text:p>
          </table:table-cell>
          <table:table-cell/>
          <table:table-cell office:value-type="float" office:value="1442769905.71241" calcext:value-type="float">
            <text:p>1442769905.71241</text:p>
          </table:table-cell>
          <table:table-cell table:formula="of:=[.G1145]-[.B1290]" office:value-type="float" office:value="3.67166996002197" calcext:value-type="float">
            <text:p>3.67166996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69900.55251" calcext:value-type="float">
            <text:p>1442769900.55251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6.0820999145508" calcext:value-type="float">
            <text:p>36.0820999146</text:p>
          </table:table-cell>
          <table:table-cell table:formula="of:=[.C1146]/([.D1146]-[.D1145])" office:value-type="float" office:value="787538.503270096" calcext:value-type="float">
            <text:p>787538.503270096</text:p>
          </table:table-cell>
          <table:table-cell/>
          <table:table-cell office:value-type="float" office:value="1442769905.73415" calcext:value-type="float">
            <text:p>1442769905.73415</text:p>
          </table:table-cell>
          <table:table-cell table:formula="of:=[.G1146]-[.B1291]" office:value-type="float" office:value="3.68489003181458" calcext:value-type="float">
            <text:p>3.6848900318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69900.56277" calcext:value-type="float">
            <text:p>1442769900.56277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6.0923597812653" calcext:value-type="float">
            <text:p>36.0923597813</text:p>
          </table:table-cell>
          <table:table-cell table:formula="of:=[.C1147]/([.D1147]-[.D1146])" office:value-type="float" office:value="789094.071619455" calcext:value-type="float">
            <text:p>789094.071619455</text:p>
          </table:table-cell>
          <table:table-cell/>
          <table:table-cell office:value-type="float" office:value="1442769905.73675" calcext:value-type="float">
            <text:p>1442769905.73675</text:p>
          </table:table-cell>
          <table:table-cell table:formula="of:=[.G1147]-[.B1292]" office:value-type="float" office:value="3.67895984649658" calcext:value-type="float">
            <text:p>3.6789598465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69900.57307" calcext:value-type="float">
            <text:p>1442769900.57307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6.1026599407196" calcext:value-type="float">
            <text:p>36.1026599407</text:p>
          </table:table-cell>
          <table:table-cell table:formula="of:=[.C1148]/([.D1148]-[.D1147])" office:value-type="float" office:value="786007.249294014" calcext:value-type="float">
            <text:p>786007.249294014</text:p>
          </table:table-cell>
          <table:table-cell/>
          <table:table-cell office:value-type="float" office:value="1442769905.73935" calcext:value-type="float">
            <text:p>1442769905.73935</text:p>
          </table:table-cell>
          <table:table-cell table:formula="of:=[.G1148]-[.B1293]" office:value-type="float" office:value="3.67303013801575" calcext:value-type="float">
            <text:p>3.673030138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69900.58344" calcext:value-type="float">
            <text:p>1442769900.58344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6.1130299568176" calcext:value-type="float">
            <text:p>36.1130299568</text:p>
          </table:table-cell>
          <table:table-cell table:formula="of:=[.C1149]/([.D1149]-[.D1148])" office:value-type="float" office:value="780712.384963789" calcext:value-type="float">
            <text:p>780712.384963789</text:p>
          </table:table-cell>
          <table:table-cell/>
          <table:table-cell office:value-type="float" office:value="1442769905.75838" calcext:value-type="float">
            <text:p>1442769905.75838</text:p>
          </table:table-cell>
          <table:table-cell table:formula="of:=[.G1149]-[.B1294]" office:value-type="float" office:value="3.68359994888306" calcext:value-type="float">
            <text:p>3.6835999489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69900.59378" calcext:value-type="float">
            <text:p>1442769900.59378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6.1233699321747" calcext:value-type="float">
            <text:p>36.1233699322</text:p>
          </table:table-cell>
          <table:table-cell table:formula="of:=[.C1150]/([.D1150]-[.D1149])" office:value-type="float" office:value="782980.589453296" calcext:value-type="float">
            <text:p>782980.589453296</text:p>
          </table:table-cell>
          <table:table-cell/>
          <table:table-cell office:value-type="float" office:value="1442769905.76097" calcext:value-type="float">
            <text:p>1442769905.76097</text:p>
          </table:table-cell>
          <table:table-cell table:formula="of:=[.G1150]-[.B1295]" office:value-type="float" office:value="3.67773008346558" calcext:value-type="float">
            <text:p>3.6777300835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69900.60412" calcext:value-type="float">
            <text:p>1442769900.60412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6.1337099075317" calcext:value-type="float">
            <text:p>36.1337099075</text:p>
          </table:table-cell>
          <table:table-cell table:formula="of:=[.C1151]/([.D1151]-[.D1150])" office:value-type="float" office:value="782980.589453296" calcext:value-type="float">
            <text:p>782980.589453296</text:p>
          </table:table-cell>
          <table:table-cell/>
          <table:table-cell office:value-type="float" office:value="1442769905.76356" calcext:value-type="float">
            <text:p>1442769905.76356</text:p>
          </table:table-cell>
          <table:table-cell table:formula="of:=[.G1151]-[.B1296]" office:value-type="float" office:value="3.67186999320984" calcext:value-type="float">
            <text:p>3.6718699932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69900.61447" calcext:value-type="float">
            <text:p>1442769900.61447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6.1440598964691" calcext:value-type="float">
            <text:p>36.1440598965</text:p>
          </table:table-cell>
          <table:table-cell table:formula="of:=[.C1152]/([.D1152]-[.D1151])" office:value-type="float" office:value="782223.058303195" calcext:value-type="float">
            <text:p>782223.058303195</text:p>
          </table:table-cell>
          <table:table-cell/>
          <table:table-cell office:value-type="float" office:value="1442769905.7826" calcext:value-type="float">
            <text:p>1442769905.7826</text:p>
          </table:table-cell>
          <table:table-cell table:formula="of:=[.G1152]-[.B1297]" office:value-type="float" office:value="3.68243002891541" calcext:value-type="float">
            <text:p>3.6824300289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69900.62481" calcext:value-type="float">
            <text:p>1442769900.62481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6.1543998718262" calcext:value-type="float">
            <text:p>36.1543998718</text:p>
          </table:table-cell>
          <table:table-cell table:formula="of:=[.C1153]/([.D1153]-[.D1152])" office:value-type="float" office:value="782980.589453296" calcext:value-type="float">
            <text:p>782980.589453296</text:p>
          </table:table-cell>
          <table:table-cell/>
          <table:table-cell office:value-type="float" office:value="1442769905.78521" calcext:value-type="float">
            <text:p>1442769905.78521</text:p>
          </table:table-cell>
          <table:table-cell table:formula="of:=[.G1153]-[.B1298]" office:value-type="float" office:value="3.67662978172302" calcext:value-type="float">
            <text:p>3.6766297817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69900.63513" calcext:value-type="float">
            <text:p>1442769900.63513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6.1647198200226" calcext:value-type="float">
            <text:p>36.16471982</text:p>
          </table:table-cell>
          <table:table-cell table:formula="of:=[.C1154]/([.D1154]-[.D1153])" office:value-type="float" office:value="784500.062007624" calcext:value-type="float">
            <text:p>784500.062007624</text:p>
          </table:table-cell>
          <table:table-cell/>
          <table:table-cell office:value-type="float" office:value="1442769905.78781" calcext:value-type="float">
            <text:p>1442769905.78781</text:p>
          </table:table-cell>
          <table:table-cell table:formula="of:=[.G1154]-[.B1299]" office:value-type="float" office:value="3.6707501411438" calcext:value-type="float">
            <text:p>3.6707501411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69900.64549" calcext:value-type="float">
            <text:p>1442769900.64549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6.1750798225403" calcext:value-type="float">
            <text:p>36.1750798225</text:p>
          </table:table-cell>
          <table:table-cell table:formula="of:=[.C1155]/([.D1155]-[.D1154])" office:value-type="float" office:value="781466.991554093" calcext:value-type="float">
            <text:p>781466.991554093</text:p>
          </table:table-cell>
          <table:table-cell/>
          <table:table-cell office:value-type="float" office:value="1442769905.88674" calcext:value-type="float">
            <text:p>1442769905.88674</text:p>
          </table:table-cell>
          <table:table-cell table:formula="of:=[.G1155]-[.B1300]" office:value-type="float" office:value="3.76116991043091" calcext:value-type="float">
            <text:p>3.7611699104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69900.65584" calcext:value-type="float">
            <text:p>1442769900.65584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6.1854298114777" calcext:value-type="float">
            <text:p>36.1854298115</text:p>
          </table:table-cell>
          <table:table-cell table:formula="of:=[.C1156]/([.D1156]-[.D1155])" office:value-type="float" office:value="782223.058303195" calcext:value-type="float">
            <text:p>782223.058303195</text:p>
          </table:table-cell>
          <table:table-cell/>
          <table:table-cell office:value-type="float" office:value="1442769905.88934" calcext:value-type="float">
            <text:p>1442769905.88934</text:p>
          </table:table-cell>
          <table:table-cell table:formula="of:=[.G1156]-[.B1301]" office:value-type="float" office:value="3.75523996353149" calcext:value-type="float">
            <text:p>3.7552399635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69900.66618" calcext:value-type="float">
            <text:p>1442769900.66618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6.1957697868347" calcext:value-type="float">
            <text:p>36.1957697868</text:p>
          </table:table-cell>
          <table:table-cell table:formula="of:=[.C1157]/([.D1157]-[.D1156])" office:value-type="float" office:value="782980.589453296" calcext:value-type="float">
            <text:p>782980.589453296</text:p>
          </table:table-cell>
          <table:table-cell/>
          <table:table-cell office:value-type="float" office:value="1442769905.89194" calcext:value-type="float">
            <text:p>1442769905.89194</text:p>
          </table:table-cell>
          <table:table-cell table:formula="of:=[.G1157]-[.B1302]" office:value-type="float" office:value="3.74935007095337" calcext:value-type="float">
            <text:p>3.749350071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69900.67657" calcext:value-type="float">
            <text:p>1442769900.67657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6.2061598300934" calcext:value-type="float">
            <text:p>36.2061598301</text:p>
          </table:table-cell>
          <table:table-cell table:formula="of:=[.C1158]/([.D1158]-[.D1157])" office:value-type="float" office:value="779207.535372542" calcext:value-type="float">
            <text:p>779207.535372542</text:p>
          </table:table-cell>
          <table:table-cell/>
          <table:table-cell office:value-type="float" office:value="1442769905.8945" calcext:value-type="float">
            <text:p>1442769905.8945</text:p>
          </table:table-cell>
          <table:table-cell table:formula="of:=[.G1158]-[.B1303]" office:value-type="float" office:value="3.74341011047363" calcext:value-type="float">
            <text:p>3.7434101105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69900.68691" calcext:value-type="float">
            <text:p>1442769900.68691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6.2164998054504" calcext:value-type="float">
            <text:p>36.2164998055</text:p>
          </table:table-cell>
          <table:table-cell table:formula="of:=[.C1159]/([.D1159]-[.D1158])" office:value-type="float" office:value="782980.589453296" calcext:value-type="float">
            <text:p>782980.589453296</text:p>
          </table:table-cell>
          <table:table-cell/>
          <table:table-cell office:value-type="float" office:value="1442769905.8971" calcext:value-type="float">
            <text:p>1442769905.8971</text:p>
          </table:table-cell>
          <table:table-cell table:formula="of:=[.G1159]-[.B1304]" office:value-type="float" office:value="3.73756003379822" calcext:value-type="float">
            <text:p>3.7375600338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69900.69734" calcext:value-type="float">
            <text:p>1442769900.69734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6.2269299030304" calcext:value-type="float">
            <text:p>36.226929903</text:p>
          </table:table-cell>
          <table:table-cell table:formula="of:=[.C1160]/([.D1160]-[.D1159])" office:value-type="float" office:value="776215.173246166" calcext:value-type="float">
            <text:p>776215.173246166</text:p>
          </table:table-cell>
          <table:table-cell/>
          <table:table-cell office:value-type="float" office:value="1442769905.8997" calcext:value-type="float">
            <text:p>1442769905.8997</text:p>
          </table:table-cell>
          <table:table-cell table:formula="of:=[.G1160]-[.B1305]" office:value-type="float" office:value="3.73167991638184" calcext:value-type="float">
            <text:p>3.7316799164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69900.70772" calcext:value-type="float">
            <text:p>1442769900.70772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6.2373099327087" calcext:value-type="float">
            <text:p>36.2373099327</text:p>
          </table:table-cell>
          <table:table-cell table:formula="of:=[.C1161]/([.D1161]-[.D1160])" office:value-type="float" office:value="779959.234306452" calcext:value-type="float">
            <text:p>779959.234306452</text:p>
          </table:table-cell>
          <table:table-cell/>
          <table:table-cell office:value-type="float" office:value="1442769905.90231" calcext:value-type="float">
            <text:p>1442769905.90231</text:p>
          </table:table-cell>
          <table:table-cell table:formula="of:=[.G1161]-[.B1306]" office:value-type="float" office:value="3.72585988044739" calcext:value-type="float">
            <text:p>3.7258598804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69900.71809" calcext:value-type="float">
            <text:p>1442769900.71809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6.2476799488068" calcext:value-type="float">
            <text:p>36.2476799488</text:p>
          </table:table-cell>
          <table:table-cell table:formula="of:=[.C1162]/([.D1162]-[.D1161])" office:value-type="float" office:value="780712.384963789" calcext:value-type="float">
            <text:p>780712.384963789</text:p>
          </table:table-cell>
          <table:table-cell/>
          <table:table-cell office:value-type="float" office:value="1442769905.90487" calcext:value-type="float">
            <text:p>1442769905.90487</text:p>
          </table:table-cell>
          <table:table-cell table:formula="of:=[.G1162]-[.B1307]" office:value-type="float" office:value="3.71995997428894" calcext:value-type="float">
            <text:p>3.7199599743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69900.72845" calcext:value-type="float">
            <text:p>1442769900.72845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6.2580399513245" calcext:value-type="float">
            <text:p>36.2580399513</text:p>
          </table:table-cell>
          <table:table-cell table:formula="of:=[.C1163]/([.D1163]-[.D1162])" office:value-type="float" office:value="781466.991554093" calcext:value-type="float">
            <text:p>781466.991554093</text:p>
          </table:table-cell>
          <table:table-cell/>
          <table:table-cell office:value-type="float" office:value="1442769905.90744" calcext:value-type="float">
            <text:p>1442769905.90744</text:p>
          </table:table-cell>
          <table:table-cell table:formula="of:=[.G1163]-[.B1308]" office:value-type="float" office:value="3.71405982971191" calcext:value-type="float">
            <text:p>3.7140598297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69900.73878" calcext:value-type="float">
            <text:p>1442769900.73878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6.2683699131012" calcext:value-type="float">
            <text:p>36.2683699131</text:p>
          </table:table-cell>
          <table:table-cell table:formula="of:=[.C1164]/([.D1164]-[.D1163])" office:value-type="float" office:value="783739.589263046" calcext:value-type="float">
            <text:p>783739.589263046</text:p>
          </table:table-cell>
          <table:table-cell/>
          <table:table-cell office:value-type="float" office:value="1442769905.91002" calcext:value-type="float">
            <text:p>1442769905.91002</text:p>
          </table:table-cell>
          <table:table-cell table:formula="of:=[.G1164]-[.B1309]" office:value-type="float" office:value="3.70816016197205" calcext:value-type="float">
            <text:p>3.708160162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69900.74918" calcext:value-type="float">
            <text:p>1442769900.74918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6.2787699699402" calcext:value-type="float">
            <text:p>36.2787699699</text:p>
          </table:table-cell>
          <table:table-cell table:formula="of:=[.C1165]/([.D1165]-[.D1164])" office:value-type="float" office:value="778457.283968731" calcext:value-type="float">
            <text:p>778457.283968731</text:p>
          </table:table-cell>
          <table:table-cell/>
          <table:table-cell office:value-type="float" office:value="1442769905.91809" calcext:value-type="float">
            <text:p>1442769905.91809</text:p>
          </table:table-cell>
          <table:table-cell table:formula="of:=[.G1165]-[.B1310]" office:value-type="float" office:value="3.70772004127502" calcext:value-type="float">
            <text:p>3.7077200413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69900.75957" calcext:value-type="float">
            <text:p>1442769900.75957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6.2891597747803" calcext:value-type="float">
            <text:p>36.2891597748</text:p>
          </table:table-cell>
          <table:table-cell table:formula="of:=[.C1166]/([.D1166]-[.D1165])" office:value-type="float" office:value="779225.416127404" calcext:value-type="float">
            <text:p>779225.416127404</text:p>
          </table:table-cell>
          <table:table-cell/>
          <table:table-cell office:value-type="float" office:value="1442769905.9302" calcext:value-type="float">
            <text:p>1442769905.9302</text:p>
          </table:table-cell>
          <table:table-cell table:formula="of:=[.G1166]-[.B1311]" office:value-type="float" office:value="3.71135020256042" calcext:value-type="float">
            <text:p>3.7113502026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69900.76991" calcext:value-type="float">
            <text:p>1442769900.76991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6.2994999885559" calcext:value-type="float">
            <text:p>36.2994999886</text:p>
          </table:table-cell>
          <table:table-cell table:formula="of:=[.C1167]/([.D1167]-[.D1166])" office:value-type="float" office:value="782962.535946507" calcext:value-type="float">
            <text:p>782962.535946507</text:p>
          </table:table-cell>
          <table:table-cell/>
          <table:table-cell office:value-type="float" office:value="1442769905.9328" calcext:value-type="float">
            <text:p>1442769905.9328</text:p>
          </table:table-cell>
          <table:table-cell table:formula="of:=[.G1167]-[.B1312]" office:value-type="float" office:value="3.70548009872437" calcext:value-type="float">
            <text:p>3.7054800987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69900.78035" calcext:value-type="float">
            <text:p>1442769900.78035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6.3099398612976" calcext:value-type="float">
            <text:p>36.3099398613</text:p>
          </table:table-cell>
          <table:table-cell table:formula="of:=[.C1168]/([.D1168]-[.D1167])" office:value-type="float" office:value="775488.380012789" calcext:value-type="float">
            <text:p>775488.380012789</text:p>
          </table:table-cell>
          <table:table-cell/>
          <table:table-cell office:value-type="float" office:value="1442769905.94231" calcext:value-type="float">
            <text:p>1442769905.94231</text:p>
          </table:table-cell>
          <table:table-cell table:formula="of:=[.G1168]-[.B1313]" office:value-type="float" office:value="3.7065601348877" calcext:value-type="float">
            <text:p>3.7065601349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69900.79068" calcext:value-type="float">
            <text:p>1442769900.79068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6.3202698230743" calcext:value-type="float">
            <text:p>36.3202698231</text:p>
          </table:table-cell>
          <table:table-cell table:formula="of:=[.C1169]/([.D1169]-[.D1168])" office:value-type="float" office:value="783739.589263046" calcext:value-type="float">
            <text:p>783739.589263046</text:p>
          </table:table-cell>
          <table:table-cell/>
          <table:table-cell office:value-type="float" office:value="1442769905.95432" calcext:value-type="float">
            <text:p>1442769905.95432</text:p>
          </table:table-cell>
          <table:table-cell table:formula="of:=[.G1169]-[.B1314]" office:value-type="float" office:value="3.71004986763" calcext:value-type="float">
            <text:p>3.7100498676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69900.80098" calcext:value-type="float">
            <text:p>1442769900.80098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6.3305699825287" calcext:value-type="float">
            <text:p>36.3305699825</text:p>
          </table:table-cell>
          <table:table-cell table:formula="of:=[.C1170]/([.D1170]-[.D1169])" office:value-type="float" office:value="786007.249294014" calcext:value-type="float">
            <text:p>786007.249294014</text:p>
          </table:table-cell>
          <table:table-cell/>
          <table:table-cell office:value-type="float" office:value="1442769905.95691" calcext:value-type="float">
            <text:p>1442769905.95691</text:p>
          </table:table-cell>
          <table:table-cell table:formula="of:=[.G1170]-[.B1315]" office:value-type="float" office:value="3.7041699886322" calcext:value-type="float">
            <text:p>3.7041699886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69900.8113" calcext:value-type="float">
            <text:p>1442769900.8113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6.3408899307251" calcext:value-type="float">
            <text:p>36.3408899307</text:p>
          </table:table-cell>
          <table:table-cell table:formula="of:=[.C1171]/([.D1171]-[.D1170])" office:value-type="float" office:value="784500.062007624" calcext:value-type="float">
            <text:p>784500.062007624</text:p>
          </table:table-cell>
          <table:table-cell/>
          <table:table-cell office:value-type="float" office:value="1442769905.96652" calcext:value-type="float">
            <text:p>1442769905.96652</text:p>
          </table:table-cell>
          <table:table-cell table:formula="of:=[.G1171]-[.B1316]" office:value-type="float" office:value="3.70533013343811" calcext:value-type="float">
            <text:p>3.7053301334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69900.82163" calcext:value-type="float">
            <text:p>1442769900.82163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6.3512198925018" calcext:value-type="float">
            <text:p>36.3512198925</text:p>
          </table:table-cell>
          <table:table-cell table:formula="of:=[.C1172]/([.D1172]-[.D1171])" office:value-type="float" office:value="783739.589263046" calcext:value-type="float">
            <text:p>783739.589263046</text:p>
          </table:table-cell>
          <table:table-cell/>
          <table:table-cell office:value-type="float" office:value="1442769905.97865" calcext:value-type="float">
            <text:p>1442769905.97865</text:p>
          </table:table-cell>
          <table:table-cell table:formula="of:=[.G1172]-[.B1317]" office:value-type="float" office:value="3.70892000198364" calcext:value-type="float">
            <text:p>3.708920002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69900.83195" calcext:value-type="float">
            <text:p>1442769900.83195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6.3615398406982" calcext:value-type="float">
            <text:p>36.3615398407</text:p>
          </table:table-cell>
          <table:table-cell table:formula="of:=[.C1173]/([.D1173]-[.D1172])" office:value-type="float" office:value="784500.062007624" calcext:value-type="float">
            <text:p>784500.062007624</text:p>
          </table:table-cell>
          <table:table-cell/>
          <table:table-cell office:value-type="float" office:value="1442769905.99067" calcext:value-type="float">
            <text:p>1442769905.99067</text:p>
          </table:table-cell>
          <table:table-cell table:formula="of:=[.G1173]-[.B1318]" office:value-type="float" office:value="3.71240997314453" calcext:value-type="float">
            <text:p>3.7124099731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69900.84225" calcext:value-type="float">
            <text:p>1442769900.84225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6.3718400001526" calcext:value-type="float">
            <text:p>36.3718400002</text:p>
          </table:table-cell>
          <table:table-cell table:formula="of:=[.C1174]/([.D1174]-[.D1173])" office:value-type="float" office:value="786007.249294014" calcext:value-type="float">
            <text:p>786007.249294014</text:p>
          </table:table-cell>
          <table:table-cell/>
          <table:table-cell office:value-type="float" office:value="1442769905.99327" calcext:value-type="float">
            <text:p>1442769905.99327</text:p>
          </table:table-cell>
          <table:table-cell table:formula="of:=[.G1174]-[.B1319]" office:value-type="float" office:value="3.70653986930847" calcext:value-type="float">
            <text:p>3.7065398693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69900.85255" calcext:value-type="float">
            <text:p>1442769900.85255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6.3821399211884" calcext:value-type="float">
            <text:p>36.3821399212</text:p>
          </table:table-cell>
          <table:table-cell table:formula="of:=[.C1175]/([.D1175]-[.D1174])" office:value-type="float" office:value="786025.443485104" calcext:value-type="float">
            <text:p>786025.443485104</text:p>
          </table:table-cell>
          <table:table-cell/>
          <table:table-cell office:value-type="float" office:value="1442769906.00276" calcext:value-type="float">
            <text:p>1442769906.00276</text:p>
          </table:table-cell>
          <table:table-cell table:formula="of:=[.G1175]-[.B1320]" office:value-type="float" office:value="3.70749998092651" calcext:value-type="float">
            <text:p>3.7074999809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69900.86286" calcext:value-type="float">
            <text:p>1442769900.86286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6.3924498558044" calcext:value-type="float">
            <text:p>36.3924498558</text:p>
          </table:table-cell>
          <table:table-cell table:formula="of:=[.C1176]/([.D1176]-[.D1175])" office:value-type="float" office:value="785262.011978817" calcext:value-type="float">
            <text:p>785262.011978817</text:p>
          </table:table-cell>
          <table:table-cell/>
          <table:table-cell office:value-type="float" office:value="1442769906.0149" calcext:value-type="float">
            <text:p>1442769906.0149</text:p>
          </table:table-cell>
          <table:table-cell table:formula="of:=[.G1176]-[.B1321]" office:value-type="float" office:value="3.71116995811462" calcext:value-type="float">
            <text:p>3.7111699581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69900.87317" calcext:value-type="float">
            <text:p>1442769900.87317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6.4027597904205" calcext:value-type="float">
            <text:p>36.4027597904</text:p>
          </table:table-cell>
          <table:table-cell table:formula="of:=[.C1177]/([.D1177]-[.D1176])" office:value-type="float" office:value="785262.011978817" calcext:value-type="float">
            <text:p>785262.011978817</text:p>
          </table:table-cell>
          <table:table-cell/>
          <table:table-cell office:value-type="float" office:value="1442769906.01729" calcext:value-type="float">
            <text:p>1442769906.01729</text:p>
          </table:table-cell>
          <table:table-cell table:formula="of:=[.G1177]-[.B1322]" office:value-type="float" office:value="3.70510005950928" calcext:value-type="float">
            <text:p>3.7051000595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69900.88354" calcext:value-type="float">
            <text:p>1442769900.88354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6.4131298065186" calcext:value-type="float">
            <text:p>36.4131298065</text:p>
          </table:table-cell>
          <table:table-cell table:formula="of:=[.C1178]/([.D1178]-[.D1177])" office:value-type="float" office:value="780712.384963789" calcext:value-type="float">
            <text:p>780712.384963789</text:p>
          </table:table-cell>
          <table:table-cell/>
          <table:table-cell office:value-type="float" office:value="1442769906.0269" calcext:value-type="float">
            <text:p>1442769906.0269</text:p>
          </table:table-cell>
          <table:table-cell table:formula="of:=[.G1178]-[.B1323]" office:value-type="float" office:value="3.70623016357422" calcext:value-type="float">
            <text:p>3.7062301636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69900.89388" calcext:value-type="float">
            <text:p>1442769900.89388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6.4234697818756" calcext:value-type="float">
            <text:p>36.4234697819</text:p>
          </table:table-cell>
          <table:table-cell table:formula="of:=[.C1179]/([.D1179]-[.D1178])" office:value-type="float" office:value="782980.589453296" calcext:value-type="float">
            <text:p>782980.589453296</text:p>
          </table:table-cell>
          <table:table-cell/>
          <table:table-cell office:value-type="float" office:value="1442769906.03905" calcext:value-type="float">
            <text:p>1442769906.03905</text:p>
          </table:table-cell>
          <table:table-cell table:formula="of:=[.G1179]-[.B1324]" office:value-type="float" office:value="3.70990014076233" calcext:value-type="float">
            <text:p>3.7099001408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69900.90425" calcext:value-type="float">
            <text:p>1442769900.90425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6.4338397979736" calcext:value-type="float">
            <text:p>36.433839798</text:p>
          </table:table-cell>
          <table:table-cell table:formula="of:=[.C1180]/([.D1180]-[.D1179])" office:value-type="float" office:value="780712.384963789" calcext:value-type="float">
            <text:p>780712.384963789</text:p>
          </table:table-cell>
          <table:table-cell/>
          <table:table-cell office:value-type="float" office:value="1442769906.04148" calcext:value-type="float">
            <text:p>1442769906.04148</text:p>
          </table:table-cell>
          <table:table-cell table:formula="of:=[.G1180]-[.B1325]" office:value-type="float" office:value="3.70377016067505" calcext:value-type="float">
            <text:p>3.7037701607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69900.91458" calcext:value-type="float">
            <text:p>1442769900.91458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6.4441699981689" calcext:value-type="float">
            <text:p>36.4441699982</text:p>
          </table:table-cell>
          <table:table-cell table:formula="of:=[.C1181]/([.D1181]-[.D1180])" office:value-type="float" office:value="783721.500738552" calcext:value-type="float">
            <text:p>783721.500738552</text:p>
          </table:table-cell>
          <table:table-cell/>
          <table:table-cell office:value-type="float" office:value="1442769906.0511" calcext:value-type="float">
            <text:p>1442769906.0511</text:p>
          </table:table-cell>
          <table:table-cell table:formula="of:=[.G1181]-[.B1326]" office:value-type="float" office:value="3.70493006706238" calcext:value-type="float">
            <text:p>3.7049300671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69900.9249" calcext:value-type="float">
            <text:p>1442769900.9249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6.4544899463654" calcext:value-type="float">
            <text:p>36.4544899464</text:p>
          </table:table-cell>
          <table:table-cell table:formula="of:=[.C1182]/([.D1182]-[.D1181])" office:value-type="float" office:value="784500.062007624" calcext:value-type="float">
            <text:p>784500.062007624</text:p>
          </table:table-cell>
          <table:table-cell/>
          <table:table-cell office:value-type="float" office:value="1442769906.06326" calcext:value-type="float">
            <text:p>1442769906.06326</text:p>
          </table:table-cell>
          <table:table-cell table:formula="of:=[.G1182]-[.B1327]" office:value-type="float" office:value="3.70861005783081" calcext:value-type="float">
            <text:p>3.7086100578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69900.93523" calcext:value-type="float">
            <text:p>1442769900.93523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6.4648199081421" calcext:value-type="float">
            <text:p>36.4648199081</text:p>
          </table:table-cell>
          <table:table-cell table:formula="of:=[.C1183]/([.D1183]-[.D1182])" office:value-type="float" office:value="783739.589263046" calcext:value-type="float">
            <text:p>783739.589263046</text:p>
          </table:table-cell>
          <table:table-cell/>
          <table:table-cell office:value-type="float" office:value="1442769906.07537" calcext:value-type="float">
            <text:p>1442769906.07537</text:p>
          </table:table-cell>
          <table:table-cell table:formula="of:=[.G1183]-[.B1328]" office:value-type="float" office:value="3.71224999427795" calcext:value-type="float">
            <text:p>3.7122499943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69900.94555" calcext:value-type="float">
            <text:p>1442769900.94555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6.4751398563385" calcext:value-type="float">
            <text:p>36.4751398563</text:p>
          </table:table-cell>
          <table:table-cell table:formula="of:=[.C1184]/([.D1184]-[.D1183])" office:value-type="float" office:value="784500.062007624" calcext:value-type="float">
            <text:p>784500.062007624</text:p>
          </table:table-cell>
          <table:table-cell/>
          <table:table-cell office:value-type="float" office:value="1442769906.07779" calcext:value-type="float">
            <text:p>1442769906.07779</text:p>
          </table:table-cell>
          <table:table-cell table:formula="of:=[.G1184]-[.B1329]" office:value-type="float" office:value="3.70621013641357" calcext:value-type="float">
            <text:p>3.7062101364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69900.95587" calcext:value-type="float">
            <text:p>1442769900.95587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6.4854598045349" calcext:value-type="float">
            <text:p>36.4854598045</text:p>
          </table:table-cell>
          <table:table-cell table:formula="of:=[.C1185]/([.D1185]-[.D1184])" office:value-type="float" office:value="784500.062007624" calcext:value-type="float">
            <text:p>784500.062007624</text:p>
          </table:table-cell>
          <table:table-cell/>
          <table:table-cell office:value-type="float" office:value="1442769906.08744" calcext:value-type="float">
            <text:p>1442769906.08744</text:p>
          </table:table-cell>
          <table:table-cell table:formula="of:=[.G1185]-[.B1330]" office:value-type="float" office:value="3.70742011070251" calcext:value-type="float">
            <text:p>3.7074201107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69900.96619" calcext:value-type="float">
            <text:p>1442769900.96619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6.4957799911499" calcext:value-type="float">
            <text:p>36.4957799911</text:p>
          </table:table-cell>
          <table:table-cell table:formula="of:=[.C1186]/([.D1186]-[.D1185])" office:value-type="float" office:value="784481.938363443" calcext:value-type="float">
            <text:p>784481.938363443</text:p>
          </table:table-cell>
          <table:table-cell/>
          <table:table-cell office:value-type="float" office:value="1442769906.09949" calcext:value-type="float">
            <text:p>1442769906.09949</text:p>
          </table:table-cell>
          <table:table-cell table:formula="of:=[.G1186]-[.B1331]" office:value-type="float" office:value="3.71099996566772" calcext:value-type="float">
            <text:p>3.7109999657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69900.9765" calcext:value-type="float">
            <text:p>1442769900.9765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6.506089925766" calcext:value-type="float">
            <text:p>36.5060899258</text:p>
          </table:table-cell>
          <table:table-cell table:formula="of:=[.C1187]/([.D1187]-[.D1186])" office:value-type="float" office:value="785262.011978817" calcext:value-type="float">
            <text:p>785262.011978817</text:p>
          </table:table-cell>
          <table:table-cell/>
          <table:table-cell office:value-type="float" office:value="1442769906.10191" calcext:value-type="float">
            <text:p>1442769906.10191</text:p>
          </table:table-cell>
          <table:table-cell table:formula="of:=[.G1187]-[.B1332]" office:value-type="float" office:value="3.70497012138367" calcext:value-type="float">
            <text:p>3.7049701214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69900.98683" calcext:value-type="float">
            <text:p>1442769900.98683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6.5164198875427" calcext:value-type="float">
            <text:p>36.5164198875</text:p>
          </table:table-cell>
          <table:table-cell table:formula="of:=[.C1188]/([.D1188]-[.D1187])" office:value-type="float" office:value="783739.589263046" calcext:value-type="float">
            <text:p>783739.589263046</text:p>
          </table:table-cell>
          <table:table-cell/>
          <table:table-cell office:value-type="float" office:value="1442769906.11172" calcext:value-type="float">
            <text:p>1442769906.11172</text:p>
          </table:table-cell>
          <table:table-cell table:formula="of:=[.G1188]-[.B1333]" office:value-type="float" office:value="3.70626020431519" calcext:value-type="float">
            <text:p>3.7062602043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69900.99716" calcext:value-type="float">
            <text:p>1442769900.99716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6.5267498493195" calcext:value-type="float">
            <text:p>36.5267498493</text:p>
          </table:table-cell>
          <table:table-cell table:formula="of:=[.C1189]/([.D1189]-[.D1188])" office:value-type="float" office:value="783739.589263046" calcext:value-type="float">
            <text:p>783739.589263046</text:p>
          </table:table-cell>
          <table:table-cell/>
          <table:table-cell office:value-type="float" office:value="1442769906.12376" calcext:value-type="float">
            <text:p>1442769906.12376</text:p>
          </table:table-cell>
          <table:table-cell table:formula="of:=[.G1189]-[.B1334]" office:value-type="float" office:value="3.70986008644104" calcext:value-type="float">
            <text:p>3.7098600864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69901.00765" calcext:value-type="float">
            <text:p>1442769901.00765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6.5372397899628" calcext:value-type="float">
            <text:p>36.53723979</text:p>
          </table:table-cell>
          <table:table-cell table:formula="of:=[.C1190]/([.D1190]-[.D1189])" office:value-type="float" office:value="771787.017228056" calcext:value-type="float">
            <text:p>771787.017228056</text:p>
          </table:table-cell>
          <table:table-cell/>
          <table:table-cell office:value-type="float" office:value="1442769906.12616" calcext:value-type="float">
            <text:p>1442769906.12616</text:p>
          </table:table-cell>
          <table:table-cell table:formula="of:=[.G1190]-[.B1335]" office:value-type="float" office:value="3.70372986793518" calcext:value-type="float">
            <text:p>3.7037298679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69901.01807" calcext:value-type="float">
            <text:p>1442769901.01807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6.5476598739624" calcext:value-type="float">
            <text:p>36.547659874</text:p>
          </table:table-cell>
          <table:table-cell table:formula="of:=[.C1191]/([.D1191]-[.D1190])" office:value-type="float" office:value="776961.107058689" calcext:value-type="float">
            <text:p>776961.107058689</text:p>
          </table:table-cell>
          <table:table-cell/>
          <table:table-cell office:value-type="float" office:value="1442769906.1359" calcext:value-type="float">
            <text:p>1442769906.1359</text:p>
          </table:table-cell>
          <table:table-cell table:formula="of:=[.G1191]-[.B1336]" office:value-type="float" office:value="3.7050199508667" calcext:value-type="float">
            <text:p>3.7050199509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69901.02852" calcext:value-type="float">
            <text:p>1442769901.02852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6.558109998703" calcext:value-type="float">
            <text:p>36.5581099987</text:p>
          </table:table-cell>
          <table:table-cell table:formula="of:=[.C1192]/([.D1192]-[.D1191])" office:value-type="float" office:value="774727.594259771" calcext:value-type="float">
            <text:p>774727.594259771</text:p>
          </table:table-cell>
          <table:table-cell/>
          <table:table-cell office:value-type="float" office:value="1442769906.14803" calcext:value-type="float">
            <text:p>1442769906.14803</text:p>
          </table:table-cell>
          <table:table-cell table:formula="of:=[.G1192]-[.B1337]" office:value-type="float" office:value="3.70867013931274" calcext:value-type="float">
            <text:p>3.7086701393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69901.03906" calcext:value-type="float">
            <text:p>1442769901.03906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6.5686500072479" calcext:value-type="float">
            <text:p>36.5686500072</text:p>
          </table:table-cell>
          <table:table-cell table:formula="of:=[.C1193]/([.D1193]-[.D1192])" office:value-type="float" office:value="768120.819399204" calcext:value-type="float">
            <text:p>768120.819399204</text:p>
          </table:table-cell>
          <table:table-cell/>
          <table:table-cell office:value-type="float" office:value="1442769906.1601" calcext:value-type="float">
            <text:p>1442769906.1601</text:p>
          </table:table-cell>
          <table:table-cell table:formula="of:=[.G1193]-[.B1338]" office:value-type="float" office:value="3.71228003501892" calcext:value-type="float">
            <text:p>3.712280035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69901.04944" calcext:value-type="float">
            <text:p>1442769901.04944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6.5790297985077" calcext:value-type="float">
            <text:p>36.5790297985</text:p>
          </table:table-cell>
          <table:table-cell table:formula="of:=[.C1194]/([.D1194]-[.D1193])" office:value-type="float" office:value="779977.149577361" calcext:value-type="float">
            <text:p>779977.149577361</text:p>
          </table:table-cell>
          <table:table-cell/>
          <table:table-cell office:value-type="float" office:value="1442769906.16252" calcext:value-type="float">
            <text:p>1442769906.16252</text:p>
          </table:table-cell>
          <table:table-cell table:formula="of:=[.G1194]-[.B1339]" office:value-type="float" office:value="3.70625996589661" calcext:value-type="float">
            <text:p>3.7062599659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69901.05979" calcext:value-type="float">
            <text:p>1442769901.05979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6.5893797874451" calcext:value-type="float">
            <text:p>36.5893797874</text:p>
          </table:table-cell>
          <table:table-cell table:formula="of:=[.C1195]/([.D1195]-[.D1194])" office:value-type="float" office:value="782223.058303195" calcext:value-type="float">
            <text:p>782223.058303195</text:p>
          </table:table-cell>
          <table:table-cell/>
          <table:table-cell office:value-type="float" office:value="1442769906.17219" calcext:value-type="float">
            <text:p>1442769906.17219</text:p>
          </table:table-cell>
          <table:table-cell table:formula="of:=[.G1195]-[.B1340]" office:value-type="float" office:value="3.70747995376587" calcext:value-type="float">
            <text:p>3.7074799538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69901.07025" calcext:value-type="float">
            <text:p>1442769901.07025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6.599839925766" calcext:value-type="float">
            <text:p>36.5998399258</text:p>
          </table:table-cell>
          <table:table-cell table:formula="of:=[.C1196]/([.D1196]-[.D1195])" office:value-type="float" office:value="773985.940874798" calcext:value-type="float">
            <text:p>773985.940874798</text:p>
          </table:table-cell>
          <table:table-cell/>
          <table:table-cell office:value-type="float" office:value="1442769906.18431" calcext:value-type="float">
            <text:p>1442769906.18431</text:p>
          </table:table-cell>
          <table:table-cell table:formula="of:=[.G1196]-[.B1341]" office:value-type="float" office:value="3.71114993095398" calcext:value-type="float">
            <text:p>3.711149931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69901.08069" calcext:value-type="float">
            <text:p>1442769901.08069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6.6102797985077" calcext:value-type="float">
            <text:p>36.6102797985</text:p>
          </table:table-cell>
          <table:table-cell table:formula="of:=[.C1197]/([.D1197]-[.D1196])" office:value-type="float" office:value="775488.380012789" calcext:value-type="float">
            <text:p>775488.380012789</text:p>
          </table:table-cell>
          <table:table-cell/>
          <table:table-cell office:value-type="float" office:value="1442769906.18672" calcext:value-type="float">
            <text:p>1442769906.18672</text:p>
          </table:table-cell>
          <table:table-cell table:formula="of:=[.G1197]-[.B1342]" office:value-type="float" office:value="3.70500993728638" calcext:value-type="float">
            <text:p>3.7050099373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69901.09113" calcext:value-type="float">
            <text:p>1442769901.09113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6.620719909668" calcext:value-type="float">
            <text:p>36.6207199097</text:p>
          </table:table-cell>
          <table:table-cell table:formula="of:=[.C1198]/([.D1198]-[.D1197])" office:value-type="float" office:value="775470.670351001" calcext:value-type="float">
            <text:p>775470.670351001</text:p>
          </table:table-cell>
          <table:table-cell/>
          <table:table-cell office:value-type="float" office:value="1442769906.19632" calcext:value-type="float">
            <text:p>1442769906.19632</text:p>
          </table:table-cell>
          <table:table-cell table:formula="of:=[.G1198]-[.B1343]" office:value-type="float" office:value="3.70615005493164" calcext:value-type="float">
            <text:p>3.7061500549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69901.10156" calcext:value-type="float">
            <text:p>1442769901.10156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6.6311500072479" calcext:value-type="float">
            <text:p>36.6311500072</text:p>
          </table:table-cell>
          <table:table-cell table:formula="of:=[.C1199]/([.D1199]-[.D1198])" office:value-type="float" office:value="776215.173246166" calcext:value-type="float">
            <text:p>776215.173246166</text:p>
          </table:table-cell>
          <table:table-cell/>
          <table:table-cell office:value-type="float" office:value="1442769906.20849" calcext:value-type="float">
            <text:p>1442769906.20849</text:p>
          </table:table-cell>
          <table:table-cell table:formula="of:=[.G1199]-[.B1344]" office:value-type="float" office:value="3.70980000495911" calcext:value-type="float">
            <text:p>3.709800005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69901.11199" calcext:value-type="float">
            <text:p>1442769901.11199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6.6415798664093" calcext:value-type="float">
            <text:p>36.6415798664</text:p>
          </table:table-cell>
          <table:table-cell table:formula="of:=[.C1200]/([.D1200]-[.D1199])" office:value-type="float" office:value="776232.916929548" calcext:value-type="float">
            <text:p>776232.916929548</text:p>
          </table:table-cell>
          <table:table-cell/>
          <table:table-cell office:value-type="float" office:value="1442769906.2109" calcext:value-type="float">
            <text:p>1442769906.2109</text:p>
          </table:table-cell>
          <table:table-cell table:formula="of:=[.G1200]-[.B1345]" office:value-type="float" office:value="3.70372009277344" calcext:value-type="float">
            <text:p>3.7037200928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69901.12248" calcext:value-type="float">
            <text:p>1442769901.12248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6.6520698070526" calcext:value-type="float">
            <text:p>36.6520698071</text:p>
          </table:table-cell>
          <table:table-cell table:formula="of:=[.C1201]/([.D1201]-[.D1200])" office:value-type="float" office:value="771787.017228056" calcext:value-type="float">
            <text:p>771787.017228056</text:p>
          </table:table-cell>
          <table:table-cell/>
          <table:table-cell office:value-type="float" office:value="1442769906.2205" calcext:value-type="float">
            <text:p>1442769906.2205</text:p>
          </table:table-cell>
          <table:table-cell table:formula="of:=[.G1201]-[.B1346]" office:value-type="float" office:value="3.70486998558044" calcext:value-type="float">
            <text:p>3.7048699856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69901.1329" calcext:value-type="float">
            <text:p>1442769901.1329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6.6624898910522" calcext:value-type="float">
            <text:p>36.6624898911</text:p>
          </table:table-cell>
          <table:table-cell table:formula="of:=[.C1202]/([.D1202]-[.D1201])" office:value-type="float" office:value="776961.107058689" calcext:value-type="float">
            <text:p>776961.107058689</text:p>
          </table:table-cell>
          <table:table-cell/>
          <table:table-cell office:value-type="float" office:value="1442769906.23278" calcext:value-type="float">
            <text:p>1442769906.23278</text:p>
          </table:table-cell>
          <table:table-cell table:formula="of:=[.G1202]-[.B1347]" office:value-type="float" office:value="3.70867991447449" calcext:value-type="float">
            <text:p>3.7086799145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69901.14333" calcext:value-type="float">
            <text:p>1442769901.14333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6.6729199886322" calcext:value-type="float">
            <text:p>36.6729199886</text:p>
          </table:table-cell>
          <table:table-cell table:formula="of:=[.C1203]/([.D1203]-[.D1202])" office:value-type="float" office:value="776215.173246166" calcext:value-type="float">
            <text:p>776215.173246166</text:p>
          </table:table-cell>
          <table:table-cell/>
          <table:table-cell office:value-type="float" office:value="1442769906.24477" calcext:value-type="float">
            <text:p>1442769906.24477</text:p>
          </table:table-cell>
          <table:table-cell table:formula="of:=[.G1203]-[.B1348]" office:value-type="float" office:value="3.71216011047363" calcext:value-type="float">
            <text:p>3.7121601105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69901.15378" calcext:value-type="float">
            <text:p>1442769901.15378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6.6833698749542" calcext:value-type="float">
            <text:p>36.683369875</text:p>
          </table:table-cell>
          <table:table-cell table:formula="of:=[.C1204]/([.D1204]-[.D1203])" office:value-type="float" office:value="774745.269997719" calcext:value-type="float">
            <text:p>774745.269997719</text:p>
          </table:table-cell>
          <table:table-cell/>
          <table:table-cell office:value-type="float" office:value="1442769906.24718" calcext:value-type="float">
            <text:p>1442769906.24718</text:p>
          </table:table-cell>
          <table:table-cell table:formula="of:=[.G1204]-[.B1349]" office:value-type="float" office:value="3.70608997344971" calcext:value-type="float">
            <text:p>3.7060899734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69901.16421" calcext:value-type="float">
            <text:p>1442769901.16421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6.6937999725342" calcext:value-type="float">
            <text:p>36.6937999725</text:p>
          </table:table-cell>
          <table:table-cell table:formula="of:=[.C1205]/([.D1205]-[.D1204])" office:value-type="float" office:value="776215.173246166" calcext:value-type="float">
            <text:p>776215.173246166</text:p>
          </table:table-cell>
          <table:table-cell/>
          <table:table-cell office:value-type="float" office:value="1442769906.25693" calcext:value-type="float">
            <text:p>1442769906.25693</text:p>
          </table:table-cell>
          <table:table-cell table:formula="of:=[.G1205]-[.B1350]" office:value-type="float" office:value="3.70731019973755" calcext:value-type="float">
            <text:p>3.7073101997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69901.17465" calcext:value-type="float">
            <text:p>1442769901.17465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6.7042398452759" calcext:value-type="float">
            <text:p>36.7042398453</text:p>
          </table:table-cell>
          <table:table-cell table:formula="of:=[.C1206]/([.D1206]-[.D1205])" office:value-type="float" office:value="775488.380012789" calcext:value-type="float">
            <text:p>775488.380012789</text:p>
          </table:table-cell>
          <table:table-cell/>
          <table:table-cell office:value-type="float" office:value="1442769906.269" calcext:value-type="float">
            <text:p>1442769906.269</text:p>
          </table:table-cell>
          <table:table-cell table:formula="of:=[.G1206]-[.B1351]" office:value-type="float" office:value="3.7109100818634" calcext:value-type="float">
            <text:p>3.7109100819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69901.18506" calcext:value-type="float">
            <text:p>1442769901.18506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6.7146499156952" calcext:value-type="float">
            <text:p>36.7146499157</text:p>
          </table:table-cell>
          <table:table-cell table:formula="of:=[.C1207]/([.D1207]-[.D1206])" office:value-type="float" office:value="777708.475917825" calcext:value-type="float">
            <text:p>777708.475917825</text:p>
          </table:table-cell>
          <table:table-cell/>
          <table:table-cell office:value-type="float" office:value="1442769906.27139" calcext:value-type="float">
            <text:p>1442769906.27139</text:p>
          </table:table-cell>
          <table:table-cell table:formula="of:=[.G1207]-[.B1352]" office:value-type="float" office:value="3.70480990409851" calcext:value-type="float">
            <text:p>3.7048099041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69901.19553" calcext:value-type="float">
            <text:p>1442769901.19553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6.7251198291779" calcext:value-type="float">
            <text:p>36.7251198292</text:p>
          </table:table-cell>
          <table:table-cell table:formula="of:=[.C1208]/([.D1208]-[.D1207])" office:value-type="float" office:value="773263.314296124" calcext:value-type="float">
            <text:p>773263.314296124</text:p>
          </table:table-cell>
          <table:table-cell/>
          <table:table-cell office:value-type="float" office:value="1442769906.28117" calcext:value-type="float">
            <text:p>1442769906.28117</text:p>
          </table:table-cell>
          <table:table-cell table:formula="of:=[.G1208]-[.B1353]" office:value-type="float" office:value="3.70614981651306" calcext:value-type="float">
            <text:p>3.7061498165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69901.20596" calcext:value-type="float">
            <text:p>1442769901.20596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6.7355499267578" calcext:value-type="float">
            <text:p>36.7355499268</text:p>
          </table:table-cell>
          <table:table-cell table:formula="of:=[.C1209]/([.D1209]-[.D1208])" office:value-type="float" office:value="776215.173246166" calcext:value-type="float">
            <text:p>776215.173246166</text:p>
          </table:table-cell>
          <table:table-cell/>
          <table:table-cell office:value-type="float" office:value="1442769906.29318" calcext:value-type="float">
            <text:p>1442769906.29318</text:p>
          </table:table-cell>
          <table:table-cell table:formula="of:=[.G1209]-[.B1354]" office:value-type="float" office:value="3.70970010757446" calcext:value-type="float">
            <text:p>3.7097001076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69901.21646" calcext:value-type="float">
            <text:p>1442769901.21646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6.7460498809814" calcext:value-type="float">
            <text:p>36.746049881</text:p>
          </table:table-cell>
          <table:table-cell table:formula="of:=[.C1210]/([.D1210]-[.D1209])" office:value-type="float" office:value="771050.980563124" calcext:value-type="float">
            <text:p>771050.980563124</text:p>
          </table:table-cell>
          <table:table-cell/>
          <table:table-cell office:value-type="float" office:value="1442769906.30531" calcext:value-type="float">
            <text:p>1442769906.30531</text:p>
          </table:table-cell>
          <table:table-cell table:formula="of:=[.G1210]-[.B1355]" office:value-type="float" office:value="3.7133800983429" calcext:value-type="float">
            <text:p>3.7133800983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69901.22688" calcext:value-type="float">
            <text:p>1442769901.22688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6.7564699649811" calcext:value-type="float">
            <text:p>36.756469965</text:p>
          </table:table-cell>
          <table:table-cell table:formula="of:=[.C1211]/([.D1211]-[.D1210])" office:value-type="float" office:value="776961.107058689" calcext:value-type="float">
            <text:p>776961.107058689</text:p>
          </table:table-cell>
          <table:table-cell/>
          <table:table-cell office:value-type="float" office:value="1442769906.30771" calcext:value-type="float">
            <text:p>1442769906.30771</text:p>
          </table:table-cell>
          <table:table-cell table:formula="of:=[.G1211]-[.B1356]" office:value-type="float" office:value="3.70723986625671" calcext:value-type="float">
            <text:p>3.7072398663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69901.23732" calcext:value-type="float">
            <text:p>1442769901.23732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6.7669098377228" calcext:value-type="float">
            <text:p>36.7669098377</text:p>
          </table:table-cell>
          <table:table-cell table:formula="of:=[.C1212]/([.D1212]-[.D1211])" office:value-type="float" office:value="775488.380012789" calcext:value-type="float">
            <text:p>775488.380012789</text:p>
          </table:table-cell>
          <table:table-cell/>
          <table:table-cell office:value-type="float" office:value="1442769906.31739" calcext:value-type="float">
            <text:p>1442769906.31739</text:p>
          </table:table-cell>
          <table:table-cell table:formula="of:=[.G1212]-[.B1357]" office:value-type="float" office:value="3.7084698677063" calcext:value-type="float">
            <text:p>3.7084698677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69901.24775" calcext:value-type="float">
            <text:p>1442769901.24775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6.7773399353027" calcext:value-type="float">
            <text:p>36.7773399353</text:p>
          </table:table-cell>
          <table:table-cell table:formula="of:=[.C1213]/([.D1213]-[.D1212])" office:value-type="float" office:value="776215.173246166" calcext:value-type="float">
            <text:p>776215.173246166</text:p>
          </table:table-cell>
          <table:table-cell/>
          <table:table-cell office:value-type="float" office:value="1442769906.32949" calcext:value-type="float">
            <text:p>1442769906.32949</text:p>
          </table:table-cell>
          <table:table-cell table:formula="of:=[.G1213]-[.B1358]" office:value-type="float" office:value="3.71209001541138" calcext:value-type="float">
            <text:p>3.7120900154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69901.25816" calcext:value-type="float">
            <text:p>1442769901.25816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6.787750005722" calcext:value-type="float">
            <text:p>36.7877500057</text:p>
          </table:table-cell>
          <table:table-cell table:formula="of:=[.C1214]/([.D1214]-[.D1213])" office:value-type="float" office:value="777708.475917825" calcext:value-type="float">
            <text:p>777708.475917825</text:p>
          </table:table-cell>
          <table:table-cell/>
          <table:table-cell office:value-type="float" office:value="1442769906.3319" calcext:value-type="float">
            <text:p>1442769906.3319</text:p>
          </table:table-cell>
          <table:table-cell table:formula="of:=[.G1214]-[.B1359]" office:value-type="float" office:value="3.70599985122681" calcext:value-type="float">
            <text:p>3.7059998512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69901.26851" calcext:value-type="float">
            <text:p>1442769901.26851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6.7980999946594" calcext:value-type="float">
            <text:p>36.7980999947</text:p>
          </table:table-cell>
          <table:table-cell table:formula="of:=[.C1215]/([.D1215]-[.D1214])" office:value-type="float" office:value="782223.058303195" calcext:value-type="float">
            <text:p>782223.058303195</text:p>
          </table:table-cell>
          <table:table-cell/>
          <table:table-cell office:value-type="float" office:value="1442769906.34154" calcext:value-type="float">
            <text:p>1442769906.34154</text:p>
          </table:table-cell>
          <table:table-cell table:formula="of:=[.G1215]-[.B1360]" office:value-type="float" office:value="3.70707011222839" calcext:value-type="float">
            <text:p>3.7070701122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69901.27893" calcext:value-type="float">
            <text:p>1442769901.27893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6.8085198402405" calcext:value-type="float">
            <text:p>36.8085198402</text:p>
          </table:table-cell>
          <table:table-cell table:formula="of:=[.C1216]/([.D1216]-[.D1215])" office:value-type="float" office:value="776978.884861798" calcext:value-type="float">
            <text:p>776978.884861798</text:p>
          </table:table-cell>
          <table:table-cell/>
          <table:table-cell office:value-type="float" office:value="1442769906.35364" calcext:value-type="float">
            <text:p>1442769906.35364</text:p>
          </table:table-cell>
          <table:table-cell table:formula="of:=[.G1216]-[.B1361]" office:value-type="float" office:value="3.71069002151489" calcext:value-type="float">
            <text:p>3.7106900215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69901.28934" calcext:value-type="float">
            <text:p>1442769901.28934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6.8189299106598" calcext:value-type="float">
            <text:p>36.8189299107</text:p>
          </table:table-cell>
          <table:table-cell table:formula="of:=[.C1217]/([.D1217]-[.D1216])" office:value-type="float" office:value="777708.475917825" calcext:value-type="float">
            <text:p>777708.475917825</text:p>
          </table:table-cell>
          <table:table-cell/>
          <table:table-cell office:value-type="float" office:value="1442769906.35608" calcext:value-type="float">
            <text:p>1442769906.35608</text:p>
          </table:table-cell>
          <table:table-cell table:formula="of:=[.G1217]-[.B1362]" office:value-type="float" office:value="3.70463013648987" calcext:value-type="float">
            <text:p>3.7046301365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69901.29975" calcext:value-type="float">
            <text:p>1442769901.29975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6.8293399810791" calcext:value-type="float">
            <text:p>36.8293399811</text:p>
          </table:table-cell>
          <table:table-cell table:formula="of:=[.C1218]/([.D1218]-[.D1217])" office:value-type="float" office:value="777708.475917825" calcext:value-type="float">
            <text:p>777708.475917825</text:p>
          </table:table-cell>
          <table:table-cell/>
          <table:table-cell office:value-type="float" office:value="1442769906.36574" calcext:value-type="float">
            <text:p>1442769906.36574</text:p>
          </table:table-cell>
          <table:table-cell table:formula="of:=[.G1218]-[.B1363]" office:value-type="float" office:value="3.70585012435913" calcext:value-type="float">
            <text:p>3.7058501244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69901.31016" calcext:value-type="float">
            <text:p>1442769901.31016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6.8397498130798" calcext:value-type="float">
            <text:p>36.8397498131</text:p>
          </table:table-cell>
          <table:table-cell table:formula="of:=[.C1219]/([.D1219]-[.D1218])" office:value-type="float" office:value="777726.287939169" calcext:value-type="float">
            <text:p>777726.287939169</text:p>
          </table:table-cell>
          <table:table-cell/>
          <table:table-cell office:value-type="float" office:value="1442769906.37792" calcext:value-type="float">
            <text:p>1442769906.37792</text:p>
          </table:table-cell>
          <table:table-cell table:formula="of:=[.G1219]-[.B1364]" office:value-type="float" office:value="3.70955991744995" calcext:value-type="float">
            <text:p>3.7095599174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69901.32059" calcext:value-type="float">
            <text:p>1442769901.32059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6.8501799106598" calcext:value-type="float">
            <text:p>36.8501799107</text:p>
          </table:table-cell>
          <table:table-cell table:formula="of:=[.C1220]/([.D1220]-[.D1219])" office:value-type="float" office:value="776215.173246166" calcext:value-type="float">
            <text:p>776215.173246166</text:p>
          </table:table-cell>
          <table:table-cell/>
          <table:table-cell office:value-type="float" office:value="1442769906.38999" calcext:value-type="float">
            <text:p>1442769906.38999</text:p>
          </table:table-cell>
          <table:table-cell table:formula="of:=[.G1220]-[.B1365]" office:value-type="float" office:value="3.71316003799438" calcext:value-type="float">
            <text:p>3.713160038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69901.33104" calcext:value-type="float">
            <text:p>1442769901.33104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6.8606297969818" calcext:value-type="float">
            <text:p>36.860629797</text:p>
          </table:table-cell>
          <table:table-cell table:formula="of:=[.C1221]/([.D1221]-[.D1220])" office:value-type="float" office:value="774745.269997719" calcext:value-type="float">
            <text:p>774745.269997719</text:p>
          </table:table-cell>
          <table:table-cell/>
          <table:table-cell office:value-type="float" office:value="1442769906.39239" calcext:value-type="float">
            <text:p>1442769906.39239</text:p>
          </table:table-cell>
          <table:table-cell table:formula="of:=[.G1221]-[.B1366]" office:value-type="float" office:value="3.70708012580872" calcext:value-type="float">
            <text:p>3.7070801258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69901.34146" calcext:value-type="float">
            <text:p>1442769901.34146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6.8710498809814" calcext:value-type="float">
            <text:p>36.871049881</text:p>
          </table:table-cell>
          <table:table-cell table:formula="of:=[.C1222]/([.D1222]-[.D1221])" office:value-type="float" office:value="776961.107058689" calcext:value-type="float">
            <text:p>776961.107058689</text:p>
          </table:table-cell>
          <table:table-cell/>
          <table:table-cell office:value-type="float" office:value="1442769906.40202" calcext:value-type="float">
            <text:p>1442769906.40202</text:p>
          </table:table-cell>
          <table:table-cell table:formula="of:=[.G1222]-[.B1367]" office:value-type="float" office:value="3.70826005935669" calcext:value-type="float">
            <text:p>3.7082600594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69901.35188" calcext:value-type="float">
            <text:p>1442769901.35188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6.8814699649811" calcext:value-type="float">
            <text:p>36.881469965</text:p>
          </table:table-cell>
          <table:table-cell table:formula="of:=[.C1223]/([.D1223]-[.D1222])" office:value-type="float" office:value="776961.107058689" calcext:value-type="float">
            <text:p>776961.107058689</text:p>
          </table:table-cell>
          <table:table-cell/>
          <table:table-cell office:value-type="float" office:value="1442769906.41416" calcext:value-type="float">
            <text:p>1442769906.41416</text:p>
          </table:table-cell>
          <table:table-cell table:formula="of:=[.G1223]-[.B1368]" office:value-type="float" office:value="3.71192002296448" calcext:value-type="float">
            <text:p>3.711920023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69901.3623" calcext:value-type="float">
            <text:p>1442769901.3623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6.8918898105621" calcext:value-type="float">
            <text:p>36.8918898106</text:p>
          </table:table-cell>
          <table:table-cell table:formula="of:=[.C1224]/([.D1224]-[.D1223])" office:value-type="float" office:value="776978.884861798" calcext:value-type="float">
            <text:p>776978.884861798</text:p>
          </table:table-cell>
          <table:table-cell/>
          <table:table-cell office:value-type="float" office:value="1442769906.41659" calcext:value-type="float">
            <text:p>1442769906.41659</text:p>
          </table:table-cell>
          <table:table-cell table:formula="of:=[.G1224]-[.B1369]" office:value-type="float" office:value="3.70582985877991" calcext:value-type="float">
            <text:p>3.7058298588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69901.37274" calcext:value-type="float">
            <text:p>1442769901.37274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6.9023299217224" calcext:value-type="float">
            <text:p>36.9023299217</text:p>
          </table:table-cell>
          <table:table-cell table:formula="of:=[.C1225]/([.D1225]-[.D1224])" office:value-type="float" office:value="775470.670351001" calcext:value-type="float">
            <text:p>775470.670351001</text:p>
          </table:table-cell>
          <table:table-cell/>
          <table:table-cell office:value-type="float" office:value="1442769906.42631" calcext:value-type="float">
            <text:p>1442769906.42631</text:p>
          </table:table-cell>
          <table:table-cell table:formula="of:=[.G1225]-[.B1370]" office:value-type="float" office:value="3.70708012580872" calcext:value-type="float">
            <text:p>3.7070801258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69901.38318" calcext:value-type="float">
            <text:p>1442769901.38318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6.9127697944641" calcext:value-type="float">
            <text:p>36.9127697945</text:p>
          </table:table-cell>
          <table:table-cell table:formula="of:=[.C1226]/([.D1226]-[.D1225])" office:value-type="float" office:value="775488.380012789" calcext:value-type="float">
            <text:p>775488.380012789</text:p>
          </table:table-cell>
          <table:table-cell/>
          <table:table-cell office:value-type="float" office:value="1442769906.43833" calcext:value-type="float">
            <text:p>1442769906.43833</text:p>
          </table:table-cell>
          <table:table-cell table:formula="of:=[.G1226]-[.B1371]" office:value-type="float" office:value="3.71057987213135" calcext:value-type="float">
            <text:p>3.7105798721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69901.3936" calcext:value-type="float">
            <text:p>1442769901.3936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6.9231898784637" calcext:value-type="float">
            <text:p>36.9231898785</text:p>
          </table:table-cell>
          <table:table-cell table:formula="of:=[.C1227]/([.D1227]-[.D1226])" office:value-type="float" office:value="776961.107058689" calcext:value-type="float">
            <text:p>776961.107058689</text:p>
          </table:table-cell>
          <table:table-cell/>
          <table:table-cell office:value-type="float" office:value="1442769906.44072" calcext:value-type="float">
            <text:p>1442769906.44072</text:p>
          </table:table-cell>
          <table:table-cell table:formula="of:=[.G1227]-[.B1372]" office:value-type="float" office:value="3.70449018478394" calcext:value-type="float">
            <text:p>3.7044901848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69901.40401" calcext:value-type="float">
            <text:p>1442769901.40401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6.9335999488831" calcext:value-type="float">
            <text:p>36.9335999489</text:p>
          </table:table-cell>
          <table:table-cell table:formula="of:=[.C1228]/([.D1228]-[.D1227])" office:value-type="float" office:value="777708.475917825" calcext:value-type="float">
            <text:p>777708.475917825</text:p>
          </table:table-cell>
          <table:table-cell/>
          <table:table-cell office:value-type="float" office:value="1442769906.45045" calcext:value-type="float">
            <text:p>1442769906.45045</text:p>
          </table:table-cell>
          <table:table-cell table:formula="of:=[.G1228]-[.B1373]" office:value-type="float" office:value="3.70573997497559" calcext:value-type="float">
            <text:p>3.705739975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69901.41454" calcext:value-type="float">
            <text:p>1442769901.41454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6.9441299438477" calcext:value-type="float">
            <text:p>36.9441299438</text:p>
          </table:table-cell>
          <table:table-cell table:formula="of:=[.C1229]/([.D1229]-[.D1228])" office:value-type="float" office:value="768851.269845583" calcext:value-type="float">
            <text:p>768851.269845583</text:p>
          </table:table-cell>
          <table:table-cell/>
          <table:table-cell office:value-type="float" office:value="1442769906.4626" calcext:value-type="float">
            <text:p>1442769906.4626</text:p>
          </table:table-cell>
          <table:table-cell table:formula="of:=[.G1229]-[.B1374]" office:value-type="float" office:value="3.7094099521637" calcext:value-type="float">
            <text:p>3.7094099522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69901.42499" calcext:value-type="float">
            <text:p>1442769901.42499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6.9545798301697" calcext:value-type="float">
            <text:p>36.9545798302</text:p>
          </table:table-cell>
          <table:table-cell table:formula="of:=[.C1230]/([.D1230]-[.D1229])" office:value-type="float" office:value="774745.269997719" calcext:value-type="float">
            <text:p>774745.269997719</text:p>
          </table:table-cell>
          <table:table-cell/>
          <table:table-cell office:value-type="float" office:value="1442769906.4747" calcext:value-type="float">
            <text:p>1442769906.4747</text:p>
          </table:table-cell>
          <table:table-cell table:formula="of:=[.G1230]-[.B1375]" office:value-type="float" office:value="3.71301007270813" calcext:value-type="float">
            <text:p>3.7130100727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69901.43537" calcext:value-type="float">
            <text:p>1442769901.43537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6.964959859848" calcext:value-type="float">
            <text:p>36.9649598598</text:p>
          </table:table-cell>
          <table:table-cell table:formula="of:=[.C1231]/([.D1231]-[.D1230])" office:value-type="float" office:value="779959.234306452" calcext:value-type="float">
            <text:p>779959.234306452</text:p>
          </table:table-cell>
          <table:table-cell/>
          <table:table-cell office:value-type="float" office:value="1442769906.47712" calcext:value-type="float">
            <text:p>1442769906.47712</text:p>
          </table:table-cell>
          <table:table-cell table:formula="of:=[.G1231]-[.B1376]" office:value-type="float" office:value="3.70701003074646" calcext:value-type="float">
            <text:p>3.7070100307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69901.44577" calcext:value-type="float">
            <text:p>1442769901.44577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6.975359916687" calcext:value-type="float">
            <text:p>36.9753599167</text:p>
          </table:table-cell>
          <table:table-cell table:formula="of:=[.C1232]/([.D1232]-[.D1231])" office:value-type="float" office:value="778457.283968731" calcext:value-type="float">
            <text:p>778457.283968731</text:p>
          </table:table-cell>
          <table:table-cell/>
          <table:table-cell office:value-type="float" office:value="1442769906.48676" calcext:value-type="float">
            <text:p>1442769906.48676</text:p>
          </table:table-cell>
          <table:table-cell table:formula="of:=[.G1232]-[.B1377]" office:value-type="float" office:value="3.70818996429443" calcext:value-type="float">
            <text:p>3.7081899643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69901.45613" calcext:value-type="float">
            <text:p>1442769901.45613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6.9857199192047" calcext:value-type="float">
            <text:p>36.9857199192</text:p>
          </table:table-cell>
          <table:table-cell table:formula="of:=[.C1233]/([.D1233]-[.D1232])" office:value-type="float" office:value="781466.991554093" calcext:value-type="float">
            <text:p>781466.991554093</text:p>
          </table:table-cell>
          <table:table-cell/>
          <table:table-cell office:value-type="float" office:value="1442769906.49885" calcext:value-type="float">
            <text:p>1442769906.49885</text:p>
          </table:table-cell>
          <table:table-cell table:formula="of:=[.G1233]-[.B1378]" office:value-type="float" office:value="3.71179008483887" calcext:value-type="float">
            <text:p>3.7117900848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69901.46656" calcext:value-type="float">
            <text:p>1442769901.46656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6.9961497783661" calcext:value-type="float">
            <text:p>36.9961497784</text:p>
          </table:table-cell>
          <table:table-cell table:formula="of:=[.C1234]/([.D1234]-[.D1233])" office:value-type="float" office:value="776232.916929548" calcext:value-type="float">
            <text:p>776232.916929548</text:p>
          </table:table-cell>
          <table:table-cell/>
          <table:table-cell office:value-type="float" office:value="1442769906.50127" calcext:value-type="float">
            <text:p>1442769906.50127</text:p>
          </table:table-cell>
          <table:table-cell table:formula="of:=[.G1234]-[.B1379]" office:value-type="float" office:value="3.70574998855591" calcext:value-type="float">
            <text:p>3.7057499886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69901.47704" calcext:value-type="float">
            <text:p>1442769901.47704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7.0066299438477" calcext:value-type="float">
            <text:p>37.0066299438</text:p>
          </table:table-cell>
          <table:table-cell table:formula="of:=[.C1235]/([.D1235]-[.D1234])" office:value-type="float" office:value="772506.885911231" calcext:value-type="float">
            <text:p>772506.885911231</text:p>
          </table:table-cell>
          <table:table-cell/>
          <table:table-cell office:value-type="float" office:value="1442769906.51099" calcext:value-type="float">
            <text:p>1442769906.51099</text:p>
          </table:table-cell>
          <table:table-cell table:formula="of:=[.G1235]-[.B1380]" office:value-type="float" office:value="3.70696997642517" calcext:value-type="float">
            <text:p>3.7069699764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69901.48755" calcext:value-type="float">
            <text:p>1442769901.48755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7.0171399116516" calcext:value-type="float">
            <text:p>37.0171399117</text:p>
          </table:table-cell>
          <table:table-cell table:formula="of:=[.C1236]/([.D1236]-[.D1235])" office:value-type="float" office:value="770316.346445261" calcext:value-type="float">
            <text:p>770316.346445261</text:p>
          </table:table-cell>
          <table:table-cell/>
          <table:table-cell office:value-type="float" office:value="1442769906.52309" calcext:value-type="float">
            <text:p>1442769906.52309</text:p>
          </table:table-cell>
          <table:table-cell table:formula="of:=[.G1236]-[.B1381]" office:value-type="float" office:value="3.71058988571167" calcext:value-type="float">
            <text:p>3.7105898857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69901.49799" calcext:value-type="float">
            <text:p>1442769901.49799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7.0275797843933" calcext:value-type="float">
            <text:p>37.0275797844</text:p>
          </table:table-cell>
          <table:table-cell table:formula="of:=[.C1237]/([.D1237]-[.D1236])" office:value-type="float" office:value="775488.380012789" calcext:value-type="float">
            <text:p>775488.380012789</text:p>
          </table:table-cell>
          <table:table-cell/>
          <table:table-cell office:value-type="float" office:value="1442769906.5255" calcext:value-type="float">
            <text:p>1442769906.5255</text:p>
          </table:table-cell>
          <table:table-cell table:formula="of:=[.G1237]-[.B1382]" office:value-type="float" office:value="3.70454001426697" calcext:value-type="float">
            <text:p>3.7045400143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69901.50845" calcext:value-type="float">
            <text:p>1442769901.50845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7.0380399227142" calcext:value-type="float">
            <text:p>37.0380399227</text:p>
          </table:table-cell>
          <table:table-cell table:formula="of:=[.C1238]/([.D1238]-[.D1237])" office:value-type="float" office:value="773985.940874798" calcext:value-type="float">
            <text:p>773985.940874798</text:p>
          </table:table-cell>
          <table:table-cell/>
          <table:table-cell office:value-type="float" office:value="1442769906.53529" calcext:value-type="float">
            <text:p>1442769906.53529</text:p>
          </table:table-cell>
          <table:table-cell table:formula="of:=[.G1238]-[.B1383]" office:value-type="float" office:value="3.7058699131012" calcext:value-type="float">
            <text:p>3.7058699131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69901.51889" calcext:value-type="float">
            <text:p>1442769901.51889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7.0484797954559" calcext:value-type="float">
            <text:p>37.0484797955</text:p>
          </table:table-cell>
          <table:table-cell table:formula="of:=[.C1239]/([.D1239]-[.D1238])" office:value-type="float" office:value="775488.380012789" calcext:value-type="float">
            <text:p>775488.380012789</text:p>
          </table:table-cell>
          <table:table-cell/>
          <table:table-cell office:value-type="float" office:value="1442769906.5473" calcext:value-type="float">
            <text:p>1442769906.5473</text:p>
          </table:table-cell>
          <table:table-cell table:formula="of:=[.G1239]-[.B1384]" office:value-type="float" office:value="3.70939016342163" calcext:value-type="float">
            <text:p>3.7093901634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69901.5293" calcext:value-type="float">
            <text:p>1442769901.5293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7.0588898658752" calcext:value-type="float">
            <text:p>37.0588898659</text:p>
          </table:table-cell>
          <table:table-cell table:formula="of:=[.C1240]/([.D1240]-[.D1239])" office:value-type="float" office:value="777708.475917825" calcext:value-type="float">
            <text:p>777708.475917825</text:p>
          </table:table-cell>
          <table:table-cell/>
          <table:table-cell office:value-type="float" office:value="1442769906.55927" calcext:value-type="float">
            <text:p>1442769906.55927</text:p>
          </table:table-cell>
          <table:table-cell table:formula="of:=[.G1240]-[.B1385]" office:value-type="float" office:value="3.71280980110168" calcext:value-type="float">
            <text:p>3.7128098011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69901.53968" calcext:value-type="float">
            <text:p>1442769901.53968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7.0692698955536" calcext:value-type="float">
            <text:p>37.0692698956</text:p>
          </table:table-cell>
          <table:table-cell table:formula="of:=[.C1241]/([.D1241]-[.D1240])" office:value-type="float" office:value="779959.234306452" calcext:value-type="float">
            <text:p>779959.234306452</text:p>
          </table:table-cell>
          <table:table-cell/>
          <table:table-cell office:value-type="float" office:value="1442769906.56166" calcext:value-type="float">
            <text:p>1442769906.56166</text:p>
          </table:table-cell>
          <table:table-cell table:formula="of:=[.G1241]-[.B1386]" office:value-type="float" office:value="3.70675015449524" calcext:value-type="float">
            <text:p>3.7067501545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69901.55009" calcext:value-type="float">
            <text:p>1442769901.55009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7.0796799659729" calcext:value-type="float">
            <text:p>37.079679966</text:p>
          </table:table-cell>
          <table:table-cell table:formula="of:=[.C1242]/([.D1242]-[.D1241])" office:value-type="float" office:value="777708.475917825" calcext:value-type="float">
            <text:p>777708.475917825</text:p>
          </table:table-cell>
          <table:table-cell/>
          <table:table-cell office:value-type="float" office:value="1442769906.57137" calcext:value-type="float">
            <text:p>1442769906.57137</text:p>
          </table:table-cell>
          <table:table-cell table:formula="of:=[.G1242]-[.B1387]" office:value-type="float" office:value="3.70799994468689" calcext:value-type="float">
            <text:p>3.7079999447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69901.56046" calcext:value-type="float">
            <text:p>1442769901.56046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7.0900499820709" calcext:value-type="float">
            <text:p>37.0900499821</text:p>
          </table:table-cell>
          <table:table-cell table:formula="of:=[.C1243]/([.D1243]-[.D1242])" office:value-type="float" office:value="780712.384963789" calcext:value-type="float">
            <text:p>780712.384963789</text:p>
          </table:table-cell>
          <table:table-cell/>
          <table:table-cell office:value-type="float" office:value="1442769906.58357" calcext:value-type="float">
            <text:p>1442769906.58357</text:p>
          </table:table-cell>
          <table:table-cell table:formula="of:=[.G1243]-[.B1388]" office:value-type="float" office:value="3.71173000335693" calcext:value-type="float">
            <text:p>3.7117300034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69901.57085" calcext:value-type="float">
            <text:p>1442769901.57085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7.100439786911" calcext:value-type="float">
            <text:p>37.1004397869</text:p>
          </table:table-cell>
          <table:table-cell table:formula="of:=[.C1244]/([.D1244]-[.D1243])" office:value-type="float" office:value="779225.416127404" calcext:value-type="float">
            <text:p>779225.416127404</text:p>
          </table:table-cell>
          <table:table-cell/>
          <table:table-cell office:value-type="float" office:value="1442769906.58598" calcext:value-type="float">
            <text:p>1442769906.58598</text:p>
          </table:table-cell>
          <table:table-cell table:formula="of:=[.G1244]-[.B1389]" office:value-type="float" office:value="3.70566987991333" calcext:value-type="float">
            <text:p>3.7056698799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69901.58118" calcext:value-type="float">
            <text:p>1442769901.58118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7.1107699871063" calcext:value-type="float">
            <text:p>37.1107699871</text:p>
          </table:table-cell>
          <table:table-cell table:formula="of:=[.C1245]/([.D1245]-[.D1244])" office:value-type="float" office:value="783721.500738552" calcext:value-type="float">
            <text:p>783721.500738552</text:p>
          </table:table-cell>
          <table:table-cell/>
          <table:table-cell office:value-type="float" office:value="1442769906.5957" calcext:value-type="float">
            <text:p>1442769906.5957</text:p>
          </table:table-cell>
          <table:table-cell table:formula="of:=[.G1245]-[.B1390]" office:value-type="float" office:value="3.70691990852356" calcext:value-type="float">
            <text:p>3.7069199085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69901.59153" calcext:value-type="float">
            <text:p>1442769901.59153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7.1211199760437" calcext:value-type="float">
            <text:p>37.121119976</text:p>
          </table:table-cell>
          <table:table-cell table:formula="of:=[.C1246]/([.D1246]-[.D1245])" office:value-type="float" office:value="782223.058303195" calcext:value-type="float">
            <text:p>782223.058303195</text:p>
          </table:table-cell>
          <table:table-cell/>
          <table:table-cell office:value-type="float" office:value="1442769906.60776" calcext:value-type="float">
            <text:p>1442769906.60776</text:p>
          </table:table-cell>
          <table:table-cell table:formula="of:=[.G1246]-[.B1391]" office:value-type="float" office:value="3.71044993400574" calcext:value-type="float">
            <text:p>3.710449934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69901.60191" calcext:value-type="float">
            <text:p>1442769901.60191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7.131500005722" calcext:value-type="float">
            <text:p>37.1315000057</text:p>
          </table:table-cell>
          <table:table-cell table:formula="of:=[.C1247]/([.D1247]-[.D1246])" office:value-type="float" office:value="779959.234306452" calcext:value-type="float">
            <text:p>779959.234306452</text:p>
          </table:table-cell>
          <table:table-cell/>
          <table:table-cell office:value-type="float" office:value="1442769906.61016" calcext:value-type="float">
            <text:p>1442769906.61016</text:p>
          </table:table-cell>
          <table:table-cell table:formula="of:=[.G1247]-[.B1392]" office:value-type="float" office:value="3.70441007614136" calcext:value-type="float">
            <text:p>3.7044100761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69901.61223" calcext:value-type="float">
            <text:p>1442769901.61223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7.1418199539185" calcext:value-type="float">
            <text:p>37.1418199539</text:p>
          </table:table-cell>
          <table:table-cell table:formula="of:=[.C1248]/([.D1248]-[.D1247])" office:value-type="float" office:value="784500.062007624" calcext:value-type="float">
            <text:p>784500.062007624</text:p>
          </table:table-cell>
          <table:table-cell/>
          <table:table-cell office:value-type="float" office:value="1442769906.61993" calcext:value-type="float">
            <text:p>1442769906.61993</text:p>
          </table:table-cell>
          <table:table-cell table:formula="of:=[.G1248]-[.B1393]" office:value-type="float" office:value="3.70571994781494" calcext:value-type="float">
            <text:p>3.7057199478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69901.62263" calcext:value-type="float">
            <text:p>1442769901.62263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7.1522197723389" calcext:value-type="float">
            <text:p>37.1522197723</text:p>
          </table:table-cell>
          <table:table-cell table:formula="of:=[.C1249]/([.D1249]-[.D1248])" office:value-type="float" office:value="778475.130307199" calcext:value-type="float">
            <text:p>778475.130307199</text:p>
          </table:table-cell>
          <table:table-cell/>
          <table:table-cell office:value-type="float" office:value="1442769906.63196" calcext:value-type="float">
            <text:p>1442769906.63196</text:p>
          </table:table-cell>
          <table:table-cell table:formula="of:=[.G1249]-[.B1394]" office:value-type="float" office:value="3.70927000045776" calcext:value-type="float">
            <text:p>3.7092700005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69901.63298" calcext:value-type="float">
            <text:p>1442769901.63298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7.1625699996948" calcext:value-type="float">
            <text:p>37.1625699997</text:p>
          </table:table-cell>
          <table:table-cell table:formula="of:=[.C1250]/([.D1250]-[.D1249])" office:value-type="float" office:value="782205.039712522" calcext:value-type="float">
            <text:p>782205.039712522</text:p>
          </table:table-cell>
          <table:table-cell/>
          <table:table-cell office:value-type="float" office:value="1442769906.64411" calcext:value-type="float">
            <text:p>1442769906.64411</text:p>
          </table:table-cell>
          <table:table-cell table:formula="of:=[.G1250]-[.B1395]" office:value-type="float" office:value="3.71296000480652" calcext:value-type="float">
            <text:p>3.7129600048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69901.64332" calcext:value-type="float">
            <text:p>1442769901.64332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7.1729099750519" calcext:value-type="float">
            <text:p>37.1729099751</text:p>
          </table:table-cell>
          <table:table-cell table:formula="of:=[.C1251]/([.D1251]-[.D1250])" office:value-type="float" office:value="782980.589453296" calcext:value-type="float">
            <text:p>782980.589453296</text:p>
          </table:table-cell>
          <table:table-cell/>
          <table:table-cell office:value-type="float" office:value="1442769906.64651" calcext:value-type="float">
            <text:p>1442769906.64651</text:p>
          </table:table-cell>
          <table:table-cell table:formula="of:=[.G1251]-[.B1396]" office:value-type="float" office:value="3.70689988136291" calcext:value-type="float">
            <text:p>3.7068998814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69901.65372" calcext:value-type="float">
            <text:p>1442769901.65372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7.1833097934723" calcext:value-type="float">
            <text:p>37.1833097935</text:p>
          </table:table-cell>
          <table:table-cell table:formula="of:=[.C1252]/([.D1252]-[.D1251])" office:value-type="float" office:value="778475.130307199" calcext:value-type="float">
            <text:p>778475.130307199</text:p>
          </table:table-cell>
          <table:table-cell/>
          <table:table-cell office:value-type="float" office:value="1442769906.65616" calcext:value-type="float">
            <text:p>1442769906.65616</text:p>
          </table:table-cell>
          <table:table-cell table:formula="of:=[.G1252]-[.B1397]" office:value-type="float" office:value="3.70808005332947" calcext:value-type="float">
            <text:p>3.7080800533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69901.66413" calcext:value-type="float">
            <text:p>1442769901.66413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7.1937198638916" calcext:value-type="float">
            <text:p>37.1937198639</text:p>
          </table:table-cell>
          <table:table-cell table:formula="of:=[.C1253]/([.D1253]-[.D1252])" office:value-type="float" office:value="777708.475917825" calcext:value-type="float">
            <text:p>777708.475917825</text:p>
          </table:table-cell>
          <table:table-cell/>
          <table:table-cell office:value-type="float" office:value="1442769906.66832" calcext:value-type="float">
            <text:p>1442769906.66832</text:p>
          </table:table-cell>
          <table:table-cell table:formula="of:=[.G1253]-[.B1398]" office:value-type="float" office:value="3.71178984642029" calcext:value-type="float">
            <text:p>3.7117898464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69901.67448" calcext:value-type="float">
            <text:p>1442769901.67448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7.204069852829" calcext:value-type="float">
            <text:p>37.2040698528</text:p>
          </table:table-cell>
          <table:table-cell table:formula="of:=[.C1254]/([.D1254]-[.D1253])" office:value-type="float" office:value="782223.058303195" calcext:value-type="float">
            <text:p>782223.058303195</text:p>
          </table:table-cell>
          <table:table-cell/>
          <table:table-cell office:value-type="float" office:value="1442769906.6707" calcext:value-type="float">
            <text:p>1442769906.6707</text:p>
          </table:table-cell>
          <table:table-cell table:formula="of:=[.G1254]-[.B1399]" office:value-type="float" office:value="3.70572018623352" calcext:value-type="float">
            <text:p>3.7057201862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69901.68483" calcext:value-type="float">
            <text:p>1442769901.68483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7.2144198417664" calcext:value-type="float">
            <text:p>37.2144198418</text:p>
          </table:table-cell>
          <table:table-cell table:formula="of:=[.C1255]/([.D1255]-[.D1254])" office:value-type="float" office:value="782223.058303195" calcext:value-type="float">
            <text:p>782223.058303195</text:p>
          </table:table-cell>
          <table:table-cell/>
          <table:table-cell office:value-type="float" office:value="1442769906.68033" calcext:value-type="float">
            <text:p>1442769906.68033</text:p>
          </table:table-cell>
          <table:table-cell table:formula="of:=[.G1255]-[.B1400]" office:value-type="float" office:value="3.70683002471924" calcext:value-type="float">
            <text:p>3.7068300247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69901.69519" calcext:value-type="float">
            <text:p>1442769901.69519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7.2247798442841" calcext:value-type="float">
            <text:p>37.2247798443</text:p>
          </table:table-cell>
          <table:table-cell table:formula="of:=[.C1256]/([.D1256]-[.D1255])" office:value-type="float" office:value="781466.991554093" calcext:value-type="float">
            <text:p>781466.991554093</text:p>
          </table:table-cell>
          <table:table-cell/>
          <table:table-cell office:value-type="float" office:value="1442769906.69248" calcext:value-type="float">
            <text:p>1442769906.69248</text:p>
          </table:table-cell>
          <table:table-cell table:formula="of:=[.G1256]-[.B1401]" office:value-type="float" office:value="3.71052002906799" calcext:value-type="float">
            <text:p>3.7105200291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69901.70554" calcext:value-type="float">
            <text:p>1442769901.70554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7.2351298332214" calcext:value-type="float">
            <text:p>37.2351298332</text:p>
          </table:table-cell>
          <table:table-cell table:formula="of:=[.C1257]/([.D1257]-[.D1256])" office:value-type="float" office:value="782223.058303195" calcext:value-type="float">
            <text:p>782223.058303195</text:p>
          </table:table-cell>
          <table:table-cell/>
          <table:table-cell office:value-type="float" office:value="1442769906.6949" calcext:value-type="float">
            <text:p>1442769906.6949</text:p>
          </table:table-cell>
          <table:table-cell table:formula="of:=[.G1257]-[.B1402]" office:value-type="float" office:value="3.70441007614136" calcext:value-type="float">
            <text:p>3.7044100761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69901.71598" calcext:value-type="float">
            <text:p>1442769901.71598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7.2455699443817" calcext:value-type="float">
            <text:p>37.2455699444</text:p>
          </table:table-cell>
          <table:table-cell table:formula="of:=[.C1258]/([.D1258]-[.D1257])" office:value-type="float" office:value="775470.670351001" calcext:value-type="float">
            <text:p>775470.670351001</text:p>
          </table:table-cell>
          <table:table-cell/>
          <table:table-cell office:value-type="float" office:value="1442769906.70465" calcext:value-type="float">
            <text:p>1442769906.70465</text:p>
          </table:table-cell>
          <table:table-cell table:formula="of:=[.G1258]-[.B1403]" office:value-type="float" office:value="3.70570993423462" calcext:value-type="float">
            <text:p>3.7057099342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69901.72641" calcext:value-type="float">
            <text:p>1442769901.72641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7.2559998035431" calcext:value-type="float">
            <text:p>37.2559998035</text:p>
          </table:table-cell>
          <table:table-cell table:formula="of:=[.C1259]/([.D1259]-[.D1258])" office:value-type="float" office:value="776232.916929548" calcext:value-type="float">
            <text:p>776232.916929548</text:p>
          </table:table-cell>
          <table:table-cell/>
          <table:table-cell office:value-type="float" office:value="1442769906.71678" calcext:value-type="float">
            <text:p>1442769906.71678</text:p>
          </table:table-cell>
          <table:table-cell table:formula="of:=[.G1259]-[.B1404]" office:value-type="float" office:value="3.70946002006531" calcext:value-type="float">
            <text:p>3.7094600201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69901.73688" calcext:value-type="float">
            <text:p>1442769901.73688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7.2664699554443" calcext:value-type="float">
            <text:p>37.2664699554</text:p>
          </table:table-cell>
          <table:table-cell table:formula="of:=[.C1260]/([.D1260]-[.D1259])" office:value-type="float" office:value="773245.706114084" calcext:value-type="float">
            <text:p>773245.706114084</text:p>
          </table:table-cell>
          <table:table-cell/>
          <table:table-cell office:value-type="float" office:value="1442769906.72876" calcext:value-type="float">
            <text:p>1442769906.72876</text:p>
          </table:table-cell>
          <table:table-cell table:formula="of:=[.G1260]-[.B1405]" office:value-type="float" office:value="3.71309995651245" calcext:value-type="float">
            <text:p>3.7130999565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69901.74728" calcext:value-type="float">
            <text:p>1442769901.74728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7.2768697738647" calcext:value-type="float">
            <text:p>37.2768697739</text:p>
          </table:table-cell>
          <table:table-cell table:formula="of:=[.C1261]/([.D1261]-[.D1260])" office:value-type="float" office:value="778475.130307199" calcext:value-type="float">
            <text:p>778475.130307199</text:p>
          </table:table-cell>
          <table:table-cell/>
          <table:table-cell office:value-type="float" office:value="1442769906.73116" calcext:value-type="float">
            <text:p>1442769906.73116</text:p>
          </table:table-cell>
          <table:table-cell table:formula="of:=[.G1261]-[.B1406]" office:value-type="float" office:value="3.70715999603271" calcext:value-type="float">
            <text:p>3.707159996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69901.75771" calcext:value-type="float">
            <text:p>1442769901.75771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7.2872998714447" calcext:value-type="float">
            <text:p>37.2872998714</text:p>
          </table:table-cell>
          <table:table-cell table:formula="of:=[.C1262]/([.D1262]-[.D1261])" office:value-type="float" office:value="776215.173246166" calcext:value-type="float">
            <text:p>776215.173246166</text:p>
          </table:table-cell>
          <table:table-cell/>
          <table:table-cell office:value-type="float" office:value="1442769906.7409" calcext:value-type="float">
            <text:p>1442769906.7409</text:p>
          </table:table-cell>
          <table:table-cell table:formula="of:=[.G1262]-[.B1407]" office:value-type="float" office:value="3.70861005783081" calcext:value-type="float">
            <text:p>3.7086100578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69901.76813" calcext:value-type="float">
            <text:p>1442769901.76813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7.2977199554443" calcext:value-type="float">
            <text:p>37.2977199554</text:p>
          </table:table-cell>
          <table:table-cell table:formula="of:=[.C1263]/([.D1263]-[.D1262])" office:value-type="float" office:value="776961.107058689" calcext:value-type="float">
            <text:p>776961.107058689</text:p>
          </table:table-cell>
          <table:table-cell/>
          <table:table-cell office:value-type="float" office:value="1442769906.75296" calcext:value-type="float">
            <text:p>1442769906.75296</text:p>
          </table:table-cell>
          <table:table-cell table:formula="of:=[.G1263]-[.B1408]" office:value-type="float" office:value="3.71231007575989" calcext:value-type="float">
            <text:p>3.7123100758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69901.77855" calcext:value-type="float">
            <text:p>1442769901.77855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7.3081398010254" calcext:value-type="float">
            <text:p>37.308139801</text:p>
          </table:table-cell>
          <table:table-cell table:formula="of:=[.C1264]/([.D1264]-[.D1263])" office:value-type="float" office:value="776978.884861798" calcext:value-type="float">
            <text:p>776978.884861798</text:p>
          </table:table-cell>
          <table:table-cell/>
          <table:table-cell office:value-type="float" office:value="1442769906.75537" calcext:value-type="float">
            <text:p>1442769906.75537</text:p>
          </table:table-cell>
          <table:table-cell table:formula="of:=[.G1264]-[.B1409]" office:value-type="float" office:value="3.70637989044189" calcext:value-type="float">
            <text:p>3.7063798904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69901.78898" calcext:value-type="float">
            <text:p>1442769901.78898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7.3185698986053" calcext:value-type="float">
            <text:p>37.3185698986</text:p>
          </table:table-cell>
          <table:table-cell table:formula="of:=[.C1265]/([.D1265]-[.D1264])" office:value-type="float" office:value="776215.173246166" calcext:value-type="float">
            <text:p>776215.173246166</text:p>
          </table:table-cell>
          <table:table-cell/>
          <table:table-cell office:value-type="float" office:value="1442769906.76508" calcext:value-type="float">
            <text:p>1442769906.76508</text:p>
          </table:table-cell>
          <table:table-cell table:formula="of:=[.G1265]-[.B1410]" office:value-type="float" office:value="3.70774006843567" calcext:value-type="float">
            <text:p>3.7077400684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69901.79937" calcext:value-type="float">
            <text:p>1442769901.79937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7.328959941864" calcext:value-type="float">
            <text:p>37.3289599419</text:p>
          </table:table-cell>
          <table:table-cell table:formula="of:=[.C1266]/([.D1266]-[.D1265])" office:value-type="float" office:value="779207.535372542" calcext:value-type="float">
            <text:p>779207.535372542</text:p>
          </table:table-cell>
          <table:table-cell/>
          <table:table-cell office:value-type="float" office:value="1442769906.77717" calcext:value-type="float">
            <text:p>1442769906.77717</text:p>
          </table:table-cell>
          <table:table-cell table:formula="of:=[.G1266]-[.B1411]" office:value-type="float" office:value="3.71151995658875" calcext:value-type="float">
            <text:p>3.7115199566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69901.80977" calcext:value-type="float">
            <text:p>1442769901.80977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7.339359998703" calcext:value-type="float">
            <text:p>37.3393599987</text:p>
          </table:table-cell>
          <table:table-cell table:formula="of:=[.C1267]/([.D1267]-[.D1266])" office:value-type="float" office:value="778457.283968731" calcext:value-type="float">
            <text:p>778457.283968731</text:p>
          </table:table-cell>
          <table:table-cell/>
          <table:table-cell office:value-type="float" office:value="1442769906.78931" calcext:value-type="float">
            <text:p>1442769906.78931</text:p>
          </table:table-cell>
          <table:table-cell table:formula="of:=[.G1267]-[.B1412]" office:value-type="float" office:value="3.71535992622375" calcext:value-type="float">
            <text:p>3.7153599262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69901.82029" calcext:value-type="float">
            <text:p>1442769901.82029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7.3498799800873" calcext:value-type="float">
            <text:p>37.3498799801</text:p>
          </table:table-cell>
          <table:table-cell table:formula="of:=[.C1268]/([.D1268]-[.D1267])" office:value-type="float" office:value="769583.110869368" calcext:value-type="float">
            <text:p>769583.110869368</text:p>
          </table:table-cell>
          <table:table-cell/>
          <table:table-cell office:value-type="float" office:value="1442769906.79172" calcext:value-type="float">
            <text:p>1442769906.79172</text:p>
          </table:table-cell>
          <table:table-cell table:formula="of:=[.G1268]-[.B1413]" office:value-type="float" office:value="3.70941996574402" calcext:value-type="float">
            <text:p>3.7094199657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69901.83069" calcext:value-type="float">
            <text:p>1442769901.83069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7.3602797985077" calcext:value-type="float">
            <text:p>37.3602797985</text:p>
          </table:table-cell>
          <table:table-cell table:formula="of:=[.C1269]/([.D1269]-[.D1268])" office:value-type="float" office:value="778475.130307199" calcext:value-type="float">
            <text:p>778475.130307199</text:p>
          </table:table-cell>
          <table:table-cell/>
          <table:table-cell office:value-type="float" office:value="1442769906.80131" calcext:value-type="float">
            <text:p>1442769906.80131</text:p>
          </table:table-cell>
          <table:table-cell table:formula="of:=[.G1269]-[.B1414]" office:value-type="float" office:value="3.71070003509521" calcext:value-type="float">
            <text:p>3.7107000351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69901.84111" calcext:value-type="float">
            <text:p>1442769901.84111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7.3706998825073" calcext:value-type="float">
            <text:p>37.3706998825</text:p>
          </table:table-cell>
          <table:table-cell table:formula="of:=[.C1270]/([.D1270]-[.D1269])" office:value-type="float" office:value="776961.107058689" calcext:value-type="float">
            <text:p>776961.107058689</text:p>
          </table:table-cell>
          <table:table-cell/>
          <table:table-cell office:value-type="float" office:value="1442769906.81346" calcext:value-type="float">
            <text:p>1442769906.81346</text:p>
          </table:table-cell>
          <table:table-cell table:formula="of:=[.G1270]-[.B1415]" office:value-type="float" office:value="3.71455001831055" calcext:value-type="float">
            <text:p>3.7145500183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69901.85147" calcext:value-type="float">
            <text:p>1442769901.85147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7.381059885025" calcext:value-type="float">
            <text:p>37.381059885</text:p>
          </table:table-cell>
          <table:table-cell table:formula="of:=[.C1271]/([.D1271]-[.D1270])" office:value-type="float" office:value="781466.991554093" calcext:value-type="float">
            <text:p>781466.991554093</text:p>
          </table:table-cell>
          <table:table-cell/>
          <table:table-cell office:value-type="float" office:value="1442769906.81587" calcext:value-type="float">
            <text:p>1442769906.81587</text:p>
          </table:table-cell>
          <table:table-cell table:formula="of:=[.G1271]-[.B1416]" office:value-type="float" office:value="3.70860004425049" calcext:value-type="float">
            <text:p>3.7086000443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69901.86186" calcext:value-type="float">
            <text:p>1442769901.86186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7.3914499282837" calcext:value-type="float">
            <text:p>37.3914499283</text:p>
          </table:table-cell>
          <table:table-cell table:formula="of:=[.C1272]/([.D1272]-[.D1271])" office:value-type="float" office:value="779207.535372542" calcext:value-type="float">
            <text:p>779207.535372542</text:p>
          </table:table-cell>
          <table:table-cell/>
          <table:table-cell office:value-type="float" office:value="1442769906.82559" calcext:value-type="float">
            <text:p>1442769906.82559</text:p>
          </table:table-cell>
          <table:table-cell table:formula="of:=[.G1272]-[.B1417]" office:value-type="float" office:value="3.70999979972839" calcext:value-type="float">
            <text:p>3.7099997997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69901.87233" calcext:value-type="float">
            <text:p>1442769901.87233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7.4019198417664" calcext:value-type="float">
            <text:p>37.4019198418</text:p>
          </table:table-cell>
          <table:table-cell table:formula="of:=[.C1273]/([.D1273]-[.D1272])" office:value-type="float" office:value="773263.314296124" calcext:value-type="float">
            <text:p>773263.314296124</text:p>
          </table:table-cell>
          <table:table-cell/>
          <table:table-cell office:value-type="float" office:value="1442769906.8377" calcext:value-type="float">
            <text:p>1442769906.8377</text:p>
          </table:table-cell>
          <table:table-cell table:formula="of:=[.G1273]-[.B1418]" office:value-type="float" office:value="3.71376991271973" calcext:value-type="float">
            <text:p>3.7137699127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69901.88271" calcext:value-type="float">
            <text:p>1442769901.88271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7.4122998714447" calcext:value-type="float">
            <text:p>37.4122998714</text:p>
          </table:table-cell>
          <table:table-cell table:formula="of:=[.C1274]/([.D1274]-[.D1273])" office:value-type="float" office:value="779959.234306452" calcext:value-type="float">
            <text:p>779959.234306452</text:p>
          </table:table-cell>
          <table:table-cell/>
          <table:table-cell office:value-type="float" office:value="1442769906.84011" calcext:value-type="float">
            <text:p>1442769906.84011</text:p>
          </table:table-cell>
          <table:table-cell table:formula="of:=[.G1274]-[.B1419]" office:value-type="float" office:value="3.70784997940063" calcext:value-type="float">
            <text:p>3.7078499794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69901.8932" calcext:value-type="float">
            <text:p>1442769901.8932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7.422789812088" calcext:value-type="float">
            <text:p>37.4227898121</text:p>
          </table:table-cell>
          <table:table-cell table:formula="of:=[.C1275]/([.D1275]-[.D1274])" office:value-type="float" office:value="771787.017228056" calcext:value-type="float">
            <text:p>771787.017228056</text:p>
          </table:table-cell>
          <table:table-cell/>
          <table:table-cell office:value-type="float" office:value="1442769906.84973" calcext:value-type="float">
            <text:p>1442769906.84973</text:p>
          </table:table-cell>
          <table:table-cell table:formula="of:=[.G1275]-[.B1420]" office:value-type="float" office:value="3.7091600894928" calcext:value-type="float">
            <text:p>3.7091600895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69901.90364" calcext:value-type="float">
            <text:p>1442769901.90364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7.4332299232483" calcext:value-type="float">
            <text:p>37.4332299232</text:p>
          </table:table-cell>
          <table:table-cell table:formula="of:=[.C1276]/([.D1276]-[.D1275])" office:value-type="float" office:value="775470.670351001" calcext:value-type="float">
            <text:p>775470.670351001</text:p>
          </table:table-cell>
          <table:table-cell/>
          <table:table-cell office:value-type="float" office:value="1442769906.86185" calcext:value-type="float">
            <text:p>1442769906.86185</text:p>
          </table:table-cell>
          <table:table-cell table:formula="of:=[.G1276]-[.B1421]" office:value-type="float" office:value="3.71290993690491" calcext:value-type="float">
            <text:p>3.7129099369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69901.91407" calcext:value-type="float">
            <text:p>1442769901.91407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7.4436597824097" calcext:value-type="float">
            <text:p>37.4436597824</text:p>
          </table:table-cell>
          <table:table-cell table:formula="of:=[.C1277]/([.D1277]-[.D1276])" office:value-type="float" office:value="776232.916929548" calcext:value-type="float">
            <text:p>776232.916929548</text:p>
          </table:table-cell>
          <table:table-cell/>
          <table:table-cell office:value-type="float" office:value="1442769906.87397" calcext:value-type="float">
            <text:p>1442769906.87397</text:p>
          </table:table-cell>
          <table:table-cell table:formula="of:=[.G1277]-[.B1422]" office:value-type="float" office:value="3.71665000915527" calcext:value-type="float">
            <text:p>3.7166500092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69901.92446" calcext:value-type="float">
            <text:p>1442769901.92446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7.4540498256683" calcext:value-type="float">
            <text:p>37.4540498257</text:p>
          </table:table-cell>
          <table:table-cell table:formula="of:=[.C1278]/([.D1278]-[.D1277])" office:value-type="float" office:value="779207.535372542" calcext:value-type="float">
            <text:p>779207.535372542</text:p>
          </table:table-cell>
          <table:table-cell/>
          <table:table-cell office:value-type="float" office:value="1442769906.87638" calcext:value-type="float">
            <text:p>1442769906.87638</text:p>
          </table:table-cell>
          <table:table-cell table:formula="of:=[.G1278]-[.B1423]" office:value-type="float" office:value="3.71068000793457" calcext:value-type="float">
            <text:p>3.7106800079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69901.93486" calcext:value-type="float">
            <text:p>1442769901.93486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7.4644498825073" calcext:value-type="float">
            <text:p>37.4644498825</text:p>
          </table:table-cell>
          <table:table-cell table:formula="of:=[.C1279]/([.D1279]-[.D1278])" office:value-type="float" office:value="778457.283968731" calcext:value-type="float">
            <text:p>778457.283968731</text:p>
          </table:table-cell>
          <table:table-cell/>
          <table:table-cell office:value-type="float" office:value="1442769906.89821" calcext:value-type="float">
            <text:p>1442769906.89821</text:p>
          </table:table-cell>
          <table:table-cell table:formula="of:=[.G1279]-[.B1424]" office:value-type="float" office:value="3.72412014007568" calcext:value-type="float">
            <text:p>3.7241201401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69901.94529" calcext:value-type="float">
            <text:p>1442769901.94529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7.4748799800873" calcext:value-type="float">
            <text:p>37.4748799801</text:p>
          </table:table-cell>
          <table:table-cell table:formula="of:=[.C1280]/([.D1280]-[.D1279])" office:value-type="float" office:value="776215.173246166" calcext:value-type="float">
            <text:p>776215.173246166</text:p>
          </table:table-cell>
          <table:table-cell/>
          <table:table-cell office:value-type="float" office:value="1442769906.90062" calcext:value-type="float">
            <text:p>1442769906.90062</text:p>
          </table:table-cell>
          <table:table-cell table:formula="of:=[.G1280]-[.B1425]" office:value-type="float" office:value="3.71815991401672" calcext:value-type="float">
            <text:p>3.718159914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69901.95565" calcext:value-type="float">
            <text:p>1442769901.95565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7.485239982605" calcext:value-type="float">
            <text:p>37.4852399826</text:p>
          </table:table-cell>
          <table:table-cell table:formula="of:=[.C1281]/([.D1281]-[.D1280])" office:value-type="float" office:value="781466.991554093" calcext:value-type="float">
            <text:p>781466.991554093</text:p>
          </table:table-cell>
          <table:table-cell/>
          <table:table-cell office:value-type="float" office:value="1442769906.90303" calcext:value-type="float">
            <text:p>1442769906.90303</text:p>
          </table:table-cell>
          <table:table-cell table:formula="of:=[.G1281]-[.B1426]" office:value-type="float" office:value="3.71222996711731" calcext:value-type="float">
            <text:p>3.7122299671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69901.9661" calcext:value-type="float">
            <text:p>1442769901.9661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7.495689868927" calcext:value-type="float">
            <text:p>37.4956898689</text:p>
          </table:table-cell>
          <table:table-cell table:formula="of:=[.C1282]/([.D1282]-[.D1281])" office:value-type="float" office:value="774745.269997719" calcext:value-type="float">
            <text:p>774745.269997719</text:p>
          </table:table-cell>
          <table:table-cell/>
          <table:table-cell office:value-type="float" office:value="1442769906.92237" calcext:value-type="float">
            <text:p>1442769906.92237</text:p>
          </table:table-cell>
          <table:table-cell table:formula="of:=[.G1282]-[.B1427]" office:value-type="float" office:value="3.72322988510132" calcext:value-type="float">
            <text:p>3.7232298851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69901.97653" calcext:value-type="float">
            <text:p>1442769901.97653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7.506119966507" calcext:value-type="float">
            <text:p>37.5061199665</text:p>
          </table:table-cell>
          <table:table-cell table:formula="of:=[.C1283]/([.D1283]-[.D1282])" office:value-type="float" office:value="776215.173246166" calcext:value-type="float">
            <text:p>776215.173246166</text:p>
          </table:table-cell>
          <table:table-cell/>
          <table:table-cell office:value-type="float" office:value="1442769906.92475" calcext:value-type="float">
            <text:p>1442769906.92475</text:p>
          </table:table-cell>
          <table:table-cell table:formula="of:=[.G1283]-[.B1428]" office:value-type="float" office:value="3.71726012229919" calcext:value-type="float">
            <text:p>3.7172601223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69901.98692" calcext:value-type="float">
            <text:p>1442769901.98692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7.5165100097656" calcext:value-type="float">
            <text:p>37.5165100098</text:p>
          </table:table-cell>
          <table:table-cell table:formula="of:=[.C1284]/([.D1284]-[.D1283])" office:value-type="float" office:value="779207.535372542" calcext:value-type="float">
            <text:p>779207.535372542</text:p>
          </table:table-cell>
          <table:table-cell/>
          <table:table-cell office:value-type="float" office:value="1442769906.92721" calcext:value-type="float">
            <text:p>1442769906.92721</text:p>
          </table:table-cell>
          <table:table-cell table:formula="of:=[.G1284]-[.B1429]" office:value-type="float" office:value="3.71135997772217" calcext:value-type="float">
            <text:p>3.7113599777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69901.99736" calcext:value-type="float">
            <text:p>1442769901.99736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7.5269498825073" calcext:value-type="float">
            <text:p>37.5269498825</text:p>
          </table:table-cell>
          <table:table-cell table:formula="of:=[.C1285]/([.D1285]-[.D1284])" office:value-type="float" office:value="775488.380012789" calcext:value-type="float">
            <text:p>775488.380012789</text:p>
          </table:table-cell>
          <table:table-cell/>
          <table:table-cell office:value-type="float" office:value="1442769906.94657" calcext:value-type="float">
            <text:p>1442769906.94657</text:p>
          </table:table-cell>
          <table:table-cell table:formula="of:=[.G1285]-[.B1430]" office:value-type="float" office:value="3.72237992286682" calcext:value-type="float">
            <text:p>3.7223799229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69902.00686" calcext:value-type="float">
            <text:p>1442769902.00686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7.5364499092102" calcext:value-type="float">
            <text:p>37.5364499092</text:p>
          </table:table-cell>
          <table:table-cell table:formula="of:=[.C1286]/([.D1286]-[.D1285])" office:value-type="float" office:value="852208.13090398" calcext:value-type="float">
            <text:p>852208.13090398</text:p>
          </table:table-cell>
          <table:table-cell/>
          <table:table-cell office:value-type="float" office:value="1442769906.94897" calcext:value-type="float">
            <text:p>1442769906.94897</text:p>
          </table:table-cell>
          <table:table-cell table:formula="of:=[.G1286]-[.B1431]" office:value-type="float" office:value="3.7164101600647" calcext:value-type="float">
            <text:p>3.7164101601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69902.01535" calcext:value-type="float">
            <text:p>1442769902.01535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7.544939994812" calcext:value-type="float">
            <text:p>37.5449399948</text:p>
          </table:table-cell>
          <table:table-cell table:formula="of:=[.C1287]/([.D1287]-[.D1286])" office:value-type="float" office:value="953582.847065431" calcext:value-type="float">
            <text:p>953582.847065431</text:p>
          </table:table-cell>
          <table:table-cell/>
          <table:table-cell office:value-type="float" office:value="1442769906.95861" calcext:value-type="float">
            <text:p>1442769906.95861</text:p>
          </table:table-cell>
          <table:table-cell table:formula="of:=[.G1287]-[.B1432]" office:value-type="float" office:value="3.71777009963989" calcext:value-type="float">
            <text:p>3.717770099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69902.02379" calcext:value-type="float">
            <text:p>1442769902.02379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7.5533797740936" calcext:value-type="float">
            <text:p>37.5533797741</text:p>
          </table:table-cell>
          <table:table-cell table:formula="of:=[.C1288]/([.D1288]-[.D1287])" office:value-type="float" office:value="959266.792395265" calcext:value-type="float">
            <text:p>959266.792395265</text:p>
          </table:table-cell>
          <table:table-cell/>
          <table:table-cell office:value-type="float" office:value="1442769906.96101" calcext:value-type="float">
            <text:p>1442769906.96101</text:p>
          </table:table-cell>
          <table:table-cell table:formula="of:=[.G1288]-[.B1433]" office:value-type="float" office:value="3.71175003051758" calcext:value-type="float">
            <text:p>3.7117500305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69902.03229" calcext:value-type="float">
            <text:p>1442769902.03229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7.5618798732758" calcext:value-type="float">
            <text:p>37.5618798733</text:p>
          </table:table-cell>
          <table:table-cell table:formula="of:=[.C1289]/([.D1289]-[.D1288])" office:value-type="float" office:value="952459.474475485" calcext:value-type="float">
            <text:p>952459.474475485</text:p>
          </table:table-cell>
          <table:table-cell/>
          <table:table-cell office:value-type="float" office:value="1442769906.97074" calcext:value-type="float">
            <text:p>1442769906.97074</text:p>
          </table:table-cell>
          <table:table-cell table:formula="of:=[.G1289]-[.B1434]" office:value-type="float" office:value="3.71310019493103" calcext:value-type="float">
            <text:p>3.7131001949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69902.04074" calcext:value-type="float">
            <text:p>1442769902.04074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7.5703299045563" calcext:value-type="float">
            <text:p>37.5703299046</text:p>
          </table:table-cell>
          <table:table-cell table:formula="of:=[.C1290]/([.D1290]-[.D1289])" office:value-type="float" office:value="958102.96213532" calcext:value-type="float">
            <text:p>958102.96213532</text:p>
          </table:table-cell>
          <table:table-cell/>
          <table:table-cell office:value-type="float" office:value="1442769906.98284" calcext:value-type="float">
            <text:p>1442769906.98284</text:p>
          </table:table-cell>
          <table:table-cell table:formula="of:=[.G1290]-[.B1435]" office:value-type="float" office:value="3.71686005592346" calcext:value-type="float">
            <text:p>3.7168600559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69902.04926" calcext:value-type="float">
            <text:p>1442769902.04926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7.5788497924805" calcext:value-type="float">
            <text:p>37.5788497925</text:p>
          </table:table-cell>
          <table:table-cell table:formula="of:=[.C1291]/([.D1291]-[.D1290])" office:value-type="float" office:value="950247.241751784" calcext:value-type="float">
            <text:p>950247.241751784</text:p>
          </table:table-cell>
          <table:table-cell/>
          <table:table-cell office:value-type="float" office:value="1442769906.98525" calcext:value-type="float">
            <text:p>1442769906.98525</text:p>
          </table:table-cell>
          <table:table-cell table:formula="of:=[.G1291]-[.B1436]" office:value-type="float" office:value="3.71092009544373" calcext:value-type="float">
            <text:p>3.7109200954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69902.05779" calcext:value-type="float">
            <text:p>1442769902.05779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7.5873799324036" calcext:value-type="float">
            <text:p>37.5873799324</text:p>
          </table:table-cell>
          <table:table-cell table:formula="of:=[.C1292]/([.D1292]-[.D1291])" office:value-type="float" office:value="949105.181508189" calcext:value-type="float">
            <text:p>949105.181508189</text:p>
          </table:table-cell>
          <table:table-cell/>
          <table:table-cell office:value-type="float" office:value="1442769906.99488" calcext:value-type="float">
            <text:p>1442769906.99488</text:p>
          </table:table-cell>
          <table:table-cell table:formula="of:=[.G1292]-[.B1437]" office:value-type="float" office:value="3.71213984489441" calcext:value-type="float">
            <text:p>3.7121398449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69902.06632" calcext:value-type="float">
            <text:p>1442769902.06632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7.5959098339081" calcext:value-type="float">
            <text:p>37.5959098339</text:p>
          </table:table-cell>
          <table:table-cell table:formula="of:=[.C1293]/([.D1293]-[.D1292])" office:value-type="float" office:value="949131.709869469" calcext:value-type="float">
            <text:p>949131.709869469</text:p>
          </table:table-cell>
          <table:table-cell/>
          <table:table-cell office:value-type="float" office:value="1442769907.00697" calcext:value-type="float">
            <text:p>1442769907.00697</text:p>
          </table:table-cell>
          <table:table-cell table:formula="of:=[.G1293]-[.B1438]" office:value-type="float" office:value="3.71580004692078" calcext:value-type="float">
            <text:p>3.7158000469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69902.07478" calcext:value-type="float">
            <text:p>1442769902.07478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7.6043698787689" calcext:value-type="float">
            <text:p>37.6043698788</text:p>
          </table:table-cell>
          <table:table-cell table:formula="of:=[.C1294]/([.D1294]-[.D1293])" office:value-type="float" office:value="956968.920753016" calcext:value-type="float">
            <text:p>956968.920753016</text:p>
          </table:table-cell>
          <table:table-cell/>
          <table:table-cell office:value-type="float" office:value="1442769910.00359" calcext:value-type="float">
            <text:p>1442769910.00359</text:p>
          </table:table-cell>
          <table:table-cell table:formula="of:=[.G1294]-[.B1439]" office:value-type="float" office:value="6.70407009124756" calcext:value-type="float">
            <text:p>6.7040700912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69902.08324" calcext:value-type="float">
            <text:p>1442769902.08324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7.6128299236298" calcext:value-type="float">
            <text:p>37.6128299236</text:p>
          </table:table-cell>
          <table:table-cell table:formula="of:=[.C1295]/([.D1295]-[.D1294])" office:value-type="float" office:value="956968.920753016" calcext:value-type="float">
            <text:p>956968.920753016</text:p>
          </table:table-cell>
          <table:table-cell/>
          <table:table-cell office:value-type="float" office:value="1442769910.00709" calcext:value-type="float">
            <text:p>1442769910.00709</text:p>
          </table:table-cell>
          <table:table-cell table:formula="of:=[.G1295]-[.B1440]" office:value-type="float" office:value="6.69924020767212" calcext:value-type="float">
            <text:p>6.6992402077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69902.09169" calcext:value-type="float">
            <text:p>1442769902.09169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7.6212799549103" calcext:value-type="float">
            <text:p>37.6212799549</text:p>
          </table:table-cell>
          <table:table-cell table:formula="of:=[.C1296]/([.D1296]-[.D1295])" office:value-type="float" office:value="958102.96213532" calcext:value-type="float">
            <text:p>958102.96213532</text:p>
          </table:table-cell>
          <table:table-cell/>
          <table:table-cell office:value-type="float" office:value="1442769910.0106" calcext:value-type="float">
            <text:p>1442769910.0106</text:p>
          </table:table-cell>
          <table:table-cell table:formula="of:=[.G1296]-[.B1441]" office:value-type="float" office:value="6.6944100856781" calcext:value-type="float">
            <text:p>6.6944100857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69902.10017" calcext:value-type="float">
            <text:p>1442769902.10017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7.6297597885132" calcext:value-type="float">
            <text:p>37.6297597885</text:p>
          </table:table-cell>
          <table:table-cell table:formula="of:=[.C1297]/([.D1297]-[.D1296])" office:value-type="float" office:value="954735.715241657" calcext:value-type="float">
            <text:p>954735.715241657</text:p>
          </table:table-cell>
          <table:table-cell/>
          <table:table-cell office:value-type="float" office:value="1442769910.01411" calcext:value-type="float">
            <text:p>1442769910.01411</text:p>
          </table:table-cell>
          <table:table-cell table:formula="of:=[.G1297]-[.B1442]" office:value-type="float" office:value="6.6895899772644" calcext:value-type="float">
            <text:p>6.6895899773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69902.10858" calcext:value-type="float">
            <text:p>1442769902.10858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7.638170003891" calcext:value-type="float">
            <text:p>37.6381700039</text:p>
          </table:table-cell>
          <table:table-cell table:formula="of:=[.C1298]/([.D1298]-[.D1297])" office:value-type="float" office:value="962638.842919915" calcext:value-type="float">
            <text:p>962638.842919915</text:p>
          </table:table-cell>
          <table:table-cell/>
          <table:table-cell office:value-type="float" office:value="1442769910.01763" calcext:value-type="float">
            <text:p>1442769910.01763</text:p>
          </table:table-cell>
          <table:table-cell table:formula="of:=[.G1298]-[.B1443]" office:value-type="float" office:value="6.68476009368897" calcext:value-type="float">
            <text:p>6.6847600937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69902.11706" calcext:value-type="float">
            <text:p>1442769902.11706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7.6466498374939" calcext:value-type="float">
            <text:p>37.6466498375</text:p>
          </table:table-cell>
          <table:table-cell table:formula="of:=[.C1299]/([.D1299]-[.D1298])" office:value-type="float" office:value="954735.715241657" calcext:value-type="float">
            <text:p>954735.715241657</text:p>
          </table:table-cell>
          <table:table-cell/>
          <table:table-cell office:value-type="float" office:value="1442769910.02114" calcext:value-type="float">
            <text:p>1442769910.02114</text:p>
          </table:table-cell>
          <table:table-cell table:formula="of:=[.G1299]-[.B1444]" office:value-type="float" office:value="6.67993998527527" calcext:value-type="float">
            <text:p>6.6799399853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69902.12557" calcext:value-type="float">
            <text:p>1442769902.12557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7.6551599502563" calcext:value-type="float">
            <text:p>37.6551599503</text:p>
          </table:table-cell>
          <table:table-cell table:formula="of:=[.C1300]/([.D1300]-[.D1299])" office:value-type="float" office:value="951338.745559478" calcext:value-type="float">
            <text:p>951338.745559478</text:p>
          </table:table-cell>
          <table:table-cell/>
          <table:table-cell office:value-type="float" office:value="1442769910.02465" calcext:value-type="float">
            <text:p>1442769910.02465</text:p>
          </table:table-cell>
          <table:table-cell table:formula="of:=[.G1300]-[.B1445]" office:value-type="float" office:value="6.67508006095886" calcext:value-type="float">
            <text:p>6.675080061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69902.1341" calcext:value-type="float">
            <text:p>1442769902.1341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7.6636898517609" calcext:value-type="float">
            <text:p>37.6636898518</text:p>
          </table:table-cell>
          <table:table-cell table:formula="of:=[.C1301]/([.D1301]-[.D1300])" office:value-type="float" office:value="949131.709869469" calcext:value-type="float">
            <text:p>949131.709869469</text:p>
          </table:table-cell>
          <table:table-cell/>
          <table:table-cell office:value-type="float" office:value="1442769910.02816" calcext:value-type="float">
            <text:p>1442769910.02816</text:p>
          </table:table-cell>
          <table:table-cell table:formula="of:=[.G1301]-[.B1446]" office:value-type="float" office:value="6.6702401638031" calcext:value-type="float">
            <text:p>6.6702401638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69902.14259" calcext:value-type="float">
            <text:p>1442769902.14259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7.6721799373627" calcext:value-type="float">
            <text:p>37.6721799374</text:p>
          </table:table-cell>
          <table:table-cell table:formula="of:=[.C1302]/([.D1302]-[.D1301])" office:value-type="float" office:value="953582.847065431" calcext:value-type="float">
            <text:p>953582.847065431</text:p>
          </table:table-cell>
          <table:table-cell/>
          <table:table-cell office:value-type="float" office:value="1442769910.03167" calcext:value-type="float">
            <text:p>1442769910.03167</text:p>
          </table:table-cell>
          <table:table-cell table:formula="of:=[.G1302]-[.B1447]" office:value-type="float" office:value="6.66533017158508" calcext:value-type="float">
            <text:p>6.6653301716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69902.15109" calcext:value-type="float">
            <text:p>1442769902.15109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7.6806797981262" calcext:value-type="float">
            <text:p>37.6806797981</text:p>
          </table:table-cell>
          <table:table-cell table:formula="of:=[.C1303]/([.D1303]-[.D1302])" office:value-type="float" office:value="952486.190681888" calcext:value-type="float">
            <text:p>952486.190681888</text:p>
          </table:table-cell>
          <table:table-cell/>
          <table:table-cell office:value-type="float" office:value="1442769910.03519" calcext:value-type="float">
            <text:p>1442769910.03519</text:p>
          </table:table-cell>
          <table:table-cell table:formula="of:=[.G1303]-[.B1448]" office:value-type="float" office:value="6.66052007675171" calcext:value-type="float">
            <text:p>6.6605200768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69902.15954" calcext:value-type="float">
            <text:p>1442769902.15954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7.6891298294067" calcext:value-type="float">
            <text:p>37.6891298294</text:p>
          </table:table-cell>
          <table:table-cell table:formula="of:=[.C1304]/([.D1304]-[.D1303])" office:value-type="float" office:value="958102.96213532" calcext:value-type="float">
            <text:p>958102.96213532</text:p>
          </table:table-cell>
          <table:table-cell/>
          <table:table-cell office:value-type="float" office:value="1442769910.0387" calcext:value-type="float">
            <text:p>1442769910.0387</text:p>
          </table:table-cell>
          <table:table-cell table:formula="of:=[.G1304]-[.B1449]" office:value-type="float" office:value="6.65565013885498" calcext:value-type="float">
            <text:p>6.6556501389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69902.16802" calcext:value-type="float">
            <text:p>1442769902.16802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7.6976099014282" calcext:value-type="float">
            <text:p>37.6976099014</text:p>
          </table:table-cell>
          <table:table-cell table:formula="of:=[.C1305]/([.D1305]-[.D1304])" office:value-type="float" office:value="954708.872694557" calcext:value-type="float">
            <text:p>954708.872694557</text:p>
          </table:table-cell>
          <table:table-cell/>
          <table:table-cell office:value-type="float" office:value="1442769910.04222" calcext:value-type="float">
            <text:p>1442769910.04222</text:p>
          </table:table-cell>
          <table:table-cell table:formula="of:=[.G1305]-[.B1450]" office:value-type="float" office:value="6.65082001686096" calcext:value-type="float">
            <text:p>6.6508200169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69902.17645" calcext:value-type="float">
            <text:p>1442769902.17645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7.7060399055481" calcext:value-type="float">
            <text:p>37.7060399055</text:p>
          </table:table-cell>
          <table:table-cell table:formula="of:=[.C1306]/([.D1306]-[.D1305])" office:value-type="float" office:value="960379.127326206" calcext:value-type="float">
            <text:p>960379.127326206</text:p>
          </table:table-cell>
          <table:table-cell/>
          <table:table-cell office:value-type="float" office:value="1442769910.04573" calcext:value-type="float">
            <text:p>1442769910.04573</text:p>
          </table:table-cell>
          <table:table-cell table:formula="of:=[.G1306]-[.B1451]" office:value-type="float" office:value="6.64600014686585" calcext:value-type="float">
            <text:p>6.6460001469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69902.18491" calcext:value-type="float">
            <text:p>1442769902.18491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7.7144999504089" calcext:value-type="float">
            <text:p>37.7144999504</text:p>
          </table:table-cell>
          <table:table-cell table:formula="of:=[.C1307]/([.D1307]-[.D1306])" office:value-type="float" office:value="956968.920753016" calcext:value-type="float">
            <text:p>956968.920753016</text:p>
          </table:table-cell>
          <table:table-cell/>
          <table:table-cell office:value-type="float" office:value="1442769910.04924" calcext:value-type="float">
            <text:p>1442769910.04924</text:p>
          </table:table-cell>
          <table:table-cell table:formula="of:=[.G1307]-[.B1452]" office:value-type="float" office:value="6.64113020896912" calcext:value-type="float">
            <text:p>6.641130209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69902.19338" calcext:value-type="float">
            <text:p>1442769902.19338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7.7229700088501" calcext:value-type="float">
            <text:p>37.7229700089</text:p>
          </table:table-cell>
          <table:table-cell table:formula="of:=[.C1308]/([.D1308]-[.D1307])" office:value-type="float" office:value="955837.560772392" calcext:value-type="float">
            <text:p>955837.560772392</text:p>
          </table:table-cell>
          <table:table-cell/>
          <table:table-cell office:value-type="float" office:value="1442769910.05273" calcext:value-type="float">
            <text:p>1442769910.05273</text:p>
          </table:table-cell>
          <table:table-cell table:formula="of:=[.G1308]-[.B1453]" office:value-type="float" office:value="6.63624000549316" calcext:value-type="float">
            <text:p>6.6362400055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69902.20186" calcext:value-type="float">
            <text:p>1442769902.20186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7.731449842453" calcext:value-type="float">
            <text:p>37.7314498425</text:p>
          </table:table-cell>
          <table:table-cell table:formula="of:=[.C1309]/([.D1309]-[.D1308])" office:value-type="float" office:value="954735.715241657" calcext:value-type="float">
            <text:p>954735.715241657</text:p>
          </table:table-cell>
          <table:table-cell/>
          <table:table-cell office:value-type="float" office:value="1442769910.05622" calcext:value-type="float">
            <text:p>1442769910.05622</text:p>
          </table:table-cell>
          <table:table-cell table:formula="of:=[.G1309]-[.B1454]" office:value-type="float" office:value="6.63138008117676" calcext:value-type="float">
            <text:p>6.6313800812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69902.21037" calcext:value-type="float">
            <text:p>1442769902.21037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7.7399599552155" calcext:value-type="float">
            <text:p>37.7399599552</text:p>
          </table:table-cell>
          <table:table-cell table:formula="of:=[.C1310]/([.D1310]-[.D1309])" office:value-type="float" office:value="951338.745559478" calcext:value-type="float">
            <text:p>951338.745559478</text:p>
          </table:table-cell>
          <table:table-cell/>
          <table:table-cell office:value-type="float" office:value="1442769910.05974" calcext:value-type="float">
            <text:p>1442769910.05974</text:p>
          </table:table-cell>
          <table:table-cell table:formula="of:=[.G1310]-[.B1455]" office:value-type="float" office:value="6.62655997276306" calcext:value-type="float">
            <text:p>6.6265599728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69902.21885" calcext:value-type="float">
            <text:p>1442769902.21885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7.7484397888184" calcext:value-type="float">
            <text:p>37.7484397888</text:p>
          </table:table-cell>
          <table:table-cell table:formula="of:=[.C1311]/([.D1311]-[.D1310])" office:value-type="float" office:value="954735.715241657" calcext:value-type="float">
            <text:p>954735.715241657</text:p>
          </table:table-cell>
          <table:table-cell/>
          <table:table-cell office:value-type="float" office:value="1442769910.06325" calcext:value-type="float">
            <text:p>1442769910.06325</text:p>
          </table:table-cell>
          <table:table-cell table:formula="of:=[.G1311]-[.B1456]" office:value-type="float" office:value="6.6217200756073" calcext:value-type="float">
            <text:p>6.6217200756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69902.22732" calcext:value-type="float">
            <text:p>1442769902.22732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7.7569098472595" calcext:value-type="float">
            <text:p>37.7569098473</text:p>
          </table:table-cell>
          <table:table-cell table:formula="of:=[.C1312]/([.D1312]-[.D1311])" office:value-type="float" office:value="955837.560772392" calcext:value-type="float">
            <text:p>955837.560772392</text:p>
          </table:table-cell>
          <table:table-cell/>
          <table:table-cell office:value-type="float" office:value="1442769910.06675" calcext:value-type="float">
            <text:p>1442769910.06675</text:p>
          </table:table-cell>
          <table:table-cell table:formula="of:=[.G1312]-[.B1457]" office:value-type="float" office:value="6.61691999435425" calcext:value-type="float">
            <text:p>6.6169199944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69902.23575" calcext:value-type="float">
            <text:p>1442769902.23575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7.7653398513794" calcext:value-type="float">
            <text:p>37.7653398514</text:p>
          </table:table-cell>
          <table:table-cell table:formula="of:=[.C1313]/([.D1313]-[.D1312])" office:value-type="float" office:value="960379.127326206" calcext:value-type="float">
            <text:p>960379.127326206</text:p>
          </table:table-cell>
          <table:table-cell/>
          <table:table-cell office:value-type="float" office:value="1442769910.07027" calcext:value-type="float">
            <text:p>1442769910.07027</text:p>
          </table:table-cell>
          <table:table-cell table:formula="of:=[.G1313]-[.B1458]" office:value-type="float" office:value="6.61215996742249" calcext:value-type="float">
            <text:p>6.6121599674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69902.24427" calcext:value-type="float">
            <text:p>1442769902.24427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7.7738599777222" calcext:value-type="float">
            <text:p>37.7738599777</text:p>
          </table:table-cell>
          <table:table-cell table:formula="of:=[.C1314]/([.D1314]-[.D1313])" office:value-type="float" office:value="950220.650996194" calcext:value-type="float">
            <text:p>950220.650996194</text:p>
          </table:table-cell>
          <table:table-cell/>
          <table:table-cell office:value-type="float" office:value="1442769910.07378" calcext:value-type="float">
            <text:p>1442769910.07378</text:p>
          </table:table-cell>
          <table:table-cell table:formula="of:=[.G1314]-[.B1459]" office:value-type="float" office:value="6.60734009742737" calcext:value-type="float">
            <text:p>6.6073400974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69902.25274" calcext:value-type="float">
            <text:p>1442769902.25274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7.7823297977447" calcext:value-type="float">
            <text:p>37.7823297977</text:p>
          </table:table-cell>
          <table:table-cell table:formula="of:=[.C1315]/([.D1315]-[.D1314])" office:value-type="float" office:value="955864.466826179" calcext:value-type="float">
            <text:p>955864.466826179</text:p>
          </table:table-cell>
          <table:table-cell/>
          <table:table-cell office:value-type="float" office:value="1442769910.0773" calcext:value-type="float">
            <text:p>1442769910.0773</text:p>
          </table:table-cell>
          <table:table-cell table:formula="of:=[.G1315]-[.B1460]" office:value-type="float" office:value="6.60258007049561" calcext:value-type="float">
            <text:p>6.6025800705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69902.26119" calcext:value-type="float">
            <text:p>1442769902.26119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7.7907798290253" calcext:value-type="float">
            <text:p>37.790779829</text:p>
          </table:table-cell>
          <table:table-cell table:formula="of:=[.C1316]/([.D1316]-[.D1315])" office:value-type="float" office:value="958102.96213532" calcext:value-type="float">
            <text:p>958102.96213532</text:p>
          </table:table-cell>
          <table:table-cell/>
          <table:table-cell office:value-type="float" office:value="1442769910.08081" calcext:value-type="float">
            <text:p>1442769910.08081</text:p>
          </table:table-cell>
          <table:table-cell table:formula="of:=[.G1316]-[.B1461]" office:value-type="float" office:value="6.59775018692017" calcext:value-type="float">
            <text:p>6.5977501869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69902.26973" calcext:value-type="float">
            <text:p>1442769902.26973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7.7993199825287" calcext:value-type="float">
            <text:p>37.7993199825</text:p>
          </table:table-cell>
          <table:table-cell table:formula="of:=[.C1317]/([.D1317]-[.D1316])" office:value-type="float" office:value="947992.32786153" calcext:value-type="float">
            <text:p>947992.32786153</text:p>
          </table:table-cell>
          <table:table-cell/>
          <table:table-cell office:value-type="float" office:value="1442769910.08433" calcext:value-type="float">
            <text:p>1442769910.08433</text:p>
          </table:table-cell>
          <table:table-cell table:formula="of:=[.G1317]-[.B1462]" office:value-type="float" office:value="6.59301018714905" calcext:value-type="float">
            <text:p>6.5930101871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69902.27826" calcext:value-type="float">
            <text:p>1442769902.27826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7.8078498840332" calcext:value-type="float">
            <text:p>37.807849884</text:p>
          </table:table-cell>
          <table:table-cell table:formula="of:=[.C1318]/([.D1318]-[.D1317])" office:value-type="float" office:value="949131.709869469" calcext:value-type="float">
            <text:p>949131.709869469</text:p>
          </table:table-cell>
          <table:table-cell/>
          <table:table-cell office:value-type="float" office:value="1442769910.08783" calcext:value-type="float">
            <text:p>1442769910.08783</text:p>
          </table:table-cell>
          <table:table-cell table:formula="of:=[.G1318]-[.B1463]" office:value-type="float" office:value="6.58822011947632" calcext:value-type="float">
            <text:p>6.5882201195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69902.28673" calcext:value-type="float">
            <text:p>1442769902.28673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7.8163199424744" calcext:value-type="float">
            <text:p>37.8163199425</text:p>
          </table:table-cell>
          <table:table-cell table:formula="of:=[.C1319]/([.D1319]-[.D1318])" office:value-type="float" office:value="955837.560772392" calcext:value-type="float">
            <text:p>955837.560772392</text:p>
          </table:table-cell>
          <table:table-cell/>
          <table:table-cell office:value-type="float" office:value="1442769910.09132" calcext:value-type="float">
            <text:p>1442769910.09132</text:p>
          </table:table-cell>
          <table:table-cell table:formula="of:=[.G1319]-[.B1464]" office:value-type="float" office:value="6.58343005180359" calcext:value-type="float">
            <text:p>6.58343005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69902.29526" calcext:value-type="float">
            <text:p>1442769902.29526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7.8248498439789" calcext:value-type="float">
            <text:p>37.824849844</text:p>
          </table:table-cell>
          <table:table-cell table:formula="of:=[.C1320]/([.D1320]-[.D1319])" office:value-type="float" office:value="949131.709869469" calcext:value-type="float">
            <text:p>949131.709869469</text:p>
          </table:table-cell>
          <table:table-cell/>
          <table:table-cell office:value-type="float" office:value="1442769910.09481" calcext:value-type="float">
            <text:p>1442769910.09481</text:p>
          </table:table-cell>
          <table:table-cell table:formula="of:=[.G1320]-[.B1465]" office:value-type="float" office:value="6.57860994338989" calcext:value-type="float">
            <text:p>6.5786099434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69902.30373" calcext:value-type="float">
            <text:p>1442769902.30373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7.83331990242" calcext:value-type="float">
            <text:p>37.8333199024</text:p>
          </table:table-cell>
          <table:table-cell table:formula="of:=[.C1321]/([.D1321]-[.D1320])" office:value-type="float" office:value="955837.560772392" calcext:value-type="float">
            <text:p>955837.560772392</text:p>
          </table:table-cell>
          <table:table-cell/>
          <table:table-cell office:value-type="float" office:value="1442769910.09829" calcext:value-type="float">
            <text:p>1442769910.09829</text:p>
          </table:table-cell>
          <table:table-cell table:formula="of:=[.G1321]-[.B1466]" office:value-type="float" office:value="6.57376003265381" calcext:value-type="float">
            <text:p>6.5737600327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69902.31219" calcext:value-type="float">
            <text:p>1442769902.31219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7.8417799472809" calcext:value-type="float">
            <text:p>37.8417799473</text:p>
          </table:table-cell>
          <table:table-cell table:formula="of:=[.C1322]/([.D1322]-[.D1321])" office:value-type="float" office:value="956968.920753016" calcext:value-type="float">
            <text:p>956968.920753016</text:p>
          </table:table-cell>
          <table:table-cell/>
          <table:table-cell office:value-type="float" office:value="1442769910.10178" calcext:value-type="float">
            <text:p>1442769910.10178</text:p>
          </table:table-cell>
          <table:table-cell table:formula="of:=[.G1322]-[.B1467]" office:value-type="float" office:value="6.56891989707947" calcext:value-type="float">
            <text:p>6.5689198971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69902.32067" calcext:value-type="float">
            <text:p>1442769902.32067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7.8502597808838" calcext:value-type="float">
            <text:p>37.8502597809</text:p>
          </table:table-cell>
          <table:table-cell table:formula="of:=[.C1323]/([.D1323]-[.D1322])" office:value-type="float" office:value="954735.715241657" calcext:value-type="float">
            <text:p>954735.715241657</text:p>
          </table:table-cell>
          <table:table-cell/>
          <table:table-cell office:value-type="float" office:value="1442769910.10526" calcext:value-type="float">
            <text:p>1442769910.10526</text:p>
          </table:table-cell>
          <table:table-cell table:formula="of:=[.G1323]-[.B1468]" office:value-type="float" office:value="6.56407999992371" calcext:value-type="float">
            <text:p>6.5640799999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69902.32915" calcext:value-type="float">
            <text:p>1442769902.32915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7.8587398529053" calcext:value-type="float">
            <text:p>37.8587398529</text:p>
          </table:table-cell>
          <table:table-cell table:formula="of:=[.C1324]/([.D1324]-[.D1323])" office:value-type="float" office:value="954708.872694557" calcext:value-type="float">
            <text:p>954708.872694557</text:p>
          </table:table-cell>
          <table:table-cell/>
          <table:table-cell office:value-type="float" office:value="1442769910.10873" calcext:value-type="float">
            <text:p>1442769910.10873</text:p>
          </table:table-cell>
          <table:table-cell table:formula="of:=[.G1324]-[.B1469]" office:value-type="float" office:value="6.55918002128601" calcext:value-type="float">
            <text:p>6.5591800213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69902.33771" calcext:value-type="float">
            <text:p>1442769902.33771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7.8672997951508" calcext:value-type="float">
            <text:p>37.8672997952</text:p>
          </table:table-cell>
          <table:table-cell table:formula="of:=[.C1325]/([.D1325]-[.D1324])" office:value-type="float" office:value="945800.773862908" calcext:value-type="float">
            <text:p>945800.773862908</text:p>
          </table:table-cell>
          <table:table-cell/>
          <table:table-cell office:value-type="float" office:value="1442769910.11221" calcext:value-type="float">
            <text:p>1442769910.11221</text:p>
          </table:table-cell>
          <table:table-cell table:formula="of:=[.G1325]-[.B1470]" office:value-type="float" office:value="6.55436015129089" calcext:value-type="float">
            <text:p>6.5543601513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69902.34617" calcext:value-type="float">
            <text:p>1442769902.34617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7.8757598400116" calcext:value-type="float">
            <text:p>37.87575984</text:p>
          </table:table-cell>
          <table:table-cell table:formula="of:=[.C1326]/([.D1326]-[.D1325])" office:value-type="float" office:value="956968.920753016" calcext:value-type="float">
            <text:p>956968.920753016</text:p>
          </table:table-cell>
          <table:table-cell/>
          <table:table-cell office:value-type="float" office:value="1442769910.11568" calcext:value-type="float">
            <text:p>1442769910.11568</text:p>
          </table:table-cell>
          <table:table-cell table:formula="of:=[.G1326]-[.B1471]" office:value-type="float" office:value="6.54949998855591" calcext:value-type="float">
            <text:p>6.5494999886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69902.35465" calcext:value-type="float">
            <text:p>1442769902.35465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7.8842399120331" calcext:value-type="float">
            <text:p>37.884239912</text:p>
          </table:table-cell>
          <table:table-cell table:formula="of:=[.C1327]/([.D1327]-[.D1326])" office:value-type="float" office:value="954708.872694557" calcext:value-type="float">
            <text:p>954708.872694557</text:p>
          </table:table-cell>
          <table:table-cell/>
          <table:table-cell office:value-type="float" office:value="1442769910.11918" calcext:value-type="float">
            <text:p>1442769910.11918</text:p>
          </table:table-cell>
          <table:table-cell table:formula="of:=[.G1327]-[.B1472]" office:value-type="float" office:value="6.54462003707886" calcext:value-type="float">
            <text:p>6.5446200371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69902.36312" calcext:value-type="float">
            <text:p>1442769902.36312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7.8927099704742" calcext:value-type="float">
            <text:p>37.8927099705</text:p>
          </table:table-cell>
          <table:table-cell table:formula="of:=[.C1328]/([.D1328]-[.D1327])" office:value-type="float" office:value="955837.560772392" calcext:value-type="float">
            <text:p>955837.560772392</text:p>
          </table:table-cell>
          <table:table-cell/>
          <table:table-cell office:value-type="float" office:value="1442769910.12265" calcext:value-type="float">
            <text:p>1442769910.12265</text:p>
          </table:table-cell>
          <table:table-cell table:formula="of:=[.G1328]-[.B1473]" office:value-type="float" office:value="6.53975987434387" calcext:value-type="float">
            <text:p>6.5397598743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69902.37158" calcext:value-type="float">
            <text:p>1442769902.37158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7.9011697769165" calcext:value-type="float">
            <text:p>37.9011697769</text:p>
          </table:table-cell>
          <table:table-cell table:formula="of:=[.C1329]/([.D1329]-[.D1328])" office:value-type="float" office:value="956995.890539131" calcext:value-type="float">
            <text:p>956995.890539131</text:p>
          </table:table-cell>
          <table:table-cell/>
          <table:table-cell office:value-type="float" office:value="1442769910.12613" calcext:value-type="float">
            <text:p>1442769910.12613</text:p>
          </table:table-cell>
          <table:table-cell table:formula="of:=[.G1329]-[.B1474]" office:value-type="float" office:value="6.53492999076843" calcext:value-type="float">
            <text:p>6.5349299908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69902.38002" calcext:value-type="float">
            <text:p>1442769902.38002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7.9096097946167" calcext:value-type="float">
            <text:p>37.9096097946</text:p>
          </table:table-cell>
          <table:table-cell table:formula="of:=[.C1330]/([.D1330]-[.D1329])" office:value-type="float" office:value="959239.694463277" calcext:value-type="float">
            <text:p>959239.694463277</text:p>
          </table:table-cell>
          <table:table-cell/>
          <table:table-cell office:value-type="float" office:value="1442769910.1296" calcext:value-type="float">
            <text:p>1442769910.1296</text:p>
          </table:table-cell>
          <table:table-cell table:formula="of:=[.G1330]-[.B1475]" office:value-type="float" office:value="6.53000998497009" calcext:value-type="float">
            <text:p>6.530009985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69902.38849" calcext:value-type="float">
            <text:p>1442769902.38849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7.9180798530579" calcext:value-type="float">
            <text:p>37.9180798531</text:p>
          </table:table-cell>
          <table:table-cell table:formula="of:=[.C1331]/([.D1331]-[.D1330])" office:value-type="float" office:value="955837.560772392" calcext:value-type="float">
            <text:p>955837.560772392</text:p>
          </table:table-cell>
          <table:table-cell/>
          <table:table-cell office:value-type="float" office:value="1442769910.13309" calcext:value-type="float">
            <text:p>1442769910.13309</text:p>
          </table:table-cell>
          <table:table-cell table:formula="of:=[.G1331]-[.B1476]" office:value-type="float" office:value="6.52515006065369" calcext:value-type="float">
            <text:p>6.5251500607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69902.39694" calcext:value-type="float">
            <text:p>1442769902.39694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7.9265298843384" calcext:value-type="float">
            <text:p>37.9265298843</text:p>
          </table:table-cell>
          <table:table-cell table:formula="of:=[.C1332]/([.D1332]-[.D1331])" office:value-type="float" office:value="958102.96213532" calcext:value-type="float">
            <text:p>958102.96213532</text:p>
          </table:table-cell>
          <table:table-cell/>
          <table:table-cell office:value-type="float" office:value="1442769910.13659" calcext:value-type="float">
            <text:p>1442769910.13659</text:p>
          </table:table-cell>
          <table:table-cell table:formula="of:=[.G1332]-[.B1477]" office:value-type="float" office:value="6.52031993865967" calcext:value-type="float">
            <text:p>6.5203199387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69902.40546" calcext:value-type="float">
            <text:p>1442769902.40546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7.9350497722626" calcext:value-type="float">
            <text:p>37.9350497723</text:p>
          </table:table-cell>
          <table:table-cell table:formula="of:=[.C1333]/([.D1333]-[.D1332])" office:value-type="float" office:value="950247.241751784" calcext:value-type="float">
            <text:p>950247.241751784</text:p>
          </table:table-cell>
          <table:table-cell/>
          <table:table-cell office:value-type="float" office:value="1442769910.14007" calcext:value-type="float">
            <text:p>1442769910.14007</text:p>
          </table:table-cell>
          <table:table-cell table:formula="of:=[.G1333]-[.B1478]" office:value-type="float" office:value="6.51547002792358" calcext:value-type="float">
            <text:p>6.5154700279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69902.4139" calcext:value-type="float">
            <text:p>1442769902.4139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7.9434897899628" calcext:value-type="float">
            <text:p>37.94348979</text:p>
          </table:table-cell>
          <table:table-cell table:formula="of:=[.C1334]/([.D1334]-[.D1333])" office:value-type="float" office:value="959239.694463277" calcext:value-type="float">
            <text:p>959239.694463277</text:p>
          </table:table-cell>
          <table:table-cell/>
          <table:table-cell office:value-type="float" office:value="1442769910.14355" calcext:value-type="float">
            <text:p>1442769910.14355</text:p>
          </table:table-cell>
          <table:table-cell table:formula="of:=[.G1334]-[.B1479]" office:value-type="float" office:value="6.51062989234924" calcext:value-type="float">
            <text:p>6.5106298923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69902.42243" calcext:value-type="float">
            <text:p>1442769902.42243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7.9520199298859" calcext:value-type="float">
            <text:p>37.9520199299</text:p>
          </table:table-cell>
          <table:table-cell table:formula="of:=[.C1335]/([.D1335]-[.D1334])" office:value-type="float" office:value="949105.181508189" calcext:value-type="float">
            <text:p>949105.181508189</text:p>
          </table:table-cell>
          <table:table-cell/>
          <table:table-cell office:value-type="float" office:value="1442769910.14702" calcext:value-type="float">
            <text:p>1442769910.14702</text:p>
          </table:table-cell>
          <table:table-cell table:formula="of:=[.G1335]-[.B1480]" office:value-type="float" office:value="6.50574016571045" calcext:value-type="float">
            <text:p>6.5057401657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69902.43088" calcext:value-type="float">
            <text:p>1442769902.43088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7.9604699611664" calcext:value-type="float">
            <text:p>37.9604699612</text:p>
          </table:table-cell>
          <table:table-cell table:formula="of:=[.C1336]/([.D1336]-[.D1335])" office:value-type="float" office:value="958102.96213532" calcext:value-type="float">
            <text:p>958102.96213532</text:p>
          </table:table-cell>
          <table:table-cell/>
          <table:table-cell office:value-type="float" office:value="1442769910.15051" calcext:value-type="float">
            <text:p>1442769910.15051</text:p>
          </table:table-cell>
          <table:table-cell table:formula="of:=[.G1336]-[.B1481]" office:value-type="float" office:value="6.50090003013611" calcext:value-type="float">
            <text:p>6.5009000301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69902.43936" calcext:value-type="float">
            <text:p>1442769902.43936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7.9689497947693" calcext:value-type="float">
            <text:p>37.9689497948</text:p>
          </table:table-cell>
          <table:table-cell table:formula="of:=[.C1337]/([.D1337]-[.D1336])" office:value-type="float" office:value="954735.715241657" calcext:value-type="float">
            <text:p>954735.715241657</text:p>
          </table:table-cell>
          <table:table-cell/>
          <table:table-cell office:value-type="float" office:value="1442769910.15399" calcext:value-type="float">
            <text:p>1442769910.15399</text:p>
          </table:table-cell>
          <table:table-cell table:formula="of:=[.G1337]-[.B1482]" office:value-type="float" office:value="6.4960401058197" calcext:value-type="float">
            <text:p>6.4960401058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69902.44782" calcext:value-type="float">
            <text:p>1442769902.44782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7.9774098396301" calcext:value-type="float">
            <text:p>37.9774098396</text:p>
          </table:table-cell>
          <table:table-cell table:formula="of:=[.C1338]/([.D1338]-[.D1337])" office:value-type="float" office:value="956968.920753016" calcext:value-type="float">
            <text:p>956968.920753016</text:p>
          </table:table-cell>
          <table:table-cell/>
          <table:table-cell office:value-type="float" office:value="1442769910.15746" calcext:value-type="float">
            <text:p>1442769910.15746</text:p>
          </table:table-cell>
          <table:table-cell table:formula="of:=[.G1338]-[.B1483]" office:value-type="float" office:value="6.49113988876343" calcext:value-type="float">
            <text:p>6.4911398888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69902.45626" calcext:value-type="float">
            <text:p>1442769902.45626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7.9858498573303" calcext:value-type="float">
            <text:p>37.9858498573</text:p>
          </table:table-cell>
          <table:table-cell table:formula="of:=[.C1339]/([.D1339]-[.D1338])" office:value-type="float" office:value="959239.694463277" calcext:value-type="float">
            <text:p>959239.694463277</text:p>
          </table:table-cell>
          <table:table-cell/>
          <table:table-cell office:value-type="float" office:value="1442769910.16094" calcext:value-type="float">
            <text:p>1442769910.16094</text:p>
          </table:table-cell>
          <table:table-cell table:formula="of:=[.G1339]-[.B1484]" office:value-type="float" office:value="6.48627996444702" calcext:value-type="float">
            <text:p>6.4862799644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69902.46471" calcext:value-type="float">
            <text:p>1442769902.46471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7.9942998886108" calcext:value-type="float">
            <text:p>37.9942998886</text:p>
          </table:table-cell>
          <table:table-cell table:formula="of:=[.C1340]/([.D1340]-[.D1339])" office:value-type="float" office:value="958102.96213532" calcext:value-type="float">
            <text:p>958102.96213532</text:p>
          </table:table-cell>
          <table:table-cell/>
          <table:table-cell office:value-type="float" office:value="1442769910.16441" calcext:value-type="float">
            <text:p>1442769910.16441</text:p>
          </table:table-cell>
          <table:table-cell table:formula="of:=[.G1340]-[.B1485]" office:value-type="float" office:value="6.48143005371094" calcext:value-type="float">
            <text:p>6.4814300537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69902.47316" calcext:value-type="float">
            <text:p>1442769902.47316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8.0027499198914" calcext:value-type="float">
            <text:p>38.0027499199</text:p>
          </table:table-cell>
          <table:table-cell table:formula="of:=[.C1341]/([.D1341]-[.D1340])" office:value-type="float" office:value="958102.96213532" calcext:value-type="float">
            <text:p>958102.96213532</text:p>
          </table:table-cell>
          <table:table-cell/>
          <table:table-cell office:value-type="float" office:value="1442769910.16789" calcext:value-type="float">
            <text:p>1442769910.16789</text:p>
          </table:table-cell>
          <table:table-cell table:formula="of:=[.G1341]-[.B1486]" office:value-type="float" office:value="6.4766001701355" calcext:value-type="float">
            <text:p>6.4766001701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69902.48171" calcext:value-type="float">
            <text:p>1442769902.48171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8.0112998485565" calcext:value-type="float">
            <text:p>38.0112998486</text:p>
          </table:table-cell>
          <table:table-cell table:formula="of:=[.C1342]/([.D1342]-[.D1341])" office:value-type="float" office:value="946908.485095229" calcext:value-type="float">
            <text:p>946908.485095229</text:p>
          </table:table-cell>
          <table:table-cell/>
          <table:table-cell office:value-type="float" office:value="1442769910.17137" calcext:value-type="float">
            <text:p>1442769910.17137</text:p>
          </table:table-cell>
          <table:table-cell table:formula="of:=[.G1342]-[.B1487]" office:value-type="float" office:value="6.47176003456116" calcext:value-type="float">
            <text:p>6.4717600346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69902.49017" calcext:value-type="float">
            <text:p>1442769902.49017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8.0197598934174" calcext:value-type="float">
            <text:p>38.0197598934</text:p>
          </table:table-cell>
          <table:table-cell table:formula="of:=[.C1343]/([.D1343]-[.D1342])" office:value-type="float" office:value="956968.920753016" calcext:value-type="float">
            <text:p>956968.920753016</text:p>
          </table:table-cell>
          <table:table-cell/>
          <table:table-cell office:value-type="float" office:value="1442769910.17485" calcext:value-type="float">
            <text:p>1442769910.17485</text:p>
          </table:table-cell>
          <table:table-cell table:formula="of:=[.G1343]-[.B1488]" office:value-type="float" office:value="6.46690988540649" calcext:value-type="float">
            <text:p>6.4669098854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69902.49869" calcext:value-type="float">
            <text:p>1442769902.49869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8.0282797813416" calcext:value-type="float">
            <text:p>38.0282797813</text:p>
          </table:table-cell>
          <table:table-cell table:formula="of:=[.C1344]/([.D1344]-[.D1343])" office:value-type="float" office:value="950247.241751784" calcext:value-type="float">
            <text:p>950247.241751784</text:p>
          </table:table-cell>
          <table:table-cell/>
          <table:table-cell office:value-type="float" office:value="1442769910.17833" calcext:value-type="float">
            <text:p>1442769910.17833</text:p>
          </table:table-cell>
          <table:table-cell table:formula="of:=[.G1344]-[.B1489]" office:value-type="float" office:value="6.46203994750977" calcext:value-type="float">
            <text:p>6.4620399475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69902.50718" calcext:value-type="float">
            <text:p>1442769902.50718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8.0367698669434" calcext:value-type="float">
            <text:p>38.0367698669</text:p>
          </table:table-cell>
          <table:table-cell table:formula="of:=[.C1345]/([.D1345]-[.D1344])" office:value-type="float" office:value="953582.847065431" calcext:value-type="float">
            <text:p>953582.847065431</text:p>
          </table:table-cell>
          <table:table-cell/>
          <table:table-cell office:value-type="float" office:value="1442769910.18181" calcext:value-type="float">
            <text:p>1442769910.18181</text:p>
          </table:table-cell>
          <table:table-cell table:formula="of:=[.G1345]-[.B1490]" office:value-type="float" office:value="6.45719981193543" calcext:value-type="float">
            <text:p>6.4571998119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69902.51563" calcext:value-type="float">
            <text:p>1442769902.51563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8.0452198982239" calcext:value-type="float">
            <text:p>38.0452198982</text:p>
          </table:table-cell>
          <table:table-cell table:formula="of:=[.C1346]/([.D1346]-[.D1345])" office:value-type="float" office:value="958102.96213532" calcext:value-type="float">
            <text:p>958102.96213532</text:p>
          </table:table-cell>
          <table:table-cell/>
          <table:table-cell office:value-type="float" office:value="1442769910.18531" calcext:value-type="float">
            <text:p>1442769910.18531</text:p>
          </table:table-cell>
          <table:table-cell table:formula="of:=[.G1346]-[.B1491]" office:value-type="float" office:value="6.45237994194031" calcext:value-type="float">
            <text:p>6.4523799419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69902.5241" calcext:value-type="float">
            <text:p>1442769902.5241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8.053689956665" calcext:value-type="float">
            <text:p>38.0536899567</text:p>
          </table:table-cell>
          <table:table-cell table:formula="of:=[.C1347]/([.D1347]-[.D1346])" office:value-type="float" office:value="955837.560772392" calcext:value-type="float">
            <text:p>955837.560772392</text:p>
          </table:table-cell>
          <table:table-cell/>
          <table:table-cell office:value-type="float" office:value="1442769910.18879" calcext:value-type="float">
            <text:p>1442769910.18879</text:p>
          </table:table-cell>
          <table:table-cell table:formula="of:=[.G1347]-[.B1492]" office:value-type="float" office:value="6.44748020172119" calcext:value-type="float">
            <text:p>6.4474802017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69902.53261" calcext:value-type="float">
            <text:p>1442769902.53261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8.0621998310089" calcext:value-type="float">
            <text:p>38.062199831</text:p>
          </table:table-cell>
          <table:table-cell table:formula="of:=[.C1348]/([.D1348]-[.D1347])" office:value-type="float" office:value="951365.398929762" calcext:value-type="float">
            <text:p>951365.398929762</text:p>
          </table:table-cell>
          <table:table-cell/>
          <table:table-cell office:value-type="float" office:value="1442769910.19226" calcext:value-type="float">
            <text:p>1442769910.19226</text:p>
          </table:table-cell>
          <table:table-cell table:formula="of:=[.G1348]-[.B1493]" office:value-type="float" office:value="6.44261002540588" calcext:value-type="float">
            <text:p>6.4426100254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69902.54109" calcext:value-type="float">
            <text:p>1442769902.54109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8.0706799030304" calcext:value-type="float">
            <text:p>38.070679903</text:p>
          </table:table-cell>
          <table:table-cell table:formula="of:=[.C1349]/([.D1349]-[.D1348])" office:value-type="float" office:value="954708.872694557" calcext:value-type="float">
            <text:p>954708.872694557</text:p>
          </table:table-cell>
          <table:table-cell/>
          <table:table-cell office:value-type="float" office:value="1442769910.1957" calcext:value-type="float">
            <text:p>1442769910.1957</text:p>
          </table:table-cell>
          <table:table-cell table:formula="of:=[.G1349]-[.B1494]" office:value-type="float" office:value="6.4377498626709" calcext:value-type="float">
            <text:p>6.4377498627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69902.54962" calcext:value-type="float">
            <text:p>1442769902.54962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8.0792098045349" calcext:value-type="float">
            <text:p>38.0792098045</text:p>
          </table:table-cell>
          <table:table-cell table:formula="of:=[.C1350]/([.D1350]-[.D1349])" office:value-type="float" office:value="949131.709869469" calcext:value-type="float">
            <text:p>949131.709869469</text:p>
          </table:table-cell>
          <table:table-cell/>
          <table:table-cell office:value-type="float" office:value="1442769910.19919" calcext:value-type="float">
            <text:p>1442769910.19919</text:p>
          </table:table-cell>
          <table:table-cell table:formula="of:=[.G1350]-[.B1495]" office:value-type="float" office:value="6.4328498840332" calcext:value-type="float">
            <text:p>6.432849884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69902.55809" calcext:value-type="float">
            <text:p>1442769902.55809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8.0876798629761" calcext:value-type="float">
            <text:p>38.087679863</text:p>
          </table:table-cell>
          <table:table-cell table:formula="of:=[.C1351]/([.D1351]-[.D1350])" office:value-type="float" office:value="955837.560772392" calcext:value-type="float">
            <text:p>955837.560772392</text:p>
          </table:table-cell>
          <table:table-cell/>
          <table:table-cell office:value-type="float" office:value="1442769910.20267" calcext:value-type="float">
            <text:p>1442769910.20267</text:p>
          </table:table-cell>
          <table:table-cell table:formula="of:=[.G1351]-[.B1496]" office:value-type="float" office:value="6.42799019813538" calcext:value-type="float">
            <text:p>6.4279901981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69902.56658" calcext:value-type="float">
            <text:p>1442769902.56658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8.0961699485779" calcext:value-type="float">
            <text:p>38.0961699486</text:p>
          </table:table-cell>
          <table:table-cell table:formula="of:=[.C1352]/([.D1352]-[.D1351])" office:value-type="float" office:value="953582.847065431" calcext:value-type="float">
            <text:p>953582.847065431</text:p>
          </table:table-cell>
          <table:table-cell/>
          <table:table-cell office:value-type="float" office:value="1442769910.20615" calcext:value-type="float">
            <text:p>1442769910.20615</text:p>
          </table:table-cell>
          <table:table-cell table:formula="of:=[.G1352]-[.B1497]" office:value-type="float" office:value="6.42314004898071" calcext:value-type="float">
            <text:p>6.423140049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69902.57502" calcext:value-type="float">
            <text:p>1442769902.57502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8.1046099662781" calcext:value-type="float">
            <text:p>38.1046099663</text:p>
          </table:table-cell>
          <table:table-cell table:formula="of:=[.C1353]/([.D1353]-[.D1352])" office:value-type="float" office:value="959239.694463277" calcext:value-type="float">
            <text:p>959239.694463277</text:p>
          </table:table-cell>
          <table:table-cell/>
          <table:table-cell office:value-type="float" office:value="1442769910.20962" calcext:value-type="float">
            <text:p>1442769910.20962</text:p>
          </table:table-cell>
          <table:table-cell table:formula="of:=[.G1353]-[.B1498]" office:value-type="float" office:value="6.41826009750366" calcext:value-type="float">
            <text:p>6.4182600975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69902.58348" calcext:value-type="float">
            <text:p>1442769902.58348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8.1130697727203" calcext:value-type="float">
            <text:p>38.1130697727</text:p>
          </table:table-cell>
          <table:table-cell table:formula="of:=[.C1354]/([.D1354]-[.D1353])" office:value-type="float" office:value="956995.890539131" calcext:value-type="float">
            <text:p>956995.890539131</text:p>
          </table:table-cell>
          <table:table-cell/>
          <table:table-cell office:value-type="float" office:value="1442769910.2131" calcext:value-type="float">
            <text:p>1442769910.2131</text:p>
          </table:table-cell>
          <table:table-cell table:formula="of:=[.G1354]-[.B1499]" office:value-type="float" office:value="6.41339993476868" calcext:value-type="float">
            <text:p>6.4133999348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69902.59193" calcext:value-type="float">
            <text:p>1442769902.59193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8.1215198040009" calcext:value-type="float">
            <text:p>38.121519804</text:p>
          </table:table-cell>
          <table:table-cell table:formula="of:=[.C1355]/([.D1355]-[.D1354])" office:value-type="float" office:value="958102.96213532" calcext:value-type="float">
            <text:p>958102.96213532</text:p>
          </table:table-cell>
          <table:table-cell/>
          <table:table-cell office:value-type="float" office:value="1442769910.21659" calcext:value-type="float">
            <text:p>1442769910.21659</text:p>
          </table:table-cell>
          <table:table-cell table:formula="of:=[.G1355]-[.B1500]" office:value-type="float" office:value="6.40856003761292" calcext:value-type="float">
            <text:p>6.4085600376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69902.60047" calcext:value-type="float">
            <text:p>1442769902.60047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8.1300599575043" calcext:value-type="float">
            <text:p>38.1300599575</text:p>
          </table:table-cell>
          <table:table-cell table:formula="of:=[.C1356]/([.D1356]-[.D1355])" office:value-type="float" office:value="947992.32786153" calcext:value-type="float">
            <text:p>947992.32786153</text:p>
          </table:table-cell>
          <table:table-cell/>
          <table:table-cell office:value-type="float" office:value="1442769910.22007" calcext:value-type="float">
            <text:p>1442769910.22007</text:p>
          </table:table-cell>
          <table:table-cell table:formula="of:=[.G1356]-[.B1501]" office:value-type="float" office:value="6.40368986129761" calcext:value-type="float">
            <text:p>6.4036898613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69902.60892" calcext:value-type="float">
            <text:p>1442769902.60892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8.1385099887848" calcext:value-type="float">
            <text:p>38.1385099888</text:p>
          </table:table-cell>
          <table:table-cell table:formula="of:=[.C1357]/([.D1357]-[.D1356])" office:value-type="float" office:value="958102.96213532" calcext:value-type="float">
            <text:p>958102.96213532</text:p>
          </table:table-cell>
          <table:table-cell/>
          <table:table-cell office:value-type="float" office:value="1442769910.22354" calcext:value-type="float">
            <text:p>1442769910.22354</text:p>
          </table:table-cell>
          <table:table-cell table:formula="of:=[.G1357]-[.B1502]" office:value-type="float" office:value="6.39883995056152" calcext:value-type="float">
            <text:p>6.3988399506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69902.6174" calcext:value-type="float">
            <text:p>1442769902.6174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8.1469898223877" calcext:value-type="float">
            <text:p>38.1469898224</text:p>
          </table:table-cell>
          <table:table-cell table:formula="of:=[.C1358]/([.D1358]-[.D1357])" office:value-type="float" office:value="954735.715241657" calcext:value-type="float">
            <text:p>954735.715241657</text:p>
          </table:table-cell>
          <table:table-cell/>
          <table:table-cell office:value-type="float" office:value="1442769910.22704" calcext:value-type="float">
            <text:p>1442769910.22704</text:p>
          </table:table-cell>
          <table:table-cell table:formula="of:=[.G1358]-[.B1503]" office:value-type="float" office:value="6.39404010772705" calcext:value-type="float">
            <text:p>6.3940401077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69902.6259" calcext:value-type="float">
            <text:p>1442769902.6259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8.1554899215698" calcext:value-type="float">
            <text:p>38.1554899216</text:p>
          </table:table-cell>
          <table:table-cell table:formula="of:=[.C1359]/([.D1359]-[.D1358])" office:value-type="float" office:value="952459.474475485" calcext:value-type="float">
            <text:p>952459.474475485</text:p>
          </table:table-cell>
          <table:table-cell/>
          <table:table-cell office:value-type="float" office:value="1442769910.23053" calcext:value-type="float">
            <text:p>1442769910.23053</text:p>
          </table:table-cell>
          <table:table-cell table:formula="of:=[.G1359]-[.B1504]" office:value-type="float" office:value="6.38915991783142" calcext:value-type="float">
            <text:p>6.3891599178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69902.63447" calcext:value-type="float">
            <text:p>1442769902.63447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8.1640598773956" calcext:value-type="float">
            <text:p>38.1640598774</text:p>
          </table:table-cell>
          <table:table-cell table:formula="of:=[.C1360]/([.D1360]-[.D1359])" office:value-type="float" office:value="944695.651244958" calcext:value-type="float">
            <text:p>944695.651244958</text:p>
          </table:table-cell>
          <table:table-cell/>
          <table:table-cell office:value-type="float" office:value="1442769910.23401" calcext:value-type="float">
            <text:p>1442769910.23401</text:p>
          </table:table-cell>
          <table:table-cell table:formula="of:=[.G1360]-[.B1505]" office:value-type="float" office:value="6.38431000709534" calcext:value-type="float">
            <text:p>6.3843100071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69902.64295" calcext:value-type="float">
            <text:p>1442769902.64295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8.1725399494171" calcext:value-type="float">
            <text:p>38.1725399494</text:p>
          </table:table-cell>
          <table:table-cell table:formula="of:=[.C1361]/([.D1361]-[.D1360])" office:value-type="float" office:value="954708.872694557" calcext:value-type="float">
            <text:p>954708.872694557</text:p>
          </table:table-cell>
          <table:table-cell/>
          <table:table-cell office:value-type="float" office:value="1442769910.23749" calcext:value-type="float">
            <text:p>1442769910.23749</text:p>
          </table:table-cell>
          <table:table-cell table:formula="of:=[.G1361]-[.B1506]" office:value-type="float" office:value="6.37944984436035" calcext:value-type="float">
            <text:p>6.3794498444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69902.65145" calcext:value-type="float">
            <text:p>1442769902.65145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8.1810398101807" calcext:value-type="float">
            <text:p>38.1810398102</text:p>
          </table:table-cell>
          <table:table-cell table:formula="of:=[.C1362]/([.D1362]-[.D1361])" office:value-type="float" office:value="952486.190681888" calcext:value-type="float">
            <text:p>952486.190681888</text:p>
          </table:table-cell>
          <table:table-cell/>
          <table:table-cell office:value-type="float" office:value="1442769910.24097" calcext:value-type="float">
            <text:p>1442769910.24097</text:p>
          </table:table-cell>
          <table:table-cell table:formula="of:=[.G1362]-[.B1507]" office:value-type="float" office:value="6.37458992004395" calcext:value-type="float">
            <text:p>6.37458992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69902.65989" calcext:value-type="float">
            <text:p>1442769902.65989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8.1894798278809" calcext:value-type="float">
            <text:p>38.1894798279</text:p>
          </table:table-cell>
          <table:table-cell table:formula="of:=[.C1363]/([.D1363]-[.D1362])" office:value-type="float" office:value="959239.694463277" calcext:value-type="float">
            <text:p>959239.694463277</text:p>
          </table:table-cell>
          <table:table-cell/>
          <table:table-cell office:value-type="float" office:value="1442769910.24445" calcext:value-type="float">
            <text:p>1442769910.24445</text:p>
          </table:table-cell>
          <table:table-cell table:formula="of:=[.G1363]-[.B1508]" office:value-type="float" office:value="6.36974000930786" calcext:value-type="float">
            <text:p>6.3697400093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69902.66836" calcext:value-type="float">
            <text:p>1442769902.66836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8.197949886322" calcext:value-type="float">
            <text:p>38.1979498863</text:p>
          </table:table-cell>
          <table:table-cell table:formula="of:=[.C1364]/([.D1364]-[.D1363])" office:value-type="float" office:value="955837.560772392" calcext:value-type="float">
            <text:p>955837.560772392</text:p>
          </table:table-cell>
          <table:table-cell/>
          <table:table-cell office:value-type="float" office:value="1442769910.24793" calcext:value-type="float">
            <text:p>1442769910.24793</text:p>
          </table:table-cell>
          <table:table-cell table:formula="of:=[.G1364]-[.B1509]" office:value-type="float" office:value="6.36488008499146" calcext:value-type="float">
            <text:p>6.364880085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69902.67683" calcext:value-type="float">
            <text:p>1442769902.67683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8.2064199447632" calcext:value-type="float">
            <text:p>38.2064199448</text:p>
          </table:table-cell>
          <table:table-cell table:formula="of:=[.C1365]/([.D1365]-[.D1364])" office:value-type="float" office:value="955837.560772392" calcext:value-type="float">
            <text:p>955837.560772392</text:p>
          </table:table-cell>
          <table:table-cell/>
          <table:table-cell office:value-type="float" office:value="1442769910.25142" calcext:value-type="float">
            <text:p>1442769910.25142</text:p>
          </table:table-cell>
          <table:table-cell table:formula="of:=[.G1365]-[.B1510]" office:value-type="float" office:value="6.35999011993408" calcext:value-type="float">
            <text:p>6.3599901199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69902.68531" calcext:value-type="float">
            <text:p>1442769902.68531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8.2148997783661" calcext:value-type="float">
            <text:p>38.2148997784</text:p>
          </table:table-cell>
          <table:table-cell table:formula="of:=[.C1366]/([.D1366]-[.D1365])" office:value-type="float" office:value="954735.715241657" calcext:value-type="float">
            <text:p>954735.715241657</text:p>
          </table:table-cell>
          <table:table-cell/>
          <table:table-cell office:value-type="float" office:value="1442769910.25491" calcext:value-type="float">
            <text:p>1442769910.25491</text:p>
          </table:table-cell>
          <table:table-cell table:formula="of:=[.G1366]-[.B1511]" office:value-type="float" office:value="6.35514998435974" calcext:value-type="float">
            <text:p>6.3551499844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69902.69376" calcext:value-type="float">
            <text:p>1442769902.69376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8.2233498096466" calcext:value-type="float">
            <text:p>38.2233498096</text:p>
          </table:table-cell>
          <table:table-cell table:formula="of:=[.C1367]/([.D1367]-[.D1366])" office:value-type="float" office:value="958102.96213532" calcext:value-type="float">
            <text:p>958102.96213532</text:p>
          </table:table-cell>
          <table:table-cell/>
          <table:table-cell office:value-type="float" office:value="1442769910.25839" calcext:value-type="float">
            <text:p>1442769910.25839</text:p>
          </table:table-cell>
          <table:table-cell table:formula="of:=[.G1367]-[.B1512]" office:value-type="float" office:value="6.35029983520508" calcext:value-type="float">
            <text:p>6.3502998352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69902.70224" calcext:value-type="float">
            <text:p>1442769902.70224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8.2318298816681" calcext:value-type="float">
            <text:p>38.2318298817</text:p>
          </table:table-cell>
          <table:table-cell table:formula="of:=[.C1368]/([.D1368]-[.D1367])" office:value-type="float" office:value="954708.872694557" calcext:value-type="float">
            <text:p>954708.872694557</text:p>
          </table:table-cell>
          <table:table-cell/>
          <table:table-cell office:value-type="float" office:value="1442769910.26187" calcext:value-type="float">
            <text:p>1442769910.26187</text:p>
          </table:table-cell>
          <table:table-cell table:formula="of:=[.G1368]-[.B1513]" office:value-type="float" office:value="6.34544992446899" calcext:value-type="float">
            <text:p>6.3454499245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69902.71076" calcext:value-type="float">
            <text:p>1442769902.71076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8.2403500080109" calcext:value-type="float">
            <text:p>38.240350008</text:p>
          </table:table-cell>
          <table:table-cell table:formula="of:=[.C1369]/([.D1369]-[.D1368])" office:value-type="float" office:value="950220.650996194" calcext:value-type="float">
            <text:p>950220.650996194</text:p>
          </table:table-cell>
          <table:table-cell/>
          <table:table-cell office:value-type="float" office:value="1442769910.26535" calcext:value-type="float">
            <text:p>1442769910.26535</text:p>
          </table:table-cell>
          <table:table-cell table:formula="of:=[.G1369]-[.B1514]" office:value-type="float" office:value="6.34060001373291" calcext:value-type="float">
            <text:p>6.3406000137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69902.71923" calcext:value-type="float">
            <text:p>1442769902.71923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8.2488198280334" calcext:value-type="float">
            <text:p>38.248819828</text:p>
          </table:table-cell>
          <table:table-cell table:formula="of:=[.C1370]/([.D1370]-[.D1369])" office:value-type="float" office:value="955864.466826179" calcext:value-type="float">
            <text:p>955864.466826179</text:p>
          </table:table-cell>
          <table:table-cell/>
          <table:table-cell office:value-type="float" office:value="1442769910.26883" calcext:value-type="float">
            <text:p>1442769910.26883</text:p>
          </table:table-cell>
          <table:table-cell table:formula="of:=[.G1370]-[.B1515]" office:value-type="float" office:value="6.33575010299683" calcext:value-type="float">
            <text:p>6.335750103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69902.72775" calcext:value-type="float">
            <text:p>1442769902.72775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8.2573399543762" calcext:value-type="float">
            <text:p>38.2573399544</text:p>
          </table:table-cell>
          <table:table-cell table:formula="of:=[.C1371]/([.D1371]-[.D1370])" office:value-type="float" office:value="950220.650996194" calcext:value-type="float">
            <text:p>950220.650996194</text:p>
          </table:table-cell>
          <table:table-cell/>
          <table:table-cell office:value-type="float" office:value="1442769910.27232" calcext:value-type="float">
            <text:p>1442769910.27232</text:p>
          </table:table-cell>
          <table:table-cell table:formula="of:=[.G1371]-[.B1516]" office:value-type="float" office:value="6.33086013793945" calcext:value-type="float">
            <text:p>6.3308601379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69902.73623" calcext:value-type="float">
            <text:p>1442769902.73623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8.2658197879791" calcext:value-type="float">
            <text:p>38.265819788</text:p>
          </table:table-cell>
          <table:table-cell table:formula="of:=[.C1372]/([.D1372]-[.D1371])" office:value-type="float" office:value="954735.715241657" calcext:value-type="float">
            <text:p>954735.715241657</text:p>
          </table:table-cell>
          <table:table-cell/>
          <table:table-cell office:value-type="float" office:value="1442769910.27582" calcext:value-type="float">
            <text:p>1442769910.27582</text:p>
          </table:table-cell>
          <table:table-cell table:formula="of:=[.G1372]-[.B1517]" office:value-type="float" office:value="6.32603001594543" calcext:value-type="float">
            <text:p>6.3260300159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69902.74471" calcext:value-type="float">
            <text:p>1442769902.74471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8.2742998600006" calcext:value-type="float">
            <text:p>38.27429986</text:p>
          </table:table-cell>
          <table:table-cell table:formula="of:=[.C1373]/([.D1373]-[.D1372])" office:value-type="float" office:value="954708.872694557" calcext:value-type="float">
            <text:p>954708.872694557</text:p>
          </table:table-cell>
          <table:table-cell/>
          <table:table-cell office:value-type="float" office:value="1442769910.27932" calcext:value-type="float">
            <text:p>1442769910.27932</text:p>
          </table:table-cell>
          <table:table-cell table:formula="of:=[.G1373]-[.B1518]" office:value-type="float" office:value="6.32122993469238" calcext:value-type="float">
            <text:p>6.3212299347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69902.75319" calcext:value-type="float">
            <text:p>1442769902.75319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8.2827799320221" calcext:value-type="float">
            <text:p>38.282779932</text:p>
          </table:table-cell>
          <table:table-cell table:formula="of:=[.C1374]/([.D1374]-[.D1373])" office:value-type="float" office:value="954708.872694557" calcext:value-type="float">
            <text:p>954708.872694557</text:p>
          </table:table-cell>
          <table:table-cell/>
          <table:table-cell office:value-type="float" office:value="1442769910.28284" calcext:value-type="float">
            <text:p>1442769910.28284</text:p>
          </table:table-cell>
          <table:table-cell table:formula="of:=[.G1374]-[.B1519]" office:value-type="float" office:value="6.31639003753662" calcext:value-type="float">
            <text:p>6.3163900375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69902.76169" calcext:value-type="float">
            <text:p>1442769902.76169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8.2912797927856" calcext:value-type="float">
            <text:p>38.2912797928</text:p>
          </table:table-cell>
          <table:table-cell table:formula="of:=[.C1375]/([.D1375]-[.D1374])" office:value-type="float" office:value="952486.190681888" calcext:value-type="float">
            <text:p>952486.190681888</text:p>
          </table:table-cell>
          <table:table-cell/>
          <table:table-cell office:value-type="float" office:value="1442769910.28635" calcext:value-type="float">
            <text:p>1442769910.28635</text:p>
          </table:table-cell>
          <table:table-cell table:formula="of:=[.G1375]-[.B1520]" office:value-type="float" office:value="6.31150007247925" calcext:value-type="float">
            <text:p>6.3115000725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69902.77011" calcext:value-type="float">
            <text:p>1442769902.77011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8.2996997833252" calcext:value-type="float">
            <text:p>38.2996997833</text:p>
          </table:table-cell>
          <table:table-cell table:formula="of:=[.C1376]/([.D1376]-[.D1375])" office:value-type="float" office:value="961521.270359044" calcext:value-type="float">
            <text:p>961521.270359044</text:p>
          </table:table-cell>
          <table:table-cell/>
          <table:table-cell office:value-type="float" office:value="1442769910.28985" calcext:value-type="float">
            <text:p>1442769910.28985</text:p>
          </table:table-cell>
          <table:table-cell table:formula="of:=[.G1376]-[.B1521]" office:value-type="float" office:value="6.30662989616394" calcext:value-type="float">
            <text:p>6.3066298962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69902.77857" calcext:value-type="float">
            <text:p>1442769902.77857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8.308159828186" calcext:value-type="float">
            <text:p>38.3081598282</text:p>
          </table:table-cell>
          <table:table-cell table:formula="of:=[.C1377]/([.D1377]-[.D1376])" office:value-type="float" office:value="956968.920753016" calcext:value-type="float">
            <text:p>956968.920753016</text:p>
          </table:table-cell>
          <table:table-cell/>
          <table:table-cell office:value-type="float" office:value="1442769910.29335" calcext:value-type="float">
            <text:p>1442769910.29335</text:p>
          </table:table-cell>
          <table:table-cell table:formula="of:=[.G1377]-[.B1522]" office:value-type="float" office:value="6.30176997184753" calcext:value-type="float">
            <text:p>6.3017699718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69902.78706" calcext:value-type="float">
            <text:p>1442769902.78706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8.3166499137878" calcext:value-type="float">
            <text:p>38.3166499138</text:p>
          </table:table-cell>
          <table:table-cell table:formula="of:=[.C1378]/([.D1378]-[.D1377])" office:value-type="float" office:value="953582.847065431" calcext:value-type="float">
            <text:p>953582.847065431</text:p>
          </table:table-cell>
          <table:table-cell/>
          <table:table-cell office:value-type="float" office:value="1442769910.29685" calcext:value-type="float">
            <text:p>1442769910.29685</text:p>
          </table:table-cell>
          <table:table-cell table:formula="of:=[.G1378]-[.B1523]" office:value-type="float" office:value="6.29688000679016" calcext:value-type="float">
            <text:p>6.2968800068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69902.79552" calcext:value-type="float">
            <text:p>1442769902.79552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8.3251099586487" calcext:value-type="float">
            <text:p>38.3251099586</text:p>
          </table:table-cell>
          <table:table-cell table:formula="of:=[.C1379]/([.D1379]-[.D1378])" office:value-type="float" office:value="956968.920753016" calcext:value-type="float">
            <text:p>956968.920753016</text:p>
          </table:table-cell>
          <table:table-cell/>
          <table:table-cell office:value-type="float" office:value="1442769910.30035" calcext:value-type="float">
            <text:p>1442769910.30035</text:p>
          </table:table-cell>
          <table:table-cell table:formula="of:=[.G1379]-[.B1524]" office:value-type="float" office:value="6.2920298576355" calcext:value-type="float">
            <text:p>6.2920298576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69902.80402" calcext:value-type="float">
            <text:p>1442769902.80402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8.3336098194122" calcext:value-type="float">
            <text:p>38.3336098194</text:p>
          </table:table-cell>
          <table:table-cell table:formula="of:=[.C1380]/([.D1380]-[.D1379])" office:value-type="float" office:value="952486.190681888" calcext:value-type="float">
            <text:p>952486.190681888</text:p>
          </table:table-cell>
          <table:table-cell/>
          <table:table-cell office:value-type="float" office:value="1442769910.30387" calcext:value-type="float">
            <text:p>1442769910.30387</text:p>
          </table:table-cell>
          <table:table-cell table:formula="of:=[.G1380]-[.B1525]" office:value-type="float" office:value="6.2872200012207" calcext:value-type="float">
            <text:p>6.2872200012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69902.8125" calcext:value-type="float">
            <text:p>1442769902.8125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8.3420898914337" calcext:value-type="float">
            <text:p>38.3420898914</text:p>
          </table:table-cell>
          <table:table-cell table:formula="of:=[.C1381]/([.D1381]-[.D1380])" office:value-type="float" office:value="954708.872694557" calcext:value-type="float">
            <text:p>954708.872694557</text:p>
          </table:table-cell>
          <table:table-cell/>
          <table:table-cell office:value-type="float" office:value="1442769910.30738" calcext:value-type="float">
            <text:p>1442769910.30738</text:p>
          </table:table-cell>
          <table:table-cell table:formula="of:=[.G1381]-[.B1526]" office:value-type="float" office:value="6.28242993354797" calcext:value-type="float">
            <text:p>6.2824299335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69902.82096" calcext:value-type="float">
            <text:p>1442769902.82096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8.3505499362946" calcext:value-type="float">
            <text:p>38.3505499363</text:p>
          </table:table-cell>
          <table:table-cell table:formula="of:=[.C1382]/([.D1382]-[.D1381])" office:value-type="float" office:value="956968.920753016" calcext:value-type="float">
            <text:p>956968.920753016</text:p>
          </table:table-cell>
          <table:table-cell/>
          <table:table-cell office:value-type="float" office:value="1442769910.31093" calcext:value-type="float">
            <text:p>1442769910.31093</text:p>
          </table:table-cell>
          <table:table-cell table:formula="of:=[.G1382]-[.B1527]" office:value-type="float" office:value="6.27766013145447" calcext:value-type="float">
            <text:p>6.2776601315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69902.82942" calcext:value-type="float">
            <text:p>1442769902.82942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8.3590099811554" calcext:value-type="float">
            <text:p>38.3590099812</text:p>
          </table:table-cell>
          <table:table-cell table:formula="of:=[.C1383]/([.D1383]-[.D1382])" office:value-type="float" office:value="956968.920753016" calcext:value-type="float">
            <text:p>956968.920753016</text:p>
          </table:table-cell>
          <table:table-cell/>
          <table:table-cell office:value-type="float" office:value="1442769910.31453" calcext:value-type="float">
            <text:p>1442769910.31453</text:p>
          </table:table-cell>
          <table:table-cell table:formula="of:=[.G1383]-[.B1528]" office:value-type="float" office:value="6.27289986610413" calcext:value-type="float">
            <text:p>6.2728998661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69902.83791" calcext:value-type="float">
            <text:p>1442769902.83791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8.3674998283386" calcext:value-type="float">
            <text:p>38.3674998283</text:p>
          </table:table-cell>
          <table:table-cell table:formula="of:=[.C1384]/([.D1384]-[.D1383])" office:value-type="float" office:value="953609.626330422" calcext:value-type="float">
            <text:p>953609.626330422</text:p>
          </table:table-cell>
          <table:table-cell/>
          <table:table-cell office:value-type="float" office:value="1442769910.31811" calcext:value-type="float">
            <text:p>1442769910.31811</text:p>
          </table:table-cell>
          <table:table-cell table:formula="of:=[.G1384]-[.B1529]" office:value-type="float" office:value="6.26814007759094" calcext:value-type="float">
            <text:p>6.2681400776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69902.84646" calcext:value-type="float">
            <text:p>1442769902.84646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8.3760499954224" calcext:value-type="float">
            <text:p>38.3760499954</text:p>
          </table:table-cell>
          <table:table-cell table:formula="of:=[.C1385]/([.D1385]-[.D1384])" office:value-type="float" office:value="946882.08086554" calcext:value-type="float">
            <text:p>946882.08086554</text:p>
          </table:table-cell>
          <table:table-cell/>
          <table:table-cell office:value-type="float" office:value="1442769910.32166" calcext:value-type="float">
            <text:p>1442769910.32166</text:p>
          </table:table-cell>
          <table:table-cell table:formula="of:=[.G1385]-[.B1530]" office:value-type="float" office:value="6.26332998275757" calcext:value-type="float">
            <text:p>6.2633299828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69902.85491" calcext:value-type="float">
            <text:p>1442769902.85491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8.3844997882843" calcext:value-type="float">
            <text:p>38.3844997883</text:p>
          </table:table-cell>
          <table:table-cell table:formula="of:=[.C1386]/([.D1386]-[.D1385])" office:value-type="float" office:value="958129.995880477" calcext:value-type="float">
            <text:p>958129.995880477</text:p>
          </table:table-cell>
          <table:table-cell/>
          <table:table-cell office:value-type="float" office:value="1442769910.32522" calcext:value-type="float">
            <text:p>1442769910.32522</text:p>
          </table:table-cell>
          <table:table-cell table:formula="of:=[.G1386]-[.B1531]" office:value-type="float" office:value="6.25851011276245" calcext:value-type="float">
            <text:p>6.2585101128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69902.86337" calcext:value-type="float">
            <text:p>1442769902.86337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8.3929598331451" calcext:value-type="float">
            <text:p>38.3929598331</text:p>
          </table:table-cell>
          <table:table-cell table:formula="of:=[.C1387]/([.D1387]-[.D1386])" office:value-type="float" office:value="956968.920753016" calcext:value-type="float">
            <text:p>956968.920753016</text:p>
          </table:table-cell>
          <table:table-cell/>
          <table:table-cell office:value-type="float" office:value="1442769910.32873" calcext:value-type="float">
            <text:p>1442769910.32873</text:p>
          </table:table-cell>
          <table:table-cell table:formula="of:=[.G1387]-[.B1532]" office:value-type="float" office:value="6.25370001792908" calcext:value-type="float">
            <text:p>6.2537000179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69902.87184" calcext:value-type="float">
            <text:p>1442769902.87184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8.4014298915863" calcext:value-type="float">
            <text:p>38.4014298916</text:p>
          </table:table-cell>
          <table:table-cell table:formula="of:=[.C1388]/([.D1388]-[.D1387])" office:value-type="float" office:value="955837.560772392" calcext:value-type="float">
            <text:p>955837.560772392</text:p>
          </table:table-cell>
          <table:table-cell/>
          <table:table-cell office:value-type="float" office:value="1442769910.33228" calcext:value-type="float">
            <text:p>1442769910.33228</text:p>
          </table:table-cell>
          <table:table-cell table:formula="of:=[.G1388]-[.B1533]" office:value-type="float" office:value="6.2488899230957" calcext:value-type="float">
            <text:p>6.2488899231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69902.88031" calcext:value-type="float">
            <text:p>1442769902.88031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8.4098999500275" calcext:value-type="float">
            <text:p>38.40989995</text:p>
          </table:table-cell>
          <table:table-cell table:formula="of:=[.C1389]/([.D1389]-[.D1388])" office:value-type="float" office:value="955837.560772392" calcext:value-type="float">
            <text:p>955837.560772392</text:p>
          </table:table-cell>
          <table:table-cell/>
          <table:table-cell office:value-type="float" office:value="1442769910.33583" calcext:value-type="float">
            <text:p>1442769910.33583</text:p>
          </table:table-cell>
          <table:table-cell table:formula="of:=[.G1389]-[.B1534]" office:value-type="float" office:value="6.24409985542297" calcext:value-type="float">
            <text:p>6.2440998554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69902.88878" calcext:value-type="float">
            <text:p>1442769902.88878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8.4183700084686" calcext:value-type="float">
            <text:p>38.4183700085</text:p>
          </table:table-cell>
          <table:table-cell table:formula="of:=[.C1390]/([.D1390]-[.D1389])" office:value-type="float" office:value="955837.560772392" calcext:value-type="float">
            <text:p>955837.560772392</text:p>
          </table:table-cell>
          <table:table-cell/>
          <table:table-cell office:value-type="float" office:value="1442769910.3394" calcext:value-type="float">
            <text:p>1442769910.3394</text:p>
          </table:table-cell>
          <table:table-cell table:formula="of:=[.G1390]-[.B1535]" office:value-type="float" office:value="6.23931002616882" calcext:value-type="float">
            <text:p>6.2393100262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69902.89731" calcext:value-type="float">
            <text:p>1442769902.89731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8.4268999099731" calcext:value-type="float">
            <text:p>38.42689991</text:p>
          </table:table-cell>
          <table:table-cell table:formula="of:=[.C1391]/([.D1391]-[.D1390])" office:value-type="float" office:value="949131.709869469" calcext:value-type="float">
            <text:p>949131.709869469</text:p>
          </table:table-cell>
          <table:table-cell/>
          <table:table-cell office:value-type="float" office:value="1442769910.34295" calcext:value-type="float">
            <text:p>1442769910.34295</text:p>
          </table:table-cell>
          <table:table-cell table:formula="of:=[.G1391]-[.B1536]" office:value-type="float" office:value="6.23450016975403" calcext:value-type="float">
            <text:p>6.2345001698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69902.90575" calcext:value-type="float">
            <text:p>1442769902.90575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8.4353399276733" calcext:value-type="float">
            <text:p>38.4353399277</text:p>
          </table:table-cell>
          <table:table-cell table:formula="of:=[.C1392]/([.D1392]-[.D1391])" office:value-type="float" office:value="959239.694463277" calcext:value-type="float">
            <text:p>959239.694463277</text:p>
          </table:table-cell>
          <table:table-cell/>
          <table:table-cell office:value-type="float" office:value="1442769910.34649" calcext:value-type="float">
            <text:p>1442769910.34649</text:p>
          </table:table-cell>
          <table:table-cell table:formula="of:=[.G1392]-[.B1537]" office:value-type="float" office:value="6.22970986366272" calcext:value-type="float">
            <text:p>6.2297098637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69902.91421" calcext:value-type="float">
            <text:p>1442769902.91421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8.4437999725342" calcext:value-type="float">
            <text:p>38.4437999725</text:p>
          </table:table-cell>
          <table:table-cell table:formula="of:=[.C1393]/([.D1393]-[.D1392])" office:value-type="float" office:value="956968.920753016" calcext:value-type="float">
            <text:p>956968.920753016</text:p>
          </table:table-cell>
          <table:table-cell/>
          <table:table-cell office:value-type="float" office:value="1442769910.35005" calcext:value-type="float">
            <text:p>1442769910.35005</text:p>
          </table:table-cell>
          <table:table-cell table:formula="of:=[.G1393]-[.B1538]" office:value-type="float" office:value="6.22494006156921" calcext:value-type="float">
            <text:p>6.2249400616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69902.92269" calcext:value-type="float">
            <text:p>1442769902.92269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8.4522798061371" calcext:value-type="float">
            <text:p>38.4522798061</text:p>
          </table:table-cell>
          <table:table-cell table:formula="of:=[.C1394]/([.D1394]-[.D1393])" office:value-type="float" office:value="954735.715241657" calcext:value-type="float">
            <text:p>954735.715241657</text:p>
          </table:table-cell>
          <table:table-cell/>
          <table:table-cell office:value-type="float" office:value="1442769910.3536" calcext:value-type="float">
            <text:p>1442769910.3536</text:p>
          </table:table-cell>
          <table:table-cell table:formula="of:=[.G1394]-[.B1539]" office:value-type="float" office:value="6.22009992599487" calcext:value-type="float">
            <text:p>6.220099926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69902.93115" calcext:value-type="float">
            <text:p>1442769902.93115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8.4607398509979" calcext:value-type="float">
            <text:p>38.460739851</text:p>
          </table:table-cell>
          <table:table-cell table:formula="of:=[.C1395]/([.D1395]-[.D1394])" office:value-type="float" office:value="956968.920753016" calcext:value-type="float">
            <text:p>956968.920753016</text:p>
          </table:table-cell>
          <table:table-cell/>
          <table:table-cell office:value-type="float" office:value="1442769910.35712" calcext:value-type="float">
            <text:p>1442769910.35712</text:p>
          </table:table-cell>
          <table:table-cell table:formula="of:=[.G1395]-[.B1540]" office:value-type="float" office:value="6.21524000167847" calcext:value-type="float">
            <text:p>6.2152400017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69902.93961" calcext:value-type="float">
            <text:p>1442769902.93961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8.4691998958588" calcext:value-type="float">
            <text:p>38.4691998959</text:p>
          </table:table-cell>
          <table:table-cell table:formula="of:=[.C1396]/([.D1396]-[.D1395])" office:value-type="float" office:value="956968.920753016" calcext:value-type="float">
            <text:p>956968.920753016</text:p>
          </table:table-cell>
          <table:table-cell/>
          <table:table-cell office:value-type="float" office:value="1442769910.36065" calcext:value-type="float">
            <text:p>1442769910.36065</text:p>
          </table:table-cell>
          <table:table-cell table:formula="of:=[.G1396]-[.B1541]" office:value-type="float" office:value="6.21018004417419" calcext:value-type="float">
            <text:p>6.2101800442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69902.94808" calcext:value-type="float">
            <text:p>1442769902.94808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8.4776699542999" calcext:value-type="float">
            <text:p>38.4776699543</text:p>
          </table:table-cell>
          <table:table-cell table:formula="of:=[.C1397]/([.D1397]-[.D1396])" office:value-type="float" office:value="955837.560772392" calcext:value-type="float">
            <text:p>955837.560772392</text:p>
          </table:table-cell>
          <table:table-cell/>
          <table:table-cell office:value-type="float" office:value="1442769910.36423" calcext:value-type="float">
            <text:p>1442769910.36423</text:p>
          </table:table-cell>
          <table:table-cell table:formula="of:=[.G1397]-[.B1542]" office:value-type="float" office:value="6.20541000366211" calcext:value-type="float">
            <text:p>6.2054100037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69902.95653" calcext:value-type="float">
            <text:p>1442769902.95653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8.4861199855804" calcext:value-type="float">
            <text:p>38.4861199856</text:p>
          </table:table-cell>
          <table:table-cell table:formula="of:=[.C1398]/([.D1398]-[.D1397])" office:value-type="float" office:value="958102.96213532" calcext:value-type="float">
            <text:p>958102.96213532</text:p>
          </table:table-cell>
          <table:table-cell/>
          <table:table-cell office:value-type="float" office:value="1442769910.36774" calcext:value-type="float">
            <text:p>1442769910.36774</text:p>
          </table:table-cell>
          <table:table-cell table:formula="of:=[.G1398]-[.B1543]" office:value-type="float" office:value="6.20054984092712" calcext:value-type="float">
            <text:p>6.2005498409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69902.96498" calcext:value-type="float">
            <text:p>1442769902.96498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8.4945697784424" calcext:value-type="float">
            <text:p>38.4945697784</text:p>
          </table:table-cell>
          <table:table-cell table:formula="of:=[.C1399]/([.D1399]-[.D1398])" office:value-type="float" office:value="958129.995880477" calcext:value-type="float">
            <text:p>958129.995880477</text:p>
          </table:table-cell>
          <table:table-cell/>
          <table:table-cell office:value-type="float" office:value="1442769910.37124" calcext:value-type="float">
            <text:p>1442769910.37124</text:p>
          </table:table-cell>
          <table:table-cell table:formula="of:=[.G1399]-[.B1544]" office:value-type="float" office:value="6.19576978683472" calcext:value-type="float">
            <text:p>6.1957697868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69902.9735" calcext:value-type="float">
            <text:p>1442769902.9735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8.5030899047852" calcext:value-type="float">
            <text:p>38.5030899048</text:p>
          </table:table-cell>
          <table:table-cell table:formula="of:=[.C1400]/([.D1400]-[.D1399])" office:value-type="float" office:value="950220.650996194" calcext:value-type="float">
            <text:p>950220.650996194</text:p>
          </table:table-cell>
          <table:table-cell/>
          <table:table-cell office:value-type="float" office:value="1442769910.37474" calcext:value-type="float">
            <text:p>1442769910.37474</text:p>
          </table:table-cell>
          <table:table-cell table:formula="of:=[.G1400]-[.B1545]" office:value-type="float" office:value="6.1909499168396" calcext:value-type="float">
            <text:p>6.1909499168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69902.98196" calcext:value-type="float">
            <text:p>1442769902.98196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8.511549949646" calcext:value-type="float">
            <text:p>38.5115499496</text:p>
          </table:table-cell>
          <table:table-cell table:formula="of:=[.C1401]/([.D1401]-[.D1400])" office:value-type="float" office:value="956968.920753016" calcext:value-type="float">
            <text:p>956968.920753016</text:p>
          </table:table-cell>
          <table:table-cell/>
          <table:table-cell office:value-type="float" office:value="1442769910.37825" calcext:value-type="float">
            <text:p>1442769910.37825</text:p>
          </table:table-cell>
          <table:table-cell table:formula="of:=[.G1401]-[.B1546]" office:value-type="float" office:value="6.18608999252319" calcext:value-type="float">
            <text:p>6.186089992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69902.99049" calcext:value-type="float">
            <text:p>1442769902.99049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8.5200798511505" calcext:value-type="float">
            <text:p>38.5200798512</text:p>
          </table:table-cell>
          <table:table-cell table:formula="of:=[.C1402]/([.D1402]-[.D1401])" office:value-type="float" office:value="949131.709869469" calcext:value-type="float">
            <text:p>949131.709869469</text:p>
          </table:table-cell>
          <table:table-cell/>
          <table:table-cell office:value-type="float" office:value="1442769910.38179" calcext:value-type="float">
            <text:p>1442769910.38179</text:p>
          </table:table-cell>
          <table:table-cell table:formula="of:=[.G1402]-[.B1547]" office:value-type="float" office:value="6.18130993843079" calcext:value-type="float">
            <text:p>6.1813099384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69902.99894" calcext:value-type="float">
            <text:p>1442769902.99894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8.528529882431" calcext:value-type="float">
            <text:p>38.5285298824</text:p>
          </table:table-cell>
          <table:table-cell table:formula="of:=[.C1403]/([.D1403]-[.D1402])" office:value-type="float" office:value="958102.96213532" calcext:value-type="float">
            <text:p>958102.96213532</text:p>
          </table:table-cell>
          <table:table-cell/>
          <table:table-cell office:value-type="float" office:value="1442769910.38532" calcext:value-type="float">
            <text:p>1442769910.38532</text:p>
          </table:table-cell>
          <table:table-cell table:formula="of:=[.G1403]-[.B1548]" office:value-type="float" office:value="6.17648983001709" calcext:value-type="float">
            <text:p>6.17648983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69903.00732" calcext:value-type="float">
            <text:p>1442769903.00732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8.5369098186493" calcext:value-type="float">
            <text:p>38.5369098186</text:p>
          </table:table-cell>
          <table:table-cell table:formula="of:=[.C1404]/([.D1404]-[.D1403])" office:value-type="float" office:value="966117.138500057" calcext:value-type="float">
            <text:p>966117.138500057</text:p>
          </table:table-cell>
          <table:table-cell/>
          <table:table-cell office:value-type="float" office:value="1442769910.38881" calcext:value-type="float">
            <text:p>1442769910.38881</text:p>
          </table:table-cell>
          <table:table-cell table:formula="of:=[.G1404]-[.B1549]" office:value-type="float" office:value="6.17163991928101" calcext:value-type="float">
            <text:p>6.1716399193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69903.01566" calcext:value-type="float">
            <text:p>1442769903.01566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8.5452499389648" calcext:value-type="float">
            <text:p>38.545249939</text:p>
          </table:table-cell>
          <table:table-cell table:formula="of:=[.C1405]/([.D1405]-[.D1404])" office:value-type="float" office:value="970729.401217804" calcext:value-type="float">
            <text:p>970729.401217804</text:p>
          </table:table-cell>
          <table:table-cell/>
          <table:table-cell office:value-type="float" office:value="1442769910.39233" calcext:value-type="float">
            <text:p>1442769910.39233</text:p>
          </table:table-cell>
          <table:table-cell table:formula="of:=[.G1405]-[.B1550]" office:value-type="float" office:value="6.16679000854492" calcext:value-type="float">
            <text:p>6.1667900085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69903.024" calcext:value-type="float">
            <text:p>1442769903.024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8.5535898208618" calcext:value-type="float">
            <text:p>38.5535898209</text:p>
          </table:table-cell>
          <table:table-cell table:formula="of:=[.C1406]/([.D1406]-[.D1405])" office:value-type="float" office:value="970757.152201258" calcext:value-type="float">
            <text:p>970757.152201258</text:p>
          </table:table-cell>
          <table:table-cell/>
          <table:table-cell office:value-type="float" office:value="1442769910.39588" calcext:value-type="float">
            <text:p>1442769910.39588</text:p>
          </table:table-cell>
          <table:table-cell table:formula="of:=[.G1406]-[.B1551]" office:value-type="float" office:value="6.16198992729187" calcext:value-type="float">
            <text:p>6.1619899273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69903.03229" calcext:value-type="float">
            <text:p>1442769903.03229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8.5618798732758" calcext:value-type="float">
            <text:p>38.5618798733</text:p>
          </table:table-cell>
          <table:table-cell table:formula="of:=[.C1407]/([.D1407]-[.D1406])" office:value-type="float" office:value="976592.136665612" calcext:value-type="float">
            <text:p>976592.136665612</text:p>
          </table:table-cell>
          <table:table-cell/>
          <table:table-cell office:value-type="float" office:value="1442769910.39936" calcext:value-type="float">
            <text:p>1442769910.39936</text:p>
          </table:table-cell>
          <table:table-cell table:formula="of:=[.G1407]-[.B1552]" office:value-type="float" office:value="6.15708994865418" calcext:value-type="float">
            <text:p>6.1570899487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69903.04065" calcext:value-type="float">
            <text:p>1442769903.04065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8.5702397823334" calcext:value-type="float">
            <text:p>38.5702397823</text:p>
          </table:table-cell>
          <table:table-cell table:formula="of:=[.C1408]/([.D1408]-[.D1407])" office:value-type="float" office:value="968431.587497148" calcext:value-type="float">
            <text:p>968431.587497148</text:p>
          </table:table-cell>
          <table:table-cell/>
          <table:table-cell office:value-type="float" office:value="1442769910.40288" calcext:value-type="float">
            <text:p>1442769910.40288</text:p>
          </table:table-cell>
          <table:table-cell table:formula="of:=[.G1408]-[.B1553]" office:value-type="float" office:value="6.1522798538208" calcext:value-type="float">
            <text:p>6.1522798538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69903.04899" calcext:value-type="float">
            <text:p>1442769903.04899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8.5785799026489" calcext:value-type="float">
            <text:p>38.5785799026</text:p>
          </table:table-cell>
          <table:table-cell table:formula="of:=[.C1409]/([.D1409]-[.D1408])" office:value-type="float" office:value="970729.401217804" calcext:value-type="float">
            <text:p>970729.401217804</text:p>
          </table:table-cell>
          <table:table-cell/>
          <table:table-cell office:value-type="float" office:value="1442769910.40642" calcext:value-type="float">
            <text:p>1442769910.40642</text:p>
          </table:table-cell>
          <table:table-cell table:formula="of:=[.G1409]-[.B1554]" office:value-type="float" office:value="6.14752006530762" calcext:value-type="float">
            <text:p>6.1475200653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69903.05734" calcext:value-type="float">
            <text:p>1442769903.05734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8.5869297981262" calcext:value-type="float">
            <text:p>38.5869297981</text:p>
          </table:table-cell>
          <table:table-cell table:formula="of:=[.C1410]/([.D1410]-[.D1409])" office:value-type="float" office:value="969592.9753869" calcext:value-type="float">
            <text:p>969592.9753869</text:p>
          </table:table-cell>
          <table:table-cell/>
          <table:table-cell office:value-type="float" office:value="1442769910.40993" calcext:value-type="float">
            <text:p>1442769910.40993</text:p>
          </table:table-cell>
          <table:table-cell table:formula="of:=[.G1410]-[.B1555]" office:value-type="float" office:value="6.14269995689392" calcext:value-type="float">
            <text:p>6.1426999569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69903.06565" calcext:value-type="float">
            <text:p>1442769903.06565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8.5952398777008" calcext:value-type="float">
            <text:p>38.5952398777</text:p>
          </table:table-cell>
          <table:table-cell table:formula="of:=[.C1411]/([.D1411]-[.D1410])" office:value-type="float" office:value="974238.565026539" calcext:value-type="float">
            <text:p>974238.565026539</text:p>
          </table:table-cell>
          <table:table-cell/>
          <table:table-cell office:value-type="float" office:value="1442769910.41347" calcext:value-type="float">
            <text:p>1442769910.41347</text:p>
          </table:table-cell>
          <table:table-cell table:formula="of:=[.G1411]-[.B1556]" office:value-type="float" office:value="6.13792014122009" calcext:value-type="float">
            <text:p>6.1379201412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69903.07395" calcext:value-type="float">
            <text:p>1442769903.07395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8.6035399436951" calcext:value-type="float">
            <text:p>38.6035399437</text:p>
          </table:table-cell>
          <table:table-cell table:formula="of:=[.C1412]/([.D1412]-[.D1411])" office:value-type="float" office:value="975413.931117686" calcext:value-type="float">
            <text:p>975413.931117686</text:p>
          </table:table-cell>
          <table:table-cell/>
          <table:table-cell office:value-type="float" office:value="1442769910.417" calcext:value-type="float">
            <text:p>1442769910.417</text:p>
          </table:table-cell>
          <table:table-cell table:formula="of:=[.G1412]-[.B1557]" office:value-type="float" office:value="6.13312005996704" calcext:value-type="float">
            <text:p>6.13312006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69903.0823" calcext:value-type="float">
            <text:p>1442769903.0823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8.6118898391724" calcext:value-type="float">
            <text:p>38.6118898392</text:p>
          </table:table-cell>
          <table:table-cell table:formula="of:=[.C1413]/([.D1413]-[.D1412])" office:value-type="float" office:value="969592.9753869" calcext:value-type="float">
            <text:p>969592.9753869</text:p>
          </table:table-cell>
          <table:table-cell/>
          <table:table-cell office:value-type="float" office:value="1442769910.42054" calcext:value-type="float">
            <text:p>1442769910.42054</text:p>
          </table:table-cell>
          <table:table-cell table:formula="of:=[.G1413]-[.B1558]" office:value-type="float" office:value="6.12834000587463" calcext:value-type="float">
            <text:p>6.1283400059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69903.09061" calcext:value-type="float">
            <text:p>1442769903.09061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8.6201999187469" calcext:value-type="float">
            <text:p>38.6201999187</text:p>
          </table:table-cell>
          <table:table-cell table:formula="of:=[.C1414]/([.D1414]-[.D1413])" office:value-type="float" office:value="974238.565026539" calcext:value-type="float">
            <text:p>974238.565026539</text:p>
          </table:table-cell>
          <table:table-cell/>
          <table:table-cell office:value-type="float" office:value="1442769910.42408" calcext:value-type="float">
            <text:p>1442769910.42408</text:p>
          </table:table-cell>
          <table:table-cell table:formula="of:=[.G1414]-[.B1559]" office:value-type="float" office:value="6.12355995178223" calcext:value-type="float">
            <text:p>6.1235599518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69903.09891" calcext:value-type="float">
            <text:p>1442769903.09891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8.6284999847412" calcext:value-type="float">
            <text:p>38.6284999847</text:p>
          </table:table-cell>
          <table:table-cell table:formula="of:=[.C1415]/([.D1415]-[.D1414])" office:value-type="float" office:value="975413.931117686" calcext:value-type="float">
            <text:p>975413.931117686</text:p>
          </table:table-cell>
          <table:table-cell/>
          <table:table-cell office:value-type="float" office:value="1442769910.42761" calcext:value-type="float">
            <text:p>1442769910.42761</text:p>
          </table:table-cell>
          <table:table-cell table:formula="of:=[.G1415]-[.B1560]" office:value-type="float" office:value="6.1187698841095" calcext:value-type="float">
            <text:p>6.1187698841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69903.10727" calcext:value-type="float">
            <text:p>1442769903.10727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8.6368598937988" calcext:value-type="float">
            <text:p>38.6368598938</text:p>
          </table:table-cell>
          <table:table-cell table:formula="of:=[.C1416]/([.D1416]-[.D1415])" office:value-type="float" office:value="968431.587497148" calcext:value-type="float">
            <text:p>968431.587497148</text:p>
          </table:table-cell>
          <table:table-cell/>
          <table:table-cell office:value-type="float" office:value="1442769910.43116" calcext:value-type="float">
            <text:p>1442769910.43116</text:p>
          </table:table-cell>
          <table:table-cell table:formula="of:=[.G1416]-[.B1561]" office:value-type="float" office:value="6.11399006843567" calcext:value-type="float">
            <text:p>6.1139900684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69903.11559" calcext:value-type="float">
            <text:p>1442769903.11559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8.6451799869537" calcext:value-type="float">
            <text:p>38.645179987</text:p>
          </table:table-cell>
          <table:table-cell table:formula="of:=[.C1417]/([.D1417]-[.D1416])" office:value-type="float" office:value="973066.028139955" calcext:value-type="float">
            <text:p>973066.028139955</text:p>
          </table:table-cell>
          <table:table-cell/>
          <table:table-cell office:value-type="float" office:value="1442769910.4347" calcext:value-type="float">
            <text:p>1442769910.4347</text:p>
          </table:table-cell>
          <table:table-cell table:formula="of:=[.G1417]-[.B1562]" office:value-type="float" office:value="6.1091799736023" calcext:value-type="float">
            <text:p>6.109179973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69903.12393" calcext:value-type="float">
            <text:p>1442769903.12393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8.6535198688507" calcext:value-type="float">
            <text:p>38.6535198689</text:p>
          </table:table-cell>
          <table:table-cell table:formula="of:=[.C1418]/([.D1418]-[.D1417])" office:value-type="float" office:value="970757.152201258" calcext:value-type="float">
            <text:p>970757.152201258</text:p>
          </table:table-cell>
          <table:table-cell/>
          <table:table-cell office:value-type="float" office:value="1442769910.43824" calcext:value-type="float">
            <text:p>1442769910.43824</text:p>
          </table:table-cell>
          <table:table-cell table:formula="of:=[.G1418]-[.B1563]" office:value-type="float" office:value="6.10440015792847" calcext:value-type="float">
            <text:p>6.1044001579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69903.13226" calcext:value-type="float">
            <text:p>1442769903.13226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8.6618499755859" calcext:value-type="float">
            <text:p>38.6618499756</text:p>
          </table:table-cell>
          <table:table-cell table:formula="of:=[.C1419]/([.D1419]-[.D1418])" office:value-type="float" office:value="971896.310255016" calcext:value-type="float">
            <text:p>971896.310255016</text:p>
          </table:table-cell>
          <table:table-cell/>
          <table:table-cell office:value-type="float" office:value="1442769910.44178" calcext:value-type="float">
            <text:p>1442769910.44178</text:p>
          </table:table-cell>
          <table:table-cell table:formula="of:=[.G1419]-[.B1564]" office:value-type="float" office:value="6.09960007667542" calcext:value-type="float">
            <text:p>6.0996000767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69903.14057" calcext:value-type="float">
            <text:p>1442769903.14057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8.6701598167419" calcext:value-type="float">
            <text:p>38.6701598167</text:p>
          </table:table-cell>
          <table:table-cell table:formula="of:=[.C1420]/([.D1420]-[.D1419])" office:value-type="float" office:value="974266.517013829" calcext:value-type="float">
            <text:p>974266.517013829</text:p>
          </table:table-cell>
          <table:table-cell/>
          <table:table-cell office:value-type="float" office:value="1442769910.44532" calcext:value-type="float">
            <text:p>1442769910.44532</text:p>
          </table:table-cell>
          <table:table-cell table:formula="of:=[.G1420]-[.B1565]" office:value-type="float" office:value="6.09479999542236" calcext:value-type="float">
            <text:p>6.0947999954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69903.14894" calcext:value-type="float">
            <text:p>1442769903.14894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8.6785299777985" calcext:value-type="float">
            <text:p>38.6785299778</text:p>
          </table:table-cell>
          <table:table-cell table:formula="of:=[.C1421]/([.D1421]-[.D1420])" office:value-type="float" office:value="967245.426382203" calcext:value-type="float">
            <text:p>967245.426382203</text:p>
          </table:table-cell>
          <table:table-cell/>
          <table:table-cell office:value-type="float" office:value="1442769910.44885" calcext:value-type="float">
            <text:p>1442769910.44885</text:p>
          </table:table-cell>
          <table:table-cell table:formula="of:=[.G1421]-[.B1566]" office:value-type="float" office:value="6.0900399684906" calcext:value-type="float">
            <text:p>6.0900399685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69903.15732" calcext:value-type="float">
            <text:p>1442769903.15732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8.6869099140167" calcext:value-type="float">
            <text:p>38.686909914</text:p>
          </table:table-cell>
          <table:table-cell table:formula="of:=[.C1422]/([.D1422]-[.D1421])" office:value-type="float" office:value="966117.138500057" calcext:value-type="float">
            <text:p>966117.138500057</text:p>
          </table:table-cell>
          <table:table-cell/>
          <table:table-cell office:value-type="float" office:value="1442769910.45238" calcext:value-type="float">
            <text:p>1442769910.45238</text:p>
          </table:table-cell>
          <table:table-cell table:formula="of:=[.G1422]-[.B1567]" office:value-type="float" office:value="6.08524990081787" calcext:value-type="float">
            <text:p>6.0852499008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69903.1657" calcext:value-type="float">
            <text:p>1442769903.1657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8.695289850235" calcext:value-type="float">
            <text:p>38.6952898502</text:p>
          </table:table-cell>
          <table:table-cell table:formula="of:=[.C1423]/([.D1423]-[.D1422])" office:value-type="float" office:value="966117.138500057" calcext:value-type="float">
            <text:p>966117.138500057</text:p>
          </table:table-cell>
          <table:table-cell/>
          <table:table-cell office:value-type="float" office:value="1442769910.45592" calcext:value-type="float">
            <text:p>1442769910.45592</text:p>
          </table:table-cell>
          <table:table-cell table:formula="of:=[.G1423]-[.B1568]" office:value-type="float" office:value="6.08046007156372" calcext:value-type="float">
            <text:p>6.0804600716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69903.17409" calcext:value-type="float">
            <text:p>1442769903.17409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8.7036798000336" calcext:value-type="float">
            <text:p>38.7036798</text:p>
          </table:table-cell>
          <table:table-cell table:formula="of:=[.C1424]/([.D1424]-[.D1423])" office:value-type="float" office:value="964964.05751634" calcext:value-type="float">
            <text:p>964964.05751634</text:p>
          </table:table-cell>
          <table:table-cell/>
          <table:table-cell office:value-type="float" office:value="1442769910.45946" calcext:value-type="float">
            <text:p>1442769910.45946</text:p>
          </table:table-cell>
          <table:table-cell table:formula="of:=[.G1424]-[.B1569]" office:value-type="float" office:value="6.07567000389099" calcext:value-type="float">
            <text:p>6.0756700039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69903.18246" calcext:value-type="float">
            <text:p>1442769903.18246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8.7120499610901" calcext:value-type="float">
            <text:p>38.7120499611</text:p>
          </table:table-cell>
          <table:table-cell table:formula="of:=[.C1425]/([.D1425]-[.D1424])" office:value-type="float" office:value="967245.426382203" calcext:value-type="float">
            <text:p>967245.426382203</text:p>
          </table:table-cell>
          <table:table-cell/>
          <table:table-cell office:value-type="float" office:value="1442769910.463" calcext:value-type="float">
            <text:p>1442769910.463</text:p>
          </table:table-cell>
          <table:table-cell table:formula="of:=[.G1425]-[.B1570]" office:value-type="float" office:value="6.07088994979858" calcext:value-type="float">
            <text:p>6.0708899498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69903.1908" calcext:value-type="float">
            <text:p>1442769903.1908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8.7203898429871" calcext:value-type="float">
            <text:p>38.720389843</text:p>
          </table:table-cell>
          <table:table-cell table:formula="of:=[.C1426]/([.D1426]-[.D1425])" office:value-type="float" office:value="970757.152201258" calcext:value-type="float">
            <text:p>970757.152201258</text:p>
          </table:table-cell>
          <table:table-cell/>
          <table:table-cell office:value-type="float" office:value="1442769910.46653" calcext:value-type="float">
            <text:p>1442769910.46653</text:p>
          </table:table-cell>
          <table:table-cell table:formula="of:=[.G1426]-[.B1571]" office:value-type="float" office:value="6.0660400390625" calcext:value-type="float">
            <text:p>6.0660400391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69903.19914" calcext:value-type="float">
            <text:p>1442769903.19914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8.7287299633026" calcext:value-type="float">
            <text:p>38.7287299633</text:p>
          </table:table-cell>
          <table:table-cell table:formula="of:=[.C1427]/([.D1427]-[.D1426])" office:value-type="float" office:value="970729.401217804" calcext:value-type="float">
            <text:p>970729.401217804</text:p>
          </table:table-cell>
          <table:table-cell/>
          <table:table-cell office:value-type="float" office:value="1442769910.47008" calcext:value-type="float">
            <text:p>1442769910.47008</text:p>
          </table:table-cell>
          <table:table-cell table:formula="of:=[.G1427]-[.B1572]" office:value-type="float" office:value="6.06123995780945" calcext:value-type="float">
            <text:p>6.0612399578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69903.20749" calcext:value-type="float">
            <text:p>1442769903.20749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8.7370798587799" calcext:value-type="float">
            <text:p>38.7370798588</text:p>
          </table:table-cell>
          <table:table-cell table:formula="of:=[.C1428]/([.D1428]-[.D1427])" office:value-type="float" office:value="969592.9753869" calcext:value-type="float">
            <text:p>969592.9753869</text:p>
          </table:table-cell>
          <table:table-cell/>
          <table:table-cell office:value-type="float" office:value="1442769910.4736" calcext:value-type="float">
            <text:p>1442769910.4736</text:p>
          </table:table-cell>
          <table:table-cell table:formula="of:=[.G1428]-[.B1573]" office:value-type="float" office:value="6.05642986297607" calcext:value-type="float">
            <text:p>6.056429863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69903.21585" calcext:value-type="float">
            <text:p>1442769903.21585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8.7454400062561" calcext:value-type="float">
            <text:p>38.7454400063</text:p>
          </table:table-cell>
          <table:table-cell table:formula="of:=[.C1429]/([.D1429]-[.D1428])" office:value-type="float" office:value="968403.969314131" calcext:value-type="float">
            <text:p>968403.969314131</text:p>
          </table:table-cell>
          <table:table-cell/>
          <table:table-cell office:value-type="float" office:value="1442769910.47713" calcext:value-type="float">
            <text:p>1442769910.47713</text:p>
          </table:table-cell>
          <table:table-cell table:formula="of:=[.G1429]-[.B1574]" office:value-type="float" office:value="6.05158996582031" calcext:value-type="float">
            <text:p>6.051589965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69903.22419" calcext:value-type="float">
            <text:p>1442769903.22419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8.7537798881531" calcext:value-type="float">
            <text:p>38.7537798882</text:p>
          </table:table-cell>
          <table:table-cell table:formula="of:=[.C1430]/([.D1430]-[.D1429])" office:value-type="float" office:value="970757.152201258" calcext:value-type="float">
            <text:p>970757.152201258</text:p>
          </table:table-cell>
          <table:table-cell/>
          <table:table-cell office:value-type="float" office:value="1442769910.48063" calcext:value-type="float">
            <text:p>1442769910.48063</text:p>
          </table:table-cell>
          <table:table-cell table:formula="of:=[.G1430]-[.B1575]" office:value-type="float" office:value="6.04677987098694" calcext:value-type="float">
            <text:p>6.046779871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69903.23256" calcext:value-type="float">
            <text:p>1442769903.23256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8.762149810791" calcext:value-type="float">
            <text:p>38.7621498108</text:p>
          </table:table-cell>
          <table:table-cell table:formula="of:=[.C1431]/([.D1431]-[.D1430])" office:value-type="float" office:value="967272.97852219" calcext:value-type="float">
            <text:p>967272.97852219</text:p>
          </table:table-cell>
          <table:table-cell/>
          <table:table-cell office:value-type="float" office:value="1442769910.48416" calcext:value-type="float">
            <text:p>1442769910.48416</text:p>
          </table:table-cell>
          <table:table-cell table:formula="of:=[.G1431]-[.B1576]" office:value-type="float" office:value="6.04189991950989" calcext:value-type="float">
            <text:p>6.0418999195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69903.24084" calcext:value-type="float">
            <text:p>1442769903.24084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8.7704298496246" calcext:value-type="float">
            <text:p>38.7704298496</text:p>
          </table:table-cell>
          <table:table-cell table:formula="of:=[.C1432]/([.D1432]-[.D1431])" office:value-type="float" office:value="977773.191972127" calcext:value-type="float">
            <text:p>977773.191972127</text:p>
          </table:table-cell>
          <table:table-cell/>
          <table:table-cell office:value-type="float" office:value="1442769910.48767" calcext:value-type="float">
            <text:p>1442769910.48767</text:p>
          </table:table-cell>
          <table:table-cell table:formula="of:=[.G1432]-[.B1577]" office:value-type="float" office:value="6.03708004951477" calcext:value-type="float">
            <text:p>6.0370800495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69903.24926" calcext:value-type="float">
            <text:p>1442769903.24926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8.7788498401642" calcext:value-type="float">
            <text:p>38.7788498402</text:p>
          </table:table-cell>
          <table:table-cell table:formula="of:=[.C1433]/([.D1433]-[.D1432])" office:value-type="float" office:value="961521.270359044" calcext:value-type="float">
            <text:p>961521.270359044</text:p>
          </table:table-cell>
          <table:table-cell/>
          <table:table-cell office:value-type="float" office:value="1442769910.49123" calcext:value-type="float">
            <text:p>1442769910.49123</text:p>
          </table:table-cell>
          <table:table-cell table:formula="of:=[.G1433]-[.B1578]" office:value-type="float" office:value="6.03234004974365" calcext:value-type="float">
            <text:p>6.0323400497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69903.25764" calcext:value-type="float">
            <text:p>1442769903.25764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8.7872297763824" calcext:value-type="float">
            <text:p>38.7872297764</text:p>
          </table:table-cell>
          <table:table-cell table:formula="of:=[.C1434]/([.D1434]-[.D1433])" office:value-type="float" office:value="966117.138500057" calcext:value-type="float">
            <text:p>966117.138500057</text:p>
          </table:table-cell>
          <table:table-cell/>
          <table:table-cell office:value-type="float" office:value="1442769910.49476" calcext:value-type="float">
            <text:p>1442769910.49476</text:p>
          </table:table-cell>
          <table:table-cell table:formula="of:=[.G1434]-[.B1579]" office:value-type="float" office:value="6.02751994132996" calcext:value-type="float">
            <text:p>6.0275199413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69903.26598" calcext:value-type="float">
            <text:p>1442769903.26598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8.795569896698" calcext:value-type="float">
            <text:p>38.7955698967</text:p>
          </table:table-cell>
          <table:table-cell table:formula="of:=[.C1435]/([.D1435]-[.D1434])" office:value-type="float" office:value="970729.401217804" calcext:value-type="float">
            <text:p>970729.401217804</text:p>
          </table:table-cell>
          <table:table-cell/>
          <table:table-cell office:value-type="float" office:value="1442769910.49831" calcext:value-type="float">
            <text:p>1442769910.49831</text:p>
          </table:table-cell>
          <table:table-cell table:formula="of:=[.G1435]-[.B1580]" office:value-type="float" office:value="6.02267003059387" calcext:value-type="float">
            <text:p>6.0226700306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69903.27433" calcext:value-type="float">
            <text:p>1442769903.27433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8.8039197921753" calcext:value-type="float">
            <text:p>38.8039197922</text:p>
          </table:table-cell>
          <table:table-cell table:formula="of:=[.C1436]/([.D1436]-[.D1435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69903.28274" calcext:value-type="float">
            <text:p>1442769903.28274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8.8123300075531" calcext:value-type="float">
            <text:p>38.8123300076</text:p>
          </table:table-cell>
          <table:table-cell table:formula="of:=[.C1437]/([.D1437]-[.D1436])" office:value-type="float" office:value="962638.842919915" calcext:value-type="float">
            <text:p>962638.842919915</text:p>
          </table:table-cell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69903.29117" calcext:value-type="float">
            <text:p>1442769903.29117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8.8207597732544" calcext:value-type="float">
            <text:p>38.8207597733</text:p>
          </table:table-cell>
          <table:table-cell table:formula="of:=[.C1438]/([.D1438]-[.D1437])" office:value-type="float" office:value="960406.289673898" calcext:value-type="float">
            <text:p>960406.289673898</text:p>
          </table:table-cell>
          <table:table-cell table:number-columns-repeated="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69903.29952" calcext:value-type="float">
            <text:p>1442769903.29952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8.8291099071503" calcext:value-type="float">
            <text:p>38.8291099072</text:p>
          </table:table-cell>
          <table:table-cell table:formula="of:=[.C1439]/([.D1439]-[.D1438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69903.30785" calcext:value-type="float">
            <text:p>1442769903.30785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8.8374397754669" calcext:value-type="float">
            <text:p>38.8374397755</text:p>
          </table:table-cell>
          <table:table-cell table:formula="of:=[.C1440]/([.D1440]-[.D1439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69903.31619" calcext:value-type="float">
            <text:p>1442769903.31619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8.8457798957825" calcext:value-type="float">
            <text:p>38.8457798958</text:p>
          </table:table-cell>
          <table:table-cell table:formula="of:=[.C1441]/([.D1441]-[.D1440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69903.32452" calcext:value-type="float">
            <text:p>1442769903.32452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8.8541100025177" calcext:value-type="float">
            <text:p>38.8541100025</text:p>
          </table:table-cell>
          <table:table-cell table:formula="of:=[.C1442]/([.D1442]-[.D1441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69903.33287" calcext:value-type="float">
            <text:p>1442769903.33287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8.862459897995" calcext:value-type="float">
            <text:p>38.862459898</text:p>
          </table:table-cell>
          <table:table-cell table:formula="of:=[.C1443]/([.D1443]-[.D1442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69903.3412" calcext:value-type="float">
            <text:p>1442769903.3412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8.8707900047302" calcext:value-type="float">
            <text:p>38.8707900047</text:p>
          </table:table-cell>
          <table:table-cell table:formula="of:=[.C1444]/([.D1444]-[.D1443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69903.34957" calcext:value-type="float">
            <text:p>1442769903.34957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8.8791599273682" calcext:value-type="float">
            <text:p>38.8791599274</text:p>
          </table:table-cell>
          <table:table-cell table:formula="of:=[.C1445]/([.D1445]-[.D1444])" office:value-type="float" office:value="967272.97852219" calcext:value-type="float">
            <text:p>967272.97852219</text:p>
          </table:table-cell>
          <table:table-cell table:number-columns-repeated="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69903.35792" calcext:value-type="float">
            <text:p>1442769903.35792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8.8875098228455" calcext:value-type="float">
            <text:p>38.8875098228</text:p>
          </table:table-cell>
          <table:table-cell table:formula="of:=[.C1446]/([.D1446]-[.D1445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69903.36634" calcext:value-type="float">
            <text:p>1442769903.36634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8.895929813385" calcext:value-type="float">
            <text:p>38.8959298134</text:p>
          </table:table-cell>
          <table:table-cell table:formula="of:=[.C1447]/([.D1447]-[.D1446])" office:value-type="float" office:value="961521.270359044" calcext:value-type="float">
            <text:p>961521.270359044</text:p>
          </table:table-cell>
          <table:table-cell table:number-columns-repeated="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69903.37467" calcext:value-type="float">
            <text:p>1442769903.37467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8.9042599201202" calcext:value-type="float">
            <text:p>38.9042599201</text:p>
          </table:table-cell>
          <table:table-cell table:formula="of:=[.C1448]/([.D1448]-[.D1447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69903.38305" calcext:value-type="float">
            <text:p>1442769903.38305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8.9126398563385" calcext:value-type="float">
            <text:p>38.9126398563</text:p>
          </table:table-cell>
          <table:table-cell table:formula="of:=[.C1449]/([.D1449]-[.D1448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69903.3914" calcext:value-type="float">
            <text:p>1442769903.3914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8.9209899902344" calcext:value-type="float">
            <text:p>38.9209899902</text:p>
          </table:table-cell>
          <table:table-cell table:formula="of:=[.C1450]/([.D1450]-[.D1449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69903.39973" calcext:value-type="float">
            <text:p>1442769903.39973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8.929319858551" calcext:value-type="float">
            <text:p>38.9293198586</text:p>
          </table:table-cell>
          <table:table-cell table:formula="of:=[.C1451]/([.D1451]-[.D1450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69903.40811" calcext:value-type="float">
            <text:p>1442769903.40811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8.9376997947693" calcext:value-type="float">
            <text:p>38.9376997948</text:p>
          </table:table-cell>
          <table:table-cell table:formula="of:=[.C1452]/([.D1452]-[.D1451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69903.41649" calcext:value-type="float">
            <text:p>1442769903.41649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8.9460799694061" calcext:value-type="float">
            <text:p>38.9460799694</text:p>
          </table:table-cell>
          <table:table-cell table:formula="of:=[.C1453]/([.D1453]-[.D1452])" office:value-type="float" office:value="966089.652166491" calcext:value-type="float">
            <text:p>966089.652166491</text:p>
          </table:table-cell>
          <table:table-cell table:number-columns-repeated="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69903.42484" calcext:value-type="float">
            <text:p>1442769903.42484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8.9544298648834" calcext:value-type="float">
            <text:p>38.9544298649</text:p>
          </table:table-cell>
          <table:table-cell table:formula="of:=[.C1454]/([.D1454]-[.D1453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69903.43318" calcext:value-type="float">
            <text:p>1442769903.43318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8.962769985199" calcext:value-type="float">
            <text:p>38.9627699852</text:p>
          </table:table-cell>
          <table:table-cell table:formula="of:=[.C1455]/([.D1455]-[.D1454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69903.44153" calcext:value-type="float">
            <text:p>1442769903.44153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8.9711198806763" calcext:value-type="float">
            <text:p>38.9711198807</text:p>
          </table:table-cell>
          <table:table-cell table:formula="of:=[.C1456]/([.D1456]-[.D1455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69903.44983" calcext:value-type="float">
            <text:p>1442769903.44983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8.9794199466705" calcext:value-type="float">
            <text:p>38.9794199467</text:p>
          </table:table-cell>
          <table:table-cell table:formula="of:=[.C1457]/([.D1457]-[.D1456])" office:value-type="float" office:value="975413.931117686" calcext:value-type="float">
            <text:p>975413.931117686</text:p>
          </table:table-cell>
          <table:table-cell table:number-columns-repeated="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69903.45811" calcext:value-type="float">
            <text:p>1442769903.45811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8.9876999855041" calcext:value-type="float">
            <text:p>38.9876999855</text:p>
          </table:table-cell>
          <table:table-cell table:formula="of:=[.C1458]/([.D1458]-[.D1457])" office:value-type="float" office:value="977773.191972127" calcext:value-type="float">
            <text:p>977773.191972127</text:p>
          </table:table-cell>
          <table:table-cell table:number-columns-repeated="6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69903.46644" calcext:value-type="float">
            <text:p>1442769903.46644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8.9960298538208" calcext:value-type="float">
            <text:p>38.9960298538</text:p>
          </table:table-cell>
          <table:table-cell table:formula="of:=[.C1459]/([.D1459]-[.D1458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69903.47472" calcext:value-type="float">
            <text:p>1442769903.47472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9.0043098926544" calcext:value-type="float">
            <text:p>39.0043098927</text:p>
          </table:table-cell>
          <table:table-cell table:formula="of:=[.C1460]/([.D1460]-[.D1459])" office:value-type="float" office:value="977773.191972127" calcext:value-type="float">
            <text:p>977773.191972127</text:p>
          </table:table-cell>
          <table:table-cell table:number-columns-repeated="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69903.48306" calcext:value-type="float">
            <text:p>1442769903.48306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9.0126497745514" calcext:value-type="float">
            <text:p>39.0126497746</text:p>
          </table:table-cell>
          <table:table-cell table:formula="of:=[.C1461]/([.D1461]-[.D1460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69903.49132" calcext:value-type="float">
            <text:p>1442769903.49132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9.0209097862244" calcext:value-type="float">
            <text:p>39.0209097862</text:p>
          </table:table-cell>
          <table:table-cell table:formula="of:=[.C1462]/([.D1462]-[.D1461])" office:value-type="float" office:value="980143.893317939" calcext:value-type="float">
            <text:p>980143.893317939</text:p>
          </table:table-cell>
          <table:table-cell table:number-columns-repeated="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69903.49961" calcext:value-type="float">
            <text:p>1442769903.49961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9.0291998386383" calcext:value-type="float">
            <text:p>39.0291998386</text:p>
          </table:table-cell>
          <table:table-cell table:formula="of:=[.C1463]/([.D1463]-[.D1462])" office:value-type="float" office:value="976592.136665612" calcext:value-type="float">
            <text:p>976592.136665612</text:p>
          </table:table-cell>
          <table:table-cell table:number-columns-repeated="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69903.50789" calcext:value-type="float">
            <text:p>1442769903.50789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9.0374798774719" calcext:value-type="float">
            <text:p>39.0374798775</text:p>
          </table:table-cell>
          <table:table-cell table:formula="of:=[.C1464]/([.D1464]-[.D1463])" office:value-type="float" office:value="977773.191972127" calcext:value-type="float">
            <text:p>977773.191972127</text:p>
          </table:table-cell>
          <table:table-cell table:number-columns-repeated="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69903.5162" calcext:value-type="float">
            <text:p>1442769903.5162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9.0457899570465" calcext:value-type="float">
            <text:p>39.045789957</text:p>
          </table:table-cell>
          <table:table-cell table:formula="of:=[.C1465]/([.D1465]-[.D1464])" office:value-type="float" office:value="974238.565026539" calcext:value-type="float">
            <text:p>974238.565026539</text:p>
          </table:table-cell>
          <table:table-cell table:number-columns-repeated="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69903.52453" calcext:value-type="float">
            <text:p>1442769903.52453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9.0541198253632" calcext:value-type="float">
            <text:p>39.0541198254</text:p>
          </table:table-cell>
          <table:table-cell table:formula="of:=[.C1466]/([.D1466]-[.D1465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69903.53286" calcext:value-type="float">
            <text:p>1442769903.53286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9.0624499320984" calcext:value-type="float">
            <text:p>39.0624499321</text:p>
          </table:table-cell>
          <table:table-cell table:formula="of:=[.C1467]/([.D1467]-[.D1466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69903.54118" calcext:value-type="float">
            <text:p>1442769903.54118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9.0707697868347" calcext:value-type="float">
            <text:p>39.0707697868</text:p>
          </table:table-cell>
          <table:table-cell table:formula="of:=[.C1468]/([.D1468]-[.D1467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69903.54955" calcext:value-type="float">
            <text:p>1442769903.54955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9.0791399478912" calcext:value-type="float">
            <text:p>39.0791399479</text:p>
          </table:table-cell>
          <table:table-cell table:formula="of:=[.C1469]/([.D1469]-[.D1468])" office:value-type="float" office:value="967245.426382203" calcext:value-type="float">
            <text:p>967245.426382203</text:p>
          </table:table-cell>
          <table:table-cell table:number-columns-repeated="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69903.55785" calcext:value-type="float">
            <text:p>1442769903.55785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9.0874397754669" calcext:value-type="float">
            <text:p>39.0874397755</text:p>
          </table:table-cell>
          <table:table-cell table:formula="of:=[.C1470]/([.D1470]-[.D1469])" office:value-type="float" office:value="975441.95059175" calcext:value-type="float">
            <text:p>975441.95059175</text:p>
          </table:table-cell>
          <table:table-cell table:number-columns-repeated="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69903.56618" calcext:value-type="float">
            <text:p>1442769903.56618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9.0957698822021" calcext:value-type="float">
            <text:p>39.0957698822</text:p>
          </table:table-cell>
          <table:table-cell table:formula="of:=[.C1471]/([.D1471]-[.D1470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69903.57456" calcext:value-type="float">
            <text:p>1442769903.57456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9.1041498184204" calcext:value-type="float">
            <text:p>39.1041498184</text:p>
          </table:table-cell>
          <table:table-cell table:formula="of:=[.C1472]/([.D1472]-[.D1471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69903.58289" calcext:value-type="float">
            <text:p>1442769903.58289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9.1124799251556" calcext:value-type="float">
            <text:p>39.1124799252</text:p>
          </table:table-cell>
          <table:table-cell table:formula="of:=[.C1473]/([.D1473]-[.D1472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69903.5912" calcext:value-type="float">
            <text:p>1442769903.5912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9.1207900047302" calcext:value-type="float">
            <text:p>39.1207900047</text:p>
          </table:table-cell>
          <table:table-cell table:formula="of:=[.C1474]/([.D1474]-[.D1473])" office:value-type="float" office:value="974238.565026539" calcext:value-type="float">
            <text:p>974238.565026539</text:p>
          </table:table-cell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69903.59959" calcext:value-type="float">
            <text:p>1442769903.59959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9.1291799545288" calcext:value-type="float">
            <text:p>39.1291799545</text:p>
          </table:table-cell>
          <table:table-cell table:formula="of:=[.C1475]/([.D1475]-[.D1474])" office:value-type="float" office:value="964964.05751634" calcext:value-type="float">
            <text:p>964964.05751634</text:p>
          </table:table-cell>
          <table:table-cell table:number-columns-repeated="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69903.60794" calcext:value-type="float">
            <text:p>1442769903.60794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9.1375298500061" calcext:value-type="float">
            <text:p>39.13752985</text:p>
          </table:table-cell>
          <table:table-cell table:formula="of:=[.C1476]/([.D1476]-[.D1475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69903.61627" calcext:value-type="float">
            <text:p>1442769903.61627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9.1458599567413" calcext:value-type="float">
            <text:p>39.1458599567</text:p>
          </table:table-cell>
          <table:table-cell table:formula="of:=[.C1477]/([.D1477]-[.D1476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69903.6246" calcext:value-type="float">
            <text:p>1442769903.6246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9.154189825058" calcext:value-type="float">
            <text:p>39.1541898251</text:p>
          </table:table-cell>
          <table:table-cell table:formula="of:=[.C1478]/([.D1478]-[.D1477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69903.63292" calcext:value-type="float">
            <text:p>1442769903.63292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9.1625099182129" calcext:value-type="float">
            <text:p>39.1625099182</text:p>
          </table:table-cell>
          <table:table-cell table:formula="of:=[.C1479]/([.D1479]-[.D1478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69903.64128" calcext:value-type="float">
            <text:p>1442769903.64128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9.1708698272705" calcext:value-type="float">
            <text:p>39.1708698273</text:p>
          </table:table-cell>
          <table:table-cell table:formula="of:=[.C1480]/([.D1480]-[.D1479])" office:value-type="float" office:value="968431.587497148" calcext:value-type="float">
            <text:p>968431.587497148</text:p>
          </table:table-cell>
          <table:table-cell table:number-columns-repeated="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69903.64961" calcext:value-type="float">
            <text:p>1442769903.64961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9.1791999340057" calcext:value-type="float">
            <text:p>39.179199934</text:p>
          </table:table-cell>
          <table:table-cell table:formula="of:=[.C1481]/([.D1481]-[.D1480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69903.65795" calcext:value-type="float">
            <text:p>1442769903.65795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9.1875398159027" calcext:value-type="float">
            <text:p>39.1875398159</text:p>
          </table:table-cell>
          <table:table-cell table:formula="of:=[.C1482]/([.D1482]-[.D1481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69903.66632" calcext:value-type="float">
            <text:p>1442769903.66632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9.1959099769592" calcext:value-type="float">
            <text:p>39.195909977</text:p>
          </table:table-cell>
          <table:table-cell table:formula="of:=[.C1483]/([.D1483]-[.D1482])" office:value-type="float" office:value="967245.426382203" calcext:value-type="float">
            <text:p>967245.426382203</text:p>
          </table:table-cell>
          <table:table-cell table:number-columns-repeated="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69903.67466" calcext:value-type="float">
            <text:p>1442769903.67466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9.2042498588562" calcext:value-type="float">
            <text:p>39.2042498589</text:p>
          </table:table-cell>
          <table:table-cell table:formula="of:=[.C1484]/([.D1484]-[.D1483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69903.68298" calcext:value-type="float">
            <text:p>1442769903.68298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9.2125699520111" calcext:value-type="float">
            <text:p>39.212569952</text:p>
          </table:table-cell>
          <table:table-cell table:formula="of:=[.C1485]/([.D1485]-[.D1484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69903.69129" calcext:value-type="float">
            <text:p>1442769903.69129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9.2208797931671" calcext:value-type="float">
            <text:p>39.2208797932</text:p>
          </table:table-cell>
          <table:table-cell table:formula="of:=[.C1486]/([.D1486]-[.D1485])" office:value-type="float" office:value="974266.517013829" calcext:value-type="float">
            <text:p>974266.517013829</text:p>
          </table:table-cell>
          <table:table-cell table:number-columns-repeated="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69903.69961" calcext:value-type="float">
            <text:p>1442769903.69961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9.229199886322" calcext:value-type="float">
            <text:p>39.2291998863</text:p>
          </table:table-cell>
          <table:table-cell table:formula="of:=[.C1487]/([.D1487]-[.D1486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69903.70794" calcext:value-type="float">
            <text:p>1442769903.70794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9.2375299930573" calcext:value-type="float">
            <text:p>39.2375299931</text:p>
          </table:table-cell>
          <table:table-cell table:formula="of:=[.C1488]/([.D1488]-[.D1487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69903.71629" calcext:value-type="float">
            <text:p>1442769903.71629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9.2458798885345" calcext:value-type="float">
            <text:p>39.2458798885</text:p>
          </table:table-cell>
          <table:table-cell table:formula="of:=[.C1489]/([.D1489]-[.D1488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69903.72461" calcext:value-type="float">
            <text:p>1442769903.72461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9.2541999816895" calcext:value-type="float">
            <text:p>39.2541999817</text:p>
          </table:table-cell>
          <table:table-cell table:formula="of:=[.C1490]/([.D1490]-[.D1489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69903.73293" calcext:value-type="float">
            <text:p>1442769903.73293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9.2625198364258" calcext:value-type="float">
            <text:p>39.2625198364</text:p>
          </table:table-cell>
          <table:table-cell table:formula="of:=[.C1491]/([.D1491]-[.D1490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69903.74131" calcext:value-type="float">
            <text:p>1442769903.74131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9.270899772644" calcext:value-type="float">
            <text:p>39.2708997726</text:p>
          </table:table-cell>
          <table:table-cell table:formula="of:=[.C1492]/([.D1492]-[.D1491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69903.74965" calcext:value-type="float">
            <text:p>1442769903.74965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9.2792398929596" calcext:value-type="float">
            <text:p>39.279239893</text:p>
          </table:table-cell>
          <table:table-cell table:formula="of:=[.C1493]/([.D1493]-[.D1492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69903.75795" calcext:value-type="float">
            <text:p>1442769903.75795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9.2875399589539" calcext:value-type="float">
            <text:p>39.287539959</text:p>
          </table:table-cell>
          <table:table-cell table:formula="of:=[.C1494]/([.D1494]-[.D1493])" office:value-type="float" office:value="975413.931117686" calcext:value-type="float">
            <text:p>975413.931117686</text:p>
          </table:table-cell>
          <table:table-cell table:number-columns-repeated="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69903.76634" calcext:value-type="float">
            <text:p>1442769903.76634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9.2959299087524" calcext:value-type="float">
            <text:p>39.2959299088</text:p>
          </table:table-cell>
          <table:table-cell table:formula="of:=[.C1495]/([.D1495]-[.D1494])" office:value-type="float" office:value="964964.05751634" calcext:value-type="float">
            <text:p>964964.05751634</text:p>
          </table:table-cell>
          <table:table-cell table:number-columns-repeated="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69903.77468" calcext:value-type="float">
            <text:p>1442769903.77468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9.3042697906494" calcext:value-type="float">
            <text:p>39.3042697906</text:p>
          </table:table-cell>
          <table:table-cell table:formula="of:=[.C1496]/([.D1496]-[.D1495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69903.78301" calcext:value-type="float">
            <text:p>1442769903.78301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9.3125998973846" calcext:value-type="float">
            <text:p>39.3125998974</text:p>
          </table:table-cell>
          <table:table-cell table:formula="of:=[.C1497]/([.D1497]-[.D1496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69903.79136" calcext:value-type="float">
            <text:p>1442769903.79136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9.3209497928619" calcext:value-type="float">
            <text:p>39.3209497929</text:p>
          </table:table-cell>
          <table:table-cell table:formula="of:=[.C1498]/([.D1498]-[.D1497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69903.7997" calcext:value-type="float">
            <text:p>1442769903.7997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9.3292899131775" calcext:value-type="float">
            <text:p>39.3292899132</text:p>
          </table:table-cell>
          <table:table-cell table:formula="of:=[.C1499]/([.D1499]-[.D1498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69903.80803" calcext:value-type="float">
            <text:p>1442769903.80803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9.3376197814941" calcext:value-type="float">
            <text:p>39.3376197815</text:p>
          </table:table-cell>
          <table:table-cell table:formula="of:=[.C1500]/([.D1500]-[.D1499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69903.81638" calcext:value-type="float">
            <text:p>1442769903.81638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9.34596991539" calcext:value-type="float">
            <text:p>39.3459699154</text:p>
          </table:table-cell>
          <table:table-cell table:formula="of:=[.C1501]/([.D1501]-[.D1500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69903.8247" calcext:value-type="float">
            <text:p>1442769903.8247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9.3542900085449" calcext:value-type="float">
            <text:p>39.3542900085</text:p>
          </table:table-cell>
          <table:table-cell table:formula="of:=[.C1502]/([.D1502]-[.D1501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69903.833" calcext:value-type="float">
            <text:p>1442769903.833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9.3625898361206" calcext:value-type="float">
            <text:p>39.3625898361</text:p>
          </table:table-cell>
          <table:table-cell table:formula="of:=[.C1503]/([.D1503]-[.D1502])" office:value-type="float" office:value="975441.95059175" calcext:value-type="float">
            <text:p>975441.95059175</text:p>
          </table:table-cell>
          <table:table-cell table:number-columns-repeated="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69903.84137" calcext:value-type="float">
            <text:p>1442769903.84137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9.3709599971771" calcext:value-type="float">
            <text:p>39.3709599972</text:p>
          </table:table-cell>
          <table:table-cell table:formula="of:=[.C1504]/([.D1504]-[.D1503])" office:value-type="float" office:value="967245.426382203" calcext:value-type="float">
            <text:p>967245.426382203</text:p>
          </table:table-cell>
          <table:table-cell table:number-columns-repeated="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69903.8497" calcext:value-type="float">
            <text:p>1442769903.8497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9.3792898654938" calcext:value-type="float">
            <text:p>39.3792898655</text:p>
          </table:table-cell>
          <table:table-cell table:formula="of:=[.C1505]/([.D1505]-[.D1504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69903.85804" calcext:value-type="float">
            <text:p>1442769903.85804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9.3876299858093" calcext:value-type="float">
            <text:p>39.3876299858</text:p>
          </table:table-cell>
          <table:table-cell table:formula="of:=[.C1506]/([.D1506]-[.D1505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69903.86638" calcext:value-type="float">
            <text:p>1442769903.86638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9.3959698677063" calcext:value-type="float">
            <text:p>39.3959698677</text:p>
          </table:table-cell>
          <table:table-cell table:formula="of:=[.C1507]/([.D1507]-[.D1506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69903.87471" calcext:value-type="float">
            <text:p>1442769903.87471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9.4042999744415" calcext:value-type="float">
            <text:p>39.4042999744</text:p>
          </table:table-cell>
          <table:table-cell table:formula="of:=[.C1508]/([.D1508]-[.D1507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69903.88305" calcext:value-type="float">
            <text:p>1442769903.88305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9.4126398563385" calcext:value-type="float">
            <text:p>39.4126398563</text:p>
          </table:table-cell>
          <table:table-cell table:formula="of:=[.C1509]/([.D1509]-[.D1508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69903.89143" calcext:value-type="float">
            <text:p>1442769903.89143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9.4210197925568" calcext:value-type="float">
            <text:p>39.4210197926</text:p>
          </table:table-cell>
          <table:table-cell table:formula="of:=[.C1510]/([.D1510]-[.D1509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69903.89976" calcext:value-type="float">
            <text:p>1442769903.89976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9.429349899292" calcext:value-type="float">
            <text:p>39.4293498993</text:p>
          </table:table-cell>
          <table:table-cell table:formula="of:=[.C1511]/([.D1511]-[.D1510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69903.90809" calcext:value-type="float">
            <text:p>1442769903.90809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9.4376800060272" calcext:value-type="float">
            <text:p>39.437680006</text:p>
          </table:table-cell>
          <table:table-cell table:formula="of:=[.C1512]/([.D1512]-[.D1511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69903.91642" calcext:value-type="float">
            <text:p>1442769903.91642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9.4460098743439" calcext:value-type="float">
            <text:p>39.4460098743</text:p>
          </table:table-cell>
          <table:table-cell table:formula="of:=[.C1513]/([.D1513]-[.D1512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69903.92475" calcext:value-type="float">
            <text:p>1442769903.92475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9.4543399810791" calcext:value-type="float">
            <text:p>39.4543399811</text:p>
          </table:table-cell>
          <table:table-cell table:formula="of:=[.C1514]/([.D1514]-[.D1513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69903.93308" calcext:value-type="float">
            <text:p>1442769903.93308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9.4626698493958" calcext:value-type="float">
            <text:p>39.4626698494</text:p>
          </table:table-cell>
          <table:table-cell table:formula="of:=[.C1515]/([.D1515]-[.D1514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69903.94146" calcext:value-type="float">
            <text:p>1442769903.94146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9.471049785614" calcext:value-type="float">
            <text:p>39.4710497856</text:p>
          </table:table-cell>
          <table:table-cell table:formula="of:=[.C1516]/([.D1516]-[.D1515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69903.94979" calcext:value-type="float">
            <text:p>1442769903.94979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9.4793798923492" calcext:value-type="float">
            <text:p>39.4793798923</text:p>
          </table:table-cell>
          <table:table-cell table:formula="of:=[.C1517]/([.D1517]-[.D1516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69903.95809" calcext:value-type="float">
            <text:p>1442769903.95809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9.4876799583435" calcext:value-type="float">
            <text:p>39.4876799583</text:p>
          </table:table-cell>
          <table:table-cell table:formula="of:=[.C1518]/([.D1518]-[.D1517])" office:value-type="float" office:value="975413.931117686" calcext:value-type="float">
            <text:p>975413.931117686</text:p>
          </table:table-cell>
          <table:table-cell table:number-columns-repeated="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69903.96645" calcext:value-type="float">
            <text:p>1442769903.96645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9.4960398674011" calcext:value-type="float">
            <text:p>39.4960398674</text:p>
          </table:table-cell>
          <table:table-cell table:formula="of:=[.C1519]/([.D1519]-[.D1518])" office:value-type="float" office:value="968431.587497148" calcext:value-type="float">
            <text:p>968431.587497148</text:p>
          </table:table-cell>
          <table:table-cell table:number-columns-repeated="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69903.97485" calcext:value-type="float">
            <text:p>1442769903.97485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9.50443983078" calcext:value-type="float">
            <text:p>39.5044398308</text:p>
          </table:table-cell>
          <table:table-cell table:formula="of:=[.C1520]/([.D1520]-[.D1519])" office:value-type="float" office:value="963813.725703906" calcext:value-type="float">
            <text:p>963813.725703906</text:p>
          </table:table-cell>
          <table:table-cell table:number-columns-repeated="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69903.98322" calcext:value-type="float">
            <text:p>1442769903.98322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9.5128099918365" calcext:value-type="float">
            <text:p>39.5128099918</text:p>
          </table:table-cell>
          <table:table-cell table:formula="of:=[.C1521]/([.D1521]-[.D1520])" office:value-type="float" office:value="967245.426382203" calcext:value-type="float">
            <text:p>967245.426382203</text:p>
          </table:table-cell>
          <table:table-cell table:number-columns-repeated="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69903.99158" calcext:value-type="float">
            <text:p>1442769903.99158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9.5211699008942" calcext:value-type="float">
            <text:p>39.5211699009</text:p>
          </table:table-cell>
          <table:table-cell table:formula="of:=[.C1522]/([.D1522]-[.D1521])" office:value-type="float" office:value="968431.587497148" calcext:value-type="float">
            <text:p>968431.587497148</text:p>
          </table:table-cell>
          <table:table-cell table:number-columns-repeated="6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69903.99997" calcext:value-type="float">
            <text:p>1442769903.99997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9.5295598506927" calcext:value-type="float">
            <text:p>39.5295598507</text:p>
          </table:table-cell>
          <table:table-cell table:formula="of:=[.C1523]/([.D1523]-[.D1522])" office:value-type="float" office:value="964964.05751634" calcext:value-type="float">
            <text:p>964964.05751634</text:p>
          </table:table-cell>
          <table:table-cell table:number-columns-repeated="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69904.00832" calcext:value-type="float">
            <text:p>1442769904.00832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9.5379099845886" calcext:value-type="float">
            <text:p>39.5379099846</text:p>
          </table:table-cell>
          <table:table-cell table:formula="of:=[.C1524]/([.D1524]-[.D1523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69904.01665" calcext:value-type="float">
            <text:p>1442769904.01665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9.5462398529053" calcext:value-type="float">
            <text:p>39.5462398529</text:p>
          </table:table-cell>
          <table:table-cell table:formula="of:=[.C1525]/([.D1525]-[.D1524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69904.02495" calcext:value-type="float">
            <text:p>1442769904.02495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9.5545399188995" calcext:value-type="float">
            <text:p>39.5545399189</text:p>
          </table:table-cell>
          <table:table-cell table:formula="of:=[.C1526]/([.D1526]-[.D1525])" office:value-type="float" office:value="975413.931117686" calcext:value-type="float">
            <text:p>975413.931117686</text:p>
          </table:table-cell>
          <table:table-cell table:number-columns-repeated="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69904.03327" calcext:value-type="float">
            <text:p>1442769904.03327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9.5628597736359" calcext:value-type="float">
            <text:p>39.5628597736</text:p>
          </table:table-cell>
          <table:table-cell table:formula="of:=[.C1527]/([.D1527]-[.D1526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69904.04163" calcext:value-type="float">
            <text:p>1442769904.04163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9.5712199211121" calcext:value-type="float">
            <text:p>39.5712199211</text:p>
          </table:table-cell>
          <table:table-cell table:formula="of:=[.C1528]/([.D1528]-[.D1527])" office:value-type="float" office:value="968403.969314131" calcext:value-type="float">
            <text:p>968403.969314131</text:p>
          </table:table-cell>
          <table:table-cell table:number-columns-repeated="6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69904.04997" calcext:value-type="float">
            <text:p>1442769904.04997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9.579559803009" calcext:value-type="float">
            <text:p>39.579559803</text:p>
          </table:table-cell>
          <table:table-cell table:formula="of:=[.C1529]/([.D1529]-[.D1528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69904.05833" calcext:value-type="float">
            <text:p>1442769904.05833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9.5879199504852" calcext:value-type="float">
            <text:p>39.5879199505</text:p>
          </table:table-cell>
          <table:table-cell table:formula="of:=[.C1530]/([.D1530]-[.D1529])" office:value-type="float" office:value="968403.969314131" calcext:value-type="float">
            <text:p>968403.969314131</text:p>
          </table:table-cell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69904.06671" calcext:value-type="float">
            <text:p>1442769904.06671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9.5962998867035" calcext:value-type="float">
            <text:p>39.5962998867</text:p>
          </table:table-cell>
          <table:table-cell table:formula="of:=[.C1531]/([.D1531]-[.D1530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69904.07503" calcext:value-type="float">
            <text:p>1442769904.07503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9.6046199798584" calcext:value-type="float">
            <text:p>39.6046199799</text:p>
          </table:table-cell>
          <table:table-cell table:formula="of:=[.C1532]/([.D1532]-[.D1531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69904.08339" calcext:value-type="float">
            <text:p>1442769904.08339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9.612979888916" calcext:value-type="float">
            <text:p>39.6129798889</text:p>
          </table:table-cell>
          <table:table-cell table:formula="of:=[.C1533]/([.D1533]-[.D1532])" office:value-type="float" office:value="968431.587497148" calcext:value-type="float">
            <text:p>968431.587497148</text:p>
          </table:table-cell>
          <table:table-cell table:number-columns-repeated="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69904.09173" calcext:value-type="float">
            <text:p>1442769904.09173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9.6213200092316" calcext:value-type="float">
            <text:p>39.6213200092</text:p>
          </table:table-cell>
          <table:table-cell table:formula="of:=[.C1534]/([.D1534]-[.D1533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69904.10009" calcext:value-type="float">
            <text:p>1442769904.10009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9.6296799182892" calcext:value-type="float">
            <text:p>39.6296799183</text:p>
          </table:table-cell>
          <table:table-cell table:formula="of:=[.C1535]/([.D1535]-[.D1534])" office:value-type="float" office:value="968431.587497148" calcext:value-type="float">
            <text:p>968431.587497148</text:p>
          </table:table-cell>
          <table:table-cell table:number-columns-repeated="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69904.10845" calcext:value-type="float">
            <text:p>1442769904.10845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9.6380398273468" calcext:value-type="float">
            <text:p>39.6380398273</text:p>
          </table:table-cell>
          <table:table-cell table:formula="of:=[.C1536]/([.D1536]-[.D1535])" office:value-type="float" office:value="968431.587497148" calcext:value-type="float">
            <text:p>968431.587497148</text:p>
          </table:table-cell>
          <table:table-cell table:number-columns-repeated="6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69904.11678" calcext:value-type="float">
            <text:p>1442769904.11678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9.646369934082" calcext:value-type="float">
            <text:p>39.6463699341</text:p>
          </table:table-cell>
          <table:table-cell table:formula="of:=[.C1537]/([.D1537]-[.D1536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69904.12511" calcext:value-type="float">
            <text:p>1442769904.12511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9.6546998023987" calcext:value-type="float">
            <text:p>39.6546998024</text:p>
          </table:table-cell>
          <table:table-cell table:formula="of:=[.C1538]/([.D1538]-[.D1537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69904.1335" calcext:value-type="float">
            <text:p>1442769904.1335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9.6630899906158" calcext:value-type="float">
            <text:p>39.6630899906</text:p>
          </table:table-cell>
          <table:table-cell table:formula="of:=[.C1539]/([.D1539]-[.D1538])" office:value-type="float" office:value="964936.636753716" calcext:value-type="float">
            <text:p>964936.636753716</text:p>
          </table:table-cell>
          <table:table-cell table:number-columns-repeated="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69904.14188" calcext:value-type="float">
            <text:p>1442769904.14188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9.6714699268341" calcext:value-type="float">
            <text:p>39.6714699268</text:p>
          </table:table-cell>
          <table:table-cell table:formula="of:=[.C1540]/([.D1540]-[.D1539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69904.15047" calcext:value-type="float">
            <text:p>1442769904.15047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9.6800599098206" calcext:value-type="float">
            <text:p>39.6800599098</text:p>
          </table:table-cell>
          <table:table-cell table:formula="of:=[.C1541]/([.D1541]-[.D1540])" office:value-type="float" office:value="942493.135640734" calcext:value-type="float">
            <text:p>942493.135640734</text:p>
          </table:table-cell>
          <table:table-cell table:number-columns-repeated="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69904.15882" calcext:value-type="float">
            <text:p>1442769904.15882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9.6884098052978" calcext:value-type="float">
            <text:p>39.6884098053</text:p>
          </table:table-cell>
          <table:table-cell table:formula="of:=[.C1542]/([.D1542]-[.D1541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69904.16719" calcext:value-type="float">
            <text:p>1442769904.16719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9.6967799663544" calcext:value-type="float">
            <text:p>39.6967799664</text:p>
          </table:table-cell>
          <table:table-cell table:formula="of:=[.C1543]/([.D1543]-[.D1542])" office:value-type="float" office:value="967245.426382203" calcext:value-type="float">
            <text:p>967245.426382203</text:p>
          </table:table-cell>
          <table:table-cell table:number-columns-repeated="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69904.17547" calcext:value-type="float">
            <text:p>1442769904.17547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9.705060005188" calcext:value-type="float">
            <text:p>39.7050600052</text:p>
          </table:table-cell>
          <table:table-cell table:formula="of:=[.C1544]/([.D1544]-[.D1543])" office:value-type="float" office:value="977773.191972127" calcext:value-type="float">
            <text:p>977773.191972127</text:p>
          </table:table-cell>
          <table:table-cell table:number-columns-repeated="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69904.18379" calcext:value-type="float">
            <text:p>1442769904.18379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9.7133798599243" calcext:value-type="float">
            <text:p>39.7133798599</text:p>
          </table:table-cell>
          <table:table-cell table:formula="of:=[.C1545]/([.D1545]-[.D1544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69904.19216" calcext:value-type="float">
            <text:p>1442769904.19216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9.7217497825623" calcext:value-type="float">
            <text:p>39.7217497826</text:p>
          </table:table-cell>
          <table:table-cell table:formula="of:=[.C1546]/([.D1546]-[.D1545])" office:value-type="float" office:value="967272.97852219" calcext:value-type="float">
            <text:p>967272.97852219</text:p>
          </table:table-cell>
          <table:table-cell table:number-columns-repeated="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69904.20048" calcext:value-type="float">
            <text:p>1442769904.20048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9.7300698757172" calcext:value-type="float">
            <text:p>39.7300698757</text:p>
          </table:table-cell>
          <table:table-cell table:formula="of:=[.C1547]/([.D1547]-[.D1546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69904.20883" calcext:value-type="float">
            <text:p>1442769904.20883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9.738420009613" calcext:value-type="float">
            <text:p>39.7384200096</text:p>
          </table:table-cell>
          <table:table-cell table:formula="of:=[.C1548]/([.D1548]-[.D1547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69904.21717" calcext:value-type="float">
            <text:p>1442769904.21717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9.74675989151" calcext:value-type="float">
            <text:p>39.7467598915</text:p>
          </table:table-cell>
          <table:table-cell table:formula="of:=[.C1549]/([.D1549]-[.D1548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69904.22554" calcext:value-type="float">
            <text:p>1442769904.22554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9.7551298141479" calcext:value-type="float">
            <text:p>39.7551298141</text:p>
          </table:table-cell>
          <table:table-cell table:formula="of:=[.C1550]/([.D1550]-[.D1549])" office:value-type="float" office:value="967272.97852219" calcext:value-type="float">
            <text:p>967272.97852219</text:p>
          </table:table-cell>
          <table:table-cell table:number-columns-repeated="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69904.23389" calcext:value-type="float">
            <text:p>1442769904.23389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9.7634799480438" calcext:value-type="float">
            <text:p>39.763479948</text:p>
          </table:table-cell>
          <table:table-cell table:formula="of:=[.C1551]/([.D1551]-[.D1550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69904.24227" calcext:value-type="float">
            <text:p>1442769904.24227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9.7718598842621" calcext:value-type="float">
            <text:p>39.7718598843</text:p>
          </table:table-cell>
          <table:table-cell table:formula="of:=[.C1552]/([.D1552]-[.D1551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69904.2506" calcext:value-type="float">
            <text:p>1442769904.2506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9.7801899909973" calcext:value-type="float">
            <text:p>39.780189991</text:p>
          </table:table-cell>
          <table:table-cell table:formula="of:=[.C1553]/([.D1553]-[.D1552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69904.2589" calcext:value-type="float">
            <text:p>1442769904.2589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9.788489818573" calcext:value-type="float">
            <text:p>39.7884898186</text:p>
          </table:table-cell>
          <table:table-cell table:formula="of:=[.C1554]/([.D1554]-[.D1553])" office:value-type="float" office:value="975441.95059175" calcext:value-type="float">
            <text:p>975441.95059175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69904.26723" calcext:value-type="float">
            <text:p>1442769904.26723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9.7968199253082" calcext:value-type="float">
            <text:p>39.7968199253</text:p>
          </table:table-cell>
          <table:table-cell table:formula="of:=[.C1555]/([.D1555]-[.D1554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69904.27555" calcext:value-type="float">
            <text:p>1442769904.27555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9.8051397800446" calcext:value-type="float">
            <text:p>39.80513978</text:p>
          </table:table-cell>
          <table:table-cell table:formula="of:=[.C1556]/([.D1556]-[.D1555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69904.28388" calcext:value-type="float">
            <text:p>1442769904.28388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9.8134698867798" calcext:value-type="float">
            <text:p>39.8134698868</text:p>
          </table:table-cell>
          <table:table-cell table:formula="of:=[.C1557]/([.D1557]-[.D1556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69904.2922" calcext:value-type="float">
            <text:p>1442769904.2922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9.8217899799347" calcext:value-type="float">
            <text:p>39.8217899799</text:p>
          </table:table-cell>
          <table:table-cell table:formula="of:=[.C1558]/([.D1558]-[.D1557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69904.30052" calcext:value-type="float">
            <text:p>1442769904.30052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9.830109834671" calcext:value-type="float">
            <text:p>39.8301098347</text:p>
          </table:table-cell>
          <table:table-cell table:formula="of:=[.C1559]/([.D1559]-[.D1558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69904.30884" calcext:value-type="float">
            <text:p>1442769904.30884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9.8384299278259" calcext:value-type="float">
            <text:p>39.8384299278</text:p>
          </table:table-cell>
          <table:table-cell table:formula="of:=[.C1560]/([.D1560]-[.D1559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69904.31717" calcext:value-type="float">
            <text:p>1442769904.31717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9.8467597961426" calcext:value-type="float">
            <text:p>39.8467597961</text:p>
          </table:table-cell>
          <table:table-cell table:formula="of:=[.C1561]/([.D1561]-[.D1560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69904.32552" calcext:value-type="float">
            <text:p>1442769904.32552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9.8551099300384" calcext:value-type="float">
            <text:p>39.85510993</text:p>
          </table:table-cell>
          <table:table-cell table:formula="of:=[.C1562]/([.D1562]-[.D1561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69904.33384" calcext:value-type="float">
            <text:p>1442769904.33384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9.8634297847748" calcext:value-type="float">
            <text:p>39.8634297848</text:p>
          </table:table-cell>
          <table:table-cell table:formula="of:=[.C1563]/([.D1563]-[.D1562])" office:value-type="float" office:value="973093.912883998" calcext:value-type="float">
            <text:p>973093.912883998</text:p>
          </table:table-cell>
          <table:table-cell table:number-columns-repeated="6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69904.34218" calcext:value-type="float">
            <text:p>1442769904.34218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9.8717699050903" calcext:value-type="float">
            <text:p>39.8717699051</text:p>
          </table:table-cell>
          <table:table-cell table:formula="of:=[.C1564]/([.D1564]-[.D1563])" office:value-type="float" office:value="970729.401217804" calcext:value-type="float">
            <text:p>970729.401217804</text:p>
          </table:table-cell>
          <table:table-cell table:number-columns-repeated="6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69904.35052" calcext:value-type="float">
            <text:p>1442769904.35052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9.8801097869873" calcext:value-type="float">
            <text:p>39.880109787</text:p>
          </table:table-cell>
          <table:table-cell table:formula="of:=[.C1565]/([.D1565]-[.D1564])" office:value-type="float" office:value="970757.152201258" calcext:value-type="float">
            <text:p>970757.152201258</text:p>
          </table:table-cell>
          <table:table-cell table:number-columns-repeated="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69904.35881" calcext:value-type="float">
            <text:p>1442769904.35881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9.8883998394012" calcext:value-type="float">
            <text:p>39.8883998394</text:p>
          </table:table-cell>
          <table:table-cell table:formula="of:=[.C1566]/([.D1566]-[.D1565])" office:value-type="float" office:value="976592.136665612" calcext:value-type="float">
            <text:p>976592.136665612</text:p>
          </table:table-cell>
          <table:table-cell table:number-columns-repeated="6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69904.36713" calcext:value-type="float">
            <text:p>1442769904.36713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9.8967199325561" calcext:value-type="float">
            <text:p>39.8967199326</text:p>
          </table:table-cell>
          <table:table-cell table:formula="of:=[.C1567]/([.D1567]-[.D1566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69904.37546" calcext:value-type="float">
            <text:p>1442769904.37546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9.9050498008728" calcext:value-type="float">
            <text:p>39.9050498009</text:p>
          </table:table-cell>
          <table:table-cell table:formula="of:=[.C1568]/([.D1568]-[.D1567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69904.38379" calcext:value-type="float">
            <text:p>1442769904.38379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9.913379907608" calcext:value-type="float">
            <text:p>39.9133799076</text:p>
          </table:table-cell>
          <table:table-cell table:formula="of:=[.C1569]/([.D1569]-[.D1568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42769904.39211" calcext:value-type="float">
            <text:p>1442769904.39211</text:p>
          </table:table-cell>
          <table:table-cell office:value-type="float" office:value="8096" calcext:value-type="float">
            <text:p>8096</text:p>
          </table:table-cell>
          <table:table-cell table:formula="of:=[.B1570]-[.B$2]" office:value-type="float" office:value="39.9217000007629" calcext:value-type="float">
            <text:p>39.9217000008</text:p>
          </table:table-cell>
          <table:table-cell table:formula="of:=[.C1570]/([.D1570]-[.D1569])" office:value-type="float" office:value="973066.028139955" calcext:value-type="float">
            <text:p>973066.028139955</text:p>
          </table:table-cell>
          <table:table-cell table:number-columns-repeated="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42769904.40049" calcext:value-type="float">
            <text:p>1442769904.40049</text:p>
          </table:table-cell>
          <table:table-cell office:value-type="float" office:value="8096" calcext:value-type="float">
            <text:p>8096</text:p>
          </table:table-cell>
          <table:table-cell table:formula="of:=[.B1571]-[.B$2]" office:value-type="float" office:value="39.9300799369812" calcext:value-type="float">
            <text:p>39.930079937</text:p>
          </table:table-cell>
          <table:table-cell table:formula="of:=[.C1571]/([.D1571]-[.D1570])" office:value-type="float" office:value="966117.138500057" calcext:value-type="float">
            <text:p>966117.138500057</text:p>
          </table:table-cell>
          <table:table-cell table:number-columns-repeated="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42769904.40884" calcext:value-type="float">
            <text:p>1442769904.40884</text:p>
          </table:table-cell>
          <table:table-cell office:value-type="float" office:value="8096" calcext:value-type="float">
            <text:p>8096</text:p>
          </table:table-cell>
          <table:table-cell table:formula="of:=[.B1572]-[.B$2]" office:value-type="float" office:value="39.9384298324585" calcext:value-type="float">
            <text:p>39.9384298325</text:p>
          </table:table-cell>
          <table:table-cell table:formula="of:=[.C1572]/([.D1572]-[.D1571])" office:value-type="float" office:value="969592.9753869" calcext:value-type="float">
            <text:p>969592.9753869</text:p>
          </table:table-cell>
          <table:table-cell table:number-columns-repeated="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42769904.41717" calcext:value-type="float">
            <text:p>1442769904.41717</text:p>
          </table:table-cell>
          <table:table-cell office:value-type="float" office:value="8096" calcext:value-type="float">
            <text:p>8096</text:p>
          </table:table-cell>
          <table:table-cell table:formula="of:=[.B1573]-[.B$2]" office:value-type="float" office:value="39.9467599391937" calcext:value-type="float">
            <text:p>39.9467599392</text:p>
          </table:table-cell>
          <table:table-cell table:formula="of:=[.C1573]/([.D1573]-[.D1572])" office:value-type="float" office:value="971896.310255016" calcext:value-type="float">
            <text:p>971896.310255016</text:p>
          </table:table-cell>
          <table:table-cell table:number-columns-repeated="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42769904.42554" calcext:value-type="float">
            <text:p>1442769904.42554</text:p>
          </table:table-cell>
          <table:table-cell office:value-type="float" office:value="8096" calcext:value-type="float">
            <text:p>8096</text:p>
          </table:table-cell>
          <table:table-cell table:formula="of:=[.B1574]-[.B$2]" office:value-type="float" office:value="39.9551298618317" calcext:value-type="float">
            <text:p>39.9551298618</text:p>
          </table:table-cell>
          <table:table-cell table:formula="of:=[.C1574]/([.D1574]-[.D1573])" office:value-type="float" office:value="967272.97852219" calcext:value-type="float">
            <text:p>967272.97852219</text:p>
          </table:table-cell>
          <table:table-cell table:number-columns-repeated="6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42769904.43385" calcext:value-type="float">
            <text:p>1442769904.43385</text:p>
          </table:table-cell>
          <table:table-cell office:value-type="float" office:value="8096" calcext:value-type="float">
            <text:p>8096</text:p>
          </table:table-cell>
          <table:table-cell table:formula="of:=[.B1575]-[.B$2]" office:value-type="float" office:value="39.9634399414062" calcext:value-type="float">
            <text:p>39.9634399414</text:p>
          </table:table-cell>
          <table:table-cell table:formula="of:=[.C1575]/([.D1575]-[.D1574])" office:value-type="float" office:value="974238.565026539" calcext:value-type="float">
            <text:p>974238.565026539</text:p>
          </table:table-cell>
          <table:table-cell table:number-columns-repeated="6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42769904.44226" calcext:value-type="float">
            <text:p>1442769904.44226</text:p>
          </table:table-cell>
          <table:table-cell office:value-type="float" office:value="8096" calcext:value-type="float">
            <text:p>8096</text:p>
          </table:table-cell>
          <table:table-cell table:formula="of:=[.B1576]-[.B$2]" office:value-type="float" office:value="39.9718499183655" calcext:value-type="float">
            <text:p>39.9718499184</text:p>
          </table:table-cell>
          <table:table-cell table:formula="of:=[.C1576]/([.D1576]-[.D1575])" office:value-type="float" office:value="962666.133242615" calcext:value-type="float">
            <text:p>962666.133242615</text:p>
          </table:table-cell>
          <table:table-cell table:number-columns-repeated="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42769904.45059" calcext:value-type="float">
            <text:p>1442769904.45059</text:p>
          </table:table-cell>
          <table:table-cell office:value-type="float" office:value="8096" calcext:value-type="float">
            <text:p>8096</text:p>
          </table:table-cell>
          <table:table-cell table:formula="of:=[.B1577]-[.B$2]" office:value-type="float" office:value="39.9801797866821" calcext:value-type="float">
            <text:p>39.9801797867</text:p>
          </table:table-cell>
          <table:table-cell table:formula="of:=[.C1577]/([.D1577]-[.D1576])" office:value-type="float" office:value="971924.127998168" calcext:value-type="float">
            <text:p>971924.127998168</text:p>
          </table:table-cell>
          <table:table-cell table:number-columns-repeated="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42769904.45889" calcext:value-type="float">
            <text:p>1442769904.45889</text:p>
          </table:table-cell>
          <table:table-cell office:value-type="float" office:value="8096" calcext:value-type="float">
            <text:p>8096</text:p>
          </table:table-cell>
          <table:table-cell table:formula="of:=[.B1578]-[.B$2]" office:value-type="float" office:value="39.9884798526764" calcext:value-type="float">
            <text:p>39.9884798527</text:p>
          </table:table-cell>
          <table:table-cell table:formula="of:=[.C1578]/([.D1578]-[.D1577])" office:value-type="float" office:value="975413.931117686" calcext:value-type="float">
            <text:p>975413.931117686</text:p>
          </table:table-cell>
          <table:table-cell table:number-columns-repeated="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42769904.46724" calcext:value-type="float">
            <text:p>1442769904.46724</text:p>
          </table:table-cell>
          <table:table-cell office:value-type="float" office:value="8096" calcext:value-type="float">
            <text:p>8096</text:p>
          </table:table-cell>
          <table:table-cell table:formula="of:=[.B1579]-[.B$2]" office:value-type="float" office:value="39.9968299865723" calcext:value-type="float">
            <text:p>39.9968299866</text:p>
          </table:table-cell>
          <table:table-cell table:formula="of:=[.C1579]/([.D1579]-[.D1578])" office:value-type="float" office:value="969565.290923108" calcext:value-type="float">
            <text:p>969565.290923108</text:p>
          </table:table-cell>
          <table:table-cell table:number-columns-repeated="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42769904.47564" calcext:value-type="float">
            <text:p>1442769904.47564</text:p>
          </table:table-cell>
          <table:table-cell office:value-type="float" office:value="8096" calcext:value-type="float">
            <text:p>8096</text:p>
          </table:table-cell>
          <table:table-cell table:formula="of:=[.B1580]-[.B$2]" office:value-type="float" office:value="40.0052299499512" calcext:value-type="float">
            <text:p>40.00522995</text:p>
          </table:table-cell>
          <table:table-cell table:formula="of:=[.C1580]/([.D1580]-[.D1579])" office:value-type="float" office:value="963813.725703906" calcext:value-type="float">
            <text:p>963813.7257039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2:53:18.492794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54:33.321084927</dc:date>
    <meta:editing-duration>PT3M</meta:editing-duration>
    <meta:editing-cycles>2</meta:editing-cycles>
    <meta:generator>LibreOffice/4.4.2.2$Linux_X86_64 LibreOffice_project/40m0$Build-2</meta:generator>
    <meta:document-statistic meta:table-count="1" meta:cell-count="107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76cm" svg:height="13.182cm" xlink:href=".." xlink:type="simple" chart:class="chart:scatter" chart:style-name="ch1">
        <chart:legend chart:legend-position="end" svg:x="16.809cm" svg:y="6.292cm" style:legend-expansion="high" chart:style-name="ch2"/>
        <chart:plot-area chart:style-name="ch3" table:cell-range-address="'source_2.sender_i.routed_msg_pub.network'.D2:'source_2.sender_i.routed_msg_pub.network'.E1580 'source_2.sender_i.routed_msg_pub.network'.E1:'source_2.sender_i.routed_msg_pub.network'.E1" chart:data-source-has-labels="row" svg:x="0.407cm" svg:y="0.263cm" svg:width="15.995cm" svg:height="12.656cm">
          <chartooo:coordinate-region svg:x="1.769cm" svg:y="0.462cm" svg:width="14.261cm" svg:height="11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1580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1580"/>
            <chart:data-point chart:repeated="15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1580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15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25977325439453">
                <text:p>0.00825977325439453</text:p>
              </table:table-cell>
              <table:table-cell office:value-type="float" office:value="980172.185198014">
                <text:p>980172.185198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4399147033691">
                <text:p>0.0164399147033691</text:p>
              </table:table-cell>
              <table:table-cell office:value-type="float" office:value="989713.937161178">
                <text:p>989713.937161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5897769927979">
                <text:p>0.0245897769927979</text:p>
              </table:table-cell>
              <table:table-cell office:value-type="float" office:value="993391.018459468">
                <text:p>993391.018459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7498912811279">
                <text:p>0.0327498912811279</text:p>
              </table:table-cell>
              <table:table-cell office:value-type="float" office:value="992142.966867294">
                <text:p>992142.966867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8899784088135">
                <text:p>0.0408899784088135</text:p>
              </table:table-cell>
              <table:table-cell office:value-type="float" office:value="994583.94891922">
                <text:p>994583.948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0298271179199">
                <text:p>0.0490298271179199</text:p>
              </table:table-cell>
              <table:table-cell office:value-type="float" office:value="994613.080577605">
                <text:p>994613.080577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999549865723">
                <text:p>0.0571999549865723</text:p>
              </table:table-cell>
              <table:table-cell office:value-type="float" office:value="990926.963464457">
                <text:p>990926.963464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3798580169678">
                <text:p>0.0653798580169678</text:p>
              </table:table-cell>
              <table:table-cell office:value-type="float" office:value="989742.784225713">
                <text:p>989742.784225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35599994659424">
                <text:p>0.0735599994659424</text:p>
              </table:table-cell>
              <table:table-cell office:value-type="float" office:value="989713.937161178">
                <text:p>989713.93716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17298889160156">
                <text:p>0.0817298889160156</text:p>
              </table:table-cell>
              <table:table-cell office:value-type="float" office:value="990955.881285202">
                <text:p>990955.881285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99298191070557">
                <text:p>0.0899298191070557</text:p>
              </table:table-cell>
              <table:table-cell office:value-type="float" office:value="987325.478556683">
                <text:p>987325.478556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1400012969971">
                <text:p>0.0981400012969971</text:p>
              </table:table-cell>
              <table:table-cell office:value-type="float" office:value="986092.61191776">
                <text:p>986092.61191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6389999389648">
                <text:p>0.106389999389648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6399974823">
                <text:p>0.1146399974823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829914093018">
                <text:p>0.122829914093018</text:p>
              </table:table-cell>
              <table:table-cell office:value-type="float" office:value="988532.653605426">
                <text:p>988532.653605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1019830703735">
                <text:p>0.131019830703735</text:p>
              </table:table-cell>
              <table:table-cell office:value-type="float" office:value="988532.653605426">
                <text:p>988532.653605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9249801635742">
                <text:p>0.139249801635742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7429943084717">
                <text:p>0.147429943084717</text:p>
              </table:table-cell>
              <table:table-cell office:value-type="float" office:value="989713.937161178">
                <text:p>989713.937161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5649900436401">
                <text:p>0.155649900436401</text:p>
              </table:table-cell>
              <table:table-cell office:value-type="float" office:value="984919.951967979">
                <text:p>984919.951967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3829803466797">
                <text:p>0.163829803466797</text:p>
              </table:table-cell>
              <table:table-cell office:value-type="float" office:value="989742.784225713">
                <text:p>989742.784225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2039985656738">
                <text:p>0.172039985656738</text:p>
              </table:table-cell>
              <table:table-cell office:value-type="float" office:value="986092.61191776">
                <text:p>986092.61191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239915847778">
                <text:p>0.180239915847778</text:p>
              </table:table-cell>
              <table:table-cell office:value-type="float" office:value="987325.478556683">
                <text:p>987325.478556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8449859619141">
                <text:p>0.188449859619141</text:p>
              </table:table-cell>
              <table:table-cell office:value-type="float" office:value="986121.248264847">
                <text:p>986121.248264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6659803390503">
                <text:p>0.196659803390503</text:p>
              </table:table-cell>
              <table:table-cell office:value-type="float" office:value="986121.248264847">
                <text:p>986121.248264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4859972000122">
                <text:p>0.204859972000122</text:p>
              </table:table-cell>
              <table:table-cell office:value-type="float" office:value="987296.772227714">
                <text:p>987296.772227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3079929351807">
                <text:p>0.213079929351807</text:p>
              </table:table-cell>
              <table:table-cell office:value-type="float" office:value="984919.951967979">
                <text:p>984919.951967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1269845962524">
                <text:p>0.221269845962524</text:p>
              </table:table-cell>
              <table:table-cell office:value-type="float" office:value="988532.653605426">
                <text:p>988532.653605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9479789733887">
                <text:p>0.229479789733887</text:p>
              </table:table-cell>
              <table:table-cell office:value-type="float" office:value="986121.248264847">
                <text:p>986121.248264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7779855728149">
                <text:p>0.237779855728149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6009826660156">
                <text:p>0.246009826660156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4329919815063">
                <text:p>0.25432991981506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2459993362427">
                <text:p>0.262459993362427</text:p>
              </table:table-cell>
              <table:table-cell office:value-type="float" office:value="995808.949677419">
                <text:p>995808.949677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0619869232178">
                <text:p>0.270619869232178</text:p>
              </table:table-cell>
              <table:table-cell office:value-type="float" office:value="992171.955704894">
                <text:p>992171.9557048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8749942779541">
                <text:p>0.278749942779541</text:p>
              </table:table-cell>
              <table:table-cell office:value-type="float" office:value="995808.949677419">
                <text:p>995808.949677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6919832229614">
                <text:p>0.286919832229614</text:p>
              </table:table-cell>
              <table:table-cell office:value-type="float" office:value="990955.881285202">
                <text:p>990955.881285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50599193573">
                <text:p>0.2950599193573</text:p>
              </table:table-cell>
              <table:table-cell office:value-type="float" office:value="994583.94891922">
                <text:p>994583.94891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3200006484985">
                <text:p>0.303200006484985</text:p>
              </table:table-cell>
              <table:table-cell office:value-type="float" office:value="994583.94891922">
                <text:p>994583.94891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1339855194092">
                <text:p>0.311339855194092</text:p>
              </table:table-cell>
              <table:table-cell office:value-type="float" office:value="994613.080577605">
                <text:p>994613.0805776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9559812545776">
                <text:p>0.319559812545776</text:p>
              </table:table-cell>
              <table:table-cell office:value-type="float" office:value="984919.951967979">
                <text:p>984919.951967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781982421875">
                <text:p>0.32781982421875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6099863052368">
                <text:p>0.336099863052368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4319820404053">
                <text:p>0.344319820404053</text:p>
              </table:table-cell>
              <table:table-cell office:value-type="float" office:value="984919.951967979">
                <text:p>984919.951967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254979133606">
                <text:p>0.35254979133606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0809803009033">
                <text:p>0.360809803009033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9189977645874">
                <text:p>0.369189977645874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7419948577881">
                <text:p>0.377419948577881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565993309021">
                <text:p>0.38565993309021</text:p>
              </table:table-cell>
              <table:table-cell office:value-type="float" office:value="982526.118572958">
                <text:p>982526.118572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3869876861572">
                <text:p>0.393869876861572</text:p>
              </table:table-cell>
              <table:table-cell office:value-type="float" office:value="986121.248264847">
                <text:p>986121.248264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205979347229">
                <text:p>0.40205979347229</text:p>
              </table:table-cell>
              <table:table-cell office:value-type="float" office:value="988532.653605426">
                <text:p>988532.653605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0249948501587">
                <text:p>0.410249948501587</text:p>
              </table:table-cell>
              <table:table-cell office:value-type="float" office:value="988503.877037727">
                <text:p>988503.877037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8459892272949">
                <text:p>0.418459892272949</text:p>
              </table:table-cell>
              <table:table-cell office:value-type="float" office:value="986121.248264847">
                <text:p>986121.248264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6659822463989">
                <text:p>0.426659822463989</text:p>
              </table:table-cell>
              <table:table-cell office:value-type="float" office:value="987325.478556683">
                <text:p>987325.478556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4939861297607">
                <text:p>0.434939861297607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3120002746582">
                <text:p>0.443120002746582</text:p>
              </table:table-cell>
              <table:table-cell office:value-type="float" office:value="989713.937161178">
                <text:p>989713.937161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1319932937622">
                <text:p>0.451319932937622</text:p>
              </table:table-cell>
              <table:table-cell office:value-type="float" office:value="987325.478556683">
                <text:p>987325.4785566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9549903869629">
                <text:p>0.459549903869629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7779874801636">
                <text:p>0.467779874801636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6009845733643">
                <text:p>0.476009845733643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4219789505005">
                <text:p>0.484219789505005</text:p>
              </table:table-cell>
              <table:table-cell office:value-type="float" office:value="986121.248264847">
                <text:p>986121.248264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2409944534302">
                <text:p>0.492409944534302</text:p>
              </table:table-cell>
              <table:table-cell office:value-type="float" office:value="988503.877037727">
                <text:p>988503.877037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0579833984375">
                <text:p>0.500579833984375</text:p>
              </table:table-cell>
              <table:table-cell office:value-type="float" office:value="990955.881285202">
                <text:p>990955.881285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875997543335">
                <text:p>0.50875997543335</text:p>
              </table:table-cell>
              <table:table-cell office:value-type="float" office:value="989713.937161178">
                <text:p>989713.937161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6989946365356">
                <text:p>0.516989946365356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5189876556397">
                <text:p>0.525189876556397</text:p>
              </table:table-cell>
              <table:table-cell office:value-type="float" office:value="987325.478556683">
                <text:p>987325.478556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3540010452271">
                <text:p>0.533540010452271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1879892349243">
                <text:p>0.541879892349243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0179958343506">
                <text:p>0.550179958343506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8489799499512">
                <text:p>0.558489799499512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6799879074097">
                <text:p>0.566799879074097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5099945068359">
                <text:p>0.575099945068359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3489894866943">
                <text:p>0.583489894866943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1779947280884">
                <text:p>0.591779947280884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0069999694824">
                <text:p>0.600069999694824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8359813690186">
                <text:p>0.608359813690186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6669893264771">
                <text:p>0.616669893264771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4979972839356">
                <text:p>0.624979972839356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3289813995361">
                <text:p>0.633289813995361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1599893569946">
                <text:p>0.641599893569946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49919986724854">
                <text:p>0.649919986724854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8229827880859">
                <text:p>0.658229827880859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6539907455444">
                <text:p>0.666539907455444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4849987030029">
                <text:p>0.674849987030029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326997756958">
                <text:p>0.6832699775695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1689968109131">
                <text:p>0.69168996810913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0139999389648">
                <text:p>0.70013999938964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851993560791">
                <text:p>0.70851993560791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6849803924561">
                <text:p>0.71684980392456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5189924240112">
                <text:p>0.725189924240112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3519792556763">
                <text:p>0.733519792556763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183988571167">
                <text:p>0.74183988571167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0180006027222">
                <text:p>0.750180006027222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58569955825806">
                <text:p>0.758569955825806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6979932785034">
                <text:p>0.766979932785034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5359869003296">
                <text:p>0.775359869003296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3759832382202">
                <text:p>0.783759832382202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2149782180786">
                <text:p>0.792149782180786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0609827041626">
                <text:p>0.80060982704162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09019804000855">
                <text:p>0.809019804000855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7399978637695">
                <text:p>0.817399978637695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574987411499">
                <text:p>0.82574987411499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411979675293">
                <text:p>0.83411979675293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489957809448">
                <text:p>0.842489957809448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0909948348999">
                <text:p>0.85090994834899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9309911727905">
                <text:p>0.859309911727905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7669820785522">
                <text:p>0.867669820785522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109838485718">
                <text:p>0.87610983848571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529829025269">
                <text:p>0.88452982902526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2929792404175">
                <text:p>0.892929792404175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1309967041016">
                <text:p>0.901309967041016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9679889678955">
                <text:p>0.909679889678955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8059825897217">
                <text:p>0.918059825897217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6419973373413">
                <text:p>0.926419973373413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4819936752319">
                <text:p>0.934819936752319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3249940872192">
                <text:p>0.94324994087219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1689958572388">
                <text:p>0.95168995857238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0119962692261">
                <text:p>0.96011996269226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8469858169556">
                <text:p>0.968469858169556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685980796814">
                <text:p>0.97685980796814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5260009765625">
                <text:p>0.985260009765625</text:p>
              </table:table-cell>
              <table:table-cell office:value-type="float" office:value="963786.370277865">
                <text:p>963786.3702778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3639945983887">
                <text:p>0.993639945983887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0201988220215">
                <text:p>1.00201988220215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040983200073">
                <text:p>1.01040983200073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879000663757">
                <text:p>1.01879000663757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721977233887">
                <text:p>1.02721977233887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558993339539">
                <text:p>1.03558993339539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40399646759">
                <text:p>1.044039964675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5241990089417">
                <text:p>1.05241990089417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072998046875">
                <text:p>1.06072998046875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916999816895">
                <text:p>1.0691699981689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74998664856">
                <text:p>1.0774998664856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583998680115">
                <text:p>1.08583998680115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9418988227844">
                <text:p>1.09418988227844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0255980491638">
                <text:p>1.10255980491638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1096978187561">
                <text:p>1.11096978187561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932992935181">
                <text:p>1.11932992935181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769985198975">
                <text:p>1.12769985198975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610982894897">
                <text:p>1.13610982894897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4445996284485">
                <text:p>1.14445996284485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5285992622375">
                <text:p>1.15285992622375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6123986244202">
                <text:p>1.16123986244202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961979866028">
                <text:p>1.16961979866028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802000045776">
                <text:p>1.17802000045776</text:p>
              </table:table-cell>
              <table:table-cell office:value-type="float" office:value="963786.370277865">
                <text:p>963786.370277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8641996383667">
                <text:p>1.18641996383667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9478988647461">
                <text:p>1.19478988647461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0323991775513">
                <text:p>1.2032399177551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11749792099">
                <text:p>1.211749792099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2019982337952">
                <text:p>1.2201998233795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864985466003">
                <text:p>1.2286498546600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3712992668152">
                <text:p>1.23712992668152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4562978744507">
                <text:p>1.24562978744507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5411987304688">
                <text:p>1.25411987304688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6257991790771">
                <text:p>1.2625799179077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7109980583191">
                <text:p>1.27109980583191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7956986427307">
                <text:p>1.27956986427307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8816986083984">
                <text:p>1.28816986083984</text:p>
              </table:table-cell>
              <table:table-cell office:value-type="float" office:value="941395.724654154">
                <text:p>941395.724654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9670000076294">
                <text:p>1.29670000076294</text:p>
              </table:table-cell>
              <table:table-cell office:value-type="float" office:value="949105.181508189">
                <text:p>949105.181508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0523991584778">
                <text:p>1.30523991584778</text:p>
              </table:table-cell>
              <table:table-cell office:value-type="float" office:value="948018.794047852">
                <text:p>948018.794047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136899471283">
                <text:p>1.313689947128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2216000556946">
                <text:p>1.3221600055694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3059978485107">
                <text:p>1.33059978485107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3905982971191">
                <text:p>1.3390598297119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4752988815308">
                <text:p>1.34752988815308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5609984397888">
                <text:p>1.35609984397888</text:p>
              </table:table-cell>
              <table:table-cell office:value-type="float" office:value="944695.651244958">
                <text:p>944695.651244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6450982093811">
                <text:p>1.36450982093811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7293982505798">
                <text:p>1.3729398250579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8139986991882">
                <text:p>1.3813998699188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8986992835999">
                <text:p>1.38986992835999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983199596405">
                <text:p>1.398319959640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0676999092102">
                <text:p>1.4067699909210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1530990600586">
                <text:p>1.41530990600586</text:p>
              </table:table-cell>
              <table:table-cell office:value-type="float" office:value="948018.794047852">
                <text:p>948018.794047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2379999160767">
                <text:p>1.42379999160767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322497844696">
                <text:p>1.4322497844696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4080996513367">
                <text:p>1.44080996513367</text:p>
              </table:table-cell>
              <table:table-cell office:value-type="float" office:value="945774.431372549">
                <text:p>945774.4313725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4936990737915">
                <text:p>1.44936990737915</text:p>
              </table:table-cell>
              <table:table-cell office:value-type="float" office:value="945800.773862908">
                <text:p>945800.773862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5781993865967">
                <text:p>1.45781993865967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6626996994019">
                <text:p>1.4662699699401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7473978996277">
                <text:p>1.47473978996277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8330998420715">
                <text:p>1.48330998420715</text:p>
              </table:table-cell>
              <table:table-cell office:value-type="float" office:value="944669.370277639">
                <text:p>944669.3702776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9177980422974">
                <text:p>1.49177980422974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0025987625122">
                <text:p>1.50025987625122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0871992111206">
                <text:p>1.5087199211120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1715993881226">
                <text:p>1.51715993881226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2564978599548">
                <text:p>1.52564978599548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3413987159729">
                <text:p>1.53413987159729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4263997077942">
                <text:p>1.54263997077942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5111980438232">
                <text:p>1.5511198043823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5959987640381">
                <text:p>1.5595998764038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6813979148865">
                <text:p>1.56813979148865</text:p>
              </table:table-cell>
              <table:table-cell office:value-type="float" office:value="948018.794047852">
                <text:p>948018.794047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7660984992981">
                <text:p>1.57660984992981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8508992195129">
                <text:p>1.58508992195129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356999397278">
                <text:p>1.59356999397278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0202980041504">
                <text:p>1.60202980041504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1046981811523">
                <text:p>1.61046981811523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1895990371704">
                <text:p>1.61895990371704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2739992141724">
                <text:p>1.6273999214172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3589000701904">
                <text:p>1.63589000701904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4433979988098">
                <text:p>1.64433979988098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5281987190247">
                <text:p>1.65281987190247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6133999824524">
                <text:p>1.66133999824524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697998046875">
                <text:p>1.6697998046875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782398223877">
                <text:p>1.678239822387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8670988082886">
                <text:p>1.6867098808288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9515991210938">
                <text:p>1.6951599121093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0358991622925">
                <text:p>1.7035899162292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1206998825073">
                <text:p>1.71206998825073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2048997879028">
                <text:p>1.7204899787902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2896981239319">
                <text:p>1.72896981239319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3746991157532">
                <text:p>1.73746991157532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4591994285584">
                <text:p>1.7459199428558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5432991981506">
                <text:p>1.7543299198150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6277995109558">
                <text:p>1.7627799510955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7129983901978">
                <text:p>1.77129983901978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7971982955933">
                <text:p>1.77971982955933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8822994232178">
                <text:p>1.78822994232178</text:p>
              </table:table-cell>
              <table:table-cell office:value-type="float" office:value="951338.745559478">
                <text:p>951338.745559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9670977592468">
                <text:p>1.79670977592468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0514979362488">
                <text:p>1.8051497936248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135998249054">
                <text:p>1.813599824905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2204985618591">
                <text:p>1.8220498561859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3047986030579">
                <text:p>1.8304798603057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3901000022888">
                <text:p>1.83901000022888</text:p>
              </table:table-cell>
              <table:table-cell office:value-type="float" office:value="949105.181508189">
                <text:p>949105.1815081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744000434876">
                <text:p>1.8474400043487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587000846863">
                <text:p>1.8558700084686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6429977416992">
                <text:p>1.86429977416992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7272000312805">
                <text:p>1.87272000312805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8115978240967">
                <text:p>1.88115978240967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8960981369019">
                <text:p>1.8896098136901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9804983139038">
                <text:p>1.8980498313903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0647983551025">
                <text:p>1.9064798355102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1496992111206">
                <text:p>1.91496992111206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2335987091064">
                <text:p>1.92335987091064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317798614502">
                <text:p>1.931779861450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4022989273071">
                <text:p>1.9402298927307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4867992401123">
                <text:p>1.9486799240112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5713996887207">
                <text:p>1.9571399688720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6559977531433">
                <text:p>1.96559977531433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740297794342">
                <text:p>1.974029779434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824697971344">
                <text:p>1.982469797134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091982841492">
                <text:p>1.9909198284149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9935984611511">
                <text:p>1.9993598461151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00777983665466">
                <text:p>2.0077798366546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1624989509583">
                <text:p>2.0162498950958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466988563538">
                <text:p>2.0246698856353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3310990333557">
                <text:p>2.0331099033355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04161977767944">
                <text:p>2.04161977767944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5005979537964">
                <text:p>2.0500597953796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5847978591919">
                <text:p>2.0584797859191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6694984436035">
                <text:p>2.0669498443603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7540988922119">
                <text:p>2.0754098892211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8385992050171">
                <text:p>2.0838599205017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9230995178223">
                <text:p>2.0923099517822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0072994232178">
                <text:p>2.1007299423217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10920000076294">
                <text:p>2.10920000076294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1763000488281">
                <text:p>2.1176300048828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2608981132507">
                <text:p>2.12608981132507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3452982902527">
                <text:p>2.1345298290252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4296984672546">
                <text:p>2.14296984672546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5051984786987">
                <text:p>2.15051984786987</text:p>
              </table:table-cell>
              <table:table-cell office:value-type="float" office:value="1072317.7182556">
                <text:p>1072317.7182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5897989273071">
                <text:p>2.1589798927307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6737985610962">
                <text:p>2.16737985610962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7582988739014">
                <text:p>2.1758298873901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8424987792969">
                <text:p>2.1842498779296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9266986846924">
                <text:p>2.1926698684692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0109987258911">
                <text:p>2.2010998725891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0953989028931">
                <text:p>2.2095398902893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179799079895">
                <text:p>2.217979907989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2639989852905">
                <text:p>2.2263998985290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3490977287292">
                <text:p>2.23490977287292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24335980415344">
                <text:p>2.2433598041534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25178980827332">
                <text:p>2.2517898082733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6022982597351">
                <text:p>2.2602298259735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26872992515564">
                <text:p>2.26872992515564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773699760437">
                <text:p>2.2773699760437</text:p>
              </table:table-cell>
              <table:table-cell office:value-type="float" office:value="937031.518088248">
                <text:p>937031.518088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8582978248596">
                <text:p>2.28582978248596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9426980018616">
                <text:p>2.29426980018616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0269980430603">
                <text:p>2.3026998043060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1114983558655">
                <text:p>2.3111498355865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31962990760803">
                <text:p>2.31962990760803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32810997962952">
                <text:p>2.32810997962952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3655977249145">
                <text:p>2.33655977249145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34500980377197">
                <text:p>2.34500980377197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35346984863281">
                <text:p>2.3534698486328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36191987991333">
                <text:p>2.3619198799133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37042999267578">
                <text:p>2.37042999267578</text:p>
              </table:table-cell>
              <table:table-cell office:value-type="float" office:value="951338.745559478">
                <text:p>951338.7455594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7889981269836">
                <text:p>2.37889981269836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3873598575592">
                <text:p>2.387359857559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39580988883972">
                <text:p>2.3958098888397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0428996086121">
                <text:p>2.4042899608612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1273999214172">
                <text:p>2.4127399921417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2120981216431">
                <text:p>2.42120981216431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963981628418">
                <text:p>2.4296398162841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3806982040405">
                <text:p>2.4380698204040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4649982452393">
                <text:p>2.4464998245239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45497989654541">
                <text:p>2.4549798965454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46342992782593">
                <text:p>2.4634299278259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7186994552612">
                <text:p>2.47186994552612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80299949646">
                <text:p>2.48029994964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8875999450684">
                <text:p>2.48875999450684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9719977378845">
                <text:p>2.49719977378845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0563979148865">
                <text:p>2.5056397914886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1406979560852">
                <text:p>2.5140697956085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2250981330872">
                <text:p>2.52250981330872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5309498310089">
                <text:p>15.5309498310089</text:p>
              </table:table-cell>
              <table:table-cell office:value-type="float" office:value="622.36517130294">
                <text:p>622.365171302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5412299633026">
                <text:p>15.5412299633026</text:p>
              </table:table-cell>
              <table:table-cell office:value-type="float" office:value="787538.503270096">
                <text:p>787538.503270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5514798164368">
                <text:p>15.5514798164368</text:p>
              </table:table-cell>
              <table:table-cell office:value-type="float" office:value="789864.976018236">
                <text:p>789864.9760182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5617399215698">
                <text:p>15.5617399215698</text:p>
              </table:table-cell>
              <table:table-cell office:value-type="float" office:value="789075.735093182">
                <text:p>789075.7350931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5719997882843">
                <text:p>15.5719997882843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5822398662567">
                <text:p>15.5822398662567</text:p>
              </table:table-cell>
              <table:table-cell office:value-type="float" office:value="790618.97983702">
                <text:p>790618.979837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5924699306488">
                <text:p>15.5924699306488</text:p>
              </table:table-cell>
              <table:table-cell office:value-type="float" office:value="791392.868089867">
                <text:p>791392.8680898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6027297973633">
                <text:p>15.6027297973633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612979888916">
                <text:p>15.612979888916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6232798099518">
                <text:p>15.6232798099518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335699558258">
                <text:p>15.6335699558258</text:p>
              </table:table-cell>
              <table:table-cell office:value-type="float" office:value="786772.131232623">
                <text:p>786772.1312326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438298225403">
                <text:p>15.6438298225403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654079914093">
                <text:p>15.654079914093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6643397808075">
                <text:p>15.6643397808075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6745898723602">
                <text:p>15.6745898723602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6847999095917">
                <text:p>15.6847999095917</text:p>
              </table:table-cell>
              <table:table-cell office:value-type="float" office:value="792945.198580235">
                <text:p>792945.1985802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6950597763062">
                <text:p>15.6950597763062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7053098678589">
                <text:p>15.7053098678589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7155699729919">
                <text:p>15.7155699729919</text:p>
              </table:table-cell>
              <table:table-cell office:value-type="float" office:value="789075.735093182">
                <text:p>789075.7350931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7258598804474">
                <text:p>15.7258598804474</text:p>
              </table:table-cell>
              <table:table-cell office:value-type="float" office:value="786790.360851734">
                <text:p>786790.3608517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7361099720001">
                <text:p>15.7361099720001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7463698387146">
                <text:p>15.7463698387146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7566199302673">
                <text:p>15.7566199302673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7668898105621">
                <text:p>15.7668898105621</text:p>
              </table:table-cell>
              <table:table-cell office:value-type="float" office:value="788324.670551364">
                <text:p>788324.6705513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7771399021149">
                <text:p>15.7771399021149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7874000072479">
                <text:p>15.7874000072479</text:p>
              </table:table-cell>
              <table:table-cell office:value-type="float" office:value="789075.735093182">
                <text:p>789075.7350931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7976498603821">
                <text:p>15.7976498603821</text:p>
              </table:table-cell>
              <table:table-cell office:value-type="float" office:value="789864.976018236">
                <text:p>789864.9760182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8079199790955">
                <text:p>15.8079199790955</text:p>
              </table:table-cell>
              <table:table-cell office:value-type="float" office:value="788306.369765066">
                <text:p>788306.3697650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8181798458099">
                <text:p>15.8181798458099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8284299373627">
                <text:p>15.8284299373627</text:p>
              </table:table-cell>
              <table:table-cell office:value-type="float" office:value="789846.60364719">
                <text:p>789846.603647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8386797904968">
                <text:p>15.8386797904968</text:p>
              </table:table-cell>
              <table:table-cell office:value-type="float" office:value="789864.976018236">
                <text:p>789864.976018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8489499092102">
                <text:p>15.8489499092102</text:p>
              </table:table-cell>
              <table:table-cell office:value-type="float" office:value="788306.369765066">
                <text:p>788306.369765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8593099117279">
                <text:p>15.8593099117279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8696398735046">
                <text:p>15.8696398735046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8799698352814">
                <text:p>15.8799698352814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890419960022">
                <text:p>15.890419960022</text:p>
              </table:table-cell>
              <table:table-cell office:value-type="float" office:value="774727.594259771">
                <text:p>774727.5942597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9007399082184">
                <text:p>15.9007399082184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9110698699951">
                <text:p>15.9110698699951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9214098453522">
                <text:p>15.9214098453522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9317297935486">
                <text:p>15.9317297935486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9421598911285">
                <text:p>15.9421598911285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9524898529053">
                <text:p>15.9524898529053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9628098011017">
                <text:p>15.9628098011017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9731798171997">
                <text:p>15.9731798171997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9835398197174">
                <text:p>15.9835398197174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993959903717">
                <text:p>15.993959903717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0043199062347">
                <text:p>16.0043199062347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0146698951721">
                <text:p>16.0146698951721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0249798297882">
                <text:p>16.0249798297882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0352900028229">
                <text:p>16.0352900028229</text:p>
              </table:table-cell>
              <table:table-cell office:value-type="float" office:value="785243.85311257">
                <text:p>785243.853112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0456697940826">
                <text:p>16.0456697940826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05601978302">
                <text:p>16.05601978302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066370010376">
                <text:p>16.066370010376</text:p>
              </table:table-cell>
              <table:table-cell office:value-type="float" office:value="782205.039712522">
                <text:p>782205.0397125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076709985733">
                <text:p>16.076709985733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0870199203491">
                <text:p>16.0870199203491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0973498821259">
                <text:p>16.0973498821259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1076798439026">
                <text:p>16.1076798439026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1180598735809">
                <text:p>16.1180598735809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128399848938">
                <text:p>16.128399848938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38739824295">
                <text:p>16.138739824295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149139881134">
                <text:p>16.14913988113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1594698429108">
                <text:p>16.1594698429108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1698398590088">
                <text:p>16.1698398590088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1801798343658">
                <text:p>16.1801798343658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1904997825623">
                <text:p>16.1904997825623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2008299827576">
                <text:p>16.2008299827576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2111699581146">
                <text:p>16.2111699581146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221489906311">
                <text:p>16.221489906311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2318298816681">
                <text:p>16.2318298816681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2421197891235">
                <text:p>16.2421197891235</text:p>
              </table:table-cell>
              <table:table-cell office:value-type="float" office:value="786790.360851734">
                <text:p>786790.3608517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2524199485779">
                <text:p>16.2524199485779</text:p>
              </table:table-cell>
              <table:table-cell office:value-type="float" office:value="786007.249294014">
                <text:p>786007.2492940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2627499103546">
                <text:p>16.2627499103546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2731199264526">
                <text:p>16.2731199264526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2834498882294">
                <text:p>16.2834498882294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2938199043274">
                <text:p>16.2938199043274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3041198253632">
                <text:p>16.3041198253632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3144397735596">
                <text:p>16.3144397735596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3247900009155">
                <text:p>16.3247900009155</text:p>
              </table:table-cell>
              <table:table-cell office:value-type="float" office:value="782205.039712522">
                <text:p>782205.0397125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3351199626923">
                <text:p>16.3351199626923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3454399108887">
                <text:p>16.3454399108887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3557598590851">
                <text:p>16.3557598590851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3660898208618">
                <text:p>16.3660898208618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3764197826386">
                <text:p>16.3764197826386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3867499828339">
                <text:p>16.3867499828339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3971297740936">
                <text:p>16.3971297740936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4074399471283">
                <text:p>16.4074399471283</text:p>
              </table:table-cell>
              <table:table-cell office:value-type="float" office:value="785243.85311257">
                <text:p>785243.853112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4177598953247">
                <text:p>16.4177598953247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4280798435211">
                <text:p>16.4280798435211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4383997917175">
                <text:p>16.4383997917175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4486999511719">
                <text:p>16.4486999511719</text:p>
              </table:table-cell>
              <table:table-cell office:value-type="float" office:value="786007.249294014">
                <text:p>786007.2492940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4589998722076">
                <text:p>16.4589998722076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4693098068237">
                <text:p>16.4693098068237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4796698093414">
                <text:p>16.4796698093414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4900197982788">
                <text:p>16.4900197982788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5003399848938">
                <text:p>16.5003399848938</text:p>
              </table:table-cell>
              <table:table-cell office:value-type="float" office:value="784481.938363443">
                <text:p>784481.9383634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5106799602509">
                <text:p>16.5106799602509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5210599899292">
                <text:p>16.5210599899292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5315599441528">
                <text:p>16.5315599441528</text:p>
              </table:table-cell>
              <table:table-cell office:value-type="float" office:value="771050.980563124">
                <text:p>771050.9805631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5419797897339">
                <text:p>16.5419797897339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5523498058319">
                <text:p>16.5523498058319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5627698898315">
                <text:p>16.5627698898315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5732100009918">
                <text:p>16.5732100009918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5835897922516">
                <text:p>16.5835897922516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5939497947693">
                <text:p>16.5939497947693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6042900085449">
                <text:p>16.6042900085449</text:p>
              </table:table-cell>
              <table:table-cell office:value-type="float" office:value="782962.535946507">
                <text:p>782962.5359465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6146898269653">
                <text:p>16.6146898269653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625079870224">
                <text:p>16.625079870224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635509967804">
                <text:p>16.635509967804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6459097862244">
                <text:p>16.6459097862244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6563498973846">
                <text:p>16.6563498973846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666759967804">
                <text:p>16.666759967804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6772599220276">
                <text:p>16.6772599220276</text:p>
              </table:table-cell>
              <table:table-cell office:value-type="float" office:value="771050.980563124">
                <text:p>771050.9805631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6876699924469">
                <text:p>16.6876699924469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6980798244476">
                <text:p>16.6980798244476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7084898948669">
                <text:p>16.7084898948669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189099788666">
                <text:p>16.7189099788666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7293198108673">
                <text:p>16.7293198108673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7396697998047">
                <text:p>16.7396697998047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7500298023224">
                <text:p>16.7500298023224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7604398727417">
                <text:p>16.7604398727417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7708699703217">
                <text:p>16.7708699703217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781219959259">
                <text:p>16.781219959259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7916798591614">
                <text:p>16.7916798591614</text:p>
              </table:table-cell>
              <table:table-cell office:value-type="float" office:value="774003.582786287">
                <text:p>774003.5827862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8021099567413">
                <text:p>16.8021099567413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.8125097751617">
                <text:p>16.8125097751617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.8229598999023">
                <text:p>16.8229598999023</text:p>
              </table:table-cell>
              <table:table-cell office:value-type="float" office:value="774727.594259771">
                <text:p>774727.5942597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.8334097862244">
                <text:p>16.8334097862244</text:p>
              </table:table-cell>
              <table:table-cell office:value-type="float" office:value="774745.269997719">
                <text:p>774745.2699977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.8438398838043">
                <text:p>16.8438398838043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8542699813843">
                <text:p>16.8542699813843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.864649772644">
                <text:p>16.864649772644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8750197887421">
                <text:p>16.8750197887421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8854198455811">
                <text:p>16.8854198455811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8958599567413">
                <text:p>16.8958599567413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9062798023224">
                <text:p>16.9062798023224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9166898727417">
                <text:p>16.9166898727417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927099943161">
                <text:p>16.927099943161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9374499320984">
                <text:p>16.9374499320984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9478399753571">
                <text:p>16.9478399753571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9582998752594">
                <text:p>16.9582998752594</text:p>
              </table:table-cell>
              <table:table-cell office:value-type="float" office:value="774003.582786287">
                <text:p>774003.5827862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9687099456787">
                <text:p>16.9687099456787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.9791297912598">
                <text:p>16.9791297912598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9895398616791">
                <text:p>16.9895398616791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9999399185181">
                <text:p>16.9999399185181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0103797912598">
                <text:p>17.0103797912598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0208699703217">
                <text:p>17.0208699703217</text:p>
              </table:table-cell>
              <table:table-cell office:value-type="float" office:value="771769.476215369">
                <text:p>771769.4762153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0312798023224">
                <text:p>17.0312798023224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0416798591614">
                <text:p>17.041679859161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0520799160004">
                <text:p>17.052079916000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.0624799728394">
                <text:p>17.062479972839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.0728898048401">
                <text:p>17.0728898048401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.0832998752594">
                <text:p>17.0832998752594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0936999320984">
                <text:p>17.093699932098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.1040999889374">
                <text:p>17.104099988937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.1144998073578">
                <text:p>17.1144998073578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1249198913574">
                <text:p>17.1249198913574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.1353199481964">
                <text:p>17.135319948196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.1457200050354">
                <text:p>17.145720005035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.1561298370361">
                <text:p>17.1561298370361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.1665899753571">
                <text:p>17.1665899753571</text:p>
              </table:table-cell>
              <table:table-cell office:value-type="float" office:value="773985.940874798">
                <text:p>773985.9408747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.1769897937775">
                <text:p>17.1769897937775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.1873898506165">
                <text:p>17.1873898506165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.1977999210358">
                <text:p>17.1977999210358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.2081899642944">
                <text:p>17.2081899642944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2185897827148">
                <text:p>17.2185897827148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2289898395538">
                <text:p>17.2289898395538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.2393898963928">
                <text:p>17.2393898963928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2497899532318">
                <text:p>17.2497899532318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2601900100708">
                <text:p>17.2601900100708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2705898284912">
                <text:p>17.2705898284912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2810099124908">
                <text:p>17.2810099124908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.2914299964905">
                <text:p>17.2914299964905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.3018398284912">
                <text:p>17.3018398284912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3122398853302">
                <text:p>17.3122398853302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3225898742676">
                <text:p>17.3225898742676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332939863205">
                <text:p>17.332939863205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3434298038483">
                <text:p>17.3434298038483</text:p>
              </table:table-cell>
              <table:table-cell office:value-type="float" office:value="771787.017228056">
                <text:p>771787.0172280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3538398742676">
                <text:p>17.3538398742676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3642499446869">
                <text:p>17.3642499446869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3746500015259">
                <text:p>17.3746500015259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3850598335266">
                <text:p>17.3850598335266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3954699039459">
                <text:p>17.3954699039459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4058899879456">
                <text:p>17.4058899879456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.4163098335266">
                <text:p>17.4163098335266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426659822464">
                <text:p>17.426659822464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437029838562">
                <text:p>17.437029838562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4474399089813">
                <text:p>17.4474399089813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4578199386597">
                <text:p>17.4578199386597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4682199954987">
                <text:p>17.4682199954987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4786298274994">
                <text:p>17.4786298274994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4890298843384">
                <text:p>17.4890298843384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499449968338">
                <text:p>17.499449968338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5098299980164">
                <text:p>17.5098299980164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.5203199386597">
                <text:p>17.5203199386597</text:p>
              </table:table-cell>
              <table:table-cell office:value-type="float" office:value="771787.017228056">
                <text:p>771787.0172280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5313899517059">
                <text:p>17.5313899517059</text:p>
              </table:table-cell>
              <table:table-cell office:value-type="float" office:value="731345.118218432">
                <text:p>731345.1182184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.5397999286652">
                <text:p>17.5397999286652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.5482699871063">
                <text:p>17.548269987106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.5567297935486">
                <text:p>17.5567297935486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5651898384094">
                <text:p>17.5651898384094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.5736699104309">
                <text:p>17.5736699104309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.5820598602295">
                <text:p>17.5820598602295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.5905699729919">
                <text:p>17.5905699729919</text:p>
              </table:table-cell>
              <table:table-cell office:value-type="float" office:value="951338.745559478">
                <text:p>951338.7455594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.5990297794342">
                <text:p>17.5990297794342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6074998378754">
                <text:p>17.6074998378754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.6160399913788">
                <text:p>17.6160399913788</text:p>
              </table:table-cell>
              <table:table-cell office:value-type="float" office:value="947992.32786153">
                <text:p>947992.327861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.6245098114014">
                <text:p>17.6245098114014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.6329398155212">
                <text:p>17.632939815521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6413898468018">
                <text:p>17.641389846801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6498498916626">
                <text:p>17.649849891662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6583099365234">
                <text:p>17.6583099365234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6667699813843">
                <text:p>17.6667699813843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6752898693085">
                <text:p>17.6752898693085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6841998100281">
                <text:p>17.6841998100281</text:p>
              </table:table-cell>
              <table:table-cell office:value-type="float" office:value="908648.020764764">
                <text:p>908648.0207647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6926698684692">
                <text:p>17.692669868469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7011399269104">
                <text:p>17.7011399269104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7095999717712">
                <text:p>17.709599971771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7180597782135">
                <text:p>17.7180597782135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7264897823334">
                <text:p>17.726489782333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7349698543549">
                <text:p>17.7349698543549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7434298992157">
                <text:p>17.743429899215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7518699169159">
                <text:p>17.7518699169159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7603199481964">
                <text:p>17.760319948196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7687299251556">
                <text:p>17.768729925155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7772099971771">
                <text:p>17.777209997177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785640001297">
                <text:p>17.78564000129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7940897941589">
                <text:p>17.7940897941589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8025197982788">
                <text:p>17.802519798278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8109498023987">
                <text:p>17.810949802398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8193798065186">
                <text:p>17.819379806518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8278198242187">
                <text:p>17.827819824218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362498283386">
                <text:p>17.836249828338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446798324585">
                <text:p>17.844679832458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53099822998">
                <text:p>17.85309982299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615298271179">
                <text:p>17.861529827117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99498176575">
                <text:p>17.869949817657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878369808197">
                <text:p>17.878369808197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8868098258972">
                <text:p>17.8868098258972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952798843384">
                <text:p>17.8952798843384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037098884583">
                <text:p>17.903709888458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9121499061584">
                <text:p>17.912149906158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9205799102783">
                <text:p>17.920579910278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9289999008179">
                <text:p>17.928999900817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9374899864197">
                <text:p>17.9374899864197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9458599090576">
                <text:p>17.9458599090576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9542899131775">
                <text:p>17.954289913177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9627299308777">
                <text:p>17.962729930877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9712197780609">
                <text:p>17.9712197780609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.979640007019">
                <text:p>17.979640007019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9880697727203">
                <text:p>17.9880697727203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.9964299201965">
                <text:p>17.9964299201965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0048198699951">
                <text:p>18.0048198699951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0132098197937">
                <text:p>18.0132098197937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0216197967529">
                <text:p>18.0216197967529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0299699306488">
                <text:p>18.0299699306488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0383498668671">
                <text:p>18.0383498668671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0468800067902">
                <text:p>18.0468800067902</text:p>
              </table:table-cell>
              <table:table-cell office:value-type="float" office:value="949105.181508189">
                <text:p>949105.1815081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0553598403931">
                <text:p>18.0553598403931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0638298988342">
                <text:p>18.063829898834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0723099708557">
                <text:p>18.0723099708557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0808098316193">
                <text:p>18.0808098316193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0892398357391">
                <text:p>18.089239835739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097620010376">
                <text:p>18.097620010376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1060497760773">
                <text:p>18.1060497760773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1144998073578">
                <text:p>18.114499807357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1229598522186">
                <text:p>18.122959852218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1314098834991">
                <text:p>18.131409883499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1398799419403">
                <text:p>18.139879941940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1483299732208">
                <text:p>18.148329973220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.1567499637604">
                <text:p>18.156749963760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.1652100086212">
                <text:p>18.165210008621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.1736998558044">
                <text:p>18.1736998558044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.1821599006653">
                <text:p>18.1821599006653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.1905198097229">
                <text:p>18.1905198097229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1989698410034">
                <text:p>18.198969841003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2074098587036">
                <text:p>18.2074098587036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2158498764038">
                <text:p>18.215849876403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224319934845">
                <text:p>18.22431993484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2327399253845">
                <text:p>18.232739925384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2412397861481">
                <text:p>18.2412397861481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2496998310089">
                <text:p>18.249699831008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2581598758698">
                <text:p>18.2581598758698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2665998935699">
                <text:p>18.2665998935699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2750399112701">
                <text:p>18.275039911270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2835597991943">
                <text:p>18.2835597991943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2919797897339">
                <text:p>18.291979789733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3004198074341">
                <text:p>18.300419807434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3088397979736">
                <text:p>18.308839797973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3172698020935">
                <text:p>18.317269802093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3257398605347">
                <text:p>18.3257398605347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3341898918152">
                <text:p>18.334189891815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342679977417">
                <text:p>18.342679977417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3511898517609">
                <text:p>18.3511898517609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3596699237824">
                <text:p>18.3596699237824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3681399822235">
                <text:p>18.368139982223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3765799999237">
                <text:p>18.376579999923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3850297927856">
                <text:p>18.3850297927856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3934099674225">
                <text:p>18.3934099674225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401859998703">
                <text:p>18.40185999870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4102799892426">
                <text:p>18.410279989242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4187200069427">
                <text:p>18.418720006942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4272198677063">
                <text:p>18.4272198677063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4356799125671">
                <text:p>18.435679912567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4441199302673">
                <text:p>18.4441199302673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4525699615479">
                <text:p>18.452569961547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4610300064087">
                <text:p>18.461030006408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469489812851">
                <text:p>18.469489812851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4779999256134">
                <text:p>18.4779999256134</text:p>
              </table:table-cell>
              <table:table-cell office:value-type="float" office:value="951338.745559478">
                <text:p>951338.7455594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4864699840546">
                <text:p>18.486469984054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4949197769165">
                <text:p>18.4949197769165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.5033798217773">
                <text:p>18.5033798217773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.5118498802185">
                <text:p>18.511849880218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.5203099250793">
                <text:p>18.5203099250793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.5287997722626">
                <text:p>18.5287997722626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.5371398925781">
                <text:p>18.5371398925781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.5454699993134">
                <text:p>18.5454699993134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.55379986763">
                <text:p>18.55379986763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.5620999336243">
                <text:p>18.5620999336243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5704398155212">
                <text:p>18.5704398155212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.5787498950958">
                <text:p>18.5787498950958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.5871098041534">
                <text:p>18.5871098041534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.595419883728">
                <text:p>18.595419883728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.6037499904633">
                <text:p>18.603749990463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.6120998859406">
                <text:p>18.6120998859406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.6204798221588">
                <text:p>18.6204798221588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.628809928894">
                <text:p>18.628809928894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.6371397972107">
                <text:p>18.6371397972107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.6454598903656">
                <text:p>18.6454598903656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.6537899971008">
                <text:p>18.6537899971008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6621098518372">
                <text:p>18.6621098518372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.6704499721527">
                <text:p>18.6704499721527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.6788899898529">
                <text:p>18.6788899898529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6872098445892">
                <text:p>18.6872098445892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.6955399513245">
                <text:p>18.6955399513245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.7038998603821">
                <text:p>18.7038998603821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.712189912796">
                <text:p>18.712189912796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.72047996521">
                <text:p>18.72047996521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.7287697792053">
                <text:p>18.7287697792053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.7370698451996">
                <text:p>18.7370698451996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.7453498840332">
                <text:p>18.7453498840332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.7536299228668">
                <text:p>18.7536299228668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.7618799209595">
                <text:p>18.7618799209595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.7701799869537">
                <text:p>18.7701799869537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.7784698009491">
                <text:p>18.7784698009491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.7867398262024">
                <text:p>18.7867398262024</text:p>
              </table:table-cell>
              <table:table-cell office:value-type="float" office:value="978957.107388935">
                <text:p>978957.1073889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7950398921967">
                <text:p>18.7950398921967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.8033299446106">
                <text:p>18.8033299446106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.8116300106049">
                <text:p>18.8116300106049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8199198246002">
                <text:p>18.8199198246002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.8281698226929">
                <text:p>18.8281698226929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8364198207855">
                <text:p>18.8364198207855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8446598052979">
                <text:p>18.8446598052979</text:p>
              </table:table-cell>
              <table:table-cell office:value-type="float" office:value="982526.118572958">
                <text:p>982526.1185729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8529098033905">
                <text:p>18.8529098033905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8611497879028">
                <text:p>18.8611497879028</text:p>
              </table:table-cell>
              <table:table-cell office:value-type="float" office:value="982526.118572958">
                <text:p>982526.1185729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8694398403168">
                <text:p>18.8694398403168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8777098655701">
                <text:p>18.8777098655701</text:p>
              </table:table-cell>
              <table:table-cell office:value-type="float" office:value="978957.107388935">
                <text:p>978957.1073889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8859298229218">
                <text:p>18.8859298229218</text:p>
              </table:table-cell>
              <table:table-cell office:value-type="float" office:value="984919.951967979">
                <text:p>984919.9519679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8941898345947">
                <text:p>18.8941898345947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9024398326874">
                <text:p>18.9024398326874</text:p>
              </table:table-cell>
              <table:table-cell office:value-type="float" office:value="981333.560211542">
                <text:p>981333.560211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9106798171997">
                <text:p>18.9106798171997</text:p>
              </table:table-cell>
              <table:table-cell office:value-type="float" office:value="982526.118572958">
                <text:p>982526.1185729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9189598560333">
                <text:p>18.9189598560333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9272499084473">
                <text:p>18.9272499084473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9355499744415">
                <text:p>18.935549974441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9439198970795">
                <text:p>18.9439198970795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9522597789764">
                <text:p>18.9522597789764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9605798721313">
                <text:p>18.960579872131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9688999652863">
                <text:p>18.968899965286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9771897792816">
                <text:p>18.9771897792816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.9855198860168">
                <text:p>18.9855198860168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.9938399791718">
                <text:p>18.9938399791718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.0021598339081">
                <text:p>19.0021598339081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.0104699134827">
                <text:p>19.0104699134827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.0187900066376">
                <text:p>19.0187900066376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.0271098613739">
                <text:p>19.027109861373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.0354700088501">
                <text:p>19.0354700088501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.043839931488">
                <text:p>19.043839931488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.0521898269653">
                <text:p>19.0521898269653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.0605299472809">
                <text:p>19.0605299472809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.0688397884369">
                <text:p>19.0688397884369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.0771598815918">
                <text:p>19.0771598815918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.0854599475861">
                <text:p>19.0854599475861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.0937597751617">
                <text:p>19.0937597751617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.102029800415">
                <text:p>19.102029800415</text:p>
              </table:table-cell>
              <table:table-cell office:value-type="float" office:value="978957.107388935">
                <text:p>978957.10738893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1103398799896">
                <text:p>19.1103398799896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1186599731445">
                <text:p>19.1186599731445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1269698143005">
                <text:p>19.1269698143005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1352598667145">
                <text:p>19.1352598667145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.1435499191284">
                <text:p>19.1435499191284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.1518697738647">
                <text:p>19.1518697738647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.1601297855377">
                <text:p>19.1601297855377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1684198379517">
                <text:p>19.1684198379517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.1766798496246">
                <text:p>19.1766798496246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.1849598884583">
                <text:p>19.1849598884583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.1933398246765">
                <text:p>19.1933398246765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.2016599178314">
                <text:p>19.2016599178314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.2100298404694">
                <text:p>19.2100298404694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.2183499336243">
                <text:p>19.218349933624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.2266798019409">
                <text:p>19.2266798019409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.2350099086761">
                <text:p>19.235009908676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2433397769928">
                <text:p>19.243339776992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.2516798973083">
                <text:p>19.2516798973083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.2599999904633">
                <text:p>19.259999990463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.2683398723602">
                <text:p>19.2683398723602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.2766399383545">
                <text:p>19.276639938354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.2850098609924">
                <text:p>19.2850098609924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.2933099269867">
                <text:p>19.2933099269867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.301609992981">
                <text:p>19.301609992981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.3099498748779">
                <text:p>19.3099498748779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.3183000087738">
                <text:p>19.3183000087738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.3266398906708">
                <text:p>19.3266398906708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.334969997406">
                <text:p>19.33496999740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.3432898521423">
                <text:p>19.3432898521423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.3516697883606">
                <text:p>19.3516697883606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.3600599765778">
                <text:p>19.3600599765778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.3683898448944">
                <text:p>19.3683898448944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.3766899108887">
                <text:p>19.3766899108887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.3850297927856">
                <text:p>19.3850297927856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3933598995209">
                <text:p>19.393359899520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.4017298221588">
                <text:p>19.4017298221588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.4100799560547">
                <text:p>19.4100799560547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.4184498786926">
                <text:p>19.4184498786926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4267799854279">
                <text:p>19.426779985427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.4351499080658">
                <text:p>19.4351499080658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.4434399604797">
                <text:p>19.4434399604797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.4517598152161">
                <text:p>19.4517598152161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.4600899219513">
                <text:p>19.460089921951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4684197902679">
                <text:p>19.4684197902679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4767498970032">
                <text:p>19.476749897003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4850800037384">
                <text:p>19.4850800037384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.4933898448944">
                <text:p>19.4933898448944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5017199516296">
                <text:p>19.501719951629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.510039806366">
                <text:p>19.510039806366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.5184299945831">
                <text:p>19.5184299945831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.5267598628998">
                <text:p>19.526759862899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.5351598262787">
                <text:p>19.5351598262787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.5434899330139">
                <text:p>19.543489933013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.5518198013306">
                <text:p>19.5518198013306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.5601298809052">
                <text:p>19.5601298809052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.5684399604797">
                <text:p>19.5684399604797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5767498016357">
                <text:p>19.5767498016357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5850698947907">
                <text:p>19.5850698947907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5933799743652">
                <text:p>19.5933799743652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6016998291016">
                <text:p>19.6016998291016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6099998950958">
                <text:p>19.6099998950958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6182999610901">
                <text:p>19.6182999610901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6265997886658">
                <text:p>19.6265997886658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.6349399089813">
                <text:p>19.6349399089813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.6432399749756">
                <text:p>19.6432399749756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6515598297119">
                <text:p>19.651559829711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.6599400043488">
                <text:p>19.6599400043488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.6682698726654">
                <text:p>19.6682698726654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6765899658203">
                <text:p>19.676589965820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.6849098205566">
                <text:p>19.6849098205566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.6932599544525">
                <text:p>19.6932599544525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.7015798091888">
                <text:p>19.7015798091888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.7098999023438">
                <text:p>19.7098999023438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7182099819183">
                <text:p>19.7182099819183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726539850235">
                <text:p>19.726539850235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7348999977112">
                <text:p>19.7348999977112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7432699203491">
                <text:p>19.7432699203491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7516398429871">
                <text:p>19.7516398429871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7599699497223">
                <text:p>19.759969949722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7682998180389">
                <text:p>19.7682998180389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7766399383545">
                <text:p>19.7766399383545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7849998474121">
                <text:p>19.7849998474121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7933299541473">
                <text:p>19.793329954147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801689863205">
                <text:p>19.801689863205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8100099563599">
                <text:p>19.8100099563599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8183398246765">
                <text:p>19.8183398246765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8266499042511">
                <text:p>19.8266499042511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8349797725678">
                <text:p>19.834979772567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8432998657227">
                <text:p>19.8432998657227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8516299724579">
                <text:p>19.851629972457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8599498271942">
                <text:p>19.8599498271942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8682699203491">
                <text:p>19.8682699203491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8765599727631">
                <text:p>19.8765599727631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8848798274994">
                <text:p>19.8848798274994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8931698799133">
                <text:p>19.8931698799133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9014999866486">
                <text:p>19.901499986648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9098598957062">
                <text:p>19.9098598957062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.9181900024414">
                <text:p>19.9181900024414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.9265098571777">
                <text:p>19.9265098571777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.9348700046539">
                <text:p>19.9348700046539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.9431898593903">
                <text:p>19.9431898593903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.9515099525452">
                <text:p>19.9515099525452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.9598898887634">
                <text:p>19.9598898887634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.9682099819183">
                <text:p>19.968209981918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.9765298366547">
                <text:p>19.9765298366547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.9848599433899">
                <text:p>19.984859943389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.9931898117065">
                <text:p>19.9931898117065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0015099048615">
                <text:p>20.0015099048615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0098397731781">
                <text:p>20.009839773178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0181398391724">
                <text:p>20.0181398391724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0264699459076">
                <text:p>20.026469945907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0347898006439">
                <text:p>20.034789800643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0431699752808">
                <text:p>20.0431699752808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0514998435974">
                <text:p>20.0514998435974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059889793396">
                <text:p>20.059889793396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0682199001312">
                <text:p>20.068219900131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0765798091888">
                <text:p>20.0765798091888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0849099159241">
                <text:p>20.084909915924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0932397842407">
                <text:p>20.0932397842407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101539850235">
                <text:p>20.10153985023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1098699569702">
                <text:p>20.109869956970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1181998252869">
                <text:p>20.1181998252869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1265299320221">
                <text:p>20.126529932022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1348898410797">
                <text:p>20.1348898410797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1432199478149">
                <text:p>20.143219947814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1515398025513">
                <text:p>20.1515398025513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1598799228668">
                <text:p>20.1598799228668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1681900024414">
                <text:p>20.1681900024414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1765198707581">
                <text:p>20.176519870758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184839963913">
                <text:p>20.18483996391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1931798458099">
                <text:p>20.1931798458099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2014799118042">
                <text:p>20.2014799118042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2097899913788">
                <text:p>20.2097899913788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2181098461151">
                <text:p>20.2181098461151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2264499664307">
                <text:p>20.2264499664307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2347798347473">
                <text:p>20.2347798347473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2431299686432">
                <text:p>20.2431299686432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2514100074768">
                <text:p>20.2514100074768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2597398757935">
                <text:p>20.2597398757935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268079996109">
                <text:p>20.268079996109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.2763698101044">
                <text:p>20.2763698101044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.2846899032593">
                <text:p>20.284689903259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.2930099964142">
                <text:p>20.2930099964142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.3013398647308">
                <text:p>20.301339864730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.3096699714661">
                <text:p>20.309669971466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.3179898262024">
                <text:p>20.3179898262024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.3263099193573">
                <text:p>20.3263099193573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.3346297740936">
                <text:p>20.3346297740936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.3429999351501">
                <text:p>20.3429999351501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3512899875641">
                <text:p>20.3512899875641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.3596398830414">
                <text:p>20.3596398830414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.3679897785187">
                <text:p>20.3679897785187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.3763198852539">
                <text:p>20.376319885253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.3846399784088">
                <text:p>20.3846399784088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.3929898738861">
                <text:p>20.3929898738861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.401309967041">
                <text:p>20.401309967041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.4096298217773">
                <text:p>20.4096298217773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.4179599285126">
                <text:p>20.417959928512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.4262797832489">
                <text:p>20.426279783248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.4345998764038">
                <text:p>20.4345998764038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.4429597854614">
                <text:p>20.4429597854614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.4512898921967">
                <text:p>20.4512898921967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.4596498012543">
                <text:p>20.4596498012543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.4679799079895">
                <text:p>20.4679799079895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.4763197898865">
                <text:p>20.4763197898865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4846198558807">
                <text:p>20.4846198558807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.492949962616">
                <text:p>20.49294996261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.5012698173523">
                <text:p>20.5012698173523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.5096099376678">
                <text:p>20.5096099376678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5179398059845">
                <text:p>20.5179398059845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.5262598991394">
                <text:p>20.5262598991394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.5349299907684">
                <text:p>20.5349299907684</text:p>
              </table:table-cell>
              <table:table-cell office:value-type="float" office:value="933784.825629039">
                <text:p>933784.8256290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.5433897972107">
                <text:p>20.5433897972107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5518198013306">
                <text:p>20.551819801330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.5602798461914">
                <text:p>20.5602798461914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5687499046326">
                <text:p>20.568749904632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5771999359131">
                <text:p>20.577199935913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5856699943542">
                <text:p>20.585669994354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5941498279572">
                <text:p>20.594149827957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6026298999786">
                <text:p>20.6026298999786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.6110699176788">
                <text:p>20.611069917678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6195299625397">
                <text:p>20.619529962539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.6280899047852">
                <text:p>20.6280899047852</text:p>
              </table:table-cell>
              <table:table-cell office:value-type="float" office:value="945800.773862908">
                <text:p>945800.7738629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.6365599632263">
                <text:p>20.636559963226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6450397968292">
                <text:p>20.645039796829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6534998416901">
                <text:p>20.653499841690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.6619298458099">
                <text:p>20.661929845809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.6703598499298">
                <text:p>20.670359849929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.6788098812103">
                <text:p>20.678809881210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.6873300075531">
                <text:p>20.6873300075531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.6957998275757">
                <text:p>20.6957998275757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.7042598724365">
                <text:p>20.7042598724365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7126898765564">
                <text:p>20.712689876556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.7211098670959">
                <text:p>20.721109867095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.7295298576355">
                <text:p>20.729529857635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.737949848175">
                <text:p>20.73794984817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.7463798522949">
                <text:p>20.746379852294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.7547998428345">
                <text:p>20.754799842834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.763279914856">
                <text:p>20.763279914856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.7717099189758">
                <text:p>20.771709918975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.7801699638367">
                <text:p>20.780169963836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.7885899543762">
                <text:p>20.788589954376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.7970299720764">
                <text:p>20.797029972076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.8054399490356">
                <text:p>20.805439949035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.8138599395752">
                <text:p>20.813859939575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.822319984436">
                <text:p>20.82231998443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.8307399749756">
                <text:p>20.830739974975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.8391799926758">
                <text:p>20.839179992675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.8475799560547">
                <text:p>20.8475799560547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.8560099601746">
                <text:p>20.856009960174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.8643698692322">
                <text:p>20.8643698692322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.8727200031281">
                <text:p>20.8727200031281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.8810498714447">
                <text:p>20.8810498714447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.8894197940826">
                <text:p>20.8894197940826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.8977699279785">
                <text:p>20.8977699279785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.9061198234558">
                <text:p>20.9061198234558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.9144999980926">
                <text:p>20.9144999980926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.9228999614716">
                <text:p>20.9228999614716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.9312899112701">
                <text:p>20.9312899112701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.9396998882294">
                <text:p>20.9396998882294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.9481198787689">
                <text:p>20.948119878768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.9565098285675">
                <text:p>20.9565098285675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.9649298191071">
                <text:p>20.964929819107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.9733498096466">
                <text:p>20.973349809646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.9818198680878">
                <text:p>20.9818198680878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.9902398586273">
                <text:p>20.9902398586273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.9985799789429">
                <text:p>20.9985799789429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0069398880005">
                <text:p>21.0069398880005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.0153698921204">
                <text:p>21.015369892120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.0237798690796">
                <text:p>21.023779869079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.0321998596191">
                <text:p>21.032199859619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.0406098365784">
                <text:p>21.0406098365784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0489799976349">
                <text:p>21.0489799976349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.0573999881744">
                <text:p>21.057399988174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1.0658497810364">
                <text:p>21.0658497810364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.0742797851562">
                <text:p>21.074279785156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.0826997756958">
                <text:p>21.082699775695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.091089963913">
                <text:p>21.091089963913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1.0995500087738">
                <text:p>21.0995500087738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1.1079499721527">
                <text:p>21.1079499721527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1.1164197921753">
                <text:p>21.1164197921753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.1248998641968">
                <text:p>21.1248998641968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.1333498954773">
                <text:p>21.133349895477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.1417698860168">
                <text:p>21.141769886016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.1501197814941">
                <text:p>21.1501197814941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.1585400104523">
                <text:p>21.1585400104523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.1670498847961">
                <text:p>21.1670498847961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.1754899024963">
                <text:p>21.1754899024963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.1839699745178">
                <text:p>21.1839699745178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.1923899650574">
                <text:p>21.192389965057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.2007999420166">
                <text:p>21.200799942016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2092199325562">
                <text:p>21.209219932556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.217679977417">
                <text:p>21.21767997741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.2261698246002">
                <text:p>21.2261698246002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.2345597743988">
                <text:p>21.2345597743988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.2430598735809">
                <text:p>21.2430598735809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.2515499591827">
                <text:p>21.2515499591827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.2600498199463">
                <text:p>21.2600498199463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.2684898376465">
                <text:p>21.268489837646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.2769298553467">
                <text:p>21.276929855346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.2854099273682">
                <text:p>21.2854099273682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.293839931488">
                <text:p>21.29383993148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.3022298812866">
                <text:p>21.3022298812866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.3106698989868">
                <text:p>21.310669898986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.3190898895264">
                <text:p>21.319089889526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.3275299072266">
                <text:p>21.3275299072266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.3360497951508">
                <text:p>21.3360497951508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.344489812851">
                <text:p>21.34448981285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.3529398441315">
                <text:p>21.352939844131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.3613698482513">
                <text:p>21.361369848251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.3697698116302">
                <text:p>21.3697698116302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.3782198429108">
                <text:p>21.378219842910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.3866398334503">
                <text:p>21.3866398334503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.3951098918915">
                <text:p>21.395109891891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.4035499095917">
                <text:p>21.403549909591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.4120299816132">
                <text:p>21.4120299816132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.4204299449921">
                <text:p>21.4204299449921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.4289798736572">
                <text:p>21.4289798736572</text:p>
              </table:table-cell>
              <table:table-cell office:value-type="float" office:value="946908.485095229">
                <text:p>946908.48509522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.4374299049377">
                <text:p>21.4374299049377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.4458599090576">
                <text:p>21.445859909057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.4542398452759">
                <text:p>21.4542398452759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.4626698493957">
                <text:p>21.462669849395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.4710998535156">
                <text:p>21.471099853515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.4795198440552">
                <text:p>21.479519844055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.4879899024963">
                <text:p>21.487989902496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.4964098930359">
                <text:p>21.496409893035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.5048198699951">
                <text:p>21.5048198699951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.513279914856">
                <text:p>21.51327991485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.5217099189758">
                <text:p>21.521709918975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.530179977417">
                <text:p>21.530179977417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.5376899242401">
                <text:p>21.5376899242401</text:p>
              </table:table-cell>
              <table:table-cell office:value-type="float" office:value="1078036.9276485">
                <text:p>1078036.92764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.54611992836">
                <text:p>21.5461199283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.5545299053192">
                <text:p>21.5545299053192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.5629599094391">
                <text:p>21.562959909439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.5713798999786">
                <text:p>21.571379899978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.5797998905182">
                <text:p>21.579799890518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.5882399082184">
                <text:p>21.588239908218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.5966999530792">
                <text:p>21.596699953079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.6051299571991">
                <text:p>21.605129957199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.613559961319">
                <text:p>21.61355996131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.6219899654388">
                <text:p>21.621989965438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.6303999423981">
                <text:p>21.6303999423981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.6388599872589">
                <text:p>21.638859987258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.6472899913788">
                <text:p>21.647289991378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6557099819183">
                <text:p>21.6557099819183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.6641898155212">
                <text:p>21.664189815521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.6726098060608">
                <text:p>21.672609806060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.681049823761">
                <text:p>21.68104982376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.6894798278809">
                <text:p>21.689479827880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.6978998184204">
                <text:p>21.697899818420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.70631980896">
                <text:p>21.7063198089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.7147397994995">
                <text:p>21.714739799499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.7232098579407">
                <text:p>21.7232098579407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.7316799163818">
                <text:p>21.7316799163818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.740119934082">
                <text:p>21.740119934082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.7485699653625">
                <text:p>21.748569965362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7570397853851">
                <text:p>21.7570397853851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.7654898166656">
                <text:p>21.7654898166656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.7739098072052">
                <text:p>21.773909807205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.7823398113251">
                <text:p>21.782339811325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.7907698154449">
                <text:p>21.790769815444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.7992498874664">
                <text:p>21.7992498874664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.8076798915863">
                <text:p>21.807679891586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.8161098957062">
                <text:p>21.816109895706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.824539899826">
                <text:p>21.82453989982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.8329498767853">
                <text:p>21.8329498767853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.8413898944855">
                <text:p>21.841389894485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.849809885025">
                <text:p>21.84980988502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.8582999706268">
                <text:p>21.8582999706268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.8667199611664">
                <text:p>21.866719961166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.875189781189">
                <text:p>21.875189781189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.8836498260498">
                <text:p>21.8836498260498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.8920998573303">
                <text:p>21.892099857330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.9005298614502">
                <text:p>21.900529861450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.9089498519897">
                <text:p>21.9089498519897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.9173998832703">
                <text:p>21.917399883270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.9258198738098">
                <text:p>21.9258198738098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.93425989151">
                <text:p>21.9342598915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.9427099227905">
                <text:p>21.942709922790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.9511299133301">
                <text:p>21.951129913330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.95955991745">
                <text:p>21.9595599174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.9680998325348">
                <text:p>21.9680998325348</text:p>
              </table:table-cell>
              <table:table-cell office:value-type="float" office:value="948018.794047852">
                <text:p>948018.79404785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.9763298034668">
                <text:p>21.9763298034668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.9847598075867">
                <text:p>21.984759807586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.9931898117065">
                <text:p>21.993189811706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2.0016098022461">
                <text:p>22.001609802246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.0100297927856">
                <text:p>22.010029792785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2.0184698104858">
                <text:p>22.018469810485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2.0269498825073">
                <text:p>22.0269498825073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.0353798866272">
                <text:p>22.035379886627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.0438199043274">
                <text:p>22.043819904327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.0522298812866">
                <text:p>22.052229881286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.0606598854065">
                <text:p>22.060659885406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.0690999031067">
                <text:p>22.069099903106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.0775098800659">
                <text:p>22.0775098800659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.0858998298645">
                <text:p>22.0858998298645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.0942997932434">
                <text:p>22.0942997932434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2.1027100086212">
                <text:p>22.1027100086212</text:p>
              </table:table-cell>
              <table:table-cell office:value-type="float" office:value="962638.842919915">
                <text:p>962638.8429199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2.1112399101257">
                <text:p>22.1112399101257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2.1196999549866">
                <text:p>22.119699954986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2.1281299591064">
                <text:p>22.128129959106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.136549949646">
                <text:p>22.136549949646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.1449799537659">
                <text:p>22.144979953765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.1533999443054">
                <text:p>22.153399944305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.1618299484253">
                <text:p>22.161829948425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2.1702799797058">
                <text:p>22.170279979705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.1786999702454">
                <text:p>22.1786999702454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.1871299743652">
                <text:p>22.187129974365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.1955599784851">
                <text:p>22.195559978485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.2040798664093">
                <text:p>22.2040798664093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.2125198841095">
                <text:p>22.212519884109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.2209498882294">
                <text:p>22.220949888229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.2293598651886">
                <text:p>22.2293598651886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.2377998828888">
                <text:p>22.237799882888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.2462298870087">
                <text:p>22.246229887008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.2546598911285">
                <text:p>22.254659891128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.2630798816681">
                <text:p>22.263079881668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.2715198993683">
                <text:p>22.2715198993683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.2800397872925">
                <text:p>22.2800397872925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.2884697914124">
                <text:p>22.288469791412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.2968997955322">
                <text:p>22.296899795532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.3053398132324">
                <text:p>22.305339813232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.3137698173523">
                <text:p>22.313769817352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.3221998214722">
                <text:p>22.322199821472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.3306398391724">
                <text:p>22.330639839172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.3390898704529">
                <text:p>22.339089870452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.3475198745728">
                <text:p>22.347519874572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.3560698032379">
                <text:p>22.3560698032379</text:p>
              </table:table-cell>
              <table:table-cell office:value-type="float" office:value="946908.485095229">
                <text:p>946908.48509522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.3645098209381">
                <text:p>22.364509820938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.372939825058">
                <text:p>22.37293982505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.3813598155975">
                <text:p>22.381359815597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.3897898197174">
                <text:p>22.389789819717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.3982398509979">
                <text:p>22.398239850997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.4066698551178">
                <text:p>22.406669855117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.4150898456573">
                <text:p>22.4150898456573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.4235198497772">
                <text:p>22.423519849777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.4320600032806">
                <text:p>22.4320600032806</text:p>
              </table:table-cell>
              <table:table-cell office:value-type="float" office:value="947992.32786153">
                <text:p>947992.3278615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.4404900074005">
                <text:p>22.440490007400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.4489297866821">
                <text:p>22.4489297866821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.457359790802">
                <text:p>22.45735979080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.4657897949219">
                <text:p>22.465789794921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.4742197990417">
                <text:p>22.474219799041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.4826498031616">
                <text:p>22.4826498031616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.4910798072815">
                <text:p>22.491079807281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.4995198249817">
                <text:p>22.499519824981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.5079798698425">
                <text:p>22.5079798698425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.5164098739624">
                <text:p>22.516409873962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.5248398780823">
                <text:p>22.5248398780823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5.5342698097229">
                <text:p>35.5342698097229</text:p>
              </table:table-cell>
              <table:table-cell office:value-type="float" office:value="622.317814273282">
                <text:p>622.31781427328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5.5446398258209">
                <text:p>35.5446398258209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.5549998283386">
                <text:p>35.5549998283386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5.5653398036957">
                <text:p>35.565339803695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.575670003891">
                <text:p>35.575670003891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.5859799385071">
                <text:p>35.5859799385071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.5962998867035">
                <text:p>35.5962998867035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.6066198348999">
                <text:p>35.6066198348999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.616959810257">
                <text:p>35.61695981025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5.6273198127747">
                <text:p>35.6273198127747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.637669801712">
                <text:p>35.637669801712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.6480197906494">
                <text:p>35.6480197906494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5.6583299636841">
                <text:p>35.6583299636841</text:p>
              </table:table-cell>
              <table:table-cell office:value-type="float" office:value="785243.85311257">
                <text:p>785243.8531125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5.6687099933624">
                <text:p>35.6687099933624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6790699958801">
                <text:p>35.6790699958801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6893899440765">
                <text:p>35.6893899440765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6997599601746">
                <text:p>35.6997599601746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7100999355316">
                <text:p>35.7100999355316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7204399108887">
                <text:p>35.720439910888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730789899826">
                <text:p>35.730789899826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7411699295044">
                <text:p>35.7411699295044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7514798641205">
                <text:p>35.7514798641205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7618999481201">
                <text:p>35.7618999481201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7722399234772">
                <text:p>35.7722399234772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7825398445129">
                <text:p>35.7825398445129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.7928698062897">
                <text:p>35.7928698062897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8032097816467">
                <text:p>35.803209781646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8135299682617">
                <text:p>35.8135299682617</text:p>
              </table:table-cell>
              <table:table-cell office:value-type="float" office:value="784481.938363443">
                <text:p>784481.93836344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8238799571991">
                <text:p>35.8238799571991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8342099189758">
                <text:p>35.8342099189758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8445498943329">
                <text:p>35.8445498943329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8548998832703">
                <text:p>35.8548998832703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8652498722076">
                <text:p>35.8652498722076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8756499290466">
                <text:p>35.8756499290466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8859798908234">
                <text:p>35.8859798908234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8963398933411">
                <text:p>35.8963398933411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9066398143768">
                <text:p>35.9066398143768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9169299602509">
                <text:p>35.9169299602509</text:p>
              </table:table-cell>
              <table:table-cell office:value-type="float" office:value="786772.131232623">
                <text:p>786772.13123262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9272599220276">
                <text:p>35.9272599220276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.9375998973846">
                <text:p>35.9375998973846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.9479398727417">
                <text:p>35.947939872741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.9582698345184">
                <text:p>35.9582698345184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.9686498641968">
                <text:p>35.9686498641968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.9789898395538">
                <text:p>35.9789898395538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.9893298149109">
                <text:p>35.9893298149109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.9996697902679">
                <text:p>35.9996697902679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.0100100040436">
                <text:p>36.0100100040436</text:p>
              </table:table-cell>
              <table:table-cell office:value-type="float" office:value="782962.535946507">
                <text:p>782962.5359465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6.0203399658203">
                <text:p>36.0203399658203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6.0306298732758">
                <text:p>36.0306298732758</text:p>
              </table:table-cell>
              <table:table-cell office:value-type="float" office:value="786790.360851734">
                <text:p>786790.3608517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6.0410099029541">
                <text:p>36.0410099029541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.0512797832489">
                <text:p>36.0512797832489</text:p>
              </table:table-cell>
              <table:table-cell office:value-type="float" office:value="788324.670551364">
                <text:p>788324.6705513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.0615499019623">
                <text:p>36.0615499019623</text:p>
              </table:table-cell>
              <table:table-cell office:value-type="float" office:value="788306.369765066">
                <text:p>788306.36976506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.0718197822571">
                <text:p>36.0718197822571</text:p>
              </table:table-cell>
              <table:table-cell office:value-type="float" office:value="788324.670551364">
                <text:p>788324.6705513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.0820999145508">
                <text:p>36.0820999145508</text:p>
              </table:table-cell>
              <table:table-cell office:value-type="float" office:value="787538.503270096">
                <text:p>787538.5032700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.0923597812653">
                <text:p>36.0923597812653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.1026599407196">
                <text:p>36.1026599407196</text:p>
              </table:table-cell>
              <table:table-cell office:value-type="float" office:value="786007.249294014">
                <text:p>786007.2492940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.1130299568176">
                <text:p>36.1130299568176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.1233699321747">
                <text:p>36.123369932174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.1337099075317">
                <text:p>36.133709907531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.1440598964691">
                <text:p>36.1440598964691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.1543998718262">
                <text:p>36.1543998718262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.1647198200226">
                <text:p>36.1647198200226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.1750798225403">
                <text:p>36.1750798225403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.1854298114777">
                <text:p>36.1854298114777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.1957697868347">
                <text:p>36.1957697868347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.2061598300934">
                <text:p>36.2061598300934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.2164998054504">
                <text:p>36.2164998054504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.2269299030304">
                <text:p>36.2269299030304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.2373099327087">
                <text:p>36.2373099327087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.2476799488068">
                <text:p>36.2476799488068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.2580399513245">
                <text:p>36.2580399513245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.2683699131012">
                <text:p>36.2683699131012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.2787699699402">
                <text:p>36.2787699699402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.2891597747803">
                <text:p>36.2891597747803</text:p>
              </table:table-cell>
              <table:table-cell office:value-type="float" office:value="779225.416127404">
                <text:p>779225.4161274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.2994999885559">
                <text:p>36.2994999885559</text:p>
              </table:table-cell>
              <table:table-cell office:value-type="float" office:value="782962.535946507">
                <text:p>782962.53594650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.3099398612976">
                <text:p>36.3099398612976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.3202698230743">
                <text:p>36.3202698230743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.3305699825287">
                <text:p>36.3305699825287</text:p>
              </table:table-cell>
              <table:table-cell office:value-type="float" office:value="786007.249294014">
                <text:p>786007.2492940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.3408899307251">
                <text:p>36.3408899307251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.3512198925018">
                <text:p>36.3512198925018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.3615398406982">
                <text:p>36.3615398406982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.3718400001526">
                <text:p>36.3718400001526</text:p>
              </table:table-cell>
              <table:table-cell office:value-type="float" office:value="786007.249294014">
                <text:p>786007.2492940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.3821399211884">
                <text:p>36.3821399211884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.3924498558044">
                <text:p>36.3924498558044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.4027597904205">
                <text:p>36.4027597904205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.4131298065186">
                <text:p>36.4131298065186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.4234697818756">
                <text:p>36.4234697818756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.4338397979736">
                <text:p>36.4338397979736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.4441699981689">
                <text:p>36.4441699981689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4544899463654">
                <text:p>36.4544899463654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4648199081421">
                <text:p>36.4648199081421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4751398563385">
                <text:p>36.4751398563385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4854598045349">
                <text:p>36.4854598045349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4957799911499">
                <text:p>36.4957799911499</text:p>
              </table:table-cell>
              <table:table-cell office:value-type="float" office:value="784481.938363443">
                <text:p>784481.9383634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506089925766">
                <text:p>36.506089925766</text:p>
              </table:table-cell>
              <table:table-cell office:value-type="float" office:value="785262.011978817">
                <text:p>785262.01197881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5164198875427">
                <text:p>36.5164198875427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5267498493195">
                <text:p>36.5267498493195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5372397899628">
                <text:p>36.5372397899628</text:p>
              </table:table-cell>
              <table:table-cell office:value-type="float" office:value="771787.017228056">
                <text:p>771787.01722805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5476598739624">
                <text:p>36.5476598739624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558109998703">
                <text:p>36.558109998703</text:p>
              </table:table-cell>
              <table:table-cell office:value-type="float" office:value="774727.594259771">
                <text:p>774727.59425977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5686500072479">
                <text:p>36.5686500072479</text:p>
              </table:table-cell>
              <table:table-cell office:value-type="float" office:value="768120.819399204">
                <text:p>768120.81939920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5790297985077">
                <text:p>36.5790297985077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5893797874451">
                <text:p>36.5893797874451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599839925766">
                <text:p>36.599839925766</text:p>
              </table:table-cell>
              <table:table-cell office:value-type="float" office:value="773985.940874798">
                <text:p>773985.94087479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6102797985077">
                <text:p>36.6102797985077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620719909668">
                <text:p>36.620719909668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6311500072479">
                <text:p>36.6311500072479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6415798664093">
                <text:p>36.6415798664093</text:p>
              </table:table-cell>
              <table:table-cell office:value-type="float" office:value="776232.916929548">
                <text:p>776232.91692954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6520698070526">
                <text:p>36.6520698070526</text:p>
              </table:table-cell>
              <table:table-cell office:value-type="float" office:value="771787.017228056">
                <text:p>771787.01722805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6624898910522">
                <text:p>36.6624898910522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6729199886322">
                <text:p>36.6729199886322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6833698749542">
                <text:p>36.6833698749542</text:p>
              </table:table-cell>
              <table:table-cell office:value-type="float" office:value="774745.269997719">
                <text:p>774745.26999771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6937999725342">
                <text:p>36.6937999725342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7042398452759">
                <text:p>36.7042398452759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7146499156952">
                <text:p>36.7146499156952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7251198291779">
                <text:p>36.7251198291779</text:p>
              </table:table-cell>
              <table:table-cell office:value-type="float" office:value="773263.314296124">
                <text:p>773263.31429612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7355499267578">
                <text:p>36.7355499267578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7460498809814">
                <text:p>36.7460498809814</text:p>
              </table:table-cell>
              <table:table-cell office:value-type="float" office:value="771050.980563124">
                <text:p>771050.98056312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7564699649811">
                <text:p>36.7564699649811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7669098377228">
                <text:p>36.7669098377228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7773399353027">
                <text:p>36.7773399353027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787750005722">
                <text:p>36.787750005722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7980999946594">
                <text:p>36.7980999946594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8085198402405">
                <text:p>36.8085198402405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8189299106598">
                <text:p>36.8189299106598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8293399810791">
                <text:p>36.8293399810791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8397498130798">
                <text:p>36.8397498130798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8501799106598">
                <text:p>36.8501799106598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8606297969818">
                <text:p>36.8606297969818</text:p>
              </table:table-cell>
              <table:table-cell office:value-type="float" office:value="774745.269997719">
                <text:p>774745.26999771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8710498809814">
                <text:p>36.8710498809814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8814699649811">
                <text:p>36.8814699649811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8918898105621">
                <text:p>36.8918898105621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9023299217224">
                <text:p>36.9023299217224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9127697944641">
                <text:p>36.9127697944641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.9231898784637">
                <text:p>36.9231898784637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.9335999488831">
                <text:p>36.9335999488831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.9441299438477">
                <text:p>36.9441299438477</text:p>
              </table:table-cell>
              <table:table-cell office:value-type="float" office:value="768851.269845583">
                <text:p>768851.2698455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.9545798301697">
                <text:p>36.9545798301697</text:p>
              </table:table-cell>
              <table:table-cell office:value-type="float" office:value="774745.269997719">
                <text:p>774745.26999771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.964959859848">
                <text:p>36.964959859848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.975359916687">
                <text:p>36.975359916687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.9857199192047">
                <text:p>36.9857199192047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.9961497783661">
                <text:p>36.9961497783661</text:p>
              </table:table-cell>
              <table:table-cell office:value-type="float" office:value="776232.916929548">
                <text:p>776232.91692954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7.0066299438477">
                <text:p>37.0066299438477</text:p>
              </table:table-cell>
              <table:table-cell office:value-type="float" office:value="772506.885911231">
                <text:p>772506.88591123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.0171399116516">
                <text:p>37.0171399116516</text:p>
              </table:table-cell>
              <table:table-cell office:value-type="float" office:value="770316.346445261">
                <text:p>770316.34644526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7.0275797843933">
                <text:p>37.0275797843933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7.0380399227142">
                <text:p>37.0380399227142</text:p>
              </table:table-cell>
              <table:table-cell office:value-type="float" office:value="773985.940874798">
                <text:p>773985.94087479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7.0484797954559">
                <text:p>37.0484797954559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7.0588898658752">
                <text:p>37.0588898658752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7.0692698955536">
                <text:p>37.0692698955536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7.0796799659729">
                <text:p>37.0796799659729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7.0900499820709">
                <text:p>37.0900499820709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7.100439786911">
                <text:p>37.100439786911</text:p>
              </table:table-cell>
              <table:table-cell office:value-type="float" office:value="779225.416127404">
                <text:p>779225.41612740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7.1107699871063">
                <text:p>37.1107699871063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7.1211199760437">
                <text:p>37.1211199760437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.131500005722">
                <text:p>37.131500005722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.1418199539185">
                <text:p>37.1418199539185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.1522197723389">
                <text:p>37.1522197723389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.1625699996948">
                <text:p>37.1625699996948</text:p>
              </table:table-cell>
              <table:table-cell office:value-type="float" office:value="782205.039712522">
                <text:p>782205.03971252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.1729099750519">
                <text:p>37.1729099750519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.1833097934723">
                <text:p>37.1833097934723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.1937198638916">
                <text:p>37.1937198638916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.204069852829">
                <text:p>37.204069852829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.2144198417664">
                <text:p>37.2144198417664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.2247798442841">
                <text:p>37.2247798442841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.2351298332214">
                <text:p>37.2351298332214</text:p>
              </table:table-cell>
              <table:table-cell office:value-type="float" office:value="782223.058303195">
                <text:p>782223.05830319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.2455699443817">
                <text:p>37.2455699443817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.2559998035431">
                <text:p>37.2559998035431</text:p>
              </table:table-cell>
              <table:table-cell office:value-type="float" office:value="776232.916929548">
                <text:p>776232.9169295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.2664699554443">
                <text:p>37.2664699554443</text:p>
              </table:table-cell>
              <table:table-cell office:value-type="float" office:value="773245.706114084">
                <text:p>773245.70611408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.2768697738647">
                <text:p>37.2768697738647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.2872998714447">
                <text:p>37.2872998714447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.2977199554443">
                <text:p>37.2977199554443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.3081398010254">
                <text:p>37.3081398010254</text:p>
              </table:table-cell>
              <table:table-cell office:value-type="float" office:value="776978.884861798">
                <text:p>776978.88486179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.3185698986053">
                <text:p>37.3185698986053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.328959941864">
                <text:p>37.328959941864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.339359998703">
                <text:p>37.339359998703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.3498799800873">
                <text:p>37.3498799800873</text:p>
              </table:table-cell>
              <table:table-cell office:value-type="float" office:value="769583.110869368">
                <text:p>769583.11086936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.3602797985077">
                <text:p>37.3602797985077</text:p>
              </table:table-cell>
              <table:table-cell office:value-type="float" office:value="778475.130307199">
                <text:p>778475.13030719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.3706998825073">
                <text:p>37.3706998825073</text:p>
              </table:table-cell>
              <table:table-cell office:value-type="float" office:value="776961.107058689">
                <text:p>776961.1070586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7.381059885025">
                <text:p>37.381059885025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7.3914499282837">
                <text:p>37.3914499282837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7.4019198417664">
                <text:p>37.4019198417664</text:p>
              </table:table-cell>
              <table:table-cell office:value-type="float" office:value="773263.314296124">
                <text:p>773263.3142961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7.4122998714447">
                <text:p>37.4122998714447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7.422789812088">
                <text:p>37.422789812088</text:p>
              </table:table-cell>
              <table:table-cell office:value-type="float" office:value="771787.017228056">
                <text:p>771787.01722805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.4332299232483">
                <text:p>37.4332299232483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7.4436597824097">
                <text:p>37.4436597824097</text:p>
              </table:table-cell>
              <table:table-cell office:value-type="float" office:value="776232.916929548">
                <text:p>776232.91692954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7.4540498256683">
                <text:p>37.4540498256683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7.4644498825073">
                <text:p>37.4644498825073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7.4748799800873">
                <text:p>37.4748799800873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7.485239982605">
                <text:p>37.485239982605</text:p>
              </table:table-cell>
              <table:table-cell office:value-type="float" office:value="781466.991554093">
                <text:p>781466.9915540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7.495689868927">
                <text:p>37.495689868927</text:p>
              </table:table-cell>
              <table:table-cell office:value-type="float" office:value="774745.269997719">
                <text:p>774745.26999771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.506119966507">
                <text:p>37.506119966507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.5165100097656">
                <text:p>37.5165100097656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7.5269498825073">
                <text:p>37.5269498825073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5364499092102">
                <text:p>37.5364499092102</text:p>
              </table:table-cell>
              <table:table-cell office:value-type="float" office:value="852208.13090398">
                <text:p>852208.130903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.544939994812">
                <text:p>37.544939994812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.5533797740936">
                <text:p>37.5533797740936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7.5618798732758">
                <text:p>37.5618798732758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5703299045563">
                <text:p>37.570329904556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5788497924805">
                <text:p>37.5788497924805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5873799324036">
                <text:p>37.5873799324036</text:p>
              </table:table-cell>
              <table:table-cell office:value-type="float" office:value="949105.181508189">
                <text:p>949105.18150818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5959098339081">
                <text:p>37.5959098339081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6043698787689">
                <text:p>37.604369878768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6128299236298">
                <text:p>37.6128299236298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6212799549103">
                <text:p>37.621279954910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6297597885132">
                <text:p>37.629759788513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638170003891">
                <text:p>37.638170003891</text:p>
              </table:table-cell>
              <table:table-cell office:value-type="float" office:value="962638.842919915">
                <text:p>962638.84291991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6466498374939">
                <text:p>37.6466498374939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6551599502563">
                <text:p>37.6551599502563</text:p>
              </table:table-cell>
              <table:table-cell office:value-type="float" office:value="951338.745559478">
                <text:p>951338.7455594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6636898517609">
                <text:p>37.6636898517609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6721799373627">
                <text:p>37.6721799373627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6806797981262">
                <text:p>37.6806797981262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6891298294067">
                <text:p>37.6891298294067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6976099014282">
                <text:p>37.6976099014282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7060399055481">
                <text:p>37.706039905548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7144999504089">
                <text:p>37.714499950408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7229700088501">
                <text:p>37.7229700088501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731449842453">
                <text:p>37.731449842453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7399599552155">
                <text:p>37.7399599552155</text:p>
              </table:table-cell>
              <table:table-cell office:value-type="float" office:value="951338.745559478">
                <text:p>951338.74555947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7484397888184">
                <text:p>37.7484397888184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7569098472595">
                <text:p>37.756909847259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7653398513794">
                <text:p>37.7653398513794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7738599777222">
                <text:p>37.7738599777222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7823297977447">
                <text:p>37.7823297977447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7907798290253">
                <text:p>37.7907798290253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7993199825287">
                <text:p>37.7993199825287</text:p>
              </table:table-cell>
              <table:table-cell office:value-type="float" office:value="947992.32786153">
                <text:p>947992.3278615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8078498840332">
                <text:p>37.8078498840332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8163199424744">
                <text:p>37.8163199424744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8248498439789">
                <text:p>37.8248498439789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83331990242">
                <text:p>37.8333199024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8417799472809">
                <text:p>37.841779947280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8502597808838">
                <text:p>37.8502597808838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8587398529053">
                <text:p>37.8587398529053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8672997951508">
                <text:p>37.8672997951508</text:p>
              </table:table-cell>
              <table:table-cell office:value-type="float" office:value="945800.773862908">
                <text:p>945800.77386290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8757598400116">
                <text:p>37.875759840011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8842399120331">
                <text:p>37.884239912033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8927099704742">
                <text:p>37.892709970474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9011697769165">
                <text:p>37.9011697769165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9096097946167">
                <text:p>37.9096097946167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9180798530579">
                <text:p>37.9180798530579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9265298843384">
                <text:p>37.926529884338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9350497722626">
                <text:p>37.9350497722626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9434897899628">
                <text:p>37.9434897899628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9520199298859">
                <text:p>37.9520199298859</text:p>
              </table:table-cell>
              <table:table-cell office:value-type="float" office:value="949105.181508189">
                <text:p>949105.18150818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9604699611664">
                <text:p>37.960469961166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9689497947693">
                <text:p>37.9689497947693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9774098396301">
                <text:p>37.977409839630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7.9858498573303">
                <text:p>37.9858498573303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.9942998886108">
                <text:p>37.994299888610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8.0027499198914">
                <text:p>38.002749919891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8.0112998485565">
                <text:p>38.0112998485565</text:p>
              </table:table-cell>
              <table:table-cell office:value-type="float" office:value="946908.485095229">
                <text:p>946908.4850952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8.0197598934174">
                <text:p>38.0197598934174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.0282797813416">
                <text:p>38.0282797813416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8.0367698669434">
                <text:p>38.0367698669434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8.0452198982239">
                <text:p>38.045219898223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8.053689956665">
                <text:p>38.05368995666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8.0621998310089">
                <text:p>38.0621998310089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8.0706799030304">
                <text:p>38.0706799030304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8.0792098045349">
                <text:p>38.0792098045349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8.0876798629761">
                <text:p>38.0876798629761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8.0961699485779">
                <text:p>38.0961699485779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.1046099662781">
                <text:p>38.104609966278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8.1130697727203">
                <text:p>38.1130697727203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8.1215198040009">
                <text:p>38.1215198040009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8.1300599575043">
                <text:p>38.1300599575043</text:p>
              </table:table-cell>
              <table:table-cell office:value-type="float" office:value="947992.32786153">
                <text:p>947992.3278615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8.1385099887848">
                <text:p>38.138509988784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.1469898223877">
                <text:p>38.1469898223877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8.1554899215698">
                <text:p>38.1554899215698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8.1640598773956">
                <text:p>38.1640598773956</text:p>
              </table:table-cell>
              <table:table-cell office:value-type="float" office:value="944695.651244958">
                <text:p>944695.65124495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8.1725399494171">
                <text:p>38.172539949417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.1810398101807">
                <text:p>38.1810398101807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8.1894798278809">
                <text:p>38.1894798278809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8.197949886322">
                <text:p>38.19794988632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8.2064199447632">
                <text:p>38.206419944763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.2148997783661">
                <text:p>38.2148997783661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.2233498096466">
                <text:p>38.2233498096466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8.2318298816681">
                <text:p>38.231829881668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8.2403500080109">
                <text:p>38.2403500080109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.2488198280334">
                <text:p>38.2488198280334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8.2573399543762">
                <text:p>38.2573399543762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.2658197879791">
                <text:p>38.2658197879791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8.2742998600006">
                <text:p>38.2742998600006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2827799320221">
                <text:p>38.2827799320221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8.2912797927856">
                <text:p>38.2912797927856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.2996997833252">
                <text:p>38.299699783325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.308159828186">
                <text:p>38.30815982818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8.3166499137878">
                <text:p>38.3166499137878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.3251099586487">
                <text:p>38.3251099586487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8.3336098194122">
                <text:p>38.3336098194122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8.3420898914337">
                <text:p>38.3420898914337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8.3505499362946">
                <text:p>38.350549936294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8.3590099811554">
                <text:p>38.3590099811554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8.3674998283386">
                <text:p>38.3674998283386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8.3760499954224">
                <text:p>38.3760499954224</text:p>
              </table:table-cell>
              <table:table-cell office:value-type="float" office:value="946882.08086554">
                <text:p>946882.0808655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8.3844997882843">
                <text:p>38.3844997882843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8.3929598331451">
                <text:p>38.392959833145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8.4014298915863">
                <text:p>38.401429891586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.4098999500275">
                <text:p>38.4098999500275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8.4183700084686">
                <text:p>38.418370008468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8.4268999099731">
                <text:p>38.4268999099731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8.4353399276733">
                <text:p>38.4353399276733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8.4437999725342">
                <text:p>38.443799972534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8.4522798061371">
                <text:p>38.4522798061371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8.4607398509979">
                <text:p>38.460739850997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8.4691998958588">
                <text:p>38.4691998958588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8.4776699542999">
                <text:p>38.4776699542999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8.4861199855804">
                <text:p>38.486119985580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8.4945697784424">
                <text:p>38.4945697784424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8.5030899047852">
                <text:p>38.5030899047852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.511549949646">
                <text:p>38.511549949646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8.5200798511505">
                <text:p>38.5200798511505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8.528529882431">
                <text:p>38.52852988243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.5369098186493">
                <text:p>38.5369098186493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.5452499389648">
                <text:p>38.5452499389648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.5535898208618">
                <text:p>38.5535898208618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.5618798732758">
                <text:p>38.5618798732758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5702397823334">
                <text:p>38.5702397823334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.5785799026489">
                <text:p>38.5785799026489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.5869297981262">
                <text:p>38.5869297981262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.5952398777008">
                <text:p>38.5952398777008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.6035399436951">
                <text:p>38.6035399436951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.6118898391724">
                <text:p>38.6118898391724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.6201999187469">
                <text:p>38.6201999187469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.6284999847412">
                <text:p>38.6284999847412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.6368598937988">
                <text:p>38.6368598937988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.6451799869537">
                <text:p>38.6451799869537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.6535198688507">
                <text:p>38.6535198688507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.6618499755859">
                <text:p>38.6618499755859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.6701598167419">
                <text:p>38.6701598167419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.6785299777985">
                <text:p>38.6785299777985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8.6869099140167">
                <text:p>38.6869099140167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8.695289850235">
                <text:p>38.695289850235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8.7036798000336">
                <text:p>38.7036798000336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8.7120499610901">
                <text:p>38.7120499610901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8.7203898429871">
                <text:p>38.7203898429871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8.7287299633026">
                <text:p>38.7287299633026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8.7370798587799">
                <text:p>38.7370798587799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8.7454400062561">
                <text:p>38.7454400062561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8.7537798881531">
                <text:p>38.7537798881531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8.762149810791">
                <text:p>38.762149810791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8.7704298496246">
                <text:p>38.7704298496246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8.7788498401642">
                <text:p>38.7788498401642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8.7872297763824">
                <text:p>38.7872297763824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.795569896698">
                <text:p>38.795569896698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8.8039197921753">
                <text:p>38.8039197921753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8.8123300075531">
                <text:p>38.8123300075531</text:p>
              </table:table-cell>
              <table:table-cell office:value-type="float" office:value="962638.842919915">
                <text:p>962638.84291991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8.8207597732544">
                <text:p>38.8207597732544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8.8291099071503">
                <text:p>38.8291099071503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.8374397754669">
                <text:p>38.8374397754669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8.8457798957825">
                <text:p>38.8457798957825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8.8541100025177">
                <text:p>38.8541100025177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.862459897995">
                <text:p>38.862459897995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8.8707900047302">
                <text:p>38.870790004730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8.8791599273682">
                <text:p>38.8791599273682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8.8875098228455">
                <text:p>38.8875098228455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8.895929813385">
                <text:p>38.895929813385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8.9042599201202">
                <text:p>38.904259920120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.9126398563385">
                <text:p>38.9126398563385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8.9209899902344">
                <text:p>38.9209899902344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8.929319858551">
                <text:p>38.92931985855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8.9376997947693">
                <text:p>38.9376997947693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8.9460799694061">
                <text:p>38.9460799694061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8.9544298648834">
                <text:p>38.9544298648834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8.962769985199">
                <text:p>38.962769985199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8.9711198806763">
                <text:p>38.9711198806763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8.9794199466705">
                <text:p>38.979419946670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8.9876999855041">
                <text:p>38.9876999855041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8.9960298538208">
                <text:p>38.996029853820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9.0043098926544">
                <text:p>39.0043098926544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.0126497745514">
                <text:p>39.0126497745514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.0209097862244">
                <text:p>39.0209097862244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9.0291998386383">
                <text:p>39.0291998386383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9.0374798774719">
                <text:p>39.0374798774719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9.0457899570465">
                <text:p>39.0457899570465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9.0541198253632">
                <text:p>39.0541198253632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9.0624499320984">
                <text:p>39.0624499320984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9.0707697868347">
                <text:p>39.0707697868347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9.0791399478912">
                <text:p>39.0791399478912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9.0874397754669">
                <text:p>39.0874397754669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9.0957698822021">
                <text:p>39.095769882202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.1041498184204">
                <text:p>39.1041498184204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9.1124799251556">
                <text:p>39.112479925155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.1207900047302">
                <text:p>39.1207900047302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.1291799545288">
                <text:p>39.1291799545288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.1375298500061">
                <text:p>39.1375298500061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.1458599567413">
                <text:p>39.145859956741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.154189825058">
                <text:p>39.15418982505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9.1625099182129">
                <text:p>39.1625099182129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9.1708698272705">
                <text:p>39.1708698272705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9.1791999340057">
                <text:p>39.1791999340057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9.1875398159027">
                <text:p>39.1875398159027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.1959099769592">
                <text:p>39.1959099769592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.2042498588562">
                <text:p>39.2042498588562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.2125699520111">
                <text:p>39.2125699520111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.2208797931671">
                <text:p>39.2208797931671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9.229199886322">
                <text:p>39.229199886322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.2375299930573">
                <text:p>39.237529993057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.2458798885345">
                <text:p>39.2458798885345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9.2541999816895">
                <text:p>39.2541999816895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9.2625198364258">
                <text:p>39.2625198364258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9.270899772644">
                <text:p>39.270899772644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9.2792398929596">
                <text:p>39.2792398929596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9.2875399589539">
                <text:p>39.2875399589539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9.2959299087524">
                <text:p>39.2959299087524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.3042697906494">
                <text:p>39.3042697906494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9.3125998973846">
                <text:p>39.312599897384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9.3209497928619">
                <text:p>39.3209497928619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.3292899131775">
                <text:p>39.3292899131775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9.3376197814941">
                <text:p>39.337619781494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9.34596991539">
                <text:p>39.34596991539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9.3542900085449">
                <text:p>39.3542900085449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9.3625898361206">
                <text:p>39.3625898361206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9.3709599971771">
                <text:p>39.3709599971771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9.3792898654938">
                <text:p>39.379289865493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9.3876299858093">
                <text:p>39.3876299858093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9.3959698677063">
                <text:p>39.3959698677063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9.4042999744415">
                <text:p>39.4042999744415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9.4126398563385">
                <text:p>39.4126398563385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9.4210197925568">
                <text:p>39.4210197925568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9.429349899292">
                <text:p>39.42934989929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.4376800060272">
                <text:p>39.437680006027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9.4460098743439">
                <text:p>39.4460098743439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.4543399810791">
                <text:p>39.454339981079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9.4626698493958">
                <text:p>39.462669849395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9.471049785614">
                <text:p>39.471049785614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9.4793798923492">
                <text:p>39.479379892349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9.4876799583435">
                <text:p>39.487679958343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9.4960398674011">
                <text:p>39.4960398674011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9.50443983078">
                <text:p>39.50443983078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9.5128099918365">
                <text:p>39.5128099918365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9.5211699008942">
                <text:p>39.5211699008942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9.5295598506927">
                <text:p>39.5295598506927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9.5379099845886">
                <text:p>39.5379099845886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.5462398529053">
                <text:p>39.5462398529053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9.5545399188995">
                <text:p>39.554539918899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9.5628597736359">
                <text:p>39.562859773635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9.5712199211121">
                <text:p>39.5712199211121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.579559803009">
                <text:p>39.579559803009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9.5879199504852">
                <text:p>39.5879199504852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9.5962998867035">
                <text:p>39.5962998867035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9.6046199798584">
                <text:p>39.6046199798584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.612979888916">
                <text:p>39.612979888916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9.6213200092316">
                <text:p>39.6213200092316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9.6296799182892">
                <text:p>39.6296799182892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9.6380398273468">
                <text:p>39.6380398273468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9.646369934082">
                <text:p>39.64636993408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9.6546998023987">
                <text:p>39.6546998023987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9.6630899906158">
                <text:p>39.6630899906158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9.6714699268341">
                <text:p>39.6714699268341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.6800599098206">
                <text:p>39.6800599098206</text:p>
              </table:table-cell>
              <table:table-cell office:value-type="float" office:value="942493.135640734">
                <text:p>942493.13564073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9.6884098052978">
                <text:p>39.6884098052978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9.6967799663544">
                <text:p>39.6967799663544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.705060005188">
                <text:p>39.705060005188</text:p>
              </table:table-cell>
              <table:table-cell office:value-type="float" office:value="977773.191972127">
                <text:p>977773.19197212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.7133798599243">
                <text:p>39.7133798599243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9.7217497825623">
                <text:p>39.7217497825623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9.7300698757172">
                <text:p>39.7300698757172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9.738420009613">
                <text:p>39.738420009613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9.74675989151">
                <text:p>39.74675989151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9.7551298141479">
                <text:p>39.7551298141479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.7634799480438">
                <text:p>39.7634799480438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9.7718598842621">
                <text:p>39.7718598842621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9.7801899909973">
                <text:p>39.7801899909973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9.788489818573">
                <text:p>39.788489818573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9.7968199253082">
                <text:p>39.796819925308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9.8051397800446">
                <text:p>39.8051397800446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.8134698867798">
                <text:p>39.8134698867798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9.8217899799347">
                <text:p>39.8217899799347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9.830109834671">
                <text:p>39.830109834671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9.8384299278259">
                <text:p>39.8384299278259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9.8467597961426">
                <text:p>39.8467597961426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9.8551099300384">
                <text:p>39.8551099300384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.8634297847748">
                <text:p>39.8634297847748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.8717699050903">
                <text:p>39.8717699050903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.8801097869873">
                <text:p>39.8801097869873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9.8883998394012">
                <text:p>39.8883998394012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9.8967199325561">
                <text:p>39.8967199325561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9.9050498008728">
                <text:p>39.905049800872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9.913379907608">
                <text:p>39.913379907608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9.9217000007629">
                <text:p>39.9217000007629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9.9300799369812">
                <text:p>39.9300799369812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9.9384298324585">
                <text:p>39.9384298324585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9.9467599391937">
                <text:p>39.9467599391937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.9551298618317">
                <text:p>39.9551298618317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9.9634399414062">
                <text:p>39.9634399414062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9.9718499183655">
                <text:p>39.9718499183655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9.9801797866821">
                <text:p>39.980179786682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9.9884798526764">
                <text:p>39.9884798526764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9.9968299865723">
                <text:p>39.9968299865723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0.0052299499512">
                <text:p>40.0052299499512</text:p>
              </table:table-cell>
              <table:table-cell office:value-type="float" office:value="963813.725703906">
                <text:p>963813.72570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